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4.048cm" svg:height="15.19cm" svg:x="2.065cm" svg:y="47.08cm">
            <draw:object draw:notify-on-update-of-ranges="Sheet1.A2:Sheet1.A17 Sheet1.A1:Sheet1.A1 Sheet1.AG2:Sheet1.AG17 Sheet1.A91:Sheet1.A91 Sheet1.AG92:Sheet1.AG107 Sheet1.A55:Sheet1.A55 Sheet1.AG56:Sheet1.AG71 Sheet1.A73:Sheet1.A73 Sheet1.AG74:Sheet1.AG89 Sheet1.A37:Sheet1.A37 Sheet1.AG38:Sheet1.AG53 Sheet1.A19:Sheet1.A19 Sheet1.AG20:Sheet1.AG3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14.935cm" svg:height="11.412cm" svg:x="27.07cm" svg:y="47.587cm">
            <draw:object draw:notify-on-update-of-ranges="Sheet1.B1:Sheet1.AG1 Sheet1.A1:Sheet1.A1 Sheet1.B17:Sheet1.AG17 Sheet1.A91:Sheet1.A91 Sheet1.B107:Sheet1.AG107 Sheet1.A55:Sheet1.A55 Sheet1.B71:Sheet1.AG71 Sheet1.A73:Sheet1.A73 Sheet1.B89:Sheet1.AG89 Sheet1.A37:Sheet1.A37 Sheet1.B53:Sheet1.AG53 Sheet1.A19:Sheet1.A19 Sheet1.B35:Sheet1.AG3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24.048cm" svg:height="15.19cm" svg:x="3.335cm" svg:y="103.846cm">
            <draw:object draw:notify-on-update-of-ranges="Sheet1.A2:Sheet1.A17 Sheet1.A224:Sheet1.A224 Sheet1.AG225:Sheet1.AG240 Sheet1.A188:Sheet1.A188 Sheet1.AG189:Sheet1.AG204 Sheet1.A206:Sheet1.A206 Sheet1.AG207:Sheet1.AG222 Sheet1.A170:Sheet1.A170 Sheet1.AG171:Sheet1.AG186 Sheet1.A152:Sheet1.A152 Sheet1.AG153:Sheet1.AG16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3" draw:style-name="gr1" draw:text-style-name="P1" svg:width="24.048cm" svg:height="15.19cm" svg:x="28.118cm" svg:y="103.928cm">
            <draw:object draw:notify-on-update-of-ranges="Sheet1.B1:Sheet1.AG1 Sheet1.A224:Sheet1.A224 Sheet1.B240:Sheet1.AG240 Sheet1.A188:Sheet1.A188 Sheet1.B204:Sheet1.AG204 Sheet1.A206:Sheet1.A206 Sheet1.B222:Sheet1.AG222 Sheet1.A170:Sheet1.A170 Sheet1.B186:Sheet1.AG186 Sheet1.A152:Sheet1.A152 Sheet1.B168:Sheet1.AG16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2" table:default-cell-style-name="Default"/>
        <table:table-row table:style-name="ro1">
          <table:table-cell office:value-type="string" calcext:value-type="string">
            <text:p>fib_serial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7"/>
          <table:table-cell office:value-type="float" office:value="16" calcext:value-type="float">
            <text:p>16</text:p>
          </table:table-cell>
          <table:table-cell table:number-columns-repeated="7"/>
          <table:table-cell office:value-type="float" office:value="24" calcext:value-type="float">
            <text:p>24</text:p>
          </table:table-cell>
          <table:table-cell table:number-columns-repeated="7"/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32" office:value-type="float" office:value="0.12134" calcext:value-type="float">
            <text:p>0.1213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32" office:value-type="float" office:value="0.105918" calcext:value-type="float">
            <text:p>0.105918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32" office:value-type="float" office:value="0.170834" calcext:value-type="float">
            <text:p>0.17083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32" office:value-type="float" office:value="0.285655" calcext:value-type="float">
            <text:p>0.28565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32" office:value-type="float" office:value="0.454286" calcext:value-type="float">
            <text:p>0.454286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32" office:value-type="float" office:value="0.730727" calcext:value-type="float">
            <text:p>0.730727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32" office:value-type="float" office:value="1.174956" calcext:value-type="float">
            <text:p>1.174956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32" office:value-type="float" office:value="2.121577" calcext:value-type="float">
            <text:p>2.121577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32" office:value-type="float" office:value="3.064001" calcext:value-type="float">
            <text:p>3.064001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32" office:value-type="float" office:value="3.82154" calcext:value-type="float">
            <text:p>3.8215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32" office:value-type="float" office:value="6.120177" calcext:value-type="float">
            <text:p>6.120177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number-columns-repeated="32" office:value-type="float" office:value="10.126593" calcext:value-type="float">
            <text:p>10.126593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number-columns-repeated="32" office:value-type="float" office:value="15.866507" calcext:value-type="float">
            <text:p>15.866507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number-columns-repeated="32" office:value-type="float" office:value="25.309926" calcext:value-type="float">
            <text:p>25.309926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number-columns-repeated="32" office:value-type="float" office:value="42.994126" calcext:value-type="float">
            <text:p>42.994126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number-columns-repeated="32" office:value-type="float" office:value="73.393584" calcext:value-type="float">
            <text:p>73.393584</text:p>
          </table:table-cell>
        </table:table-row>
        <table:table-row table:style-name="ro2">
          <table:table-cell table:number-columns-repeated="33"/>
        </table:table-row>
        <table:table-row table:style-name="ro3">
          <table:table-cell office:value-type="string" calcext:value-type="string">
            <text:p>fib_cil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.16545" calcext:value-type="float">
            <text:p>2.16545</text:p>
          </table:table-cell>
          <table:table-cell office:value-type="float" office:value="1.540706" calcext:value-type="float">
            <text:p>1.540706</text:p>
          </table:table-cell>
          <table:table-cell office:value-type="float" office:value="1.409107" calcext:value-type="float">
            <text:p>1.409107</text:p>
          </table:table-cell>
          <table:table-cell office:value-type="float" office:value="1.615623" calcext:value-type="float">
            <text:p>1.615623</text:p>
          </table:table-cell>
          <table:table-cell office:value-type="float" office:value="2.433799" calcext:value-type="float">
            <text:p>2.433799</text:p>
          </table:table-cell>
          <table:table-cell office:value-type="float" office:value="1.864499" calcext:value-type="float">
            <text:p>1.864499</text:p>
          </table:table-cell>
          <table:table-cell office:value-type="float" office:value="2.755587" calcext:value-type="float">
            <text:p>2.755587</text:p>
          </table:table-cell>
          <table:table-cell office:value-type="float" office:value="3.778637" calcext:value-type="float">
            <text:p>3.778637</text:p>
          </table:table-cell>
          <table:table-cell office:value-type="float" office:value="7.029078" calcext:value-type="float">
            <text:p>7.029078</text:p>
          </table:table-cell>
          <table:table-cell office:value-type="float" office:value="3.44703" calcext:value-type="float">
            <text:p>3.44703</text:p>
          </table:table-cell>
          <table:table-cell office:value-type="float" office:value="4.578604" calcext:value-type="float">
            <text:p>4.578604</text:p>
          </table:table-cell>
          <table:table-cell office:value-type="float" office:value="3.519073" calcext:value-type="float">
            <text:p>3.519073</text:p>
          </table:table-cell>
          <table:table-cell office:value-type="float" office:value="5.208187" calcext:value-type="float">
            <text:p>5.208187</text:p>
          </table:table-cell>
          <table:table-cell office:value-type="float" office:value="4.09134" calcext:value-type="float">
            <text:p>4.09134</text:p>
          </table:table-cell>
          <table:table-cell office:value-type="float" office:value="3.67245" calcext:value-type="float">
            <text:p>3.67245</text:p>
          </table:table-cell>
          <table:table-cell office:value-type="float" office:value="5.036275" calcext:value-type="float">
            <text:p>5.036275</text:p>
          </table:table-cell>
          <table:table-cell office:value-type="float" office:value="4.36073" calcext:value-type="float">
            <text:p>4.36073</text:p>
          </table:table-cell>
          <table:table-cell office:value-type="float" office:value="7.824861" calcext:value-type="float">
            <text:p>7.824861</text:p>
          </table:table-cell>
          <table:table-cell office:value-type="float" office:value="5.437011" calcext:value-type="float">
            <text:p>5.437011</text:p>
          </table:table-cell>
          <table:table-cell office:value-type="float" office:value="5.425687" calcext:value-type="float">
            <text:p>5.425687</text:p>
          </table:table-cell>
          <table:table-cell office:value-type="float" office:value="5.928037" calcext:value-type="float">
            <text:p>5.928037</text:p>
          </table:table-cell>
          <table:table-cell office:value-type="float" office:value="6.567378" calcext:value-type="float">
            <text:p>6.567378</text:p>
          </table:table-cell>
          <table:table-cell office:value-type="float" office:value="6.047891" calcext:value-type="float">
            <text:p>6.047891</text:p>
          </table:table-cell>
          <table:table-cell office:value-type="float" office:value="13.686985" calcext:value-type="float">
            <text:p>13.686985</text:p>
          </table:table-cell>
          <table:table-cell office:value-type="float" office:value="6.343355" calcext:value-type="float">
            <text:p>6.343355</text:p>
          </table:table-cell>
          <table:table-cell office:value-type="float" office:value="5.970451" calcext:value-type="float">
            <text:p>5.970451</text:p>
          </table:table-cell>
          <table:table-cell office:value-type="float" office:value="6.893829" calcext:value-type="float">
            <text:p>6.893829</text:p>
          </table:table-cell>
          <table:table-cell office:value-type="float" office:value="13.995094" calcext:value-type="float">
            <text:p>13.995094</text:p>
          </table:table-cell>
          <table:table-cell office:value-type="float" office:value="13.065455" calcext:value-type="float">
            <text:p>13.065455</text:p>
          </table:table-cell>
          <table:table-cell office:value-type="float" office:value="12.926022" calcext:value-type="float">
            <text:p>12.926022</text:p>
          </table:table-cell>
          <table:table-cell office:value-type="float" office:value="7.410244" calcext:value-type="float">
            <text:p>7.410244</text:p>
          </table:table-cell>
          <table:table-cell office:value-type="float" office:value="7.538226" calcext:value-type="float">
            <text:p>7.53822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.075917" calcext:value-type="float">
            <text:p>2.075917</text:p>
          </table:table-cell>
          <table:table-cell office:value-type="float" office:value="1.443306" calcext:value-type="float">
            <text:p>1.443306</text:p>
          </table:table-cell>
          <table:table-cell office:value-type="float" office:value="1.153498" calcext:value-type="float">
            <text:p>1.153498</text:p>
          </table:table-cell>
          <table:table-cell office:value-type="float" office:value="2.139306" calcext:value-type="float">
            <text:p>2.139306</text:p>
          </table:table-cell>
          <table:table-cell office:value-type="float" office:value="2.97646" calcext:value-type="float">
            <text:p>2.97646</text:p>
          </table:table-cell>
          <table:table-cell office:value-type="float" office:value="3.15687" calcext:value-type="float">
            <text:p>3.15687</text:p>
          </table:table-cell>
          <table:table-cell office:value-type="float" office:value="3.062682" calcext:value-type="float">
            <text:p>3.062682</text:p>
          </table:table-cell>
          <table:table-cell office:value-type="float" office:value="3.176522" calcext:value-type="float">
            <text:p>3.176522</text:p>
          </table:table-cell>
          <table:table-cell office:value-type="float" office:value="3.161756" calcext:value-type="float">
            <text:p>3.161756</text:p>
          </table:table-cell>
          <table:table-cell office:value-type="float" office:value="2.968002" calcext:value-type="float">
            <text:p>2.968002</text:p>
          </table:table-cell>
          <table:table-cell office:value-type="float" office:value="3.75353" calcext:value-type="float">
            <text:p>3.75353</text:p>
          </table:table-cell>
          <table:table-cell office:value-type="float" office:value="3.018788" calcext:value-type="float">
            <text:p>3.018788</text:p>
          </table:table-cell>
          <table:table-cell office:value-type="float" office:value="10.010878" calcext:value-type="float">
            <text:p>10.010878</text:p>
          </table:table-cell>
          <table:table-cell office:value-type="float" office:value="9.287992" calcext:value-type="float">
            <text:p>9.287992</text:p>
          </table:table-cell>
          <table:table-cell office:value-type="float" office:value="5.348443" calcext:value-type="float">
            <text:p>5.348443</text:p>
          </table:table-cell>
          <table:table-cell office:value-type="float" office:value="3.790157" calcext:value-type="float">
            <text:p>3.790157</text:p>
          </table:table-cell>
          <table:table-cell office:value-type="float" office:value="5.041868" calcext:value-type="float">
            <text:p>5.041868</text:p>
          </table:table-cell>
          <table:table-cell office:value-type="float" office:value="5.973919" calcext:value-type="float">
            <text:p>5.973919</text:p>
          </table:table-cell>
          <table:table-cell office:value-type="float" office:value="6.651635" calcext:value-type="float">
            <text:p>6.651635</text:p>
          </table:table-cell>
          <table:table-cell office:value-type="float" office:value="4.470034" calcext:value-type="float">
            <text:p>4.470034</text:p>
          </table:table-cell>
          <table:table-cell office:value-type="float" office:value="5.959107" calcext:value-type="float">
            <text:p>5.959107</text:p>
          </table:table-cell>
          <table:table-cell office:value-type="float" office:value="7.940933" calcext:value-type="float">
            <text:p>7.940933</text:p>
          </table:table-cell>
          <table:table-cell office:value-type="float" office:value="5.327051" calcext:value-type="float">
            <text:p>5.327051</text:p>
          </table:table-cell>
          <table:table-cell office:value-type="float" office:value="7.266582" calcext:value-type="float">
            <text:p>7.266582</text:p>
          </table:table-cell>
          <table:table-cell office:value-type="float" office:value="10.51065" calcext:value-type="float">
            <text:p>10.51065</text:p>
          </table:table-cell>
          <table:table-cell office:value-type="float" office:value="6.785637" calcext:value-type="float">
            <text:p>6.785637</text:p>
          </table:table-cell>
          <table:table-cell office:value-type="float" office:value="7.424669" calcext:value-type="float">
            <text:p>7.424669</text:p>
          </table:table-cell>
          <table:table-cell office:value-type="float" office:value="8.972033" calcext:value-type="float">
            <text:p>8.972033</text:p>
          </table:table-cell>
          <table:table-cell office:value-type="float" office:value="11.888346" calcext:value-type="float">
            <text:p>11.888346</text:p>
          </table:table-cell>
          <table:table-cell office:value-type="float" office:value="7.404683" calcext:value-type="float">
            <text:p>7.404683</text:p>
          </table:table-cell>
          <table:table-cell office:value-type="float" office:value="7.635323" calcext:value-type="float">
            <text:p>7.635323</text:p>
          </table:table-cell>
          <table:table-cell office:value-type="float" office:value="9.526177" calcext:value-type="float">
            <text:p>9.526177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3.435496" calcext:value-type="float">
            <text:p>3.435496</text:p>
          </table:table-cell>
          <table:table-cell office:value-type="float" office:value="3.0629" calcext:value-type="float">
            <text:p>3.0629</text:p>
          </table:table-cell>
          <table:table-cell office:value-type="float" office:value="2.030438" calcext:value-type="float">
            <text:p>2.030438</text:p>
          </table:table-cell>
          <table:table-cell office:value-type="float" office:value="2.791294" calcext:value-type="float">
            <text:p>2.791294</text:p>
          </table:table-cell>
          <table:table-cell office:value-type="float" office:value="2.637432" calcext:value-type="float">
            <text:p>2.637432</text:p>
          </table:table-cell>
          <table:table-cell office:value-type="float" office:value="3.218025" calcext:value-type="float">
            <text:p>3.218025</text:p>
          </table:table-cell>
          <table:table-cell office:value-type="float" office:value="3.851942" calcext:value-type="float">
            <text:p>3.851942</text:p>
          </table:table-cell>
          <table:table-cell office:value-type="float" office:value="3.159921" calcext:value-type="float">
            <text:p>3.159921</text:p>
          </table:table-cell>
          <table:table-cell office:value-type="float" office:value="2.721912" calcext:value-type="float">
            <text:p>2.721912</text:p>
          </table:table-cell>
          <table:table-cell office:value-type="float" office:value="3.718604" calcext:value-type="float">
            <text:p>3.718604</text:p>
          </table:table-cell>
          <table:table-cell office:value-type="float" office:value="3.355586" calcext:value-type="float">
            <text:p>3.355586</text:p>
          </table:table-cell>
          <table:table-cell office:value-type="float" office:value="4.450358" calcext:value-type="float">
            <text:p>4.450358</text:p>
          </table:table-cell>
          <table:table-cell office:value-type="float" office:value="4.19775" calcext:value-type="float">
            <text:p>4.19775</text:p>
          </table:table-cell>
          <table:table-cell office:value-type="float" office:value="3.384952" calcext:value-type="float">
            <text:p>3.384952</text:p>
          </table:table-cell>
          <table:table-cell office:value-type="float" office:value="4.605498" calcext:value-type="float">
            <text:p>4.605498</text:p>
          </table:table-cell>
          <table:table-cell office:value-type="float" office:value="6.398292" calcext:value-type="float">
            <text:p>6.398292</text:p>
          </table:table-cell>
          <table:table-cell office:value-type="float" office:value="5.616083" calcext:value-type="float">
            <text:p>5.616083</text:p>
          </table:table-cell>
          <table:table-cell office:value-type="float" office:value="7.804486" calcext:value-type="float">
            <text:p>7.804486</text:p>
          </table:table-cell>
          <table:table-cell office:value-type="float" office:value="4.69741" calcext:value-type="float">
            <text:p>4.69741</text:p>
          </table:table-cell>
          <table:table-cell office:value-type="float" office:value="31.55996" calcext:value-type="float">
            <text:p>31.55996</text:p>
          </table:table-cell>
          <table:table-cell office:value-type="float" office:value="6.915095" calcext:value-type="float">
            <text:p>6.915095</text:p>
          </table:table-cell>
          <table:table-cell office:value-type="float" office:value="4.954454" calcext:value-type="float">
            <text:p>4.954454</text:p>
          </table:table-cell>
          <table:table-cell office:value-type="float" office:value="5.947659" calcext:value-type="float">
            <text:p>5.947659</text:p>
          </table:table-cell>
          <table:table-cell office:value-type="float" office:value="5.575291" calcext:value-type="float">
            <text:p>5.575291</text:p>
          </table:table-cell>
          <table:table-cell office:value-type="float" office:value="13.543453" calcext:value-type="float">
            <text:p>13.543453</text:p>
          </table:table-cell>
          <table:table-cell office:value-type="float" office:value="8.321285" calcext:value-type="float">
            <text:p>8.321285</text:p>
          </table:table-cell>
          <table:table-cell office:value-type="float" office:value="9.464834" calcext:value-type="float">
            <text:p>9.464834</text:p>
          </table:table-cell>
          <table:table-cell office:value-type="float" office:value="7.377878" calcext:value-type="float">
            <text:p>7.377878</text:p>
          </table:table-cell>
          <table:table-cell office:value-type="float" office:value="7.162244" calcext:value-type="float">
            <text:p>7.162244</text:p>
          </table:table-cell>
          <table:table-cell office:value-type="float" office:value="8.78638" calcext:value-type="float">
            <text:p>8.78638</text:p>
          </table:table-cell>
          <table:table-cell office:value-type="float" office:value="9.850986" calcext:value-type="float">
            <text:p>9.850986</text:p>
          </table:table-cell>
          <table:table-cell office:value-type="float" office:value="25.612504" calcext:value-type="float">
            <text:p>25.61250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8.13844" calcext:value-type="float">
            <text:p>8.13844</text:p>
          </table:table-cell>
          <table:table-cell office:value-type="float" office:value="4.702736" calcext:value-type="float">
            <text:p>4.702736</text:p>
          </table:table-cell>
          <table:table-cell office:value-type="float" office:value="3.506918" calcext:value-type="float">
            <text:p>3.506918</text:p>
          </table:table-cell>
          <table:table-cell office:value-type="float" office:value="3.08546" calcext:value-type="float">
            <text:p>3.08546</text:p>
          </table:table-cell>
          <table:table-cell office:value-type="float" office:value="3.639266" calcext:value-type="float">
            <text:p>3.639266</text:p>
          </table:table-cell>
          <table:table-cell office:value-type="float" office:value="2.622516" calcext:value-type="float">
            <text:p>2.622516</text:p>
          </table:table-cell>
          <table:table-cell office:value-type="float" office:value="3.767926" calcext:value-type="float">
            <text:p>3.767926</text:p>
          </table:table-cell>
          <table:table-cell office:value-type="float" office:value="3.993219" calcext:value-type="float">
            <text:p>3.993219</text:p>
          </table:table-cell>
          <table:table-cell office:value-type="float" office:value="3.512234" calcext:value-type="float">
            <text:p>3.512234</text:p>
          </table:table-cell>
          <table:table-cell office:value-type="float" office:value="3.819068" calcext:value-type="float">
            <text:p>3.819068</text:p>
          </table:table-cell>
          <table:table-cell office:value-type="float" office:value="9.934323" calcext:value-type="float">
            <text:p>9.934323</text:p>
          </table:table-cell>
          <table:table-cell office:value-type="float" office:value="4.217056" calcext:value-type="float">
            <text:p>4.217056</text:p>
          </table:table-cell>
          <table:table-cell office:value-type="float" office:value="3.874136" calcext:value-type="float">
            <text:p>3.874136</text:p>
          </table:table-cell>
          <table:table-cell office:value-type="float" office:value="5.297924" calcext:value-type="float">
            <text:p>5.297924</text:p>
          </table:table-cell>
          <table:table-cell office:value-type="float" office:value="4.933888" calcext:value-type="float">
            <text:p>4.933888</text:p>
          </table:table-cell>
          <table:table-cell office:value-type="float" office:value="5.258446" calcext:value-type="float">
            <text:p>5.258446</text:p>
          </table:table-cell>
          <table:table-cell office:value-type="float" office:value="4.457418" calcext:value-type="float">
            <text:p>4.457418</text:p>
          </table:table-cell>
          <table:table-cell office:value-type="float" office:value="5.097278" calcext:value-type="float">
            <text:p>5.097278</text:p>
          </table:table-cell>
          <table:table-cell office:value-type="float" office:value="4.892214" calcext:value-type="float">
            <text:p>4.892214</text:p>
          </table:table-cell>
          <table:table-cell office:value-type="float" office:value="11.63966" calcext:value-type="float">
            <text:p>11.63966</text:p>
          </table:table-cell>
          <table:table-cell office:value-type="float" office:value="6.650508" calcext:value-type="float">
            <text:p>6.650508</text:p>
          </table:table-cell>
          <table:table-cell office:value-type="float" office:value="5.496886" calcext:value-type="float">
            <text:p>5.496886</text:p>
          </table:table-cell>
          <table:table-cell office:value-type="float" office:value="9.678441" calcext:value-type="float">
            <text:p>9.678441</text:p>
          </table:table-cell>
          <table:table-cell office:value-type="float" office:value="6.978395" calcext:value-type="float">
            <text:p>6.978395</text:p>
          </table:table-cell>
          <table:table-cell office:value-type="float" office:value="6.869577" calcext:value-type="float">
            <text:p>6.869577</text:p>
          </table:table-cell>
          <table:table-cell office:value-type="float" office:value="8.978568" calcext:value-type="float">
            <text:p>8.978568</text:p>
          </table:table-cell>
          <table:table-cell office:value-type="float" office:value="6.699088" calcext:value-type="float">
            <text:p>6.699088</text:p>
          </table:table-cell>
          <table:table-cell office:value-type="float" office:value="15.642101" calcext:value-type="float">
            <text:p>15.642101</text:p>
          </table:table-cell>
          <table:table-cell office:value-type="float" office:value="7.352595" calcext:value-type="float">
            <text:p>7.352595</text:p>
          </table:table-cell>
          <table:table-cell office:value-type="float" office:value="8.321063" calcext:value-type="float">
            <text:p>8.321063</text:p>
          </table:table-cell>
          <table:table-cell office:value-type="float" office:value="10.043919" calcext:value-type="float">
            <text:p>10.043919</text:p>
          </table:table-cell>
          <table:table-cell office:value-type="float" office:value="9.923988" calcext:value-type="float">
            <text:p>9.92398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0.107576" calcext:value-type="float">
            <text:p>10.107576</text:p>
          </table:table-cell>
          <table:table-cell office:value-type="float" office:value="5.937183" calcext:value-type="float">
            <text:p>5.937183</text:p>
          </table:table-cell>
          <table:table-cell office:value-type="float" office:value="4.058988" calcext:value-type="float">
            <text:p>4.058988</text:p>
          </table:table-cell>
          <table:table-cell office:value-type="float" office:value="4.416501" calcext:value-type="float">
            <text:p>4.416501</text:p>
          </table:table-cell>
          <table:table-cell office:value-type="float" office:value="4.028034" calcext:value-type="float">
            <text:p>4.028034</text:p>
          </table:table-cell>
          <table:table-cell office:value-type="float" office:value="3.482465" calcext:value-type="float">
            <text:p>3.482465</text:p>
          </table:table-cell>
          <table:table-cell office:value-type="float" office:value="4.05019" calcext:value-type="float">
            <text:p>4.05019</text:p>
          </table:table-cell>
          <table:table-cell office:value-type="float" office:value="3.461425" calcext:value-type="float">
            <text:p>3.461425</text:p>
          </table:table-cell>
          <table:table-cell office:value-type="float" office:value="3.789719" calcext:value-type="float">
            <text:p>3.789719</text:p>
          </table:table-cell>
          <table:table-cell office:value-type="float" office:value="3.440426" calcext:value-type="float">
            <text:p>3.440426</text:p>
          </table:table-cell>
          <table:table-cell office:value-type="float" office:value="4.139521" calcext:value-type="float">
            <text:p>4.139521</text:p>
          </table:table-cell>
          <table:table-cell office:value-type="float" office:value="5.11526" calcext:value-type="float">
            <text:p>5.11526</text:p>
          </table:table-cell>
          <table:table-cell office:value-type="float" office:value="4.924783" calcext:value-type="float">
            <text:p>4.924783</text:p>
          </table:table-cell>
          <table:table-cell office:value-type="float" office:value="4.228253" calcext:value-type="float">
            <text:p>4.228253</text:p>
          </table:table-cell>
          <table:table-cell office:value-type="float" office:value="4.457121" calcext:value-type="float">
            <text:p>4.457121</text:p>
          </table:table-cell>
          <table:table-cell office:value-type="float" office:value="3.787014" calcext:value-type="float">
            <text:p>3.787014</text:p>
          </table:table-cell>
          <table:table-cell office:value-type="float" office:value="4.568954" calcext:value-type="float">
            <text:p>4.568954</text:p>
          </table:table-cell>
          <table:table-cell office:value-type="float" office:value="5.791764" calcext:value-type="float">
            <text:p>5.791764</text:p>
          </table:table-cell>
          <table:table-cell office:value-type="float" office:value="5.044476" calcext:value-type="float">
            <text:p>5.044476</text:p>
          </table:table-cell>
          <table:table-cell office:value-type="float" office:value="5.188007" calcext:value-type="float">
            <text:p>5.188007</text:p>
          </table:table-cell>
          <table:table-cell office:value-type="float" office:value="6.934361" calcext:value-type="float">
            <text:p>6.934361</text:p>
          </table:table-cell>
          <table:table-cell office:value-type="float" office:value="6.71509" calcext:value-type="float">
            <text:p>6.71509</text:p>
          </table:table-cell>
          <table:table-cell office:value-type="float" office:value="13.500759" calcext:value-type="float">
            <text:p>13.500759</text:p>
          </table:table-cell>
          <table:table-cell office:value-type="float" office:value="9.276252" calcext:value-type="float">
            <text:p>9.276252</text:p>
          </table:table-cell>
          <table:table-cell office:value-type="float" office:value="6.590865" calcext:value-type="float">
            <text:p>6.590865</text:p>
          </table:table-cell>
          <table:table-cell office:value-type="float" office:value="7.787682" calcext:value-type="float">
            <text:p>7.787682</text:p>
          </table:table-cell>
          <table:table-cell office:value-type="float" office:value="14.5145" calcext:value-type="float">
            <text:p>14.5145</text:p>
          </table:table-cell>
          <table:table-cell office:value-type="float" office:value="30.9897" calcext:value-type="float">
            <text:p>30.9897</text:p>
          </table:table-cell>
          <table:table-cell office:value-type="float" office:value="12.615" calcext:value-type="float">
            <text:p>12.615</text:p>
          </table:table-cell>
          <table:table-cell office:value-type="float" office:value="9.032834" calcext:value-type="float">
            <text:p>9.032834</text:p>
          </table:table-cell>
          <table:table-cell office:value-type="float" office:value="28.243249" calcext:value-type="float">
            <text:p>28.243249</text:p>
          </table:table-cell>
          <table:table-cell office:value-type="float" office:value="18.615712" calcext:value-type="float">
            <text:p>18.61571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4.134057" calcext:value-type="float">
            <text:p>14.134057</text:p>
          </table:table-cell>
          <table:table-cell office:value-type="float" office:value="7.951128" calcext:value-type="float">
            <text:p>7.951128</text:p>
          </table:table-cell>
          <table:table-cell office:value-type="float" office:value="5.266509" calcext:value-type="float">
            <text:p>5.266509</text:p>
          </table:table-cell>
          <table:table-cell office:value-type="float" office:value="7.403526" calcext:value-type="float">
            <text:p>7.403526</text:p>
          </table:table-cell>
          <table:table-cell office:value-type="float" office:value="5.625501" calcext:value-type="float">
            <text:p>5.625501</text:p>
          </table:table-cell>
          <table:table-cell office:value-type="float" office:value="4.691671" calcext:value-type="float">
            <text:p>4.691671</text:p>
          </table:table-cell>
          <table:table-cell office:value-type="float" office:value="5.628552" calcext:value-type="float">
            <text:p>5.628552</text:p>
          </table:table-cell>
          <table:table-cell office:value-type="float" office:value="5.084358" calcext:value-type="float">
            <text:p>5.084358</text:p>
          </table:table-cell>
          <table:table-cell office:value-type="float" office:value="4.537965" calcext:value-type="float">
            <text:p>4.537965</text:p>
          </table:table-cell>
          <table:table-cell office:value-type="float" office:value="4.640266" calcext:value-type="float">
            <text:p>4.640266</text:p>
          </table:table-cell>
          <table:table-cell office:value-type="float" office:value="5.485098" calcext:value-type="float">
            <text:p>5.485098</text:p>
          </table:table-cell>
          <table:table-cell office:value-type="float" office:value="5.086032" calcext:value-type="float">
            <text:p>5.086032</text:p>
          </table:table-cell>
          <table:table-cell office:value-type="float" office:value="4.882113" calcext:value-type="float">
            <text:p>4.882113</text:p>
          </table:table-cell>
          <table:table-cell office:value-type="float" office:value="5.600774" calcext:value-type="float">
            <text:p>5.600774</text:p>
          </table:table-cell>
          <table:table-cell office:value-type="float" office:value="4.156244" calcext:value-type="float">
            <text:p>4.156244</text:p>
          </table:table-cell>
          <table:table-cell office:value-type="float" office:value="4.979929" calcext:value-type="float">
            <text:p>4.979929</text:p>
          </table:table-cell>
          <table:table-cell office:value-type="float" office:value="7.098218" calcext:value-type="float">
            <text:p>7.098218</text:p>
          </table:table-cell>
          <table:table-cell office:value-type="float" office:value="6.203208" calcext:value-type="float">
            <text:p>6.203208</text:p>
          </table:table-cell>
          <table:table-cell office:value-type="float" office:value="6.568002" calcext:value-type="float">
            <text:p>6.568002</text:p>
          </table:table-cell>
          <table:table-cell office:value-type="float" office:value="6.515814" calcext:value-type="float">
            <text:p>6.515814</text:p>
          </table:table-cell>
          <table:table-cell office:value-type="float" office:value="4.927426" calcext:value-type="float">
            <text:p>4.927426</text:p>
          </table:table-cell>
          <table:table-cell office:value-type="float" office:value="8.838536" calcext:value-type="float">
            <text:p>8.838536</text:p>
          </table:table-cell>
          <table:table-cell office:value-type="float" office:value="6.897667" calcext:value-type="float">
            <text:p>6.897667</text:p>
          </table:table-cell>
          <table:table-cell office:value-type="float" office:value="9.19652" calcext:value-type="float">
            <text:p>9.19652</text:p>
          </table:table-cell>
          <table:table-cell office:value-type="float" office:value="7.313057" calcext:value-type="float">
            <text:p>7.313057</text:p>
          </table:table-cell>
          <table:table-cell office:value-type="float" office:value="6.75678" calcext:value-type="float">
            <text:p>6.75678</text:p>
          </table:table-cell>
          <table:table-cell office:value-type="float" office:value="11.999081" calcext:value-type="float">
            <text:p>11.999081</text:p>
          </table:table-cell>
          <table:table-cell office:value-type="float" office:value="7.767907" calcext:value-type="float">
            <text:p>7.767907</text:p>
          </table:table-cell>
          <table:table-cell office:value-type="float" office:value="17.240394" calcext:value-type="float">
            <text:p>17.240394</text:p>
          </table:table-cell>
          <table:table-cell office:value-type="float" office:value="15.652465" calcext:value-type="float">
            <text:p>15.652465</text:p>
          </table:table-cell>
          <table:table-cell office:value-type="float" office:value="23.474943" calcext:value-type="float">
            <text:p>23.474943</text:p>
          </table:table-cell>
          <table:table-cell office:value-type="float" office:value="14.646272" calcext:value-type="float">
            <text:p>14.646272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1.812483" calcext:value-type="float">
            <text:p>21.812483</text:p>
          </table:table-cell>
          <table:table-cell office:value-type="float" office:value="11.361627" calcext:value-type="float">
            <text:p>11.361627</text:p>
          </table:table-cell>
          <table:table-cell office:value-type="float" office:value="9.244698" calcext:value-type="float">
            <text:p>9.244698</text:p>
          </table:table-cell>
          <table:table-cell office:value-type="float" office:value="7.043989" calcext:value-type="float">
            <text:p>7.043989</text:p>
          </table:table-cell>
          <table:table-cell office:value-type="float" office:value="7.010279" calcext:value-type="float">
            <text:p>7.010279</text:p>
          </table:table-cell>
          <table:table-cell office:value-type="float" office:value="6.27514" calcext:value-type="float">
            <text:p>6.27514</text:p>
          </table:table-cell>
          <table:table-cell office:value-type="float" office:value="6.085594" calcext:value-type="float">
            <text:p>6.085594</text:p>
          </table:table-cell>
          <table:table-cell office:value-type="float" office:value="6.131489" calcext:value-type="float">
            <text:p>6.131489</text:p>
          </table:table-cell>
          <table:table-cell office:value-type="float" office:value="6.44638" calcext:value-type="float">
            <text:p>6.44638</text:p>
          </table:table-cell>
          <table:table-cell office:value-type="float" office:value="6.229608" calcext:value-type="float">
            <text:p>6.229608</text:p>
          </table:table-cell>
          <table:table-cell office:value-type="float" office:value="11.920109" calcext:value-type="float">
            <text:p>11.920109</text:p>
          </table:table-cell>
          <table:table-cell office:value-type="float" office:value="5.75768" calcext:value-type="float">
            <text:p>5.75768</text:p>
          </table:table-cell>
          <table:table-cell office:value-type="float" office:value="6.539153" calcext:value-type="float">
            <text:p>6.539153</text:p>
          </table:table-cell>
          <table:table-cell office:value-type="float" office:value="6.38826" calcext:value-type="float">
            <text:p>6.38826</text:p>
          </table:table-cell>
          <table:table-cell office:value-type="float" office:value="6.651672" calcext:value-type="float">
            <text:p>6.651672</text:p>
          </table:table-cell>
          <table:table-cell office:value-type="float" office:value="5.357517" calcext:value-type="float">
            <text:p>5.357517</text:p>
          </table:table-cell>
          <table:table-cell office:value-type="float" office:value="5.264082" calcext:value-type="float">
            <text:p>5.264082</text:p>
          </table:table-cell>
          <table:table-cell office:value-type="float" office:value="7.470067" calcext:value-type="float">
            <text:p>7.470067</text:p>
          </table:table-cell>
          <table:table-cell office:value-type="float" office:value="9.032476" calcext:value-type="float">
            <text:p>9.032476</text:p>
          </table:table-cell>
          <table:table-cell office:value-type="float" office:value="6.784098" calcext:value-type="float">
            <text:p>6.784098</text:p>
          </table:table-cell>
          <table:table-cell office:value-type="float" office:value="7.439996" calcext:value-type="float">
            <text:p>7.439996</text:p>
          </table:table-cell>
          <table:table-cell office:value-type="float" office:value="7.34531" calcext:value-type="float">
            <text:p>7.34531</text:p>
          </table:table-cell>
          <table:table-cell office:value-type="float" office:value="7.753692" calcext:value-type="float">
            <text:p>7.753692</text:p>
          </table:table-cell>
          <table:table-cell office:value-type="float" office:value="6.664314" calcext:value-type="float">
            <text:p>6.664314</text:p>
          </table:table-cell>
          <table:table-cell office:value-type="float" office:value="10.08607" calcext:value-type="float">
            <text:p>10.08607</text:p>
          </table:table-cell>
          <table:table-cell office:value-type="float" office:value="7.896929" calcext:value-type="float">
            <text:p>7.896929</text:p>
          </table:table-cell>
          <table:table-cell office:value-type="float" office:value="9.946158" calcext:value-type="float">
            <text:p>9.946158</text:p>
          </table:table-cell>
          <table:table-cell office:value-type="float" office:value="8.218067" calcext:value-type="float">
            <text:p>8.218067</text:p>
          </table:table-cell>
          <table:table-cell office:value-type="float" office:value="9.057885" calcext:value-type="float">
            <text:p>9.057885</text:p>
          </table:table-cell>
          <table:table-cell office:value-type="float" office:value="8.35388" calcext:value-type="float">
            <text:p>8.35388</text:p>
          </table:table-cell>
          <table:table-cell office:value-type="float" office:value="9.650004" calcext:value-type="float">
            <text:p>9.650004</text:p>
          </table:table-cell>
          <table:table-cell office:value-type="float" office:value="11.098006" calcext:value-type="float">
            <text:p>11.098006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31.720745" calcext:value-type="float">
            <text:p>31.720745</text:p>
          </table:table-cell>
          <table:table-cell office:value-type="float" office:value="17.174188" calcext:value-type="float">
            <text:p>17.174188</text:p>
          </table:table-cell>
          <table:table-cell office:value-type="float" office:value="14.145251" calcext:value-type="float">
            <text:p>14.145251</text:p>
          </table:table-cell>
          <table:table-cell office:value-type="float" office:value="10.897924" calcext:value-type="float">
            <text:p>10.897924</text:p>
          </table:table-cell>
          <table:table-cell office:value-type="float" office:value="9.272526" calcext:value-type="float">
            <text:p>9.272526</text:p>
          </table:table-cell>
          <table:table-cell office:value-type="float" office:value="12.235664" calcext:value-type="float">
            <text:p>12.235664</text:p>
          </table:table-cell>
          <table:table-cell office:value-type="float" office:value="7.274411" calcext:value-type="float">
            <text:p>7.274411</text:p>
          </table:table-cell>
          <table:table-cell office:value-type="float" office:value="6.85087" calcext:value-type="float">
            <text:p>6.85087</text:p>
          </table:table-cell>
          <table:table-cell office:value-type="float" office:value="10.663673" calcext:value-type="float">
            <text:p>10.663673</text:p>
          </table:table-cell>
          <table:table-cell office:value-type="float" office:value="14.57811" calcext:value-type="float">
            <text:p>14.57811</text:p>
          </table:table-cell>
          <table:table-cell office:value-type="float" office:value="10.214222" calcext:value-type="float">
            <text:p>10.214222</text:p>
          </table:table-cell>
          <table:table-cell office:value-type="float" office:value="8.06844" calcext:value-type="float">
            <text:p>8.06844</text:p>
          </table:table-cell>
          <table:table-cell office:value-type="float" office:value="10.220284" calcext:value-type="float">
            <text:p>10.220284</text:p>
          </table:table-cell>
          <table:table-cell office:value-type="float" office:value="5.416502" calcext:value-type="float">
            <text:p>5.416502</text:p>
          </table:table-cell>
          <table:table-cell office:value-type="float" office:value="5.883199" calcext:value-type="float">
            <text:p>5.883199</text:p>
          </table:table-cell>
          <table:table-cell office:value-type="float" office:value="6.590814" calcext:value-type="float">
            <text:p>6.590814</text:p>
          </table:table-cell>
          <table:table-cell office:value-type="float" office:value="7.476559" calcext:value-type="float">
            <text:p>7.476559</text:p>
          </table:table-cell>
          <table:table-cell office:value-type="float" office:value="8.435996" calcext:value-type="float">
            <text:p>8.435996</text:p>
          </table:table-cell>
          <table:table-cell office:value-type="float" office:value="8.697021" calcext:value-type="float">
            <text:p>8.697021</text:p>
          </table:table-cell>
          <table:table-cell office:value-type="float" office:value="8.852955" calcext:value-type="float">
            <text:p>8.852955</text:p>
          </table:table-cell>
          <table:table-cell office:value-type="float" office:value="7.321468" calcext:value-type="float">
            <text:p>7.321468</text:p>
          </table:table-cell>
          <table:table-cell office:value-type="float" office:value="9.212069" calcext:value-type="float">
            <text:p>9.212069</text:p>
          </table:table-cell>
          <table:table-cell office:value-type="float" office:value="8.494684" calcext:value-type="float">
            <text:p>8.494684</text:p>
          </table:table-cell>
          <table:table-cell office:value-type="float" office:value="8.483215" calcext:value-type="float">
            <text:p>8.483215</text:p>
          </table:table-cell>
          <table:table-cell office:value-type="float" office:value="15.863145" calcext:value-type="float">
            <text:p>15.863145</text:p>
          </table:table-cell>
          <table:table-cell office:value-type="float" office:value="7.953816" calcext:value-type="float">
            <text:p>7.953816</text:p>
          </table:table-cell>
          <table:table-cell office:value-type="float" office:value="9.249537" calcext:value-type="float">
            <text:p>9.249537</text:p>
          </table:table-cell>
          <table:table-cell office:value-type="float" office:value="16.369707" calcext:value-type="float">
            <text:p>16.369707</text:p>
          </table:table-cell>
          <table:table-cell office:value-type="float" office:value="9.525314" calcext:value-type="float">
            <text:p>9.525314</text:p>
          </table:table-cell>
          <table:table-cell office:value-type="float" office:value="9.803306" calcext:value-type="float">
            <text:p>9.803306</text:p>
          </table:table-cell>
          <table:table-cell office:value-type="float" office:value="10.216877" calcext:value-type="float">
            <text:p>10.216877</text:p>
          </table:table-cell>
          <table:table-cell office:value-type="float" office:value="10.408179" calcext:value-type="float">
            <text:p>10.40817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51.026493" calcext:value-type="float">
            <text:p>51.026493</text:p>
          </table:table-cell>
          <table:table-cell office:value-type="float" office:value="27.088239" calcext:value-type="float">
            <text:p>27.088239</text:p>
          </table:table-cell>
          <table:table-cell office:value-type="float" office:value="14.617642" calcext:value-type="float">
            <text:p>14.617642</text:p>
          </table:table-cell>
          <table:table-cell office:value-type="float" office:value="12.025838" calcext:value-type="float">
            <text:p>12.025838</text:p>
          </table:table-cell>
          <table:table-cell office:value-type="float" office:value="8.777144" calcext:value-type="float">
            <text:p>8.777144</text:p>
          </table:table-cell>
          <table:table-cell office:value-type="float" office:value="10.197002" calcext:value-type="float">
            <text:p>10.197002</text:p>
          </table:table-cell>
          <table:table-cell office:value-type="float" office:value="7.939678" calcext:value-type="float">
            <text:p>7.939678</text:p>
          </table:table-cell>
          <table:table-cell office:value-type="float" office:value="8.417261" calcext:value-type="float">
            <text:p>8.417261</text:p>
          </table:table-cell>
          <table:table-cell office:value-type="float" office:value="8.94266" calcext:value-type="float">
            <text:p>8.94266</text:p>
          </table:table-cell>
          <table:table-cell office:value-type="float" office:value="7.111329" calcext:value-type="float">
            <text:p>7.111329</text:p>
          </table:table-cell>
          <table:table-cell office:value-type="float" office:value="6.758467" calcext:value-type="float">
            <text:p>6.758467</text:p>
          </table:table-cell>
          <table:table-cell office:value-type="float" office:value="8.250998" calcext:value-type="float">
            <text:p>8.250998</text:p>
          </table:table-cell>
          <table:table-cell office:value-type="float" office:value="8.615519" calcext:value-type="float">
            <text:p>8.615519</text:p>
          </table:table-cell>
          <table:table-cell office:value-type="float" office:value="7.354789" calcext:value-type="float">
            <text:p>7.354789</text:p>
          </table:table-cell>
          <table:table-cell office:value-type="float" office:value="8.725603" calcext:value-type="float">
            <text:p>8.725603</text:p>
          </table:table-cell>
          <table:table-cell office:value-type="float" office:value="8.593212" calcext:value-type="float">
            <text:p>8.593212</text:p>
          </table:table-cell>
          <table:table-cell office:value-type="float" office:value="8.155376" calcext:value-type="float">
            <text:p>8.155376</text:p>
          </table:table-cell>
          <table:table-cell office:value-type="float" office:value="13.386803" calcext:value-type="float">
            <text:p>13.386803</text:p>
          </table:table-cell>
          <table:table-cell office:value-type="float" office:value="7.283346" calcext:value-type="float">
            <text:p>7.283346</text:p>
          </table:table-cell>
          <table:table-cell office:value-type="float" office:value="8.753911" calcext:value-type="float">
            <text:p>8.753911</text:p>
          </table:table-cell>
          <table:table-cell office:value-type="float" office:value="7.420142" calcext:value-type="float">
            <text:p>7.420142</text:p>
          </table:table-cell>
          <table:table-cell office:value-type="float" office:value="10.832916" calcext:value-type="float">
            <text:p>10.832916</text:p>
          </table:table-cell>
          <table:table-cell office:value-type="float" office:value="7.868978" calcext:value-type="float">
            <text:p>7.868978</text:p>
          </table:table-cell>
          <table:table-cell office:value-type="float" office:value="9.008716" calcext:value-type="float">
            <text:p>9.008716</text:p>
          </table:table-cell>
          <table:table-cell office:value-type="float" office:value="12.35898" calcext:value-type="float">
            <text:p>12.35898</text:p>
          </table:table-cell>
          <table:table-cell office:value-type="float" office:value="8.060009" calcext:value-type="float">
            <text:p>8.060009</text:p>
          </table:table-cell>
          <table:table-cell office:value-type="float" office:value="7.672629" calcext:value-type="float">
            <text:p>7.672629</text:p>
          </table:table-cell>
          <table:table-cell office:value-type="float" office:value="14.307818" calcext:value-type="float">
            <text:p>14.307818</text:p>
          </table:table-cell>
          <table:table-cell office:value-type="float" office:value="6.963047" calcext:value-type="float">
            <text:p>6.963047</text:p>
          </table:table-cell>
          <table:table-cell office:value-type="float" office:value="9.658601" calcext:value-type="float">
            <text:p>9.658601</text:p>
          </table:table-cell>
          <table:table-cell office:value-type="float" office:value="14.652781" calcext:value-type="float">
            <text:p>14.652781</text:p>
          </table:table-cell>
          <table:table-cell office:value-type="float" office:value="9.012702" calcext:value-type="float">
            <text:p>9.01270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59.558271" calcext:value-type="float">
            <text:p>59.558271</text:p>
          </table:table-cell>
          <table:table-cell office:value-type="float" office:value="33.408019" calcext:value-type="float">
            <text:p>33.408019</text:p>
          </table:table-cell>
          <table:table-cell office:value-type="float" office:value="23.942562" calcext:value-type="float">
            <text:p>23.942562</text:p>
          </table:table-cell>
          <table:table-cell office:value-type="float" office:value="20.049605" calcext:value-type="float">
            <text:p>20.049605</text:p>
          </table:table-cell>
          <table:table-cell office:value-type="float" office:value="16.248082" calcext:value-type="float">
            <text:p>16.248082</text:p>
          </table:table-cell>
          <table:table-cell office:value-type="float" office:value="13.137929" calcext:value-type="float">
            <text:p>13.137929</text:p>
          </table:table-cell>
          <table:table-cell office:value-type="float" office:value="12.895138" calcext:value-type="float">
            <text:p>12.895138</text:p>
          </table:table-cell>
          <table:table-cell office:value-type="float" office:value="12.653926" calcext:value-type="float">
            <text:p>12.653926</text:p>
          </table:table-cell>
          <table:table-cell office:value-type="float" office:value="13.390479" calcext:value-type="float">
            <text:p>13.390479</text:p>
          </table:table-cell>
          <table:table-cell office:value-type="float" office:value="11.618179" calcext:value-type="float">
            <text:p>11.618179</text:p>
          </table:table-cell>
          <table:table-cell office:value-type="float" office:value="9.516396" calcext:value-type="float">
            <text:p>9.516396</text:p>
          </table:table-cell>
          <table:table-cell office:value-type="float" office:value="10.024314" calcext:value-type="float">
            <text:p>10.024314</text:p>
          </table:table-cell>
          <table:table-cell office:value-type="float" office:value="12.328301" calcext:value-type="float">
            <text:p>12.328301</text:p>
          </table:table-cell>
          <table:table-cell office:value-type="float" office:value="12.634252" calcext:value-type="float">
            <text:p>12.634252</text:p>
          </table:table-cell>
          <table:table-cell office:value-type="float" office:value="10.311996" calcext:value-type="float">
            <text:p>10.311996</text:p>
          </table:table-cell>
          <table:table-cell office:value-type="float" office:value="28.643219" calcext:value-type="float">
            <text:p>28.643219</text:p>
          </table:table-cell>
          <table:table-cell office:value-type="float" office:value="9.381801" calcext:value-type="float">
            <text:p>9.381801</text:p>
          </table:table-cell>
          <table:table-cell office:value-type="float" office:value="10.389845" calcext:value-type="float">
            <text:p>10.389845</text:p>
          </table:table-cell>
          <table:table-cell office:value-type="float" office:value="10.892952" calcext:value-type="float">
            <text:p>10.892952</text:p>
          </table:table-cell>
          <table:table-cell office:value-type="float" office:value="8.746668" calcext:value-type="float">
            <text:p>8.746668</text:p>
          </table:table-cell>
          <table:table-cell office:value-type="float" office:value="10.007847" calcext:value-type="float">
            <text:p>10.007847</text:p>
          </table:table-cell>
          <table:table-cell office:value-type="float" office:value="10.916014" calcext:value-type="float">
            <text:p>10.916014</text:p>
          </table:table-cell>
          <table:table-cell office:value-type="float" office:value="8.886408" calcext:value-type="float">
            <text:p>8.886408</text:p>
          </table:table-cell>
          <table:table-cell office:value-type="float" office:value="9.854993" calcext:value-type="float">
            <text:p>9.854993</text:p>
          </table:table-cell>
          <table:table-cell office:value-type="float" office:value="9.480896" calcext:value-type="float">
            <text:p>9.480896</text:p>
          </table:table-cell>
          <table:table-cell office:value-type="float" office:value="12.467805" calcext:value-type="float">
            <text:p>12.467805</text:p>
          </table:table-cell>
          <table:table-cell office:value-type="float" office:value="9.825496" calcext:value-type="float">
            <text:p>9.825496</text:p>
          </table:table-cell>
          <table:table-cell office:value-type="float" office:value="29.469231" calcext:value-type="float">
            <text:p>29.469231</text:p>
          </table:table-cell>
          <table:table-cell office:value-type="float" office:value="15.147354" calcext:value-type="float">
            <text:p>15.147354</text:p>
          </table:table-cell>
          <table:table-cell office:value-type="float" office:value="10.856788" calcext:value-type="float">
            <text:p>10.856788</text:p>
          </table:table-cell>
          <table:table-cell office:value-type="float" office:value="10.523926" calcext:value-type="float">
            <text:p>10.523926</text:p>
          </table:table-cell>
          <table:table-cell office:value-type="float" office:value="12.023762" calcext:value-type="float">
            <text:p>12.023762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94.894361" calcext:value-type="float">
            <text:p>94.894361</text:p>
          </table:table-cell>
          <table:table-cell office:value-type="float" office:value="50.929512" calcext:value-type="float">
            <text:p>50.929512</text:p>
          </table:table-cell>
          <table:table-cell office:value-type="float" office:value="34.552581" calcext:value-type="float">
            <text:p>34.552581</text:p>
          </table:table-cell>
          <table:table-cell office:value-type="float" office:value="26.832257" calcext:value-type="float">
            <text:p>26.832257</text:p>
          </table:table-cell>
          <table:table-cell office:value-type="float" office:value="24.480545" calcext:value-type="float">
            <text:p>24.480545</text:p>
          </table:table-cell>
          <table:table-cell office:value-type="float" office:value="20.078382" calcext:value-type="float">
            <text:p>20.078382</text:p>
          </table:table-cell>
          <table:table-cell office:value-type="float" office:value="23.626842" calcext:value-type="float">
            <text:p>23.626842</text:p>
          </table:table-cell>
          <table:table-cell office:value-type="float" office:value="15.564807" calcext:value-type="float">
            <text:p>15.564807</text:p>
          </table:table-cell>
          <table:table-cell office:value-type="float" office:value="18.056765" calcext:value-type="float">
            <text:p>18.056765</text:p>
          </table:table-cell>
          <table:table-cell office:value-type="float" office:value="15.331991" calcext:value-type="float">
            <text:p>15.331991</text:p>
          </table:table-cell>
          <table:table-cell office:value-type="float" office:value="13.074304" calcext:value-type="float">
            <text:p>13.074304</text:p>
          </table:table-cell>
          <table:table-cell office:value-type="float" office:value="12.546049" calcext:value-type="float">
            <text:p>12.546049</text:p>
          </table:table-cell>
          <table:table-cell office:value-type="float" office:value="12.64669" calcext:value-type="float">
            <text:p>12.64669</text:p>
          </table:table-cell>
          <table:table-cell office:value-type="float" office:value="16.945783" calcext:value-type="float">
            <text:p>16.945783</text:p>
          </table:table-cell>
          <table:table-cell office:value-type="float" office:value="20.209822" calcext:value-type="float">
            <text:p>20.209822</text:p>
          </table:table-cell>
          <table:table-cell office:value-type="float" office:value="13.589788" calcext:value-type="float">
            <text:p>13.589788</text:p>
          </table:table-cell>
          <table:table-cell office:value-type="float" office:value="14.917396" calcext:value-type="float">
            <text:p>14.917396</text:p>
          </table:table-cell>
          <table:table-cell office:value-type="float" office:value="13.380637" calcext:value-type="float">
            <text:p>13.380637</text:p>
          </table:table-cell>
          <table:table-cell office:value-type="float" office:value="14.624041" calcext:value-type="float">
            <text:p>14.624041</text:p>
          </table:table-cell>
          <table:table-cell office:value-type="float" office:value="11.697785" calcext:value-type="float">
            <text:p>11.697785</text:p>
          </table:table-cell>
          <table:table-cell office:value-type="float" office:value="11.219974" calcext:value-type="float">
            <text:p>11.219974</text:p>
          </table:table-cell>
          <table:table-cell office:value-type="float" office:value="12.880619" calcext:value-type="float">
            <text:p>12.880619</text:p>
          </table:table-cell>
          <table:table-cell office:value-type="float" office:value="15.240375" calcext:value-type="float">
            <text:p>15.240375</text:p>
          </table:table-cell>
          <table:table-cell office:value-type="float" office:value="11.634707" calcext:value-type="float">
            <text:p>11.634707</text:p>
          </table:table-cell>
          <table:table-cell office:value-type="float" office:value="9.9718" calcext:value-type="float">
            <text:p>9.9718</text:p>
          </table:table-cell>
          <table:table-cell office:value-type="float" office:value="11.510225" calcext:value-type="float">
            <text:p>11.510225</text:p>
          </table:table-cell>
          <table:table-cell office:value-type="float" office:value="13.384993" calcext:value-type="float">
            <text:p>13.384993</text:p>
          </table:table-cell>
          <table:table-cell office:value-type="float" office:value="13.996328" calcext:value-type="float">
            <text:p>13.996328</text:p>
          </table:table-cell>
          <table:table-cell office:value-type="float" office:value="12.950927" calcext:value-type="float">
            <text:p>12.950927</text:p>
          </table:table-cell>
          <table:table-cell office:value-type="float" office:value="12.06967" calcext:value-type="float">
            <text:p>12.06967</text:p>
          </table:table-cell>
          <table:table-cell office:value-type="float" office:value="13.403494" calcext:value-type="float">
            <text:p>13.403494</text:p>
          </table:table-cell>
          <table:table-cell office:value-type="float" office:value="11.137219" calcext:value-type="float">
            <text:p>11.137219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58.710776" calcext:value-type="float">
            <text:p>158.710776</text:p>
          </table:table-cell>
          <table:table-cell office:value-type="float" office:value="79.890919" calcext:value-type="float">
            <text:p>79.890919</text:p>
          </table:table-cell>
          <table:table-cell office:value-type="float" office:value="55.924904" calcext:value-type="float">
            <text:p>55.924904</text:p>
          </table:table-cell>
          <table:table-cell office:value-type="float" office:value="43.063968" calcext:value-type="float">
            <text:p>43.063968</text:p>
          </table:table-cell>
          <table:table-cell office:value-type="float" office:value="39.121535" calcext:value-type="float">
            <text:p>39.121535</text:p>
          </table:table-cell>
          <table:table-cell office:value-type="float" office:value="30.332296" calcext:value-type="float">
            <text:p>30.332296</text:p>
          </table:table-cell>
          <table:table-cell office:value-type="float" office:value="29.955501" calcext:value-type="float">
            <text:p>29.955501</text:p>
          </table:table-cell>
          <table:table-cell office:value-type="float" office:value="22.743974" calcext:value-type="float">
            <text:p>22.743974</text:p>
          </table:table-cell>
          <table:table-cell office:value-type="float" office:value="24.710124" calcext:value-type="float">
            <text:p>24.710124</text:p>
          </table:table-cell>
          <table:table-cell office:value-type="float" office:value="26.036742" calcext:value-type="float">
            <text:p>26.036742</text:p>
          </table:table-cell>
          <table:table-cell office:value-type="float" office:value="19.215721" calcext:value-type="float">
            <text:p>19.215721</text:p>
          </table:table-cell>
          <table:table-cell office:value-type="float" office:value="29.3204" calcext:value-type="float">
            <text:p>29.3204</text:p>
          </table:table-cell>
          <table:table-cell office:value-type="float" office:value="19.085524" calcext:value-type="float">
            <text:p>19.085524</text:p>
          </table:table-cell>
          <table:table-cell office:value-type="float" office:value="17.787672" calcext:value-type="float">
            <text:p>17.787672</text:p>
          </table:table-cell>
          <table:table-cell office:value-type="float" office:value="18.665916" calcext:value-type="float">
            <text:p>18.665916</text:p>
          </table:table-cell>
          <table:table-cell office:value-type="float" office:value="20.890327" calcext:value-type="float">
            <text:p>20.890327</text:p>
          </table:table-cell>
          <table:table-cell office:value-type="float" office:value="17.413737" calcext:value-type="float">
            <text:p>17.413737</text:p>
          </table:table-cell>
          <table:table-cell office:value-type="float" office:value="15.304901" calcext:value-type="float">
            <text:p>15.304901</text:p>
          </table:table-cell>
          <table:table-cell office:value-type="float" office:value="17.549454" calcext:value-type="float">
            <text:p>17.549454</text:p>
          </table:table-cell>
          <table:table-cell office:value-type="float" office:value="17.263905" calcext:value-type="float">
            <text:p>17.263905</text:p>
          </table:table-cell>
          <table:table-cell office:value-type="float" office:value="16.173737" calcext:value-type="float">
            <text:p>16.173737</text:p>
          </table:table-cell>
          <table:table-cell office:value-type="float" office:value="17.102375" calcext:value-type="float">
            <text:p>17.102375</text:p>
          </table:table-cell>
          <table:table-cell office:value-type="float" office:value="14.801547" calcext:value-type="float">
            <text:p>14.801547</text:p>
          </table:table-cell>
          <table:table-cell office:value-type="float" office:value="16.78284" calcext:value-type="float">
            <text:p>16.78284</text:p>
          </table:table-cell>
          <table:table-cell office:value-type="float" office:value="16.114582" calcext:value-type="float">
            <text:p>16.114582</text:p>
          </table:table-cell>
          <table:table-cell office:value-type="float" office:value="18.996604" calcext:value-type="float">
            <text:p>18.996604</text:p>
          </table:table-cell>
          <table:table-cell office:value-type="float" office:value="17.026543" calcext:value-type="float">
            <text:p>17.026543</text:p>
          </table:table-cell>
          <table:table-cell office:value-type="float" office:value="20.681864" calcext:value-type="float">
            <text:p>20.681864</text:p>
          </table:table-cell>
          <table:table-cell office:value-type="float" office:value="15.944109" calcext:value-type="float">
            <text:p>15.944109</text:p>
          </table:table-cell>
          <table:table-cell office:value-type="float" office:value="16.275482" calcext:value-type="float">
            <text:p>16.275482</text:p>
          </table:table-cell>
          <table:table-cell office:value-type="float" office:value="15.129163" calcext:value-type="float">
            <text:p>15.129163</text:p>
          </table:table-cell>
          <table:table-cell office:value-type="float" office:value="18.390806" calcext:value-type="float">
            <text:p>18.39080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50.017092" calcext:value-type="float">
            <text:p>250.017092</text:p>
          </table:table-cell>
          <table:table-cell office:value-type="float" office:value="128.646361" calcext:value-type="float">
            <text:p>128.646361</text:p>
          </table:table-cell>
          <table:table-cell office:value-type="float" office:value="87.489515" calcext:value-type="float">
            <text:p>87.489515</text:p>
          </table:table-cell>
          <table:table-cell office:value-type="float" office:value="66.305891" calcext:value-type="float">
            <text:p>66.305891</text:p>
          </table:table-cell>
          <table:table-cell office:value-type="float" office:value="55.209577" calcext:value-type="float">
            <text:p>55.209577</text:p>
          </table:table-cell>
          <table:table-cell office:value-type="float" office:value="49.171477" calcext:value-type="float">
            <text:p>49.171477</text:p>
          </table:table-cell>
          <table:table-cell office:value-type="float" office:value="40.526702" calcext:value-type="float">
            <text:p>40.526702</text:p>
          </table:table-cell>
          <table:table-cell office:value-type="float" office:value="38.12059" calcext:value-type="float">
            <text:p>38.12059</text:p>
          </table:table-cell>
          <table:table-cell office:value-type="float" office:value="34.710715" calcext:value-type="float">
            <text:p>34.710715</text:p>
          </table:table-cell>
          <table:table-cell office:value-type="float" office:value="39.21362" calcext:value-type="float">
            <text:p>39.21362</text:p>
          </table:table-cell>
          <table:table-cell office:value-type="float" office:value="29.848511" calcext:value-type="float">
            <text:p>29.848511</text:p>
          </table:table-cell>
          <table:table-cell office:value-type="float" office:value="30.747316" calcext:value-type="float">
            <text:p>30.747316</text:p>
          </table:table-cell>
          <table:table-cell office:value-type="float" office:value="26.570605" calcext:value-type="float">
            <text:p>26.570605</text:p>
          </table:table-cell>
          <table:table-cell office:value-type="float" office:value="27.020915" calcext:value-type="float">
            <text:p>27.020915</text:p>
          </table:table-cell>
          <table:table-cell office:value-type="float" office:value="27.932018" calcext:value-type="float">
            <text:p>27.932018</text:p>
          </table:table-cell>
          <table:table-cell office:value-type="float" office:value="24.215602" calcext:value-type="float">
            <text:p>24.215602</text:p>
          </table:table-cell>
          <table:table-cell office:value-type="float" office:value="24.428489" calcext:value-type="float">
            <text:p>24.428489</text:p>
          </table:table-cell>
          <table:table-cell office:value-type="float" office:value="25.665605" calcext:value-type="float">
            <text:p>25.665605</text:p>
          </table:table-cell>
          <table:table-cell office:value-type="float" office:value="23.040565" calcext:value-type="float">
            <text:p>23.040565</text:p>
          </table:table-cell>
          <table:table-cell office:value-type="float" office:value="21.070103" calcext:value-type="float">
            <text:p>21.070103</text:p>
          </table:table-cell>
          <table:table-cell office:value-type="float" office:value="22.628948" calcext:value-type="float">
            <text:p>22.628948</text:p>
          </table:table-cell>
          <table:table-cell office:value-type="float" office:value="21.315743" calcext:value-type="float">
            <text:p>21.315743</text:p>
          </table:table-cell>
          <table:table-cell office:value-type="float" office:value="20.393893" calcext:value-type="float">
            <text:p>20.393893</text:p>
          </table:table-cell>
          <table:table-cell office:value-type="float" office:value="23.607191" calcext:value-type="float">
            <text:p>23.607191</text:p>
          </table:table-cell>
          <table:table-cell office:value-type="float" office:value="19.259586" calcext:value-type="float">
            <text:p>19.259586</text:p>
          </table:table-cell>
          <table:table-cell office:value-type="float" office:value="22.081887" calcext:value-type="float">
            <text:p>22.081887</text:p>
          </table:table-cell>
          <table:table-cell office:value-type="float" office:value="19.713255" calcext:value-type="float">
            <text:p>19.713255</text:p>
          </table:table-cell>
          <table:table-cell office:value-type="float" office:value="21.470111" calcext:value-type="float">
            <text:p>21.470111</text:p>
          </table:table-cell>
          <table:table-cell office:value-type="float" office:value="26.28534" calcext:value-type="float">
            <text:p>26.28534</text:p>
          </table:table-cell>
          <table:table-cell office:value-type="float" office:value="22.360009" calcext:value-type="float">
            <text:p>22.360009</text:p>
          </table:table-cell>
          <table:table-cell office:value-type="float" office:value="24.307204" calcext:value-type="float">
            <text:p>24.307204</text:p>
          </table:table-cell>
          <table:table-cell office:value-type="float" office:value="23.932915" calcext:value-type="float">
            <text:p>23.932915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401.064303" calcext:value-type="float">
            <text:p>401.064303</text:p>
          </table:table-cell>
          <table:table-cell office:value-type="float" office:value="203.753756" calcext:value-type="float">
            <text:p>203.753756</text:p>
          </table:table-cell>
          <table:table-cell office:value-type="float" office:value="137.055133" calcext:value-type="float">
            <text:p>137.055133</text:p>
          </table:table-cell>
          <table:table-cell office:value-type="float" office:value="107.128579" calcext:value-type="float">
            <text:p>107.128579</text:p>
          </table:table-cell>
          <table:table-cell office:value-type="float" office:value="86.264823" calcext:value-type="float">
            <text:p>86.264823</text:p>
          </table:table-cell>
          <table:table-cell office:value-type="float" office:value="74.627394" calcext:value-type="float">
            <text:p>74.627394</text:p>
          </table:table-cell>
          <table:table-cell office:value-type="float" office:value="71.78232" calcext:value-type="float">
            <text:p>71.78232</text:p>
          </table:table-cell>
          <table:table-cell office:value-type="float" office:value="67.264685" calcext:value-type="float">
            <text:p>67.264685</text:p>
          </table:table-cell>
          <table:table-cell office:value-type="float" office:value="58.084367" calcext:value-type="float">
            <text:p>58.084367</text:p>
          </table:table-cell>
          <table:table-cell office:value-type="float" office:value="46.926208" calcext:value-type="float">
            <text:p>46.926208</text:p>
          </table:table-cell>
          <table:table-cell office:value-type="float" office:value="64.540822" calcext:value-type="float">
            <text:p>64.540822</text:p>
          </table:table-cell>
          <table:table-cell office:value-type="float" office:value="43.497948" calcext:value-type="float">
            <text:p>43.497948</text:p>
          </table:table-cell>
          <table:table-cell office:value-type="float" office:value="42.237447" calcext:value-type="float">
            <text:p>42.237447</text:p>
          </table:table-cell>
          <table:table-cell office:value-type="float" office:value="43.89842" calcext:value-type="float">
            <text:p>43.89842</text:p>
          </table:table-cell>
          <table:table-cell office:value-type="float" office:value="38.711182" calcext:value-type="float">
            <text:p>38.711182</text:p>
          </table:table-cell>
          <table:table-cell office:value-type="float" office:value="33.471944" calcext:value-type="float">
            <text:p>33.471944</text:p>
          </table:table-cell>
          <table:table-cell office:value-type="float" office:value="35.190095" calcext:value-type="float">
            <text:p>35.190095</text:p>
          </table:table-cell>
          <table:table-cell office:value-type="float" office:value="34.863598" calcext:value-type="float">
            <text:p>34.863598</text:p>
          </table:table-cell>
          <table:table-cell office:value-type="float" office:value="36.372188" calcext:value-type="float">
            <text:p>36.372188</text:p>
          </table:table-cell>
          <table:table-cell office:value-type="float" office:value="32.18525" calcext:value-type="float">
            <text:p>32.18525</text:p>
          </table:table-cell>
          <table:table-cell office:value-type="float" office:value="32.728934" calcext:value-type="float">
            <text:p>32.728934</text:p>
          </table:table-cell>
          <table:table-cell office:value-type="float" office:value="33.607725" calcext:value-type="float">
            <text:p>33.607725</text:p>
          </table:table-cell>
          <table:table-cell office:value-type="float" office:value="29.960525" calcext:value-type="float">
            <text:p>29.960525</text:p>
          </table:table-cell>
          <table:table-cell office:value-type="float" office:value="28.886523" calcext:value-type="float">
            <text:p>28.886523</text:p>
          </table:table-cell>
          <table:table-cell office:value-type="float" office:value="30.680788" calcext:value-type="float">
            <text:p>30.680788</text:p>
          </table:table-cell>
          <table:table-cell office:value-type="float" office:value="30.089907" calcext:value-type="float">
            <text:p>30.089907</text:p>
          </table:table-cell>
          <table:table-cell office:value-type="float" office:value="30.916485" calcext:value-type="float">
            <text:p>30.916485</text:p>
          </table:table-cell>
          <table:table-cell office:value-type="float" office:value="29.275372" calcext:value-type="float">
            <text:p>29.275372</text:p>
          </table:table-cell>
          <table:table-cell office:value-type="float" office:value="30.29944" calcext:value-type="float">
            <text:p>30.29944</text:p>
          </table:table-cell>
          <table:table-cell office:value-type="float" office:value="30.862704" calcext:value-type="float">
            <text:p>30.862704</text:p>
          </table:table-cell>
          <table:table-cell office:value-type="float" office:value="31.804474" calcext:value-type="float">
            <text:p>31.804474</text:p>
          </table:table-cell>
          <table:table-cell office:value-type="float" office:value="35.171041" calcext:value-type="float">
            <text:p>35.17104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690.479722" calcext:value-type="float">
            <text:p>690.479722</text:p>
          </table:table-cell>
          <table:table-cell office:value-type="float" office:value="337.163392" calcext:value-type="float">
            <text:p>337.163392</text:p>
          </table:table-cell>
          <table:table-cell office:value-type="float" office:value="221.682046" calcext:value-type="float">
            <text:p>221.682046</text:p>
          </table:table-cell>
          <table:table-cell office:value-type="float" office:value="168.575545" calcext:value-type="float">
            <text:p>168.575545</text:p>
          </table:table-cell>
          <table:table-cell office:value-type="float" office:value="135.729654" calcext:value-type="float">
            <text:p>135.729654</text:p>
          </table:table-cell>
          <table:table-cell office:value-type="float" office:value="113.983039" calcext:value-type="float">
            <text:p>113.983039</text:p>
          </table:table-cell>
          <table:table-cell office:value-type="float" office:value="104.306232" calcext:value-type="float">
            <text:p>104.306232</text:p>
          </table:table-cell>
          <table:table-cell office:value-type="float" office:value="91.746666" calcext:value-type="float">
            <text:p>91.746666</text:p>
          </table:table-cell>
          <table:table-cell office:value-type="float" office:value="79.543143" calcext:value-type="float">
            <text:p>79.543143</text:p>
          </table:table-cell>
          <table:table-cell office:value-type="float" office:value="80.349974" calcext:value-type="float">
            <text:p>80.349974</text:p>
          </table:table-cell>
          <table:table-cell office:value-type="float" office:value="68.308046" calcext:value-type="float">
            <text:p>68.308046</text:p>
          </table:table-cell>
          <table:table-cell office:value-type="float" office:value="65.601529" calcext:value-type="float">
            <text:p>65.601529</text:p>
          </table:table-cell>
          <table:table-cell office:value-type="float" office:value="61.789396" calcext:value-type="float">
            <text:p>61.789396</text:p>
          </table:table-cell>
          <table:table-cell office:value-type="float" office:value="68.018831" calcext:value-type="float">
            <text:p>68.018831</text:p>
          </table:table-cell>
          <table:table-cell office:value-type="float" office:value="56.141048" calcext:value-type="float">
            <text:p>56.141048</text:p>
          </table:table-cell>
          <table:table-cell office:value-type="float" office:value="54.480277" calcext:value-type="float">
            <text:p>54.480277</text:p>
          </table:table-cell>
          <table:table-cell office:value-type="float" office:value="57.783127" calcext:value-type="float">
            <text:p>57.783127</text:p>
          </table:table-cell>
          <table:table-cell office:value-type="float" office:value="50.230603" calcext:value-type="float">
            <text:p>50.230603</text:p>
          </table:table-cell>
          <table:table-cell office:value-type="float" office:value="55.518529" calcext:value-type="float">
            <text:p>55.518529</text:p>
          </table:table-cell>
          <table:table-cell office:value-type="float" office:value="46.653456" calcext:value-type="float">
            <text:p>46.653456</text:p>
          </table:table-cell>
          <table:table-cell office:value-type="float" office:value="48.93121" calcext:value-type="float">
            <text:p>48.93121</text:p>
          </table:table-cell>
          <table:table-cell office:value-type="float" office:value="49.359473" calcext:value-type="float">
            <text:p>49.359473</text:p>
          </table:table-cell>
          <table:table-cell office:value-type="float" office:value="46.39805" calcext:value-type="float">
            <text:p>46.39805</text:p>
          </table:table-cell>
          <table:table-cell office:value-type="float" office:value="45.043421" calcext:value-type="float">
            <text:p>45.043421</text:p>
          </table:table-cell>
          <table:table-cell office:value-type="float" office:value="47.006691" calcext:value-type="float">
            <text:p>47.006691</text:p>
          </table:table-cell>
          <table:table-cell office:value-type="float" office:value="46.387285" calcext:value-type="float">
            <text:p>46.387285</text:p>
          </table:table-cell>
          <table:table-cell office:value-type="float" office:value="66.893953" calcext:value-type="float">
            <text:p>66.893953</text:p>
          </table:table-cell>
          <table:table-cell office:value-type="float" office:value="48.707784" calcext:value-type="float">
            <text:p>48.707784</text:p>
          </table:table-cell>
          <table:table-cell office:value-type="float" office:value="46.918289" calcext:value-type="float">
            <text:p>46.918289</text:p>
          </table:table-cell>
          <table:table-cell office:value-type="float" office:value="52.911273" calcext:value-type="float">
            <text:p>52.911273</text:p>
          </table:table-cell>
          <table:table-cell office:value-type="float" office:value="47.127755" calcext:value-type="float">
            <text:p>47.127755</text:p>
          </table:table-cell>
          <table:table-cell office:value-type="float" office:value="60.97492" calcext:value-type="float">
            <text:p>60.97492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080.626431" calcext:value-type="float">
            <text:p>1080.626431</text:p>
          </table:table-cell>
          <table:table-cell office:value-type="float" office:value="542.335229" calcext:value-type="float">
            <text:p>542.335229</text:p>
          </table:table-cell>
          <table:table-cell office:value-type="float" office:value="363.063466" calcext:value-type="float">
            <text:p>363.063466</text:p>
          </table:table-cell>
          <table:table-cell office:value-type="float" office:value="271.66093" calcext:value-type="float">
            <text:p>271.66093</text:p>
          </table:table-cell>
          <table:table-cell office:value-type="float" office:value="221.021812" calcext:value-type="float">
            <text:p>221.021812</text:p>
          </table:table-cell>
          <table:table-cell office:value-type="float" office:value="191.001993" calcext:value-type="float">
            <text:p>191.001993</text:p>
          </table:table-cell>
          <table:table-cell office:value-type="float" office:value="163.313497" calcext:value-type="float">
            <text:p>163.313497</text:p>
          </table:table-cell>
          <table:table-cell office:value-type="float" office:value="144.631525" calcext:value-type="float">
            <text:p>144.631525</text:p>
          </table:table-cell>
          <table:table-cell office:value-type="float" office:value="130.675911" calcext:value-type="float">
            <text:p>130.675911</text:p>
          </table:table-cell>
          <table:table-cell office:value-type="float" office:value="130.957322" calcext:value-type="float">
            <text:p>130.957322</text:p>
          </table:table-cell>
          <table:table-cell office:value-type="float" office:value="129.259554" calcext:value-type="float">
            <text:p>129.259554</text:p>
          </table:table-cell>
          <table:table-cell office:value-type="float" office:value="137.23086" calcext:value-type="float">
            <text:p>137.23086</text:p>
          </table:table-cell>
          <table:table-cell office:value-type="float" office:value="93.681786" calcext:value-type="float">
            <text:p>93.681786</text:p>
          </table:table-cell>
          <table:table-cell office:value-type="float" office:value="110.958073" calcext:value-type="float">
            <text:p>110.958073</text:p>
          </table:table-cell>
          <table:table-cell office:value-type="float" office:value="102.88299" calcext:value-type="float">
            <text:p>102.88299</text:p>
          </table:table-cell>
          <table:table-cell office:value-type="float" office:value="80.846728" calcext:value-type="float">
            <text:p>80.846728</text:p>
          </table:table-cell>
          <table:table-cell office:value-type="float" office:value="81.619996" calcext:value-type="float">
            <text:p>81.619996</text:p>
          </table:table-cell>
          <table:table-cell office:value-type="float" office:value="87.901594" calcext:value-type="float">
            <text:p>87.901594</text:p>
          </table:table-cell>
          <table:table-cell office:value-type="float" office:value="84.567917" calcext:value-type="float">
            <text:p>84.567917</text:p>
          </table:table-cell>
          <table:table-cell office:value-type="float" office:value="75.606728" calcext:value-type="float">
            <text:p>75.606728</text:p>
          </table:table-cell>
          <table:table-cell office:value-type="float" office:value="86.525127" calcext:value-type="float">
            <text:p>86.525127</text:p>
          </table:table-cell>
          <table:table-cell office:value-type="float" office:value="72.734441" calcext:value-type="float">
            <text:p>72.734441</text:p>
          </table:table-cell>
          <table:table-cell office:value-type="float" office:value="69.152797" calcext:value-type="float">
            <text:p>69.152797</text:p>
          </table:table-cell>
          <table:table-cell office:value-type="float" office:value="69.163217" calcext:value-type="float">
            <text:p>69.163217</text:p>
          </table:table-cell>
          <table:table-cell office:value-type="float" office:value="72.388171" calcext:value-type="float">
            <text:p>72.388171</text:p>
          </table:table-cell>
          <table:table-cell office:value-type="float" office:value="75.99621" calcext:value-type="float">
            <text:p>75.99621</text:p>
          </table:table-cell>
          <table:table-cell office:value-type="float" office:value="67.606713" calcext:value-type="float">
            <text:p>67.606713</text:p>
          </table:table-cell>
          <table:table-cell office:value-type="float" office:value="72.568698" calcext:value-type="float">
            <text:p>72.568698</text:p>
          </table:table-cell>
          <table:table-cell office:value-type="float" office:value="69.534429" calcext:value-type="float">
            <text:p>69.534429</text:p>
          </table:table-cell>
          <table:table-cell office:value-type="float" office:value="67.950568" calcext:value-type="float">
            <text:p>67.950568</text:p>
          </table:table-cell>
          <table:table-cell office:value-type="float" office:value="67.020673" calcext:value-type="float">
            <text:p>67.020673</text:p>
          </table:table-cell>
          <table:table-cell office:value-type="float" office:value="70.63773" calcext:value-type="float">
            <text:p>70.63773</text:p>
          </table:table-cell>
        </table:table-row>
        <table:table-row table:style-name="ro2">
          <table:table-cell table:number-columns-repeated="33"/>
        </table:table-row>
        <table:table-row table:style-name="ro3">
          <table:table-cell office:value-type="string" calcext:value-type="string">
            <text:p>fib_omp_balanc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.579806" calcext:value-type="float">
            <text:p>5.579806</text:p>
          </table:table-cell>
          <table:table-cell office:value-type="float" office:value="7.317689" calcext:value-type="float">
            <text:p>7.317689</text:p>
          </table:table-cell>
          <table:table-cell office:value-type="float" office:value="7.938798" calcext:value-type="float">
            <text:p>7.938798</text:p>
          </table:table-cell>
          <table:table-cell office:value-type="float" office:value="6.526812" calcext:value-type="float">
            <text:p>6.526812</text:p>
          </table:table-cell>
          <table:table-cell office:value-type="float" office:value="7.863403" calcext:value-type="float">
            <text:p>7.863403</text:p>
          </table:table-cell>
          <table:table-cell office:value-type="float" office:value="7.965415" calcext:value-type="float">
            <text:p>7.965415</text:p>
          </table:table-cell>
          <table:table-cell office:value-type="float" office:value="7.634841" calcext:value-type="float">
            <text:p>7.634841</text:p>
          </table:table-cell>
          <table:table-cell office:value-type="float" office:value="8.083558" calcext:value-type="float">
            <text:p>8.083558</text:p>
          </table:table-cell>
          <table:table-cell office:value-type="float" office:value="10.008372" calcext:value-type="float">
            <text:p>10.008372</text:p>
          </table:table-cell>
          <table:table-cell office:value-type="float" office:value="7.004057" calcext:value-type="float">
            <text:p>7.004057</text:p>
          </table:table-cell>
          <table:table-cell office:value-type="float" office:value="8.147582" calcext:value-type="float">
            <text:p>8.147582</text:p>
          </table:table-cell>
          <table:table-cell office:value-type="float" office:value="8.279357" calcext:value-type="float">
            <text:p>8.279357</text:p>
          </table:table-cell>
          <table:table-cell office:value-type="float" office:value="11.556065" calcext:value-type="float">
            <text:p>11.556065</text:p>
          </table:table-cell>
          <table:table-cell office:value-type="float" office:value="19.101082" calcext:value-type="float">
            <text:p>19.101082</text:p>
          </table:table-cell>
          <table:table-cell office:value-type="float" office:value="51.070933" calcext:value-type="float">
            <text:p>51.070933</text:p>
          </table:table-cell>
          <table:table-cell office:value-type="float" office:value="10.294762" calcext:value-type="float">
            <text:p>10.294762</text:p>
          </table:table-cell>
          <table:table-cell office:value-type="float" office:value="17.082959" calcext:value-type="float">
            <text:p>17.082959</text:p>
          </table:table-cell>
          <table:table-cell office:value-type="float" office:value="9.356456" calcext:value-type="float">
            <text:p>9.356456</text:p>
          </table:table-cell>
          <table:table-cell office:value-type="float" office:value="19.595916" calcext:value-type="float">
            <text:p>19.595916</text:p>
          </table:table-cell>
          <table:table-cell office:value-type="float" office:value="25.359415" calcext:value-type="float">
            <text:p>25.359415</text:p>
          </table:table-cell>
          <table:table-cell office:value-type="float" office:value="9.869943" calcext:value-type="float">
            <text:p>9.869943</text:p>
          </table:table-cell>
          <table:table-cell office:value-type="float" office:value="12.043981" calcext:value-type="float">
            <text:p>12.043981</text:p>
          </table:table-cell>
          <table:table-cell office:value-type="float" office:value="20.872408" calcext:value-type="float">
            <text:p>20.872408</text:p>
          </table:table-cell>
          <table:table-cell office:value-type="float" office:value="27.52169" calcext:value-type="float">
            <text:p>27.52169</text:p>
          </table:table-cell>
          <table:table-cell office:value-type="float" office:value="55.292959" calcext:value-type="float">
            <text:p>55.292959</text:p>
          </table:table-cell>
          <table:table-cell office:value-type="float" office:value="14.021383" calcext:value-type="float">
            <text:p>14.021383</text:p>
          </table:table-cell>
          <table:table-cell office:value-type="float" office:value="32.102204" calcext:value-type="float">
            <text:p>32.102204</text:p>
          </table:table-cell>
          <table:table-cell office:value-type="float" office:value="115.699918" calcext:value-type="float">
            <text:p>115.699918</text:p>
          </table:table-cell>
          <table:table-cell office:value-type="float" office:value="23.642704" calcext:value-type="float">
            <text:p>23.642704</text:p>
          </table:table-cell>
          <table:table-cell office:value-type="float" office:value="21.936968" calcext:value-type="float">
            <text:p>21.936968</text:p>
          </table:table-cell>
          <table:table-cell office:value-type="float" office:value="48.386255" calcext:value-type="float">
            <text:p>48.386255</text:p>
          </table:table-cell>
          <table:table-cell office:value-type="float" office:value="37.031559" calcext:value-type="float">
            <text:p>37.031559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7.591136" calcext:value-type="float">
            <text:p>7.591136</text:p>
          </table:table-cell>
          <table:table-cell office:value-type="float" office:value="9.205901" calcext:value-type="float">
            <text:p>9.205901</text:p>
          </table:table-cell>
          <table:table-cell office:value-type="float" office:value="9.668933" calcext:value-type="float">
            <text:p>9.668933</text:p>
          </table:table-cell>
          <table:table-cell office:value-type="float" office:value="8.652106" calcext:value-type="float">
            <text:p>8.652106</text:p>
          </table:table-cell>
          <table:table-cell office:value-type="float" office:value="8.794898" calcext:value-type="float">
            <text:p>8.794898</text:p>
          </table:table-cell>
          <table:table-cell office:value-type="float" office:value="9.532997" calcext:value-type="float">
            <text:p>9.532997</text:p>
          </table:table-cell>
          <table:table-cell office:value-type="float" office:value="8.360871" calcext:value-type="float">
            <text:p>8.360871</text:p>
          </table:table-cell>
          <table:table-cell office:value-type="float" office:value="9.656016" calcext:value-type="float">
            <text:p>9.656016</text:p>
          </table:table-cell>
          <table:table-cell office:value-type="float" office:value="9.369413" calcext:value-type="float">
            <text:p>9.369413</text:p>
          </table:table-cell>
          <table:table-cell office:value-type="float" office:value="8.718943" calcext:value-type="float">
            <text:p>8.718943</text:p>
          </table:table-cell>
          <table:table-cell office:value-type="float" office:value="44.435906" calcext:value-type="float">
            <text:p>44.435906</text:p>
          </table:table-cell>
          <table:table-cell office:value-type="float" office:value="21.999381" calcext:value-type="float">
            <text:p>21.999381</text:p>
          </table:table-cell>
          <table:table-cell office:value-type="float" office:value="28.605607" calcext:value-type="float">
            <text:p>28.605607</text:p>
          </table:table-cell>
          <table:table-cell office:value-type="float" office:value="25.325761" calcext:value-type="float">
            <text:p>25.325761</text:p>
          </table:table-cell>
          <table:table-cell office:value-type="float" office:value="14.083343" calcext:value-type="float">
            <text:p>14.083343</text:p>
          </table:table-cell>
          <table:table-cell office:value-type="float" office:value="10.52015" calcext:value-type="float">
            <text:p>10.52015</text:p>
          </table:table-cell>
          <table:table-cell office:value-type="float" office:value="9.973825" calcext:value-type="float">
            <text:p>9.973825</text:p>
          </table:table-cell>
          <table:table-cell office:value-type="float" office:value="14.701544" calcext:value-type="float">
            <text:p>14.701544</text:p>
          </table:table-cell>
          <table:table-cell office:value-type="float" office:value="12.824036" calcext:value-type="float">
            <text:p>12.824036</text:p>
          </table:table-cell>
          <table:table-cell office:value-type="float" office:value="12.331707" calcext:value-type="float">
            <text:p>12.331707</text:p>
          </table:table-cell>
          <table:table-cell office:value-type="float" office:value="45.349766" calcext:value-type="float">
            <text:p>45.349766</text:p>
          </table:table-cell>
          <table:table-cell office:value-type="float" office:value="43.368759" calcext:value-type="float">
            <text:p>43.368759</text:p>
          </table:table-cell>
          <table:table-cell office:value-type="float" office:value="56.187277" calcext:value-type="float">
            <text:p>56.187277</text:p>
          </table:table-cell>
          <table:table-cell office:value-type="float" office:value="15.344325" calcext:value-type="float">
            <text:p>15.344325</text:p>
          </table:table-cell>
          <table:table-cell office:value-type="float" office:value="28.424749" calcext:value-type="float">
            <text:p>28.424749</text:p>
          </table:table-cell>
          <table:table-cell office:value-type="float" office:value="38.482004" calcext:value-type="float">
            <text:p>38.482004</text:p>
          </table:table-cell>
          <table:table-cell office:value-type="float" office:value="12.189929" calcext:value-type="float">
            <text:p>12.189929</text:p>
          </table:table-cell>
          <table:table-cell office:value-type="float" office:value="16.346935" calcext:value-type="float">
            <text:p>16.346935</text:p>
          </table:table-cell>
          <table:table-cell office:value-type="float" office:value="29.266566" calcext:value-type="float">
            <text:p>29.266566</text:p>
          </table:table-cell>
          <table:table-cell office:value-type="float" office:value="39.245516" calcext:value-type="float">
            <text:p>39.245516</text:p>
          </table:table-cell>
          <table:table-cell office:value-type="float" office:value="59.089592" calcext:value-type="float">
            <text:p>59.089592</text:p>
          </table:table-cell>
          <table:table-cell office:value-type="float" office:value="75.362341" calcext:value-type="float">
            <text:p>75.36234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0.896513" calcext:value-type="float">
            <text:p>10.896513</text:p>
          </table:table-cell>
          <table:table-cell office:value-type="float" office:value="11.725605" calcext:value-type="float">
            <text:p>11.725605</text:p>
          </table:table-cell>
          <table:table-cell office:value-type="float" office:value="10.43128" calcext:value-type="float">
            <text:p>10.43128</text:p>
          </table:table-cell>
          <table:table-cell office:value-type="float" office:value="11.163017" calcext:value-type="float">
            <text:p>11.163017</text:p>
          </table:table-cell>
          <table:table-cell office:value-type="float" office:value="12.608143" calcext:value-type="float">
            <text:p>12.608143</text:p>
          </table:table-cell>
          <table:table-cell office:value-type="float" office:value="12.765012" calcext:value-type="float">
            <text:p>12.765012</text:p>
          </table:table-cell>
          <table:table-cell office:value-type="float" office:value="8.836333" calcext:value-type="float">
            <text:p>8.836333</text:p>
          </table:table-cell>
          <table:table-cell office:value-type="float" office:value="8.477247" calcext:value-type="float">
            <text:p>8.477247</text:p>
          </table:table-cell>
          <table:table-cell office:value-type="float" office:value="11.243435" calcext:value-type="float">
            <text:p>11.243435</text:p>
          </table:table-cell>
          <table:table-cell office:value-type="float" office:value="13.954817" calcext:value-type="float">
            <text:p>13.954817</text:p>
          </table:table-cell>
          <table:table-cell office:value-type="float" office:value="10.599673" calcext:value-type="float">
            <text:p>10.599673</text:p>
          </table:table-cell>
          <table:table-cell office:value-type="float" office:value="11.702123" calcext:value-type="float">
            <text:p>11.702123</text:p>
          </table:table-cell>
          <table:table-cell office:value-type="float" office:value="19.56559" calcext:value-type="float">
            <text:p>19.56559</text:p>
          </table:table-cell>
          <table:table-cell office:value-type="float" office:value="16.398795" calcext:value-type="float">
            <text:p>16.398795</text:p>
          </table:table-cell>
          <table:table-cell office:value-type="float" office:value="10.795512" calcext:value-type="float">
            <text:p>10.795512</text:p>
          </table:table-cell>
          <table:table-cell office:value-type="float" office:value="12.931925" calcext:value-type="float">
            <text:p>12.931925</text:p>
          </table:table-cell>
          <table:table-cell office:value-type="float" office:value="14.068106" calcext:value-type="float">
            <text:p>14.068106</text:p>
          </table:table-cell>
          <table:table-cell office:value-type="float" office:value="7.723457" calcext:value-type="float">
            <text:p>7.723457</text:p>
          </table:table-cell>
          <table:table-cell office:value-type="float" office:value="22.002532" calcext:value-type="float">
            <text:p>22.002532</text:p>
          </table:table-cell>
          <table:table-cell office:value-type="float" office:value="33.322248" calcext:value-type="float">
            <text:p>33.322248</text:p>
          </table:table-cell>
          <table:table-cell office:value-type="float" office:value="15.366668" calcext:value-type="float">
            <text:p>15.366668</text:p>
          </table:table-cell>
          <table:table-cell office:value-type="float" office:value="17.146955" calcext:value-type="float">
            <text:p>17.146955</text:p>
          </table:table-cell>
          <table:table-cell office:value-type="float" office:value="18.694649" calcext:value-type="float">
            <text:p>18.694649</text:p>
          </table:table-cell>
          <table:table-cell office:value-type="float" office:value="33.565462" calcext:value-type="float">
            <text:p>33.565462</text:p>
          </table:table-cell>
          <table:table-cell office:value-type="float" office:value="31.712678" calcext:value-type="float">
            <text:p>31.712678</text:p>
          </table:table-cell>
          <table:table-cell office:value-type="float" office:value="37.909477" calcext:value-type="float">
            <text:p>37.909477</text:p>
          </table:table-cell>
          <table:table-cell office:value-type="float" office:value="27.406793" calcext:value-type="float">
            <text:p>27.406793</text:p>
          </table:table-cell>
          <table:table-cell office:value-type="float" office:value="23.685439" calcext:value-type="float">
            <text:p>23.685439</text:p>
          </table:table-cell>
          <table:table-cell office:value-type="float" office:value="25.200748" calcext:value-type="float">
            <text:p>25.200748</text:p>
          </table:table-cell>
          <table:table-cell office:value-type="float" office:value="133.087407" calcext:value-type="float">
            <text:p>133.087407</text:p>
          </table:table-cell>
          <table:table-cell office:value-type="float" office:value="65.302917" calcext:value-type="float">
            <text:p>65.302917</text:p>
          </table:table-cell>
          <table:table-cell office:value-type="float" office:value="70.41404" calcext:value-type="float">
            <text:p>70.41404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1.068604" calcext:value-type="float">
            <text:p>11.068604</text:p>
          </table:table-cell>
          <table:table-cell office:value-type="float" office:value="13.735864" calcext:value-type="float">
            <text:p>13.735864</text:p>
          </table:table-cell>
          <table:table-cell office:value-type="float" office:value="16.292975" calcext:value-type="float">
            <text:p>16.292975</text:p>
          </table:table-cell>
          <table:table-cell office:value-type="float" office:value="18.377858" calcext:value-type="float">
            <text:p>18.377858</text:p>
          </table:table-cell>
          <table:table-cell office:value-type="float" office:value="13.268531" calcext:value-type="float">
            <text:p>13.268531</text:p>
          </table:table-cell>
          <table:table-cell office:value-type="float" office:value="18.275364" calcext:value-type="float">
            <text:p>18.275364</text:p>
          </table:table-cell>
          <table:table-cell office:value-type="float" office:value="12.811987" calcext:value-type="float">
            <text:p>12.811987</text:p>
          </table:table-cell>
          <table:table-cell office:value-type="float" office:value="10.809656" calcext:value-type="float">
            <text:p>10.809656</text:p>
          </table:table-cell>
          <table:table-cell office:value-type="float" office:value="16.009706" calcext:value-type="float">
            <text:p>16.009706</text:p>
          </table:table-cell>
          <table:table-cell office:value-type="float" office:value="28.536962" calcext:value-type="float">
            <text:p>28.536962</text:p>
          </table:table-cell>
          <table:table-cell office:value-type="float" office:value="13.637922" calcext:value-type="float">
            <text:p>13.637922</text:p>
          </table:table-cell>
          <table:table-cell office:value-type="float" office:value="12.779539" calcext:value-type="float">
            <text:p>12.779539</text:p>
          </table:table-cell>
          <table:table-cell office:value-type="float" office:value="15.598925" calcext:value-type="float">
            <text:p>15.598925</text:p>
          </table:table-cell>
          <table:table-cell office:value-type="float" office:value="13.666235" calcext:value-type="float">
            <text:p>13.666235</text:p>
          </table:table-cell>
          <table:table-cell office:value-type="float" office:value="16.432948" calcext:value-type="float">
            <text:p>16.432948</text:p>
          </table:table-cell>
          <table:table-cell office:value-type="float" office:value="12.628471" calcext:value-type="float">
            <text:p>12.628471</text:p>
          </table:table-cell>
          <table:table-cell office:value-type="float" office:value="31.513079" calcext:value-type="float">
            <text:p>31.513079</text:p>
          </table:table-cell>
          <table:table-cell office:value-type="float" office:value="31.766611" calcext:value-type="float">
            <text:p>31.766611</text:p>
          </table:table-cell>
          <table:table-cell office:value-type="float" office:value="24.433457" calcext:value-type="float">
            <text:p>24.433457</text:p>
          </table:table-cell>
          <table:table-cell office:value-type="float" office:value="18.631042" calcext:value-type="float">
            <text:p>18.631042</text:p>
          </table:table-cell>
          <table:table-cell office:value-type="float" office:value="21.852915" calcext:value-type="float">
            <text:p>21.852915</text:p>
          </table:table-cell>
          <table:table-cell office:value-type="float" office:value="15.252537" calcext:value-type="float">
            <text:p>15.252537</text:p>
          </table:table-cell>
          <table:table-cell office:value-type="float" office:value="34.655477" calcext:value-type="float">
            <text:p>34.655477</text:p>
          </table:table-cell>
          <table:table-cell office:value-type="float" office:value="34.120217" calcext:value-type="float">
            <text:p>34.120217</text:p>
          </table:table-cell>
          <table:table-cell office:value-type="float" office:value="19.764545" calcext:value-type="float">
            <text:p>19.764545</text:p>
          </table:table-cell>
          <table:table-cell office:value-type="float" office:value="15.385268" calcext:value-type="float">
            <text:p>15.385268</text:p>
          </table:table-cell>
          <table:table-cell office:value-type="float" office:value="135.569218" calcext:value-type="float">
            <text:p>135.569218</text:p>
          </table:table-cell>
          <table:table-cell office:value-type="float" office:value="81.889269" calcext:value-type="float">
            <text:p>81.889269</text:p>
          </table:table-cell>
          <table:table-cell office:value-type="float" office:value="31.868196" calcext:value-type="float">
            <text:p>31.868196</text:p>
          </table:table-cell>
          <table:table-cell office:value-type="float" office:value="35.550645" calcext:value-type="float">
            <text:p>35.550645</text:p>
          </table:table-cell>
          <table:table-cell office:value-type="float" office:value="53.592075" calcext:value-type="float">
            <text:p>53.592075</text:p>
          </table:table-cell>
          <table:table-cell office:value-type="float" office:value="32.846991" calcext:value-type="float">
            <text:p>32.846991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7.06021" calcext:value-type="float">
            <text:p>17.06021</text:p>
          </table:table-cell>
          <table:table-cell office:value-type="float" office:value="23.065247" calcext:value-type="float">
            <text:p>23.065247</text:p>
          </table:table-cell>
          <table:table-cell office:value-type="float" office:value="22.513763" calcext:value-type="float">
            <text:p>22.513763</text:p>
          </table:table-cell>
          <table:table-cell office:value-type="float" office:value="22.026453" calcext:value-type="float">
            <text:p>22.026453</text:p>
          </table:table-cell>
          <table:table-cell office:value-type="float" office:value="21.349758" calcext:value-type="float">
            <text:p>21.349758</text:p>
          </table:table-cell>
          <table:table-cell office:value-type="float" office:value="20.883569" calcext:value-type="float">
            <text:p>20.883569</text:p>
          </table:table-cell>
          <table:table-cell office:value-type="float" office:value="20.374469" calcext:value-type="float">
            <text:p>20.374469</text:p>
          </table:table-cell>
          <table:table-cell office:value-type="float" office:value="19.111719" calcext:value-type="float">
            <text:p>19.111719</text:p>
          </table:table-cell>
          <table:table-cell office:value-type="float" office:value="19.329362" calcext:value-type="float">
            <text:p>19.329362</text:p>
          </table:table-cell>
          <table:table-cell office:value-type="float" office:value="17.492781" calcext:value-type="float">
            <text:p>17.492781</text:p>
          </table:table-cell>
          <table:table-cell office:value-type="float" office:value="16.643254" calcext:value-type="float">
            <text:p>16.643254</text:p>
          </table:table-cell>
          <table:table-cell office:value-type="float" office:value="30.496452" calcext:value-type="float">
            <text:p>30.496452</text:p>
          </table:table-cell>
          <table:table-cell office:value-type="float" office:value="14.714393" calcext:value-type="float">
            <text:p>14.714393</text:p>
          </table:table-cell>
          <table:table-cell office:value-type="float" office:value="17.080887" calcext:value-type="float">
            <text:p>17.080887</text:p>
          </table:table-cell>
          <table:table-cell office:value-type="float" office:value="17.104942" calcext:value-type="float">
            <text:p>17.104942</text:p>
          </table:table-cell>
          <table:table-cell office:value-type="float" office:value="23.193379" calcext:value-type="float">
            <text:p>23.193379</text:p>
          </table:table-cell>
          <table:table-cell office:value-type="float" office:value="15.05713" calcext:value-type="float">
            <text:p>15.05713</text:p>
          </table:table-cell>
          <table:table-cell office:value-type="float" office:value="15.857002" calcext:value-type="float">
            <text:p>15.857002</text:p>
          </table:table-cell>
          <table:table-cell office:value-type="float" office:value="37.270703" calcext:value-type="float">
            <text:p>37.270703</text:p>
          </table:table-cell>
          <table:table-cell office:value-type="float" office:value="59.583753" calcext:value-type="float">
            <text:p>59.583753</text:p>
          </table:table-cell>
          <table:table-cell office:value-type="float" office:value="30.749403" calcext:value-type="float">
            <text:p>30.749403</text:p>
          </table:table-cell>
          <table:table-cell office:value-type="float" office:value="14.461494" calcext:value-type="float">
            <text:p>14.461494</text:p>
          </table:table-cell>
          <table:table-cell office:value-type="float" office:value="25.941789" calcext:value-type="float">
            <text:p>25.941789</text:p>
          </table:table-cell>
          <table:table-cell office:value-type="float" office:value="113.948795" calcext:value-type="float">
            <text:p>113.948795</text:p>
          </table:table-cell>
          <table:table-cell office:value-type="float" office:value="113.576506" calcext:value-type="float">
            <text:p>113.576506</text:p>
          </table:table-cell>
          <table:table-cell office:value-type="float" office:value="94.443946" calcext:value-type="float">
            <text:p>94.443946</text:p>
          </table:table-cell>
          <table:table-cell office:value-type="float" office:value="81.872184" calcext:value-type="float">
            <text:p>81.872184</text:p>
          </table:table-cell>
          <table:table-cell office:value-type="float" office:value="18.441716" calcext:value-type="float">
            <text:p>18.441716</text:p>
          </table:table-cell>
          <table:table-cell office:value-type="float" office:value="36.321238" calcext:value-type="float">
            <text:p>36.321238</text:p>
          </table:table-cell>
          <table:table-cell office:value-type="float" office:value="26.461853" calcext:value-type="float">
            <text:p>26.461853</text:p>
          </table:table-cell>
          <table:table-cell office:value-type="float" office:value="60.784526" calcext:value-type="float">
            <text:p>60.784526</text:p>
          </table:table-cell>
          <table:table-cell office:value-type="float" office:value="37.946148" calcext:value-type="float">
            <text:p>37.94614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6.68618" calcext:value-type="float">
            <text:p>26.68618</text:p>
          </table:table-cell>
          <table:table-cell office:value-type="float" office:value="31.780424" calcext:value-type="float">
            <text:p>31.780424</text:p>
          </table:table-cell>
          <table:table-cell office:value-type="float" office:value="30.901823" calcext:value-type="float">
            <text:p>30.901823</text:p>
          </table:table-cell>
          <table:table-cell office:value-type="float" office:value="29.989248" calcext:value-type="float">
            <text:p>29.989248</text:p>
          </table:table-cell>
          <table:table-cell office:value-type="float" office:value="30.170231" calcext:value-type="float">
            <text:p>30.170231</text:p>
          </table:table-cell>
          <table:table-cell office:value-type="float" office:value="28.189072" calcext:value-type="float">
            <text:p>28.189072</text:p>
          </table:table-cell>
          <table:table-cell office:value-type="float" office:value="21.294767" calcext:value-type="float">
            <text:p>21.294767</text:p>
          </table:table-cell>
          <table:table-cell office:value-type="float" office:value="19.745518" calcext:value-type="float">
            <text:p>19.745518</text:p>
          </table:table-cell>
          <table:table-cell office:value-type="float" office:value="32.047727" calcext:value-type="float">
            <text:p>32.047727</text:p>
          </table:table-cell>
          <table:table-cell office:value-type="float" office:value="20.736403" calcext:value-type="float">
            <text:p>20.736403</text:p>
          </table:table-cell>
          <table:table-cell office:value-type="float" office:value="22.584992" calcext:value-type="float">
            <text:p>22.584992</text:p>
          </table:table-cell>
          <table:table-cell office:value-type="float" office:value="20.744757" calcext:value-type="float">
            <text:p>20.744757</text:p>
          </table:table-cell>
          <table:table-cell office:value-type="float" office:value="20.636635" calcext:value-type="float">
            <text:p>20.636635</text:p>
          </table:table-cell>
          <table:table-cell office:value-type="float" office:value="28.894667" calcext:value-type="float">
            <text:p>28.894667</text:p>
          </table:table-cell>
          <table:table-cell office:value-type="float" office:value="19.427154" calcext:value-type="float">
            <text:p>19.427154</text:p>
          </table:table-cell>
          <table:table-cell office:value-type="float" office:value="22.145765" calcext:value-type="float">
            <text:p>22.145765</text:p>
          </table:table-cell>
          <table:table-cell office:value-type="float" office:value="23.781052" calcext:value-type="float">
            <text:p>23.781052</text:p>
          </table:table-cell>
          <table:table-cell office:value-type="float" office:value="26.127687" calcext:value-type="float">
            <text:p>26.127687</text:p>
          </table:table-cell>
          <table:table-cell office:value-type="float" office:value="70.185693" calcext:value-type="float">
            <text:p>70.185693</text:p>
          </table:table-cell>
          <table:table-cell office:value-type="float" office:value="17.980215" calcext:value-type="float">
            <text:p>17.980215</text:p>
          </table:table-cell>
          <table:table-cell office:value-type="float" office:value="23.119291" calcext:value-type="float">
            <text:p>23.119291</text:p>
          </table:table-cell>
          <table:table-cell office:value-type="float" office:value="43.242642" calcext:value-type="float">
            <text:p>43.242642</text:p>
          </table:table-cell>
          <table:table-cell office:value-type="float" office:value="23.49412" calcext:value-type="float">
            <text:p>23.49412</text:p>
          </table:table-cell>
          <table:table-cell office:value-type="float" office:value="26.696901" calcext:value-type="float">
            <text:p>26.696901</text:p>
          </table:table-cell>
          <table:table-cell office:value-type="float" office:value="20.535716" calcext:value-type="float">
            <text:p>20.535716</text:p>
          </table:table-cell>
          <table:table-cell office:value-type="float" office:value="67.541015" calcext:value-type="float">
            <text:p>67.541015</text:p>
          </table:table-cell>
          <table:table-cell office:value-type="float" office:value="21.36324" calcext:value-type="float">
            <text:p>21.36324</text:p>
          </table:table-cell>
          <table:table-cell office:value-type="float" office:value="75.112259" calcext:value-type="float">
            <text:p>75.112259</text:p>
          </table:table-cell>
          <table:table-cell office:value-type="float" office:value="87.614315" calcext:value-type="float">
            <text:p>87.614315</text:p>
          </table:table-cell>
          <table:table-cell office:value-type="float" office:value="42.905712" calcext:value-type="float">
            <text:p>42.905712</text:p>
          </table:table-cell>
          <table:table-cell office:value-type="float" office:value="43.211668" calcext:value-type="float">
            <text:p>43.211668</text:p>
          </table:table-cell>
          <table:table-cell office:value-type="float" office:value="69.920603" calcext:value-type="float">
            <text:p>69.92060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8.256883" calcext:value-type="float">
            <text:p>38.256883</text:p>
          </table:table-cell>
          <table:table-cell office:value-type="float" office:value="47.18952" calcext:value-type="float">
            <text:p>47.18952</text:p>
          </table:table-cell>
          <table:table-cell office:value-type="float" office:value="41.782634" calcext:value-type="float">
            <text:p>41.782634</text:p>
          </table:table-cell>
          <table:table-cell office:value-type="float" office:value="46.733166" calcext:value-type="float">
            <text:p>46.733166</text:p>
          </table:table-cell>
          <table:table-cell office:value-type="float" office:value="37.728603" calcext:value-type="float">
            <text:p>37.728603</text:p>
          </table:table-cell>
          <table:table-cell office:value-type="float" office:value="33.699735" calcext:value-type="float">
            <text:p>33.699735</text:p>
          </table:table-cell>
          <table:table-cell office:value-type="float" office:value="33.890522" calcext:value-type="float">
            <text:p>33.890522</text:p>
          </table:table-cell>
          <table:table-cell office:value-type="float" office:value="34.640712" calcext:value-type="float">
            <text:p>34.640712</text:p>
          </table:table-cell>
          <table:table-cell office:value-type="float" office:value="33.904231" calcext:value-type="float">
            <text:p>33.904231</text:p>
          </table:table-cell>
          <table:table-cell office:value-type="float" office:value="29.305948" calcext:value-type="float">
            <text:p>29.305948</text:p>
          </table:table-cell>
          <table:table-cell office:value-type="float" office:value="32.300048" calcext:value-type="float">
            <text:p>32.300048</text:p>
          </table:table-cell>
          <table:table-cell office:value-type="float" office:value="27.906056" calcext:value-type="float">
            <text:p>27.906056</text:p>
          </table:table-cell>
          <table:table-cell office:value-type="float" office:value="23.911089" calcext:value-type="float">
            <text:p>23.911089</text:p>
          </table:table-cell>
          <table:table-cell office:value-type="float" office:value="33.886267" calcext:value-type="float">
            <text:p>33.886267</text:p>
          </table:table-cell>
          <table:table-cell office:value-type="float" office:value="26.872451" calcext:value-type="float">
            <text:p>26.872451</text:p>
          </table:table-cell>
          <table:table-cell office:value-type="float" office:value="26.652902" calcext:value-type="float">
            <text:p>26.652902</text:p>
          </table:table-cell>
          <table:table-cell office:value-type="float" office:value="43.552936" calcext:value-type="float">
            <text:p>43.552936</text:p>
          </table:table-cell>
          <table:table-cell office:value-type="float" office:value="45.141658" calcext:value-type="float">
            <text:p>45.141658</text:p>
          </table:table-cell>
          <table:table-cell office:value-type="float" office:value="34.765044" calcext:value-type="float">
            <text:p>34.765044</text:p>
          </table:table-cell>
          <table:table-cell office:value-type="float" office:value="23.283288" calcext:value-type="float">
            <text:p>23.283288</text:p>
          </table:table-cell>
          <table:table-cell office:value-type="float" office:value="23.298914" calcext:value-type="float">
            <text:p>23.298914</text:p>
          </table:table-cell>
          <table:table-cell office:value-type="float" office:value="28.569639" calcext:value-type="float">
            <text:p>28.569639</text:p>
          </table:table-cell>
          <table:table-cell office:value-type="float" office:value="28.25942" calcext:value-type="float">
            <text:p>28.25942</text:p>
          </table:table-cell>
          <table:table-cell office:value-type="float" office:value="152.026325" calcext:value-type="float">
            <text:p>152.026325</text:p>
          </table:table-cell>
          <table:table-cell office:value-type="float" office:value="65.35991" calcext:value-type="float">
            <text:p>65.35991</text:p>
          </table:table-cell>
          <table:table-cell office:value-type="float" office:value="162.346939" calcext:value-type="float">
            <text:p>162.346939</text:p>
          </table:table-cell>
          <table:table-cell office:value-type="float" office:value="81.895448" calcext:value-type="float">
            <text:p>81.895448</text:p>
          </table:table-cell>
          <table:table-cell office:value-type="float" office:value="124.935464" calcext:value-type="float">
            <text:p>124.935464</text:p>
          </table:table-cell>
          <table:table-cell office:value-type="float" office:value="74.196943" calcext:value-type="float">
            <text:p>74.196943</text:p>
          </table:table-cell>
          <table:table-cell office:value-type="float" office:value="88.199929" calcext:value-type="float">
            <text:p>88.199929</text:p>
          </table:table-cell>
          <table:table-cell office:value-type="float" office:value="108.805072" calcext:value-type="float">
            <text:p>108.805072</text:p>
          </table:table-cell>
          <table:table-cell office:value-type="float" office:value="144.309691" calcext:value-type="float">
            <text:p>144.309691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9.725367" calcext:value-type="float">
            <text:p>59.725367</text:p>
          </table:table-cell>
          <table:table-cell office:value-type="float" office:value="72.118347" calcext:value-type="float">
            <text:p>72.118347</text:p>
          </table:table-cell>
          <table:table-cell office:value-type="float" office:value="68.745469" calcext:value-type="float">
            <text:p>68.745469</text:p>
          </table:table-cell>
          <table:table-cell office:value-type="float" office:value="66.502678" calcext:value-type="float">
            <text:p>66.502678</text:p>
          </table:table-cell>
          <table:table-cell office:value-type="float" office:value="59.447012" calcext:value-type="float">
            <text:p>59.447012</text:p>
          </table:table-cell>
          <table:table-cell office:value-type="float" office:value="52.232696" calcext:value-type="float">
            <text:p>52.232696</text:p>
          </table:table-cell>
          <table:table-cell office:value-type="float" office:value="72.56011" calcext:value-type="float">
            <text:p>72.56011</text:p>
          </table:table-cell>
          <table:table-cell office:value-type="float" office:value="47.569192" calcext:value-type="float">
            <text:p>47.569192</text:p>
          </table:table-cell>
          <table:table-cell office:value-type="float" office:value="48.106361" calcext:value-type="float">
            <text:p>48.106361</text:p>
          </table:table-cell>
          <table:table-cell office:value-type="float" office:value="47.210915" calcext:value-type="float">
            <text:p>47.210915</text:p>
          </table:table-cell>
          <table:table-cell office:value-type="float" office:value="39.211536" calcext:value-type="float">
            <text:p>39.211536</text:p>
          </table:table-cell>
          <table:table-cell office:value-type="float" office:value="42.585202" calcext:value-type="float">
            <text:p>42.585202</text:p>
          </table:table-cell>
          <table:table-cell office:value-type="float" office:value="209.29877" calcext:value-type="float">
            <text:p>209.29877</text:p>
          </table:table-cell>
          <table:table-cell office:value-type="float" office:value="92.696259" calcext:value-type="float">
            <text:p>92.696259</text:p>
          </table:table-cell>
          <table:table-cell office:value-type="float" office:value="36.416468" calcext:value-type="float">
            <text:p>36.416468</text:p>
          </table:table-cell>
          <table:table-cell office:value-type="float" office:value="36.768531" calcext:value-type="float">
            <text:p>36.768531</text:p>
          </table:table-cell>
          <table:table-cell office:value-type="float" office:value="47.020359" calcext:value-type="float">
            <text:p>47.020359</text:p>
          </table:table-cell>
          <table:table-cell office:value-type="float" office:value="38.23549" calcext:value-type="float">
            <text:p>38.23549</text:p>
          </table:table-cell>
          <table:table-cell office:value-type="float" office:value="31.226111" calcext:value-type="float">
            <text:p>31.226111</text:p>
          </table:table-cell>
          <table:table-cell office:value-type="float" office:value="35.052036" calcext:value-type="float">
            <text:p>35.052036</text:p>
          </table:table-cell>
          <table:table-cell office:value-type="float" office:value="112.028278" calcext:value-type="float">
            <text:p>112.028278</text:p>
          </table:table-cell>
          <table:table-cell office:value-type="float" office:value="35.686281" calcext:value-type="float">
            <text:p>35.686281</text:p>
          </table:table-cell>
          <table:table-cell office:value-type="float" office:value="36.265503" calcext:value-type="float">
            <text:p>36.265503</text:p>
          </table:table-cell>
          <table:table-cell office:value-type="float" office:value="51.819999" calcext:value-type="float">
            <text:p>51.819999</text:p>
          </table:table-cell>
          <table:table-cell office:value-type="float" office:value="113.320468" calcext:value-type="float">
            <text:p>113.320468</text:p>
          </table:table-cell>
          <table:table-cell office:value-type="float" office:value="68.282816" calcext:value-type="float">
            <text:p>68.282816</text:p>
          </table:table-cell>
          <table:table-cell office:value-type="float" office:value="89.133734" calcext:value-type="float">
            <text:p>89.133734</text:p>
          </table:table-cell>
          <table:table-cell office:value-type="float" office:value="123.941374" calcext:value-type="float">
            <text:p>123.941374</text:p>
          </table:table-cell>
          <table:table-cell office:value-type="float" office:value="101.168535" calcext:value-type="float">
            <text:p>101.168535</text:p>
          </table:table-cell>
          <table:table-cell office:value-type="float" office:value="122.913839" calcext:value-type="float">
            <text:p>122.913839</text:p>
          </table:table-cell>
          <table:table-cell office:value-type="float" office:value="83.2615" calcext:value-type="float">
            <text:p>83.2615</text:p>
          </table:table-cell>
          <table:table-cell office:value-type="float" office:value="92.235231" calcext:value-type="float">
            <text:p>92.235231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1.181857" calcext:value-type="float">
            <text:p>91.181857</text:p>
          </table:table-cell>
          <table:table-cell office:value-type="float" office:value="92.778403" calcext:value-type="float">
            <text:p>92.778403</text:p>
          </table:table-cell>
          <table:table-cell office:value-type="float" office:value="82.12868" calcext:value-type="float">
            <text:p>82.12868</text:p>
          </table:table-cell>
          <table:table-cell office:value-type="float" office:value="81.524757" calcext:value-type="float">
            <text:p>81.524757</text:p>
          </table:table-cell>
          <table:table-cell office:value-type="float" office:value="69.226328" calcext:value-type="float">
            <text:p>69.226328</text:p>
          </table:table-cell>
          <table:table-cell office:value-type="float" office:value="64.936775" calcext:value-type="float">
            <text:p>64.936775</text:p>
          </table:table-cell>
          <table:table-cell office:value-type="float" office:value="67.9582" calcext:value-type="float">
            <text:p>67.9582</text:p>
          </table:table-cell>
          <table:table-cell office:value-type="float" office:value="54.57735" calcext:value-type="float">
            <text:p>54.57735</text:p>
          </table:table-cell>
          <table:table-cell office:value-type="float" office:value="60.869909" calcext:value-type="float">
            <text:p>60.869909</text:p>
          </table:table-cell>
          <table:table-cell office:value-type="float" office:value="52.129415" calcext:value-type="float">
            <text:p>52.129415</text:p>
          </table:table-cell>
          <table:table-cell office:value-type="float" office:value="48.022662" calcext:value-type="float">
            <text:p>48.022662</text:p>
          </table:table-cell>
          <table:table-cell office:value-type="float" office:value="51.186313" calcext:value-type="float">
            <text:p>51.186313</text:p>
          </table:table-cell>
          <table:table-cell office:value-type="float" office:value="47.210758" calcext:value-type="float">
            <text:p>47.210758</text:p>
          </table:table-cell>
          <table:table-cell office:value-type="float" office:value="42.769002" calcext:value-type="float">
            <text:p>42.769002</text:p>
          </table:table-cell>
          <table:table-cell office:value-type="float" office:value="43.211049" calcext:value-type="float">
            <text:p>43.211049</text:p>
          </table:table-cell>
          <table:table-cell office:value-type="float" office:value="39.576477" calcext:value-type="float">
            <text:p>39.576477</text:p>
          </table:table-cell>
          <table:table-cell office:value-type="float" office:value="96.235612" calcext:value-type="float">
            <text:p>96.235612</text:p>
          </table:table-cell>
          <table:table-cell office:value-type="float" office:value="162.165865" calcext:value-type="float">
            <text:p>162.165865</text:p>
          </table:table-cell>
          <table:table-cell office:value-type="float" office:value="39.403446" calcext:value-type="float">
            <text:p>39.403446</text:p>
          </table:table-cell>
          <table:table-cell office:value-type="float" office:value="50.63048" calcext:value-type="float">
            <text:p>50.63048</text:p>
          </table:table-cell>
          <table:table-cell office:value-type="float" office:value="45.571584" calcext:value-type="float">
            <text:p>45.571584</text:p>
          </table:table-cell>
          <table:table-cell office:value-type="float" office:value="112.587809" calcext:value-type="float">
            <text:p>112.587809</text:p>
          </table:table-cell>
          <table:table-cell office:value-type="float" office:value="38.010028" calcext:value-type="float">
            <text:p>38.010028</text:p>
          </table:table-cell>
          <table:table-cell office:value-type="float" office:value="34.385872" calcext:value-type="float">
            <text:p>34.385872</text:p>
          </table:table-cell>
          <table:table-cell office:value-type="float" office:value="40.066147" calcext:value-type="float">
            <text:p>40.066147</text:p>
          </table:table-cell>
          <table:table-cell office:value-type="float" office:value="85.810034" calcext:value-type="float">
            <text:p>85.810034</text:p>
          </table:table-cell>
          <table:table-cell office:value-type="float" office:value="116.335841" calcext:value-type="float">
            <text:p>116.335841</text:p>
          </table:table-cell>
          <table:table-cell office:value-type="float" office:value="95.590853" calcext:value-type="float">
            <text:p>95.590853</text:p>
          </table:table-cell>
          <table:table-cell office:value-type="float" office:value="40.183087" calcext:value-type="float">
            <text:p>40.183087</text:p>
          </table:table-cell>
          <table:table-cell office:value-type="float" office:value="74.400864" calcext:value-type="float">
            <text:p>74.400864</text:p>
          </table:table-cell>
          <table:table-cell office:value-type="float" office:value="162.161635" calcext:value-type="float">
            <text:p>162.161635</text:p>
          </table:table-cell>
          <table:table-cell office:value-type="float" office:value="220.6888" calcext:value-type="float">
            <text:p>220.688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07.201432" calcext:value-type="float">
            <text:p>107.201432</text:p>
          </table:table-cell>
          <table:table-cell office:value-type="float" office:value="140.293115" calcext:value-type="float">
            <text:p>140.293115</text:p>
          </table:table-cell>
          <table:table-cell office:value-type="float" office:value="127.147594" calcext:value-type="float">
            <text:p>127.147594</text:p>
          </table:table-cell>
          <table:table-cell office:value-type="float" office:value="109.709748" calcext:value-type="float">
            <text:p>109.709748</text:p>
          </table:table-cell>
          <table:table-cell office:value-type="float" office:value="113.098769" calcext:value-type="float">
            <text:p>113.098769</text:p>
          </table:table-cell>
          <table:table-cell office:value-type="float" office:value="107.768863" calcext:value-type="float">
            <text:p>107.768863</text:p>
          </table:table-cell>
          <table:table-cell office:value-type="float" office:value="115.678465" calcext:value-type="float">
            <text:p>115.678465</text:p>
          </table:table-cell>
          <table:table-cell office:value-type="float" office:value="86.136365" calcext:value-type="float">
            <text:p>86.136365</text:p>
          </table:table-cell>
          <table:table-cell office:value-type="float" office:value="82.255989" calcext:value-type="float">
            <text:p>82.255989</text:p>
          </table:table-cell>
          <table:table-cell office:value-type="float" office:value="83.989267" calcext:value-type="float">
            <text:p>83.989267</text:p>
          </table:table-cell>
          <table:table-cell office:value-type="float" office:value="64.800197" calcext:value-type="float">
            <text:p>64.800197</text:p>
          </table:table-cell>
          <table:table-cell office:value-type="float" office:value="62.728963" calcext:value-type="float">
            <text:p>62.728963</text:p>
          </table:table-cell>
          <table:table-cell office:value-type="float" office:value="59.954012" calcext:value-type="float">
            <text:p>59.954012</text:p>
          </table:table-cell>
          <table:table-cell office:value-type="float" office:value="64.514692" calcext:value-type="float">
            <text:p>64.514692</text:p>
          </table:table-cell>
          <table:table-cell office:value-type="float" office:value="88.429192" calcext:value-type="float">
            <text:p>88.429192</text:p>
          </table:table-cell>
          <table:table-cell office:value-type="float" office:value="202.730739" calcext:value-type="float">
            <text:p>202.730739</text:p>
          </table:table-cell>
          <table:table-cell office:value-type="float" office:value="127.890876" calcext:value-type="float">
            <text:p>127.890876</text:p>
          </table:table-cell>
          <table:table-cell office:value-type="float" office:value="63.767917" calcext:value-type="float">
            <text:p>63.767917</text:p>
          </table:table-cell>
          <table:table-cell office:value-type="float" office:value="139.696968" calcext:value-type="float">
            <text:p>139.696968</text:p>
          </table:table-cell>
          <table:table-cell office:value-type="float" office:value="60.198562" calcext:value-type="float">
            <text:p>60.198562</text:p>
          </table:table-cell>
          <table:table-cell office:value-type="float" office:value="162.138645" calcext:value-type="float">
            <text:p>162.138645</text:p>
          </table:table-cell>
          <table:table-cell office:value-type="float" office:value="53.92045" calcext:value-type="float">
            <text:p>53.92045</text:p>
          </table:table-cell>
          <table:table-cell office:value-type="float" office:value="53.108539" calcext:value-type="float">
            <text:p>53.108539</text:p>
          </table:table-cell>
          <table:table-cell office:value-type="float" office:value="54.836984" calcext:value-type="float">
            <text:p>54.836984</text:p>
          </table:table-cell>
          <table:table-cell office:value-type="float" office:value="56.073049" calcext:value-type="float">
            <text:p>56.073049</text:p>
          </table:table-cell>
          <table:table-cell office:value-type="float" office:value="49.801555" calcext:value-type="float">
            <text:p>49.801555</text:p>
          </table:table-cell>
          <table:table-cell office:value-type="float" office:value="122.166898" calcext:value-type="float">
            <text:p>122.166898</text:p>
          </table:table-cell>
          <table:table-cell office:value-type="float" office:value="125.544484" calcext:value-type="float">
            <text:p>125.544484</text:p>
          </table:table-cell>
          <table:table-cell office:value-type="float" office:value="51.021218" calcext:value-type="float">
            <text:p>51.021218</text:p>
          </table:table-cell>
          <table:table-cell office:value-type="float" office:value="156.581346" calcext:value-type="float">
            <text:p>156.581346</text:p>
          </table:table-cell>
          <table:table-cell office:value-type="float" office:value="170.942203" calcext:value-type="float">
            <text:p>170.942203</text:p>
          </table:table-cell>
          <table:table-cell office:value-type="float" office:value="118.393155" calcext:value-type="float">
            <text:p>118.39315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79.9237" calcext:value-type="float">
            <text:p>179.9237</text:p>
          </table:table-cell>
          <table:table-cell office:value-type="float" office:value="237.708797" calcext:value-type="float">
            <text:p>237.708797</text:p>
          </table:table-cell>
          <table:table-cell office:value-type="float" office:value="183.830939" calcext:value-type="float">
            <text:p>183.830939</text:p>
          </table:table-cell>
          <table:table-cell office:value-type="float" office:value="196.168627" calcext:value-type="float">
            <text:p>196.168627</text:p>
          </table:table-cell>
          <table:table-cell office:value-type="float" office:value="193.690453" calcext:value-type="float">
            <text:p>193.690453</text:p>
          </table:table-cell>
          <table:table-cell office:value-type="float" office:value="139.964862" calcext:value-type="float">
            <text:p>139.964862</text:p>
          </table:table-cell>
          <table:table-cell office:value-type="float" office:value="136.552686" calcext:value-type="float">
            <text:p>136.552686</text:p>
          </table:table-cell>
          <table:table-cell office:value-type="float" office:value="155.427752" calcext:value-type="float">
            <text:p>155.427752</text:p>
          </table:table-cell>
          <table:table-cell office:value-type="float" office:value="148.334679" calcext:value-type="float">
            <text:p>148.334679</text:p>
          </table:table-cell>
          <table:table-cell office:value-type="float" office:value="112.298457" calcext:value-type="float">
            <text:p>112.298457</text:p>
          </table:table-cell>
          <table:table-cell office:value-type="float" office:value="93.857291" calcext:value-type="float">
            <text:p>93.857291</text:p>
          </table:table-cell>
          <table:table-cell office:value-type="float" office:value="108.920258" calcext:value-type="float">
            <text:p>108.920258</text:p>
          </table:table-cell>
          <table:table-cell office:value-type="float" office:value="98.723017" calcext:value-type="float">
            <text:p>98.723017</text:p>
          </table:table-cell>
          <table:table-cell office:value-type="float" office:value="110.917167" calcext:value-type="float">
            <text:p>110.917167</text:p>
          </table:table-cell>
          <table:table-cell office:value-type="float" office:value="111.116315" calcext:value-type="float">
            <text:p>111.116315</text:p>
          </table:table-cell>
          <table:table-cell office:value-type="float" office:value="203.233303" calcext:value-type="float">
            <text:p>203.233303</text:p>
          </table:table-cell>
          <table:table-cell office:value-type="float" office:value="203.021367" calcext:value-type="float">
            <text:p>203.021367</text:p>
          </table:table-cell>
          <table:table-cell office:value-type="float" office:value="164.913169" calcext:value-type="float">
            <text:p>164.913169</text:p>
          </table:table-cell>
          <table:table-cell office:value-type="float" office:value="202.5573" calcext:value-type="float">
            <text:p>202.5573</text:p>
          </table:table-cell>
          <table:table-cell office:value-type="float" office:value="103.075087" calcext:value-type="float">
            <text:p>103.075087</text:p>
          </table:table-cell>
          <table:table-cell office:value-type="float" office:value="92.135623" calcext:value-type="float">
            <text:p>92.135623</text:p>
          </table:table-cell>
          <table:table-cell office:value-type="float" office:value="139.372857" calcext:value-type="float">
            <text:p>139.372857</text:p>
          </table:table-cell>
          <table:table-cell office:value-type="float" office:value="146.077708" calcext:value-type="float">
            <text:p>146.077708</text:p>
          </table:table-cell>
          <table:table-cell office:value-type="float" office:value="80.225279" calcext:value-type="float">
            <text:p>80.225279</text:p>
          </table:table-cell>
          <table:table-cell office:value-type="float" office:value="135.946894" calcext:value-type="float">
            <text:p>135.946894</text:p>
          </table:table-cell>
          <table:table-cell office:value-type="float" office:value="68.674432" calcext:value-type="float">
            <text:p>68.674432</text:p>
          </table:table-cell>
          <table:table-cell office:value-type="float" office:value="91.220232" calcext:value-type="float">
            <text:p>91.220232</text:p>
          </table:table-cell>
          <table:table-cell office:value-type="float" office:value="142.46474" calcext:value-type="float">
            <text:p>142.46474</text:p>
          </table:table-cell>
          <table:table-cell office:value-type="float" office:value="253.45354" calcext:value-type="float">
            <text:p>253.45354</text:p>
          </table:table-cell>
          <table:table-cell office:value-type="float" office:value="145.939449" calcext:value-type="float">
            <text:p>145.939449</text:p>
          </table:table-cell>
          <table:table-cell office:value-type="float" office:value="144.587419" calcext:value-type="float">
            <text:p>144.587419</text:p>
          </table:table-cell>
          <table:table-cell office:value-type="float" office:value="183.306606" calcext:value-type="float">
            <text:p>183.306606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76.833674" calcext:value-type="float">
            <text:p>276.833674</text:p>
          </table:table-cell>
          <table:table-cell office:value-type="float" office:value="465.574408" calcext:value-type="float">
            <text:p>465.574408</text:p>
          </table:table-cell>
          <table:table-cell office:value-type="float" office:value="355.922827" calcext:value-type="float">
            <text:p>355.922827</text:p>
          </table:table-cell>
          <table:table-cell office:value-type="float" office:value="367.00672" calcext:value-type="float">
            <text:p>367.00672</text:p>
          </table:table-cell>
          <table:table-cell office:value-type="float" office:value="309.974561" calcext:value-type="float">
            <text:p>309.974561</text:p>
          </table:table-cell>
          <table:table-cell office:value-type="float" office:value="252.793411" calcext:value-type="float">
            <text:p>252.793411</text:p>
          </table:table-cell>
          <table:table-cell office:value-type="float" office:value="283.728546" calcext:value-type="float">
            <text:p>283.728546</text:p>
          </table:table-cell>
          <table:table-cell office:value-type="float" office:value="200.054922" calcext:value-type="float">
            <text:p>200.054922</text:p>
          </table:table-cell>
          <table:table-cell office:value-type="float" office:value="188.185764" calcext:value-type="float">
            <text:p>188.185764</text:p>
          </table:table-cell>
          <table:table-cell office:value-type="float" office:value="195.649864" calcext:value-type="float">
            <text:p>195.649864</text:p>
          </table:table-cell>
          <table:table-cell office:value-type="float" office:value="168.789274" calcext:value-type="float">
            <text:p>168.789274</text:p>
          </table:table-cell>
          <table:table-cell office:value-type="float" office:value="140.128929" calcext:value-type="float">
            <text:p>140.128929</text:p>
          </table:table-cell>
          <table:table-cell office:value-type="float" office:value="199.622157" calcext:value-type="float">
            <text:p>199.622157</text:p>
          </table:table-cell>
          <table:table-cell office:value-type="float" office:value="162.042249" calcext:value-type="float">
            <text:p>162.042249</text:p>
          </table:table-cell>
          <table:table-cell office:value-type="float" office:value="130.899316" calcext:value-type="float">
            <text:p>130.899316</text:p>
          </table:table-cell>
          <table:table-cell office:value-type="float" office:value="260.437812" calcext:value-type="float">
            <text:p>260.437812</text:p>
          </table:table-cell>
          <table:table-cell office:value-type="float" office:value="156.394499" calcext:value-type="float">
            <text:p>156.394499</text:p>
          </table:table-cell>
          <table:table-cell office:value-type="float" office:value="204.971441" calcext:value-type="float">
            <text:p>204.971441</text:p>
          </table:table-cell>
          <table:table-cell office:value-type="float" office:value="153.262211" calcext:value-type="float">
            <text:p>153.262211</text:p>
          </table:table-cell>
          <table:table-cell office:value-type="float" office:value="202.498041" calcext:value-type="float">
            <text:p>202.498041</text:p>
          </table:table-cell>
          <table:table-cell office:value-type="float" office:value="124.03893" calcext:value-type="float">
            <text:p>124.03893</text:p>
          </table:table-cell>
          <table:table-cell office:value-type="float" office:value="117.498269" calcext:value-type="float">
            <text:p>117.498269</text:p>
          </table:table-cell>
          <table:table-cell office:value-type="float" office:value="135.396181" calcext:value-type="float">
            <text:p>135.396181</text:p>
          </table:table-cell>
          <table:table-cell office:value-type="float" office:value="123.522859" calcext:value-type="float">
            <text:p>123.522859</text:p>
          </table:table-cell>
          <table:table-cell office:value-type="float" office:value="136.069358" calcext:value-type="float">
            <text:p>136.069358</text:p>
          </table:table-cell>
          <table:table-cell office:value-type="float" office:value="202.51837" calcext:value-type="float">
            <text:p>202.51837</text:p>
          </table:table-cell>
          <table:table-cell office:value-type="float" office:value="184.270397" calcext:value-type="float">
            <text:p>184.270397</text:p>
          </table:table-cell>
          <table:table-cell office:value-type="float" office:value="119.616682" calcext:value-type="float">
            <text:p>119.616682</text:p>
          </table:table-cell>
          <table:table-cell office:value-type="float" office:value="111.759608" calcext:value-type="float">
            <text:p>111.759608</text:p>
          </table:table-cell>
          <table:table-cell office:value-type="float" office:value="136.497238" calcext:value-type="float">
            <text:p>136.497238</text:p>
          </table:table-cell>
          <table:table-cell office:value-type="float" office:value="217.054796" calcext:value-type="float">
            <text:p>217.054796</text:p>
          </table:table-cell>
          <table:table-cell office:value-type="float" office:value="194.097446" calcext:value-type="float">
            <text:p>194.097446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463.121256" calcext:value-type="float">
            <text:p>463.121256</text:p>
          </table:table-cell>
          <table:table-cell office:value-type="float" office:value="839.099069" calcext:value-type="float">
            <text:p>839.099069</text:p>
          </table:table-cell>
          <table:table-cell office:value-type="float" office:value="666.93682" calcext:value-type="float">
            <text:p>666.93682</text:p>
          </table:table-cell>
          <table:table-cell office:value-type="float" office:value="493.207677" calcext:value-type="float">
            <text:p>493.207677</text:p>
          </table:table-cell>
          <table:table-cell office:value-type="float" office:value="527.540248" calcext:value-type="float">
            <text:p>527.540248</text:p>
          </table:table-cell>
          <table:table-cell office:value-type="float" office:value="512.199742" calcext:value-type="float">
            <text:p>512.199742</text:p>
          </table:table-cell>
          <table:table-cell office:value-type="float" office:value="443.497492" calcext:value-type="float">
            <text:p>443.497492</text:p>
          </table:table-cell>
          <table:table-cell office:value-type="float" office:value="421.001895" calcext:value-type="float">
            <text:p>421.001895</text:p>
          </table:table-cell>
          <table:table-cell office:value-type="float" office:value="413.545571" calcext:value-type="float">
            <text:p>413.545571</text:p>
          </table:table-cell>
          <table:table-cell office:value-type="float" office:value="364.45269" calcext:value-type="float">
            <text:p>364.45269</text:p>
          </table:table-cell>
          <table:table-cell office:value-type="float" office:value="313.023798" calcext:value-type="float">
            <text:p>313.023798</text:p>
          </table:table-cell>
          <table:table-cell office:value-type="float" office:value="279.464893" calcext:value-type="float">
            <text:p>279.464893</text:p>
          </table:table-cell>
          <table:table-cell office:value-type="float" office:value="286.603828" calcext:value-type="float">
            <text:p>286.603828</text:p>
          </table:table-cell>
          <table:table-cell office:value-type="float" office:value="476.528834" calcext:value-type="float">
            <text:p>476.528834</text:p>
          </table:table-cell>
          <table:table-cell office:value-type="float" office:value="236.924879" calcext:value-type="float">
            <text:p>236.924879</text:p>
          </table:table-cell>
          <table:table-cell office:value-type="float" office:value="268.206408" calcext:value-type="float">
            <text:p>268.206408</text:p>
          </table:table-cell>
          <table:table-cell office:value-type="float" office:value="224.750204" calcext:value-type="float">
            <text:p>224.750204</text:p>
          </table:table-cell>
          <table:table-cell office:value-type="float" office:value="234.92831" calcext:value-type="float">
            <text:p>234.92831</text:p>
          </table:table-cell>
          <table:table-cell office:value-type="float" office:value="204.523573" calcext:value-type="float">
            <text:p>204.523573</text:p>
          </table:table-cell>
          <table:table-cell office:value-type="float" office:value="243.69343" calcext:value-type="float">
            <text:p>243.69343</text:p>
          </table:table-cell>
          <table:table-cell office:value-type="float" office:value="185.783251" calcext:value-type="float">
            <text:p>185.783251</text:p>
          </table:table-cell>
          <table:table-cell office:value-type="float" office:value="286.270139" calcext:value-type="float">
            <text:p>286.270139</text:p>
          </table:table-cell>
          <table:table-cell office:value-type="float" office:value="203.119629" calcext:value-type="float">
            <text:p>203.119629</text:p>
          </table:table-cell>
          <table:table-cell office:value-type="float" office:value="185.155647" calcext:value-type="float">
            <text:p>185.155647</text:p>
          </table:table-cell>
          <table:table-cell office:value-type="float" office:value="276.849546" calcext:value-type="float">
            <text:p>276.849546</text:p>
          </table:table-cell>
          <table:table-cell office:value-type="float" office:value="270.889118" calcext:value-type="float">
            <text:p>270.889118</text:p>
          </table:table-cell>
          <table:table-cell office:value-type="float" office:value="252.234129" calcext:value-type="float">
            <text:p>252.234129</text:p>
          </table:table-cell>
          <table:table-cell office:value-type="float" office:value="202.472382" calcext:value-type="float">
            <text:p>202.472382</text:p>
          </table:table-cell>
          <table:table-cell office:value-type="float" office:value="215.340673" calcext:value-type="float">
            <text:p>215.340673</text:p>
          </table:table-cell>
          <table:table-cell office:value-type="float" office:value="183.2952" calcext:value-type="float">
            <text:p>183.2952</text:p>
          </table:table-cell>
          <table:table-cell office:value-type="float" office:value="257.495439" calcext:value-type="float">
            <text:p>257.495439</text:p>
          </table:table-cell>
          <table:table-cell office:value-type="float" office:value="200.420212" calcext:value-type="float">
            <text:p>200.420212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737.790953" calcext:value-type="float">
            <text:p>737.790953</text:p>
          </table:table-cell>
          <table:table-cell office:value-type="float" office:value="1417.361533" calcext:value-type="float">
            <text:p>1417.361533</text:p>
          </table:table-cell>
          <table:table-cell office:value-type="float" office:value="1124.481941" calcext:value-type="float">
            <text:p>1124.481941</text:p>
          </table:table-cell>
          <table:table-cell office:value-type="float" office:value="1013.218368" calcext:value-type="float">
            <text:p>1013.218368</text:p>
          </table:table-cell>
          <table:table-cell office:value-type="float" office:value="886.600421" calcext:value-type="float">
            <text:p>886.600421</text:p>
          </table:table-cell>
          <table:table-cell office:value-type="float" office:value="832.065276" calcext:value-type="float">
            <text:p>832.065276</text:p>
          </table:table-cell>
          <table:table-cell office:value-type="float" office:value="713.498463" calcext:value-type="float">
            <text:p>713.498463</text:p>
          </table:table-cell>
          <table:table-cell office:value-type="float" office:value="696.589296" calcext:value-type="float">
            <text:p>696.589296</text:p>
          </table:table-cell>
          <table:table-cell office:value-type="float" office:value="662.486404" calcext:value-type="float">
            <text:p>662.486404</text:p>
          </table:table-cell>
          <table:table-cell office:value-type="float" office:value="623.121813" calcext:value-type="float">
            <text:p>623.121813</text:p>
          </table:table-cell>
          <table:table-cell office:value-type="float" office:value="511.529929" calcext:value-type="float">
            <text:p>511.529929</text:p>
          </table:table-cell>
          <table:table-cell office:value-type="float" office:value="488.651892" calcext:value-type="float">
            <text:p>488.651892</text:p>
          </table:table-cell>
          <table:table-cell office:value-type="float" office:value="605.922094" calcext:value-type="float">
            <text:p>605.922094</text:p>
          </table:table-cell>
          <table:table-cell office:value-type="float" office:value="467.927924" calcext:value-type="float">
            <text:p>467.927924</text:p>
          </table:table-cell>
          <table:table-cell office:value-type="float" office:value="667.934269" calcext:value-type="float">
            <text:p>667.934269</text:p>
          </table:table-cell>
          <table:table-cell office:value-type="float" office:value="369.085131" calcext:value-type="float">
            <text:p>369.085131</text:p>
          </table:table-cell>
          <table:table-cell office:value-type="float" office:value="355.751313" calcext:value-type="float">
            <text:p>355.751313</text:p>
          </table:table-cell>
          <table:table-cell office:value-type="float" office:value="523.692795" calcext:value-type="float">
            <text:p>523.692795</text:p>
          </table:table-cell>
          <table:table-cell office:value-type="float" office:value="358.127445" calcext:value-type="float">
            <text:p>358.127445</text:p>
          </table:table-cell>
          <table:table-cell office:value-type="float" office:value="603.684583" calcext:value-type="float">
            <text:p>603.684583</text:p>
          </table:table-cell>
          <table:table-cell office:value-type="float" office:value="375.983559" calcext:value-type="float">
            <text:p>375.983559</text:p>
          </table:table-cell>
          <table:table-cell office:value-type="float" office:value="331.302949" calcext:value-type="float">
            <text:p>331.302949</text:p>
          </table:table-cell>
          <table:table-cell office:value-type="float" office:value="387.464835" calcext:value-type="float">
            <text:p>387.464835</text:p>
          </table:table-cell>
          <table:table-cell office:value-type="float" office:value="385.874686" calcext:value-type="float">
            <text:p>385.874686</text:p>
          </table:table-cell>
          <table:table-cell office:value-type="float" office:value="342.16946" calcext:value-type="float">
            <text:p>342.16946</text:p>
          </table:table-cell>
          <table:table-cell office:value-type="float" office:value="315.111419" calcext:value-type="float">
            <text:p>315.111419</text:p>
          </table:table-cell>
          <table:table-cell office:value-type="float" office:value="362.639889" calcext:value-type="float">
            <text:p>362.639889</text:p>
          </table:table-cell>
          <table:table-cell office:value-type="float" office:value="359.729511" calcext:value-type="float">
            <text:p>359.729511</text:p>
          </table:table-cell>
          <table:table-cell office:value-type="float" office:value="317.263655" calcext:value-type="float">
            <text:p>317.263655</text:p>
          </table:table-cell>
          <table:table-cell office:value-type="float" office:value="291.028661" calcext:value-type="float">
            <text:p>291.028661</text:p>
          </table:table-cell>
          <table:table-cell office:value-type="float" office:value="289.874219" calcext:value-type="float">
            <text:p>289.874219</text:p>
          </table:table-cell>
          <table:table-cell office:value-type="float" office:value="266.963204" calcext:value-type="float">
            <text:p>266.963204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175.17042" calcext:value-type="float">
            <text:p>1175.17042</text:p>
          </table:table-cell>
          <table:table-cell office:value-type="float" office:value="2310.419341" calcext:value-type="float">
            <text:p>2310.419341</text:p>
          </table:table-cell>
          <table:table-cell office:value-type="float" office:value="1780.714086" calcext:value-type="float">
            <text:p>1780.714086</text:p>
          </table:table-cell>
          <table:table-cell office:value-type="float" office:value="1650.71889" calcext:value-type="float">
            <text:p>1650.71889</text:p>
          </table:table-cell>
          <table:table-cell office:value-type="float" office:value="1675.571863" calcext:value-type="float">
            <text:p>1675.571863</text:p>
          </table:table-cell>
          <table:table-cell office:value-type="float" office:value="1313.6125" calcext:value-type="float">
            <text:p>1313.6125</text:p>
          </table:table-cell>
          <table:table-cell office:value-type="float" office:value="1326.163388" calcext:value-type="float">
            <text:p>1326.163388</text:p>
          </table:table-cell>
          <table:table-cell office:value-type="float" office:value="1243.985187" calcext:value-type="float">
            <text:p>1243.985187</text:p>
          </table:table-cell>
          <table:table-cell office:value-type="float" office:value="1114.951889" calcext:value-type="float">
            <text:p>1114.951889</text:p>
          </table:table-cell>
          <table:table-cell office:value-type="float" office:value="857.614137" calcext:value-type="float">
            <text:p>857.614137</text:p>
          </table:table-cell>
          <table:table-cell office:value-type="float" office:value="792.080548" calcext:value-type="float">
            <text:p>792.080548</text:p>
          </table:table-cell>
          <table:table-cell office:value-type="float" office:value="930.242951" calcext:value-type="float">
            <text:p>930.242951</text:p>
          </table:table-cell>
          <table:table-cell office:value-type="float" office:value="807.036872" calcext:value-type="float">
            <text:p>807.036872</text:p>
          </table:table-cell>
          <table:table-cell office:value-type="float" office:value="688.701278" calcext:value-type="float">
            <text:p>688.701278</text:p>
          </table:table-cell>
          <table:table-cell office:value-type="float" office:value="732.677049" calcext:value-type="float">
            <text:p>732.677049</text:p>
          </table:table-cell>
          <table:table-cell office:value-type="float" office:value="709.387788" calcext:value-type="float">
            <text:p>709.387788</text:p>
          </table:table-cell>
          <table:table-cell office:value-type="float" office:value="790.659945" calcext:value-type="float">
            <text:p>790.659945</text:p>
          </table:table-cell>
          <table:table-cell office:value-type="float" office:value="749.276601" calcext:value-type="float">
            <text:p>749.276601</text:p>
          </table:table-cell>
          <table:table-cell office:value-type="float" office:value="682.892411" calcext:value-type="float">
            <text:p>682.892411</text:p>
          </table:table-cell>
          <table:table-cell office:value-type="float" office:value="665.662538" calcext:value-type="float">
            <text:p>665.662538</text:p>
          </table:table-cell>
          <table:table-cell office:value-type="float" office:value="686.828935" calcext:value-type="float">
            <text:p>686.828935</text:p>
          </table:table-cell>
          <table:table-cell office:value-type="float" office:value="603.148896" calcext:value-type="float">
            <text:p>603.148896</text:p>
          </table:table-cell>
          <table:table-cell office:value-type="float" office:value="539.895779" calcext:value-type="float">
            <text:p>539.895779</text:p>
          </table:table-cell>
          <table:table-cell office:value-type="float" office:value="597.643198" calcext:value-type="float">
            <text:p>597.643198</text:p>
          </table:table-cell>
          <table:table-cell office:value-type="float" office:value="589.11082" calcext:value-type="float">
            <text:p>589.11082</text:p>
          </table:table-cell>
          <table:table-cell office:value-type="float" office:value="665.165425" calcext:value-type="float">
            <text:p>665.165425</text:p>
          </table:table-cell>
          <table:table-cell office:value-type="float" office:value="531.639768" calcext:value-type="float">
            <text:p>531.639768</text:p>
          </table:table-cell>
          <table:table-cell office:value-type="float" office:value="450.958059" calcext:value-type="float">
            <text:p>450.958059</text:p>
          </table:table-cell>
          <table:table-cell office:value-type="float" office:value="525.524384" calcext:value-type="float">
            <text:p>525.524384</text:p>
          </table:table-cell>
          <table:table-cell office:value-type="float" office:value="437.365376" calcext:value-type="float">
            <text:p>437.365376</text:p>
          </table:table-cell>
          <table:table-cell office:value-type="float" office:value="518.154866" calcext:value-type="float">
            <text:p>518.154866</text:p>
          </table:table-cell>
          <table:table-cell office:value-type="float" office:value="506.02024" calcext:value-type="float">
            <text:p>506.02024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935.781642" calcext:value-type="float">
            <text:p>1935.781642</text:p>
          </table:table-cell>
          <table:table-cell office:value-type="float" office:value="3848.943859" calcext:value-type="float">
            <text:p>3848.943859</text:p>
          </table:table-cell>
          <table:table-cell office:value-type="float" office:value="2889.963879" calcext:value-type="float">
            <text:p>2889.963879</text:p>
          </table:table-cell>
          <table:table-cell office:value-type="float" office:value="2578.155385" calcext:value-type="float">
            <text:p>2578.155385</text:p>
          </table:table-cell>
          <table:table-cell office:value-type="float" office:value="2457.605815" calcext:value-type="float">
            <text:p>2457.605815</text:p>
          </table:table-cell>
          <table:table-cell office:value-type="float" office:value="2330.968624" calcext:value-type="float">
            <text:p>2330.968624</text:p>
          </table:table-cell>
          <table:table-cell office:value-type="float" office:value="1905.229847" calcext:value-type="float">
            <text:p>1905.229847</text:p>
          </table:table-cell>
          <table:table-cell office:value-type="float" office:value="1862.003565" calcext:value-type="float">
            <text:p>1862.003565</text:p>
          </table:table-cell>
          <table:table-cell office:value-type="float" office:value="1947.336822" calcext:value-type="float">
            <text:p>1947.336822</text:p>
          </table:table-cell>
          <table:table-cell office:value-type="float" office:value="1615.792287" calcext:value-type="float">
            <text:p>1615.792287</text:p>
          </table:table-cell>
          <table:table-cell office:value-type="float" office:value="1394.760128" calcext:value-type="float">
            <text:p>1394.760128</text:p>
          </table:table-cell>
          <table:table-cell office:value-type="float" office:value="1427.07659" calcext:value-type="float">
            <text:p>1427.07659</text:p>
          </table:table-cell>
          <table:table-cell office:value-type="float" office:value="1289.716406" calcext:value-type="float">
            <text:p>1289.716406</text:p>
          </table:table-cell>
          <table:table-cell office:value-type="float" office:value="1232.137652" calcext:value-type="float">
            <text:p>1232.137652</text:p>
          </table:table-cell>
          <table:table-cell office:value-type="float" office:value="1103.447938" calcext:value-type="float">
            <text:p>1103.447938</text:p>
          </table:table-cell>
          <table:table-cell office:value-type="float" office:value="1212.971639" calcext:value-type="float">
            <text:p>1212.971639</text:p>
          </table:table-cell>
          <table:table-cell office:value-type="float" office:value="1213.777926" calcext:value-type="float">
            <text:p>1213.777926</text:p>
          </table:table-cell>
          <table:table-cell office:value-type="float" office:value="1085.265962" calcext:value-type="float">
            <text:p>1085.265962</text:p>
          </table:table-cell>
          <table:table-cell office:value-type="float" office:value="1133.056288" calcext:value-type="float">
            <text:p>1133.056288</text:p>
          </table:table-cell>
          <table:table-cell office:value-type="float" office:value="1063.839214" calcext:value-type="float">
            <text:p>1063.839214</text:p>
          </table:table-cell>
          <table:table-cell office:value-type="float" office:value="1091.251836" calcext:value-type="float">
            <text:p>1091.251836</text:p>
          </table:table-cell>
          <table:table-cell office:value-type="float" office:value="1004.303124" calcext:value-type="float">
            <text:p>1004.303124</text:p>
          </table:table-cell>
          <table:table-cell office:value-type="float" office:value="990.078789" calcext:value-type="float">
            <text:p>990.078789</text:p>
          </table:table-cell>
          <table:table-cell office:value-type="float" office:value="908.144098" calcext:value-type="float">
            <text:p>908.144098</text:p>
          </table:table-cell>
          <table:table-cell office:value-type="float" office:value="1068.718053" calcext:value-type="float">
            <text:p>1068.718053</text:p>
          </table:table-cell>
          <table:table-cell office:value-type="float" office:value="846.936427" calcext:value-type="float">
            <text:p>846.936427</text:p>
          </table:table-cell>
          <table:table-cell office:value-type="float" office:value="866.247487" calcext:value-type="float">
            <text:p>866.247487</text:p>
          </table:table-cell>
          <table:table-cell office:value-type="float" office:value="842.112366" calcext:value-type="float">
            <text:p>842.112366</text:p>
          </table:table-cell>
          <table:table-cell office:value-type="float" office:value="894.573453" calcext:value-type="float">
            <text:p>894.573453</text:p>
          </table:table-cell>
          <table:table-cell office:value-type="float" office:value="766.477902" calcext:value-type="float">
            <text:p>766.477902</text:p>
          </table:table-cell>
          <table:table-cell office:value-type="float" office:value="1019.761724" calcext:value-type="float">
            <text:p>1019.761724</text:p>
          </table:table-cell>
          <table:table-cell office:value-type="float" office:value="880.047479" calcext:value-type="float">
            <text:p>880.047479</text:p>
          </table:table-cell>
        </table:table-row>
        <table:table-row table:style-name="ro2">
          <table:table-cell table:number-columns-repeated="33"/>
        </table:table-row>
        <table:table-row table:style-name="ro3">
          <table:table-cell office:value-type="string" calcext:value-type="string">
            <text:p>fib_omp_compac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.850311" calcext:value-type="float">
            <text:p>5.850311</text:p>
          </table:table-cell>
          <table:table-cell office:value-type="float" office:value="9.8214" calcext:value-type="float">
            <text:p>9.8214</text:p>
          </table:table-cell>
          <table:table-cell office:value-type="float" office:value="14.351275" calcext:value-type="float">
            <text:p>14.351275</text:p>
          </table:table-cell>
          <table:table-cell office:value-type="float" office:value="16.84831" calcext:value-type="float">
            <text:p>16.84831</text:p>
          </table:table-cell>
          <table:table-cell office:value-type="float" office:value="5.051406" calcext:value-type="float">
            <text:p>5.051406</text:p>
          </table:table-cell>
          <table:table-cell office:value-type="float" office:value="7.596116" calcext:value-type="float">
            <text:p>7.596116</text:p>
          </table:table-cell>
          <table:table-cell office:value-type="float" office:value="6.473621" calcext:value-type="float">
            <text:p>6.473621</text:p>
          </table:table-cell>
          <table:table-cell office:value-type="float" office:value="8.274018" calcext:value-type="float">
            <text:p>8.274018</text:p>
          </table:table-cell>
          <table:table-cell office:value-type="float" office:value="6.43725" calcext:value-type="float">
            <text:p>6.43725</text:p>
          </table:table-cell>
          <table:table-cell office:value-type="float" office:value="8.985541" calcext:value-type="float">
            <text:p>8.985541</text:p>
          </table:table-cell>
          <table:table-cell office:value-type="float" office:value="11.623291" calcext:value-type="float">
            <text:p>11.623291</text:p>
          </table:table-cell>
          <table:table-cell office:value-type="float" office:value="7.399881" calcext:value-type="float">
            <text:p>7.399881</text:p>
          </table:table-cell>
          <table:table-cell office:value-type="float" office:value="20.172185" calcext:value-type="float">
            <text:p>20.172185</text:p>
          </table:table-cell>
          <table:table-cell office:value-type="float" office:value="49.572126" calcext:value-type="float">
            <text:p>49.572126</text:p>
          </table:table-cell>
          <table:table-cell office:value-type="float" office:value="65.515611" calcext:value-type="float">
            <text:p>65.515611</text:p>
          </table:table-cell>
          <table:table-cell office:value-type="float" office:value="11.089406" calcext:value-type="float">
            <text:p>11.089406</text:p>
          </table:table-cell>
          <table:table-cell office:value-type="float" office:value="13.772632" calcext:value-type="float">
            <text:p>13.772632</text:p>
          </table:table-cell>
          <table:table-cell office:value-type="float" office:value="12.028751" calcext:value-type="float">
            <text:p>12.028751</text:p>
          </table:table-cell>
          <table:table-cell office:value-type="float" office:value="12.404079" calcext:value-type="float">
            <text:p>12.404079</text:p>
          </table:table-cell>
          <table:table-cell office:value-type="float" office:value="18.452724" calcext:value-type="float">
            <text:p>18.452724</text:p>
          </table:table-cell>
          <table:table-cell office:value-type="float" office:value="15.049316" calcext:value-type="float">
            <text:p>15.049316</text:p>
          </table:table-cell>
          <table:table-cell office:value-type="float" office:value="15.051452" calcext:value-type="float">
            <text:p>15.051452</text:p>
          </table:table-cell>
          <table:table-cell office:value-type="float" office:value="23.18678" calcext:value-type="float">
            <text:p>23.18678</text:p>
          </table:table-cell>
          <table:table-cell office:value-type="float" office:value="15.30382" calcext:value-type="float">
            <text:p>15.30382</text:p>
          </table:table-cell>
          <table:table-cell office:value-type="float" office:value="17.728451" calcext:value-type="float">
            <text:p>17.728451</text:p>
          </table:table-cell>
          <table:table-cell office:value-type="float" office:value="13.331381" calcext:value-type="float">
            <text:p>13.331381</text:p>
          </table:table-cell>
          <table:table-cell office:value-type="float" office:value="10.125616" calcext:value-type="float">
            <text:p>10.125616</text:p>
          </table:table-cell>
          <table:table-cell office:value-type="float" office:value="58.464519" calcext:value-type="float">
            <text:p>58.464519</text:p>
          </table:table-cell>
          <table:table-cell office:value-type="float" office:value="37.495544" calcext:value-type="float">
            <text:p>37.495544</text:p>
          </table:table-cell>
          <table:table-cell office:value-type="float" office:value="24.317958" calcext:value-type="float">
            <text:p>24.317958</text:p>
          </table:table-cell>
          <table:table-cell office:value-type="float" office:value="22.370194" calcext:value-type="float">
            <text:p>22.370194</text:p>
          </table:table-cell>
          <table:table-cell office:value-type="float" office:value="16.810511" calcext:value-type="float">
            <text:p>16.810511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7.665981" calcext:value-type="float">
            <text:p>7.665981</text:p>
          </table:table-cell>
          <table:table-cell office:value-type="float" office:value="13.93717" calcext:value-type="float">
            <text:p>13.93717</text:p>
          </table:table-cell>
          <table:table-cell office:value-type="float" office:value="9.887417" calcext:value-type="float">
            <text:p>9.887417</text:p>
          </table:table-cell>
          <table:table-cell office:value-type="float" office:value="18.957339" calcext:value-type="float">
            <text:p>18.957339</text:p>
          </table:table-cell>
          <table:table-cell office:value-type="float" office:value="9.051479" calcext:value-type="float">
            <text:p>9.051479</text:p>
          </table:table-cell>
          <table:table-cell office:value-type="float" office:value="8.54089" calcext:value-type="float">
            <text:p>8.54089</text:p>
          </table:table-cell>
          <table:table-cell office:value-type="float" office:value="16.808377" calcext:value-type="float">
            <text:p>16.808377</text:p>
          </table:table-cell>
          <table:table-cell office:value-type="float" office:value="8.989021" calcext:value-type="float">
            <text:p>8.989021</text:p>
          </table:table-cell>
          <table:table-cell office:value-type="float" office:value="23.139474" calcext:value-type="float">
            <text:p>23.139474</text:p>
          </table:table-cell>
          <table:table-cell office:value-type="float" office:value="42.285074" calcext:value-type="float">
            <text:p>42.285074</text:p>
          </table:table-cell>
          <table:table-cell office:value-type="float" office:value="26.536402" calcext:value-type="float">
            <text:p>26.536402</text:p>
          </table:table-cell>
          <table:table-cell office:value-type="float" office:value="44.579789" calcext:value-type="float">
            <text:p>44.579789</text:p>
          </table:table-cell>
          <table:table-cell office:value-type="float" office:value="15.450601" calcext:value-type="float">
            <text:p>15.450601</text:p>
          </table:table-cell>
          <table:table-cell office:value-type="float" office:value="52.788117" calcext:value-type="float">
            <text:p>52.788117</text:p>
          </table:table-cell>
          <table:table-cell office:value-type="float" office:value="43.251488" calcext:value-type="float">
            <text:p>43.251488</text:p>
          </table:table-cell>
          <table:table-cell office:value-type="float" office:value="14.523331" calcext:value-type="float">
            <text:p>14.523331</text:p>
          </table:table-cell>
          <table:table-cell office:value-type="float" office:value="15.72523" calcext:value-type="float">
            <text:p>15.72523</text:p>
          </table:table-cell>
          <table:table-cell office:value-type="float" office:value="11.226873" calcext:value-type="float">
            <text:p>11.226873</text:p>
          </table:table-cell>
          <table:table-cell office:value-type="float" office:value="9.168221" calcext:value-type="float">
            <text:p>9.168221</text:p>
          </table:table-cell>
          <table:table-cell office:value-type="float" office:value="12.411148" calcext:value-type="float">
            <text:p>12.411148</text:p>
          </table:table-cell>
          <table:table-cell office:value-type="float" office:value="13.124494" calcext:value-type="float">
            <text:p>13.124494</text:p>
          </table:table-cell>
          <table:table-cell office:value-type="float" office:value="15.947209" calcext:value-type="float">
            <text:p>15.947209</text:p>
          </table:table-cell>
          <table:table-cell office:value-type="float" office:value="13.429736" calcext:value-type="float">
            <text:p>13.429736</text:p>
          </table:table-cell>
          <table:table-cell office:value-type="float" office:value="12.49844" calcext:value-type="float">
            <text:p>12.49844</text:p>
          </table:table-cell>
          <table:table-cell office:value-type="float" office:value="19.258728" calcext:value-type="float">
            <text:p>19.258728</text:p>
          </table:table-cell>
          <table:table-cell office:value-type="float" office:value="11.527057" calcext:value-type="float">
            <text:p>11.527057</text:p>
          </table:table-cell>
          <table:table-cell office:value-type="float" office:value="65.404979" calcext:value-type="float">
            <text:p>65.404979</text:p>
          </table:table-cell>
          <table:table-cell office:value-type="float" office:value="17.537352" calcext:value-type="float">
            <text:p>17.537352</text:p>
          </table:table-cell>
          <table:table-cell office:value-type="float" office:value="34.561052" calcext:value-type="float">
            <text:p>34.561052</text:p>
          </table:table-cell>
          <table:table-cell office:value-type="float" office:value="17.085424" calcext:value-type="float">
            <text:p>17.085424</text:p>
          </table:table-cell>
          <table:table-cell office:value-type="float" office:value="34.744337" calcext:value-type="float">
            <text:p>34.744337</text:p>
          </table:table-cell>
          <table:table-cell office:value-type="float" office:value="18.509424" calcext:value-type="float">
            <text:p>18.50942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7.826279" calcext:value-type="float">
            <text:p>7.826279</text:p>
          </table:table-cell>
          <table:table-cell office:value-type="float" office:value="16.876922" calcext:value-type="float">
            <text:p>16.876922</text:p>
          </table:table-cell>
          <table:table-cell office:value-type="float" office:value="9.753138" calcext:value-type="float">
            <text:p>9.753138</text:p>
          </table:table-cell>
          <table:table-cell office:value-type="float" office:value="10.769005" calcext:value-type="float">
            <text:p>10.769005</text:p>
          </table:table-cell>
          <table:table-cell office:value-type="float" office:value="11.725739" calcext:value-type="float">
            <text:p>11.725739</text:p>
          </table:table-cell>
          <table:table-cell office:value-type="float" office:value="69.726047" calcext:value-type="float">
            <text:p>69.726047</text:p>
          </table:table-cell>
          <table:table-cell office:value-type="float" office:value="10.682124" calcext:value-type="float">
            <text:p>10.682124</text:p>
          </table:table-cell>
          <table:table-cell office:value-type="float" office:value="11.036762" calcext:value-type="float">
            <text:p>11.036762</text:p>
          </table:table-cell>
          <table:table-cell office:value-type="float" office:value="21.557376" calcext:value-type="float">
            <text:p>21.557376</text:p>
          </table:table-cell>
          <table:table-cell office:value-type="float" office:value="11.543546" calcext:value-type="float">
            <text:p>11.543546</text:p>
          </table:table-cell>
          <table:table-cell office:value-type="float" office:value="21.750128" calcext:value-type="float">
            <text:p>21.750128</text:p>
          </table:table-cell>
          <table:table-cell office:value-type="float" office:value="16.370302" calcext:value-type="float">
            <text:p>16.370302</text:p>
          </table:table-cell>
          <table:table-cell office:value-type="float" office:value="33.433216" calcext:value-type="float">
            <text:p>33.433216</text:p>
          </table:table-cell>
          <table:table-cell office:value-type="float" office:value="37.636584" calcext:value-type="float">
            <text:p>37.636584</text:p>
          </table:table-cell>
          <table:table-cell office:value-type="float" office:value="20.574095" calcext:value-type="float">
            <text:p>20.574095</text:p>
          </table:table-cell>
          <table:table-cell office:value-type="float" office:value="13.074695" calcext:value-type="float">
            <text:p>13.074695</text:p>
          </table:table-cell>
          <table:table-cell office:value-type="float" office:value="14.867582" calcext:value-type="float">
            <text:p>14.867582</text:p>
          </table:table-cell>
          <table:table-cell office:value-type="float" office:value="21.090205" calcext:value-type="float">
            <text:p>21.090205</text:p>
          </table:table-cell>
          <table:table-cell office:value-type="float" office:value="42.895093" calcext:value-type="float">
            <text:p>42.895093</text:p>
          </table:table-cell>
          <table:table-cell office:value-type="float" office:value="35.996005" calcext:value-type="float">
            <text:p>35.996005</text:p>
          </table:table-cell>
          <table:table-cell office:value-type="float" office:value="52.085434" calcext:value-type="float">
            <text:p>52.085434</text:p>
          </table:table-cell>
          <table:table-cell office:value-type="float" office:value="44.454423" calcext:value-type="float">
            <text:p>44.454423</text:p>
          </table:table-cell>
          <table:table-cell office:value-type="float" office:value="14.388149" calcext:value-type="float">
            <text:p>14.388149</text:p>
          </table:table-cell>
          <table:table-cell office:value-type="float" office:value="13.139542" calcext:value-type="float">
            <text:p>13.139542</text:p>
          </table:table-cell>
          <table:table-cell office:value-type="float" office:value="112.857426" calcext:value-type="float">
            <text:p>112.857426</text:p>
          </table:table-cell>
          <table:table-cell office:value-type="float" office:value="57.142336" calcext:value-type="float">
            <text:p>57.142336</text:p>
          </table:table-cell>
          <table:table-cell office:value-type="float" office:value="14.622428" calcext:value-type="float">
            <text:p>14.622428</text:p>
          </table:table-cell>
          <table:table-cell office:value-type="float" office:value="18.117948" calcext:value-type="float">
            <text:p>18.117948</text:p>
          </table:table-cell>
          <table:table-cell office:value-type="float" office:value="12.835202" calcext:value-type="float">
            <text:p>12.835202</text:p>
          </table:table-cell>
          <table:table-cell office:value-type="float" office:value="163.321615" calcext:value-type="float">
            <text:p>163.321615</text:p>
          </table:table-cell>
          <table:table-cell office:value-type="float" office:value="15.494996" calcext:value-type="float">
            <text:p>15.494996</text:p>
          </table:table-cell>
          <table:table-cell office:value-type="float" office:value="46.949846" calcext:value-type="float">
            <text:p>46.949846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2.94178" calcext:value-type="float">
            <text:p>12.94178</text:p>
          </table:table-cell>
          <table:table-cell office:value-type="float" office:value="22.890515" calcext:value-type="float">
            <text:p>22.890515</text:p>
          </table:table-cell>
          <table:table-cell office:value-type="float" office:value="79.676243" calcext:value-type="float">
            <text:p>79.676243</text:p>
          </table:table-cell>
          <table:table-cell office:value-type="float" office:value="13.779199" calcext:value-type="float">
            <text:p>13.779199</text:p>
          </table:table-cell>
          <table:table-cell office:value-type="float" office:value="28.797866" calcext:value-type="float">
            <text:p>28.797866</text:p>
          </table:table-cell>
          <table:table-cell office:value-type="float" office:value="15.392923" calcext:value-type="float">
            <text:p>15.392923</text:p>
          </table:table-cell>
          <table:table-cell office:value-type="float" office:value="12.493036" calcext:value-type="float">
            <text:p>12.493036</text:p>
          </table:table-cell>
          <table:table-cell office:value-type="float" office:value="14.735516" calcext:value-type="float">
            <text:p>14.735516</text:p>
          </table:table-cell>
          <table:table-cell office:value-type="float" office:value="18.307949" calcext:value-type="float">
            <text:p>18.307949</text:p>
          </table:table-cell>
          <table:table-cell office:value-type="float" office:value="16.127614" calcext:value-type="float">
            <text:p>16.127614</text:p>
          </table:table-cell>
          <table:table-cell office:value-type="float" office:value="13.915717" calcext:value-type="float">
            <text:p>13.915717</text:p>
          </table:table-cell>
          <table:table-cell office:value-type="float" office:value="41.304384" calcext:value-type="float">
            <text:p>41.304384</text:p>
          </table:table-cell>
          <table:table-cell office:value-type="float" office:value="11.939928" calcext:value-type="float">
            <text:p>11.939928</text:p>
          </table:table-cell>
          <table:table-cell office:value-type="float" office:value="20.995701" calcext:value-type="float">
            <text:p>20.995701</text:p>
          </table:table-cell>
          <table:table-cell office:value-type="float" office:value="12.502022" calcext:value-type="float">
            <text:p>12.502022</text:p>
          </table:table-cell>
          <table:table-cell office:value-type="float" office:value="12.049979" calcext:value-type="float">
            <text:p>12.049979</text:p>
          </table:table-cell>
          <table:table-cell office:value-type="float" office:value="15.026334" calcext:value-type="float">
            <text:p>15.026334</text:p>
          </table:table-cell>
          <table:table-cell office:value-type="float" office:value="22.888481" calcext:value-type="float">
            <text:p>22.888481</text:p>
          </table:table-cell>
          <table:table-cell office:value-type="float" office:value="14.789537" calcext:value-type="float">
            <text:p>14.789537</text:p>
          </table:table-cell>
          <table:table-cell office:value-type="float" office:value="83.045187" calcext:value-type="float">
            <text:p>83.045187</text:p>
          </table:table-cell>
          <table:table-cell office:value-type="float" office:value="62.864175" calcext:value-type="float">
            <text:p>62.864175</text:p>
          </table:table-cell>
          <table:table-cell office:value-type="float" office:value="18.949306" calcext:value-type="float">
            <text:p>18.949306</text:p>
          </table:table-cell>
          <table:table-cell office:value-type="float" office:value="16.264112" calcext:value-type="float">
            <text:p>16.264112</text:p>
          </table:table-cell>
          <table:table-cell office:value-type="float" office:value="18.98553" calcext:value-type="float">
            <text:p>18.98553</text:p>
          </table:table-cell>
          <table:table-cell office:value-type="float" office:value="24.04254" calcext:value-type="float">
            <text:p>24.04254</text:p>
          </table:table-cell>
          <table:table-cell office:value-type="float" office:value="29.226637" calcext:value-type="float">
            <text:p>29.226637</text:p>
          </table:table-cell>
          <table:table-cell office:value-type="float" office:value="17.105855" calcext:value-type="float">
            <text:p>17.105855</text:p>
          </table:table-cell>
          <table:table-cell office:value-type="float" office:value="22.502257" calcext:value-type="float">
            <text:p>22.502257</text:p>
          </table:table-cell>
          <table:table-cell office:value-type="float" office:value="18.354707" calcext:value-type="float">
            <text:p>18.354707</text:p>
          </table:table-cell>
          <table:table-cell office:value-type="float" office:value="17.732568" calcext:value-type="float">
            <text:p>17.732568</text:p>
          </table:table-cell>
          <table:table-cell office:value-type="float" office:value="104.038889" calcext:value-type="float">
            <text:p>104.038889</text:p>
          </table:table-cell>
          <table:table-cell office:value-type="float" office:value="31.705443" calcext:value-type="float">
            <text:p>31.705443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8.118159" calcext:value-type="float">
            <text:p>18.118159</text:p>
          </table:table-cell>
          <table:table-cell office:value-type="float" office:value="32.43625" calcext:value-type="float">
            <text:p>32.43625</text:p>
          </table:table-cell>
          <table:table-cell office:value-type="float" office:value="22.15161" calcext:value-type="float">
            <text:p>22.15161</text:p>
          </table:table-cell>
          <table:table-cell office:value-type="float" office:value="20.106533" calcext:value-type="float">
            <text:p>20.106533</text:p>
          </table:table-cell>
          <table:table-cell office:value-type="float" office:value="17.054135" calcext:value-type="float">
            <text:p>17.054135</text:p>
          </table:table-cell>
          <table:table-cell office:value-type="float" office:value="91.955198" calcext:value-type="float">
            <text:p>91.955198</text:p>
          </table:table-cell>
          <table:table-cell office:value-type="float" office:value="17.819597" calcext:value-type="float">
            <text:p>17.819597</text:p>
          </table:table-cell>
          <table:table-cell office:value-type="float" office:value="48.917749" calcext:value-type="float">
            <text:p>48.917749</text:p>
          </table:table-cell>
          <table:table-cell office:value-type="float" office:value="63.466058" calcext:value-type="float">
            <text:p>63.466058</text:p>
          </table:table-cell>
          <table:table-cell office:value-type="float" office:value="17.81269" calcext:value-type="float">
            <text:p>17.81269</text:p>
          </table:table-cell>
          <table:table-cell office:value-type="float" office:value="85.191092" calcext:value-type="float">
            <text:p>85.191092</text:p>
          </table:table-cell>
          <table:table-cell office:value-type="float" office:value="23.854962" calcext:value-type="float">
            <text:p>23.854962</text:p>
          </table:table-cell>
          <table:table-cell office:value-type="float" office:value="44.332693" calcext:value-type="float">
            <text:p>44.332693</text:p>
          </table:table-cell>
          <table:table-cell office:value-type="float" office:value="75.463093" calcext:value-type="float">
            <text:p>75.463093</text:p>
          </table:table-cell>
          <table:table-cell office:value-type="float" office:value="45.308781" calcext:value-type="float">
            <text:p>45.308781</text:p>
          </table:table-cell>
          <table:table-cell office:value-type="float" office:value="15.741989" calcext:value-type="float">
            <text:p>15.741989</text:p>
          </table:table-cell>
          <table:table-cell office:value-type="float" office:value="17.761501" calcext:value-type="float">
            <text:p>17.761501</text:p>
          </table:table-cell>
          <table:table-cell office:value-type="float" office:value="35.129259" calcext:value-type="float">
            <text:p>35.129259</text:p>
          </table:table-cell>
          <table:table-cell office:value-type="float" office:value="17.38942" calcext:value-type="float">
            <text:p>17.38942</text:p>
          </table:table-cell>
          <table:table-cell office:value-type="float" office:value="97.729496" calcext:value-type="float">
            <text:p>97.729496</text:p>
          </table:table-cell>
          <table:table-cell office:value-type="float" office:value="82.923319" calcext:value-type="float">
            <text:p>82.923319</text:p>
          </table:table-cell>
          <table:table-cell office:value-type="float" office:value="17.14642" calcext:value-type="float">
            <text:p>17.14642</text:p>
          </table:table-cell>
          <table:table-cell office:value-type="float" office:value="24.59857" calcext:value-type="float">
            <text:p>24.59857</text:p>
          </table:table-cell>
          <table:table-cell office:value-type="float" office:value="38.651047" calcext:value-type="float">
            <text:p>38.651047</text:p>
          </table:table-cell>
          <table:table-cell office:value-type="float" office:value="34.634408" calcext:value-type="float">
            <text:p>34.634408</text:p>
          </table:table-cell>
          <table:table-cell office:value-type="float" office:value="43.914434" calcext:value-type="float">
            <text:p>43.914434</text:p>
          </table:table-cell>
          <table:table-cell office:value-type="float" office:value="34.974841" calcext:value-type="float">
            <text:p>34.974841</text:p>
          </table:table-cell>
          <table:table-cell office:value-type="float" office:value="36.052824" calcext:value-type="float">
            <text:p>36.052824</text:p>
          </table:table-cell>
          <table:table-cell office:value-type="float" office:value="18.683684" calcext:value-type="float">
            <text:p>18.683684</text:p>
          </table:table-cell>
          <table:table-cell office:value-type="float" office:value="38.995475" calcext:value-type="float">
            <text:p>38.995475</text:p>
          </table:table-cell>
          <table:table-cell office:value-type="float" office:value="24.171139" calcext:value-type="float">
            <text:p>24.171139</text:p>
          </table:table-cell>
          <table:table-cell office:value-type="float" office:value="23.226708" calcext:value-type="float">
            <text:p>23.22670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5.278037" calcext:value-type="float">
            <text:p>25.278037</text:p>
          </table:table-cell>
          <table:table-cell office:value-type="float" office:value="46.506574" calcext:value-type="float">
            <text:p>46.506574</text:p>
          </table:table-cell>
          <table:table-cell office:value-type="float" office:value="30.040598" calcext:value-type="float">
            <text:p>30.040598</text:p>
          </table:table-cell>
          <table:table-cell office:value-type="float" office:value="27.968194" calcext:value-type="float">
            <text:p>27.968194</text:p>
          </table:table-cell>
          <table:table-cell office:value-type="float" office:value="23.004942" calcext:value-type="float">
            <text:p>23.004942</text:p>
          </table:table-cell>
          <table:table-cell office:value-type="float" office:value="29.50837" calcext:value-type="float">
            <text:p>29.50837</text:p>
          </table:table-cell>
          <table:table-cell office:value-type="float" office:value="19.253256" calcext:value-type="float">
            <text:p>19.253256</text:p>
          </table:table-cell>
          <table:table-cell office:value-type="float" office:value="25.406773" calcext:value-type="float">
            <text:p>25.406773</text:p>
          </table:table-cell>
          <table:table-cell office:value-type="float" office:value="20.1839" calcext:value-type="float">
            <text:p>20.1839</text:p>
          </table:table-cell>
          <table:table-cell office:value-type="float" office:value="20.174044" calcext:value-type="float">
            <text:p>20.174044</text:p>
          </table:table-cell>
          <table:table-cell office:value-type="float" office:value="27.836024" calcext:value-type="float">
            <text:p>27.836024</text:p>
          </table:table-cell>
          <table:table-cell office:value-type="float" office:value="30.426563" calcext:value-type="float">
            <text:p>30.426563</text:p>
          </table:table-cell>
          <table:table-cell office:value-type="float" office:value="29.971798" calcext:value-type="float">
            <text:p>29.971798</text:p>
          </table:table-cell>
          <table:table-cell office:value-type="float" office:value="19.952906" calcext:value-type="float">
            <text:p>19.952906</text:p>
          </table:table-cell>
          <table:table-cell office:value-type="float" office:value="49.419434" calcext:value-type="float">
            <text:p>49.419434</text:p>
          </table:table-cell>
          <table:table-cell office:value-type="float" office:value="26.199413" calcext:value-type="float">
            <text:p>26.199413</text:p>
          </table:table-cell>
          <table:table-cell office:value-type="float" office:value="51.889551" calcext:value-type="float">
            <text:p>51.889551</text:p>
          </table:table-cell>
          <table:table-cell office:value-type="float" office:value="19.335696" calcext:value-type="float">
            <text:p>19.335696</text:p>
          </table:table-cell>
          <table:table-cell office:value-type="float" office:value="33.543481" calcext:value-type="float">
            <text:p>33.543481</text:p>
          </table:table-cell>
          <table:table-cell office:value-type="float" office:value="20.355282" calcext:value-type="float">
            <text:p>20.355282</text:p>
          </table:table-cell>
          <table:table-cell office:value-type="float" office:value="35.839938" calcext:value-type="float">
            <text:p>35.839938</text:p>
          </table:table-cell>
          <table:table-cell office:value-type="float" office:value="30.470935" calcext:value-type="float">
            <text:p>30.470935</text:p>
          </table:table-cell>
          <table:table-cell office:value-type="float" office:value="25.304615" calcext:value-type="float">
            <text:p>25.304615</text:p>
          </table:table-cell>
          <table:table-cell office:value-type="float" office:value="98.296705" calcext:value-type="float">
            <text:p>98.296705</text:p>
          </table:table-cell>
          <table:table-cell office:value-type="float" office:value="18.900561" calcext:value-type="float">
            <text:p>18.900561</text:p>
          </table:table-cell>
          <table:table-cell office:value-type="float" office:value="20.989162" calcext:value-type="float">
            <text:p>20.989162</text:p>
          </table:table-cell>
          <table:table-cell office:value-type="float" office:value="18.110127" calcext:value-type="float">
            <text:p>18.110127</text:p>
          </table:table-cell>
          <table:table-cell office:value-type="float" office:value="94.873912" calcext:value-type="float">
            <text:p>94.873912</text:p>
          </table:table-cell>
          <table:table-cell office:value-type="float" office:value="17.930729" calcext:value-type="float">
            <text:p>17.930729</text:p>
          </table:table-cell>
          <table:table-cell office:value-type="float" office:value="25.211128" calcext:value-type="float">
            <text:p>25.211128</text:p>
          </table:table-cell>
          <table:table-cell office:value-type="float" office:value="23.715813" calcext:value-type="float">
            <text:p>23.715813</text:p>
          </table:table-cell>
          <table:table-cell office:value-type="float" office:value="27.355053" calcext:value-type="float">
            <text:p>27.355053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9.22045" calcext:value-type="float">
            <text:p>39.22045</text:p>
          </table:table-cell>
          <table:table-cell office:value-type="float" office:value="128.828231" calcext:value-type="float">
            <text:p>128.828231</text:p>
          </table:table-cell>
          <table:table-cell office:value-type="float" office:value="42.400241" calcext:value-type="float">
            <text:p>42.400241</text:p>
          </table:table-cell>
          <table:table-cell office:value-type="float" office:value="52.11609" calcext:value-type="float">
            <text:p>52.11609</text:p>
          </table:table-cell>
          <table:table-cell office:value-type="float" office:value="41.954211" calcext:value-type="float">
            <text:p>41.954211</text:p>
          </table:table-cell>
          <table:table-cell office:value-type="float" office:value="31.911689" calcext:value-type="float">
            <text:p>31.911689</text:p>
          </table:table-cell>
          <table:table-cell office:value-type="float" office:value="31.69596" calcext:value-type="float">
            <text:p>31.69596</text:p>
          </table:table-cell>
          <table:table-cell office:value-type="float" office:value="31.693128" calcext:value-type="float">
            <text:p>31.693128</text:p>
          </table:table-cell>
          <table:table-cell office:value-type="float" office:value="35.329141" calcext:value-type="float">
            <text:p>35.329141</text:p>
          </table:table-cell>
          <table:table-cell office:value-type="float" office:value="23.523648" calcext:value-type="float">
            <text:p>23.523648</text:p>
          </table:table-cell>
          <table:table-cell office:value-type="float" office:value="35.093813" calcext:value-type="float">
            <text:p>35.093813</text:p>
          </table:table-cell>
          <table:table-cell office:value-type="float" office:value="95.158275" calcext:value-type="float">
            <text:p>95.158275</text:p>
          </table:table-cell>
          <table:table-cell office:value-type="float" office:value="30.50093" calcext:value-type="float">
            <text:p>30.50093</text:p>
          </table:table-cell>
          <table:table-cell office:value-type="float" office:value="82.281141" calcext:value-type="float">
            <text:p>82.281141</text:p>
          </table:table-cell>
          <table:table-cell office:value-type="float" office:value="29.93923" calcext:value-type="float">
            <text:p>29.93923</text:p>
          </table:table-cell>
          <table:table-cell office:value-type="float" office:value="20.867577" calcext:value-type="float">
            <text:p>20.867577</text:p>
          </table:table-cell>
          <table:table-cell office:value-type="float" office:value="28.216255" calcext:value-type="float">
            <text:p>28.216255</text:p>
          </table:table-cell>
          <table:table-cell office:value-type="float" office:value="88.241144" calcext:value-type="float">
            <text:p>88.241144</text:p>
          </table:table-cell>
          <table:table-cell office:value-type="float" office:value="25.581519" calcext:value-type="float">
            <text:p>25.581519</text:p>
          </table:table-cell>
          <table:table-cell office:value-type="float" office:value="24.366263" calcext:value-type="float">
            <text:p>24.366263</text:p>
          </table:table-cell>
          <table:table-cell office:value-type="float" office:value="33.010459" calcext:value-type="float">
            <text:p>33.010459</text:p>
          </table:table-cell>
          <table:table-cell office:value-type="float" office:value="26.686024" calcext:value-type="float">
            <text:p>26.686024</text:p>
          </table:table-cell>
          <table:table-cell office:value-type="float" office:value="27.196064" calcext:value-type="float">
            <text:p>27.196064</text:p>
          </table:table-cell>
          <table:table-cell office:value-type="float" office:value="32.672688" calcext:value-type="float">
            <text:p>32.672688</text:p>
          </table:table-cell>
          <table:table-cell office:value-type="float" office:value="24.255799" calcext:value-type="float">
            <text:p>24.255799</text:p>
          </table:table-cell>
          <table:table-cell office:value-type="float" office:value="28.556395" calcext:value-type="float">
            <text:p>28.556395</text:p>
          </table:table-cell>
          <table:table-cell office:value-type="float" office:value="95.453047" calcext:value-type="float">
            <text:p>95.453047</text:p>
          </table:table-cell>
          <table:table-cell office:value-type="float" office:value="27.85544" calcext:value-type="float">
            <text:p>27.85544</text:p>
          </table:table-cell>
          <table:table-cell office:value-type="float" office:value="28.641615" calcext:value-type="float">
            <text:p>28.641615</text:p>
          </table:table-cell>
          <table:table-cell office:value-type="float" office:value="85.308581" calcext:value-type="float">
            <text:p>85.308581</text:p>
          </table:table-cell>
          <table:table-cell office:value-type="float" office:value="95.611621" calcext:value-type="float">
            <text:p>95.611621</text:p>
          </table:table-cell>
          <table:table-cell office:value-type="float" office:value="28.708665" calcext:value-type="float">
            <text:p>28.70866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6.128928" calcext:value-type="float">
            <text:p>56.128928</text:p>
          </table:table-cell>
          <table:table-cell office:value-type="float" office:value="115.576087" calcext:value-type="float">
            <text:p>115.576087</text:p>
          </table:table-cell>
          <table:table-cell office:value-type="float" office:value="67.299107" calcext:value-type="float">
            <text:p>67.299107</text:p>
          </table:table-cell>
          <table:table-cell office:value-type="float" office:value="205.468954" calcext:value-type="float">
            <text:p>205.468954</text:p>
          </table:table-cell>
          <table:table-cell office:value-type="float" office:value="54.55087" calcext:value-type="float">
            <text:p>54.55087</text:p>
          </table:table-cell>
          <table:table-cell office:value-type="float" office:value="50.026233" calcext:value-type="float">
            <text:p>50.026233</text:p>
          </table:table-cell>
          <table:table-cell office:value-type="float" office:value="47.600454" calcext:value-type="float">
            <text:p>47.600454</text:p>
          </table:table-cell>
          <table:table-cell office:value-type="float" office:value="43.203261" calcext:value-type="float">
            <text:p>43.203261</text:p>
          </table:table-cell>
          <table:table-cell office:value-type="float" office:value="42.6868" calcext:value-type="float">
            <text:p>42.6868</text:p>
          </table:table-cell>
          <table:table-cell office:value-type="float" office:value="133.002115" calcext:value-type="float">
            <text:p>133.002115</text:p>
          </table:table-cell>
          <table:table-cell office:value-type="float" office:value="89.716812" calcext:value-type="float">
            <text:p>89.716812</text:p>
          </table:table-cell>
          <table:table-cell office:value-type="float" office:value="173.93768" calcext:value-type="float">
            <text:p>173.93768</text:p>
          </table:table-cell>
          <table:table-cell office:value-type="float" office:value="36.110728" calcext:value-type="float">
            <text:p>36.110728</text:p>
          </table:table-cell>
          <table:table-cell office:value-type="float" office:value="109.1847" calcext:value-type="float">
            <text:p>109.1847</text:p>
          </table:table-cell>
          <table:table-cell office:value-type="float" office:value="34.493829" calcext:value-type="float">
            <text:p>34.493829</text:p>
          </table:table-cell>
          <table:table-cell office:value-type="float" office:value="77.539413" calcext:value-type="float">
            <text:p>77.539413</text:p>
          </table:table-cell>
          <table:table-cell office:value-type="float" office:value="40.250356" calcext:value-type="float">
            <text:p>40.250356</text:p>
          </table:table-cell>
          <table:table-cell office:value-type="float" office:value="39.345503" calcext:value-type="float">
            <text:p>39.345503</text:p>
          </table:table-cell>
          <table:table-cell office:value-type="float" office:value="94.267119" calcext:value-type="float">
            <text:p>94.267119</text:p>
          </table:table-cell>
          <table:table-cell office:value-type="float" office:value="67.396469" calcext:value-type="float">
            <text:p>67.396469</text:p>
          </table:table-cell>
          <table:table-cell office:value-type="float" office:value="92.804307" calcext:value-type="float">
            <text:p>92.804307</text:p>
          </table:table-cell>
          <table:table-cell office:value-type="float" office:value="38.317307" calcext:value-type="float">
            <text:p>38.317307</text:p>
          </table:table-cell>
          <table:table-cell office:value-type="float" office:value="35.205773" calcext:value-type="float">
            <text:p>35.205773</text:p>
          </table:table-cell>
          <table:table-cell office:value-type="float" office:value="37.114068" calcext:value-type="float">
            <text:p>37.114068</text:p>
          </table:table-cell>
          <table:table-cell office:value-type="float" office:value="47.772045" calcext:value-type="float">
            <text:p>47.772045</text:p>
          </table:table-cell>
          <table:table-cell office:value-type="float" office:value="145.451472" calcext:value-type="float">
            <text:p>145.451472</text:p>
          </table:table-cell>
          <table:table-cell office:value-type="float" office:value="96.601191" calcext:value-type="float">
            <text:p>96.601191</text:p>
          </table:table-cell>
          <table:table-cell office:value-type="float" office:value="37.954357" calcext:value-type="float">
            <text:p>37.954357</text:p>
          </table:table-cell>
          <table:table-cell office:value-type="float" office:value="40.368482" calcext:value-type="float">
            <text:p>40.368482</text:p>
          </table:table-cell>
          <table:table-cell office:value-type="float" office:value="35.687692" calcext:value-type="float">
            <text:p>35.687692</text:p>
          </table:table-cell>
          <table:table-cell office:value-type="float" office:value="83.175767" calcext:value-type="float">
            <text:p>83.175767</text:p>
          </table:table-cell>
          <table:table-cell office:value-type="float" office:value="30.538919" calcext:value-type="float">
            <text:p>30.53891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3.311329" calcext:value-type="float">
            <text:p>93.311329</text:p>
          </table:table-cell>
          <table:table-cell office:value-type="float" office:value="170.111937" calcext:value-type="float">
            <text:p>170.111937</text:p>
          </table:table-cell>
          <table:table-cell office:value-type="float" office:value="77.97362" calcext:value-type="float">
            <text:p>77.97362</text:p>
          </table:table-cell>
          <table:table-cell office:value-type="float" office:value="69.624192" calcext:value-type="float">
            <text:p>69.624192</text:p>
          </table:table-cell>
          <table:table-cell office:value-type="float" office:value="63.085537" calcext:value-type="float">
            <text:p>63.085537</text:p>
          </table:table-cell>
          <table:table-cell office:value-type="float" office:value="133.77267" calcext:value-type="float">
            <text:p>133.77267</text:p>
          </table:table-cell>
          <table:table-cell office:value-type="float" office:value="55.112407" calcext:value-type="float">
            <text:p>55.112407</text:p>
          </table:table-cell>
          <table:table-cell office:value-type="float" office:value="132.527255" calcext:value-type="float">
            <text:p>132.527255</text:p>
          </table:table-cell>
          <table:table-cell office:value-type="float" office:value="159.72265" calcext:value-type="float">
            <text:p>159.72265</text:p>
          </table:table-cell>
          <table:table-cell office:value-type="float" office:value="44.715725" calcext:value-type="float">
            <text:p>44.715725</text:p>
          </table:table-cell>
          <table:table-cell office:value-type="float" office:value="44.922271" calcext:value-type="float">
            <text:p>44.922271</text:p>
          </table:table-cell>
          <table:table-cell office:value-type="float" office:value="41.019079" calcext:value-type="float">
            <text:p>41.019079</text:p>
          </table:table-cell>
          <table:table-cell office:value-type="float" office:value="45.68431" calcext:value-type="float">
            <text:p>45.68431</text:p>
          </table:table-cell>
          <table:table-cell office:value-type="float" office:value="46.273531" calcext:value-type="float">
            <text:p>46.273531</text:p>
          </table:table-cell>
          <table:table-cell office:value-type="float" office:value="41.175153" calcext:value-type="float">
            <text:p>41.175153</text:p>
          </table:table-cell>
          <table:table-cell office:value-type="float" office:value="43.378979" calcext:value-type="float">
            <text:p>43.378979</text:p>
          </table:table-cell>
          <table:table-cell office:value-type="float" office:value="92.474215" calcext:value-type="float">
            <text:p>92.474215</text:p>
          </table:table-cell>
          <table:table-cell office:value-type="float" office:value="169.053244" calcext:value-type="float">
            <text:p>169.053244</text:p>
          </table:table-cell>
          <table:table-cell office:value-type="float" office:value="37.179536" calcext:value-type="float">
            <text:p>37.179536</text:p>
          </table:table-cell>
          <table:table-cell office:value-type="float" office:value="44.171546" calcext:value-type="float">
            <text:p>44.171546</text:p>
          </table:table-cell>
          <table:table-cell office:value-type="float" office:value="84.026244" calcext:value-type="float">
            <text:p>84.026244</text:p>
          </table:table-cell>
          <table:table-cell office:value-type="float" office:value="38.34767" calcext:value-type="float">
            <text:p>38.34767</text:p>
          </table:table-cell>
          <table:table-cell office:value-type="float" office:value="37.829224" calcext:value-type="float">
            <text:p>37.829224</text:p>
          </table:table-cell>
          <table:table-cell office:value-type="float" office:value="49.757058" calcext:value-type="float">
            <text:p>49.757058</text:p>
          </table:table-cell>
          <table:table-cell office:value-type="float" office:value="48.601339" calcext:value-type="float">
            <text:p>48.601339</text:p>
          </table:table-cell>
          <table:table-cell office:value-type="float" office:value="46.456167" calcext:value-type="float">
            <text:p>46.456167</text:p>
          </table:table-cell>
          <table:table-cell office:value-type="float" office:value="44.334871" calcext:value-type="float">
            <text:p>44.334871</text:p>
          </table:table-cell>
          <table:table-cell office:value-type="float" office:value="48.585451" calcext:value-type="float">
            <text:p>48.585451</text:p>
          </table:table-cell>
          <table:table-cell office:value-type="float" office:value="36.942032" calcext:value-type="float">
            <text:p>36.942032</text:p>
          </table:table-cell>
          <table:table-cell office:value-type="float" office:value="44.728549" calcext:value-type="float">
            <text:p>44.728549</text:p>
          </table:table-cell>
          <table:table-cell office:value-type="float" office:value="129.296095" calcext:value-type="float">
            <text:p>129.296095</text:p>
          </table:table-cell>
          <table:table-cell office:value-type="float" office:value="58.724308" calcext:value-type="float">
            <text:p>58.724308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06.790355" calcext:value-type="float">
            <text:p>106.790355</text:p>
          </table:table-cell>
          <table:table-cell office:value-type="float" office:value="280.602224" calcext:value-type="float">
            <text:p>280.602224</text:p>
          </table:table-cell>
          <table:table-cell office:value-type="float" office:value="121.033248" calcext:value-type="float">
            <text:p>121.033248</text:p>
          </table:table-cell>
          <table:table-cell office:value-type="float" office:value="115.950011" calcext:value-type="float">
            <text:p>115.950011</text:p>
          </table:table-cell>
          <table:table-cell office:value-type="float" office:value="96.890032" calcext:value-type="float">
            <text:p>96.890032</text:p>
          </table:table-cell>
          <table:table-cell office:value-type="float" office:value="87.280813" calcext:value-type="float">
            <text:p>87.280813</text:p>
          </table:table-cell>
          <table:table-cell office:value-type="float" office:value="72.108029" calcext:value-type="float">
            <text:p>72.108029</text:p>
          </table:table-cell>
          <table:table-cell office:value-type="float" office:value="75.919227" calcext:value-type="float">
            <text:p>75.919227</text:p>
          </table:table-cell>
          <table:table-cell office:value-type="float" office:value="75.302906" calcext:value-type="float">
            <text:p>75.302906</text:p>
          </table:table-cell>
          <table:table-cell office:value-type="float" office:value="69.828358" calcext:value-type="float">
            <text:p>69.828358</text:p>
          </table:table-cell>
          <table:table-cell office:value-type="float" office:value="74.676409" calcext:value-type="float">
            <text:p>74.676409</text:p>
          </table:table-cell>
          <table:table-cell office:value-type="float" office:value="70.817771" calcext:value-type="float">
            <text:p>70.817771</text:p>
          </table:table-cell>
          <table:table-cell office:value-type="float" office:value="57.050173" calcext:value-type="float">
            <text:p>57.050173</text:p>
          </table:table-cell>
          <table:table-cell office:value-type="float" office:value="144.180381" calcext:value-type="float">
            <text:p>144.180381</text:p>
          </table:table-cell>
          <table:table-cell office:value-type="float" office:value="57.082946" calcext:value-type="float">
            <text:p>57.082946</text:p>
          </table:table-cell>
          <table:table-cell office:value-type="float" office:value="175.994214" calcext:value-type="float">
            <text:p>175.994214</text:p>
          </table:table-cell>
          <table:table-cell office:value-type="float" office:value="146.350824" calcext:value-type="float">
            <text:p>146.350824</text:p>
          </table:table-cell>
          <table:table-cell office:value-type="float" office:value="129.71714" calcext:value-type="float">
            <text:p>129.71714</text:p>
          </table:table-cell>
          <table:table-cell office:value-type="float" office:value="56.999268" calcext:value-type="float">
            <text:p>56.999268</text:p>
          </table:table-cell>
          <table:table-cell office:value-type="float" office:value="61.615669" calcext:value-type="float">
            <text:p>61.615669</text:p>
          </table:table-cell>
          <table:table-cell office:value-type="float" office:value="67.776482" calcext:value-type="float">
            <text:p>67.776482</text:p>
          </table:table-cell>
          <table:table-cell office:value-type="float" office:value="58.335791" calcext:value-type="float">
            <text:p>58.335791</text:p>
          </table:table-cell>
          <table:table-cell office:value-type="float" office:value="123.357987" calcext:value-type="float">
            <text:p>123.357987</text:p>
          </table:table-cell>
          <table:table-cell office:value-type="float" office:value="121.21193" calcext:value-type="float">
            <text:p>121.21193</text:p>
          </table:table-cell>
          <table:table-cell office:value-type="float" office:value="56.718613" calcext:value-type="float">
            <text:p>56.718613</text:p>
          </table:table-cell>
          <table:table-cell office:value-type="float" office:value="58.814412" calcext:value-type="float">
            <text:p>58.814412</text:p>
          </table:table-cell>
          <table:table-cell office:value-type="float" office:value="54.527696" calcext:value-type="float">
            <text:p>54.527696</text:p>
          </table:table-cell>
          <table:table-cell office:value-type="float" office:value="54.571402" calcext:value-type="float">
            <text:p>54.571402</text:p>
          </table:table-cell>
          <table:table-cell office:value-type="float" office:value="54.839669" calcext:value-type="float">
            <text:p>54.839669</text:p>
          </table:table-cell>
          <table:table-cell office:value-type="float" office:value="50.127309" calcext:value-type="float">
            <text:p>50.127309</text:p>
          </table:table-cell>
          <table:table-cell office:value-type="float" office:value="134.590519" calcext:value-type="float">
            <text:p>134.590519</text:p>
          </table:table-cell>
          <table:table-cell office:value-type="float" office:value="47.642391" calcext:value-type="float">
            <text:p>47.64239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70.899429" calcext:value-type="float">
            <text:p>170.899429</text:p>
          </table:table-cell>
          <table:table-cell office:value-type="float" office:value="442.172679" calcext:value-type="float">
            <text:p>442.172679</text:p>
          </table:table-cell>
          <table:table-cell office:value-type="float" office:value="204.561047" calcext:value-type="float">
            <text:p>204.561047</text:p>
          </table:table-cell>
          <table:table-cell office:value-type="float" office:value="188.225161" calcext:value-type="float">
            <text:p>188.225161</text:p>
          </table:table-cell>
          <table:table-cell office:value-type="float" office:value="210.828784" calcext:value-type="float">
            <text:p>210.828784</text:p>
          </table:table-cell>
          <table:table-cell office:value-type="float" office:value="126.537704" calcext:value-type="float">
            <text:p>126.537704</text:p>
          </table:table-cell>
          <table:table-cell office:value-type="float" office:value="121.661946" calcext:value-type="float">
            <text:p>121.661946</text:p>
          </table:table-cell>
          <table:table-cell office:value-type="float" office:value="123.220672" calcext:value-type="float">
            <text:p>123.220672</text:p>
          </table:table-cell>
          <table:table-cell office:value-type="float" office:value="141.722362" calcext:value-type="float">
            <text:p>141.722362</text:p>
          </table:table-cell>
          <table:table-cell office:value-type="float" office:value="112.626312" calcext:value-type="float">
            <text:p>112.626312</text:p>
          </table:table-cell>
          <table:table-cell office:value-type="float" office:value="104.860131" calcext:value-type="float">
            <text:p>104.860131</text:p>
          </table:table-cell>
          <table:table-cell office:value-type="float" office:value="92.288596" calcext:value-type="float">
            <text:p>92.288596</text:p>
          </table:table-cell>
          <table:table-cell office:value-type="float" office:value="189.698889" calcext:value-type="float">
            <text:p>189.698889</text:p>
          </table:table-cell>
          <table:table-cell office:value-type="float" office:value="183.402083" calcext:value-type="float">
            <text:p>183.402083</text:p>
          </table:table-cell>
          <table:table-cell office:value-type="float" office:value="90.586044" calcext:value-type="float">
            <text:p>90.586044</text:p>
          </table:table-cell>
          <table:table-cell office:value-type="float" office:value="194.006559" calcext:value-type="float">
            <text:p>194.006559</text:p>
          </table:table-cell>
          <table:table-cell office:value-type="float" office:value="162.310433" calcext:value-type="float">
            <text:p>162.310433</text:p>
          </table:table-cell>
          <table:table-cell office:value-type="float" office:value="202.534329" calcext:value-type="float">
            <text:p>202.534329</text:p>
          </table:table-cell>
          <table:table-cell office:value-type="float" office:value="93.359294" calcext:value-type="float">
            <text:p>93.359294</text:p>
          </table:table-cell>
          <table:table-cell office:value-type="float" office:value="93.355861" calcext:value-type="float">
            <text:p>93.355861</text:p>
          </table:table-cell>
          <table:table-cell office:value-type="float" office:value="164.979888" calcext:value-type="float">
            <text:p>164.979888</text:p>
          </table:table-cell>
          <table:table-cell office:value-type="float" office:value="80.692521" calcext:value-type="float">
            <text:p>80.692521</text:p>
          </table:table-cell>
          <table:table-cell office:value-type="float" office:value="81.068301" calcext:value-type="float">
            <text:p>81.068301</text:p>
          </table:table-cell>
          <table:table-cell office:value-type="float" office:value="83.215048" calcext:value-type="float">
            <text:p>83.215048</text:p>
          </table:table-cell>
          <table:table-cell office:value-type="float" office:value="72.232262" calcext:value-type="float">
            <text:p>72.232262</text:p>
          </table:table-cell>
          <table:table-cell office:value-type="float" office:value="156.430493" calcext:value-type="float">
            <text:p>156.430493</text:p>
          </table:table-cell>
          <table:table-cell office:value-type="float" office:value="119.841964" calcext:value-type="float">
            <text:p>119.841964</text:p>
          </table:table-cell>
          <table:table-cell office:value-type="float" office:value="82.658031" calcext:value-type="float">
            <text:p>82.658031</text:p>
          </table:table-cell>
          <table:table-cell office:value-type="float" office:value="101.102786" calcext:value-type="float">
            <text:p>101.102786</text:p>
          </table:table-cell>
          <table:table-cell office:value-type="float" office:value="71.112399" calcext:value-type="float">
            <text:p>71.112399</text:p>
          </table:table-cell>
          <table:table-cell office:value-type="float" office:value="128.520411" calcext:value-type="float">
            <text:p>128.520411</text:p>
          </table:table-cell>
          <table:table-cell office:value-type="float" office:value="63.082929" calcext:value-type="float">
            <text:p>63.082929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72.135108" calcext:value-type="float">
            <text:p>272.135108</text:p>
          </table:table-cell>
          <table:table-cell office:value-type="float" office:value="809.838554" calcext:value-type="float">
            <text:p>809.838554</text:p>
          </table:table-cell>
          <table:table-cell office:value-type="float" office:value="414.232318" calcext:value-type="float">
            <text:p>414.232318</text:p>
          </table:table-cell>
          <table:table-cell office:value-type="float" office:value="372.501927" calcext:value-type="float">
            <text:p>372.501927</text:p>
          </table:table-cell>
          <table:table-cell office:value-type="float" office:value="254.342285" calcext:value-type="float">
            <text:p>254.342285</text:p>
          </table:table-cell>
          <table:table-cell office:value-type="float" office:value="274.180109" calcext:value-type="float">
            <text:p>274.180109</text:p>
          </table:table-cell>
          <table:table-cell office:value-type="float" office:value="197.207841" calcext:value-type="float">
            <text:p>197.207841</text:p>
          </table:table-cell>
          <table:table-cell office:value-type="float" office:value="370.131753" calcext:value-type="float">
            <text:p>370.131753</text:p>
          </table:table-cell>
          <table:table-cell office:value-type="float" office:value="363.827416" calcext:value-type="float">
            <text:p>363.827416</text:p>
          </table:table-cell>
          <table:table-cell office:value-type="float" office:value="157.639294" calcext:value-type="float">
            <text:p>157.639294</text:p>
          </table:table-cell>
          <table:table-cell office:value-type="float" office:value="151.831688" calcext:value-type="float">
            <text:p>151.831688</text:p>
          </table:table-cell>
          <table:table-cell office:value-type="float" office:value="166.18032" calcext:value-type="float">
            <text:p>166.18032</text:p>
          </table:table-cell>
          <table:table-cell office:value-type="float" office:value="153.342183" calcext:value-type="float">
            <text:p>153.342183</text:p>
          </table:table-cell>
          <table:table-cell office:value-type="float" office:value="212.404085" calcext:value-type="float">
            <text:p>212.404085</text:p>
          </table:table-cell>
          <table:table-cell office:value-type="float" office:value="138.26171" calcext:value-type="float">
            <text:p>138.26171</text:p>
          </table:table-cell>
          <table:table-cell office:value-type="float" office:value="209.87575" calcext:value-type="float">
            <text:p>209.87575</text:p>
          </table:table-cell>
          <table:table-cell office:value-type="float" office:value="132.252589" calcext:value-type="float">
            <text:p>132.252589</text:p>
          </table:table-cell>
          <table:table-cell office:value-type="float" office:value="233.429083" calcext:value-type="float">
            <text:p>233.429083</text:p>
          </table:table-cell>
          <table:table-cell office:value-type="float" office:value="134.150129" calcext:value-type="float">
            <text:p>134.150129</text:p>
          </table:table-cell>
          <table:table-cell office:value-type="float" office:value="202.641103" calcext:value-type="float">
            <text:p>202.641103</text:p>
          </table:table-cell>
          <table:table-cell office:value-type="float" office:value="218.067662" calcext:value-type="float">
            <text:p>218.067662</text:p>
          </table:table-cell>
          <table:table-cell office:value-type="float" office:value="117.092212" calcext:value-type="float">
            <text:p>117.092212</text:p>
          </table:table-cell>
          <table:table-cell office:value-type="float" office:value="112.577188" calcext:value-type="float">
            <text:p>112.577188</text:p>
          </table:table-cell>
          <table:table-cell office:value-type="float" office:value="203.708736" calcext:value-type="float">
            <text:p>203.708736</text:p>
          </table:table-cell>
          <table:table-cell office:value-type="float" office:value="110.279799" calcext:value-type="float">
            <text:p>110.279799</text:p>
          </table:table-cell>
          <table:table-cell office:value-type="float" office:value="125.645191" calcext:value-type="float">
            <text:p>125.645191</text:p>
          </table:table-cell>
          <table:table-cell office:value-type="float" office:value="121.682187" calcext:value-type="float">
            <text:p>121.682187</text:p>
          </table:table-cell>
          <table:table-cell office:value-type="float" office:value="115.669929" calcext:value-type="float">
            <text:p>115.669929</text:p>
          </table:table-cell>
          <table:table-cell office:value-type="float" office:value="110.052145" calcext:value-type="float">
            <text:p>110.052145</text:p>
          </table:table-cell>
          <table:table-cell office:value-type="float" office:value="111.671899" calcext:value-type="float">
            <text:p>111.671899</text:p>
          </table:table-cell>
          <table:table-cell office:value-type="float" office:value="103.843009" calcext:value-type="float">
            <text:p>103.843009</text:p>
          </table:table-cell>
          <table:table-cell office:value-type="float" office:value="202.488337" calcext:value-type="float">
            <text:p>202.488337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483.238921" calcext:value-type="float">
            <text:p>483.238921</text:p>
          </table:table-cell>
          <table:table-cell office:value-type="float" office:value="1384.757148" calcext:value-type="float">
            <text:p>1384.757148</text:p>
          </table:table-cell>
          <table:table-cell office:value-type="float" office:value="739.226267" calcext:value-type="float">
            <text:p>739.226267</text:p>
          </table:table-cell>
          <table:table-cell office:value-type="float" office:value="714.252351" calcext:value-type="float">
            <text:p>714.252351</text:p>
          </table:table-cell>
          <table:table-cell office:value-type="float" office:value="510.307776" calcext:value-type="float">
            <text:p>510.307776</text:p>
          </table:table-cell>
          <table:table-cell office:value-type="float" office:value="662.817085" calcext:value-type="float">
            <text:p>662.817085</text:p>
          </table:table-cell>
          <table:table-cell office:value-type="float" office:value="366.931901" calcext:value-type="float">
            <text:p>366.931901</text:p>
          </table:table-cell>
          <table:table-cell office:value-type="float" office:value="367.393056" calcext:value-type="float">
            <text:p>367.393056</text:p>
          </table:table-cell>
          <table:table-cell office:value-type="float" office:value="354.527338" calcext:value-type="float">
            <text:p>354.527338</text:p>
          </table:table-cell>
          <table:table-cell office:value-type="float" office:value="328.074893" calcext:value-type="float">
            <text:p>328.074893</text:p>
          </table:table-cell>
          <table:table-cell office:value-type="float" office:value="264.941628" calcext:value-type="float">
            <text:p>264.941628</text:p>
          </table:table-cell>
          <table:table-cell office:value-type="float" office:value="409.550601" calcext:value-type="float">
            <text:p>409.550601</text:p>
          </table:table-cell>
          <table:table-cell office:value-type="float" office:value="225.082863" calcext:value-type="float">
            <text:p>225.082863</text:p>
          </table:table-cell>
          <table:table-cell office:value-type="float" office:value="223.09466" calcext:value-type="float">
            <text:p>223.09466</text:p>
          </table:table-cell>
          <table:table-cell office:value-type="float" office:value="257.054907" calcext:value-type="float">
            <text:p>257.054907</text:p>
          </table:table-cell>
          <table:table-cell office:value-type="float" office:value="190.914563" calcext:value-type="float">
            <text:p>190.914563</text:p>
          </table:table-cell>
          <table:table-cell office:value-type="float" office:value="228.450816" calcext:value-type="float">
            <text:p>228.450816</text:p>
          </table:table-cell>
          <table:table-cell office:value-type="float" office:value="214.469378" calcext:value-type="float">
            <text:p>214.469378</text:p>
          </table:table-cell>
          <table:table-cell office:value-type="float" office:value="216.069947" calcext:value-type="float">
            <text:p>216.069947</text:p>
          </table:table-cell>
          <table:table-cell office:value-type="float" office:value="187.344743" calcext:value-type="float">
            <text:p>187.344743</text:p>
          </table:table-cell>
          <table:table-cell office:value-type="float" office:value="235.036439" calcext:value-type="float">
            <text:p>235.036439</text:p>
          </table:table-cell>
          <table:table-cell office:value-type="float" office:value="174.214503" calcext:value-type="float">
            <text:p>174.214503</text:p>
          </table:table-cell>
          <table:table-cell office:value-type="float" office:value="278.163201" calcext:value-type="float">
            <text:p>278.163201</text:p>
          </table:table-cell>
          <table:table-cell office:value-type="float" office:value="193.991615" calcext:value-type="float">
            <text:p>193.991615</text:p>
          </table:table-cell>
          <table:table-cell office:value-type="float" office:value="322.009232" calcext:value-type="float">
            <text:p>322.009232</text:p>
          </table:table-cell>
          <table:table-cell office:value-type="float" office:value="173.882257" calcext:value-type="float">
            <text:p>173.882257</text:p>
          </table:table-cell>
          <table:table-cell office:value-type="float" office:value="160.45967" calcext:value-type="float">
            <text:p>160.45967</text:p>
          </table:table-cell>
          <table:table-cell office:value-type="float" office:value="167.067424" calcext:value-type="float">
            <text:p>167.067424</text:p>
          </table:table-cell>
          <table:table-cell office:value-type="float" office:value="157.190401" calcext:value-type="float">
            <text:p>157.190401</text:p>
          </table:table-cell>
          <table:table-cell office:value-type="float" office:value="263.038569" calcext:value-type="float">
            <text:p>263.038569</text:p>
          </table:table-cell>
          <table:table-cell office:value-type="float" office:value="148.93003" calcext:value-type="float">
            <text:p>148.93003</text:p>
          </table:table-cell>
          <table:table-cell office:value-type="float" office:value="142.83976" calcext:value-type="float">
            <text:p>142.83976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727.172358" calcext:value-type="float">
            <text:p>727.172358</text:p>
          </table:table-cell>
          <table:table-cell office:value-type="float" office:value="2320.263918" calcext:value-type="float">
            <text:p>2320.263918</text:p>
          </table:table-cell>
          <table:table-cell office:value-type="float" office:value="1309.885817" calcext:value-type="float">
            <text:p>1309.885817</text:p>
          </table:table-cell>
          <table:table-cell office:value-type="float" office:value="1157.793369" calcext:value-type="float">
            <text:p>1157.793369</text:p>
          </table:table-cell>
          <table:table-cell office:value-type="float" office:value="884.621645" calcext:value-type="float">
            <text:p>884.621645</text:p>
          </table:table-cell>
          <table:table-cell office:value-type="float" office:value="808.452451" calcext:value-type="float">
            <text:p>808.452451</text:p>
          </table:table-cell>
          <table:table-cell office:value-type="float" office:value="755.342276" calcext:value-type="float">
            <text:p>755.342276</text:p>
          </table:table-cell>
          <table:table-cell office:value-type="float" office:value="786.347655" calcext:value-type="float">
            <text:p>786.347655</text:p>
          </table:table-cell>
          <table:table-cell office:value-type="float" office:value="594.523044" calcext:value-type="float">
            <text:p>594.523044</text:p>
          </table:table-cell>
          <table:table-cell office:value-type="float" office:value="562.973737" calcext:value-type="float">
            <text:p>562.973737</text:p>
          </table:table-cell>
          <table:table-cell office:value-type="float" office:value="503.721451" calcext:value-type="float">
            <text:p>503.721451</text:p>
          </table:table-cell>
          <table:table-cell office:value-type="float" office:value="571.114792" calcext:value-type="float">
            <text:p>571.114792</text:p>
          </table:table-cell>
          <table:table-cell office:value-type="float" office:value="626.436506" calcext:value-type="float">
            <text:p>626.436506</text:p>
          </table:table-cell>
          <table:table-cell office:value-type="float" office:value="422.732105" calcext:value-type="float">
            <text:p>422.732105</text:p>
          </table:table-cell>
          <table:table-cell office:value-type="float" office:value="394.827921" calcext:value-type="float">
            <text:p>394.827921</text:p>
          </table:table-cell>
          <table:table-cell office:value-type="float" office:value="496.640689" calcext:value-type="float">
            <text:p>496.640689</text:p>
          </table:table-cell>
          <table:table-cell office:value-type="float" office:value="395.860198" calcext:value-type="float">
            <text:p>395.860198</text:p>
          </table:table-cell>
          <table:table-cell office:value-type="float" office:value="458.181011" calcext:value-type="float">
            <text:p>458.181011</text:p>
          </table:table-cell>
          <table:table-cell office:value-type="float" office:value="435.367412" calcext:value-type="float">
            <text:p>435.367412</text:p>
          </table:table-cell>
          <table:table-cell office:value-type="float" office:value="399.166763" calcext:value-type="float">
            <text:p>399.166763</text:p>
          </table:table-cell>
          <table:table-cell office:value-type="float" office:value="448.313532" calcext:value-type="float">
            <text:p>448.313532</text:p>
          </table:table-cell>
          <table:table-cell office:value-type="float" office:value="347.972256" calcext:value-type="float">
            <text:p>347.972256</text:p>
          </table:table-cell>
          <table:table-cell office:value-type="float" office:value="321.117112" calcext:value-type="float">
            <text:p>321.117112</text:p>
          </table:table-cell>
          <table:table-cell office:value-type="float" office:value="351.558856" calcext:value-type="float">
            <text:p>351.558856</text:p>
          </table:table-cell>
          <table:table-cell office:value-type="float" office:value="323.146231" calcext:value-type="float">
            <text:p>323.146231</text:p>
          </table:table-cell>
          <table:table-cell office:value-type="float" office:value="334.63549" calcext:value-type="float">
            <text:p>334.63549</text:p>
          </table:table-cell>
          <table:table-cell office:value-type="float" office:value="287.73481" calcext:value-type="float">
            <text:p>287.73481</text:p>
          </table:table-cell>
          <table:table-cell office:value-type="float" office:value="324.82088" calcext:value-type="float">
            <text:p>324.82088</text:p>
          </table:table-cell>
          <table:table-cell office:value-type="float" office:value="264.237448" calcext:value-type="float">
            <text:p>264.237448</text:p>
          </table:table-cell>
          <table:table-cell office:value-type="float" office:value="300.975588" calcext:value-type="float">
            <text:p>300.975588</text:p>
          </table:table-cell>
          <table:table-cell office:value-type="float" office:value="247.498754" calcext:value-type="float">
            <text:p>247.498754</text:p>
          </table:table-cell>
          <table:table-cell office:value-type="float" office:value="223.031924" calcext:value-type="float">
            <text:p>223.031924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177.239505" calcext:value-type="float">
            <text:p>1177.239505</text:p>
          </table:table-cell>
          <table:table-cell office:value-type="float" office:value="3797.684058" calcext:value-type="float">
            <text:p>3797.684058</text:p>
          </table:table-cell>
          <table:table-cell office:value-type="float" office:value="2205.86886" calcext:value-type="float">
            <text:p>2205.86886</text:p>
          </table:table-cell>
          <table:table-cell office:value-type="float" office:value="1981.59384" calcext:value-type="float">
            <text:p>1981.59384</text:p>
          </table:table-cell>
          <table:table-cell office:value-type="float" office:value="1418.448154" calcext:value-type="float">
            <text:p>1418.448154</text:p>
          </table:table-cell>
          <table:table-cell office:value-type="float" office:value="1340.78115" calcext:value-type="float">
            <text:p>1340.78115</text:p>
          </table:table-cell>
          <table:table-cell office:value-type="float" office:value="1218.058967" calcext:value-type="float">
            <text:p>1218.058967</text:p>
          </table:table-cell>
          <table:table-cell office:value-type="float" office:value="1172.441565" calcext:value-type="float">
            <text:p>1172.441565</text:p>
          </table:table-cell>
          <table:table-cell office:value-type="float" office:value="1083.358353" calcext:value-type="float">
            <text:p>1083.358353</text:p>
          </table:table-cell>
          <table:table-cell office:value-type="float" office:value="1000.24511" calcext:value-type="float">
            <text:p>1000.24511</text:p>
          </table:table-cell>
          <table:table-cell office:value-type="float" office:value="950.519892" calcext:value-type="float">
            <text:p>950.519892</text:p>
          </table:table-cell>
          <table:table-cell office:value-type="float" office:value="904.671746" calcext:value-type="float">
            <text:p>904.671746</text:p>
          </table:table-cell>
          <table:table-cell office:value-type="float" office:value="747.669628" calcext:value-type="float">
            <text:p>747.669628</text:p>
          </table:table-cell>
          <table:table-cell office:value-type="float" office:value="801.060036" calcext:value-type="float">
            <text:p>801.060036</text:p>
          </table:table-cell>
          <table:table-cell office:value-type="float" office:value="763.933599" calcext:value-type="float">
            <text:p>763.933599</text:p>
          </table:table-cell>
          <table:table-cell office:value-type="float" office:value="828.273844" calcext:value-type="float">
            <text:p>828.273844</text:p>
          </table:table-cell>
          <table:table-cell office:value-type="float" office:value="730.015026" calcext:value-type="float">
            <text:p>730.015026</text:p>
          </table:table-cell>
          <table:table-cell office:value-type="float" office:value="705.606109" calcext:value-type="float">
            <text:p>705.606109</text:p>
          </table:table-cell>
          <table:table-cell office:value-type="float" office:value="654.995511" calcext:value-type="float">
            <text:p>654.995511</text:p>
          </table:table-cell>
          <table:table-cell office:value-type="float" office:value="617.254343" calcext:value-type="float">
            <text:p>617.254343</text:p>
          </table:table-cell>
          <table:table-cell office:value-type="float" office:value="663.032348" calcext:value-type="float">
            <text:p>663.032348</text:p>
          </table:table-cell>
          <table:table-cell office:value-type="float" office:value="628.489338" calcext:value-type="float">
            <text:p>628.489338</text:p>
          </table:table-cell>
          <table:table-cell office:value-type="float" office:value="542.755684" calcext:value-type="float">
            <text:p>542.755684</text:p>
          </table:table-cell>
          <table:table-cell office:value-type="float" office:value="618.586682" calcext:value-type="float">
            <text:p>618.586682</text:p>
          </table:table-cell>
          <table:table-cell office:value-type="float" office:value="636.8852" calcext:value-type="float">
            <text:p>636.8852</text:p>
          </table:table-cell>
          <table:table-cell office:value-type="float" office:value="567.768681" calcext:value-type="float">
            <text:p>567.768681</text:p>
          </table:table-cell>
          <table:table-cell office:value-type="float" office:value="514.506455" calcext:value-type="float">
            <text:p>514.506455</text:p>
          </table:table-cell>
          <table:table-cell office:value-type="float" office:value="509.266461" calcext:value-type="float">
            <text:p>509.266461</text:p>
          </table:table-cell>
          <table:table-cell office:value-type="float" office:value="496.2327" calcext:value-type="float">
            <text:p>496.2327</text:p>
          </table:table-cell>
          <table:table-cell office:value-type="float" office:value="479.290774" calcext:value-type="float">
            <text:p>479.290774</text:p>
          </table:table-cell>
          <table:table-cell office:value-type="float" office:value="394.945666" calcext:value-type="float">
            <text:p>394.945666</text:p>
          </table:table-cell>
          <table:table-cell office:value-type="float" office:value="436.117823" calcext:value-type="float">
            <text:p>436.117823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881.048748" calcext:value-type="float">
            <text:p>1881.048748</text:p>
          </table:table-cell>
          <table:table-cell office:value-type="float" office:value="6097.096648" calcext:value-type="float">
            <text:p>6097.096648</text:p>
          </table:table-cell>
          <table:table-cell office:value-type="float" office:value="3473.120322" calcext:value-type="float">
            <text:p>3473.120322</text:p>
          </table:table-cell>
          <table:table-cell office:value-type="float" office:value="3241.396474" calcext:value-type="float">
            <text:p>3241.396474</text:p>
          </table:table-cell>
          <table:table-cell office:value-type="float" office:value="2367.95484" calcext:value-type="float">
            <text:p>2367.95484</text:p>
          </table:table-cell>
          <table:table-cell office:value-type="float" office:value="2250.434026" calcext:value-type="float">
            <text:p>2250.434026</text:p>
          </table:table-cell>
          <table:table-cell office:value-type="float" office:value="1961.900897" calcext:value-type="float">
            <text:p>1961.900897</text:p>
          </table:table-cell>
          <table:table-cell office:value-type="float" office:value="1973.133005" calcext:value-type="float">
            <text:p>1973.133005</text:p>
          </table:table-cell>
          <table:table-cell office:value-type="float" office:value="1753.203099" calcext:value-type="float">
            <text:p>1753.203099</text:p>
          </table:table-cell>
          <table:table-cell office:value-type="float" office:value="1634.310029" calcext:value-type="float">
            <text:p>1634.310029</text:p>
          </table:table-cell>
          <table:table-cell office:value-type="float" office:value="1558.684431" calcext:value-type="float">
            <text:p>1558.684431</text:p>
          </table:table-cell>
          <table:table-cell office:value-type="float" office:value="1447.645902" calcext:value-type="float">
            <text:p>1447.645902</text:p>
          </table:table-cell>
          <table:table-cell office:value-type="float" office:value="1260.045" calcext:value-type="float">
            <text:p>1260.045</text:p>
          </table:table-cell>
          <table:table-cell office:value-type="float" office:value="1312.631815" calcext:value-type="float">
            <text:p>1312.631815</text:p>
          </table:table-cell>
          <table:table-cell office:value-type="float" office:value="1259.458315" calcext:value-type="float">
            <text:p>1259.458315</text:p>
          </table:table-cell>
          <table:table-cell office:value-type="float" office:value="1135.189769" calcext:value-type="float">
            <text:p>1135.189769</text:p>
          </table:table-cell>
          <table:table-cell office:value-type="float" office:value="1149.849343" calcext:value-type="float">
            <text:p>1149.849343</text:p>
          </table:table-cell>
          <table:table-cell office:value-type="float" office:value="1107.724669" calcext:value-type="float">
            <text:p>1107.724669</text:p>
          </table:table-cell>
          <table:table-cell office:value-type="float" office:value="1062.964588" calcext:value-type="float">
            <text:p>1062.964588</text:p>
          </table:table-cell>
          <table:table-cell office:value-type="float" office:value="1029.628439" calcext:value-type="float">
            <text:p>1029.628439</text:p>
          </table:table-cell>
          <table:table-cell office:value-type="float" office:value="1079.894892" calcext:value-type="float">
            <text:p>1079.894892</text:p>
          </table:table-cell>
          <table:table-cell office:value-type="float" office:value="1069.62041" calcext:value-type="float">
            <text:p>1069.62041</text:p>
          </table:table-cell>
          <table:table-cell office:value-type="float" office:value="919.884288" calcext:value-type="float">
            <text:p>919.884288</text:p>
          </table:table-cell>
          <table:table-cell office:value-type="float" office:value="995.432004" calcext:value-type="float">
            <text:p>995.432004</text:p>
          </table:table-cell>
          <table:table-cell office:value-type="float" office:value="926.034001" calcext:value-type="float">
            <text:p>926.034001</text:p>
          </table:table-cell>
          <table:table-cell office:value-type="float" office:value="851.254011" calcext:value-type="float">
            <text:p>851.254011</text:p>
          </table:table-cell>
          <table:table-cell office:value-type="float" office:value="950.638514" calcext:value-type="float">
            <text:p>950.638514</text:p>
          </table:table-cell>
          <table:table-cell office:value-type="float" office:value="828.357212" calcext:value-type="float">
            <text:p>828.357212</text:p>
          </table:table-cell>
          <table:table-cell office:value-type="float" office:value="769.834904" calcext:value-type="float">
            <text:p>769.834904</text:p>
          </table:table-cell>
          <table:table-cell office:value-type="float" office:value="845.966395" calcext:value-type="float">
            <text:p>845.966395</text:p>
          </table:table-cell>
          <table:table-cell office:value-type="float" office:value="748.467631" calcext:value-type="float">
            <text:p>748.467631</text:p>
          </table:table-cell>
          <table:table-cell office:value-type="float" office:value="824.970963" calcext:value-type="float">
            <text:p>824.970963</text:p>
          </table:table-cell>
        </table:table-row>
        <table:table-row table:style-name="ro2">
          <table:table-cell table:number-columns-repeated="33"/>
        </table:table-row>
        <table:table-row table:style-name="ro3">
          <table:table-cell office:value-type="string" calcext:value-type="string">
            <text:p>fib_omp_scat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6.320141" calcext:value-type="float">
            <text:p>6.320141</text:p>
          </table:table-cell>
          <table:table-cell office:value-type="float" office:value="7.231865" calcext:value-type="float">
            <text:p>7.231865</text:p>
          </table:table-cell>
          <table:table-cell office:value-type="float" office:value="8.537675" calcext:value-type="float">
            <text:p>8.537675</text:p>
          </table:table-cell>
          <table:table-cell office:value-type="float" office:value="7.615766" calcext:value-type="float">
            <text:p>7.615766</text:p>
          </table:table-cell>
          <table:table-cell office:value-type="float" office:value="7.528568" calcext:value-type="float">
            <text:p>7.528568</text:p>
          </table:table-cell>
          <table:table-cell office:value-type="float" office:value="6.233754" calcext:value-type="float">
            <text:p>6.233754</text:p>
          </table:table-cell>
          <table:table-cell office:value-type="float" office:value="6.846532" calcext:value-type="float">
            <text:p>6.846532</text:p>
          </table:table-cell>
          <table:table-cell office:value-type="float" office:value="7.793593" calcext:value-type="float">
            <text:p>7.793593</text:p>
          </table:table-cell>
          <table:table-cell office:value-type="float" office:value="6.645596" calcext:value-type="float">
            <text:p>6.645596</text:p>
          </table:table-cell>
          <table:table-cell office:value-type="float" office:value="6.637535" calcext:value-type="float">
            <text:p>6.637535</text:p>
          </table:table-cell>
          <table:table-cell office:value-type="float" office:value="6.388738" calcext:value-type="float">
            <text:p>6.388738</text:p>
          </table:table-cell>
          <table:table-cell office:value-type="float" office:value="10.360129" calcext:value-type="float">
            <text:p>10.360129</text:p>
          </table:table-cell>
          <table:table-cell office:value-type="float" office:value="7.122419" calcext:value-type="float">
            <text:p>7.122419</text:p>
          </table:table-cell>
          <table:table-cell office:value-type="float" office:value="7.058615" calcext:value-type="float">
            <text:p>7.058615</text:p>
          </table:table-cell>
          <table:table-cell office:value-type="float" office:value="7.056544" calcext:value-type="float">
            <text:p>7.056544</text:p>
          </table:table-cell>
          <table:table-cell office:value-type="float" office:value="8.697069" calcext:value-type="float">
            <text:p>8.697069</text:p>
          </table:table-cell>
          <table:table-cell office:value-type="float" office:value="7.912053" calcext:value-type="float">
            <text:p>7.912053</text:p>
          </table:table-cell>
          <table:table-cell office:value-type="float" office:value="8.53278" calcext:value-type="float">
            <text:p>8.53278</text:p>
          </table:table-cell>
          <table:table-cell office:value-type="float" office:value="18.932747" calcext:value-type="float">
            <text:p>18.932747</text:p>
          </table:table-cell>
          <table:table-cell office:value-type="float" office:value="9.53641" calcext:value-type="float">
            <text:p>9.53641</text:p>
          </table:table-cell>
          <table:table-cell office:value-type="float" office:value="16.492811" calcext:value-type="float">
            <text:p>16.492811</text:p>
          </table:table-cell>
          <table:table-cell office:value-type="float" office:value="11.671012" calcext:value-type="float">
            <text:p>11.671012</text:p>
          </table:table-cell>
          <table:table-cell office:value-type="float" office:value="14.388117" calcext:value-type="float">
            <text:p>14.388117</text:p>
          </table:table-cell>
          <table:table-cell office:value-type="float" office:value="24.713622" calcext:value-type="float">
            <text:p>24.713622</text:p>
          </table:table-cell>
          <table:table-cell office:value-type="float" office:value="13.654015" calcext:value-type="float">
            <text:p>13.654015</text:p>
          </table:table-cell>
          <table:table-cell office:value-type="float" office:value="20.11438" calcext:value-type="float">
            <text:p>20.11438</text:p>
          </table:table-cell>
          <table:table-cell office:value-type="float" office:value="118.331738" calcext:value-type="float">
            <text:p>118.331738</text:p>
          </table:table-cell>
          <table:table-cell office:value-type="float" office:value="97.146544" calcext:value-type="float">
            <text:p>97.146544</text:p>
          </table:table-cell>
          <table:table-cell office:value-type="float" office:value="15.85107" calcext:value-type="float">
            <text:p>15.85107</text:p>
          </table:table-cell>
          <table:table-cell office:value-type="float" office:value="17.294656" calcext:value-type="float">
            <text:p>17.294656</text:p>
          </table:table-cell>
          <table:table-cell office:value-type="float" office:value="19.229516" calcext:value-type="float">
            <text:p>19.229516</text:p>
          </table:table-cell>
          <table:table-cell office:value-type="float" office:value="13.643857" calcext:value-type="float">
            <text:p>13.643857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7.949313" calcext:value-type="float">
            <text:p>7.949313</text:p>
          </table:table-cell>
          <table:table-cell office:value-type="float" office:value="10.499139" calcext:value-type="float">
            <text:p>10.499139</text:p>
          </table:table-cell>
          <table:table-cell office:value-type="float" office:value="11.180118" calcext:value-type="float">
            <text:p>11.180118</text:p>
          </table:table-cell>
          <table:table-cell office:value-type="float" office:value="10.115852" calcext:value-type="float">
            <text:p>10.115852</text:p>
          </table:table-cell>
          <table:table-cell office:value-type="float" office:value="9.552068" calcext:value-type="float">
            <text:p>9.552068</text:p>
          </table:table-cell>
          <table:table-cell office:value-type="float" office:value="9.503082" calcext:value-type="float">
            <text:p>9.503082</text:p>
          </table:table-cell>
          <table:table-cell office:value-type="float" office:value="9.843309" calcext:value-type="float">
            <text:p>9.843309</text:p>
          </table:table-cell>
          <table:table-cell office:value-type="float" office:value="8.142233" calcext:value-type="float">
            <text:p>8.142233</text:p>
          </table:table-cell>
          <table:table-cell office:value-type="float" office:value="8.656546" calcext:value-type="float">
            <text:p>8.656546</text:p>
          </table:table-cell>
          <table:table-cell office:value-type="float" office:value="6.60294" calcext:value-type="float">
            <text:p>6.60294</text:p>
          </table:table-cell>
          <table:table-cell office:value-type="float" office:value="9.329845" calcext:value-type="float">
            <text:p>9.329845</text:p>
          </table:table-cell>
          <table:table-cell office:value-type="float" office:value="8.445368" calcext:value-type="float">
            <text:p>8.445368</text:p>
          </table:table-cell>
          <table:table-cell office:value-type="float" office:value="8.929662" calcext:value-type="float">
            <text:p>8.929662</text:p>
          </table:table-cell>
          <table:table-cell office:value-type="float" office:value="9.300193" calcext:value-type="float">
            <text:p>9.300193</text:p>
          </table:table-cell>
          <table:table-cell office:value-type="float" office:value="7.941524" calcext:value-type="float">
            <text:p>7.941524</text:p>
          </table:table-cell>
          <table:table-cell office:value-type="float" office:value="10.190098" calcext:value-type="float">
            <text:p>10.190098</text:p>
          </table:table-cell>
          <table:table-cell office:value-type="float" office:value="11.004546" calcext:value-type="float">
            <text:p>11.004546</text:p>
          </table:table-cell>
          <table:table-cell office:value-type="float" office:value="12.911766" calcext:value-type="float">
            <text:p>12.911766</text:p>
          </table:table-cell>
          <table:table-cell office:value-type="float" office:value="11.913473" calcext:value-type="float">
            <text:p>11.913473</text:p>
          </table:table-cell>
          <table:table-cell office:value-type="float" office:value="10.744923" calcext:value-type="float">
            <text:p>10.744923</text:p>
          </table:table-cell>
          <table:table-cell office:value-type="float" office:value="23.936742" calcext:value-type="float">
            <text:p>23.936742</text:p>
          </table:table-cell>
          <table:table-cell office:value-type="float" office:value="9.04932" calcext:value-type="float">
            <text:p>9.04932</text:p>
          </table:table-cell>
          <table:table-cell office:value-type="float" office:value="16.6626" calcext:value-type="float">
            <text:p>16.6626</text:p>
          </table:table-cell>
          <table:table-cell office:value-type="float" office:value="13.653113" calcext:value-type="float">
            <text:p>13.653113</text:p>
          </table:table-cell>
          <table:table-cell office:value-type="float" office:value="39.181152" calcext:value-type="float">
            <text:p>39.181152</text:p>
          </table:table-cell>
          <table:table-cell office:value-type="float" office:value="53.150204" calcext:value-type="float">
            <text:p>53.150204</text:p>
          </table:table-cell>
          <table:table-cell office:value-type="float" office:value="32.949941" calcext:value-type="float">
            <text:p>32.949941</text:p>
          </table:table-cell>
          <table:table-cell office:value-type="float" office:value="16.931476" calcext:value-type="float">
            <text:p>16.931476</text:p>
          </table:table-cell>
          <table:table-cell office:value-type="float" office:value="16.321548" calcext:value-type="float">
            <text:p>16.321548</text:p>
          </table:table-cell>
          <table:table-cell office:value-type="float" office:value="18.562896" calcext:value-type="float">
            <text:p>18.562896</text:p>
          </table:table-cell>
          <table:table-cell office:value-type="float" office:value="66.68803" calcext:value-type="float">
            <text:p>66.68803</text:p>
          </table:table-cell>
          <table:table-cell office:value-type="float" office:value="61.225117" calcext:value-type="float">
            <text:p>61.225117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0.865288" calcext:value-type="float">
            <text:p>10.865288</text:p>
          </table:table-cell>
          <table:table-cell office:value-type="float" office:value="13.736428" calcext:value-type="float">
            <text:p>13.736428</text:p>
          </table:table-cell>
          <table:table-cell office:value-type="float" office:value="15.121938" calcext:value-type="float">
            <text:p>15.121938</text:p>
          </table:table-cell>
          <table:table-cell office:value-type="float" office:value="13.951016" calcext:value-type="float">
            <text:p>13.951016</text:p>
          </table:table-cell>
          <table:table-cell office:value-type="float" office:value="10.418536" calcext:value-type="float">
            <text:p>10.418536</text:p>
          </table:table-cell>
          <table:table-cell office:value-type="float" office:value="10.447877" calcext:value-type="float">
            <text:p>10.447877</text:p>
          </table:table-cell>
          <table:table-cell office:value-type="float" office:value="9.962906" calcext:value-type="float">
            <text:p>9.962906</text:p>
          </table:table-cell>
          <table:table-cell office:value-type="float" office:value="10.413957" calcext:value-type="float">
            <text:p>10.413957</text:p>
          </table:table-cell>
          <table:table-cell office:value-type="float" office:value="13.340721" calcext:value-type="float">
            <text:p>13.340721</text:p>
          </table:table-cell>
          <table:table-cell office:value-type="float" office:value="9.70876" calcext:value-type="float">
            <text:p>9.70876</text:p>
          </table:table-cell>
          <table:table-cell office:value-type="float" office:value="10.044698" calcext:value-type="float">
            <text:p>10.044698</text:p>
          </table:table-cell>
          <table:table-cell office:value-type="float" office:value="10.86534" calcext:value-type="float">
            <text:p>10.86534</text:p>
          </table:table-cell>
          <table:table-cell office:value-type="float" office:value="7.999386" calcext:value-type="float">
            <text:p>7.999386</text:p>
          </table:table-cell>
          <table:table-cell office:value-type="float" office:value="10.705391" calcext:value-type="float">
            <text:p>10.705391</text:p>
          </table:table-cell>
          <table:table-cell office:value-type="float" office:value="10.897639" calcext:value-type="float">
            <text:p>10.897639</text:p>
          </table:table-cell>
          <table:table-cell office:value-type="float" office:value="11.208822" calcext:value-type="float">
            <text:p>11.208822</text:p>
          </table:table-cell>
          <table:table-cell office:value-type="float" office:value="24.100017" calcext:value-type="float">
            <text:p>24.100017</text:p>
          </table:table-cell>
          <table:table-cell office:value-type="float" office:value="27.854452" calcext:value-type="float">
            <text:p>27.854452</text:p>
          </table:table-cell>
          <table:table-cell office:value-type="float" office:value="12.724781" calcext:value-type="float">
            <text:p>12.724781</text:p>
          </table:table-cell>
          <table:table-cell office:value-type="float" office:value="83.782907" calcext:value-type="float">
            <text:p>83.782907</text:p>
          </table:table-cell>
          <table:table-cell office:value-type="float" office:value="32.373342" calcext:value-type="float">
            <text:p>32.373342</text:p>
          </table:table-cell>
          <table:table-cell office:value-type="float" office:value="16.416555" calcext:value-type="float">
            <text:p>16.416555</text:p>
          </table:table-cell>
          <table:table-cell office:value-type="float" office:value="16.187441" calcext:value-type="float">
            <text:p>16.187441</text:p>
          </table:table-cell>
          <table:table-cell office:value-type="float" office:value="12.980957" calcext:value-type="float">
            <text:p>12.980957</text:p>
          </table:table-cell>
          <table:table-cell office:value-type="float" office:value="202.776401" calcext:value-type="float">
            <text:p>202.776401</text:p>
          </table:table-cell>
          <table:table-cell office:value-type="float" office:value="23.784113" calcext:value-type="float">
            <text:p>23.784113</text:p>
          </table:table-cell>
          <table:table-cell office:value-type="float" office:value="14.672811" calcext:value-type="float">
            <text:p>14.672811</text:p>
          </table:table-cell>
          <table:table-cell office:value-type="float" office:value="36.556836" calcext:value-type="float">
            <text:p>36.556836</text:p>
          </table:table-cell>
          <table:table-cell office:value-type="float" office:value="31.063349" calcext:value-type="float">
            <text:p>31.063349</text:p>
          </table:table-cell>
          <table:table-cell office:value-type="float" office:value="134.168406" calcext:value-type="float">
            <text:p>134.168406</text:p>
          </table:table-cell>
          <table:table-cell office:value-type="float" office:value="58.120348" calcext:value-type="float">
            <text:p>58.120348</text:p>
          </table:table-cell>
          <table:table-cell office:value-type="float" office:value="34.253986" calcext:value-type="float">
            <text:p>34.253986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6.974749" calcext:value-type="float">
            <text:p>16.974749</text:p>
          </table:table-cell>
          <table:table-cell office:value-type="float" office:value="18.547111" calcext:value-type="float">
            <text:p>18.547111</text:p>
          </table:table-cell>
          <table:table-cell office:value-type="float" office:value="16.861313" calcext:value-type="float">
            <text:p>16.861313</text:p>
          </table:table-cell>
          <table:table-cell office:value-type="float" office:value="17.937282" calcext:value-type="float">
            <text:p>17.937282</text:p>
          </table:table-cell>
          <table:table-cell office:value-type="float" office:value="17.083062" calcext:value-type="float">
            <text:p>17.083062</text:p>
          </table:table-cell>
          <table:table-cell office:value-type="float" office:value="14.31109" calcext:value-type="float">
            <text:p>14.31109</text:p>
          </table:table-cell>
          <table:table-cell office:value-type="float" office:value="13.92355" calcext:value-type="float">
            <text:p>13.92355</text:p>
          </table:table-cell>
          <table:table-cell office:value-type="float" office:value="10.490785" calcext:value-type="float">
            <text:p>10.490785</text:p>
          </table:table-cell>
          <table:table-cell office:value-type="float" office:value="16.8045" calcext:value-type="float">
            <text:p>16.8045</text:p>
          </table:table-cell>
          <table:table-cell office:value-type="float" office:value="9.944456" calcext:value-type="float">
            <text:p>9.944456</text:p>
          </table:table-cell>
          <table:table-cell office:value-type="float" office:value="11.3419" calcext:value-type="float">
            <text:p>11.3419</text:p>
          </table:table-cell>
          <table:table-cell office:value-type="float" office:value="16.256364" calcext:value-type="float">
            <text:p>16.256364</text:p>
          </table:table-cell>
          <table:table-cell office:value-type="float" office:value="12.560039" calcext:value-type="float">
            <text:p>12.560039</text:p>
          </table:table-cell>
          <table:table-cell office:value-type="float" office:value="11.543489" calcext:value-type="float">
            <text:p>11.543489</text:p>
          </table:table-cell>
          <table:table-cell office:value-type="float" office:value="13.358991" calcext:value-type="float">
            <text:p>13.358991</text:p>
          </table:table-cell>
          <table:table-cell office:value-type="float" office:value="12.752563" calcext:value-type="float">
            <text:p>12.752563</text:p>
          </table:table-cell>
          <table:table-cell office:value-type="float" office:value="16.006212" calcext:value-type="float">
            <text:p>16.006212</text:p>
          </table:table-cell>
          <table:table-cell office:value-type="float" office:value="21.623594" calcext:value-type="float">
            <text:p>21.623594</text:p>
          </table:table-cell>
          <table:table-cell office:value-type="float" office:value="19.167457" calcext:value-type="float">
            <text:p>19.167457</text:p>
          </table:table-cell>
          <table:table-cell office:value-type="float" office:value="22.928575" calcext:value-type="float">
            <text:p>22.928575</text:p>
          </table:table-cell>
          <table:table-cell office:value-type="float" office:value="18.082128" calcext:value-type="float">
            <text:p>18.082128</text:p>
          </table:table-cell>
          <table:table-cell office:value-type="float" office:value="18.311589" calcext:value-type="float">
            <text:p>18.311589</text:p>
          </table:table-cell>
          <table:table-cell office:value-type="float" office:value="13.004042" calcext:value-type="float">
            <text:p>13.004042</text:p>
          </table:table-cell>
          <table:table-cell office:value-type="float" office:value="20.516328" calcext:value-type="float">
            <text:p>20.516328</text:p>
          </table:table-cell>
          <table:table-cell office:value-type="float" office:value="17.429547" calcext:value-type="float">
            <text:p>17.429547</text:p>
          </table:table-cell>
          <table:table-cell office:value-type="float" office:value="70.142979" calcext:value-type="float">
            <text:p>70.142979</text:p>
          </table:table-cell>
          <table:table-cell office:value-type="float" office:value="195.512169" calcext:value-type="float">
            <text:p>195.512169</text:p>
          </table:table-cell>
          <table:table-cell office:value-type="float" office:value="18.372546" calcext:value-type="float">
            <text:p>18.372546</text:p>
          </table:table-cell>
          <table:table-cell office:value-type="float" office:value="41.256948" calcext:value-type="float">
            <text:p>41.256948</text:p>
          </table:table-cell>
          <table:table-cell office:value-type="float" office:value="23.970064" calcext:value-type="float">
            <text:p>23.970064</text:p>
          </table:table-cell>
          <table:table-cell office:value-type="float" office:value="125.443383" calcext:value-type="float">
            <text:p>125.443383</text:p>
          </table:table-cell>
          <table:table-cell office:value-type="float" office:value="85.949374" calcext:value-type="float">
            <text:p>85.949374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9.525866" calcext:value-type="float">
            <text:p>19.525866</text:p>
          </table:table-cell>
          <table:table-cell office:value-type="float" office:value="23.248934" calcext:value-type="float">
            <text:p>23.248934</text:p>
          </table:table-cell>
          <table:table-cell office:value-type="float" office:value="24.439341" calcext:value-type="float">
            <text:p>24.439341</text:p>
          </table:table-cell>
          <table:table-cell office:value-type="float" office:value="25.463771" calcext:value-type="float">
            <text:p>25.463771</text:p>
          </table:table-cell>
          <table:table-cell office:value-type="float" office:value="18.783233" calcext:value-type="float">
            <text:p>18.783233</text:p>
          </table:table-cell>
          <table:table-cell office:value-type="float" office:value="14.108895" calcext:value-type="float">
            <text:p>14.108895</text:p>
          </table:table-cell>
          <table:table-cell office:value-type="float" office:value="19.450232" calcext:value-type="float">
            <text:p>19.450232</text:p>
          </table:table-cell>
          <table:table-cell office:value-type="float" office:value="16.714751" calcext:value-type="float">
            <text:p>16.714751</text:p>
          </table:table-cell>
          <table:table-cell office:value-type="float" office:value="16.626984" calcext:value-type="float">
            <text:p>16.626984</text:p>
          </table:table-cell>
          <table:table-cell office:value-type="float" office:value="14.226727" calcext:value-type="float">
            <text:p>14.226727</text:p>
          </table:table-cell>
          <table:table-cell office:value-type="float" office:value="16.539745" calcext:value-type="float">
            <text:p>16.539745</text:p>
          </table:table-cell>
          <table:table-cell office:value-type="float" office:value="14.770686" calcext:value-type="float">
            <text:p>14.770686</text:p>
          </table:table-cell>
          <table:table-cell office:value-type="float" office:value="16.877325" calcext:value-type="float">
            <text:p>16.877325</text:p>
          </table:table-cell>
          <table:table-cell office:value-type="float" office:value="15.782453" calcext:value-type="float">
            <text:p>15.782453</text:p>
          </table:table-cell>
          <table:table-cell office:value-type="float" office:value="11.851115" calcext:value-type="float">
            <text:p>11.851115</text:p>
          </table:table-cell>
          <table:table-cell office:value-type="float" office:value="14.335597" calcext:value-type="float">
            <text:p>14.335597</text:p>
          </table:table-cell>
          <table:table-cell office:value-type="float" office:value="24.844134" calcext:value-type="float">
            <text:p>24.844134</text:p>
          </table:table-cell>
          <table:table-cell office:value-type="float" office:value="15.709932" calcext:value-type="float">
            <text:p>15.709932</text:p>
          </table:table-cell>
          <table:table-cell office:value-type="float" office:value="16.258998" calcext:value-type="float">
            <text:p>16.258998</text:p>
          </table:table-cell>
          <table:table-cell office:value-type="float" office:value="17.494707" calcext:value-type="float">
            <text:p>17.494707</text:p>
          </table:table-cell>
          <table:table-cell office:value-type="float" office:value="40.945013" calcext:value-type="float">
            <text:p>40.945013</text:p>
          </table:table-cell>
          <table:table-cell office:value-type="float" office:value="36.724618" calcext:value-type="float">
            <text:p>36.724618</text:p>
          </table:table-cell>
          <table:table-cell office:value-type="float" office:value="24.1584" calcext:value-type="float">
            <text:p>24.1584</text:p>
          </table:table-cell>
          <table:table-cell office:value-type="float" office:value="84.654674" calcext:value-type="float">
            <text:p>84.654674</text:p>
          </table:table-cell>
          <table:table-cell office:value-type="float" office:value="115.428958" calcext:value-type="float">
            <text:p>115.428958</text:p>
          </table:table-cell>
          <table:table-cell office:value-type="float" office:value="143.5656" calcext:value-type="float">
            <text:p>143.5656</text:p>
          </table:table-cell>
          <table:table-cell office:value-type="float" office:value="71.037407" calcext:value-type="float">
            <text:p>71.037407</text:p>
          </table:table-cell>
          <table:table-cell office:value-type="float" office:value="20.975179" calcext:value-type="float">
            <text:p>20.975179</text:p>
          </table:table-cell>
          <table:table-cell office:value-type="float" office:value="14.792658" calcext:value-type="float">
            <text:p>14.792658</text:p>
          </table:table-cell>
          <table:table-cell office:value-type="float" office:value="25.23573" calcext:value-type="float">
            <text:p>25.23573</text:p>
          </table:table-cell>
          <table:table-cell office:value-type="float" office:value="111.713564" calcext:value-type="float">
            <text:p>111.713564</text:p>
          </table:table-cell>
          <table:table-cell office:value-type="float" office:value="20.517109" calcext:value-type="float">
            <text:p>20.517109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7.765385" calcext:value-type="float">
            <text:p>27.765385</text:p>
          </table:table-cell>
          <table:table-cell office:value-type="float" office:value="35.374859" calcext:value-type="float">
            <text:p>35.374859</text:p>
          </table:table-cell>
          <table:table-cell office:value-type="float" office:value="34.114302" calcext:value-type="float">
            <text:p>34.114302</text:p>
          </table:table-cell>
          <table:table-cell office:value-type="float" office:value="32.017251" calcext:value-type="float">
            <text:p>32.017251</text:p>
          </table:table-cell>
          <table:table-cell office:value-type="float" office:value="28.10879" calcext:value-type="float">
            <text:p>28.10879</text:p>
          </table:table-cell>
          <table:table-cell office:value-type="float" office:value="27.55718" calcext:value-type="float">
            <text:p>27.55718</text:p>
          </table:table-cell>
          <table:table-cell office:value-type="float" office:value="27.193495" calcext:value-type="float">
            <text:p>27.193495</text:p>
          </table:table-cell>
          <table:table-cell office:value-type="float" office:value="23.367145" calcext:value-type="float">
            <text:p>23.367145</text:p>
          </table:table-cell>
          <table:table-cell office:value-type="float" office:value="21.536655" calcext:value-type="float">
            <text:p>21.536655</text:p>
          </table:table-cell>
          <table:table-cell office:value-type="float" office:value="22.716451" calcext:value-type="float">
            <text:p>22.716451</text:p>
          </table:table-cell>
          <table:table-cell office:value-type="float" office:value="24.241016" calcext:value-type="float">
            <text:p>24.241016</text:p>
          </table:table-cell>
          <table:table-cell office:value-type="float" office:value="19.955033" calcext:value-type="float">
            <text:p>19.955033</text:p>
          </table:table-cell>
          <table:table-cell office:value-type="float" office:value="18.475132" calcext:value-type="float">
            <text:p>18.475132</text:p>
          </table:table-cell>
          <table:table-cell office:value-type="float" office:value="24.48654" calcext:value-type="float">
            <text:p>24.48654</text:p>
          </table:table-cell>
          <table:table-cell office:value-type="float" office:value="20.232995" calcext:value-type="float">
            <text:p>20.232995</text:p>
          </table:table-cell>
          <table:table-cell office:value-type="float" office:value="18.720571" calcext:value-type="float">
            <text:p>18.720571</text:p>
          </table:table-cell>
          <table:table-cell office:value-type="float" office:value="24.017275" calcext:value-type="float">
            <text:p>24.017275</text:p>
          </table:table-cell>
          <table:table-cell office:value-type="float" office:value="18.556584" calcext:value-type="float">
            <text:p>18.556584</text:p>
          </table:table-cell>
          <table:table-cell office:value-type="float" office:value="19.31707" calcext:value-type="float">
            <text:p>19.31707</text:p>
          </table:table-cell>
          <table:table-cell office:value-type="float" office:value="29.357197" calcext:value-type="float">
            <text:p>29.357197</text:p>
          </table:table-cell>
          <table:table-cell office:value-type="float" office:value="22.872492" calcext:value-type="float">
            <text:p>22.872492</text:p>
          </table:table-cell>
          <table:table-cell office:value-type="float" office:value="24.250206" calcext:value-type="float">
            <text:p>24.250206</text:p>
          </table:table-cell>
          <table:table-cell office:value-type="float" office:value="27.218467" calcext:value-type="float">
            <text:p>27.218467</text:p>
          </table:table-cell>
          <table:table-cell office:value-type="float" office:value="28.216811" calcext:value-type="float">
            <text:p>28.216811</text:p>
          </table:table-cell>
          <table:table-cell office:value-type="float" office:value="16.659644" calcext:value-type="float">
            <text:p>16.659644</text:p>
          </table:table-cell>
          <table:table-cell office:value-type="float" office:value="22.398638" calcext:value-type="float">
            <text:p>22.398638</text:p>
          </table:table-cell>
          <table:table-cell office:value-type="float" office:value="59.97109" calcext:value-type="float">
            <text:p>59.97109</text:p>
          </table:table-cell>
          <table:table-cell office:value-type="float" office:value="21.34511" calcext:value-type="float">
            <text:p>21.34511</text:p>
          </table:table-cell>
          <table:table-cell office:value-type="float" office:value="39.85005" calcext:value-type="float">
            <text:p>39.85005</text:p>
          </table:table-cell>
          <table:table-cell office:value-type="float" office:value="25.125843" calcext:value-type="float">
            <text:p>25.125843</text:p>
          </table:table-cell>
          <table:table-cell office:value-type="float" office:value="125.120024" calcext:value-type="float">
            <text:p>125.120024</text:p>
          </table:table-cell>
          <table:table-cell office:value-type="float" office:value="44.506686" calcext:value-type="float">
            <text:p>44.506686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40.214135" calcext:value-type="float">
            <text:p>40.214135</text:p>
          </table:table-cell>
          <table:table-cell office:value-type="float" office:value="50.523463" calcext:value-type="float">
            <text:p>50.523463</text:p>
          </table:table-cell>
          <table:table-cell office:value-type="float" office:value="48.344167" calcext:value-type="float">
            <text:p>48.344167</text:p>
          </table:table-cell>
          <table:table-cell office:value-type="float" office:value="49.306373" calcext:value-type="float">
            <text:p>49.306373</text:p>
          </table:table-cell>
          <table:table-cell office:value-type="float" office:value="45.960115" calcext:value-type="float">
            <text:p>45.960115</text:p>
          </table:table-cell>
          <table:table-cell office:value-type="float" office:value="39.187424" calcext:value-type="float">
            <text:p>39.187424</text:p>
          </table:table-cell>
          <table:table-cell office:value-type="float" office:value="29.486704" calcext:value-type="float">
            <text:p>29.486704</text:p>
          </table:table-cell>
          <table:table-cell office:value-type="float" office:value="30.719308" calcext:value-type="float">
            <text:p>30.719308</text:p>
          </table:table-cell>
          <table:table-cell office:value-type="float" office:value="33.486793" calcext:value-type="float">
            <text:p>33.486793</text:p>
          </table:table-cell>
          <table:table-cell office:value-type="float" office:value="25.463584" calcext:value-type="float">
            <text:p>25.463584</text:p>
          </table:table-cell>
          <table:table-cell office:value-type="float" office:value="26.043437" calcext:value-type="float">
            <text:p>26.043437</text:p>
          </table:table-cell>
          <table:table-cell office:value-type="float" office:value="27.679905" calcext:value-type="float">
            <text:p>27.679905</text:p>
          </table:table-cell>
          <table:table-cell office:value-type="float" office:value="25.921917" calcext:value-type="float">
            <text:p>25.921917</text:p>
          </table:table-cell>
          <table:table-cell office:value-type="float" office:value="25.405943" calcext:value-type="float">
            <text:p>25.405943</text:p>
          </table:table-cell>
          <table:table-cell office:value-type="float" office:value="29.039084" calcext:value-type="float">
            <text:p>29.039084</text:p>
          </table:table-cell>
          <table:table-cell office:value-type="float" office:value="25.315352" calcext:value-type="float">
            <text:p>25.315352</text:p>
          </table:table-cell>
          <table:table-cell office:value-type="float" office:value="26.295034" calcext:value-type="float">
            <text:p>26.295034</text:p>
          </table:table-cell>
          <table:table-cell office:value-type="float" office:value="28.250973" calcext:value-type="float">
            <text:p>28.250973</text:p>
          </table:table-cell>
          <table:table-cell office:value-type="float" office:value="31.41747" calcext:value-type="float">
            <text:p>31.41747</text:p>
          </table:table-cell>
          <table:table-cell office:value-type="float" office:value="32.290043" calcext:value-type="float">
            <text:p>32.290043</text:p>
          </table:table-cell>
          <table:table-cell office:value-type="float" office:value="26.721957" calcext:value-type="float">
            <text:p>26.721957</text:p>
          </table:table-cell>
          <table:table-cell office:value-type="float" office:value="27.804543" calcext:value-type="float">
            <text:p>27.804543</text:p>
          </table:table-cell>
          <table:table-cell office:value-type="float" office:value="28.563722" calcext:value-type="float">
            <text:p>28.563722</text:p>
          </table:table-cell>
          <table:table-cell office:value-type="float" office:value="133.7384" calcext:value-type="float">
            <text:p>133.7384</text:p>
          </table:table-cell>
          <table:table-cell office:value-type="float" office:value="31.050894" calcext:value-type="float">
            <text:p>31.050894</text:p>
          </table:table-cell>
          <table:table-cell office:value-type="float" office:value="100.827674" calcext:value-type="float">
            <text:p>100.827674</text:p>
          </table:table-cell>
          <table:table-cell office:value-type="float" office:value="113.428021" calcext:value-type="float">
            <text:p>113.428021</text:p>
          </table:table-cell>
          <table:table-cell office:value-type="float" office:value="31.064224" calcext:value-type="float">
            <text:p>31.064224</text:p>
          </table:table-cell>
          <table:table-cell office:value-type="float" office:value="27.974797" calcext:value-type="float">
            <text:p>27.974797</text:p>
          </table:table-cell>
          <table:table-cell office:value-type="float" office:value="27.001942" calcext:value-type="float">
            <text:p>27.001942</text:p>
          </table:table-cell>
          <table:table-cell office:value-type="float" office:value="39.204324" calcext:value-type="float">
            <text:p>39.204324</text:p>
          </table:table-cell>
          <table:table-cell office:value-type="float" office:value="38.746953" calcext:value-type="float">
            <text:p>38.746953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63.250478" calcext:value-type="float">
            <text:p>63.250478</text:p>
          </table:table-cell>
          <table:table-cell office:value-type="float" office:value="75.633779" calcext:value-type="float">
            <text:p>75.633779</text:p>
          </table:table-cell>
          <table:table-cell office:value-type="float" office:value="71.173314" calcext:value-type="float">
            <text:p>71.173314</text:p>
          </table:table-cell>
          <table:table-cell office:value-type="float" office:value="57.353661" calcext:value-type="float">
            <text:p>57.353661</text:p>
          </table:table-cell>
          <table:table-cell office:value-type="float" office:value="54.299435" calcext:value-type="float">
            <text:p>54.299435</text:p>
          </table:table-cell>
          <table:table-cell office:value-type="float" office:value="51.250626" calcext:value-type="float">
            <text:p>51.250626</text:p>
          </table:table-cell>
          <table:table-cell office:value-type="float" office:value="49.972139" calcext:value-type="float">
            <text:p>49.972139</text:p>
          </table:table-cell>
          <table:table-cell office:value-type="float" office:value="40.520648" calcext:value-type="float">
            <text:p>40.520648</text:p>
          </table:table-cell>
          <table:table-cell office:value-type="float" office:value="49.61995" calcext:value-type="float">
            <text:p>49.61995</text:p>
          </table:table-cell>
          <table:table-cell office:value-type="float" office:value="41.668506" calcext:value-type="float">
            <text:p>41.668506</text:p>
          </table:table-cell>
          <table:table-cell office:value-type="float" office:value="37.249877" calcext:value-type="float">
            <text:p>37.249877</text:p>
          </table:table-cell>
          <table:table-cell office:value-type="float" office:value="39.476076" calcext:value-type="float">
            <text:p>39.476076</text:p>
          </table:table-cell>
          <table:table-cell office:value-type="float" office:value="38.605151" calcext:value-type="float">
            <text:p>38.605151</text:p>
          </table:table-cell>
          <table:table-cell office:value-type="float" office:value="33.45232" calcext:value-type="float">
            <text:p>33.45232</text:p>
          </table:table-cell>
          <table:table-cell office:value-type="float" office:value="31.914515" calcext:value-type="float">
            <text:p>31.914515</text:p>
          </table:table-cell>
          <table:table-cell office:value-type="float" office:value="31.314163" calcext:value-type="float">
            <text:p>31.314163</text:p>
          </table:table-cell>
          <table:table-cell office:value-type="float" office:value="33.171863" calcext:value-type="float">
            <text:p>33.171863</text:p>
          </table:table-cell>
          <table:table-cell office:value-type="float" office:value="34.73387" calcext:value-type="float">
            <text:p>34.73387</text:p>
          </table:table-cell>
          <table:table-cell office:value-type="float" office:value="33.746462" calcext:value-type="float">
            <text:p>33.746462</text:p>
          </table:table-cell>
          <table:table-cell office:value-type="float" office:value="94.917229" calcext:value-type="float">
            <text:p>94.917229</text:p>
          </table:table-cell>
          <table:table-cell office:value-type="float" office:value="62.61615" calcext:value-type="float">
            <text:p>62.61615</text:p>
          </table:table-cell>
          <table:table-cell office:value-type="float" office:value="35.104613" calcext:value-type="float">
            <text:p>35.104613</text:p>
          </table:table-cell>
          <table:table-cell office:value-type="float" office:value="36.893583" calcext:value-type="float">
            <text:p>36.893583</text:p>
          </table:table-cell>
          <table:table-cell office:value-type="float" office:value="101.757112" calcext:value-type="float">
            <text:p>101.757112</text:p>
          </table:table-cell>
          <table:table-cell office:value-type="float" office:value="33.872585" calcext:value-type="float">
            <text:p>33.872585</text:p>
          </table:table-cell>
          <table:table-cell office:value-type="float" office:value="143.375487" calcext:value-type="float">
            <text:p>143.375487</text:p>
          </table:table-cell>
          <table:table-cell office:value-type="float" office:value="37.762465" calcext:value-type="float">
            <text:p>37.762465</text:p>
          </table:table-cell>
          <table:table-cell office:value-type="float" office:value="37.537807" calcext:value-type="float">
            <text:p>37.537807</text:p>
          </table:table-cell>
          <table:table-cell office:value-type="float" office:value="47.447067" calcext:value-type="float">
            <text:p>47.447067</text:p>
          </table:table-cell>
          <table:table-cell office:value-type="float" office:value="43.22511" calcext:value-type="float">
            <text:p>43.22511</text:p>
          </table:table-cell>
          <table:table-cell office:value-type="float" office:value="202.754243" calcext:value-type="float">
            <text:p>202.754243</text:p>
          </table:table-cell>
          <table:table-cell office:value-type="float" office:value="146.65312" calcext:value-type="float">
            <text:p>146.6531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8.121261" calcext:value-type="float">
            <text:p>98.121261</text:p>
          </table:table-cell>
          <table:table-cell office:value-type="float" office:value="89.312821" calcext:value-type="float">
            <text:p>89.312821</text:p>
          </table:table-cell>
          <table:table-cell office:value-type="float" office:value="81.193308" calcext:value-type="float">
            <text:p>81.193308</text:p>
          </table:table-cell>
          <table:table-cell office:value-type="float" office:value="86.081098" calcext:value-type="float">
            <text:p>86.081098</text:p>
          </table:table-cell>
          <table:table-cell office:value-type="float" office:value="81.116698" calcext:value-type="float">
            <text:p>81.116698</text:p>
          </table:table-cell>
          <table:table-cell office:value-type="float" office:value="60.956776" calcext:value-type="float">
            <text:p>60.956776</text:p>
          </table:table-cell>
          <table:table-cell office:value-type="float" office:value="52.734118" calcext:value-type="float">
            <text:p>52.734118</text:p>
          </table:table-cell>
          <table:table-cell office:value-type="float" office:value="53.3706" calcext:value-type="float">
            <text:p>53.3706</text:p>
          </table:table-cell>
          <table:table-cell office:value-type="float" office:value="62.153619" calcext:value-type="float">
            <text:p>62.153619</text:p>
          </table:table-cell>
          <table:table-cell office:value-type="float" office:value="41.320382" calcext:value-type="float">
            <text:p>41.320382</text:p>
          </table:table-cell>
          <table:table-cell office:value-type="float" office:value="50.532883" calcext:value-type="float">
            <text:p>50.532883</text:p>
          </table:table-cell>
          <table:table-cell office:value-type="float" office:value="39.016612" calcext:value-type="float">
            <text:p>39.016612</text:p>
          </table:table-cell>
          <table:table-cell office:value-type="float" office:value="50.164497" calcext:value-type="float">
            <text:p>50.164497</text:p>
          </table:table-cell>
          <table:table-cell office:value-type="float" office:value="44.436122" calcext:value-type="float">
            <text:p>44.436122</text:p>
          </table:table-cell>
          <table:table-cell office:value-type="float" office:value="42.583808" calcext:value-type="float">
            <text:p>42.583808</text:p>
          </table:table-cell>
          <table:table-cell office:value-type="float" office:value="50.08109" calcext:value-type="float">
            <text:p>50.08109</text:p>
          </table:table-cell>
          <table:table-cell office:value-type="float" office:value="37.599513" calcext:value-type="float">
            <text:p>37.599513</text:p>
          </table:table-cell>
          <table:table-cell office:value-type="float" office:value="43.182305" calcext:value-type="float">
            <text:p>43.182305</text:p>
          </table:table-cell>
          <table:table-cell office:value-type="float" office:value="73.80596" calcext:value-type="float">
            <text:p>73.80596</text:p>
          </table:table-cell>
          <table:table-cell office:value-type="float" office:value="44.393541" calcext:value-type="float">
            <text:p>44.393541</text:p>
          </table:table-cell>
          <table:table-cell office:value-type="float" office:value="47.452592" calcext:value-type="float">
            <text:p>47.452592</text:p>
          </table:table-cell>
          <table:table-cell office:value-type="float" office:value="36.129611" calcext:value-type="float">
            <text:p>36.129611</text:p>
          </table:table-cell>
          <table:table-cell office:value-type="float" office:value="43.232938" calcext:value-type="float">
            <text:p>43.232938</text:p>
          </table:table-cell>
          <table:table-cell office:value-type="float" office:value="56.628771" calcext:value-type="float">
            <text:p>56.628771</text:p>
          </table:table-cell>
          <table:table-cell office:value-type="float" office:value="37.53523" calcext:value-type="float">
            <text:p>37.53523</text:p>
          </table:table-cell>
          <table:table-cell office:value-type="float" office:value="111.527321" calcext:value-type="float">
            <text:p>111.527321</text:p>
          </table:table-cell>
          <table:table-cell office:value-type="float" office:value="41.864701" calcext:value-type="float">
            <text:p>41.864701</text:p>
          </table:table-cell>
          <table:table-cell office:value-type="float" office:value="36.94749" calcext:value-type="float">
            <text:p>36.94749</text:p>
          </table:table-cell>
          <table:table-cell office:value-type="float" office:value="36.444917" calcext:value-type="float">
            <text:p>36.444917</text:p>
          </table:table-cell>
          <table:table-cell office:value-type="float" office:value="115.495397" calcext:value-type="float">
            <text:p>115.495397</text:p>
          </table:table-cell>
          <table:table-cell office:value-type="float" office:value="120.539536" calcext:value-type="float">
            <text:p>120.539536</text:p>
          </table:table-cell>
          <table:table-cell office:value-type="float" office:value="191.284594" calcext:value-type="float">
            <text:p>191.28459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18.696006" calcext:value-type="float">
            <text:p>118.696006</text:p>
          </table:table-cell>
          <table:table-cell office:value-type="float" office:value="139.696322" calcext:value-type="float">
            <text:p>139.696322</text:p>
          </table:table-cell>
          <table:table-cell office:value-type="float" office:value="136.490222" calcext:value-type="float">
            <text:p>136.490222</text:p>
          </table:table-cell>
          <table:table-cell office:value-type="float" office:value="111.291104" calcext:value-type="float">
            <text:p>111.291104</text:p>
          </table:table-cell>
          <table:table-cell office:value-type="float" office:value="123.035479" calcext:value-type="float">
            <text:p>123.035479</text:p>
          </table:table-cell>
          <table:table-cell office:value-type="float" office:value="102.945821" calcext:value-type="float">
            <text:p>102.945821</text:p>
          </table:table-cell>
          <table:table-cell office:value-type="float" office:value="95.221613" calcext:value-type="float">
            <text:p>95.221613</text:p>
          </table:table-cell>
          <table:table-cell office:value-type="float" office:value="81.601611" calcext:value-type="float">
            <text:p>81.601611</text:p>
          </table:table-cell>
          <table:table-cell office:value-type="float" office:value="82.026812" calcext:value-type="float">
            <text:p>82.026812</text:p>
          </table:table-cell>
          <table:table-cell office:value-type="float" office:value="72.476006" calcext:value-type="float">
            <text:p>72.476006</text:p>
          </table:table-cell>
          <table:table-cell office:value-type="float" office:value="71.483041" calcext:value-type="float">
            <text:p>71.483041</text:p>
          </table:table-cell>
          <table:table-cell office:value-type="float" office:value="66.852462" calcext:value-type="float">
            <text:p>66.852462</text:p>
          </table:table-cell>
          <table:table-cell office:value-type="float" office:value="58.576946" calcext:value-type="float">
            <text:p>58.576946</text:p>
          </table:table-cell>
          <table:table-cell office:value-type="float" office:value="58.808723" calcext:value-type="float">
            <text:p>58.808723</text:p>
          </table:table-cell>
          <table:table-cell office:value-type="float" office:value="64.997331" calcext:value-type="float">
            <text:p>64.997331</text:p>
          </table:table-cell>
          <table:table-cell office:value-type="float" office:value="65.216797" calcext:value-type="float">
            <text:p>65.216797</text:p>
          </table:table-cell>
          <table:table-cell office:value-type="float" office:value="62.20804" calcext:value-type="float">
            <text:p>62.20804</text:p>
          </table:table-cell>
          <table:table-cell office:value-type="float" office:value="57.506542" calcext:value-type="float">
            <text:p>57.506542</text:p>
          </table:table-cell>
          <table:table-cell office:value-type="float" office:value="64.537958" calcext:value-type="float">
            <text:p>64.537958</text:p>
          </table:table-cell>
          <table:table-cell office:value-type="float" office:value="59.566948" calcext:value-type="float">
            <text:p>59.566948</text:p>
          </table:table-cell>
          <table:table-cell office:value-type="float" office:value="61.224387" calcext:value-type="float">
            <text:p>61.224387</text:p>
          </table:table-cell>
          <table:table-cell office:value-type="float" office:value="58.339129" calcext:value-type="float">
            <text:p>58.339129</text:p>
          </table:table-cell>
          <table:table-cell office:value-type="float" office:value="51.514565" calcext:value-type="float">
            <text:p>51.514565</text:p>
          </table:table-cell>
          <table:table-cell office:value-type="float" office:value="54.181033" calcext:value-type="float">
            <text:p>54.181033</text:p>
          </table:table-cell>
          <table:table-cell office:value-type="float" office:value="51.222562" calcext:value-type="float">
            <text:p>51.222562</text:p>
          </table:table-cell>
          <table:table-cell office:value-type="float" office:value="61.428562" calcext:value-type="float">
            <text:p>61.428562</text:p>
          </table:table-cell>
          <table:table-cell office:value-type="float" office:value="55.473906" calcext:value-type="float">
            <text:p>55.473906</text:p>
          </table:table-cell>
          <table:table-cell office:value-type="float" office:value="54.681315" calcext:value-type="float">
            <text:p>54.681315</text:p>
          </table:table-cell>
          <table:table-cell office:value-type="float" office:value="55.449812" calcext:value-type="float">
            <text:p>55.449812</text:p>
          </table:table-cell>
          <table:table-cell office:value-type="float" office:value="57.350845" calcext:value-type="float">
            <text:p>57.350845</text:p>
          </table:table-cell>
          <table:table-cell office:value-type="float" office:value="69.563943" calcext:value-type="float">
            <text:p>69.563943</text:p>
          </table:table-cell>
          <table:table-cell office:value-type="float" office:value="49.389455" calcext:value-type="float">
            <text:p>49.389455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75.535698" calcext:value-type="float">
            <text:p>175.535698</text:p>
          </table:table-cell>
          <table:table-cell office:value-type="float" office:value="237.227962" calcext:value-type="float">
            <text:p>237.227962</text:p>
          </table:table-cell>
          <table:table-cell office:value-type="float" office:value="197.810324" calcext:value-type="float">
            <text:p>197.810324</text:p>
          </table:table-cell>
          <table:table-cell office:value-type="float" office:value="196.77864" calcext:value-type="float">
            <text:p>196.77864</text:p>
          </table:table-cell>
          <table:table-cell office:value-type="float" office:value="169.956436" calcext:value-type="float">
            <text:p>169.956436</text:p>
          </table:table-cell>
          <table:table-cell office:value-type="float" office:value="146.379178" calcext:value-type="float">
            <text:p>146.379178</text:p>
          </table:table-cell>
          <table:table-cell office:value-type="float" office:value="121.116878" calcext:value-type="float">
            <text:p>121.116878</text:p>
          </table:table-cell>
          <table:table-cell office:value-type="float" office:value="122.625228" calcext:value-type="float">
            <text:p>122.625228</text:p>
          </table:table-cell>
          <table:table-cell office:value-type="float" office:value="138.542492" calcext:value-type="float">
            <text:p>138.542492</text:p>
          </table:table-cell>
          <table:table-cell office:value-type="float" office:value="98.907745" calcext:value-type="float">
            <text:p>98.907745</text:p>
          </table:table-cell>
          <table:table-cell office:value-type="float" office:value="98.092981" calcext:value-type="float">
            <text:p>98.092981</text:p>
          </table:table-cell>
          <table:table-cell office:value-type="float" office:value="109.273818" calcext:value-type="float">
            <text:p>109.273818</text:p>
          </table:table-cell>
          <table:table-cell office:value-type="float" office:value="103.925781" calcext:value-type="float">
            <text:p>103.925781</text:p>
          </table:table-cell>
          <table:table-cell office:value-type="float" office:value="103.048353" calcext:value-type="float">
            <text:p>103.048353</text:p>
          </table:table-cell>
          <table:table-cell office:value-type="float" office:value="93.811336" calcext:value-type="float">
            <text:p>93.811336</text:p>
          </table:table-cell>
          <table:table-cell office:value-type="float" office:value="79.141164" calcext:value-type="float">
            <text:p>79.141164</text:p>
          </table:table-cell>
          <table:table-cell office:value-type="float" office:value="91.154759" calcext:value-type="float">
            <text:p>91.154759</text:p>
          </table:table-cell>
          <table:table-cell office:value-type="float" office:value="100.501943" calcext:value-type="float">
            <text:p>100.501943</text:p>
          </table:table-cell>
          <table:table-cell office:value-type="float" office:value="142.327375" calcext:value-type="float">
            <text:p>142.327375</text:p>
          </table:table-cell>
          <table:table-cell office:value-type="float" office:value="81.820553" calcext:value-type="float">
            <text:p>81.820553</text:p>
          </table:table-cell>
          <table:table-cell office:value-type="float" office:value="90.432964" calcext:value-type="float">
            <text:p>90.432964</text:p>
          </table:table-cell>
          <table:table-cell office:value-type="float" office:value="80.426146" calcext:value-type="float">
            <text:p>80.426146</text:p>
          </table:table-cell>
          <table:table-cell office:value-type="float" office:value="110.120682" calcext:value-type="float">
            <text:p>110.120682</text:p>
          </table:table-cell>
          <table:table-cell office:value-type="float" office:value="83.077112" calcext:value-type="float">
            <text:p>83.077112</text:p>
          </table:table-cell>
          <table:table-cell office:value-type="float" office:value="86.151859" calcext:value-type="float">
            <text:p>86.151859</text:p>
          </table:table-cell>
          <table:table-cell office:value-type="float" office:value="102.045632" calcext:value-type="float">
            <text:p>102.045632</text:p>
          </table:table-cell>
          <table:table-cell office:value-type="float" office:value="82.227103" calcext:value-type="float">
            <text:p>82.227103</text:p>
          </table:table-cell>
          <table:table-cell office:value-type="float" office:value="94.615747" calcext:value-type="float">
            <text:p>94.615747</text:p>
          </table:table-cell>
          <table:table-cell office:value-type="float" office:value="154.125834" calcext:value-type="float">
            <text:p>154.125834</text:p>
          </table:table-cell>
          <table:table-cell office:value-type="float" office:value="76.574053" calcext:value-type="float">
            <text:p>76.574053</text:p>
          </table:table-cell>
          <table:table-cell office:value-type="float" office:value="73.02029" calcext:value-type="float">
            <text:p>73.02029</text:p>
          </table:table-cell>
          <table:table-cell office:value-type="float" office:value="81.46302" calcext:value-type="float">
            <text:p>81.4630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76.518776" calcext:value-type="float">
            <text:p>276.518776</text:p>
          </table:table-cell>
          <table:table-cell office:value-type="float" office:value="484.244454" calcext:value-type="float">
            <text:p>484.244454</text:p>
          </table:table-cell>
          <table:table-cell office:value-type="float" office:value="365.739614" calcext:value-type="float">
            <text:p>365.739614</text:p>
          </table:table-cell>
          <table:table-cell office:value-type="float" office:value="351.840392" calcext:value-type="float">
            <text:p>351.840392</text:p>
          </table:table-cell>
          <table:table-cell office:value-type="float" office:value="332.882843" calcext:value-type="float">
            <text:p>332.882843</text:p>
          </table:table-cell>
          <table:table-cell office:value-type="float" office:value="299.510973" calcext:value-type="float">
            <text:p>299.510973</text:p>
          </table:table-cell>
          <table:table-cell office:value-type="float" office:value="245.152575" calcext:value-type="float">
            <text:p>245.152575</text:p>
          </table:table-cell>
          <table:table-cell office:value-type="float" office:value="194.194341" calcext:value-type="float">
            <text:p>194.194341</text:p>
          </table:table-cell>
          <table:table-cell office:value-type="float" office:value="188.210584" calcext:value-type="float">
            <text:p>188.210584</text:p>
          </table:table-cell>
          <table:table-cell office:value-type="float" office:value="172.737277" calcext:value-type="float">
            <text:p>172.737277</text:p>
          </table:table-cell>
          <table:table-cell office:value-type="float" office:value="167.567332" calcext:value-type="float">
            <text:p>167.567332</text:p>
          </table:table-cell>
          <table:table-cell office:value-type="float" office:value="162.296067" calcext:value-type="float">
            <text:p>162.296067</text:p>
          </table:table-cell>
          <table:table-cell office:value-type="float" office:value="135.140105" calcext:value-type="float">
            <text:p>135.140105</text:p>
          </table:table-cell>
          <table:table-cell office:value-type="float" office:value="143.575511" calcext:value-type="float">
            <text:p>143.575511</text:p>
          </table:table-cell>
          <table:table-cell office:value-type="float" office:value="150.014779" calcext:value-type="float">
            <text:p>150.014779</text:p>
          </table:table-cell>
          <table:table-cell office:value-type="float" office:value="122.239769" calcext:value-type="float">
            <text:p>122.239769</text:p>
          </table:table-cell>
          <table:table-cell office:value-type="float" office:value="123.462818" calcext:value-type="float">
            <text:p>123.462818</text:p>
          </table:table-cell>
          <table:table-cell office:value-type="float" office:value="148.940769" calcext:value-type="float">
            <text:p>148.940769</text:p>
          </table:table-cell>
          <table:table-cell office:value-type="float" office:value="139.058481" calcext:value-type="float">
            <text:p>139.058481</text:p>
          </table:table-cell>
          <table:table-cell office:value-type="float" office:value="124.621841" calcext:value-type="float">
            <text:p>124.621841</text:p>
          </table:table-cell>
          <table:table-cell office:value-type="float" office:value="139.175889" calcext:value-type="float">
            <text:p>139.175889</text:p>
          </table:table-cell>
          <table:table-cell office:value-type="float" office:value="117.002452" calcext:value-type="float">
            <text:p>117.002452</text:p>
          </table:table-cell>
          <table:table-cell office:value-type="float" office:value="191.807525" calcext:value-type="float">
            <text:p>191.807525</text:p>
          </table:table-cell>
          <table:table-cell office:value-type="float" office:value="145.361016" calcext:value-type="float">
            <text:p>145.361016</text:p>
          </table:table-cell>
          <table:table-cell office:value-type="float" office:value="130.242984" calcext:value-type="float">
            <text:p>130.242984</text:p>
          </table:table-cell>
          <table:table-cell office:value-type="float" office:value="238.586109" calcext:value-type="float">
            <text:p>238.586109</text:p>
          </table:table-cell>
          <table:table-cell office:value-type="float" office:value="114.611114" calcext:value-type="float">
            <text:p>114.611114</text:p>
          </table:table-cell>
          <table:table-cell office:value-type="float" office:value="109.289513" calcext:value-type="float">
            <text:p>109.289513</text:p>
          </table:table-cell>
          <table:table-cell office:value-type="float" office:value="111.097452" calcext:value-type="float">
            <text:p>111.097452</text:p>
          </table:table-cell>
          <table:table-cell office:value-type="float" office:value="117.543825" calcext:value-type="float">
            <text:p>117.543825</text:p>
          </table:table-cell>
          <table:table-cell office:value-type="float" office:value="110.186622" calcext:value-type="float">
            <text:p>110.186622</text:p>
          </table:table-cell>
          <table:table-cell office:value-type="float" office:value="232.920778" calcext:value-type="float">
            <text:p>232.920778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473.05448" calcext:value-type="float">
            <text:p>473.05448</text:p>
          </table:table-cell>
          <table:table-cell office:value-type="float" office:value="854.807487" calcext:value-type="float">
            <text:p>854.807487</text:p>
          </table:table-cell>
          <table:table-cell office:value-type="float" office:value="643.996241" calcext:value-type="float">
            <text:p>643.996241</text:p>
          </table:table-cell>
          <table:table-cell office:value-type="float" office:value="651.559007" calcext:value-type="float">
            <text:p>651.559007</text:p>
          </table:table-cell>
          <table:table-cell office:value-type="float" office:value="565.230006" calcext:value-type="float">
            <text:p>565.230006</text:p>
          </table:table-cell>
          <table:table-cell office:value-type="float" office:value="487.731795" calcext:value-type="float">
            <text:p>487.731795</text:p>
          </table:table-cell>
          <table:table-cell office:value-type="float" office:value="449.911451" calcext:value-type="float">
            <text:p>449.911451</text:p>
          </table:table-cell>
          <table:table-cell office:value-type="float" office:value="377.12979" calcext:value-type="float">
            <text:p>377.12979</text:p>
          </table:table-cell>
          <table:table-cell office:value-type="float" office:value="293.891051" calcext:value-type="float">
            <text:p>293.891051</text:p>
          </table:table-cell>
          <table:table-cell office:value-type="float" office:value="296.882125" calcext:value-type="float">
            <text:p>296.882125</text:p>
          </table:table-cell>
          <table:table-cell office:value-type="float" office:value="248.58511" calcext:value-type="float">
            <text:p>248.58511</text:p>
          </table:table-cell>
          <table:table-cell office:value-type="float" office:value="239.504963" calcext:value-type="float">
            <text:p>239.504963</text:p>
          </table:table-cell>
          <table:table-cell office:value-type="float" office:value="255.054997" calcext:value-type="float">
            <text:p>255.054997</text:p>
          </table:table-cell>
          <table:table-cell office:value-type="float" office:value="253.864697" calcext:value-type="float">
            <text:p>253.864697</text:p>
          </table:table-cell>
          <table:table-cell office:value-type="float" office:value="222.241147" calcext:value-type="float">
            <text:p>222.241147</text:p>
          </table:table-cell>
          <table:table-cell office:value-type="float" office:value="253.499738" calcext:value-type="float">
            <text:p>253.499738</text:p>
          </table:table-cell>
          <table:table-cell office:value-type="float" office:value="241.071155" calcext:value-type="float">
            <text:p>241.071155</text:p>
          </table:table-cell>
          <table:table-cell office:value-type="float" office:value="230.799683" calcext:value-type="float">
            <text:p>230.799683</text:p>
          </table:table-cell>
          <table:table-cell office:value-type="float" office:value="220.056817" calcext:value-type="float">
            <text:p>220.056817</text:p>
          </table:table-cell>
          <table:table-cell office:value-type="float" office:value="199.64273" calcext:value-type="float">
            <text:p>199.64273</text:p>
          </table:table-cell>
          <table:table-cell office:value-type="float" office:value="209.36872" calcext:value-type="float">
            <text:p>209.36872</text:p>
          </table:table-cell>
          <table:table-cell office:value-type="float" office:value="190.748229" calcext:value-type="float">
            <text:p>190.748229</text:p>
          </table:table-cell>
          <table:table-cell office:value-type="float" office:value="262.205495" calcext:value-type="float">
            <text:p>262.205495</text:p>
          </table:table-cell>
          <table:table-cell office:value-type="float" office:value="185.764413" calcext:value-type="float">
            <text:p>185.764413</text:p>
          </table:table-cell>
          <table:table-cell office:value-type="float" office:value="203.661802" calcext:value-type="float">
            <text:p>203.661802</text:p>
          </table:table-cell>
          <table:table-cell office:value-type="float" office:value="178.968762" calcext:value-type="float">
            <text:p>178.968762</text:p>
          </table:table-cell>
          <table:table-cell office:value-type="float" office:value="169.799585" calcext:value-type="float">
            <text:p>169.799585</text:p>
          </table:table-cell>
          <table:table-cell office:value-type="float" office:value="168.805823" calcext:value-type="float">
            <text:p>168.805823</text:p>
          </table:table-cell>
          <table:table-cell office:value-type="float" office:value="173.066931" calcext:value-type="float">
            <text:p>173.066931</text:p>
          </table:table-cell>
          <table:table-cell office:value-type="float" office:value="226.137871" calcext:value-type="float">
            <text:p>226.137871</text:p>
          </table:table-cell>
          <table:table-cell office:value-type="float" office:value="153.933294" calcext:value-type="float">
            <text:p>153.933294</text:p>
          </table:table-cell>
          <table:table-cell office:value-type="float" office:value="162.135376" calcext:value-type="float">
            <text:p>162.135376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715.075202" calcext:value-type="float">
            <text:p>715.075202</text:p>
          </table:table-cell>
          <table:table-cell office:value-type="float" office:value="1456.621243" calcext:value-type="float">
            <text:p>1456.621243</text:p>
          </table:table-cell>
          <table:table-cell office:value-type="float" office:value="1101.824217" calcext:value-type="float">
            <text:p>1101.824217</text:p>
          </table:table-cell>
          <table:table-cell office:value-type="float" office:value="1113.919944" calcext:value-type="float">
            <text:p>1113.919944</text:p>
          </table:table-cell>
          <table:table-cell office:value-type="float" office:value="976.925426" calcext:value-type="float">
            <text:p>976.925426</text:p>
          </table:table-cell>
          <table:table-cell office:value-type="float" office:value="858.667365" calcext:value-type="float">
            <text:p>858.667365</text:p>
          </table:table-cell>
          <table:table-cell office:value-type="float" office:value="719.245821" calcext:value-type="float">
            <text:p>719.245821</text:p>
          </table:table-cell>
          <table:table-cell office:value-type="float" office:value="616.34191" calcext:value-type="float">
            <text:p>616.34191</text:p>
          </table:table-cell>
          <table:table-cell office:value-type="float" office:value="596.683361" calcext:value-type="float">
            <text:p>596.683361</text:p>
          </table:table-cell>
          <table:table-cell office:value-type="float" office:value="551.068022" calcext:value-type="float">
            <text:p>551.068022</text:p>
          </table:table-cell>
          <table:table-cell office:value-type="float" office:value="453.734792" calcext:value-type="float">
            <text:p>453.734792</text:p>
          </table:table-cell>
          <table:table-cell office:value-type="float" office:value="494.723712" calcext:value-type="float">
            <text:p>494.723712</text:p>
          </table:table-cell>
          <table:table-cell office:value-type="float" office:value="434.465302" calcext:value-type="float">
            <text:p>434.465302</text:p>
          </table:table-cell>
          <table:table-cell office:value-type="float" office:value="427.231034" calcext:value-type="float">
            <text:p>427.231034</text:p>
          </table:table-cell>
          <table:table-cell office:value-type="float" office:value="385.625279" calcext:value-type="float">
            <text:p>385.625279</text:p>
          </table:table-cell>
          <table:table-cell office:value-type="float" office:value="366.63118" calcext:value-type="float">
            <text:p>366.63118</text:p>
          </table:table-cell>
          <table:table-cell office:value-type="float" office:value="406.199232" calcext:value-type="float">
            <text:p>406.199232</text:p>
          </table:table-cell>
          <table:table-cell office:value-type="float" office:value="402.788517" calcext:value-type="float">
            <text:p>402.788517</text:p>
          </table:table-cell>
          <table:table-cell office:value-type="float" office:value="394.649623" calcext:value-type="float">
            <text:p>394.649623</text:p>
          </table:table-cell>
          <table:table-cell office:value-type="float" office:value="393.280802" calcext:value-type="float">
            <text:p>393.280802</text:p>
          </table:table-cell>
          <table:table-cell office:value-type="float" office:value="435.441313" calcext:value-type="float">
            <text:p>435.441313</text:p>
          </table:table-cell>
          <table:table-cell office:value-type="float" office:value="293.381634" calcext:value-type="float">
            <text:p>293.381634</text:p>
          </table:table-cell>
          <table:table-cell office:value-type="float" office:value="324.461436" calcext:value-type="float">
            <text:p>324.461436</text:p>
          </table:table-cell>
          <table:table-cell office:value-type="float" office:value="304.2382" calcext:value-type="float">
            <text:p>304.2382</text:p>
          </table:table-cell>
          <table:table-cell office:value-type="float" office:value="426.674695" calcext:value-type="float">
            <text:p>426.674695</text:p>
          </table:table-cell>
          <table:table-cell office:value-type="float" office:value="289.197452" calcext:value-type="float">
            <text:p>289.197452</text:p>
          </table:table-cell>
          <table:table-cell office:value-type="float" office:value="315.702967" calcext:value-type="float">
            <text:p>315.702967</text:p>
          </table:table-cell>
          <table:table-cell office:value-type="float" office:value="275.896914" calcext:value-type="float">
            <text:p>275.896914</text:p>
          </table:table-cell>
          <table:table-cell office:value-type="float" office:value="286.53776" calcext:value-type="float">
            <text:p>286.53776</text:p>
          </table:table-cell>
          <table:table-cell office:value-type="float" office:value="267.492461" calcext:value-type="float">
            <text:p>267.492461</text:p>
          </table:table-cell>
          <table:table-cell office:value-type="float" office:value="236.817713" calcext:value-type="float">
            <text:p>236.817713</text:p>
          </table:table-cell>
          <table:table-cell office:value-type="float" office:value="255.225261" calcext:value-type="float">
            <text:p>255.22526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150.694664" calcext:value-type="float">
            <text:p>1150.694664</text:p>
          </table:table-cell>
          <table:table-cell office:value-type="float" office:value="2318.538584" calcext:value-type="float">
            <text:p>2318.538584</text:p>
          </table:table-cell>
          <table:table-cell office:value-type="float" office:value="1829.227668" calcext:value-type="float">
            <text:p>1829.227668</text:p>
          </table:table-cell>
          <table:table-cell office:value-type="float" office:value="1705.38349" calcext:value-type="float">
            <text:p>1705.38349</text:p>
          </table:table-cell>
          <table:table-cell office:value-type="float" office:value="1567.639305" calcext:value-type="float">
            <text:p>1567.639305</text:p>
          </table:table-cell>
          <table:table-cell office:value-type="float" office:value="1312.485746" calcext:value-type="float">
            <text:p>1312.485746</text:p>
          </table:table-cell>
          <table:table-cell office:value-type="float" office:value="1294.139704" calcext:value-type="float">
            <text:p>1294.139704</text:p>
          </table:table-cell>
          <table:table-cell office:value-type="float" office:value="1049.637023" calcext:value-type="float">
            <text:p>1049.637023</text:p>
          </table:table-cell>
          <table:table-cell office:value-type="float" office:value="1145.89173" calcext:value-type="float">
            <text:p>1145.89173</text:p>
          </table:table-cell>
          <table:table-cell office:value-type="float" office:value="857.91149" calcext:value-type="float">
            <text:p>857.91149</text:p>
          </table:table-cell>
          <table:table-cell office:value-type="float" office:value="770.6067" calcext:value-type="float">
            <text:p>770.6067</text:p>
          </table:table-cell>
          <table:table-cell office:value-type="float" office:value="818.88158" calcext:value-type="float">
            <text:p>818.88158</text:p>
          </table:table-cell>
          <table:table-cell office:value-type="float" office:value="787.794166" calcext:value-type="float">
            <text:p>787.794166</text:p>
          </table:table-cell>
          <table:table-cell office:value-type="float" office:value="750.168252" calcext:value-type="float">
            <text:p>750.168252</text:p>
          </table:table-cell>
          <table:table-cell office:value-type="float" office:value="720.569543" calcext:value-type="float">
            <text:p>720.569543</text:p>
          </table:table-cell>
          <table:table-cell office:value-type="float" office:value="656.103966" calcext:value-type="float">
            <text:p>656.103966</text:p>
          </table:table-cell>
          <table:table-cell office:value-type="float" office:value="603.645219" calcext:value-type="float">
            <text:p>603.645219</text:p>
          </table:table-cell>
          <table:table-cell office:value-type="float" office:value="676.73797" calcext:value-type="float">
            <text:p>676.73797</text:p>
          </table:table-cell>
          <table:table-cell office:value-type="float" office:value="609.579047" calcext:value-type="float">
            <text:p>609.579047</text:p>
          </table:table-cell>
          <table:table-cell office:value-type="float" office:value="617.377085" calcext:value-type="float">
            <text:p>617.377085</text:p>
          </table:table-cell>
          <table:table-cell office:value-type="float" office:value="623.996832" calcext:value-type="float">
            <text:p>623.996832</text:p>
          </table:table-cell>
          <table:table-cell office:value-type="float" office:value="663.554289" calcext:value-type="float">
            <text:p>663.554289</text:p>
          </table:table-cell>
          <table:table-cell office:value-type="float" office:value="650.592885" calcext:value-type="float">
            <text:p>650.592885</text:p>
          </table:table-cell>
          <table:table-cell office:value-type="float" office:value="516.891831" calcext:value-type="float">
            <text:p>516.891831</text:p>
          </table:table-cell>
          <table:table-cell office:value-type="float" office:value="573.401744" calcext:value-type="float">
            <text:p>573.401744</text:p>
          </table:table-cell>
          <table:table-cell office:value-type="float" office:value="516.564274" calcext:value-type="float">
            <text:p>516.564274</text:p>
          </table:table-cell>
          <table:table-cell office:value-type="float" office:value="636.997181" calcext:value-type="float">
            <text:p>636.997181</text:p>
          </table:table-cell>
          <table:table-cell office:value-type="float" office:value="522.963248" calcext:value-type="float">
            <text:p>522.963248</text:p>
          </table:table-cell>
          <table:table-cell office:value-type="float" office:value="516.748626" calcext:value-type="float">
            <text:p>516.748626</text:p>
          </table:table-cell>
          <table:table-cell office:value-type="float" office:value="456.208924" calcext:value-type="float">
            <text:p>456.208924</text:p>
          </table:table-cell>
          <table:table-cell office:value-type="float" office:value="467.895391" calcext:value-type="float">
            <text:p>467.895391</text:p>
          </table:table-cell>
          <table:table-cell office:value-type="float" office:value="488.976066" calcext:value-type="float">
            <text:p>488.976066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854.35901" calcext:value-type="float">
            <text:p>1854.35901</text:p>
          </table:table-cell>
          <table:table-cell office:value-type="float" office:value="3817.874543" calcext:value-type="float">
            <text:p>3817.874543</text:p>
          </table:table-cell>
          <table:table-cell office:value-type="float" office:value="2879.65951" calcext:value-type="float">
            <text:p>2879.65951</text:p>
          </table:table-cell>
          <table:table-cell office:value-type="float" office:value="2841.126235" calcext:value-type="float">
            <text:p>2841.126235</text:p>
          </table:table-cell>
          <table:table-cell office:value-type="float" office:value="2475.355831" calcext:value-type="float">
            <text:p>2475.355831</text:p>
          </table:table-cell>
          <table:table-cell office:value-type="float" office:value="2178.946369" calcext:value-type="float">
            <text:p>2178.946369</text:p>
          </table:table-cell>
          <table:table-cell office:value-type="float" office:value="2055.488537" calcext:value-type="float">
            <text:p>2055.488537</text:p>
          </table:table-cell>
          <table:table-cell office:value-type="float" office:value="1682.879514" calcext:value-type="float">
            <text:p>1682.879514</text:p>
          </table:table-cell>
          <table:table-cell office:value-type="float" office:value="1794.572547" calcext:value-type="float">
            <text:p>1794.572547</text:p>
          </table:table-cell>
          <table:table-cell office:value-type="float" office:value="1661.847262" calcext:value-type="float">
            <text:p>1661.847262</text:p>
          </table:table-cell>
          <table:table-cell office:value-type="float" office:value="1745.941086" calcext:value-type="float">
            <text:p>1745.941086</text:p>
          </table:table-cell>
          <table:table-cell office:value-type="float" office:value="1380.829112" calcext:value-type="float">
            <text:p>1380.829112</text:p>
          </table:table-cell>
          <table:table-cell office:value-type="float" office:value="1426.685559" calcext:value-type="float">
            <text:p>1426.685559</text:p>
          </table:table-cell>
          <table:table-cell office:value-type="float" office:value="1247.0982" calcext:value-type="float">
            <text:p>1247.0982</text:p>
          </table:table-cell>
          <table:table-cell office:value-type="float" office:value="1165.128466" calcext:value-type="float">
            <text:p>1165.128466</text:p>
          </table:table-cell>
          <table:table-cell office:value-type="float" office:value="1155.106002" calcext:value-type="float">
            <text:p>1155.106002</text:p>
          </table:table-cell>
          <table:table-cell office:value-type="float" office:value="1062.716383" calcext:value-type="float">
            <text:p>1062.716383</text:p>
          </table:table-cell>
          <table:table-cell office:value-type="float" office:value="1111.543016" calcext:value-type="float">
            <text:p>1111.543016</text:p>
          </table:table-cell>
          <table:table-cell office:value-type="float" office:value="1068.898087" calcext:value-type="float">
            <text:p>1068.898087</text:p>
          </table:table-cell>
          <table:table-cell office:value-type="float" office:value="1044.014691" calcext:value-type="float">
            <text:p>1044.014691</text:p>
          </table:table-cell>
          <table:table-cell office:value-type="float" office:value="993.563347" calcext:value-type="float">
            <text:p>993.563347</text:p>
          </table:table-cell>
          <table:table-cell office:value-type="float" office:value="887.893606" calcext:value-type="float">
            <text:p>887.893606</text:p>
          </table:table-cell>
          <table:table-cell office:value-type="float" office:value="827.253185" calcext:value-type="float">
            <text:p>827.253185</text:p>
          </table:table-cell>
          <table:table-cell office:value-type="float" office:value="899.366902" calcext:value-type="float">
            <text:p>899.366902</text:p>
          </table:table-cell>
          <table:table-cell office:value-type="float" office:value="956.733667" calcext:value-type="float">
            <text:p>956.733667</text:p>
          </table:table-cell>
          <table:table-cell office:value-type="float" office:value="922.569205" calcext:value-type="float">
            <text:p>922.569205</text:p>
          </table:table-cell>
          <table:table-cell office:value-type="float" office:value="885.829039" calcext:value-type="float">
            <text:p>885.829039</text:p>
          </table:table-cell>
          <table:table-cell office:value-type="float" office:value="912.117685" calcext:value-type="float">
            <text:p>912.117685</text:p>
          </table:table-cell>
          <table:table-cell office:value-type="float" office:value="897.427642" calcext:value-type="float">
            <text:p>897.427642</text:p>
          </table:table-cell>
          <table:table-cell office:value-type="float" office:value="853.067014" calcext:value-type="float">
            <text:p>853.067014</text:p>
          </table:table-cell>
          <table:table-cell office:value-type="float" office:value="933.983409" calcext:value-type="float">
            <text:p>933.983409</text:p>
          </table:table-cell>
          <table:table-cell office:value-type="float" office:value="794.131146" calcext:value-type="float">
            <text:p>794.131146</text:p>
          </table:table-cell>
        </table:table-row>
        <table:table-row table:style-name="ro2">
          <table:table-cell table:number-columns-repeated="33"/>
        </table:table-row>
        <table:table-row table:style-name="ro3">
          <table:table-cell office:value-type="string" calcext:value-type="string">
            <text:p>fib_omp_no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5.640122" calcext:value-type="float">
            <text:p>5.640122</text:p>
          </table:table-cell>
          <table:table-cell office:value-type="float" office:value="7.011782" calcext:value-type="float">
            <text:p>7.011782</text:p>
          </table:table-cell>
          <table:table-cell office:value-type="float" office:value="7.323008" calcext:value-type="float">
            <text:p>7.323008</text:p>
          </table:table-cell>
          <table:table-cell office:value-type="float" office:value="7.758024" calcext:value-type="float">
            <text:p>7.758024</text:p>
          </table:table-cell>
          <table:table-cell office:value-type="float" office:value="8.559646" calcext:value-type="float">
            <text:p>8.559646</text:p>
          </table:table-cell>
          <table:table-cell office:value-type="float" office:value="7.32345" calcext:value-type="float">
            <text:p>7.32345</text:p>
          </table:table-cell>
          <table:table-cell office:value-type="float" office:value="6.166993" calcext:value-type="float">
            <text:p>6.166993</text:p>
          </table:table-cell>
          <table:table-cell office:value-type="float" office:value="7.22573" calcext:value-type="float">
            <text:p>7.22573</text:p>
          </table:table-cell>
          <table:table-cell office:value-type="float" office:value="6.664877" calcext:value-type="float">
            <text:p>6.664877</text:p>
          </table:table-cell>
          <table:table-cell office:value-type="float" office:value="8.700784" calcext:value-type="float">
            <text:p>8.700784</text:p>
          </table:table-cell>
          <table:table-cell office:value-type="float" office:value="7.418609" calcext:value-type="float">
            <text:p>7.418609</text:p>
          </table:table-cell>
          <table:table-cell office:value-type="float" office:value="8.013408" calcext:value-type="float">
            <text:p>8.013408</text:p>
          </table:table-cell>
          <table:table-cell office:value-type="float" office:value="8.045045" calcext:value-type="float">
            <text:p>8.045045</text:p>
          </table:table-cell>
          <table:table-cell office:value-type="float" office:value="16.268044" calcext:value-type="float">
            <text:p>16.268044</text:p>
          </table:table-cell>
          <table:table-cell office:value-type="float" office:value="36.548881" calcext:value-type="float">
            <text:p>36.548881</text:p>
          </table:table-cell>
          <table:table-cell office:value-type="float" office:value="23.887315" calcext:value-type="float">
            <text:p>23.887315</text:p>
          </table:table-cell>
          <table:table-cell office:value-type="float" office:value="47.6504" calcext:value-type="float">
            <text:p>47.6504</text:p>
          </table:table-cell>
          <table:table-cell office:value-type="float" office:value="11.708017" calcext:value-type="float">
            <text:p>11.708017</text:p>
          </table:table-cell>
          <table:table-cell office:value-type="float" office:value="12.591943" calcext:value-type="float">
            <text:p>12.591943</text:p>
          </table:table-cell>
          <table:table-cell office:value-type="float" office:value="26.225043" calcext:value-type="float">
            <text:p>26.225043</text:p>
          </table:table-cell>
          <table:table-cell office:value-type="float" office:value="13.247085" calcext:value-type="float">
            <text:p>13.247085</text:p>
          </table:table-cell>
          <table:table-cell office:value-type="float" office:value="36.732476" calcext:value-type="float">
            <text:p>36.732476</text:p>
          </table:table-cell>
          <table:table-cell office:value-type="float" office:value="11.182064" calcext:value-type="float">
            <text:p>11.182064</text:p>
          </table:table-cell>
          <table:table-cell office:value-type="float" office:value="33.478411" calcext:value-type="float">
            <text:p>33.478411</text:p>
          </table:table-cell>
          <table:table-cell office:value-type="float" office:value="15.388047" calcext:value-type="float">
            <text:p>15.388047</text:p>
          </table:table-cell>
          <table:table-cell office:value-type="float" office:value="14.390292" calcext:value-type="float">
            <text:p>14.390292</text:p>
          </table:table-cell>
          <table:table-cell office:value-type="float" office:value="22.077764" calcext:value-type="float">
            <text:p>22.077764</text:p>
          </table:table-cell>
          <table:table-cell office:value-type="float" office:value="34.670817" calcext:value-type="float">
            <text:p>34.670817</text:p>
          </table:table-cell>
          <table:table-cell office:value-type="float" office:value="23.349065" calcext:value-type="float">
            <text:p>23.349065</text:p>
          </table:table-cell>
          <table:table-cell office:value-type="float" office:value="35.624453" calcext:value-type="float">
            <text:p>35.624453</text:p>
          </table:table-cell>
          <table:table-cell office:value-type="float" office:value="20.351256" calcext:value-type="float">
            <text:p>20.351256</text:p>
          </table:table-cell>
          <table:table-cell office:value-type="float" office:value="99.854949" calcext:value-type="float">
            <text:p>99.854949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5.921007" calcext:value-type="float">
            <text:p>5.921007</text:p>
          </table:table-cell>
          <table:table-cell office:value-type="float" office:value="9.691428" calcext:value-type="float">
            <text:p>9.691428</text:p>
          </table:table-cell>
          <table:table-cell office:value-type="float" office:value="9.680955" calcext:value-type="float">
            <text:p>9.680955</text:p>
          </table:table-cell>
          <table:table-cell office:value-type="float" office:value="10.94623" calcext:value-type="float">
            <text:p>10.94623</text:p>
          </table:table-cell>
          <table:table-cell office:value-type="float" office:value="9.188282" calcext:value-type="float">
            <text:p>9.188282</text:p>
          </table:table-cell>
          <table:table-cell office:value-type="float" office:value="8.689624" calcext:value-type="float">
            <text:p>8.689624</text:p>
          </table:table-cell>
          <table:table-cell office:value-type="float" office:value="8.656823" calcext:value-type="float">
            <text:p>8.656823</text:p>
          </table:table-cell>
          <table:table-cell office:value-type="float" office:value="8.987073" calcext:value-type="float">
            <text:p>8.987073</text:p>
          </table:table-cell>
          <table:table-cell office:value-type="float" office:value="8.968531" calcext:value-type="float">
            <text:p>8.968531</text:p>
          </table:table-cell>
          <table:table-cell office:value-type="float" office:value="8.760705" calcext:value-type="float">
            <text:p>8.760705</text:p>
          </table:table-cell>
          <table:table-cell office:value-type="float" office:value="17.524387" calcext:value-type="float">
            <text:p>17.524387</text:p>
          </table:table-cell>
          <table:table-cell office:value-type="float" office:value="11.835271" calcext:value-type="float">
            <text:p>11.835271</text:p>
          </table:table-cell>
          <table:table-cell office:value-type="float" office:value="8.012192" calcext:value-type="float">
            <text:p>8.012192</text:p>
          </table:table-cell>
          <table:table-cell office:value-type="float" office:value="14.008143" calcext:value-type="float">
            <text:p>14.008143</text:p>
          </table:table-cell>
          <table:table-cell office:value-type="float" office:value="30.953993" calcext:value-type="float">
            <text:p>30.953993</text:p>
          </table:table-cell>
          <table:table-cell office:value-type="float" office:value="12.3673" calcext:value-type="float">
            <text:p>12.3673</text:p>
          </table:table-cell>
          <table:table-cell office:value-type="float" office:value="12.698499" calcext:value-type="float">
            <text:p>12.698499</text:p>
          </table:table-cell>
          <table:table-cell office:value-type="float" office:value="12.832575" calcext:value-type="float">
            <text:p>12.832575</text:p>
          </table:table-cell>
          <table:table-cell office:value-type="float" office:value="13.972207" calcext:value-type="float">
            <text:p>13.972207</text:p>
          </table:table-cell>
          <table:table-cell office:value-type="float" office:value="21.157166" calcext:value-type="float">
            <text:p>21.157166</text:p>
          </table:table-cell>
          <table:table-cell office:value-type="float" office:value="11.984948" calcext:value-type="float">
            <text:p>11.984948</text:p>
          </table:table-cell>
          <table:table-cell office:value-type="float" office:value="23.215162" calcext:value-type="float">
            <text:p>23.215162</text:p>
          </table:table-cell>
          <table:table-cell office:value-type="float" office:value="50.984808" calcext:value-type="float">
            <text:p>50.984808</text:p>
          </table:table-cell>
          <table:table-cell office:value-type="float" office:value="29.166798" calcext:value-type="float">
            <text:p>29.166798</text:p>
          </table:table-cell>
          <table:table-cell office:value-type="float" office:value="12.232241" calcext:value-type="float">
            <text:p>12.232241</text:p>
          </table:table-cell>
          <table:table-cell office:value-type="float" office:value="15.797211" calcext:value-type="float">
            <text:p>15.797211</text:p>
          </table:table-cell>
          <table:table-cell office:value-type="float" office:value="18.635675" calcext:value-type="float">
            <text:p>18.635675</text:p>
          </table:table-cell>
          <table:table-cell office:value-type="float" office:value="23.532693" calcext:value-type="float">
            <text:p>23.532693</text:p>
          </table:table-cell>
          <table:table-cell office:value-type="float" office:value="75.379481" calcext:value-type="float">
            <text:p>75.379481</text:p>
          </table:table-cell>
          <table:table-cell office:value-type="float" office:value="48.54112" calcext:value-type="float">
            <text:p>48.54112</text:p>
          </table:table-cell>
          <table:table-cell office:value-type="float" office:value="57.521331" calcext:value-type="float">
            <text:p>57.521331</text:p>
          </table:table-cell>
          <table:table-cell office:value-type="float" office:value="38.908326" calcext:value-type="float">
            <text:p>38.908326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1.185954" calcext:value-type="float">
            <text:p>11.185954</text:p>
          </table:table-cell>
          <table:table-cell office:value-type="float" office:value="13.50183" calcext:value-type="float">
            <text:p>13.50183</text:p>
          </table:table-cell>
          <table:table-cell office:value-type="float" office:value="13.555834" calcext:value-type="float">
            <text:p>13.555834</text:p>
          </table:table-cell>
          <table:table-cell office:value-type="float" office:value="14.257597" calcext:value-type="float">
            <text:p>14.257597</text:p>
          </table:table-cell>
          <table:table-cell office:value-type="float" office:value="13.665942" calcext:value-type="float">
            <text:p>13.665942</text:p>
          </table:table-cell>
          <table:table-cell office:value-type="float" office:value="9.028165" calcext:value-type="float">
            <text:p>9.028165</text:p>
          </table:table-cell>
          <table:table-cell office:value-type="float" office:value="12.426179" calcext:value-type="float">
            <text:p>12.426179</text:p>
          </table:table-cell>
          <table:table-cell office:value-type="float" office:value="13.691035" calcext:value-type="float">
            <text:p>13.691035</text:p>
          </table:table-cell>
          <table:table-cell office:value-type="float" office:value="11.770217" calcext:value-type="float">
            <text:p>11.770217</text:p>
          </table:table-cell>
          <table:table-cell office:value-type="float" office:value="10.768506" calcext:value-type="float">
            <text:p>10.768506</text:p>
          </table:table-cell>
          <table:table-cell office:value-type="float" office:value="12.891401" calcext:value-type="float">
            <text:p>12.891401</text:p>
          </table:table-cell>
          <table:table-cell office:value-type="float" office:value="10.912407" calcext:value-type="float">
            <text:p>10.912407</text:p>
          </table:table-cell>
          <table:table-cell office:value-type="float" office:value="10.127351" calcext:value-type="float">
            <text:p>10.127351</text:p>
          </table:table-cell>
          <table:table-cell office:value-type="float" office:value="22.436896" calcext:value-type="float">
            <text:p>22.436896</text:p>
          </table:table-cell>
          <table:table-cell office:value-type="float" office:value="11.808335" calcext:value-type="float">
            <text:p>11.808335</text:p>
          </table:table-cell>
          <table:table-cell office:value-type="float" office:value="11.59577" calcext:value-type="float">
            <text:p>11.59577</text:p>
          </table:table-cell>
          <table:table-cell office:value-type="float" office:value="15.796563" calcext:value-type="float">
            <text:p>15.796563</text:p>
          </table:table-cell>
          <table:table-cell office:value-type="float" office:value="17.097775" calcext:value-type="float">
            <text:p>17.097775</text:p>
          </table:table-cell>
          <table:table-cell office:value-type="float" office:value="20.120412" calcext:value-type="float">
            <text:p>20.120412</text:p>
          </table:table-cell>
          <table:table-cell office:value-type="float" office:value="26.211714" calcext:value-type="float">
            <text:p>26.211714</text:p>
          </table:table-cell>
          <table:table-cell office:value-type="float" office:value="29.19777" calcext:value-type="float">
            <text:p>29.19777</text:p>
          </table:table-cell>
          <table:table-cell office:value-type="float" office:value="23.691041" calcext:value-type="float">
            <text:p>23.691041</text:p>
          </table:table-cell>
          <table:table-cell office:value-type="float" office:value="19.73637" calcext:value-type="float">
            <text:p>19.73637</text:p>
          </table:table-cell>
          <table:table-cell office:value-type="float" office:value="20.87127" calcext:value-type="float">
            <text:p>20.87127</text:p>
          </table:table-cell>
          <table:table-cell office:value-type="float" office:value="33.634533" calcext:value-type="float">
            <text:p>33.634533</text:p>
          </table:table-cell>
          <table:table-cell office:value-type="float" office:value="59.158834" calcext:value-type="float">
            <text:p>59.158834</text:p>
          </table:table-cell>
          <table:table-cell office:value-type="float" office:value="65.996323" calcext:value-type="float">
            <text:p>65.996323</text:p>
          </table:table-cell>
          <table:table-cell office:value-type="float" office:value="25.530212" calcext:value-type="float">
            <text:p>25.530212</text:p>
          </table:table-cell>
          <table:table-cell office:value-type="float" office:value="21.26878" calcext:value-type="float">
            <text:p>21.26878</text:p>
          </table:table-cell>
          <table:table-cell office:value-type="float" office:value="30.470695" calcext:value-type="float">
            <text:p>30.470695</text:p>
          </table:table-cell>
          <table:table-cell office:value-type="float" office:value="38.468731" calcext:value-type="float">
            <text:p>38.468731</text:p>
          </table:table-cell>
          <table:table-cell office:value-type="float" office:value="23.354969" calcext:value-type="float">
            <text:p>23.354969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1.771578" calcext:value-type="float">
            <text:p>11.771578</text:p>
          </table:table-cell>
          <table:table-cell office:value-type="float" office:value="18.125264" calcext:value-type="float">
            <text:p>18.125264</text:p>
          </table:table-cell>
          <table:table-cell office:value-type="float" office:value="17.576177" calcext:value-type="float">
            <text:p>17.576177</text:p>
          </table:table-cell>
          <table:table-cell office:value-type="float" office:value="19.520367" calcext:value-type="float">
            <text:p>19.520367</text:p>
          </table:table-cell>
          <table:table-cell office:value-type="float" office:value="18.816064" calcext:value-type="float">
            <text:p>18.816064</text:p>
          </table:table-cell>
          <table:table-cell office:value-type="float" office:value="16.477793" calcext:value-type="float">
            <text:p>16.477793</text:p>
          </table:table-cell>
          <table:table-cell office:value-type="float" office:value="16.243009" calcext:value-type="float">
            <text:p>16.243009</text:p>
          </table:table-cell>
          <table:table-cell office:value-type="float" office:value="20.309094" calcext:value-type="float">
            <text:p>20.309094</text:p>
          </table:table-cell>
          <table:table-cell office:value-type="float" office:value="22.463551" calcext:value-type="float">
            <text:p>22.463551</text:p>
          </table:table-cell>
          <table:table-cell office:value-type="float" office:value="16.437767" calcext:value-type="float">
            <text:p>16.437767</text:p>
          </table:table-cell>
          <table:table-cell office:value-type="float" office:value="11.641661" calcext:value-type="float">
            <text:p>11.641661</text:p>
          </table:table-cell>
          <table:table-cell office:value-type="float" office:value="20.402682" calcext:value-type="float">
            <text:p>20.402682</text:p>
          </table:table-cell>
          <table:table-cell office:value-type="float" office:value="14.63544" calcext:value-type="float">
            <text:p>14.63544</text:p>
          </table:table-cell>
          <table:table-cell office:value-type="float" office:value="16.371192" calcext:value-type="float">
            <text:p>16.371192</text:p>
          </table:table-cell>
          <table:table-cell office:value-type="float" office:value="13.599633" calcext:value-type="float">
            <text:p>13.599633</text:p>
          </table:table-cell>
          <table:table-cell office:value-type="float" office:value="33.595068" calcext:value-type="float">
            <text:p>33.595068</text:p>
          </table:table-cell>
          <table:table-cell office:value-type="float" office:value="18.683021" calcext:value-type="float">
            <text:p>18.683021</text:p>
          </table:table-cell>
          <table:table-cell office:value-type="float" office:value="15.806126" calcext:value-type="float">
            <text:p>15.806126</text:p>
          </table:table-cell>
          <table:table-cell office:value-type="float" office:value="172.448136" calcext:value-type="float">
            <text:p>172.448136</text:p>
          </table:table-cell>
          <table:table-cell office:value-type="float" office:value="37.303151" calcext:value-type="float">
            <text:p>37.303151</text:p>
          </table:table-cell>
          <table:table-cell office:value-type="float" office:value="33.015962" calcext:value-type="float">
            <text:p>33.015962</text:p>
          </table:table-cell>
          <table:table-cell office:value-type="float" office:value="13.423221" calcext:value-type="float">
            <text:p>13.423221</text:p>
          </table:table-cell>
          <table:table-cell office:value-type="float" office:value="12.283016" calcext:value-type="float">
            <text:p>12.283016</text:p>
          </table:table-cell>
          <table:table-cell office:value-type="float" office:value="17.694281" calcext:value-type="float">
            <text:p>17.694281</text:p>
          </table:table-cell>
          <table:table-cell office:value-type="float" office:value="16.513109" calcext:value-type="float">
            <text:p>16.513109</text:p>
          </table:table-cell>
          <table:table-cell office:value-type="float" office:value="21.261704" calcext:value-type="float">
            <text:p>21.261704</text:p>
          </table:table-cell>
          <table:table-cell office:value-type="float" office:value="43.136554" calcext:value-type="float">
            <text:p>43.136554</text:p>
          </table:table-cell>
          <table:table-cell office:value-type="float" office:value="48.72822" calcext:value-type="float">
            <text:p>48.72822</text:p>
          </table:table-cell>
          <table:table-cell office:value-type="float" office:value="68.406578" calcext:value-type="float">
            <text:p>68.406578</text:p>
          </table:table-cell>
          <table:table-cell office:value-type="float" office:value="20.45218" calcext:value-type="float">
            <text:p>20.45218</text:p>
          </table:table-cell>
          <table:table-cell office:value-type="float" office:value="67.83878" calcext:value-type="float">
            <text:p>67.83878</text:p>
          </table:table-cell>
          <table:table-cell office:value-type="float" office:value="32.400389" calcext:value-type="float">
            <text:p>32.400389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1.071845" calcext:value-type="float">
            <text:p>21.071845</text:p>
          </table:table-cell>
          <table:table-cell office:value-type="float" office:value="22.246081" calcext:value-type="float">
            <text:p>22.246081</text:p>
          </table:table-cell>
          <table:table-cell office:value-type="float" office:value="23.769892" calcext:value-type="float">
            <text:p>23.769892</text:p>
          </table:table-cell>
          <table:table-cell office:value-type="float" office:value="19.732947" calcext:value-type="float">
            <text:p>19.732947</text:p>
          </table:table-cell>
          <table:table-cell office:value-type="float" office:value="26.739205" calcext:value-type="float">
            <text:p>26.739205</text:p>
          </table:table-cell>
          <table:table-cell office:value-type="float" office:value="19.88604" calcext:value-type="float">
            <text:p>19.88604</text:p>
          </table:table-cell>
          <table:table-cell office:value-type="float" office:value="19.434818" calcext:value-type="float">
            <text:p>19.434818</text:p>
          </table:table-cell>
          <table:table-cell office:value-type="float" office:value="15.279142" calcext:value-type="float">
            <text:p>15.279142</text:p>
          </table:table-cell>
          <table:table-cell office:value-type="float" office:value="26.75662" calcext:value-type="float">
            <text:p>26.75662</text:p>
          </table:table-cell>
          <table:table-cell office:value-type="float" office:value="22.566356" calcext:value-type="float">
            <text:p>22.566356</text:p>
          </table:table-cell>
          <table:table-cell office:value-type="float" office:value="18.040474" calcext:value-type="float">
            <text:p>18.040474</text:p>
          </table:table-cell>
          <table:table-cell office:value-type="float" office:value="24.975371" calcext:value-type="float">
            <text:p>24.975371</text:p>
          </table:table-cell>
          <table:table-cell office:value-type="float" office:value="21.882057" calcext:value-type="float">
            <text:p>21.882057</text:p>
          </table:table-cell>
          <table:table-cell office:value-type="float" office:value="37.308163" calcext:value-type="float">
            <text:p>37.308163</text:p>
          </table:table-cell>
          <table:table-cell office:value-type="float" office:value="24.796479" calcext:value-type="float">
            <text:p>24.796479</text:p>
          </table:table-cell>
          <table:table-cell office:value-type="float" office:value="87.705208" calcext:value-type="float">
            <text:p>87.705208</text:p>
          </table:table-cell>
          <table:table-cell office:value-type="float" office:value="32.827091" calcext:value-type="float">
            <text:p>32.827091</text:p>
          </table:table-cell>
          <table:table-cell office:value-type="float" office:value="57.16342" calcext:value-type="float">
            <text:p>57.16342</text:p>
          </table:table-cell>
          <table:table-cell office:value-type="float" office:value="46.471729" calcext:value-type="float">
            <text:p>46.471729</text:p>
          </table:table-cell>
          <table:table-cell office:value-type="float" office:value="16.470215" calcext:value-type="float">
            <text:p>16.470215</text:p>
          </table:table-cell>
          <table:table-cell office:value-type="float" office:value="90.894777" calcext:value-type="float">
            <text:p>90.894777</text:p>
          </table:table-cell>
          <table:table-cell office:value-type="float" office:value="19.446857" calcext:value-type="float">
            <text:p>19.446857</text:p>
          </table:table-cell>
          <table:table-cell office:value-type="float" office:value="17.041101" calcext:value-type="float">
            <text:p>17.041101</text:p>
          </table:table-cell>
          <table:table-cell office:value-type="float" office:value="47.14688" calcext:value-type="float">
            <text:p>47.14688</text:p>
          </table:table-cell>
          <table:table-cell office:value-type="float" office:value="61.51315" calcext:value-type="float">
            <text:p>61.51315</text:p>
          </table:table-cell>
          <table:table-cell office:value-type="float" office:value="148.110989" calcext:value-type="float">
            <text:p>148.110989</text:p>
          </table:table-cell>
          <table:table-cell office:value-type="float" office:value="73.536058" calcext:value-type="float">
            <text:p>73.536058</text:p>
          </table:table-cell>
          <table:table-cell office:value-type="float" office:value="93.650613" calcext:value-type="float">
            <text:p>93.650613</text:p>
          </table:table-cell>
          <table:table-cell office:value-type="float" office:value="24.28223" calcext:value-type="float">
            <text:p>24.28223</text:p>
          </table:table-cell>
          <table:table-cell office:value-type="float" office:value="44.028861" calcext:value-type="float">
            <text:p>44.028861</text:p>
          </table:table-cell>
          <table:table-cell office:value-type="float" office:value="70.589578" calcext:value-type="float">
            <text:p>70.589578</text:p>
          </table:table-cell>
          <table:table-cell office:value-type="float" office:value="141.255197" calcext:value-type="float">
            <text:p>141.255197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7.355907" calcext:value-type="float">
            <text:p>27.355907</text:p>
          </table:table-cell>
          <table:table-cell office:value-type="float" office:value="34.248932" calcext:value-type="float">
            <text:p>34.248932</text:p>
          </table:table-cell>
          <table:table-cell office:value-type="float" office:value="34.242418" calcext:value-type="float">
            <text:p>34.242418</text:p>
          </table:table-cell>
          <table:table-cell office:value-type="float" office:value="24.941291" calcext:value-type="float">
            <text:p>24.941291</text:p>
          </table:table-cell>
          <table:table-cell office:value-type="float" office:value="30.288259" calcext:value-type="float">
            <text:p>30.288259</text:p>
          </table:table-cell>
          <table:table-cell office:value-type="float" office:value="30.029233" calcext:value-type="float">
            <text:p>30.029233</text:p>
          </table:table-cell>
          <table:table-cell office:value-type="float" office:value="25.086681" calcext:value-type="float">
            <text:p>25.086681</text:p>
          </table:table-cell>
          <table:table-cell office:value-type="float" office:value="27.906518" calcext:value-type="float">
            <text:p>27.906518</text:p>
          </table:table-cell>
          <table:table-cell office:value-type="float" office:value="24.605184" calcext:value-type="float">
            <text:p>24.605184</text:p>
          </table:table-cell>
          <table:table-cell office:value-type="float" office:value="37.522414" calcext:value-type="float">
            <text:p>37.522414</text:p>
          </table:table-cell>
          <table:table-cell office:value-type="float" office:value="22.406069" calcext:value-type="float">
            <text:p>22.406069</text:p>
          </table:table-cell>
          <table:table-cell office:value-type="float" office:value="24.797309" calcext:value-type="float">
            <text:p>24.797309</text:p>
          </table:table-cell>
          <table:table-cell office:value-type="float" office:value="25.411117" calcext:value-type="float">
            <text:p>25.411117</text:p>
          </table:table-cell>
          <table:table-cell office:value-type="float" office:value="20.613436" calcext:value-type="float">
            <text:p>20.613436</text:p>
          </table:table-cell>
          <table:table-cell office:value-type="float" office:value="22.395487" calcext:value-type="float">
            <text:p>22.395487</text:p>
          </table:table-cell>
          <table:table-cell office:value-type="float" office:value="31.607416" calcext:value-type="float">
            <text:p>31.607416</text:p>
          </table:table-cell>
          <table:table-cell office:value-type="float" office:value="30.601184" calcext:value-type="float">
            <text:p>30.601184</text:p>
          </table:table-cell>
          <table:table-cell office:value-type="float" office:value="22.764762" calcext:value-type="float">
            <text:p>22.764762</text:p>
          </table:table-cell>
          <table:table-cell office:value-type="float" office:value="20.453047" calcext:value-type="float">
            <text:p>20.453047</text:p>
          </table:table-cell>
          <table:table-cell office:value-type="float" office:value="23.046011" calcext:value-type="float">
            <text:p>23.046011</text:p>
          </table:table-cell>
          <table:table-cell office:value-type="float" office:value="63.221358" calcext:value-type="float">
            <text:p>63.221358</text:p>
          </table:table-cell>
          <table:table-cell office:value-type="float" office:value="21.723363" calcext:value-type="float">
            <text:p>21.723363</text:p>
          </table:table-cell>
          <table:table-cell office:value-type="float" office:value="28.03816" calcext:value-type="float">
            <text:p>28.03816</text:p>
          </table:table-cell>
          <table:table-cell office:value-type="float" office:value="19.304512" calcext:value-type="float">
            <text:p>19.304512</text:p>
          </table:table-cell>
          <table:table-cell office:value-type="float" office:value="29.924247" calcext:value-type="float">
            <text:p>29.924247</text:p>
          </table:table-cell>
          <table:table-cell office:value-type="float" office:value="35.238778" calcext:value-type="float">
            <text:p>35.238778</text:p>
          </table:table-cell>
          <table:table-cell office:value-type="float" office:value="47.750713" calcext:value-type="float">
            <text:p>47.750713</text:p>
          </table:table-cell>
          <table:table-cell office:value-type="float" office:value="25.133765" calcext:value-type="float">
            <text:p>25.133765</text:p>
          </table:table-cell>
          <table:table-cell office:value-type="float" office:value="29.346668" calcext:value-type="float">
            <text:p>29.346668</text:p>
          </table:table-cell>
          <table:table-cell office:value-type="float" office:value="86.580395" calcext:value-type="float">
            <text:p>86.580395</text:p>
          </table:table-cell>
          <table:table-cell office:value-type="float" office:value="76.866551" calcext:value-type="float">
            <text:p>76.866551</text:p>
          </table:table-cell>
          <table:table-cell office:value-type="float" office:value="65.451304" calcext:value-type="float">
            <text:p>65.451304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35.875998" calcext:value-type="float">
            <text:p>35.875998</text:p>
          </table:table-cell>
          <table:table-cell office:value-type="float" office:value="51.821401" calcext:value-type="float">
            <text:p>51.821401</text:p>
          </table:table-cell>
          <table:table-cell office:value-type="float" office:value="46.372689" calcext:value-type="float">
            <text:p>46.372689</text:p>
          </table:table-cell>
          <table:table-cell office:value-type="float" office:value="54.568784" calcext:value-type="float">
            <text:p>54.568784</text:p>
          </table:table-cell>
          <table:table-cell office:value-type="float" office:value="49.032116" calcext:value-type="float">
            <text:p>49.032116</text:p>
          </table:table-cell>
          <table:table-cell office:value-type="float" office:value="35.293913" calcext:value-type="float">
            <text:p>35.293913</text:p>
          </table:table-cell>
          <table:table-cell office:value-type="float" office:value="36.852106" calcext:value-type="float">
            <text:p>36.852106</text:p>
          </table:table-cell>
          <table:table-cell office:value-type="float" office:value="31.125229" calcext:value-type="float">
            <text:p>31.125229</text:p>
          </table:table-cell>
          <table:table-cell office:value-type="float" office:value="34.024726" calcext:value-type="float">
            <text:p>34.024726</text:p>
          </table:table-cell>
          <table:table-cell office:value-type="float" office:value="27.776794" calcext:value-type="float">
            <text:p>27.776794</text:p>
          </table:table-cell>
          <table:table-cell office:value-type="float" office:value="64.154528" calcext:value-type="float">
            <text:p>64.154528</text:p>
          </table:table-cell>
          <table:table-cell office:value-type="float" office:value="32.985239" calcext:value-type="float">
            <text:p>32.985239</text:p>
          </table:table-cell>
          <table:table-cell office:value-type="float" office:value="27.487635" calcext:value-type="float">
            <text:p>27.487635</text:p>
          </table:table-cell>
          <table:table-cell office:value-type="float" office:value="28.993971" calcext:value-type="float">
            <text:p>28.993971</text:p>
          </table:table-cell>
          <table:table-cell office:value-type="float" office:value="26.052899" calcext:value-type="float">
            <text:p>26.052899</text:p>
          </table:table-cell>
          <table:table-cell office:value-type="float" office:value="25.967494" calcext:value-type="float">
            <text:p>25.967494</text:p>
          </table:table-cell>
          <table:table-cell office:value-type="float" office:value="26.406207" calcext:value-type="float">
            <text:p>26.406207</text:p>
          </table:table-cell>
          <table:table-cell office:value-type="float" office:value="57.763148" calcext:value-type="float">
            <text:p>57.763148</text:p>
          </table:table-cell>
          <table:table-cell office:value-type="float" office:value="135.714075" calcext:value-type="float">
            <text:p>135.714075</text:p>
          </table:table-cell>
          <table:table-cell office:value-type="float" office:value="30.912554" calcext:value-type="float">
            <text:p>30.912554</text:p>
          </table:table-cell>
          <table:table-cell office:value-type="float" office:value="28.662835" calcext:value-type="float">
            <text:p>28.662835</text:p>
          </table:table-cell>
          <table:table-cell office:value-type="float" office:value="24.438156" calcext:value-type="float">
            <text:p>24.438156</text:p>
          </table:table-cell>
          <table:table-cell office:value-type="float" office:value="53.950239" calcext:value-type="float">
            <text:p>53.950239</text:p>
          </table:table-cell>
          <table:table-cell office:value-type="float" office:value="115.529295" calcext:value-type="float">
            <text:p>115.529295</text:p>
          </table:table-cell>
          <table:table-cell office:value-type="float" office:value="45.957123" calcext:value-type="float">
            <text:p>45.957123</text:p>
          </table:table-cell>
          <table:table-cell office:value-type="float" office:value="76.239668" calcext:value-type="float">
            <text:p>76.239668</text:p>
          </table:table-cell>
          <table:table-cell office:value-type="float" office:value="66.226357" calcext:value-type="float">
            <text:p>66.226357</text:p>
          </table:table-cell>
          <table:table-cell office:value-type="float" office:value="105.204321" calcext:value-type="float">
            <text:p>105.204321</text:p>
          </table:table-cell>
          <table:table-cell office:value-type="float" office:value="110.652677" calcext:value-type="float">
            <text:p>110.652677</text:p>
          </table:table-cell>
          <table:table-cell office:value-type="float" office:value="68.881966" calcext:value-type="float">
            <text:p>68.881966</text:p>
          </table:table-cell>
          <table:table-cell office:value-type="float" office:value="139.335308" calcext:value-type="float">
            <text:p>139.335308</text:p>
          </table:table-cell>
          <table:table-cell office:value-type="float" office:value="54.197978" calcext:value-type="float">
            <text:p>54.197978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56.310251" calcext:value-type="float">
            <text:p>56.310251</text:p>
          </table:table-cell>
          <table:table-cell office:value-type="float" office:value="76.517742" calcext:value-type="float">
            <text:p>76.517742</text:p>
          </table:table-cell>
          <table:table-cell office:value-type="float" office:value="71.24013" calcext:value-type="float">
            <text:p>71.24013</text:p>
          </table:table-cell>
          <table:table-cell office:value-type="float" office:value="79.666356" calcext:value-type="float">
            <text:p>79.666356</text:p>
          </table:table-cell>
          <table:table-cell office:value-type="float" office:value="64.081191" calcext:value-type="float">
            <text:p>64.081191</text:p>
          </table:table-cell>
          <table:table-cell office:value-type="float" office:value="44.831789" calcext:value-type="float">
            <text:p>44.831789</text:p>
          </table:table-cell>
          <table:table-cell office:value-type="float" office:value="44.862099" calcext:value-type="float">
            <text:p>44.862099</text:p>
          </table:table-cell>
          <table:table-cell office:value-type="float" office:value="52.305573" calcext:value-type="float">
            <text:p>52.305573</text:p>
          </table:table-cell>
          <table:table-cell office:value-type="float" office:value="56.121123" calcext:value-type="float">
            <text:p>56.121123</text:p>
          </table:table-cell>
          <table:table-cell office:value-type="float" office:value="44.811964" calcext:value-type="float">
            <text:p>44.811964</text:p>
          </table:table-cell>
          <table:table-cell office:value-type="float" office:value="48.732485" calcext:value-type="float">
            <text:p>48.732485</text:p>
          </table:table-cell>
          <table:table-cell office:value-type="float" office:value="44.777653" calcext:value-type="float">
            <text:p>44.777653</text:p>
          </table:table-cell>
          <table:table-cell office:value-type="float" office:value="115.356049" calcext:value-type="float">
            <text:p>115.356049</text:p>
          </table:table-cell>
          <table:table-cell office:value-type="float" office:value="35.745836" calcext:value-type="float">
            <text:p>35.745836</text:p>
          </table:table-cell>
          <table:table-cell office:value-type="float" office:value="40.161797" calcext:value-type="float">
            <text:p>40.161797</text:p>
          </table:table-cell>
          <table:table-cell office:value-type="float" office:value="34.006041" calcext:value-type="float">
            <text:p>34.006041</text:p>
          </table:table-cell>
          <table:table-cell office:value-type="float" office:value="39.344652" calcext:value-type="float">
            <text:p>39.344652</text:p>
          </table:table-cell>
          <table:table-cell office:value-type="float" office:value="36.559512" calcext:value-type="float">
            <text:p>36.559512</text:p>
          </table:table-cell>
          <table:table-cell office:value-type="float" office:value="90.083533" calcext:value-type="float">
            <text:p>90.083533</text:p>
          </table:table-cell>
          <table:table-cell office:value-type="float" office:value="39.417116" calcext:value-type="float">
            <text:p>39.417116</text:p>
          </table:table-cell>
          <table:table-cell office:value-type="float" office:value="130.829936" calcext:value-type="float">
            <text:p>130.829936</text:p>
          </table:table-cell>
          <table:table-cell office:value-type="float" office:value="35.764103" calcext:value-type="float">
            <text:p>35.764103</text:p>
          </table:table-cell>
          <table:table-cell office:value-type="float" office:value="84.414709" calcext:value-type="float">
            <text:p>84.414709</text:p>
          </table:table-cell>
          <table:table-cell office:value-type="float" office:value="89.79539" calcext:value-type="float">
            <text:p>89.79539</text:p>
          </table:table-cell>
          <table:table-cell office:value-type="float" office:value="30.55253" calcext:value-type="float">
            <text:p>30.55253</text:p>
          </table:table-cell>
          <table:table-cell office:value-type="float" office:value="175.00489" calcext:value-type="float">
            <text:p>175.00489</text:p>
          </table:table-cell>
          <table:table-cell office:value-type="float" office:value="92.431605" calcext:value-type="float">
            <text:p>92.431605</text:p>
          </table:table-cell>
          <table:table-cell office:value-type="float" office:value="99.62949" calcext:value-type="float">
            <text:p>99.62949</text:p>
          </table:table-cell>
          <table:table-cell office:value-type="float" office:value="44.606991" calcext:value-type="float">
            <text:p>44.606991</text:p>
          </table:table-cell>
          <table:table-cell office:value-type="float" office:value="39.317253" calcext:value-type="float">
            <text:p>39.317253</text:p>
          </table:table-cell>
          <table:table-cell office:value-type="float" office:value="105.995935" calcext:value-type="float">
            <text:p>105.995935</text:p>
          </table:table-cell>
          <table:table-cell office:value-type="float" office:value="106.12928" calcext:value-type="float">
            <text:p>106.12928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94.212464" calcext:value-type="float">
            <text:p>94.212464</text:p>
          </table:table-cell>
          <table:table-cell office:value-type="float" office:value="117.619076" calcext:value-type="float">
            <text:p>117.619076</text:p>
          </table:table-cell>
          <table:table-cell office:value-type="float" office:value="80.434051" calcext:value-type="float">
            <text:p>80.434051</text:p>
          </table:table-cell>
          <table:table-cell office:value-type="float" office:value="75.573148" calcext:value-type="float">
            <text:p>75.573148</text:p>
          </table:table-cell>
          <table:table-cell office:value-type="float" office:value="82.6818" calcext:value-type="float">
            <text:p>82.6818</text:p>
          </table:table-cell>
          <table:table-cell office:value-type="float" office:value="68.340131" calcext:value-type="float">
            <text:p>68.340131</text:p>
          </table:table-cell>
          <table:table-cell office:value-type="float" office:value="70.563625" calcext:value-type="float">
            <text:p>70.563625</text:p>
          </table:table-cell>
          <table:table-cell office:value-type="float" office:value="58.31353" calcext:value-type="float">
            <text:p>58.31353</text:p>
          </table:table-cell>
          <table:table-cell office:value-type="float" office:value="60.2599" calcext:value-type="float">
            <text:p>60.2599</text:p>
          </table:table-cell>
          <table:table-cell office:value-type="float" office:value="47.7095" calcext:value-type="float">
            <text:p>47.7095</text:p>
          </table:table-cell>
          <table:table-cell office:value-type="float" office:value="44.124771" calcext:value-type="float">
            <text:p>44.124771</text:p>
          </table:table-cell>
          <table:table-cell office:value-type="float" office:value="43.118203" calcext:value-type="float">
            <text:p>43.118203</text:p>
          </table:table-cell>
          <table:table-cell office:value-type="float" office:value="53.35123" calcext:value-type="float">
            <text:p>53.35123</text:p>
          </table:table-cell>
          <table:table-cell office:value-type="float" office:value="48.082486" calcext:value-type="float">
            <text:p>48.082486</text:p>
          </table:table-cell>
          <table:table-cell office:value-type="float" office:value="43.637505" calcext:value-type="float">
            <text:p>43.637505</text:p>
          </table:table-cell>
          <table:table-cell office:value-type="float" office:value="50.120423" calcext:value-type="float">
            <text:p>50.120423</text:p>
          </table:table-cell>
          <table:table-cell office:value-type="float" office:value="47.236734" calcext:value-type="float">
            <text:p>47.236734</text:p>
          </table:table-cell>
          <table:table-cell office:value-type="float" office:value="47.944866" calcext:value-type="float">
            <text:p>47.944866</text:p>
          </table:table-cell>
          <table:table-cell office:value-type="float" office:value="38.735964" calcext:value-type="float">
            <text:p>38.735964</text:p>
          </table:table-cell>
          <table:table-cell office:value-type="float" office:value="53.398938" calcext:value-type="float">
            <text:p>53.398938</text:p>
          </table:table-cell>
          <table:table-cell office:value-type="float" office:value="46.998275" calcext:value-type="float">
            <text:p>46.998275</text:p>
          </table:table-cell>
          <table:table-cell office:value-type="float" office:value="105.441406" calcext:value-type="float">
            <text:p>105.441406</text:p>
          </table:table-cell>
          <table:table-cell office:value-type="float" office:value="39.580732" calcext:value-type="float">
            <text:p>39.580732</text:p>
          </table:table-cell>
          <table:table-cell office:value-type="float" office:value="36.940716" calcext:value-type="float">
            <text:p>36.940716</text:p>
          </table:table-cell>
          <table:table-cell office:value-type="float" office:value="48.390377" calcext:value-type="float">
            <text:p>48.390377</text:p>
          </table:table-cell>
          <table:table-cell office:value-type="float" office:value="48.288586" calcext:value-type="float">
            <text:p>48.288586</text:p>
          </table:table-cell>
          <table:table-cell office:value-type="float" office:value="91.918852" calcext:value-type="float">
            <text:p>91.918852</text:p>
          </table:table-cell>
          <table:table-cell office:value-type="float" office:value="51.472741" calcext:value-type="float">
            <text:p>51.472741</text:p>
          </table:table-cell>
          <table:table-cell office:value-type="float" office:value="107.116739" calcext:value-type="float">
            <text:p>107.116739</text:p>
          </table:table-cell>
          <table:table-cell office:value-type="float" office:value="100.056447" calcext:value-type="float">
            <text:p>100.056447</text:p>
          </table:table-cell>
          <table:table-cell office:value-type="float" office:value="93.136322" calcext:value-type="float">
            <text:p>93.136322</text:p>
          </table:table-cell>
          <table:table-cell office:value-type="float" office:value="140.350576" calcext:value-type="float">
            <text:p>140.35057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10.495211" calcext:value-type="float">
            <text:p>110.495211</text:p>
          </table:table-cell>
          <table:table-cell office:value-type="float" office:value="140.121834" calcext:value-type="float">
            <text:p>140.121834</text:p>
          </table:table-cell>
          <table:table-cell office:value-type="float" office:value="127.265369" calcext:value-type="float">
            <text:p>127.265369</text:p>
          </table:table-cell>
          <table:table-cell office:value-type="float" office:value="99.043764" calcext:value-type="float">
            <text:p>99.043764</text:p>
          </table:table-cell>
          <table:table-cell office:value-type="float" office:value="131.901538" calcext:value-type="float">
            <text:p>131.901538</text:p>
          </table:table-cell>
          <table:table-cell office:value-type="float" office:value="112.464195" calcext:value-type="float">
            <text:p>112.464195</text:p>
          </table:table-cell>
          <table:table-cell office:value-type="float" office:value="104.304219" calcext:value-type="float">
            <text:p>104.304219</text:p>
          </table:table-cell>
          <table:table-cell office:value-type="float" office:value="76.811829" calcext:value-type="float">
            <text:p>76.811829</text:p>
          </table:table-cell>
          <table:table-cell office:value-type="float" office:value="89.026205" calcext:value-type="float">
            <text:p>89.026205</text:p>
          </table:table-cell>
          <table:table-cell office:value-type="float" office:value="75.743381" calcext:value-type="float">
            <text:p>75.743381</text:p>
          </table:table-cell>
          <table:table-cell office:value-type="float" office:value="70.622587" calcext:value-type="float">
            <text:p>70.622587</text:p>
          </table:table-cell>
          <table:table-cell office:value-type="float" office:value="66.930984" calcext:value-type="float">
            <text:p>66.930984</text:p>
          </table:table-cell>
          <table:table-cell office:value-type="float" office:value="80.598104" calcext:value-type="float">
            <text:p>80.598104</text:p>
          </table:table-cell>
          <table:table-cell office:value-type="float" office:value="74.271395" calcext:value-type="float">
            <text:p>74.271395</text:p>
          </table:table-cell>
          <table:table-cell office:value-type="float" office:value="80.906405" calcext:value-type="float">
            <text:p>80.906405</text:p>
          </table:table-cell>
          <table:table-cell office:value-type="float" office:value="193.546724" calcext:value-type="float">
            <text:p>193.546724</text:p>
          </table:table-cell>
          <table:table-cell office:value-type="float" office:value="124.621318" calcext:value-type="float">
            <text:p>124.621318</text:p>
          </table:table-cell>
          <table:table-cell office:value-type="float" office:value="72.743245" calcext:value-type="float">
            <text:p>72.743245</text:p>
          </table:table-cell>
          <table:table-cell office:value-type="float" office:value="67.075014" calcext:value-type="float">
            <text:p>67.075014</text:p>
          </table:table-cell>
          <table:table-cell office:value-type="float" office:value="62.354034" calcext:value-type="float">
            <text:p>62.354034</text:p>
          </table:table-cell>
          <table:table-cell office:value-type="float" office:value="56.863308" calcext:value-type="float">
            <text:p>56.863308</text:p>
          </table:table-cell>
          <table:table-cell office:value-type="float" office:value="97.899573" calcext:value-type="float">
            <text:p>97.899573</text:p>
          </table:table-cell>
          <table:table-cell office:value-type="float" office:value="100.6037" calcext:value-type="float">
            <text:p>100.6037</text:p>
          </table:table-cell>
          <table:table-cell office:value-type="float" office:value="48.576843" calcext:value-type="float">
            <text:p>48.576843</text:p>
          </table:table-cell>
          <table:table-cell office:value-type="float" office:value="67.811447" calcext:value-type="float">
            <text:p>67.811447</text:p>
          </table:table-cell>
          <table:table-cell office:value-type="float" office:value="54.16924" calcext:value-type="float">
            <text:p>54.16924</text:p>
          </table:table-cell>
          <table:table-cell office:value-type="float" office:value="51.357839" calcext:value-type="float">
            <text:p>51.357839</text:p>
          </table:table-cell>
          <table:table-cell office:value-type="float" office:value="162.571127" calcext:value-type="float">
            <text:p>162.571127</text:p>
          </table:table-cell>
          <table:table-cell office:value-type="float" office:value="85.18152" calcext:value-type="float">
            <text:p>85.18152</text:p>
          </table:table-cell>
          <table:table-cell office:value-type="float" office:value="161.635787" calcext:value-type="float">
            <text:p>161.635787</text:p>
          </table:table-cell>
          <table:table-cell office:value-type="float" office:value="59.619593" calcext:value-type="float">
            <text:p>59.619593</text:p>
          </table:table-cell>
          <table:table-cell office:value-type="float" office:value="125.072683" calcext:value-type="float">
            <text:p>125.072683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74.282049" calcext:value-type="float">
            <text:p>174.282049</text:p>
          </table:table-cell>
          <table:table-cell office:value-type="float" office:value="232.680231" calcext:value-type="float">
            <text:p>232.680231</text:p>
          </table:table-cell>
          <table:table-cell office:value-type="float" office:value="199.152663" calcext:value-type="float">
            <text:p>199.152663</text:p>
          </table:table-cell>
          <table:table-cell office:value-type="float" office:value="173.878194" calcext:value-type="float">
            <text:p>173.878194</text:p>
          </table:table-cell>
          <table:table-cell office:value-type="float" office:value="173.688388" calcext:value-type="float">
            <text:p>173.688388</text:p>
          </table:table-cell>
          <table:table-cell office:value-type="float" office:value="172.639985" calcext:value-type="float">
            <text:p>172.639985</text:p>
          </table:table-cell>
          <table:table-cell office:value-type="float" office:value="138.752749" calcext:value-type="float">
            <text:p>138.752749</text:p>
          </table:table-cell>
          <table:table-cell office:value-type="float" office:value="140.131716" calcext:value-type="float">
            <text:p>140.131716</text:p>
          </table:table-cell>
          <table:table-cell office:value-type="float" office:value="141.676925" calcext:value-type="float">
            <text:p>141.676925</text:p>
          </table:table-cell>
          <table:table-cell office:value-type="float" office:value="111.046125" calcext:value-type="float">
            <text:p>111.046125</text:p>
          </table:table-cell>
          <table:table-cell office:value-type="float" office:value="102.228171" calcext:value-type="float">
            <text:p>102.228171</text:p>
          </table:table-cell>
          <table:table-cell office:value-type="float" office:value="96.761916" calcext:value-type="float">
            <text:p>96.761916</text:p>
          </table:table-cell>
          <table:table-cell office:value-type="float" office:value="119.489687" calcext:value-type="float">
            <text:p>119.489687</text:p>
          </table:table-cell>
          <table:table-cell office:value-type="float" office:value="107.029689" calcext:value-type="float">
            <text:p>107.029689</text:p>
          </table:table-cell>
          <table:table-cell office:value-type="float" office:value="142.762497" calcext:value-type="float">
            <text:p>142.762497</text:p>
          </table:table-cell>
          <table:table-cell office:value-type="float" office:value="122.588641" calcext:value-type="float">
            <text:p>122.588641</text:p>
          </table:table-cell>
          <table:table-cell office:value-type="float" office:value="110.817598" calcext:value-type="float">
            <text:p>110.817598</text:p>
          </table:table-cell>
          <table:table-cell office:value-type="float" office:value="87.353089" calcext:value-type="float">
            <text:p>87.353089</text:p>
          </table:table-cell>
          <table:table-cell office:value-type="float" office:value="97.954662" calcext:value-type="float">
            <text:p>97.954662</text:p>
          </table:table-cell>
          <table:table-cell office:value-type="float" office:value="112.063747" calcext:value-type="float">
            <text:p>112.063747</text:p>
          </table:table-cell>
          <table:table-cell office:value-type="float" office:value="85.534857" calcext:value-type="float">
            <text:p>85.534857</text:p>
          </table:table-cell>
          <table:table-cell office:value-type="float" office:value="201.951511" calcext:value-type="float">
            <text:p>201.951511</text:p>
          </table:table-cell>
          <table:table-cell office:value-type="float" office:value="86.259766" calcext:value-type="float">
            <text:p>86.259766</text:p>
          </table:table-cell>
          <table:table-cell office:value-type="float" office:value="169.296569" calcext:value-type="float">
            <text:p>169.296569</text:p>
          </table:table-cell>
          <table:table-cell office:value-type="float" office:value="80.151456" calcext:value-type="float">
            <text:p>80.151456</text:p>
          </table:table-cell>
          <table:table-cell office:value-type="float" office:value="168.172578" calcext:value-type="float">
            <text:p>168.172578</text:p>
          </table:table-cell>
          <table:table-cell office:value-type="float" office:value="77.497856" calcext:value-type="float">
            <text:p>77.497856</text:p>
          </table:table-cell>
          <table:table-cell office:value-type="float" office:value="101.988351" calcext:value-type="float">
            <text:p>101.988351</text:p>
          </table:table-cell>
          <table:table-cell office:value-type="float" office:value="186.761639" calcext:value-type="float">
            <text:p>186.761639</text:p>
          </table:table-cell>
          <table:table-cell office:value-type="float" office:value="166.636715" calcext:value-type="float">
            <text:p>166.636715</text:p>
          </table:table-cell>
          <table:table-cell office:value-type="float" office:value="229.725863" calcext:value-type="float">
            <text:p>229.725863</text:p>
          </table:table-cell>
          <table:table-cell office:value-type="float" office:value="145.559771" calcext:value-type="float">
            <text:p>145.55977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91.548226" calcext:value-type="float">
            <text:p>291.548226</text:p>
          </table:table-cell>
          <table:table-cell office:value-type="float" office:value="461.388696" calcext:value-type="float">
            <text:p>461.388696</text:p>
          </table:table-cell>
          <table:table-cell office:value-type="float" office:value="364.334408" calcext:value-type="float">
            <text:p>364.334408</text:p>
          </table:table-cell>
          <table:table-cell office:value-type="float" office:value="266.406571" calcext:value-type="float">
            <text:p>266.406571</text:p>
          </table:table-cell>
          <table:table-cell office:value-type="float" office:value="303.545473" calcext:value-type="float">
            <text:p>303.545473</text:p>
          </table:table-cell>
          <table:table-cell office:value-type="float" office:value="192.188088" calcext:value-type="float">
            <text:p>192.188088</text:p>
          </table:table-cell>
          <table:table-cell office:value-type="float" office:value="228.034485" calcext:value-type="float">
            <text:p>228.034485</text:p>
          </table:table-cell>
          <table:table-cell office:value-type="float" office:value="268.042423" calcext:value-type="float">
            <text:p>268.042423</text:p>
          </table:table-cell>
          <table:table-cell office:value-type="float" office:value="244.972368" calcext:value-type="float">
            <text:p>244.972368</text:p>
          </table:table-cell>
          <table:table-cell office:value-type="float" office:value="172.284808" calcext:value-type="float">
            <text:p>172.284808</text:p>
          </table:table-cell>
          <table:table-cell office:value-type="float" office:value="152.554458" calcext:value-type="float">
            <text:p>152.554458</text:p>
          </table:table-cell>
          <table:table-cell office:value-type="float" office:value="163.163" calcext:value-type="float">
            <text:p>163.163</text:p>
          </table:table-cell>
          <table:table-cell office:value-type="float" office:value="149.68892" calcext:value-type="float">
            <text:p>149.68892</text:p>
          </table:table-cell>
          <table:table-cell office:value-type="float" office:value="145.661577" calcext:value-type="float">
            <text:p>145.661577</text:p>
          </table:table-cell>
          <table:table-cell office:value-type="float" office:value="160.256547" calcext:value-type="float">
            <text:p>160.256547</text:p>
          </table:table-cell>
          <table:table-cell office:value-type="float" office:value="146.570236" calcext:value-type="float">
            <text:p>146.570236</text:p>
          </table:table-cell>
          <table:table-cell office:value-type="float" office:value="141.043036" calcext:value-type="float">
            <text:p>141.043036</text:p>
          </table:table-cell>
          <table:table-cell office:value-type="float" office:value="152.081351" calcext:value-type="float">
            <text:p>152.081351</text:p>
          </table:table-cell>
          <table:table-cell office:value-type="float" office:value="184.837378" calcext:value-type="float">
            <text:p>184.837378</text:p>
          </table:table-cell>
          <table:table-cell office:value-type="float" office:value="155.959829" calcext:value-type="float">
            <text:p>155.959829</text:p>
          </table:table-cell>
          <table:table-cell office:value-type="float" office:value="125.799733" calcext:value-type="float">
            <text:p>125.799733</text:p>
          </table:table-cell>
          <table:table-cell office:value-type="float" office:value="121.636055" calcext:value-type="float">
            <text:p>121.636055</text:p>
          </table:table-cell>
          <table:table-cell office:value-type="float" office:value="138.443589" calcext:value-type="float">
            <text:p>138.443589</text:p>
          </table:table-cell>
          <table:table-cell office:value-type="float" office:value="194.376208" calcext:value-type="float">
            <text:p>194.376208</text:p>
          </table:table-cell>
          <table:table-cell office:value-type="float" office:value="202.117811" calcext:value-type="float">
            <text:p>202.117811</text:p>
          </table:table-cell>
          <table:table-cell office:value-type="float" office:value="272.574189" calcext:value-type="float">
            <text:p>272.574189</text:p>
          </table:table-cell>
          <table:table-cell office:value-type="float" office:value="115.076783" calcext:value-type="float">
            <text:p>115.076783</text:p>
          </table:table-cell>
          <table:table-cell office:value-type="float" office:value="110.059776" calcext:value-type="float">
            <text:p>110.059776</text:p>
          </table:table-cell>
          <table:table-cell office:value-type="float" office:value="143.515778" calcext:value-type="float">
            <text:p>143.515778</text:p>
          </table:table-cell>
          <table:table-cell office:value-type="float" office:value="186.921221" calcext:value-type="float">
            <text:p>186.921221</text:p>
          </table:table-cell>
          <table:table-cell office:value-type="float" office:value="165.334483" calcext:value-type="float">
            <text:p>165.334483</text:p>
          </table:table-cell>
          <table:table-cell office:value-type="float" office:value="146.27689" calcext:value-type="float">
            <text:p>146.27689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448.51473" calcext:value-type="float">
            <text:p>448.51473</text:p>
          </table:table-cell>
          <table:table-cell office:value-type="float" office:value="846.546526" calcext:value-type="float">
            <text:p>846.546526</text:p>
          </table:table-cell>
          <table:table-cell office:value-type="float" office:value="611.144969" calcext:value-type="float">
            <text:p>611.144969</text:p>
          </table:table-cell>
          <table:table-cell office:value-type="float" office:value="429.843486" calcext:value-type="float">
            <text:p>429.843486</text:p>
          </table:table-cell>
          <table:table-cell office:value-type="float" office:value="556.591502" calcext:value-type="float">
            <text:p>556.591502</text:p>
          </table:table-cell>
          <table:table-cell office:value-type="float" office:value="444.059007" calcext:value-type="float">
            <text:p>444.059007</text:p>
          </table:table-cell>
          <table:table-cell office:value-type="float" office:value="497.914051" calcext:value-type="float">
            <text:p>497.914051</text:p>
          </table:table-cell>
          <table:table-cell office:value-type="float" office:value="393.981059" calcext:value-type="float">
            <text:p>393.981059</text:p>
          </table:table-cell>
          <table:table-cell office:value-type="float" office:value="316.387" calcext:value-type="float">
            <text:p>316.387</text:p>
          </table:table-cell>
          <table:table-cell office:value-type="float" office:value="281.593237" calcext:value-type="float">
            <text:p>281.593237</text:p>
          </table:table-cell>
          <table:table-cell office:value-type="float" office:value="248.936549" calcext:value-type="float">
            <text:p>248.936549</text:p>
          </table:table-cell>
          <table:table-cell office:value-type="float" office:value="312.059283" calcext:value-type="float">
            <text:p>312.059283</text:p>
          </table:table-cell>
          <table:table-cell office:value-type="float" office:value="229.25212" calcext:value-type="float">
            <text:p>229.25212</text:p>
          </table:table-cell>
          <table:table-cell office:value-type="float" office:value="248.578478" calcext:value-type="float">
            <text:p>248.578478</text:p>
          </table:table-cell>
          <table:table-cell office:value-type="float" office:value="259.917821" calcext:value-type="float">
            <text:p>259.917821</text:p>
          </table:table-cell>
          <table:table-cell office:value-type="float" office:value="242.647699" calcext:value-type="float">
            <text:p>242.647699</text:p>
          </table:table-cell>
          <table:table-cell office:value-type="float" office:value="236.482648" calcext:value-type="float">
            <text:p>236.482648</text:p>
          </table:table-cell>
          <table:table-cell office:value-type="float" office:value="241.885908" calcext:value-type="float">
            <text:p>241.885908</text:p>
          </table:table-cell>
          <table:table-cell office:value-type="float" office:value="291.978641" calcext:value-type="float">
            <text:p>291.978641</text:p>
          </table:table-cell>
          <table:table-cell office:value-type="float" office:value="200.785617" calcext:value-type="float">
            <text:p>200.785617</text:p>
          </table:table-cell>
          <table:table-cell office:value-type="float" office:value="426.882927" calcext:value-type="float">
            <text:p>426.882927</text:p>
          </table:table-cell>
          <table:table-cell office:value-type="float" office:value="218.053368" calcext:value-type="float">
            <text:p>218.053368</text:p>
          </table:table-cell>
          <table:table-cell office:value-type="float" office:value="225.872042" calcext:value-type="float">
            <text:p>225.872042</text:p>
          </table:table-cell>
          <table:table-cell office:value-type="float" office:value="272.090064" calcext:value-type="float">
            <text:p>272.090064</text:p>
          </table:table-cell>
          <table:table-cell office:value-type="float" office:value="180.934275" calcext:value-type="float">
            <text:p>180.934275</text:p>
          </table:table-cell>
          <table:table-cell office:value-type="float" office:value="272.848288" calcext:value-type="float">
            <text:p>272.848288</text:p>
          </table:table-cell>
          <table:table-cell office:value-type="float" office:value="155.548825" calcext:value-type="float">
            <text:p>155.548825</text:p>
          </table:table-cell>
          <table:table-cell office:value-type="float" office:value="253.353813" calcext:value-type="float">
            <text:p>253.353813</text:p>
          </table:table-cell>
          <table:table-cell office:value-type="float" office:value="214.880904" calcext:value-type="float">
            <text:p>214.880904</text:p>
          </table:table-cell>
          <table:table-cell office:value-type="float" office:value="228.868479" calcext:value-type="float">
            <text:p>228.868479</text:p>
          </table:table-cell>
          <table:table-cell office:value-type="float" office:value="233.750011" calcext:value-type="float">
            <text:p>233.750011</text:p>
          </table:table-cell>
          <table:table-cell office:value-type="float" office:value="222.179466" calcext:value-type="float">
            <text:p>222.179466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718.731901" calcext:value-type="float">
            <text:p>718.731901</text:p>
          </table:table-cell>
          <table:table-cell office:value-type="float" office:value="1423.259453" calcext:value-type="float">
            <text:p>1423.259453</text:p>
          </table:table-cell>
          <table:table-cell office:value-type="float" office:value="1078.640704" calcext:value-type="float">
            <text:p>1078.640704</text:p>
          </table:table-cell>
          <table:table-cell office:value-type="float" office:value="1048.295618" calcext:value-type="float">
            <text:p>1048.295618</text:p>
          </table:table-cell>
          <table:table-cell office:value-type="float" office:value="812.999713" calcext:value-type="float">
            <text:p>812.999713</text:p>
          </table:table-cell>
          <table:table-cell office:value-type="float" office:value="692.921303" calcext:value-type="float">
            <text:p>692.921303</text:p>
          </table:table-cell>
          <table:table-cell office:value-type="float" office:value="879.425882" calcext:value-type="float">
            <text:p>879.425882</text:p>
          </table:table-cell>
          <table:table-cell office:value-type="float" office:value="650.285269" calcext:value-type="float">
            <text:p>650.285269</text:p>
          </table:table-cell>
          <table:table-cell office:value-type="float" office:value="724.328496" calcext:value-type="float">
            <text:p>724.328496</text:p>
          </table:table-cell>
          <table:table-cell office:value-type="float" office:value="502.266516" calcext:value-type="float">
            <text:p>502.266516</text:p>
          </table:table-cell>
          <table:table-cell office:value-type="float" office:value="582.401753" calcext:value-type="float">
            <text:p>582.401753</text:p>
          </table:table-cell>
          <table:table-cell office:value-type="float" office:value="470.850838" calcext:value-type="float">
            <text:p>470.850838</text:p>
          </table:table-cell>
          <table:table-cell office:value-type="float" office:value="404.103534" calcext:value-type="float">
            <text:p>404.103534</text:p>
          </table:table-cell>
          <table:table-cell office:value-type="float" office:value="456.178555" calcext:value-type="float">
            <text:p>456.178555</text:p>
          </table:table-cell>
          <table:table-cell office:value-type="float" office:value="430.573411" calcext:value-type="float">
            <text:p>430.573411</text:p>
          </table:table-cell>
          <table:table-cell office:value-type="float" office:value="425.214259" calcext:value-type="float">
            <text:p>425.214259</text:p>
          </table:table-cell>
          <table:table-cell office:value-type="float" office:value="442.049243" calcext:value-type="float">
            <text:p>442.049243</text:p>
          </table:table-cell>
          <table:table-cell office:value-type="float" office:value="420.290315" calcext:value-type="float">
            <text:p>420.290315</text:p>
          </table:table-cell>
          <table:table-cell office:value-type="float" office:value="449.743913" calcext:value-type="float">
            <text:p>449.743913</text:p>
          </table:table-cell>
          <table:table-cell office:value-type="float" office:value="404.260585" calcext:value-type="float">
            <text:p>404.260585</text:p>
          </table:table-cell>
          <table:table-cell office:value-type="float" office:value="357.007668" calcext:value-type="float">
            <text:p>357.007668</text:p>
          </table:table-cell>
          <table:table-cell office:value-type="float" office:value="428.379594" calcext:value-type="float">
            <text:p>428.379594</text:p>
          </table:table-cell>
          <table:table-cell office:value-type="float" office:value="379.947319" calcext:value-type="float">
            <text:p>379.947319</text:p>
          </table:table-cell>
          <table:table-cell office:value-type="float" office:value="282.85272" calcext:value-type="float">
            <text:p>282.85272</text:p>
          </table:table-cell>
          <table:table-cell office:value-type="float" office:value="361.078227" calcext:value-type="float">
            <text:p>361.078227</text:p>
          </table:table-cell>
          <table:table-cell office:value-type="float" office:value="360.978379" calcext:value-type="float">
            <text:p>360.978379</text:p>
          </table:table-cell>
          <table:table-cell office:value-type="float" office:value="418.764177" calcext:value-type="float">
            <text:p>418.764177</text:p>
          </table:table-cell>
          <table:table-cell office:value-type="float" office:value="395.346854" calcext:value-type="float">
            <text:p>395.346854</text:p>
          </table:table-cell>
          <table:table-cell office:value-type="float" office:value="316.624497" calcext:value-type="float">
            <text:p>316.624497</text:p>
          </table:table-cell>
          <table:table-cell office:value-type="float" office:value="321.142485" calcext:value-type="float">
            <text:p>321.142485</text:p>
          </table:table-cell>
          <table:table-cell office:value-type="float" office:value="437.947452" calcext:value-type="float">
            <text:p>437.947452</text:p>
          </table:table-cell>
          <table:table-cell office:value-type="float" office:value="350.17798" calcext:value-type="float">
            <text:p>350.17798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146.523577" calcext:value-type="float">
            <text:p>1146.523577</text:p>
          </table:table-cell>
          <table:table-cell office:value-type="float" office:value="2305.803959" calcext:value-type="float">
            <text:p>2305.803959</text:p>
          </table:table-cell>
          <table:table-cell office:value-type="float" office:value="1812.200774" calcext:value-type="float">
            <text:p>1812.200774</text:p>
          </table:table-cell>
          <table:table-cell office:value-type="float" office:value="1582.968112" calcext:value-type="float">
            <text:p>1582.968112</text:p>
          </table:table-cell>
          <table:table-cell office:value-type="float" office:value="1461.38146" calcext:value-type="float">
            <text:p>1461.38146</text:p>
          </table:table-cell>
          <table:table-cell office:value-type="float" office:value="1358.890178" calcext:value-type="float">
            <text:p>1358.890178</text:p>
          </table:table-cell>
          <table:table-cell office:value-type="float" office:value="1158.743206" calcext:value-type="float">
            <text:p>1158.743206</text:p>
          </table:table-cell>
          <table:table-cell office:value-type="float" office:value="1142.378903" calcext:value-type="float">
            <text:p>1142.378903</text:p>
          </table:table-cell>
          <table:table-cell office:value-type="float" office:value="1215.443393" calcext:value-type="float">
            <text:p>1215.443393</text:p>
          </table:table-cell>
          <table:table-cell office:value-type="float" office:value="1050.82801" calcext:value-type="float">
            <text:p>1050.82801</text:p>
          </table:table-cell>
          <table:table-cell office:value-type="float" office:value="847.663525" calcext:value-type="float">
            <text:p>847.663525</text:p>
          </table:table-cell>
          <table:table-cell office:value-type="float" office:value="931.175317" calcext:value-type="float">
            <text:p>931.175317</text:p>
          </table:table-cell>
          <table:table-cell office:value-type="float" office:value="852.058472" calcext:value-type="float">
            <text:p>852.058472</text:p>
          </table:table-cell>
          <table:table-cell office:value-type="float" office:value="956.379578" calcext:value-type="float">
            <text:p>956.379578</text:p>
          </table:table-cell>
          <table:table-cell office:value-type="float" office:value="756.185062" calcext:value-type="float">
            <text:p>756.185062</text:p>
          </table:table-cell>
          <table:table-cell office:value-type="float" office:value="720.985558" calcext:value-type="float">
            <text:p>720.985558</text:p>
          </table:table-cell>
          <table:table-cell office:value-type="float" office:value="780.969339" calcext:value-type="float">
            <text:p>780.969339</text:p>
          </table:table-cell>
          <table:table-cell office:value-type="float" office:value="682.244854" calcext:value-type="float">
            <text:p>682.244854</text:p>
          </table:table-cell>
          <table:table-cell office:value-type="float" office:value="890.927425" calcext:value-type="float">
            <text:p>890.927425</text:p>
          </table:table-cell>
          <table:table-cell office:value-type="float" office:value="648.176937" calcext:value-type="float">
            <text:p>648.176937</text:p>
          </table:table-cell>
          <table:table-cell office:value-type="float" office:value="720.797723" calcext:value-type="float">
            <text:p>720.797723</text:p>
          </table:table-cell>
          <table:table-cell office:value-type="float" office:value="613.991148" calcext:value-type="float">
            <text:p>613.991148</text:p>
          </table:table-cell>
          <table:table-cell office:value-type="float" office:value="578.240057" calcext:value-type="float">
            <text:p>578.240057</text:p>
          </table:table-cell>
          <table:table-cell office:value-type="float" office:value="554.23565" calcext:value-type="float">
            <text:p>554.23565</text:p>
          </table:table-cell>
          <table:table-cell office:value-type="float" office:value="613.774619" calcext:value-type="float">
            <text:p>613.774619</text:p>
          </table:table-cell>
          <table:table-cell office:value-type="float" office:value="499.367204" calcext:value-type="float">
            <text:p>499.367204</text:p>
          </table:table-cell>
          <table:table-cell office:value-type="float" office:value="545.440801" calcext:value-type="float">
            <text:p>545.440801</text:p>
          </table:table-cell>
          <table:table-cell office:value-type="float" office:value="610.966765" calcext:value-type="float">
            <text:p>610.966765</text:p>
          </table:table-cell>
          <table:table-cell office:value-type="float" office:value="508.403209" calcext:value-type="float">
            <text:p>508.403209</text:p>
          </table:table-cell>
          <table:table-cell office:value-type="float" office:value="539.284229" calcext:value-type="float">
            <text:p>539.284229</text:p>
          </table:table-cell>
          <table:table-cell office:value-type="float" office:value="487.810791" calcext:value-type="float">
            <text:p>487.810791</text:p>
          </table:table-cell>
          <table:table-cell office:value-type="float" office:value="481.603466" calcext:value-type="float">
            <text:p>481.603466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887.28677" calcext:value-type="float">
            <text:p>1887.28677</text:p>
          </table:table-cell>
          <table:table-cell office:value-type="float" office:value="3809.687601" calcext:value-type="float">
            <text:p>3809.687601</text:p>
          </table:table-cell>
          <table:table-cell office:value-type="float" office:value="2935.023853" calcext:value-type="float">
            <text:p>2935.023853</text:p>
          </table:table-cell>
          <table:table-cell office:value-type="float" office:value="2612.315031" calcext:value-type="float">
            <text:p>2612.315031</text:p>
          </table:table-cell>
          <table:table-cell office:value-type="float" office:value="2479.762854" calcext:value-type="float">
            <text:p>2479.762854</text:p>
          </table:table-cell>
          <table:table-cell office:value-type="float" office:value="2220.378877" calcext:value-type="float">
            <text:p>2220.378877</text:p>
          </table:table-cell>
          <table:table-cell office:value-type="float" office:value="2075.808209" calcext:value-type="float">
            <text:p>2075.808209</text:p>
          </table:table-cell>
          <table:table-cell office:value-type="float" office:value="1982.5067" calcext:value-type="float">
            <text:p>1982.5067</text:p>
          </table:table-cell>
          <table:table-cell office:value-type="float" office:value="1892.340106" calcext:value-type="float">
            <text:p>1892.340106</text:p>
          </table:table-cell>
          <table:table-cell office:value-type="float" office:value="1362.167595" calcext:value-type="float">
            <text:p>1362.167595</text:p>
          </table:table-cell>
          <table:table-cell office:value-type="float" office:value="1438.662891" calcext:value-type="float">
            <text:p>1438.662891</text:p>
          </table:table-cell>
          <table:table-cell office:value-type="float" office:value="1434.219061" calcext:value-type="float">
            <text:p>1434.219061</text:p>
          </table:table-cell>
          <table:table-cell office:value-type="float" office:value="1341.261512" calcext:value-type="float">
            <text:p>1341.261512</text:p>
          </table:table-cell>
          <table:table-cell office:value-type="float" office:value="1228.957814" calcext:value-type="float">
            <text:p>1228.957814</text:p>
          </table:table-cell>
          <table:table-cell office:value-type="float" office:value="1385.93936" calcext:value-type="float">
            <text:p>1385.93936</text:p>
          </table:table-cell>
          <table:table-cell office:value-type="float" office:value="1069.134711" calcext:value-type="float">
            <text:p>1069.134711</text:p>
          </table:table-cell>
          <table:table-cell office:value-type="float" office:value="1203.985665" calcext:value-type="float">
            <text:p>1203.985665</text:p>
          </table:table-cell>
          <table:table-cell office:value-type="float" office:value="1324.375646" calcext:value-type="float">
            <text:p>1324.375646</text:p>
          </table:table-cell>
          <table:table-cell office:value-type="float" office:value="1067.882108" calcext:value-type="float">
            <text:p>1067.882108</text:p>
          </table:table-cell>
          <table:table-cell office:value-type="float" office:value="1076.239549" calcext:value-type="float">
            <text:p>1076.239549</text:p>
          </table:table-cell>
          <table:table-cell office:value-type="float" office:value="1199.407026" calcext:value-type="float">
            <text:p>1199.407026</text:p>
          </table:table-cell>
          <table:table-cell office:value-type="float" office:value="884.643233" calcext:value-type="float">
            <text:p>884.643233</text:p>
          </table:table-cell>
          <table:table-cell office:value-type="float" office:value="1241.168852" calcext:value-type="float">
            <text:p>1241.168852</text:p>
          </table:table-cell>
          <table:table-cell office:value-type="float" office:value="919.646702" calcext:value-type="float">
            <text:p>919.646702</text:p>
          </table:table-cell>
          <table:table-cell office:value-type="float" office:value="983.011005" calcext:value-type="float">
            <text:p>983.011005</text:p>
          </table:table-cell>
          <table:table-cell office:value-type="float" office:value="921.296773" calcext:value-type="float">
            <text:p>921.296773</text:p>
          </table:table-cell>
          <table:table-cell office:value-type="float" office:value="931.131244" calcext:value-type="float">
            <text:p>931.131244</text:p>
          </table:table-cell>
          <table:table-cell office:value-type="float" office:value="877.426133" calcext:value-type="float">
            <text:p>877.426133</text:p>
          </table:table-cell>
          <table:table-cell office:value-type="float" office:value="855.168192" calcext:value-type="float">
            <text:p>855.168192</text:p>
          </table:table-cell>
          <table:table-cell office:value-type="float" office:value="764.922562" calcext:value-type="float">
            <text:p>764.922562</text:p>
          </table:table-cell>
          <table:table-cell office:value-type="float" office:value="815.454919" calcext:value-type="float">
            <text:p>815.454919</text:p>
          </table:table-cell>
          <table:table-cell office:value-type="float" office:value="785.715021" calcext:value-type="float">
            <text:p>785.715021</text:p>
          </table:table-cell>
        </table:table-row>
        <table:table-row table:style-name="ro2" table:number-rows-repeated="17">
          <table:table-cell table:number-columns-repeated="33"/>
        </table:table-row>
        <table:table-row table:style-name="ro1">
          <table:table-cell table:number-columns-repeated="33"/>
        </table:table-row>
        <table:table-row table:style-name="ro2" table:number-rows-repeated="5">
          <table:table-cell table:number-columns-repeated="33"/>
        </table:table-row>
        <table:table-row table:style-name="ro1" table:number-rows-repeated="3">
          <table:table-cell table:number-columns-repeated="33"/>
        </table:table-row>
        <table:table-row table:style-name="ro2" table:number-rows-repeated="2">
          <table:table-cell table:number-columns-repeated="33"/>
        </table:table-row>
        <table:table-row table:style-name="ro1" table:number-rows-repeated="2">
          <table:table-cell table:number-columns-repeated="33"/>
        </table:table-row>
        <table:table-row table:style-name="ro2" table:number-rows-repeated="4">
          <table:table-cell table:number-columns-repeated="33"/>
        </table:table-row>
        <table:table-row table:style-name="ro1">
          <table:table-cell table:number-columns-repeated="33"/>
        </table:table-row>
        <table:table-row table:style-name="ro2" table:number-rows-repeated="9">
          <table:table-cell table:number-columns-repeated="33"/>
        </table:table-row>
        <table:table-row table:style-name="ro3">
          <table:table-cell office:value-type="string" calcext:value-type="string">
            <text:p>fib_cil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]/[.B20]" office:value-type="float" office:value="0.0560345424738507" calcext:value-type="float">
            <text:p>0.0560345425</text:p>
          </table:table-cell>
          <table:table-cell table:formula="of:=[.C2]/[.C20]" office:value-type="float" office:value="0.0787561027217392" calcext:value-type="float">
            <text:p>0.0787561027</text:p>
          </table:table-cell>
          <table:table-cell table:formula="of:=[.D2]/[.D20]" office:value-type="float" office:value="0.0861112747293144" calcext:value-type="float">
            <text:p>0.0861112747</text:p>
          </table:table-cell>
          <table:table-cell table:formula="of:=[.E2]/[.E20]" office:value-type="float" office:value="0.0751041548678126" calcext:value-type="float">
            <text:p>0.0751041549</text:p>
          </table:table-cell>
          <table:table-cell table:formula="of:=[.F2]/[.F20]" office:value-type="float" office:value="0.049856212448111" calcext:value-type="float">
            <text:p>0.0498562124</text:p>
          </table:table-cell>
          <table:table-cell table:formula="of:=[.G2]/[.G20]" office:value-type="float" office:value="0.065079144585221" calcext:value-type="float">
            <text:p>0.0650791446</text:p>
          </table:table-cell>
          <table:table-cell table:formula="of:=[.H2]/[.H20]" office:value-type="float" office:value="0.0440341749326006" calcext:value-type="float">
            <text:p>0.0440341749</text:p>
          </table:table-cell>
          <table:table-cell table:formula="of:=[.I2]/[.I20]" office:value-type="float" office:value="0.0321121081490495" calcext:value-type="float">
            <text:p>0.0321121081</text:p>
          </table:table-cell>
          <table:table-cell table:formula="of:=[.J2]/[.J20]" office:value-type="float" office:value="0.0172625769695542" calcext:value-type="float">
            <text:p>0.017262577</text:p>
          </table:table-cell>
          <table:table-cell table:formula="of:=[.K2]/[.K20]" office:value-type="float" office:value="0.0352013182362788" calcext:value-type="float">
            <text:p>0.0352013182</text:p>
          </table:table-cell>
          <table:table-cell table:formula="of:=[.L2]/[.L20]" office:value-type="float" office:value="0.0265015275398353" calcext:value-type="float">
            <text:p>0.0265015275</text:p>
          </table:table-cell>
          <table:table-cell table:formula="of:=[.M2]/[.M20]" office:value-type="float" office:value="0.0344806714722883" calcext:value-type="float">
            <text:p>0.0344806715</text:p>
          </table:table-cell>
          <table:table-cell table:formula="of:=[.N2]/[.N20]" office:value-type="float" office:value="0.0232979345787699" calcext:value-type="float">
            <text:p>0.0232979346</text:p>
          </table:table-cell>
          <table:table-cell table:formula="of:=[.O2]/[.O20]" office:value-type="float" office:value="0.0296577649376488" calcext:value-type="float">
            <text:p>0.0296577649</text:p>
          </table:table-cell>
          <table:table-cell table:formula="of:=[.P2]/[.P20]" office:value-type="float" office:value="0.0330406132146115" calcext:value-type="float">
            <text:p>0.0330406132</text:p>
          </table:table-cell>
          <table:table-cell table:formula="of:=[.Q2]/[.Q20]" office:value-type="float" office:value="0.0240932038063847" calcext:value-type="float">
            <text:p>0.0240932038</text:p>
          </table:table-cell>
          <table:table-cell table:formula="of:=[.R2]/[.R20]" office:value-type="float" office:value="0.0278256163532253" calcext:value-type="float">
            <text:p>0.0278256164</text:p>
          </table:table-cell>
          <table:table-cell table:formula="of:=[.S2]/[.S20]" office:value-type="float" office:value="0.0155069847247127" calcext:value-type="float">
            <text:p>0.0155069847</text:p>
          </table:table-cell>
          <table:table-cell table:formula="of:=[.T2]/[.T20]" office:value-type="float" office:value="0.0223174093265583" calcext:value-type="float">
            <text:p>0.0223174093</text:p>
          </table:table-cell>
          <table:table-cell table:formula="of:=[.U2]/[.U20]" office:value-type="float" office:value="0.0223639881917258" calcext:value-type="float">
            <text:p>0.0223639882</text:p>
          </table:table-cell>
          <table:table-cell table:formula="of:=[.V2]/[.V20]" office:value-type="float" office:value="0.0204688331061361" calcext:value-type="float">
            <text:p>0.0204688331</text:p>
          </table:table-cell>
          <table:table-cell table:formula="of:=[.W2]/[.W20]" office:value-type="float" office:value="0.0184761711599363" calcext:value-type="float">
            <text:p>0.0184761712</text:p>
          </table:table-cell>
          <table:table-cell table:formula="of:=[.X2]/[.X20]" office:value-type="float" office:value="0.0200631922764481" calcext:value-type="float">
            <text:p>0.0200631923</text:p>
          </table:table-cell>
          <table:table-cell table:formula="of:=[.Y2]/[.Y20]" office:value-type="float" office:value="0.00886535639514473" calcext:value-type="float">
            <text:p>0.0088653564</text:p>
          </table:table-cell>
          <table:table-cell table:formula="of:=[.Z2]/[.Z20]" office:value-type="float" office:value="0.0191286787512286" calcext:value-type="float">
            <text:p>0.0191286788</text:p>
          </table:table-cell>
          <table:table-cell table:formula="of:=[.AA2]/[.AA20]" office:value-type="float" office:value="0.020323422803403" calcext:value-type="float">
            <text:p>0.0203234228</text:p>
          </table:table-cell>
          <table:table-cell table:formula="of:=[.AB2]/[.AB20]" office:value-type="float" office:value="0.0176012488850536" calcext:value-type="float">
            <text:p>0.0176012489</text:p>
          </table:table-cell>
          <table:table-cell table:formula="of:=[.AC2]/[.AC20]" office:value-type="float" office:value="0.00867018113633249" calcext:value-type="float">
            <text:p>0.0086701811</text:p>
          </table:table-cell>
          <table:table-cell table:formula="of:=[.AD2]/[.AD20]" office:value-type="float" office:value="0.00928708567746014" calcext:value-type="float">
            <text:p>0.0092870857</text:p>
          </table:table-cell>
          <table:table-cell table:formula="of:=[.AE2]/[.AE20]" office:value-type="float" office:value="0.00938726547115578" calcext:value-type="float">
            <text:p>0.0093872655</text:p>
          </table:table-cell>
          <table:table-cell table:formula="of:=[.AF2]/[.AF20]" office:value-type="float" office:value="0.0163746294993795" calcext:value-type="float">
            <text:p>0.0163746295</text:p>
          </table:table-cell>
          <table:table-cell table:formula="of:=[.AG2]/[.AG20]" office:value-type="float" office:value="0.0160966253863973" calcext:value-type="float">
            <text:p>0.016096625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3]/[.B21]" office:value-type="float" office:value="0.0510222711216296" calcext:value-type="float">
            <text:p>0.0510222711</text:p>
          </table:table-cell>
          <table:table-cell table:formula="of:=[.C3]/[.C21]" office:value-type="float" office:value="0.0733856853640184" calcext:value-type="float">
            <text:p>0.0733856854</text:p>
          </table:table-cell>
          <table:table-cell table:formula="of:=[.D3]/[.D21]" office:value-type="float" office:value="0.091823306152243" calcext:value-type="float">
            <text:p>0.0918233062</text:p>
          </table:table-cell>
          <table:table-cell table:formula="of:=[.E3]/[.E21]" office:value-type="float" office:value="0.0495104487156115" calcext:value-type="float">
            <text:p>0.0495104487</text:p>
          </table:table-cell>
          <table:table-cell table:formula="of:=[.F3]/[.F21]" office:value-type="float" office:value="0.0355852254019876" calcext:value-type="float">
            <text:p>0.0355852254</text:p>
          </table:table-cell>
          <table:table-cell table:formula="of:=[.G3]/[.G21]" office:value-type="float" office:value="0.0335515874901405" calcext:value-type="float">
            <text:p>0.0335515875</text:p>
          </table:table-cell>
          <table:table-cell table:formula="of:=[.H3]/[.H21]" office:value-type="float" office:value="0.0345834141448573" calcext:value-type="float">
            <text:p>0.0345834141</text:p>
          </table:table-cell>
          <table:table-cell table:formula="of:=[.I3]/[.I21]" office:value-type="float" office:value="0.0333440158764838" calcext:value-type="float">
            <text:p>0.0333440159</text:p>
          </table:table-cell>
          <table:table-cell table:formula="of:=[.J3]/[.J21]" office:value-type="float" office:value="0.033499738752769" calcext:value-type="float">
            <text:p>0.0334997388</text:p>
          </table:table-cell>
          <table:table-cell table:formula="of:=[.K3]/[.K21]" office:value-type="float" office:value="0.0356866336343439" calcext:value-type="float">
            <text:p>0.0356866336</text:p>
          </table:table-cell>
          <table:table-cell table:formula="of:=[.L3]/[.L21]" office:value-type="float" office:value="0.028218237232685" calcext:value-type="float">
            <text:p>0.0282182372</text:p>
          </table:table-cell>
          <table:table-cell table:formula="of:=[.M3]/[.M21]" office:value-type="float" office:value="0.0350862664089032" calcext:value-type="float">
            <text:p>0.0350862664</text:p>
          </table:table-cell>
          <table:table-cell table:formula="of:=[.N3]/[.N21]" office:value-type="float" office:value="0.0105802907597116" calcext:value-type="float">
            <text:p>0.0105802908</text:p>
          </table:table-cell>
          <table:table-cell table:formula="of:=[.O3]/[.O21]" office:value-type="float" office:value="0.0114037565923829" calcext:value-type="float">
            <text:p>0.0114037566</text:p>
          </table:table-cell>
          <table:table-cell table:formula="of:=[.P3]/[.P21]" office:value-type="float" office:value="0.0198035203890179" calcext:value-type="float">
            <text:p>0.0198035204</text:p>
          </table:table-cell>
          <table:table-cell table:formula="of:=[.Q3]/[.Q21]" office:value-type="float" office:value="0.027945544208327" calcext:value-type="float">
            <text:p>0.0279455442</text:p>
          </table:table-cell>
          <table:table-cell table:formula="of:=[.R3]/[.R21]" office:value-type="float" office:value="0.0210076900069577" calcext:value-type="float">
            <text:p>0.02100769</text:p>
          </table:table-cell>
          <table:table-cell table:formula="of:=[.S3]/[.S21]" office:value-type="float" office:value="0.0177300696577908" calcext:value-type="float">
            <text:p>0.0177300697</text:p>
          </table:table-cell>
          <table:table-cell table:formula="of:=[.T3]/[.T21]" office:value-type="float" office:value="0.0159236037455453" calcext:value-type="float">
            <text:p>0.0159236037</text:p>
          </table:table-cell>
          <table:table-cell table:formula="of:=[.U3]/[.U21]" office:value-type="float" office:value="0.0236951217820715" calcext:value-type="float">
            <text:p>0.0236951218</text:p>
          </table:table-cell>
          <table:table-cell table:formula="of:=[.V3]/[.V21]" office:value-type="float" office:value="0.0177741396487762" calcext:value-type="float">
            <text:p>0.0177741396</text:p>
          </table:table-cell>
          <table:table-cell table:formula="of:=[.W3]/[.W21]" office:value-type="float" office:value="0.0133382311625095" calcext:value-type="float">
            <text:p>0.0133382312</text:p>
          </table:table-cell>
          <table:table-cell table:formula="of:=[.X3]/[.X21]" office:value-type="float" office:value="0.0198830459854805" calcext:value-type="float">
            <text:p>0.019883046</text:p>
          </table:table-cell>
          <table:table-cell table:formula="of:=[.Y3]/[.Y21]" office:value-type="float" office:value="0.014576041390574" calcext:value-type="float">
            <text:p>0.0145760414</text:p>
          </table:table-cell>
          <table:table-cell table:formula="of:=[.Z3]/[.Z21]" office:value-type="float" office:value="0.0100772074039189" calcext:value-type="float">
            <text:p>0.0100772074</text:p>
          </table:table-cell>
          <table:table-cell table:formula="of:=[.AA3]/[.AA21]" office:value-type="float" office:value="0.0156091462010125" calcext:value-type="float">
            <text:p>0.0156091462</text:p>
          </table:table-cell>
          <table:table-cell table:formula="of:=[.AB3]/[.AB21]" office:value-type="float" office:value="0.0142656864568643" calcext:value-type="float">
            <text:p>0.0142656865</text:p>
          </table:table-cell>
          <table:table-cell table:formula="of:=[.AC3]/[.AC21]" office:value-type="float" office:value="0.0118053511394798" calcext:value-type="float">
            <text:p>0.0118053511</text:p>
          </table:table-cell>
          <table:table-cell table:formula="of:=[.AD3]/[.AD21]" office:value-type="float" office:value="0.0089093974889358" calcext:value-type="float">
            <text:p>0.0089093975</text:p>
          </table:table-cell>
          <table:table-cell table:formula="of:=[.AE3]/[.AE21]" office:value-type="float" office:value="0.0143041910099325" calcext:value-type="float">
            <text:p>0.014304191</text:p>
          </table:table-cell>
          <table:table-cell table:formula="of:=[.AF3]/[.AF21]" office:value-type="float" office:value="0.0138721046902665" calcext:value-type="float">
            <text:p>0.0138721047</text:p>
          </table:table-cell>
          <table:table-cell table:formula="of:=[.AG3]/[.AG21]" office:value-type="float" office:value="0.0111186260763368" calcext:value-type="float">
            <text:p>0.011118626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4]/[.B22]" office:value-type="float" office:value="0.0497261530794971" calcext:value-type="float">
            <text:p>0.0497261531</text:p>
          </table:table-cell>
          <table:table-cell table:formula="of:=[.C4]/[.C22]" office:value-type="float" office:value="0.0557752456821966" calcext:value-type="float">
            <text:p>0.0557752457</text:p>
          </table:table-cell>
          <table:table-cell table:formula="of:=[.D4]/[.D22]" office:value-type="float" office:value="0.0841365262076458" calcext:value-type="float">
            <text:p>0.0841365262</text:p>
          </table:table-cell>
          <table:table-cell table:formula="of:=[.E4]/[.E22]" office:value-type="float" office:value="0.0612024387255517" calcext:value-type="float">
            <text:p>0.0612024387</text:p>
          </table:table-cell>
          <table:table-cell table:formula="of:=[.F4]/[.F22]" office:value-type="float" office:value="0.0647728548072519" calcext:value-type="float">
            <text:p>0.0647728548</text:p>
          </table:table-cell>
          <table:table-cell table:formula="of:=[.G4]/[.G22]" office:value-type="float" office:value="0.0530865981463786" calcext:value-type="float">
            <text:p>0.0530865981</text:p>
          </table:table-cell>
          <table:table-cell table:formula="of:=[.H4]/[.H22]" office:value-type="float" office:value="0.0443500966525456" calcext:value-type="float">
            <text:p>0.0443500967</text:p>
          </table:table-cell>
          <table:table-cell table:formula="of:=[.I4]/[.I22]" office:value-type="float" office:value="0.0540627439736626" calcext:value-type="float">
            <text:p>0.054062744</text:p>
          </table:table-cell>
          <table:table-cell table:formula="of:=[.J4]/[.J22]" office:value-type="float" office:value="0.0627624993019613" calcext:value-type="float">
            <text:p>0.0627624993</text:p>
          </table:table-cell>
          <table:table-cell table:formula="of:=[.K4]/[.K22]" office:value-type="float" office:value="0.0459403582634774" calcext:value-type="float">
            <text:p>0.0459403583</text:p>
          </table:table-cell>
          <table:table-cell table:formula="of:=[.L4]/[.L22]" office:value-type="float" office:value="0.0509103328002918" calcext:value-type="float">
            <text:p>0.0509103328</text:p>
          </table:table-cell>
          <table:table-cell table:formula="of:=[.M4]/[.M22]" office:value-type="float" office:value="0.0383865747429757" calcext:value-type="float">
            <text:p>0.0383865747</text:p>
          </table:table-cell>
          <table:table-cell table:formula="of:=[.N4]/[.N22]" office:value-type="float" office:value="0.0406965636352808" calcext:value-type="float">
            <text:p>0.0406965636</text:p>
          </table:table-cell>
          <table:table-cell table:formula="of:=[.O4]/[.O22]" office:value-type="float" office:value="0.0504686624802951" calcext:value-type="float">
            <text:p>0.0504686625</text:p>
          </table:table-cell>
          <table:table-cell table:formula="of:=[.P4]/[.P22]" office:value-type="float" office:value="0.0370934913010493" calcext:value-type="float">
            <text:p>0.0370934913</text:p>
          </table:table-cell>
          <table:table-cell table:formula="of:=[.Q4]/[.Q22]" office:value-type="float" office:value="0.026699938045966" calcext:value-type="float">
            <text:p>0.026699938</text:p>
          </table:table-cell>
          <table:table-cell table:formula="of:=[.R4]/[.R22]" office:value-type="float" office:value="0.0304187099798917" calcext:value-type="float">
            <text:p>0.03041871</text:p>
          </table:table-cell>
          <table:table-cell table:formula="of:=[.S4]/[.S22]" office:value-type="float" office:value="0.0218892057721674" calcext:value-type="float">
            <text:p>0.0218892058</text:p>
          </table:table-cell>
          <table:table-cell table:formula="of:=[.T4]/[.T22]" office:value-type="float" office:value="0.0363677004987855" calcext:value-type="float">
            <text:p>0.0363677005</text:p>
          </table:table-cell>
          <table:table-cell table:formula="of:=[.U4]/[.U22]" office:value-type="float" office:value="0.00541299798859061" calcext:value-type="float">
            <text:p>0.005412998</text:p>
          </table:table-cell>
          <table:table-cell table:formula="of:=[.V4]/[.V22]" office:value-type="float" office:value="0.024704505144181" calcext:value-type="float">
            <text:p>0.0247045051</text:p>
          </table:table-cell>
          <table:table-cell table:formula="of:=[.W4]/[.W22]" office:value-type="float" office:value="0.0344808933537379" calcext:value-type="float">
            <text:p>0.0344808934</text:p>
          </table:table-cell>
          <table:table-cell table:formula="of:=[.X4]/[.X22]" office:value-type="float" office:value="0.0287228975299357" calcext:value-type="float">
            <text:p>0.0287228975</text:p>
          </table:table-cell>
          <table:table-cell table:formula="of:=[.Y4]/[.Y22]" office:value-type="float" office:value="0.0306412705632764" calcext:value-type="float">
            <text:p>0.0306412706</text:p>
          </table:table-cell>
          <table:table-cell table:formula="of:=[.Z4]/[.Z22]" office:value-type="float" office:value="0.0126137699152498" calcext:value-type="float">
            <text:p>0.0126137699</text:p>
          </table:table-cell>
          <table:table-cell table:formula="of:=[.AA4]/[.AA22]" office:value-type="float" office:value="0.0205297619297981" calcext:value-type="float">
            <text:p>0.0205297619</text:p>
          </table:table-cell>
          <table:table-cell table:formula="of:=[.AB4]/[.AB22]" office:value-type="float" office:value="0.0180493392699756" calcext:value-type="float">
            <text:p>0.0180493393</text:p>
          </table:table-cell>
          <table:table-cell table:formula="of:=[.AC4]/[.AC22]" office:value-type="float" office:value="0.0231548962994509" calcext:value-type="float">
            <text:p>0.0231548963</text:p>
          </table:table-cell>
          <table:table-cell table:formula="of:=[.AD4]/[.AD22]" office:value-type="float" office:value="0.0238520217965208" calcext:value-type="float">
            <text:p>0.0238520218</text:p>
          </table:table-cell>
          <table:table-cell table:formula="of:=[.AE4]/[.AE22]" office:value-type="float" office:value="0.0194430470796847" calcext:value-type="float">
            <text:p>0.0194430471</text:p>
          </table:table-cell>
          <table:table-cell table:formula="of:=[.AF4]/[.AF22]" office:value-type="float" office:value="0.0173418173571661" calcext:value-type="float">
            <text:p>0.0173418174</text:p>
          </table:table-cell>
          <table:table-cell table:formula="of:=[.AG4]/[.AG22]" office:value-type="float" office:value="0.00666994527360542" calcext:value-type="float">
            <text:p>0.0066699453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5]/[.B23]" office:value-type="float" office:value="0.0350994785241398" calcext:value-type="float">
            <text:p>0.0350994785</text:p>
          </table:table-cell>
          <table:table-cell table:formula="of:=[.C5]/[.C23]" office:value-type="float" office:value="0.0607422998016474" calcext:value-type="float">
            <text:p>0.0607422998</text:p>
          </table:table-cell>
          <table:table-cell table:formula="of:=[.D5]/[.D23]" office:value-type="float" office:value="0.0814547132268277" calcext:value-type="float">
            <text:p>0.0814547132</text:p>
          </table:table-cell>
          <table:table-cell table:formula="of:=[.E5]/[.E23]" office:value-type="float" office:value="0.0925810089905557" calcext:value-type="float">
            <text:p>0.092581009</text:p>
          </table:table-cell>
          <table:table-cell table:formula="of:=[.F5]/[.F23]" office:value-type="float" office:value="0.0784924762300969" calcext:value-type="float">
            <text:p>0.0784924762</text:p>
          </table:table-cell>
          <table:table-cell table:formula="of:=[.G5]/[.G23]" office:value-type="float" office:value="0.108924025630349" calcext:value-type="float">
            <text:p>0.1089240256</text:p>
          </table:table-cell>
          <table:table-cell table:formula="of:=[.H5]/[.H23]" office:value-type="float" office:value="0.0758122638289605" calcext:value-type="float">
            <text:p>0.0758122638</text:p>
          </table:table-cell>
          <table:table-cell table:formula="of:=[.I5]/[.I23]" office:value-type="float" office:value="0.071535019742218" calcext:value-type="float">
            <text:p>0.0715350197</text:p>
          </table:table-cell>
          <table:table-cell table:formula="of:=[.J5]/[.J23]" office:value-type="float" office:value="0.0813314260951861" calcext:value-type="float">
            <text:p>0.0813314261</text:p>
          </table:table-cell>
          <table:table-cell table:formula="of:=[.K5]/[.K23]" office:value-type="float" office:value="0.0747970447240007" calcext:value-type="float">
            <text:p>0.0747970447</text:p>
          </table:table-cell>
          <table:table-cell table:formula="of:=[.L5]/[.L23]" office:value-type="float" office:value="0.0287543499441281" calcext:value-type="float">
            <text:p>0.0287543499</text:p>
          </table:table-cell>
          <table:table-cell table:formula="of:=[.M5]/[.M23]" office:value-type="float" office:value="0.0677380143872882" calcext:value-type="float">
            <text:p>0.0677380144</text:p>
          </table:table-cell>
          <table:table-cell table:formula="of:=[.N5]/[.N23]" office:value-type="float" office:value="0.0737338596270239" calcext:value-type="float">
            <text:p>0.0737338596</text:p>
          </table:table-cell>
          <table:table-cell table:formula="of:=[.O5]/[.O23]" office:value-type="float" office:value="0.0539182895035867" calcext:value-type="float">
            <text:p>0.0539182895</text:p>
          </table:table-cell>
          <table:table-cell table:formula="of:=[.P5]/[.P23]" office:value-type="float" office:value="0.0578965310927204" calcext:value-type="float">
            <text:p>0.0578965311</text:p>
          </table:table-cell>
          <table:table-cell table:formula="of:=[.Q5]/[.Q23]" office:value-type="float" office:value="0.0543230832835404" calcext:value-type="float">
            <text:p>0.0543230833</text:p>
          </table:table-cell>
          <table:table-cell table:formula="of:=[.R5]/[.R23]" office:value-type="float" office:value="0.0640853067852286" calcext:value-type="float">
            <text:p>0.0640853068</text:p>
          </table:table-cell>
          <table:table-cell table:formula="of:=[.S5]/[.S23]" office:value-type="float" office:value="0.0560406946609543" calcext:value-type="float">
            <text:p>0.0560406947</text:p>
          </table:table-cell>
          <table:table-cell table:formula="of:=[.T5]/[.T23]" office:value-type="float" office:value="0.0583897188471314" calcext:value-type="float">
            <text:p>0.0583897188</text:p>
          </table:table-cell>
          <table:table-cell table:formula="of:=[.U5]/[.U23]" office:value-type="float" office:value="0.0245415244087886" calcext:value-type="float">
            <text:p>0.0245415244</text:p>
          </table:table-cell>
          <table:table-cell table:formula="of:=[.V5]/[.V23]" office:value-type="float" office:value="0.0429523579251389" calcext:value-type="float">
            <text:p>0.0429523579</text:p>
          </table:table-cell>
          <table:table-cell table:formula="of:=[.W5]/[.W23]" office:value-type="float" office:value="0.0519666953253169" calcext:value-type="float">
            <text:p>0.0519666953</text:p>
          </table:table-cell>
          <table:table-cell table:formula="of:=[.X5]/[.X23]" office:value-type="float" office:value="0.0295145674804444" calcext:value-type="float">
            <text:p>0.0295145675</text:p>
          </table:table-cell>
          <table:table-cell table:formula="of:=[.Y5]/[.Y23]" office:value-type="float" office:value="0.0409341976199398" calcext:value-type="float">
            <text:p>0.0409341976</text:p>
          </table:table-cell>
          <table:table-cell table:formula="of:=[.Z5]/[.Z23]" office:value-type="float" office:value="0.0415826185513315" calcext:value-type="float">
            <text:p>0.0415826186</text:p>
          </table:table-cell>
          <table:table-cell table:formula="of:=[.AA5]/[.AA23]" office:value-type="float" office:value="0.0318152070575174" calcext:value-type="float">
            <text:p>0.0318152071</text:p>
          </table:table-cell>
          <table:table-cell table:formula="of:=[.AB5]/[.AB23]" office:value-type="float" office:value="0.0426408788778413" calcext:value-type="float">
            <text:p>0.0426408789</text:p>
          </table:table-cell>
          <table:table-cell table:formula="of:=[.AC5]/[.AC23]" office:value-type="float" office:value="0.018261932971792" calcext:value-type="float">
            <text:p>0.018261933</text:p>
          </table:table-cell>
          <table:table-cell table:formula="of:=[.AD5]/[.AD23]" office:value-type="float" office:value="0.0388509091008005" calcext:value-type="float">
            <text:p>0.0388509091</text:p>
          </table:table-cell>
          <table:table-cell table:formula="of:=[.AE5]/[.AE23]" office:value-type="float" office:value="0.034329147610107" calcext:value-type="float">
            <text:p>0.0343291476</text:p>
          </table:table-cell>
          <table:table-cell table:formula="of:=[.AF5]/[.AF23]" office:value-type="float" office:value="0.0284405917650272" calcext:value-type="float">
            <text:p>0.0284405918</text:p>
          </table:table-cell>
          <table:table-cell table:formula="of:=[.AG5]/[.AG23]" office:value-type="float" office:value="0.0287842951845568" calcext:value-type="float">
            <text:p>0.028784295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6]/[.B24]" office:value-type="float" office:value="0.0449450986072229" calcext:value-type="float">
            <text:p>0.0449450986</text:p>
          </table:table-cell>
          <table:table-cell table:formula="of:=[.C6]/[.C24]" office:value-type="float" office:value="0.0765154114333346" calcext:value-type="float">
            <text:p>0.0765154114</text:p>
          </table:table-cell>
          <table:table-cell table:formula="of:=[.D6]/[.D24]" office:value-type="float" office:value="0.111921000998278" calcext:value-type="float">
            <text:p>0.111921001</text:p>
          </table:table-cell>
          <table:table-cell table:formula="of:=[.E6]/[.E24]" office:value-type="float" office:value="0.102861065807525" calcext:value-type="float">
            <text:p>0.1028610658</text:p>
          </table:table-cell>
          <table:table-cell table:formula="of:=[.F6]/[.F24]" office:value-type="float" office:value="0.112781073843965" calcext:value-type="float">
            <text:p>0.1127810738</text:p>
          </table:table-cell>
          <table:table-cell table:formula="of:=[.G6]/[.G24]" office:value-type="float" office:value="0.130449552256807" calcext:value-type="float">
            <text:p>0.1304495523</text:p>
          </table:table-cell>
          <table:table-cell table:formula="of:=[.H6]/[.H24]" office:value-type="float" office:value="0.112164120695572" calcext:value-type="float">
            <text:p>0.1121641207</text:p>
          </table:table-cell>
          <table:table-cell table:formula="of:=[.I6]/[.I24]" office:value-type="float" office:value="0.13124247961461" calcext:value-type="float">
            <text:p>0.1312424796</text:p>
          </table:table-cell>
          <table:table-cell table:formula="of:=[.J6]/[.J24]" office:value-type="float" office:value="0.119873267648604" calcext:value-type="float">
            <text:p>0.1198732676</text:p>
          </table:table-cell>
          <table:table-cell table:formula="of:=[.K6]/[.K24]" office:value-type="float" office:value="0.132043531818443" calcext:value-type="float">
            <text:p>0.1320435318</text:p>
          </table:table-cell>
          <table:table-cell table:formula="of:=[.L6]/[.L24]" office:value-type="float" office:value="0.109743615263698" calcext:value-type="float">
            <text:p>0.1097436153</text:p>
          </table:table-cell>
          <table:table-cell table:formula="of:=[.M6]/[.M24]" office:value-type="float" office:value="0.0888099529642677" calcext:value-type="float">
            <text:p>0.088809953</text:p>
          </table:table-cell>
          <table:table-cell table:formula="of:=[.N6]/[.N24]" office:value-type="float" office:value="0.0922448765762877" calcext:value-type="float">
            <text:p>0.0922448766</text:p>
          </table:table-cell>
          <table:table-cell table:formula="of:=[.O6]/[.O24]" office:value-type="float" office:value="0.107440590712051" calcext:value-type="float">
            <text:p>0.1074405907</text:p>
          </table:table-cell>
          <table:table-cell table:formula="of:=[.P6]/[.P24]" office:value-type="float" office:value="0.101923640843495" calcext:value-type="float">
            <text:p>0.1019236408</text:p>
          </table:table-cell>
          <table:table-cell table:formula="of:=[.Q6]/[.Q24]" office:value-type="float" office:value="0.119958891094672" calcext:value-type="float">
            <text:p>0.1199588911</text:p>
          </table:table-cell>
          <table:table-cell table:formula="of:=[.R6]/[.R24]" office:value-type="float" office:value="0.099428884598094" calcext:value-type="float">
            <text:p>0.0994288846</text:p>
          </table:table-cell>
          <table:table-cell table:formula="of:=[.S6]/[.S24]" office:value-type="float" office:value="0.0784365523180848" calcext:value-type="float">
            <text:p>0.0784365523</text:p>
          </table:table-cell>
          <table:table-cell table:formula="of:=[.T6]/[.T24]" office:value-type="float" office:value="0.0900561326885092" calcext:value-type="float">
            <text:p>0.0900561327</text:p>
          </table:table-cell>
          <table:table-cell table:formula="of:=[.U6]/[.U24]" office:value-type="float" office:value="0.0875646466938075" calcext:value-type="float">
            <text:p>0.0875646467</text:p>
          </table:table-cell>
          <table:table-cell table:formula="of:=[.V6]/[.V24]" office:value-type="float" office:value="0.0655123089207499" calcext:value-type="float">
            <text:p>0.0655123089</text:p>
          </table:table-cell>
          <table:table-cell table:formula="of:=[.W6]/[.W24]" office:value-type="float" office:value="0.0676515132336276" calcext:value-type="float">
            <text:p>0.0676515132</text:p>
          </table:table-cell>
          <table:table-cell table:formula="of:=[.X6]/[.X24]" office:value-type="float" office:value="0.0336489229975885" calcext:value-type="float">
            <text:p>0.033648923</text:p>
          </table:table-cell>
          <table:table-cell table:formula="of:=[.Y6]/[.Y24]" office:value-type="float" office:value="0.0489730119449105" calcext:value-type="float">
            <text:p>0.0489730119</text:p>
          </table:table-cell>
          <table:table-cell table:formula="of:=[.Z6]/[.Z24]" office:value-type="float" office:value="0.0689266128194099" calcext:value-type="float">
            <text:p>0.0689266128</text:p>
          </table:table-cell>
          <table:table-cell table:formula="of:=[.AA6]/[.AA24]" office:value-type="float" office:value="0.0583339175893417" calcext:value-type="float">
            <text:p>0.0583339176</text:p>
          </table:table-cell>
          <table:table-cell table:formula="of:=[.AB6]/[.AB24]" office:value-type="float" office:value="0.0312987701953219" calcext:value-type="float">
            <text:p>0.0312987702</text:p>
          </table:table-cell>
          <table:table-cell table:formula="of:=[.AC6]/[.AC24]" office:value-type="float" office:value="0.0146592577533826" calcext:value-type="float">
            <text:p>0.0146592578</text:p>
          </table:table-cell>
          <table:table-cell table:formula="of:=[.AD6]/[.AD24]" office:value-type="float" office:value="0.036011573523583" calcext:value-type="float">
            <text:p>0.0360115735</text:p>
          </table:table-cell>
          <table:table-cell table:formula="of:=[.AE6]/[.AE24]" office:value-type="float" office:value="0.0502927431191584" calcext:value-type="float">
            <text:p>0.0502927431</text:p>
          </table:table-cell>
          <table:table-cell table:formula="of:=[.AF6]/[.AF24]" office:value-type="float" office:value="0.0160847641855935" calcext:value-type="float">
            <text:p>0.0160847642</text:p>
          </table:table-cell>
          <table:table-cell table:formula="of:=[.AG6]/[.AG24]" office:value-type="float" office:value="0.0244033642119087" calcext:value-type="float">
            <text:p>0.0244033642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7]/[.B25]" office:value-type="float" office:value="0.0516997349027247" calcext:value-type="float">
            <text:p>0.0516997349</text:p>
          </table:table-cell>
          <table:table-cell table:formula="of:=[.C7]/[.C25]" office:value-type="float" office:value="0.0919023061885056" calcext:value-type="float">
            <text:p>0.0919023062</text:p>
          </table:table-cell>
          <table:table-cell table:formula="of:=[.D7]/[.D25]" office:value-type="float" office:value="0.138749786623359" calcext:value-type="float">
            <text:p>0.1387497866</text:p>
          </table:table-cell>
          <table:table-cell table:formula="of:=[.E7]/[.E25]" office:value-type="float" office:value="0.0986998627410777" calcext:value-type="float">
            <text:p>0.0986998627</text:p>
          </table:table-cell>
          <table:table-cell table:formula="of:=[.F7]/[.F25]" office:value-type="float" office:value="0.12989545286722" calcext:value-type="float">
            <text:p>0.1298954529</text:p>
          </table:table-cell>
          <table:table-cell table:formula="of:=[.G7]/[.G25]" office:value-type="float" office:value="0.155749838383808" calcext:value-type="float">
            <text:p>0.1557498384</text:p>
          </table:table-cell>
          <table:table-cell table:formula="of:=[.H7]/[.H25]" office:value-type="float" office:value="0.129825042035678" calcext:value-type="float">
            <text:p>0.129825042</text:p>
          </table:table-cell>
          <table:table-cell table:formula="of:=[.I7]/[.I25]" office:value-type="float" office:value="0.143720603466554" calcext:value-type="float">
            <text:p>0.1437206035</text:p>
          </table:table-cell>
          <table:table-cell table:formula="of:=[.J7]/[.J25]" office:value-type="float" office:value="0.161025261323082" calcext:value-type="float">
            <text:p>0.1610252613</text:p>
          </table:table-cell>
          <table:table-cell table:formula="of:=[.K7]/[.K25]" office:value-type="float" office:value="0.157475239566008" calcext:value-type="float">
            <text:p>0.1574752396</text:p>
          </table:table-cell>
          <table:table-cell table:formula="of:=[.L7]/[.L25]" office:value-type="float" office:value="0.133220409188678" calcext:value-type="float">
            <text:p>0.1332204092</text:p>
          </table:table-cell>
          <table:table-cell table:formula="of:=[.M7]/[.M25]" office:value-type="float" office:value="0.143673299735432" calcext:value-type="float">
            <text:p>0.1436732997</text:p>
          </table:table-cell>
          <table:table-cell table:formula="of:=[.N7]/[.N25]" office:value-type="float" office:value="0.149674331585525" calcext:value-type="float">
            <text:p>0.1496743316</text:p>
          </table:table-cell>
          <table:table-cell table:formula="of:=[.O7]/[.O25]" office:value-type="float" office:value="0.130468931615523" calcext:value-type="float">
            <text:p>0.1304689316</text:p>
          </table:table-cell>
          <table:table-cell table:formula="of:=[.P7]/[.P25]" office:value-type="float" office:value="0.175814268844659" calcext:value-type="float">
            <text:p>0.1758142688</text:p>
          </table:table-cell>
          <table:table-cell table:formula="of:=[.Q7]/[.Q25]" office:value-type="float" office:value="0.146734421314039" calcext:value-type="float">
            <text:p>0.1467344213</text:p>
          </table:table-cell>
          <table:table-cell table:formula="of:=[.R7]/[.R25]" office:value-type="float" office:value="0.102945133553238" calcext:value-type="float">
            <text:p>0.1029451336</text:p>
          </table:table-cell>
          <table:table-cell table:formula="of:=[.S7]/[.S25]" office:value-type="float" office:value="0.117798242457773" calcext:value-type="float">
            <text:p>0.1177982425</text:p>
          </table:table-cell>
          <table:table-cell table:formula="of:=[.T7]/[.T25]" office:value-type="float" office:value="0.111255599495859" calcext:value-type="float">
            <text:p>0.1112555995</text:p>
          </table:table-cell>
          <table:table-cell table:formula="of:=[.U7]/[.U25]" office:value-type="float" office:value="0.112146694181264" calcext:value-type="float">
            <text:p>0.1121466942</text:p>
          </table:table-cell>
          <table:table-cell table:formula="of:=[.V7]/[.V25]" office:value-type="float" office:value="0.148297914570407" calcext:value-type="float">
            <text:p>0.1482979146</text:p>
          </table:table-cell>
          <table:table-cell table:formula="of:=[.W7]/[.W25]" office:value-type="float" office:value="0.0826751172366102" calcext:value-type="float">
            <text:p>0.0826751172</text:p>
          </table:table-cell>
          <table:table-cell table:formula="of:=[.X7]/[.X25]" office:value-type="float" office:value="0.105938283190534" calcext:value-type="float">
            <text:p>0.1059382832</text:p>
          </table:table-cell>
          <table:table-cell table:formula="of:=[.Y7]/[.Y25]" office:value-type="float" office:value="0.0794569032634083" calcext:value-type="float">
            <text:p>0.0794569033</text:p>
          </table:table-cell>
          <table:table-cell table:formula="of:=[.Z7]/[.Z25]" office:value-type="float" office:value="0.0999208675660534" calcext:value-type="float">
            <text:p>0.0999208676</text:p>
          </table:table-cell>
          <table:table-cell table:formula="of:=[.AA7]/[.AA25]" office:value-type="float" office:value="0.10814722397355" calcext:value-type="float">
            <text:p>0.108147224</text:p>
          </table:table-cell>
          <table:table-cell table:formula="of:=[.AB7]/[.AB25]" office:value-type="float" office:value="0.0608985804829553" calcext:value-type="float">
            <text:p>0.0608985805</text:p>
          </table:table-cell>
          <table:table-cell table:formula="of:=[.AC7]/[.AC25]" office:value-type="float" office:value="0.0940699985208371" calcext:value-type="float">
            <text:p>0.0940699985</text:p>
          </table:table-cell>
          <table:table-cell table:formula="of:=[.AD7]/[.AD25]" office:value-type="float" office:value="0.0423845881944461" calcext:value-type="float">
            <text:p>0.0423845882</text:p>
          </table:table-cell>
          <table:table-cell table:formula="of:=[.AE7]/[.AE25]" office:value-type="float" office:value="0.0466844679096871" calcext:value-type="float">
            <text:p>0.0466844679</text:p>
          </table:table-cell>
          <table:table-cell table:formula="of:=[.AF7]/[.AF25]" office:value-type="float" office:value="0.0311279563064328" calcext:value-type="float">
            <text:p>0.0311279563</text:p>
          </table:table-cell>
          <table:table-cell table:formula="of:=[.AG7]/[.AG25]" office:value-type="float" office:value="0.0498916720923932" calcext:value-type="float">
            <text:p>0.049891672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8]/[.B26]" office:value-type="float" office:value="0.0538662196321253" calcext:value-type="float">
            <text:p>0.0538662196</text:p>
          </table:table-cell>
          <table:table-cell table:formula="of:=[.C8]/[.C26]" office:value-type="float" office:value="0.103414414150368" calcext:value-type="float">
            <text:p>0.1034144142</text:p>
          </table:table-cell>
          <table:table-cell table:formula="of:=[.D8]/[.D26]" office:value-type="float" office:value="0.127095119818949" calcext:value-type="float">
            <text:p>0.1270951198</text:p>
          </table:table-cell>
          <table:table-cell table:formula="of:=[.E8]/[.E26]" office:value-type="float" office:value="0.166802645489651" calcext:value-type="float">
            <text:p>0.1668026455</text:p>
          </table:table-cell>
          <table:table-cell table:formula="of:=[.F8]/[.F26]" office:value-type="float" office:value="0.167604741551656" calcext:value-type="float">
            <text:p>0.1676047416</text:p>
          </table:table-cell>
          <table:table-cell table:formula="of:=[.G8]/[.G26]" office:value-type="float" office:value="0.187239806601924" calcext:value-type="float">
            <text:p>0.1872398066</text:p>
          </table:table-cell>
          <table:table-cell table:formula="of:=[.H8]/[.H26]" office:value-type="float" office:value="0.193071703436016" calcext:value-type="float">
            <text:p>0.1930717034</text:p>
          </table:table-cell>
          <table:table-cell table:formula="of:=[.I8]/[.I26]" office:value-type="float" office:value="0.19162653639271" calcext:value-type="float">
            <text:p>0.1916265364</text:p>
          </table:table-cell>
          <table:table-cell table:formula="of:=[.J8]/[.J26]" office:value-type="float" office:value="0.18226601596555" calcext:value-type="float">
            <text:p>0.182266016</text:p>
          </table:table-cell>
          <table:table-cell table:formula="of:=[.K8]/[.K26]" office:value-type="float" office:value="0.188608336190656" calcext:value-type="float">
            <text:p>0.1886083362</text:p>
          </table:table-cell>
          <table:table-cell table:formula="of:=[.L8]/[.L26]" office:value-type="float" office:value="0.0985692328820148" calcext:value-type="float">
            <text:p>0.0985692329</text:p>
          </table:table-cell>
          <table:table-cell table:formula="of:=[.M8]/[.M26]" office:value-type="float" office:value="0.204067610565367" calcext:value-type="float">
            <text:p>0.2040676106</text:p>
          </table:table-cell>
          <table:table-cell table:formula="of:=[.N8]/[.N26]" office:value-type="float" office:value="0.179680151236712" calcext:value-type="float">
            <text:p>0.1796801512</text:p>
          </table:table-cell>
          <table:table-cell table:formula="of:=[.O8]/[.O26]" office:value-type="float" office:value="0.183924261066394" calcext:value-type="float">
            <text:p>0.1839242611</text:p>
          </table:table-cell>
          <table:table-cell table:formula="of:=[.P8]/[.P26]" office:value-type="float" office:value="0.176640700263032" calcext:value-type="float">
            <text:p>0.1766407003</text:p>
          </table:table-cell>
          <table:table-cell table:formula="of:=[.Q8]/[.Q26]" office:value-type="float" office:value="0.21930980340333" calcext:value-type="float">
            <text:p>0.2193098034</text:p>
          </table:table-cell>
          <table:table-cell table:formula="of:=[.R8]/[.R26]" office:value-type="float" office:value="0.223202450113809" calcext:value-type="float">
            <text:p>0.2232024501</text:p>
          </table:table-cell>
          <table:table-cell table:formula="of:=[.S8]/[.S26]" office:value-type="float" office:value="0.157288549085303" calcext:value-type="float">
            <text:p>0.1572885491</text:p>
          </table:table-cell>
          <table:table-cell table:formula="of:=[.T8]/[.T26]" office:value-type="float" office:value="0.130081275610364" calcext:value-type="float">
            <text:p>0.1300812756</text:p>
          </table:table-cell>
          <table:table-cell table:formula="of:=[.U8]/[.U26]" office:value-type="float" office:value="0.173192663195608" calcext:value-type="float">
            <text:p>0.1731926632</text:p>
          </table:table-cell>
          <table:table-cell table:formula="of:=[.V8]/[.V26]" office:value-type="float" office:value="0.157924278453913" calcext:value-type="float">
            <text:p>0.1579242785</text:p>
          </table:table-cell>
          <table:table-cell table:formula="of:=[.W8]/[.W26]" office:value-type="float" office:value="0.159960028916411" calcext:value-type="float">
            <text:p>0.1599600289</text:p>
          </table:table-cell>
          <table:table-cell table:formula="of:=[.X8]/[.X26]" office:value-type="float" office:value="0.151535036470368" calcext:value-type="float">
            <text:p>0.1515350365</text:p>
          </table:table-cell>
          <table:table-cell table:formula="of:=[.Y8]/[.Y26]" office:value-type="float" office:value="0.176305618252681" calcext:value-type="float">
            <text:p>0.1763056183</text:p>
          </table:table-cell>
          <table:table-cell table:formula="of:=[.Z8]/[.Z26]" office:value-type="float" office:value="0.116492945220487" calcext:value-type="float">
            <text:p>0.1164929452</text:p>
          </table:table-cell>
          <table:table-cell table:formula="of:=[.AA8]/[.AA26]" office:value-type="float" office:value="0.148786445971592" calcext:value-type="float">
            <text:p>0.148786446</text:p>
          </table:table-cell>
          <table:table-cell table:formula="of:=[.AB8]/[.AB26]" office:value-type="float" office:value="0.118131644399777" calcext:value-type="float">
            <text:p>0.1181316444</text:p>
          </table:table-cell>
          <table:table-cell table:formula="of:=[.AC8]/[.AC26]" office:value-type="float" office:value="0.142972307234779" calcext:value-type="float">
            <text:p>0.1429723072</text:p>
          </table:table-cell>
          <table:table-cell table:formula="of:=[.AD8]/[.AD26]" office:value-type="float" office:value="0.129716374186689" calcext:value-type="float">
            <text:p>0.1297163742</text:p>
          </table:table-cell>
          <table:table-cell table:formula="of:=[.AE8]/[.AE26]" office:value-type="float" office:value="0.140647938442975" calcext:value-type="float">
            <text:p>0.1406479384</text:p>
          </table:table-cell>
          <table:table-cell table:formula="of:=[.AF8]/[.AF26]" office:value-type="float" office:value="0.121757047976353" calcext:value-type="float">
            <text:p>0.121757048</text:p>
          </table:table-cell>
          <table:table-cell table:formula="of:=[.AG8]/[.AG26]" office:value-type="float" office:value="0.105870910504103" calcext:value-type="float">
            <text:p>0.1058709105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9]/[.B27]" office:value-type="float" office:value="0.0668829499433257" calcext:value-type="float">
            <text:p>0.0668829499</text:p>
          </table:table-cell>
          <table:table-cell table:formula="of:=[.C9]/[.C27]" office:value-type="float" office:value="0.123532885514005" calcext:value-type="float">
            <text:p>0.1235328855</text:p>
          </table:table-cell>
          <table:table-cell table:formula="of:=[.D9]/[.D27]" office:value-type="float" office:value="0.149985108076202" calcext:value-type="float">
            <text:p>0.1499851081</text:p>
          </table:table-cell>
          <table:table-cell table:formula="of:=[.E9]/[.E27]" office:value-type="float" office:value="0.194677169706818" calcext:value-type="float">
            <text:p>0.1946771697</text:p>
          </table:table-cell>
          <table:table-cell table:formula="of:=[.F9]/[.F27]" office:value-type="float" office:value="0.228802485967686" calcext:value-type="float">
            <text:p>0.228802486</text:p>
          </table:table-cell>
          <table:table-cell table:formula="of:=[.G9]/[.G27]" office:value-type="float" office:value="0.173392878392215" calcext:value-type="float">
            <text:p>0.1733928784</text:p>
          </table:table-cell>
          <table:table-cell table:formula="of:=[.H9]/[.H27]" office:value-type="float" office:value="0.291649317037489" calcext:value-type="float">
            <text:p>0.291649317</text:p>
          </table:table-cell>
          <table:table-cell table:formula="of:=[.I9]/[.I27]" office:value-type="float" office:value="0.309679938460371" calcext:value-type="float">
            <text:p>0.3096799385</text:p>
          </table:table-cell>
          <table:table-cell table:formula="of:=[.J9]/[.J27]" office:value-type="float" office:value="0.19895368134413" calcext:value-type="float">
            <text:p>0.1989536813</text:p>
          </table:table-cell>
          <table:table-cell table:formula="of:=[.K9]/[.K27]" office:value-type="float" office:value="0.145531691007956" calcext:value-type="float">
            <text:p>0.145531691</text:p>
          </table:table-cell>
          <table:table-cell table:formula="of:=[.L9]/[.L27]" office:value-type="float" office:value="0.207708134794799" calcext:value-type="float">
            <text:p>0.2077081348</text:p>
          </table:table-cell>
          <table:table-cell table:formula="of:=[.M9]/[.M27]" office:value-type="float" office:value="0.262947608211748" calcext:value-type="float">
            <text:p>0.2629476082</text:p>
          </table:table-cell>
          <table:table-cell table:formula="of:=[.N9]/[.N27]" office:value-type="float" office:value="0.207584935995908" calcext:value-type="float">
            <text:p>0.207584936</text:p>
          </table:table-cell>
          <table:table-cell table:formula="of:=[.O9]/[.O27]" office:value-type="float" office:value="0.391687661151053" calcext:value-type="float">
            <text:p>0.3916876612</text:p>
          </table:table-cell>
          <table:table-cell table:formula="of:=[.P9]/[.P27]" office:value-type="float" office:value="0.360616222568708" calcext:value-type="float">
            <text:p>0.3606162226</text:p>
          </table:table-cell>
          <table:table-cell table:formula="of:=[.Q9]/[.Q27]" office:value-type="float" office:value="0.321899085606118" calcext:value-type="float">
            <text:p>0.3218990856</text:p>
          </table:table-cell>
          <table:table-cell table:formula="of:=[.R9]/[.R27]" office:value-type="float" office:value="0.283763827718072" calcext:value-type="float">
            <text:p>0.2837638277</text:p>
          </table:table-cell>
          <table:table-cell table:formula="of:=[.S9]/[.S27]" office:value-type="float" office:value="0.251490991697957" calcext:value-type="float">
            <text:p>0.2514909917</text:p>
          </table:table-cell>
          <table:table-cell table:formula="of:=[.T9]/[.T27]" office:value-type="float" office:value="0.243942954719783" calcext:value-type="float">
            <text:p>0.2439429547</text:p>
          </table:table-cell>
          <table:table-cell table:formula="of:=[.U9]/[.U27]" office:value-type="float" office:value="0.23964619723019" calcext:value-type="float">
            <text:p>0.2396461972</text:p>
          </table:table-cell>
          <table:table-cell table:formula="of:=[.V9]/[.V27]" office:value-type="float" office:value="0.289774810188339" calcext:value-type="float">
            <text:p>0.2897748102</text:p>
          </table:table-cell>
          <table:table-cell table:formula="of:=[.W9]/[.W27]" office:value-type="float" office:value="0.230304071756301" calcext:value-type="float">
            <text:p>0.2303040718</text:p>
          </table:table-cell>
          <table:table-cell table:formula="of:=[.X9]/[.X27]" office:value-type="float" office:value="0.249753492890377" calcext:value-type="float">
            <text:p>0.2497534929</text:p>
          </table:table-cell>
          <table:table-cell table:formula="of:=[.Y9]/[.Y27]" office:value-type="float" office:value="0.250091150583829" calcext:value-type="float">
            <text:p>0.2500911506</text:p>
          </table:table-cell>
          <table:table-cell table:formula="of:=[.Z9]/[.Z27]" office:value-type="float" office:value="0.133742520792693" calcext:value-type="float">
            <text:p>0.1337425208</text:p>
          </table:table-cell>
          <table:table-cell table:formula="of:=[.AA9]/[.AA27]" office:value-type="float" office:value="0.266736997687651" calcext:value-type="float">
            <text:p>0.2667369977</text:p>
          </table:table-cell>
          <table:table-cell table:formula="of:=[.AB9]/[.AB27]" office:value-type="float" office:value="0.229371156631948" calcext:value-type="float">
            <text:p>0.2293711566</text:p>
          </table:table-cell>
          <table:table-cell table:formula="of:=[.AC9]/[.AC27]" office:value-type="float" office:value="0.129603846910638" calcext:value-type="float">
            <text:p>0.1296038469</text:p>
          </table:table-cell>
          <table:table-cell table:formula="of:=[.AD9]/[.AD27]" office:value-type="float" office:value="0.222730400278668" calcext:value-type="float">
            <text:p>0.2227304003</text:p>
          </table:table-cell>
          <table:table-cell table:formula="of:=[.AE9]/[.AE27]" office:value-type="float" office:value="0.216414442229999" calcext:value-type="float">
            <text:p>0.2164144422</text:p>
          </table:table-cell>
          <table:table-cell table:formula="of:=[.AF9]/[.AF27]" office:value-type="float" office:value="0.207654158898066" calcext:value-type="float">
            <text:p>0.2076541589</text:p>
          </table:table-cell>
          <table:table-cell table:formula="of:=[.AG9]/[.AG27]" office:value-type="float" office:value="0.203837482041767" calcext:value-type="float">
            <text:p>0.20383748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10]/[.B28]" office:value-type="float" office:value="0.0600472581958552" calcext:value-type="float">
            <text:p>0.0600472582</text:p>
          </table:table-cell>
          <table:table-cell table:formula="of:=[.C10]/[.C28]" office:value-type="float" office:value="0.113111856403807" calcext:value-type="float">
            <text:p>0.1131118564</text:p>
          </table:table-cell>
          <table:table-cell table:formula="of:=[.D10]/[.D28]" office:value-type="float" office:value="0.209609798899166" calcext:value-type="float">
            <text:p>0.2096097989</text:p>
          </table:table-cell>
          <table:table-cell table:formula="of:=[.E10]/[.E28]" office:value-type="float" office:value="0.254784822479731" calcext:value-type="float">
            <text:p>0.2547848225</text:p>
          </table:table-cell>
          <table:table-cell table:formula="of:=[.F10]/[.F28]" office:value-type="float" office:value="0.349088610144712" calcext:value-type="float">
            <text:p>0.3490886101</text:p>
          </table:table-cell>
          <table:table-cell table:formula="of:=[.G10]/[.G28]" office:value-type="float" office:value="0.300480572623208" calcext:value-type="float">
            <text:p>0.3004805726</text:p>
          </table:table-cell>
          <table:table-cell table:formula="of:=[.H10]/[.H28]" office:value-type="float" office:value="0.385909982747411" calcext:value-type="float">
            <text:p>0.3859099827</text:p>
          </table:table-cell>
          <table:table-cell table:formula="of:=[.I10]/[.I28]" office:value-type="float" office:value="0.364014018336844" calcext:value-type="float">
            <text:p>0.3640140183</text:p>
          </table:table-cell>
          <table:table-cell table:formula="of:=[.J10]/[.J28]" office:value-type="float" office:value="0.342627473257398" calcext:value-type="float">
            <text:p>0.3426274733</text:p>
          </table:table-cell>
          <table:table-cell table:formula="of:=[.K10]/[.K28]" office:value-type="float" office:value="0.430861938745908" calcext:value-type="float">
            <text:p>0.4308619387</text:p>
          </table:table-cell>
          <table:table-cell table:formula="of:=[.L10]/[.L28]" office:value-type="float" office:value="0.453357395989357" calcext:value-type="float">
            <text:p>0.453357396</text:p>
          </table:table-cell>
          <table:table-cell table:formula="of:=[.M10]/[.M28]" office:value-type="float" office:value="0.371349138613293" calcext:value-type="float">
            <text:p>0.3713491386</text:p>
          </table:table-cell>
          <table:table-cell table:formula="of:=[.N10]/[.N28]" office:value-type="float" office:value="0.355637425905508" calcext:value-type="float">
            <text:p>0.3556374259</text:p>
          </table:table-cell>
          <table:table-cell table:formula="of:=[.O10]/[.O28]" office:value-type="float" office:value="0.416599442893603" calcext:value-type="float">
            <text:p>0.4165994429</text:p>
          </table:table-cell>
          <table:table-cell table:formula="of:=[.P10]/[.P28]" office:value-type="float" office:value="0.351150631079594" calcext:value-type="float">
            <text:p>0.3511506311</text:p>
          </table:table-cell>
          <table:table-cell table:formula="of:=[.Q10]/[.Q28]" office:value-type="float" office:value="0.356560620173225" calcext:value-type="float">
            <text:p>0.3565606202</text:p>
          </table:table-cell>
          <table:table-cell table:formula="of:=[.R10]/[.R28]" office:value-type="float" office:value="0.375703217117151" calcext:value-type="float">
            <text:p>0.3757032171</text:p>
          </table:table-cell>
          <table:table-cell table:formula="of:=[.S10]/[.S28]" office:value-type="float" office:value="0.228882205856021" calcext:value-type="float">
            <text:p>0.2288822059</text:p>
          </table:table-cell>
          <table:table-cell table:formula="of:=[.T10]/[.T28]" office:value-type="float" office:value="0.420685904527946" calcext:value-type="float">
            <text:p>0.4206859045</text:p>
          </table:table-cell>
          <table:table-cell table:formula="of:=[.U10]/[.U28]" office:value-type="float" office:value="0.350015096109613" calcext:value-type="float">
            <text:p>0.3500150961</text:p>
          </table:table-cell>
          <table:table-cell table:formula="of:=[.V10]/[.V28]" office:value-type="float" office:value="0.412930237723213" calcext:value-type="float">
            <text:p>0.4129302377</text:p>
          </table:table-cell>
          <table:table-cell table:formula="of:=[.W10]/[.W28]" office:value-type="float" office:value="0.282841757473242" calcext:value-type="float">
            <text:p>0.2828417575</text:p>
          </table:table-cell>
          <table:table-cell table:formula="of:=[.X10]/[.X28]" office:value-type="float" office:value="0.389377248227152" calcext:value-type="float">
            <text:p>0.3893772482</text:p>
          </table:table-cell>
          <table:table-cell table:formula="of:=[.Y10]/[.Y28]" office:value-type="float" office:value="0.340115172905884" calcext:value-type="float">
            <text:p>0.3401151729</text:p>
          </table:table-cell>
          <table:table-cell table:formula="of:=[.Z10]/[.Z28]" office:value-type="float" office:value="0.247916980203868" calcext:value-type="float">
            <text:p>0.2479169802</text:p>
          </table:table-cell>
          <table:table-cell table:formula="of:=[.AA10]/[.AA28]" office:value-type="float" office:value="0.380148582960639" calcext:value-type="float">
            <text:p>0.380148583</text:p>
          </table:table-cell>
          <table:table-cell table:formula="of:=[.AB10]/[.AB28]" office:value-type="float" office:value="0.399341738014441" calcext:value-type="float">
            <text:p>0.399341738</text:p>
          </table:table-cell>
          <table:table-cell table:formula="of:=[.AC10]/[.AC28]" office:value-type="float" office:value="0.214148726241835" calcext:value-type="float">
            <text:p>0.2141487262</text:p>
          </table:table-cell>
          <table:table-cell table:formula="of:=[.AD10]/[.AD28]" office:value-type="float" office:value="0.440037385931762" calcext:value-type="float">
            <text:p>0.4400373859</text:p>
          </table:table-cell>
          <table:table-cell table:formula="of:=[.AE10]/[.AE28]" office:value-type="float" office:value="0.317230311097849" calcext:value-type="float">
            <text:p>0.3172303111</text:p>
          </table:table-cell>
          <table:table-cell table:formula="of:=[.AF10]/[.AF28]" office:value-type="float" office:value="0.209107131267437" calcext:value-type="float">
            <text:p>0.2091071313</text:p>
          </table:table-cell>
          <table:table-cell table:formula="of:=[.AG10]/[.AG28]" office:value-type="float" office:value="0.339964751968943" calcext:value-type="float">
            <text:p>0.339964752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11]/[.B29]" office:value-type="float" office:value="0.0641647236535795" calcext:value-type="float">
            <text:p>0.0641647237</text:p>
          </table:table-cell>
          <table:table-cell table:formula="of:=[.C11]/[.C29]" office:value-type="float" office:value="0.114389901418579" calcext:value-type="float">
            <text:p>0.1143899014</text:p>
          </table:table-cell>
          <table:table-cell table:formula="of:=[.D11]/[.D29]" office:value-type="float" office:value="0.159612826730907" calcext:value-type="float">
            <text:p>0.1596128267</text:p>
          </table:table-cell>
          <table:table-cell table:formula="of:=[.E11]/[.E29]" office:value-type="float" office:value="0.190604253799514" calcext:value-type="float">
            <text:p>0.1906042538</text:p>
          </table:table-cell>
          <table:table-cell table:formula="of:=[.F11]/[.F29]" office:value-type="float" office:value="0.235199453080062" calcext:value-type="float">
            <text:p>0.2351994531</text:p>
          </table:table-cell>
          <table:table-cell table:formula="of:=[.G11]/[.G29]" office:value-type="float" office:value="0.290878417747576" calcext:value-type="float">
            <text:p>0.2908784177</text:p>
          </table:table-cell>
          <table:table-cell table:formula="of:=[.H11]/[.H29]" office:value-type="float" office:value="0.296355106862757" calcext:value-type="float">
            <text:p>0.2963551069</text:p>
          </table:table-cell>
          <table:table-cell table:formula="of:=[.I11]/[.I29]" office:value-type="float" office:value="0.302004294951622" calcext:value-type="float">
            <text:p>0.302004295</text:p>
          </table:table-cell>
          <table:table-cell table:formula="of:=[.J11]/[.J29]" office:value-type="float" office:value="0.285392329878565" calcext:value-type="float">
            <text:p>0.2853923299</text:p>
          </table:table-cell>
          <table:table-cell table:formula="of:=[.K11]/[.K29]" office:value-type="float" office:value="0.328927622822819" calcext:value-type="float">
            <text:p>0.3289276228</text:p>
          </table:table-cell>
          <table:table-cell table:formula="of:=[.L11]/[.L29]" office:value-type="float" office:value="0.401574293461516" calcext:value-type="float">
            <text:p>0.4015742935</text:p>
          </table:table-cell>
          <table:table-cell table:formula="of:=[.M11]/[.M29]" office:value-type="float" office:value="0.381227084466827" calcext:value-type="float">
            <text:p>0.3812270845</text:p>
          </table:table-cell>
          <table:table-cell table:formula="of:=[.N11]/[.N29]" office:value-type="float" office:value="0.309981075251164" calcext:value-type="float">
            <text:p>0.3099810753</text:p>
          </table:table-cell>
          <table:table-cell table:formula="of:=[.O11]/[.O29]" office:value-type="float" office:value="0.30247457467209" calcext:value-type="float">
            <text:p>0.3024745747</text:p>
          </table:table-cell>
          <table:table-cell table:formula="of:=[.P11]/[.P29]" office:value-type="float" office:value="0.370591687584053" calcext:value-type="float">
            <text:p>0.3705916876</text:p>
          </table:table-cell>
          <table:table-cell table:formula="of:=[.Q11]/[.Q29]" office:value-type="float" office:value="0.133418663593641" calcext:value-type="float">
            <text:p>0.1334186636</text:p>
          </table:table-cell>
          <table:table-cell table:formula="of:=[.R11]/[.R29]" office:value-type="float" office:value="0.407335435914703" calcext:value-type="float">
            <text:p>0.4073354359</text:p>
          </table:table-cell>
          <table:table-cell table:formula="of:=[.S11]/[.S29]" office:value-type="float" office:value="0.367814919279354" calcext:value-type="float">
            <text:p>0.3678149193</text:p>
          </table:table-cell>
          <table:table-cell table:formula="of:=[.T11]/[.T29]" office:value-type="float" office:value="0.350826846570149" calcext:value-type="float">
            <text:p>0.3508268466</text:p>
          </table:table-cell>
          <table:table-cell table:formula="of:=[.U11]/[.U29]" office:value-type="float" office:value="0.436913805348505" calcext:value-type="float">
            <text:p>0.4369138053</text:p>
          </table:table-cell>
          <table:table-cell table:formula="of:=[.V11]/[.V29]" office:value-type="float" office:value="0.381854358884583" calcext:value-type="float">
            <text:p>0.3818543589</text:p>
          </table:table-cell>
          <table:table-cell table:formula="of:=[.W11]/[.W29]" office:value-type="float" office:value="0.350085663136746" calcext:value-type="float">
            <text:p>0.3500856631</text:p>
          </table:table-cell>
          <table:table-cell table:formula="of:=[.X11]/[.X29]" office:value-type="float" office:value="0.430043275078074" calcext:value-type="float">
            <text:p>0.4300432751</text:p>
          </table:table-cell>
          <table:table-cell table:formula="of:=[.Y11]/[.Y29]" office:value-type="float" office:value="0.387777038502209" calcext:value-type="float">
            <text:p>0.3877770385</text:p>
          </table:table-cell>
          <table:table-cell table:formula="of:=[.Z11]/[.Z29]" office:value-type="float" office:value="0.403077936937606" calcext:value-type="float">
            <text:p>0.4030779369</text:p>
          </table:table-cell>
          <table:table-cell table:formula="of:=[.AA11]/[.AA29]" office:value-type="float" office:value="0.306512653991621" calcext:value-type="float">
            <text:p>0.306512654</text:p>
          </table:table-cell>
          <table:table-cell table:formula="of:=[.AB11]/[.AB29]" office:value-type="float" office:value="0.388941179152686" calcext:value-type="float">
            <text:p>0.3889411792</text:p>
          </table:table-cell>
          <table:table-cell table:formula="of:=[.AC11]/[.AC29]" office:value-type="float" office:value="0.129678986194109" calcext:value-type="float">
            <text:p>0.1296789862</text:p>
          </table:table-cell>
          <table:table-cell table:formula="of:=[.AD11]/[.AD29]" office:value-type="float" office:value="0.252290928171349" calcext:value-type="float">
            <text:p>0.2522909282</text:p>
          </table:table-cell>
          <table:table-cell table:formula="of:=[.AE11]/[.AE29]" office:value-type="float" office:value="0.351995452061881" calcext:value-type="float">
            <text:p>0.3519954521</text:p>
          </table:table-cell>
          <table:table-cell table:formula="of:=[.AF11]/[.AF29]" office:value-type="float" office:value="0.363128741118096" calcext:value-type="float">
            <text:p>0.3631287411</text:p>
          </table:table-cell>
          <table:table-cell table:formula="of:=[.AG11]/[.AG29]" office:value-type="float" office:value="0.317832305729272" calcext:value-type="float">
            <text:p>0.317832305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12]/[.B30]" office:value-type="float" office:value="0.0644946331426374" calcext:value-type="float">
            <text:p>0.0644946331</text:p>
          </table:table-cell>
          <table:table-cell table:formula="of:=[.C12]/[.C30]" office:value-type="float" office:value="0.120169559056446" calcext:value-type="float">
            <text:p>0.1201695591</text:p>
          </table:table-cell>
          <table:table-cell table:formula="of:=[.D12]/[.D30]" office:value-type="float" office:value="0.177126478626879" calcext:value-type="float">
            <text:p>0.1771264786</text:p>
          </table:table-cell>
          <table:table-cell table:formula="of:=[.E12]/[.E30]" office:value-type="float" office:value="0.228090279546741" calcext:value-type="float">
            <text:p>0.2280902795</text:p>
          </table:table-cell>
          <table:table-cell table:formula="of:=[.F12]/[.F30]" office:value-type="float" office:value="0.250001664587124" calcext:value-type="float">
            <text:p>0.2500016646</text:p>
          </table:table-cell>
          <table:table-cell table:formula="of:=[.G12]/[.G30]" office:value-type="float" office:value="0.304814252463172" calcext:value-type="float">
            <text:p>0.3048142525</text:p>
          </table:table-cell>
          <table:table-cell table:formula="of:=[.H12]/[.H30]" office:value-type="float" office:value="0.259034914611102" calcext:value-type="float">
            <text:p>0.2590349146</text:p>
          </table:table-cell>
          <table:table-cell table:formula="of:=[.I12]/[.I30]" office:value-type="float" office:value="0.393206096291461" calcext:value-type="float">
            <text:p>0.3932060963</text:p>
          </table:table-cell>
          <table:table-cell table:formula="of:=[.J12]/[.J30]" office:value-type="float" office:value="0.338940945401903" calcext:value-type="float">
            <text:p>0.3389409454</text:p>
          </table:table-cell>
          <table:table-cell table:formula="of:=[.K12]/[.K30]" office:value-type="float" office:value="0.399176923597203" calcext:value-type="float">
            <text:p>0.3991769236</text:p>
          </table:table-cell>
          <table:table-cell table:formula="of:=[.L12]/[.L30]" office:value-type="float" office:value="0.468107288923372" calcext:value-type="float">
            <text:p>0.4681072889</text:p>
          </table:table-cell>
          <table:table-cell table:formula="of:=[.M12]/[.M30]" office:value-type="float" office:value="0.487817080899333" calcext:value-type="float">
            <text:p>0.4878170809</text:p>
          </table:table-cell>
          <table:table-cell table:formula="of:=[.N12]/[.N30]" office:value-type="float" office:value="0.483935084990618" calcext:value-type="float">
            <text:p>0.483935085</text:p>
          </table:table-cell>
          <table:table-cell table:formula="of:=[.O12]/[.O30]" office:value-type="float" office:value="0.361162243137422" calcext:value-type="float">
            <text:p>0.3611622431</text:p>
          </table:table-cell>
          <table:table-cell table:formula="of:=[.P12]/[.P30]" office:value-type="float" office:value="0.30283181118567" calcext:value-type="float">
            <text:p>0.3028318112</text:p>
          </table:table-cell>
          <table:table-cell table:formula="of:=[.Q12]/[.Q30]" office:value-type="float" office:value="0.450351175456159" calcext:value-type="float">
            <text:p>0.4503511755</text:p>
          </table:table-cell>
          <table:table-cell table:formula="of:=[.R12]/[.R30]" office:value-type="float" office:value="0.410271135793405" calcext:value-type="float">
            <text:p>0.4102711358</text:p>
          </table:table-cell>
          <table:table-cell table:formula="of:=[.S12]/[.S30]" office:value-type="float" office:value="0.457390556219409" calcext:value-type="float">
            <text:p>0.4573905562</text:p>
          </table:table-cell>
          <table:table-cell table:formula="of:=[.T12]/[.T30]" office:value-type="float" office:value="0.418501083250519" calcext:value-type="float">
            <text:p>0.4185010833</text:p>
          </table:table-cell>
          <table:table-cell table:formula="of:=[.U12]/[.U30]" office:value-type="float" office:value="0.523191099853519" calcext:value-type="float">
            <text:p>0.5231910999</text:p>
          </table:table-cell>
          <table:table-cell table:formula="of:=[.V12]/[.V30]" office:value-type="float" office:value="0.545471584871765" calcext:value-type="float">
            <text:p>0.5454715849</text:p>
          </table:table-cell>
          <table:table-cell table:formula="of:=[.W12]/[.W30]" office:value-type="float" office:value="0.475146186685593" calcext:value-type="float">
            <text:p>0.4751461867</text:p>
          </table:table-cell>
          <table:table-cell table:formula="of:=[.X12]/[.X30]" office:value-type="float" office:value="0.401576536010433" calcext:value-type="float">
            <text:p>0.401576536</text:p>
          </table:table-cell>
          <table:table-cell table:formula="of:=[.Y12]/[.Y30]" office:value-type="float" office:value="0.52602760000746" calcext:value-type="float">
            <text:p>0.5260276</text:p>
          </table:table-cell>
          <table:table-cell table:formula="of:=[.Z12]/[.Z30]" office:value-type="float" office:value="0.613748470687338" calcext:value-type="float">
            <text:p>0.6137484707</text:p>
          </table:table-cell>
          <table:table-cell table:formula="of:=[.AA12]/[.AA30]" office:value-type="float" office:value="0.531716538990333" calcext:value-type="float">
            <text:p>0.531716539</text:p>
          </table:table-cell>
          <table:table-cell table:formula="of:=[.AB12]/[.AB30]" office:value-type="float" office:value="0.457241703451022" calcext:value-type="float">
            <text:p>0.4572417035</text:p>
          </table:table-cell>
          <table:table-cell table:formula="of:=[.AC12]/[.AC30]" office:value-type="float" office:value="0.437270189724048" calcext:value-type="float">
            <text:p>0.4372701897</text:p>
          </table:table-cell>
          <table:table-cell table:formula="of:=[.AD12]/[.AD30]" office:value-type="float" office:value="0.472566712792065" calcext:value-type="float">
            <text:p>0.4725667128</text:p>
          </table:table-cell>
          <table:table-cell table:formula="of:=[.AE12]/[.AE30]" office:value-type="float" office:value="0.507070781554094" calcext:value-type="float">
            <text:p>0.5070707816</text:p>
          </table:table-cell>
          <table:table-cell table:formula="of:=[.AF12]/[.AF30]" office:value-type="float" office:value="0.456610567364002" calcext:value-type="float">
            <text:p>0.4566105674</text:p>
          </table:table-cell>
          <table:table-cell table:formula="of:=[.AG12]/[.AG30]" office:value-type="float" office:value="0.549524706302354" calcext:value-type="float">
            <text:p>0.5495247063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13]/[.B31]" office:value-type="float" office:value="0.0638053272450763" calcext:value-type="float">
            <text:p>0.0638053272</text:p>
          </table:table-cell>
          <table:table-cell table:formula="of:=[.C13]/[.C31]" office:value-type="float" office:value="0.126755244860808" calcext:value-type="float">
            <text:p>0.1267552449</text:p>
          </table:table-cell>
          <table:table-cell table:formula="of:=[.D13]/[.D31]" office:value-type="float" office:value="0.181074839216532" calcext:value-type="float">
            <text:p>0.1810748392</text:p>
          </table:table-cell>
          <table:table-cell table:formula="of:=[.E13]/[.E31]" office:value-type="float" office:value="0.235152343601964" calcext:value-type="float">
            <text:p>0.2351523436</text:p>
          </table:table-cell>
          <table:table-cell table:formula="of:=[.F13]/[.F31]" office:value-type="float" office:value="0.258849582461424" calcext:value-type="float">
            <text:p>0.2588495825</text:p>
          </table:table-cell>
          <table:table-cell table:formula="of:=[.G13]/[.G31]" office:value-type="float" office:value="0.333855142386847" calcext:value-type="float">
            <text:p>0.3338551424</text:p>
          </table:table-cell>
          <table:table-cell table:formula="of:=[.H13]/[.H31]" office:value-type="float" office:value="0.338054536293684" calcext:value-type="float">
            <text:p>0.3380545363</text:p>
          </table:table-cell>
          <table:table-cell table:formula="of:=[.I13]/[.I31]" office:value-type="float" office:value="0.44524290258158" calcext:value-type="float">
            <text:p>0.4452429026</text:p>
          </table:table-cell>
          <table:table-cell table:formula="of:=[.J13]/[.J31]" office:value-type="float" office:value="0.40981554766783" calcext:value-type="float">
            <text:p>0.4098155477</text:p>
          </table:table-cell>
          <table:table-cell table:formula="of:=[.K13]/[.K31]" office:value-type="float" office:value="0.388934721556176" calcext:value-type="float">
            <text:p>0.3889347216</text:p>
          </table:table-cell>
          <table:table-cell table:formula="of:=[.L13]/[.L31]" office:value-type="float" office:value="0.526995213970894" calcext:value-type="float">
            <text:p>0.526995214</text:p>
          </table:table-cell>
          <table:table-cell table:formula="of:=[.M13]/[.M31]" office:value-type="float" office:value="0.345377041240911" calcext:value-type="float">
            <text:p>0.3453770412</text:p>
          </table:table-cell>
          <table:table-cell table:formula="of:=[.N13]/[.N31]" office:value-type="float" office:value="0.530590252591441" calcext:value-type="float">
            <text:p>0.5305902526</text:p>
          </table:table-cell>
          <table:table-cell table:formula="of:=[.O13]/[.O31]" office:value-type="float" office:value="0.569304010103177" calcext:value-type="float">
            <text:p>0.5693040101</text:p>
          </table:table-cell>
          <table:table-cell table:formula="of:=[.P13]/[.P31]" office:value-type="float" office:value="0.54251787054008" calcext:value-type="float">
            <text:p>0.5425178705</text:p>
          </table:table-cell>
          <table:table-cell table:formula="of:=[.Q13]/[.Q31]" office:value-type="float" office:value="0.484750334449049" calcext:value-type="float">
            <text:p>0.4847503344</text:p>
          </table:table-cell>
          <table:table-cell table:formula="of:=[.R13]/[.R31]" office:value-type="float" office:value="0.581528996332034" calcext:value-type="float">
            <text:p>0.5815289963</text:p>
          </table:table-cell>
          <table:table-cell table:formula="of:=[.S13]/[.S31]" office:value-type="float" office:value="0.661656877101002" calcext:value-type="float">
            <text:p>0.6616568771</text:p>
          </table:table-cell>
          <table:table-cell table:formula="of:=[.T13]/[.T31]" office:value-type="float" office:value="0.577031798254236" calcext:value-type="float">
            <text:p>0.5770317983</text:p>
          </table:table-cell>
          <table:table-cell table:formula="of:=[.U13]/[.U31]" office:value-type="float" office:value="0.586576038271758" calcext:value-type="float">
            <text:p>0.5865760383</text:p>
          </table:table-cell>
          <table:table-cell table:formula="of:=[.V13]/[.V31]" office:value-type="float" office:value="0.626113371325378" calcext:value-type="float">
            <text:p>0.6261133713</text:p>
          </table:table-cell>
          <table:table-cell table:formula="of:=[.W13]/[.W31]" office:value-type="float" office:value="0.592116182693924" calcext:value-type="float">
            <text:p>0.5921161827</text:p>
          </table:table-cell>
          <table:table-cell table:formula="of:=[.X13]/[.X31]" office:value-type="float" office:value="0.684157743781782" calcext:value-type="float">
            <text:p>0.6841577438</text:p>
          </table:table-cell>
          <table:table-cell table:formula="of:=[.Y13]/[.Y31]" office:value-type="float" office:value="0.603389712349042" calcext:value-type="float">
            <text:p>0.6033897123</text:p>
          </table:table-cell>
          <table:table-cell table:formula="of:=[.Z13]/[.Z31]" office:value-type="float" office:value="0.628411770159474" calcext:value-type="float">
            <text:p>0.6284117702</text:p>
          </table:table-cell>
          <table:table-cell table:formula="of:=[.AA13]/[.AA31]" office:value-type="float" office:value="0.533073858885514" calcext:value-type="float">
            <text:p>0.5330738589</text:p>
          </table:table-cell>
          <table:table-cell table:formula="of:=[.AB13]/[.AB31]" office:value-type="float" office:value="0.594753321328939" calcext:value-type="float">
            <text:p>0.5947533213</text:p>
          </table:table-cell>
          <table:table-cell table:formula="of:=[.AC13]/[.AC31]" office:value-type="float" office:value="0.489636379003363" calcext:value-type="float">
            <text:p>0.489636379</text:p>
          </table:table-cell>
          <table:table-cell table:formula="of:=[.AD13]/[.AD31]" office:value-type="float" office:value="0.635130693097996" calcext:value-type="float">
            <text:p>0.6351306931</text:p>
          </table:table-cell>
          <table:table-cell table:formula="of:=[.AE13]/[.AE31]" office:value-type="float" office:value="0.622199268814281" calcext:value-type="float">
            <text:p>0.6221992688</text:p>
          </table:table-cell>
          <table:table-cell table:formula="of:=[.AF13]/[.AF31]" office:value-type="float" office:value="0.669342580286827" calcext:value-type="float">
            <text:p>0.6693425803</text:p>
          </table:table-cell>
          <table:table-cell table:formula="of:=[.AG13]/[.AG31]" office:value-type="float" office:value="0.550633452389199" calcext:value-type="float">
            <text:p>0.5506334524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14]/[.B32]" office:value-type="float" office:value="0.0634616892512293" calcext:value-type="float">
            <text:p>0.0634616893</text:p>
          </table:table-cell>
          <table:table-cell table:formula="of:=[.C14]/[.C32]" office:value-type="float" office:value="0.123334285374772" calcext:value-type="float">
            <text:p>0.1233342854</text:p>
          </table:table-cell>
          <table:table-cell table:formula="of:=[.D14]/[.D32]" office:value-type="float" office:value="0.181353239871086" calcext:value-type="float">
            <text:p>0.1813532399</text:p>
          </table:table-cell>
          <table:table-cell table:formula="of:=[.E14]/[.E32]" office:value-type="float" office:value="0.239292569041867" calcext:value-type="float">
            <text:p>0.239292569</text:p>
          </table:table-cell>
          <table:table-cell table:formula="of:=[.F14]/[.F32]" office:value-type="float" office:value="0.287386860435464" calcext:value-type="float">
            <text:p>0.2873868604</text:p>
          </table:table-cell>
          <table:table-cell table:formula="of:=[.G14]/[.G32]" office:value-type="float" office:value="0.32267704710192" calcext:value-type="float">
            <text:p>0.3226770471</text:p>
          </table:table-cell>
          <table:table-cell table:formula="of:=[.H14]/[.H32]" office:value-type="float" office:value="0.391507480672866" calcext:value-type="float">
            <text:p>0.3915074807</text:p>
          </table:table-cell>
          <table:table-cell table:formula="of:=[.I14]/[.I32]" office:value-type="float" office:value="0.416218820327807" calcext:value-type="float">
            <text:p>0.4162188203</text:p>
          </table:table-cell>
          <table:table-cell table:formula="of:=[.J14]/[.J32]" office:value-type="float" office:value="0.45710689048036" calcext:value-type="float">
            <text:p>0.4571068905</text:p>
          </table:table-cell>
          <table:table-cell table:formula="of:=[.K14]/[.K32]" office:value-type="float" office:value="0.404617247782786" calcext:value-type="float">
            <text:p>0.4046172478</text:p>
          </table:table-cell>
          <table:table-cell table:formula="of:=[.L14]/[.L32]" office:value-type="float" office:value="0.531567789093399" calcext:value-type="float">
            <text:p>0.5315677891</text:p>
          </table:table-cell>
          <table:table-cell table:formula="of:=[.M14]/[.M32]" office:value-type="float" office:value="0.516029008840967" calcext:value-type="float">
            <text:p>0.5160290088</text:p>
          </table:table-cell>
          <table:table-cell table:formula="of:=[.N14]/[.N32]" office:value-type="float" office:value="0.597145115815014" calcext:value-type="float">
            <text:p>0.5971451158</text:p>
          </table:table-cell>
          <table:table-cell table:formula="of:=[.O14]/[.O32]" office:value-type="float" office:value="0.587193549885339" calcext:value-type="float">
            <text:p>0.5871935499</text:p>
          </table:table-cell>
          <table:table-cell table:formula="of:=[.P14]/[.P32]" office:value-type="float" office:value="0.568040125135248" calcext:value-type="float">
            <text:p>0.5680401251</text:p>
          </table:table-cell>
          <table:table-cell table:formula="of:=[.Q14]/[.Q32]" office:value-type="float" office:value="0.655218358808507" calcext:value-type="float">
            <text:p>0.6552183588</text:p>
          </table:table-cell>
          <table:table-cell table:formula="of:=[.R14]/[.R32]" office:value-type="float" office:value="0.649508326118738" calcext:value-type="float">
            <text:p>0.6495083261</text:p>
          </table:table-cell>
          <table:table-cell table:formula="of:=[.S14]/[.S32]" office:value-type="float" office:value="0.618201168450929" calcext:value-type="float">
            <text:p>0.6182011685</text:p>
          </table:table-cell>
          <table:table-cell table:formula="of:=[.T14]/[.T32]" office:value-type="float" office:value="0.688633590365514" calcext:value-type="float">
            <text:p>0.6886335904</text:p>
          </table:table-cell>
          <table:table-cell table:formula="of:=[.U14]/[.U32]" office:value-type="float" office:value="0.753034145110729" calcext:value-type="float">
            <text:p>0.7530341451</text:p>
          </table:table-cell>
          <table:table-cell table:formula="of:=[.V14]/[.V32]" office:value-type="float" office:value="0.701159726912625" calcext:value-type="float">
            <text:p>0.7011597269</text:p>
          </table:table-cell>
          <table:table-cell table:formula="of:=[.W14]/[.W32]" office:value-type="float" office:value="0.744356272263181" calcext:value-type="float">
            <text:p>0.7443562723</text:p>
          </table:table-cell>
          <table:table-cell table:formula="of:=[.X14]/[.X32]" office:value-type="float" office:value="0.778002856051074" calcext:value-type="float">
            <text:p>0.7780028561</text:p>
          </table:table-cell>
          <table:table-cell table:formula="of:=[.Y14]/[.Y32]" office:value-type="float" office:value="0.672104826025256" calcext:value-type="float">
            <text:p>0.672104826</text:p>
          </table:table-cell>
          <table:table-cell table:formula="of:=[.Z14]/[.Z32]" office:value-type="float" office:value="0.823823886972441" calcext:value-type="float">
            <text:p>0.823823887</text:p>
          </table:table-cell>
          <table:table-cell table:formula="of:=[.AA14]/[.AA32]" office:value-type="float" office:value="0.71853039552281" calcext:value-type="float">
            <text:p>0.7185303955</text:p>
          </table:table-cell>
          <table:table-cell table:formula="of:=[.AB14]/[.AB32]" office:value-type="float" office:value="0.804864899277161" calcext:value-type="float">
            <text:p>0.8048648993</text:p>
          </table:table-cell>
          <table:table-cell table:formula="of:=[.AC14]/[.AC32]" office:value-type="float" office:value="0.73900442340517" calcext:value-type="float">
            <text:p>0.7390044234</text:p>
          </table:table-cell>
          <table:table-cell table:formula="of:=[.AD14]/[.AD32]" office:value-type="float" office:value="0.603625709235642" calcext:value-type="float">
            <text:p>0.6036257092</text:p>
          </table:table-cell>
          <table:table-cell table:formula="of:=[.AE14]/[.AE32]" office:value-type="float" office:value="0.709593050700472" calcext:value-type="float">
            <text:p>0.7095930507</text:p>
          </table:table-cell>
          <table:table-cell table:formula="of:=[.AF14]/[.AF32]" office:value-type="float" office:value="0.652749160290093" calcext:value-type="float">
            <text:p>0.6527491603</text:p>
          </table:table-cell>
          <table:table-cell table:formula="of:=[.AG14]/[.AG32]" office:value-type="float" office:value="0.662957562837623" calcext:value-type="float">
            <text:p>0.6629575628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15]/[.B33]" office:value-type="float" office:value="0.0631069028349801" calcext:value-type="float">
            <text:p>0.0631069028</text:p>
          </table:table-cell>
          <table:table-cell table:formula="of:=[.C15]/[.C33]" office:value-type="float" office:value="0.124218205822915" calcext:value-type="float">
            <text:p>0.1242182058</text:p>
          </table:table-cell>
          <table:table-cell table:formula="of:=[.D15]/[.D33]" office:value-type="float" office:value="0.184669668665383" calcext:value-type="float">
            <text:p>0.1846696687</text:p>
          </table:table-cell>
          <table:table-cell table:formula="of:=[.E15]/[.E33]" office:value-type="float" office:value="0.236257460299179" calcext:value-type="float">
            <text:p>0.2362574603</text:p>
          </table:table-cell>
          <table:table-cell table:formula="of:=[.F15]/[.F33]" office:value-type="float" office:value="0.293397993756969" calcext:value-type="float">
            <text:p>0.2933979938</text:p>
          </table:table-cell>
          <table:table-cell table:formula="of:=[.G15]/[.G33]" office:value-type="float" office:value="0.33915060734936" calcext:value-type="float">
            <text:p>0.3391506073</text:p>
          </table:table-cell>
          <table:table-cell table:formula="of:=[.H15]/[.H33]" office:value-type="float" office:value="0.352592755430585" calcext:value-type="float">
            <text:p>0.3525927554</text:p>
          </table:table-cell>
          <table:table-cell table:formula="of:=[.I15]/[.I33]" office:value-type="float" office:value="0.376273612223115" calcext:value-type="float">
            <text:p>0.3762736122</text:p>
          </table:table-cell>
          <table:table-cell table:formula="of:=[.J15]/[.J33]" office:value-type="float" office:value="0.435744199467647" calcext:value-type="float">
            <text:p>0.4357441995</text:p>
          </table:table-cell>
          <table:table-cell table:formula="of:=[.K15]/[.K33]" office:value-type="float" office:value="0.539355875505645" calcext:value-type="float">
            <text:p>0.5393558755</text:p>
          </table:table-cell>
          <table:table-cell table:formula="of:=[.L15]/[.L33]" office:value-type="float" office:value="0.392153759677867" calcext:value-type="float">
            <text:p>0.3921537597</text:p>
          </table:table-cell>
          <table:table-cell table:formula="of:=[.M15]/[.M33]" office:value-type="float" office:value="0.581864827278749" calcext:value-type="float">
            <text:p>0.5818648273</text:p>
          </table:table-cell>
          <table:table-cell table:formula="of:=[.N15]/[.N33]" office:value-type="float" office:value="0.599229541501408" calcext:value-type="float">
            <text:p>0.5992295415</text:p>
          </table:table-cell>
          <table:table-cell table:formula="of:=[.O15]/[.O33]" office:value-type="float" office:value="0.576556650558266" calcext:value-type="float">
            <text:p>0.5765566506</text:p>
          </table:table-cell>
          <table:table-cell table:formula="of:=[.P15]/[.P33]" office:value-type="float" office:value="0.653814342326204" calcext:value-type="float">
            <text:p>0.6538143423</text:p>
          </table:table-cell>
          <table:table-cell table:formula="of:=[.Q15]/[.Q33]" office:value-type="float" office:value="0.756153451977573" calcext:value-type="float">
            <text:p>0.756153452</text:p>
          </table:table-cell>
          <table:table-cell table:formula="of:=[.R15]/[.R33]" office:value-type="float" office:value="0.719234375468438" calcext:value-type="float">
            <text:p>0.7192343755</text:p>
          </table:table-cell>
          <table:table-cell table:formula="of:=[.S15]/[.S33]" office:value-type="float" office:value="0.725969993114308" calcext:value-type="float">
            <text:p>0.7259699931</text:p>
          </table:table-cell>
          <table:table-cell table:formula="of:=[.T15]/[.T33]" office:value-type="float" office:value="0.695859319763771" calcext:value-type="float">
            <text:p>0.6958593198</text:p>
          </table:table-cell>
          <table:table-cell table:formula="of:=[.U15]/[.U33]" office:value-type="float" office:value="0.786382768504206" calcext:value-type="float">
            <text:p>0.7863827685</text:p>
          </table:table-cell>
          <table:table-cell table:formula="of:=[.V15]/[.V33]" office:value-type="float" office:value="0.773319595438092" calcext:value-type="float">
            <text:p>0.7733195954</text:p>
          </table:table-cell>
          <table:table-cell table:formula="of:=[.W15]/[.W33]" office:value-type="float" office:value="0.753098461737592" calcext:value-type="float">
            <text:p>0.7530984617</text:p>
          </table:table-cell>
          <table:table-cell table:formula="of:=[.X15]/[.X33]" office:value-type="float" office:value="0.844775784135959" calcext:value-type="float">
            <text:p>0.8447757841</text:p>
          </table:table-cell>
          <table:table-cell table:formula="of:=[.Y15]/[.Y33]" office:value-type="float" office:value="0.876184579224021" calcext:value-type="float">
            <text:p>0.8761845792</text:p>
          </table:table-cell>
          <table:table-cell table:formula="of:=[.Z15]/[.Z33]" office:value-type="float" office:value="0.824943805224299" calcext:value-type="float">
            <text:p>0.8249438052</text:p>
          </table:table-cell>
          <table:table-cell table:formula="of:=[.AA15]/[.AA33]" office:value-type="float" office:value="0.841143377412233" calcext:value-type="float">
            <text:p>0.8411433774</text:p>
          </table:table-cell>
          <table:table-cell table:formula="of:=[.AB15]/[.AB33]" office:value-type="float" office:value="0.818654707998015" calcext:value-type="float">
            <text:p>0.818654708</text:p>
          </table:table-cell>
          <table:table-cell table:formula="of:=[.AC15]/[.AC33]" office:value-type="float" office:value="0.864546691328124" calcext:value-type="float">
            <text:p>0.8645466913</text:p>
          </table:table-cell>
          <table:table-cell table:formula="of:=[.AD15]/[.AD33]" office:value-type="float" office:value="0.835326527486977" calcext:value-type="float">
            <text:p>0.8353265275</text:p>
          </table:table-cell>
          <table:table-cell table:formula="of:=[.AE15]/[.AE33]" office:value-type="float" office:value="0.820081286461484" calcext:value-type="float">
            <text:p>0.8200812865</text:p>
          </table:table-cell>
          <table:table-cell table:formula="of:=[.AF15]/[.AF33]" office:value-type="float" office:value="0.795797660417211" calcext:value-type="float">
            <text:p>0.7957976604</text:p>
          </table:table-cell>
          <table:table-cell table:formula="of:=[.AG15]/[.AG33]" office:value-type="float" office:value="0.719624022501921" calcext:value-type="float">
            <text:p>0.7196240225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16]/[.B34]" office:value-type="float" office:value="0.0622670364242789" calcext:value-type="float">
            <text:p>0.0622670364</text:p>
          </table:table-cell>
          <table:table-cell table:formula="of:=[.C16]/[.C34]" office:value-type="float" office:value="0.127517183122894" calcext:value-type="float">
            <text:p>0.1275171831</text:p>
          </table:table-cell>
          <table:table-cell table:formula="of:=[.D16]/[.D34]" office:value-type="float" office:value="0.193945007165804" calcext:value-type="float">
            <text:p>0.1939450072</text:p>
          </table:table-cell>
          <table:table-cell table:formula="of:=[.E16]/[.E34]" office:value-type="float" office:value="0.255043671963214" calcext:value-type="float">
            <text:p>0.255043672</text:p>
          </table:table-cell>
          <table:table-cell table:formula="of:=[.F16]/[.F34]" office:value-type="float" office:value="0.316762952921106" calcext:value-type="float">
            <text:p>0.3167629529</text:p>
          </table:table-cell>
          <table:table-cell table:formula="of:=[.G16]/[.G34]" office:value-type="float" office:value="0.377197575860387" calcext:value-type="float">
            <text:p>0.3771975759</text:p>
          </table:table-cell>
          <table:table-cell table:formula="of:=[.H16]/[.H34]" office:value-type="float" office:value="0.412191344425135" calcext:value-type="float">
            <text:p>0.4121913444</text:p>
          </table:table-cell>
          <table:table-cell table:formula="of:=[.I16]/[.I34]" office:value-type="float" office:value="0.468617856914822" calcext:value-type="float">
            <text:p>0.4686178569</text:p>
          </table:table-cell>
          <table:table-cell table:formula="of:=[.J16]/[.J34]" office:value-type="float" office:value="0.540513291007372" calcext:value-type="float">
            <text:p>0.540513291</text:p>
          </table:table-cell>
          <table:table-cell table:formula="of:=[.K16]/[.K34]" office:value-type="float" office:value="0.535085748752078" calcext:value-type="float">
            <text:p>0.5350857488</text:p>
          </table:table-cell>
          <table:table-cell table:formula="of:=[.L16]/[.L34]" office:value-type="float" office:value="0.629415252194449" calcext:value-type="float">
            <text:p>0.6294152522</text:p>
          </table:table-cell>
          <table:table-cell table:formula="of:=[.M16]/[.M34]" office:value-type="float" office:value="0.655382986576426" calcext:value-type="float">
            <text:p>0.6553829866</text:p>
          </table:table-cell>
          <table:table-cell table:formula="of:=[.N16]/[.N34]" office:value-type="float" office:value="0.695817224042779" calcext:value-type="float">
            <text:p>0.695817224</text:p>
          </table:table-cell>
          <table:table-cell table:formula="of:=[.O16]/[.O34]" office:value-type="float" office:value="0.632091515950928" calcext:value-type="float">
            <text:p>0.632091516</text:p>
          </table:table-cell>
          <table:table-cell table:formula="of:=[.P16]/[.P34]" office:value-type="float" office:value="0.76582335976343" calcext:value-type="float">
            <text:p>0.7658233598</text:p>
          </table:table-cell>
          <table:table-cell table:formula="of:=[.Q16]/[.Q34]" office:value-type="float" office:value="0.789168638037578" calcext:value-type="float">
            <text:p>0.789168638</text:p>
          </table:table-cell>
          <table:table-cell table:formula="of:=[.R16]/[.R34]" office:value-type="float" office:value="0.744060216748048" calcext:value-type="float">
            <text:p>0.7440602167</text:p>
          </table:table-cell>
          <table:table-cell table:formula="of:=[.S16]/[.S34]" office:value-type="float" office:value="0.855934896899406" calcext:value-type="float">
            <text:p>0.8559348969</text:p>
          </table:table-cell>
          <table:table-cell table:formula="of:=[.T16]/[.T34]" office:value-type="float" office:value="0.774410395491566" calcext:value-type="float">
            <text:p>0.7744103955</text:p>
          </table:table-cell>
          <table:table-cell table:formula="of:=[.U16]/[.U34]" office:value-type="float" office:value="0.921563581484724" calcext:value-type="float">
            <text:p>0.9215635815</text:p>
          </table:table-cell>
          <table:table-cell table:formula="of:=[.V16]/[.V34]" office:value-type="float" office:value="0.878664680476939" calcext:value-type="float">
            <text:p>0.8786646805</text:p>
          </table:table-cell>
          <table:table-cell table:formula="of:=[.W16]/[.W34]" office:value-type="float" office:value="0.871041025903984" calcext:value-type="float">
            <text:p>0.8710410259</text:p>
          </table:table-cell>
          <table:table-cell table:formula="of:=[.X16]/[.X34]" office:value-type="float" office:value="0.926636485800589" calcext:value-type="float">
            <text:p>0.9266364858</text:p>
          </table:table-cell>
          <table:table-cell table:formula="of:=[.Y16]/[.Y34]" office:value-type="float" office:value="0.954504010696701" calcext:value-type="float">
            <text:p>0.9545040107</text:p>
          </table:table-cell>
          <table:table-cell table:formula="of:=[.Z16]/[.Z34]" office:value-type="float" office:value="0.914638428814315" calcext:value-type="float">
            <text:p>0.9146384288</text:p>
          </table:table-cell>
          <table:table-cell table:formula="of:=[.AA16]/[.AA34]" office:value-type="float" office:value="0.926851528387574" calcext:value-type="float">
            <text:p>0.9268515284</text:p>
          </table:table-cell>
          <table:table-cell table:formula="of:=[.AB16]/[.AB34]" office:value-type="float" office:value="0.642720665648209" calcext:value-type="float">
            <text:p>0.6427206656</text:p>
          </table:table-cell>
          <table:table-cell table:formula="of:=[.AC16]/[.AC34]" office:value-type="float" office:value="0.88269517660668" calcext:value-type="float">
            <text:p>0.8826951766</text:p>
          </table:table-cell>
          <table:table-cell table:formula="of:=[.AD16]/[.AD34]" office:value-type="float" office:value="0.91636176246751" calcext:value-type="float">
            <text:p>0.9163617625</text:p>
          </table:table-cell>
          <table:table-cell table:formula="of:=[.AE16]/[.AE34]" office:value-type="float" office:value="0.81257024377395" calcext:value-type="float">
            <text:p>0.8125702438</text:p>
          </table:table-cell>
          <table:table-cell table:formula="of:=[.AF16]/[.AF34]" office:value-type="float" office:value="0.91228886247605" calcext:value-type="float">
            <text:p>0.9122888625</text:p>
          </table:table-cell>
          <table:table-cell table:formula="of:=[.AG16]/[.AG34]" office:value-type="float" office:value="0.705111642622901" calcext:value-type="float">
            <text:p>0.7051116426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17]/[.B35]" office:value-type="float" office:value="0.0679176280484667" calcext:value-type="float">
            <text:p>0.067917628</text:p>
          </table:table-cell>
          <table:table-cell table:formula="of:=[.C17]/[.C35]" office:value-type="float" office:value="0.135328815233576" calcext:value-type="float">
            <text:p>0.1353288152</text:p>
          </table:table-cell>
          <table:table-cell table:formula="of:=[.D17]/[.D35]" office:value-type="float" office:value="0.202150838277955" calcext:value-type="float">
            <text:p>0.2021508383</text:p>
          </table:table-cell>
          <table:table-cell table:formula="of:=[.E17]/[.E35]" office:value-type="float" office:value="0.270166136882473" calcext:value-type="float">
            <text:p>0.2701661369</text:p>
          </table:table-cell>
          <table:table-cell table:formula="of:=[.F17]/[.F35]" office:value-type="float" office:value="0.332064891405379" calcext:value-type="float">
            <text:p>0.3320648914</text:p>
          </table:table-cell>
          <table:table-cell table:formula="of:=[.G17]/[.G35]" office:value-type="float" office:value="0.384255592558136" calcext:value-type="float">
            <text:p>0.3842555926</text:p>
          </table:table-cell>
          <table:table-cell table:formula="of:=[.H17]/[.H35]" office:value-type="float" office:value="0.449403052094341" calcext:value-type="float">
            <text:p>0.4494030521</text:p>
          </table:table-cell>
          <table:table-cell table:formula="of:=[.I17]/[.I35]" office:value-type="float" office:value="0.507452189278928" calcext:value-type="float">
            <text:p>0.5074521893</text:p>
          </table:table-cell>
          <table:table-cell table:formula="of:=[.J17]/[.J35]" office:value-type="float" office:value="0.561645856825134" calcext:value-type="float">
            <text:p>0.5616458568</text:p>
          </table:table-cell>
          <table:table-cell table:formula="of:=[.K17]/[.K35]" office:value-type="float" office:value="0.560438949721345" calcext:value-type="float">
            <text:p>0.5604389497</text:p>
          </table:table-cell>
          <table:table-cell table:formula="of:=[.L17]/[.L35]" office:value-type="float" office:value="0.567800071474794" calcext:value-type="float">
            <text:p>0.5678000715</text:p>
          </table:table-cell>
          <table:table-cell table:formula="of:=[.M17]/[.M35]" office:value-type="float" office:value="0.534818363741217" calcext:value-type="float">
            <text:p>0.5348183637</text:p>
          </table:table-cell>
          <table:table-cell table:formula="of:=[.N17]/[.N35]" office:value-type="float" office:value="0.783434935794243" calcext:value-type="float">
            <text:p>0.7834349358</text:p>
          </table:table-cell>
          <table:table-cell table:formula="of:=[.O17]/[.O35]" office:value-type="float" office:value="0.661453304078199" calcext:value-type="float">
            <text:p>0.6614533041</text:p>
          </table:table-cell>
          <table:table-cell table:formula="of:=[.P17]/[.P35]" office:value-type="float" office:value="0.713369469530386" calcext:value-type="float">
            <text:p>0.7133694695</text:p>
          </table:table-cell>
          <table:table-cell table:formula="of:=[.Q17]/[.Q35]" office:value-type="float" office:value="0.907811433011859" calcext:value-type="float">
            <text:p>0.907811433</text:p>
          </table:table-cell>
          <table:table-cell table:formula="of:=[.R17]/[.R35]" office:value-type="float" office:value="0.89921082573932" calcext:value-type="float">
            <text:p>0.8992108257</text:p>
          </table:table-cell>
          <table:table-cell table:formula="of:=[.S17]/[.S35]" office:value-type="float" office:value="0.83495168472144" calcext:value-type="float">
            <text:p>0.8349516847</text:p>
          </table:table-cell>
          <table:table-cell table:formula="of:=[.T17]/[.T35]" office:value-type="float" office:value="0.867865576019804" calcext:value-type="float">
            <text:p>0.867865576</text:p>
          </table:table-cell>
          <table:table-cell table:formula="of:=[.U17]/[.U35]" office:value-type="float" office:value="0.97072821349973" calcext:value-type="float">
            <text:p>0.9707282135</text:p>
          </table:table-cell>
          <table:table-cell table:formula="of:=[.V17]/[.V35]" office:value-type="float" office:value="0.848234340066326" calcext:value-type="float">
            <text:p>0.8482343401</text:p>
          </table:table-cell>
          <table:table-cell table:formula="of:=[.W17]/[.W35]" office:value-type="float" office:value="1.00906232303346" calcext:value-type="float">
            <text:p>1.009062323</text:p>
          </table:table-cell>
          <table:table-cell table:formula="of:=[.X17]/[.X35]" office:value-type="float" office:value="1.06132488032263" calcext:value-type="float">
            <text:p>1.0613248803</text:p>
          </table:table-cell>
          <table:table-cell table:formula="of:=[.Y17]/[.Y35]" office:value-type="float" office:value="1.06116498311523" calcext:value-type="float">
            <text:p>1.0611649831</text:p>
          </table:table-cell>
          <table:table-cell table:formula="of:=[.Z17]/[.Z35]" office:value-type="float" office:value="1.01388918916048" calcext:value-type="float">
            <text:p>1.0138891892</text:p>
          </table:table-cell>
          <table:table-cell table:formula="of:=[.AA17]/[.AA35]" office:value-type="float" office:value="0.965753213219449" calcext:value-type="float">
            <text:p>0.9657532132</text:p>
          </table:table-cell>
          <table:table-cell table:formula="of:=[.AB17]/[.AB35]" office:value-type="float" office:value="1.08559610049375" calcext:value-type="float">
            <text:p>1.0855961005</text:p>
          </table:table-cell>
          <table:table-cell table:formula="of:=[.AC17]/[.AC35]" office:value-type="float" office:value="1.0113669670634" calcext:value-type="float">
            <text:p>1.0113669671</text:p>
          </table:table-cell>
          <table:table-cell table:formula="of:=[.AD17]/[.AD35]" office:value-type="float" office:value="1.05549991645146" calcext:value-type="float">
            <text:p>1.0554999165</text:p>
          </table:table-cell>
          <table:table-cell table:formula="of:=[.AE17]/[.AE35]" office:value-type="float" office:value="1.08010258280696" calcext:value-type="float">
            <text:p>1.0801025828</text:p>
          </table:table-cell>
          <table:table-cell table:formula="of:=[.AF17]/[.AF35]" office:value-type="float" office:value="1.09508873478486" calcext:value-type="float">
            <text:p>1.0950887348</text:p>
          </table:table-cell>
          <table:table-cell table:formula="of:=[.AG17]/[.AG35]" office:value-type="float" office:value="1.03901390942206" calcext:value-type="float">
            <text:p>1.0390139094</text:p>
          </table:table-cell>
        </table:table-row>
        <table:table-row table:style-name="ro2">
          <table:table-cell table:number-columns-repeated="33"/>
        </table:table-row>
        <table:table-row table:style-name="ro3">
          <table:table-cell office:value-type="string" calcext:value-type="string">
            <text:p>fib_omp_balanc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]/[.B38]" office:value-type="float" office:value="0.0217462757665768" calcext:value-type="float">
            <text:p>0.0217462758</text:p>
          </table:table-cell>
          <table:table-cell table:formula="of:=[.C2]/[.C38]" office:value-type="float" office:value="0.0165817377590111" calcext:value-type="float">
            <text:p>0.0165817378</text:p>
          </table:table-cell>
          <table:table-cell table:formula="of:=[.D2]/[.D38]" office:value-type="float" office:value="0.0152844297083765" calcext:value-type="float">
            <text:p>0.0152844297</text:p>
          </table:table-cell>
          <table:table-cell table:formula="of:=[.E2]/[.E38]" office:value-type="float" office:value="0.0185910058386851" calcext:value-type="float">
            <text:p>0.0185910058</text:p>
          </table:table-cell>
          <table:table-cell table:formula="of:=[.F2]/[.F38]" office:value-type="float" office:value="0.0154309781655601" calcext:value-type="float">
            <text:p>0.0154309782</text:p>
          </table:table-cell>
          <table:table-cell table:formula="of:=[.G2]/[.G38]" office:value-type="float" office:value="0.0152333557008643" calcext:value-type="float">
            <text:p>0.0152333557</text:p>
          </table:table-cell>
          <table:table-cell table:formula="of:=[.H2]/[.H38]" office:value-type="float" office:value="0.0158929308416508" calcext:value-type="float">
            <text:p>0.0158929308</text:p>
          </table:table-cell>
          <table:table-cell table:formula="of:=[.I2]/[.I38]" office:value-type="float" office:value="0.0150107168155409" calcext:value-type="float">
            <text:p>0.0150107168</text:p>
          </table:table-cell>
          <table:table-cell table:formula="of:=[.J2]/[.J38]" office:value-type="float" office:value="0.012123849912853" calcext:value-type="float">
            <text:p>0.0121238499</text:p>
          </table:table-cell>
          <table:table-cell table:formula="of:=[.K2]/[.K38]" office:value-type="float" office:value="0.0173242450768176" calcext:value-type="float">
            <text:p>0.0173242451</text:p>
          </table:table-cell>
          <table:table-cell table:formula="of:=[.L2]/[.L38]" office:value-type="float" office:value="0.0148927620489122" calcext:value-type="float">
            <text:p>0.014892762</text:p>
          </table:table-cell>
          <table:table-cell table:formula="of:=[.M2]/[.M38]" office:value-type="float" office:value="0.0146557274918813" calcext:value-type="float">
            <text:p>0.0146557275</text:p>
          </table:table-cell>
          <table:table-cell table:formula="of:=[.N2]/[.N38]" office:value-type="float" office:value="0.0105001140093968" calcext:value-type="float">
            <text:p>0.010500114</text:p>
          </table:table-cell>
          <table:table-cell table:formula="of:=[.O2]/[.O38]" office:value-type="float" office:value="0.00635251971589882" calcext:value-type="float">
            <text:p>0.0063525197</text:p>
          </table:table-cell>
          <table:table-cell table:formula="of:=[.P2]/[.P38]" office:value-type="float" office:value="0.00237591116653381" calcext:value-type="float">
            <text:p>0.0023759112</text:p>
          </table:table-cell>
          <table:table-cell table:formula="of:=[.Q2]/[.Q38]" office:value-type="float" office:value="0.0117865765133764" calcext:value-type="float">
            <text:p>0.0117865765</text:p>
          </table:table-cell>
          <table:table-cell table:formula="of:=[.R2]/[.R38]" office:value-type="float" office:value="0.00710298491028399" calcext:value-type="float">
            <text:p>0.0071029849</text:p>
          </table:table-cell>
          <table:table-cell table:formula="of:=[.S2]/[.S38]" office:value-type="float" office:value="0.0129685855413631" calcext:value-type="float">
            <text:p>0.0129685855</text:p>
          </table:table-cell>
          <table:table-cell table:formula="of:=[.T2]/[.T38]" office:value-type="float" office:value="0.00619210655934635" calcext:value-type="float">
            <text:p>0.0061921066</text:p>
          </table:table-cell>
          <table:table-cell table:formula="of:=[.U2]/[.U38]" office:value-type="float" office:value="0.00478481069062516" calcext:value-type="float">
            <text:p>0.0047848107</text:p>
          </table:table-cell>
          <table:table-cell table:formula="of:=[.V2]/[.V38]" office:value-type="float" office:value="0.0122938906536745" calcext:value-type="float">
            <text:p>0.0122938907</text:p>
          </table:table-cell>
          <table:table-cell table:formula="of:=[.W2]/[.W38]" office:value-type="float" office:value="0.0100747418980485" calcext:value-type="float">
            <text:p>0.0100747419</text:p>
          </table:table-cell>
          <table:table-cell table:formula="of:=[.X2]/[.X38]" office:value-type="float" office:value="0.00581341644912269" calcext:value-type="float">
            <text:p>0.0058134164</text:p>
          </table:table-cell>
          <table:table-cell table:formula="of:=[.Y2]/[.Y38]" office:value-type="float" office:value="0.00440888622755361" calcext:value-type="float">
            <text:p>0.0044088862</text:p>
          </table:table-cell>
          <table:table-cell table:formula="of:=[.Z2]/[.Z38]" office:value-type="float" office:value="0.00219449279247291" calcext:value-type="float">
            <text:p>0.0021944928</text:p>
          </table:table-cell>
          <table:table-cell table:formula="of:=[.AA2]/[.AA38]" office:value-type="float" office:value="0.00865392522264031" calcext:value-type="float">
            <text:p>0.0086539252</text:p>
          </table:table-cell>
          <table:table-cell table:formula="of:=[.AB2]/[.AB38]" office:value-type="float" office:value="0.0037798027823884" calcext:value-type="float">
            <text:p>0.0037798028</text:p>
          </table:table-cell>
          <table:table-cell table:formula="of:=[.AC2]/[.AC38]" office:value-type="float" office:value="0.00104874750213738" calcext:value-type="float">
            <text:p>0.0010487475</text:p>
          </table:table-cell>
          <table:table-cell table:formula="of:=[.AD2]/[.AD38]" office:value-type="float" office:value="0.0051322386813285" calcext:value-type="float">
            <text:p>0.0051322387</text:p>
          </table:table-cell>
          <table:table-cell table:formula="of:=[.AE2]/[.AE38]" office:value-type="float" office:value="0.00553130222918682" calcext:value-type="float">
            <text:p>0.0055313022</text:p>
          </table:table-cell>
          <table:table-cell table:formula="of:=[.AF2]/[.AF38]" office:value-type="float" office:value="0.00250773695959731" calcext:value-type="float">
            <text:p>0.002507737</text:p>
          </table:table-cell>
          <table:table-cell table:formula="of:=[.AG2]/[.AG38]" office:value-type="float" office:value="0.00327666464163715" calcext:value-type="float">
            <text:p>0.003276664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3]/[.B39]" office:value-type="float" office:value="0.0139528523794067" calcext:value-type="float">
            <text:p>0.0139528524</text:p>
          </table:table-cell>
          <table:table-cell table:formula="of:=[.C3]/[.C39]" office:value-type="float" office:value="0.0115054463436007" calcext:value-type="float">
            <text:p>0.0115054463</text:p>
          </table:table-cell>
          <table:table-cell table:formula="of:=[.D3]/[.D39]" office:value-type="float" office:value="0.0109544662270387" calcext:value-type="float">
            <text:p>0.0109544662</text:p>
          </table:table-cell>
          <table:table-cell table:formula="of:=[.E3]/[.E39]" office:value-type="float" office:value="0.0122418749839634" calcext:value-type="float">
            <text:p>0.012241875</text:p>
          </table:table-cell>
          <table:table-cell table:formula="of:=[.F3]/[.F39]" office:value-type="float" office:value="0.0120431186353725" calcext:value-type="float">
            <text:p>0.0120431186</text:p>
          </table:table-cell>
          <table:table-cell table:formula="of:=[.G3]/[.G39]" office:value-type="float" office:value="0.0111106717016695" calcext:value-type="float">
            <text:p>0.0111106717</text:p>
          </table:table-cell>
          <table:table-cell table:formula="of:=[.H3]/[.H39]" office:value-type="float" office:value="0.0126682973580145" calcext:value-type="float">
            <text:p>0.0126682974</text:p>
          </table:table-cell>
          <table:table-cell table:formula="of:=[.I3]/[.I39]" office:value-type="float" office:value="0.0109691201837279" calcext:value-type="float">
            <text:p>0.0109691202</text:p>
          </table:table-cell>
          <table:table-cell table:formula="of:=[.J3]/[.J39]" office:value-type="float" office:value="0.0113046569726407" calcext:value-type="float">
            <text:p>0.011304657</text:p>
          </table:table-cell>
          <table:table-cell table:formula="of:=[.K3]/[.K39]" office:value-type="float" office:value="0.0121480321639905" calcext:value-type="float">
            <text:p>0.0121480322</text:p>
          </table:table-cell>
          <table:table-cell table:formula="of:=[.L3]/[.L39]" office:value-type="float" office:value="0.00238361292779762" calcext:value-type="float">
            <text:p>0.0023836129</text:p>
          </table:table-cell>
          <table:table-cell table:formula="of:=[.M3]/[.M39]" office:value-type="float" office:value="0.00481459001050984" calcext:value-type="float">
            <text:p>0.00481459</text:p>
          </table:table-cell>
          <table:table-cell table:formula="of:=[.N3]/[.N39]" office:value-type="float" office:value="0.00370270066284557" calcext:value-type="float">
            <text:p>0.0037027007</text:p>
          </table:table-cell>
          <table:table-cell table:formula="of:=[.O3]/[.O39]" office:value-type="float" office:value="0.0041822237839171" calcext:value-type="float">
            <text:p>0.0041822238</text:p>
          </table:table-cell>
          <table:table-cell table:formula="of:=[.P3]/[.P39]" office:value-type="float" office:value="0.00752079957152219" calcext:value-type="float">
            <text:p>0.0075207996</text:p>
          </table:table-cell>
          <table:table-cell table:formula="of:=[.Q3]/[.Q39]" office:value-type="float" office:value="0.010068107393906" calcext:value-type="float">
            <text:p>0.0100681074</text:p>
          </table:table-cell>
          <table:table-cell table:formula="of:=[.R3]/[.R39]" office:value-type="float" office:value="0.0106195967946099" calcext:value-type="float">
            <text:p>0.0106195968</text:p>
          </table:table-cell>
          <table:table-cell table:formula="of:=[.S3]/[.S39]" office:value-type="float" office:value="0.00720454939970931" calcext:value-type="float">
            <text:p>0.0072045494</text:p>
          </table:table-cell>
          <table:table-cell table:formula="of:=[.T3]/[.T39]" office:value-type="float" office:value="0.00825933426886824" calcext:value-type="float">
            <text:p>0.0082593343</text:p>
          </table:table-cell>
          <table:table-cell table:formula="of:=[.U3]/[.U39]" office:value-type="float" office:value="0.00858907854362742" calcext:value-type="float">
            <text:p>0.0085890785</text:p>
          </table:table-cell>
          <table:table-cell table:formula="of:=[.V3]/[.V39]" office:value-type="float" office:value="0.00233557985723675" calcext:value-type="float">
            <text:p>0.0023355799</text:p>
          </table:table-cell>
          <table:table-cell table:formula="of:=[.W3]/[.W39]" office:value-type="float" office:value="0.00244226494929218" calcext:value-type="float">
            <text:p>0.0024422649</text:p>
          </table:table-cell>
          <table:table-cell table:formula="of:=[.X3]/[.X39]" office:value-type="float" office:value="0.00188508868297711" calcext:value-type="float">
            <text:p>0.0018850887</text:p>
          </table:table-cell>
          <table:table-cell table:formula="of:=[.Y3]/[.Y39]" office:value-type="float" office:value="0.00690274743268277" calcext:value-type="float">
            <text:p>0.0069027474</text:p>
          </table:table-cell>
          <table:table-cell table:formula="of:=[.Z3]/[.Z39]" office:value-type="float" office:value="0.00372625981675335" calcext:value-type="float">
            <text:p>0.0037262598</text:p>
          </table:table-cell>
          <table:table-cell table:formula="of:=[.AA3]/[.AA39]" office:value-type="float" office:value="0.00275240343512256" calcext:value-type="float">
            <text:p>0.0027524034</text:p>
          </table:table-cell>
          <table:table-cell table:formula="of:=[.AB3]/[.AB39]" office:value-type="float" office:value="0.00868897595712001" calcext:value-type="float">
            <text:p>0.008688976</text:p>
          </table:table-cell>
          <table:table-cell table:formula="of:=[.AC3]/[.AC39]" office:value-type="float" office:value="0.00647937977363952" calcext:value-type="float">
            <text:p>0.0064793798</text:p>
          </table:table-cell>
          <table:table-cell table:formula="of:=[.AD3]/[.AD39]" office:value-type="float" office:value="0.00361907850753655" calcext:value-type="float">
            <text:p>0.0036190785</text:p>
          </table:table-cell>
          <table:table-cell table:formula="of:=[.AE3]/[.AE39]" office:value-type="float" office:value="0.00269885609352161" calcext:value-type="float">
            <text:p>0.0026988561</text:p>
          </table:table-cell>
          <table:table-cell table:formula="of:=[.AF3]/[.AF39]" office:value-type="float" office:value="0.00179249841494929" calcext:value-type="float">
            <text:p>0.0017924984</text:p>
          </table:table-cell>
          <table:table-cell table:formula="of:=[.AG3]/[.AG39]" office:value-type="float" office:value="0.00140544997135904" calcext:value-type="float">
            <text:p>0.00140545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4]/[.B40]" office:value-type="float" office:value="0.0156778595134058" calcext:value-type="float">
            <text:p>0.0156778595</text:p>
          </table:table-cell>
          <table:table-cell table:formula="of:=[.C4]/[.C40]" office:value-type="float" office:value="0.0145693122018011" calcext:value-type="float">
            <text:p>0.0145693122</text:p>
          </table:table-cell>
          <table:table-cell table:formula="of:=[.D4]/[.D40]" office:value-type="float" office:value="0.0163770889095106" calcext:value-type="float">
            <text:p>0.0163770889</text:p>
          </table:table-cell>
          <table:table-cell table:formula="of:=[.E4]/[.E40]" office:value-type="float" office:value="0.0153035689186893" calcext:value-type="float">
            <text:p>0.0153035689</text:p>
          </table:table-cell>
          <table:table-cell table:formula="of:=[.F4]/[.F40]" office:value-type="float" office:value="0.0135494973367609" calcext:value-type="float">
            <text:p>0.0135494973</text:p>
          </table:table-cell>
          <table:table-cell table:formula="of:=[.G4]/[.G40]" office:value-type="float" office:value="0.0133829878107439" calcext:value-type="float">
            <text:p>0.0133829878</text:p>
          </table:table-cell>
          <table:table-cell table:formula="of:=[.H4]/[.H40]" office:value-type="float" office:value="0.0193331328731047" calcext:value-type="float">
            <text:p>0.0193331329</text:p>
          </table:table-cell>
          <table:table-cell table:formula="of:=[.I4]/[.I40]" office:value-type="float" office:value="0.0201520611585341" calcext:value-type="float">
            <text:p>0.0201520612</text:p>
          </table:table-cell>
          <table:table-cell table:formula="of:=[.J4]/[.J40]" office:value-type="float" office:value="0.0151941110523608" calcext:value-type="float">
            <text:p>0.0151941111</text:p>
          </table:table-cell>
          <table:table-cell table:formula="of:=[.K4]/[.K40]" office:value-type="float" office:value="0.012241937676431" calcext:value-type="float">
            <text:p>0.0122419377</text:p>
          </table:table-cell>
          <table:table-cell table:formula="of:=[.L4]/[.L40]" office:value-type="float" office:value="0.016116912285879" calcext:value-type="float">
            <text:p>0.0161169123</text:p>
          </table:table-cell>
          <table:table-cell table:formula="of:=[.M4]/[.M40]" office:value-type="float" office:value="0.0145985476310581" calcext:value-type="float">
            <text:p>0.0145985476</text:p>
          </table:table-cell>
          <table:table-cell table:formula="of:=[.N4]/[.N40]" office:value-type="float" office:value="0.00873134927185942" calcext:value-type="float">
            <text:p>0.0087313493</text:p>
          </table:table-cell>
          <table:table-cell table:formula="of:=[.O4]/[.O40]" office:value-type="float" office:value="0.0104174727472354" calcext:value-type="float">
            <text:p>0.0104174727</text:p>
          </table:table-cell>
          <table:table-cell table:formula="of:=[.P4]/[.P40]" office:value-type="float" office:value="0.0158245389380328" calcext:value-type="float">
            <text:p>0.0158245389</text:p>
          </table:table-cell>
          <table:table-cell table:formula="of:=[.Q4]/[.Q40]" office:value-type="float" office:value="0.0132102529205822" calcext:value-type="float">
            <text:p>0.0132102529</text:p>
          </table:table-cell>
          <table:table-cell table:formula="of:=[.R4]/[.R40]" office:value-type="float" office:value="0.0121433546207286" calcext:value-type="float">
            <text:p>0.0121433546</text:p>
          </table:table-cell>
          <table:table-cell table:formula="of:=[.S4]/[.S40]" office:value-type="float" office:value="0.0221188517007345" calcext:value-type="float">
            <text:p>0.0221188517</text:p>
          </table:table-cell>
          <table:table-cell table:formula="of:=[.T4]/[.T40]" office:value-type="float" office:value="0.00776428821919223" calcext:value-type="float">
            <text:p>0.0077642882</text:p>
          </table:table-cell>
          <table:table-cell table:formula="of:=[.U4]/[.U40]" office:value-type="float" office:value="0.00512672494364726" calcext:value-type="float">
            <text:p>0.0051267249</text:p>
          </table:table-cell>
          <table:table-cell table:formula="of:=[.V4]/[.V40]" office:value-type="float" office:value="0.0111171790787697" calcext:value-type="float">
            <text:p>0.0111171791</text:p>
          </table:table-cell>
          <table:table-cell table:formula="of:=[.W4]/[.W40]" office:value-type="float" office:value="0.00996293511005307" calcext:value-type="float">
            <text:p>0.0099629351</text:p>
          </table:table-cell>
          <table:table-cell table:formula="of:=[.X4]/[.X40]" office:value-type="float" office:value="0.0091381228928128" calcext:value-type="float">
            <text:p>0.0091381229</text:p>
          </table:table-cell>
          <table:table-cell table:formula="of:=[.Y4]/[.Y40]" office:value-type="float" office:value="0.00508957689901602" calcext:value-type="float">
            <text:p>0.0050895769</text:p>
          </table:table-cell>
          <table:table-cell table:formula="of:=[.Z4]/[.Z40]" office:value-type="float" office:value="0.00538693074107459" calcext:value-type="float">
            <text:p>0.0053869307</text:p>
          </table:table-cell>
          <table:table-cell table:formula="of:=[.AA4]/[.AA40]" office:value-type="float" office:value="0.00450636657424738" calcext:value-type="float">
            <text:p>0.0045063666</text:p>
          </table:table-cell>
          <table:table-cell table:formula="of:=[.AB4]/[.AB40]" office:value-type="float" office:value="0.00623327216723241" calcext:value-type="float">
            <text:p>0.0062332722</text:p>
          </table:table-cell>
          <table:table-cell table:formula="of:=[.AC4]/[.AC40]" office:value-type="float" office:value="0.0072126170006813" calcext:value-type="float">
            <text:p>0.007212617</text:p>
          </table:table-cell>
          <table:table-cell table:formula="of:=[.AD4]/[.AD40]" office:value-type="float" office:value="0.00677892576839386" calcext:value-type="float">
            <text:p>0.0067789258</text:p>
          </table:table-cell>
          <table:table-cell table:formula="of:=[.AE4]/[.AE40]" office:value-type="float" office:value="0.00128362257444838" calcext:value-type="float">
            <text:p>0.0012836226</text:p>
          </table:table-cell>
          <table:table-cell table:formula="of:=[.AF4]/[.AF40]" office:value-type="float" office:value="0.0026160240284519" calcext:value-type="float">
            <text:p>0.002616024</text:p>
          </table:table-cell>
          <table:table-cell table:formula="of:=[.AG4]/[.AG40]" office:value-type="float" office:value="0.00242613546957397" calcext:value-type="float">
            <text:p>0.0024261355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5]/[.B41]" office:value-type="float" office:value="0.0258076808963443" calcext:value-type="float">
            <text:p>0.0258076809</text:p>
          </table:table-cell>
          <table:table-cell table:formula="of:=[.C5]/[.C41]" office:value-type="float" office:value="0.0207962891886524" calcext:value-type="float">
            <text:p>0.0207962892</text:p>
          </table:table-cell>
          <table:table-cell table:formula="of:=[.D5]/[.D41]" office:value-type="float" office:value="0.0175324027686779" calcext:value-type="float">
            <text:p>0.0175324028</text:p>
          </table:table-cell>
          <table:table-cell table:formula="of:=[.E5]/[.E41]" office:value-type="float" office:value="0.0155434327547857" calcext:value-type="float">
            <text:p>0.0155434328</text:p>
          </table:table-cell>
          <table:table-cell table:formula="of:=[.F5]/[.F41]" office:value-type="float" office:value="0.021528758534008" calcext:value-type="float">
            <text:p>0.0215287585</text:p>
          </table:table-cell>
          <table:table-cell table:formula="of:=[.G5]/[.G41]" office:value-type="float" office:value="0.0156306052235129" calcext:value-type="float">
            <text:p>0.0156306052</text:p>
          </table:table-cell>
          <table:table-cell table:formula="of:=[.H5]/[.H41]" office:value-type="float" office:value="0.0222959170970124" calcext:value-type="float">
            <text:p>0.0222959171</text:p>
          </table:table-cell>
          <table:table-cell table:formula="of:=[.I5]/[.I41]" office:value-type="float" office:value="0.0264259103157399" calcext:value-type="float">
            <text:p>0.0264259103</text:p>
          </table:table-cell>
          <table:table-cell table:formula="of:=[.J5]/[.J41]" office:value-type="float" office:value="0.0178426137244494" calcext:value-type="float">
            <text:p>0.0178426137</text:p>
          </table:table-cell>
          <table:table-cell table:formula="of:=[.K5]/[.K41]" office:value-type="float" office:value="0.0100100003637388" calcext:value-type="float">
            <text:p>0.0100100004</text:p>
          </table:table-cell>
          <table:table-cell table:formula="of:=[.L5]/[.L41]" office:value-type="float" office:value="0.0209456396656323" calcext:value-type="float">
            <text:p>0.0209456397</text:p>
          </table:table-cell>
          <table:table-cell table:formula="of:=[.M5]/[.M41]" office:value-type="float" office:value="0.0223525277398504" calcext:value-type="float">
            <text:p>0.0223525277</text:p>
          </table:table-cell>
          <table:table-cell table:formula="of:=[.N5]/[.N41]" office:value-type="float" office:value="0.0183124798664011" calcext:value-type="float">
            <text:p>0.0183124799</text:p>
          </table:table-cell>
          <table:table-cell table:formula="of:=[.O5]/[.O41]" office:value-type="float" office:value="0.0209022455709272" calcext:value-type="float">
            <text:p>0.0209022456</text:p>
          </table:table-cell>
          <table:table-cell table:formula="of:=[.P5]/[.P41]" office:value-type="float" office:value="0.0173830648037102" calcext:value-type="float">
            <text:p>0.0173830648</text:p>
          </table:table-cell>
          <table:table-cell table:formula="of:=[.Q5]/[.Q41]" office:value-type="float" office:value="0.0226199197036601" calcext:value-type="float">
            <text:p>0.0226199197</text:p>
          </table:table-cell>
          <table:table-cell table:formula="of:=[.R5]/[.R41]" office:value-type="float" office:value="0.00906464899859515" calcext:value-type="float">
            <text:p>0.009064649</text:p>
          </table:table-cell>
          <table:table-cell table:formula="of:=[.S5]/[.S41]" office:value-type="float" office:value="0.00899230327087771" calcext:value-type="float">
            <text:p>0.0089923033</text:p>
          </table:table-cell>
          <table:table-cell table:formula="of:=[.T5]/[.T41]" office:value-type="float" office:value="0.0116911413722585" calcext:value-type="float">
            <text:p>0.0116911414</text:p>
          </table:table-cell>
          <table:table-cell table:formula="of:=[.U5]/[.U41]" office:value-type="float" office:value="0.0153322073988132" calcext:value-type="float">
            <text:p>0.0153322074</text:p>
          </table:table-cell>
          <table:table-cell table:formula="of:=[.V5]/[.V41]" office:value-type="float" office:value="0.0130717114856302" calcext:value-type="float">
            <text:p>0.0130717115</text:p>
          </table:table-cell>
          <table:table-cell table:formula="of:=[.W5]/[.W41]" office:value-type="float" office:value="0.0187283597476276" calcext:value-type="float">
            <text:p>0.0187283597</text:p>
          </table:table-cell>
          <table:table-cell table:formula="of:=[.X5]/[.X41]" office:value-type="float" office:value="0.00824270864890996" calcext:value-type="float">
            <text:p>0.0082427086</text:p>
          </table:table-cell>
          <table:table-cell table:formula="of:=[.Y5]/[.Y41]" office:value-type="float" office:value="0.00837201592240753" calcext:value-type="float">
            <text:p>0.0083720159</text:p>
          </table:table-cell>
          <table:table-cell table:formula="of:=[.Z5]/[.Z41]" office:value-type="float" office:value="0.0144529003829838" calcext:value-type="float">
            <text:p>0.0144529004</text:p>
          </table:table-cell>
          <table:table-cell table:formula="of:=[.AA5]/[.AA41]" office:value-type="float" office:value="0.0185667873968786" calcext:value-type="float">
            <text:p>0.0185667874</text:p>
          </table:table-cell>
          <table:table-cell table:formula="of:=[.AB5]/[.AB41]" office:value-type="float" office:value="0.00210707861426183" calcext:value-type="float">
            <text:p>0.0021070786</text:p>
          </table:table-cell>
          <table:table-cell table:formula="of:=[.AC5]/[.AC41]" office:value-type="float" office:value="0.00348830809565537" calcext:value-type="float">
            <text:p>0.0034883081</text:p>
          </table:table-cell>
          <table:table-cell table:formula="of:=[.AD5]/[.AD41]" office:value-type="float" office:value="0.00896363885800125" calcext:value-type="float">
            <text:p>0.0089636389</text:p>
          </table:table-cell>
          <table:table-cell table:formula="of:=[.AE5]/[.AE41]" office:value-type="float" office:value="0.00803515660545681" calcext:value-type="float">
            <text:p>0.0080351566</text:p>
          </table:table-cell>
          <table:table-cell table:formula="of:=[.AF5]/[.AF41]" office:value-type="float" office:value="0.00533017241821669" calcext:value-type="float">
            <text:p>0.0053301724</text:p>
          </table:table-cell>
          <table:table-cell table:formula="of:=[.AG5]/[.AG41]" office:value-type="float" office:value="0.00869653479066012" calcext:value-type="float">
            <text:p>0.0086965348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6]/[.B42]" office:value-type="float" office:value="0.0266283943749813" calcext:value-type="float">
            <text:p>0.0266283944</text:p>
          </table:table-cell>
          <table:table-cell table:formula="of:=[.C6]/[.C42]" office:value-type="float" office:value="0.0196956919646254" calcext:value-type="float">
            <text:p>0.019695692</text:p>
          </table:table-cell>
          <table:table-cell table:formula="of:=[.D6]/[.D42]" office:value-type="float" office:value="0.020178146141096" calcext:value-type="float">
            <text:p>0.0201781461</text:p>
          </table:table-cell>
          <table:table-cell table:formula="of:=[.E6]/[.E42]" office:value-type="float" office:value="0.0206245644725458" calcext:value-type="float">
            <text:p>0.0206245645</text:p>
          </table:table-cell>
          <table:table-cell table:formula="of:=[.F6]/[.F42]" office:value-type="float" office:value="0.0212782739738783" calcext:value-type="float">
            <text:p>0.021278274</text:p>
          </table:table-cell>
          <table:table-cell table:formula="of:=[.G6]/[.G42]" office:value-type="float" office:value="0.0217532740691977" calcext:value-type="float">
            <text:p>0.0217532741</text:p>
          </table:table-cell>
          <table:table-cell table:formula="of:=[.H6]/[.H42]" office:value-type="float" office:value="0.0222968264841651" calcext:value-type="float">
            <text:p>0.0222968265</text:p>
          </table:table-cell>
          <table:table-cell table:formula="of:=[.I6]/[.I42]" office:value-type="float" office:value="0.0237700229895594" calcext:value-type="float">
            <text:p>0.023770023</text:p>
          </table:table-cell>
          <table:table-cell table:formula="of:=[.J6]/[.J42]" office:value-type="float" office:value="0.0235023794370451" calcext:value-type="float">
            <text:p>0.0235023794</text:p>
          </table:table-cell>
          <table:table-cell table:formula="of:=[.K6]/[.K42]" office:value-type="float" office:value="0.0259699129600948" calcext:value-type="float">
            <text:p>0.025969913</text:p>
          </table:table-cell>
          <table:table-cell table:formula="of:=[.L6]/[.L42]" office:value-type="float" office:value="0.0272955036316816" calcext:value-type="float">
            <text:p>0.0272955036</text:p>
          </table:table-cell>
          <table:table-cell table:formula="of:=[.M6]/[.M42]" office:value-type="float" office:value="0.014896355812145" calcext:value-type="float">
            <text:p>0.0148963558</text:p>
          </table:table-cell>
          <table:table-cell table:formula="of:=[.N6]/[.N42]" office:value-type="float" office:value="0.0308735807178726" calcext:value-type="float">
            <text:p>0.0308735807</text:p>
          </table:table-cell>
          <table:table-cell table:formula="of:=[.O6]/[.O42]" office:value-type="float" office:value="0.0265961597895941" calcext:value-type="float">
            <text:p>0.0265961598</text:p>
          </table:table-cell>
          <table:table-cell table:formula="of:=[.P6]/[.P42]" office:value-type="float" office:value="0.0265587571124181" calcext:value-type="float">
            <text:p>0.0265587571</text:p>
          </table:table-cell>
          <table:table-cell table:formula="of:=[.Q6]/[.Q42]" office:value-type="float" office:value="0.0195868829634526" calcext:value-type="float">
            <text:p>0.019586883</text:p>
          </table:table-cell>
          <table:table-cell table:formula="of:=[.R6]/[.R42]" office:value-type="float" office:value="0.030170822726509" calcext:value-type="float">
            <text:p>0.0301708227</text:p>
          </table:table-cell>
          <table:table-cell table:formula="of:=[.S6]/[.S42]" office:value-type="float" office:value="0.028648921151678" calcext:value-type="float">
            <text:p>0.0286489212</text:p>
          </table:table-cell>
          <table:table-cell table:formula="of:=[.T6]/[.T42]" office:value-type="float" office:value="0.0121888229476112" calcext:value-type="float">
            <text:p>0.0121888229</text:p>
          </table:table-cell>
          <table:table-cell table:formula="of:=[.U6]/[.U42]" office:value-type="float" office:value="0.00762432671872817" calcext:value-type="float">
            <text:p>0.0076243267</text:p>
          </table:table-cell>
          <table:table-cell table:formula="of:=[.V6]/[.V42]" office:value-type="float" office:value="0.0147738152835032" calcext:value-type="float">
            <text:p>0.0147738153</text:p>
          </table:table-cell>
          <table:table-cell table:formula="of:=[.W6]/[.W42]" office:value-type="float" office:value="0.0314134901967943" calcext:value-type="float">
            <text:p>0.0314134902</text:p>
          </table:table-cell>
          <table:table-cell table:formula="of:=[.X6]/[.X42]" office:value-type="float" office:value="0.0175117452385416" calcext:value-type="float">
            <text:p>0.0175117452</text:p>
          </table:table-cell>
          <table:table-cell table:formula="of:=[.Y6]/[.Y42]" office:value-type="float" office:value="0.00398675563001785" calcext:value-type="float">
            <text:p>0.0039867556</text:p>
          </table:table-cell>
          <table:table-cell table:formula="of:=[.Z6]/[.Z42]" office:value-type="float" office:value="0.00399982369593233" calcext:value-type="float">
            <text:p>0.0039998237</text:p>
          </table:table-cell>
          <table:table-cell table:formula="of:=[.AA6]/[.AA42]" office:value-type="float" office:value="0.00481011244489933" calcext:value-type="float">
            <text:p>0.0048101124</text:p>
          </table:table-cell>
          <table:table-cell table:formula="of:=[.AB6]/[.AB42]" office:value-type="float" office:value="0.00554872213986621" calcext:value-type="float">
            <text:p>0.0055487221</text:p>
          </table:table-cell>
          <table:table-cell table:formula="of:=[.AC6]/[.AC42]" office:value-type="float" office:value="0.0246336078486405" calcext:value-type="float">
            <text:p>0.0246336078</text:p>
          </table:table-cell>
          <table:table-cell table:formula="of:=[.AD6]/[.AD42]" office:value-type="float" office:value="0.0125074481216747" calcext:value-type="float">
            <text:p>0.0125074481</text:p>
          </table:table-cell>
          <table:table-cell table:formula="of:=[.AE6]/[.AE42]" office:value-type="float" office:value="0.0171675808190757" calcext:value-type="float">
            <text:p>0.0171675808</text:p>
          </table:table-cell>
          <table:table-cell table:formula="of:=[.AF6]/[.AF42]" office:value-type="float" office:value="0.00747371131922621" calcext:value-type="float">
            <text:p>0.0074737113</text:p>
          </table:table-cell>
          <table:table-cell table:formula="of:=[.AG6]/[.AG42]" office:value-type="float" office:value="0.0119718607538241" calcext:value-type="float">
            <text:p>0.0119718608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7]/[.B43]" office:value-type="float" office:value="0.0273822255564491" calcext:value-type="float">
            <text:p>0.0273822256</text:p>
          </table:table-cell>
          <table:table-cell table:formula="of:=[.C7]/[.C43]" office:value-type="float" office:value="0.0229929909053447" calcext:value-type="float">
            <text:p>0.0229929909</text:p>
          </table:table-cell>
          <table:table-cell table:formula="of:=[.D7]/[.D43]" office:value-type="float" office:value="0.023646727896927" calcext:value-type="float">
            <text:p>0.0236467279</text:p>
          </table:table-cell>
          <table:table-cell table:formula="of:=[.E7]/[.E43]" office:value-type="float" office:value="0.0243662995484248" calcext:value-type="float">
            <text:p>0.0243662995</text:p>
          </table:table-cell>
          <table:table-cell table:formula="of:=[.F7]/[.F43]" office:value-type="float" office:value="0.0242201327527124" calcext:value-type="float">
            <text:p>0.0242201328</text:p>
          </table:table-cell>
          <table:table-cell table:formula="of:=[.G7]/[.G43]" office:value-type="float" office:value="0.0259223503349099" calcext:value-type="float">
            <text:p>0.0259223503</text:p>
          </table:table-cell>
          <table:table-cell table:formula="of:=[.H7]/[.H43]" office:value-type="float" office:value="0.0343148624260599" calcext:value-type="float">
            <text:p>0.0343148624</text:p>
          </table:table-cell>
          <table:table-cell table:formula="of:=[.I7]/[.I43]" office:value-type="float" office:value="0.0370072337428676" calcext:value-type="float">
            <text:p>0.0370072337</text:p>
          </table:table-cell>
          <table:table-cell table:formula="of:=[.J7]/[.J43]" office:value-type="float" office:value="0.0228012114556518" calcext:value-type="float">
            <text:p>0.0228012115</text:p>
          </table:table-cell>
          <table:table-cell table:formula="of:=[.K7]/[.K43]" office:value-type="float" office:value="0.0352388502480396" calcext:value-type="float">
            <text:p>0.0352388502</text:p>
          </table:table-cell>
          <table:table-cell table:formula="of:=[.L7]/[.L43]" office:value-type="float" office:value="0.0323545388016963" calcext:value-type="float">
            <text:p>0.0323545388</text:p>
          </table:table-cell>
          <table:table-cell table:formula="of:=[.M7]/[.M43]" office:value-type="float" office:value="0.0352246594163528" calcext:value-type="float">
            <text:p>0.0352246594</text:p>
          </table:table-cell>
          <table:table-cell table:formula="of:=[.N7]/[.N43]" office:value-type="float" office:value="0.0354092127907481" calcext:value-type="float">
            <text:p>0.0354092128</text:p>
          </table:table-cell>
          <table:table-cell table:formula="of:=[.O7]/[.O43]" office:value-type="float" office:value="0.0252893379944472" calcext:value-type="float">
            <text:p>0.025289338</text:p>
          </table:table-cell>
          <table:table-cell table:formula="of:=[.P7]/[.P43]" office:value-type="float" office:value="0.037613692669549" calcext:value-type="float">
            <text:p>0.0376136927</text:p>
          </table:table-cell>
          <table:table-cell table:formula="of:=[.Q7]/[.Q43]" office:value-type="float" office:value="0.0329962410420232" calcext:value-type="float">
            <text:p>0.032996241</text:p>
          </table:table-cell>
          <table:table-cell table:formula="of:=[.R7]/[.R43]" office:value-type="float" office:value="0.0307272781708732" calcext:value-type="float">
            <text:p>0.0307272782</text:p>
          </table:table-cell>
          <table:table-cell table:formula="of:=[.S7]/[.S43]" office:value-type="float" office:value="0.0279675349754458" calcext:value-type="float">
            <text:p>0.027967535</text:p>
          </table:table-cell>
          <table:table-cell table:formula="of:=[.T7]/[.T43]" office:value-type="float" office:value="0.0104113383905748" calcext:value-type="float">
            <text:p>0.0104113384</text:p>
          </table:table-cell>
          <table:table-cell table:formula="of:=[.U7]/[.U43]" office:value-type="float" office:value="0.0406406152540445" calcext:value-type="float">
            <text:p>0.0406406153</text:p>
          </table:table-cell>
          <table:table-cell table:formula="of:=[.V7]/[.V43]" office:value-type="float" office:value="0.0316068083575746" calcext:value-type="float">
            <text:p>0.0316068084</text:p>
          </table:table-cell>
          <table:table-cell table:formula="of:=[.W7]/[.W43]" office:value-type="float" office:value="0.0168982968246945" calcext:value-type="float">
            <text:p>0.0168982968</text:p>
          </table:table-cell>
          <table:table-cell table:formula="of:=[.X7]/[.X43]" office:value-type="float" office:value="0.0311025482120633" calcext:value-type="float">
            <text:p>0.0311025482</text:p>
          </table:table-cell>
          <table:table-cell table:formula="of:=[.Y7]/[.Y43]" office:value-type="float" office:value="0.0273712293423121" calcext:value-type="float">
            <text:p>0.0273712293</text:p>
          </table:table-cell>
          <table:table-cell table:formula="of:=[.Z7]/[.Z43]" office:value-type="float" office:value="0.0355832248556612" calcext:value-type="float">
            <text:p>0.0355832249</text:p>
          </table:table-cell>
          <table:table-cell table:formula="of:=[.AA7]/[.AA43]" office:value-type="float" office:value="0.0108190112333965" calcext:value-type="float">
            <text:p>0.0108190112</text:p>
          </table:table-cell>
          <table:table-cell table:formula="of:=[.AB7]/[.AB43]" office:value-type="float" office:value="0.0342048771628274" calcext:value-type="float">
            <text:p>0.0342048772</text:p>
          </table:table-cell>
          <table:table-cell table:formula="of:=[.AC7]/[.AC43]" office:value-type="float" office:value="0.00972846522962384" calcext:value-type="float">
            <text:p>0.0097284652</text:p>
          </table:table-cell>
          <table:table-cell table:formula="of:=[.AD7]/[.AD43]" office:value-type="float" office:value="0.00834026950961153" calcext:value-type="float">
            <text:p>0.0083402695</text:p>
          </table:table-cell>
          <table:table-cell table:formula="of:=[.AE7]/[.AE43]" office:value-type="float" office:value="0.0170309957797694" calcext:value-type="float">
            <text:p>0.0170309958</text:p>
          </table:table-cell>
          <table:table-cell table:formula="of:=[.AF7]/[.AF43]" office:value-type="float" office:value="0.0169104094755148" calcext:value-type="float">
            <text:p>0.0169104095</text:p>
          </table:table-cell>
          <table:table-cell table:formula="of:=[.AG7]/[.AG43]" office:value-type="float" office:value="0.0104508109004724" calcext:value-type="float">
            <text:p>0.0104508109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8]/[.B44]" office:value-type="float" office:value="0.0307122773175222" calcext:value-type="float">
            <text:p>0.0307122773</text:p>
          </table:table-cell>
          <table:table-cell table:formula="of:=[.C8]/[.C44]" office:value-type="float" office:value="0.0248986639406377" calcext:value-type="float">
            <text:p>0.0248986639</text:p>
          </table:table-cell>
          <table:table-cell table:formula="of:=[.D8]/[.D44]" office:value-type="float" office:value="0.0281206780788401" calcext:value-type="float">
            <text:p>0.0281206781</text:p>
          </table:table-cell>
          <table:table-cell table:formula="of:=[.E8]/[.E44]" office:value-type="float" office:value="0.0251418018629425" calcext:value-type="float">
            <text:p>0.0251418019</text:p>
          </table:table-cell>
          <table:table-cell table:formula="of:=[.F8]/[.F44]" office:value-type="float" office:value="0.0311423139626983" calcext:value-type="float">
            <text:p>0.031142314</text:p>
          </table:table-cell>
          <table:table-cell table:formula="of:=[.G8]/[.G44]" office:value-type="float" office:value="0.0348654373691663" calcext:value-type="float">
            <text:p>0.0348654374</text:p>
          </table:table-cell>
          <table:table-cell table:formula="of:=[.H8]/[.H44]" office:value-type="float" office:value="0.0346691620742814" calcext:value-type="float">
            <text:p>0.0346691621</text:p>
          </table:table-cell>
          <table:table-cell table:formula="of:=[.I8]/[.I44]" office:value-type="float" office:value="0.0339183559506514" calcext:value-type="float">
            <text:p>0.033918356</text:p>
          </table:table-cell>
          <table:table-cell table:formula="of:=[.J8]/[.J44]" office:value-type="float" office:value="0.034655143778368" calcext:value-type="float">
            <text:p>0.0346551438</text:p>
          </table:table-cell>
          <table:table-cell table:formula="of:=[.K8]/[.K44]" office:value-type="float" office:value="0.0400927484072517" calcext:value-type="float">
            <text:p>0.0400927484</text:p>
          </table:table-cell>
          <table:table-cell table:formula="of:=[.L8]/[.L44]" office:value-type="float" office:value="0.0363762926915774" calcext:value-type="float">
            <text:p>0.0363762927</text:p>
          </table:table-cell>
          <table:table-cell table:formula="of:=[.M8]/[.M44]" office:value-type="float" office:value="0.0421039791506188" calcext:value-type="float">
            <text:p>0.0421039792</text:p>
          </table:table-cell>
          <table:table-cell table:formula="of:=[.N8]/[.N44]" office:value-type="float" office:value="0.0491385398632409" calcext:value-type="float">
            <text:p>0.0491385399</text:p>
          </table:table-cell>
          <table:table-cell table:formula="of:=[.O8]/[.O44]" office:value-type="float" office:value="0.0346735153801391" calcext:value-type="float">
            <text:p>0.0346735154</text:p>
          </table:table-cell>
          <table:table-cell table:formula="of:=[.P8]/[.P44]" office:value-type="float" office:value="0.0437234400390199" calcext:value-type="float">
            <text:p>0.04372344</text:p>
          </table:table-cell>
          <table:table-cell table:formula="of:=[.Q8]/[.Q44]" office:value-type="float" office:value="0.0440836048547359" calcext:value-type="float">
            <text:p>0.0440836049</text:p>
          </table:table-cell>
          <table:table-cell table:formula="of:=[.R8]/[.R44]" office:value-type="float" office:value="0.0269776531253829" calcext:value-type="float">
            <text:p>0.0269776531</text:p>
          </table:table-cell>
          <table:table-cell table:formula="of:=[.S8]/[.S44]" office:value-type="float" office:value="0.0260281977237079" calcext:value-type="float">
            <text:p>0.0260281977</text:p>
          </table:table-cell>
          <table:table-cell table:formula="of:=[.T8]/[.T44]" office:value-type="float" office:value="0.0337970520043064" calcext:value-type="float">
            <text:p>0.033797052</text:p>
          </table:table-cell>
          <table:table-cell table:formula="of:=[.U8]/[.U44]" office:value-type="float" office:value="0.0504634912388663" calcext:value-type="float">
            <text:p>0.0504634912</text:p>
          </table:table-cell>
          <table:table-cell table:formula="of:=[.V8]/[.V44]" office:value-type="float" office:value="0.050429646635032" calcext:value-type="float">
            <text:p>0.0504296466</text:p>
          </table:table-cell>
          <table:table-cell table:formula="of:=[.W8]/[.W44]" office:value-type="float" office:value="0.0411260359292604" calcext:value-type="float">
            <text:p>0.0411260359</text:p>
          </table:table-cell>
          <table:table-cell table:formula="of:=[.X8]/[.X44]" office:value-type="float" office:value="0.0415774987597056" calcext:value-type="float">
            <text:p>0.0415774988</text:p>
          </table:table-cell>
          <table:table-cell table:formula="of:=[.Y8]/[.Y44]" office:value-type="float" office:value="0.00772863515578634" calcext:value-type="float">
            <text:p>0.0077286352</text:p>
          </table:table-cell>
          <table:table-cell table:formula="of:=[.Z8]/[.Z44]" office:value-type="float" office:value="0.0179767077402646" calcext:value-type="float">
            <text:p>0.0179767077</text:p>
          </table:table-cell>
          <table:table-cell table:formula="of:=[.AA8]/[.AA44]" office:value-type="float" office:value="0.00723731538911245" calcext:value-type="float">
            <text:p>0.0072373154</text:p>
          </table:table-cell>
          <table:table-cell table:formula="of:=[.AB8]/[.AB44]" office:value-type="float" office:value="0.0143470245134992" calcext:value-type="float">
            <text:p>0.0143470245</text:p>
          </table:table-cell>
          <table:table-cell table:formula="of:=[.AC8]/[.AC44]" office:value-type="float" office:value="0.00940450343226804" calcext:value-type="float">
            <text:p>0.0094045034</text:p>
          </table:table-cell>
          <table:table-cell table:formula="of:=[.AD8]/[.AD44]" office:value-type="float" office:value="0.0158356389426988" calcext:value-type="float">
            <text:p>0.0158356389</text:p>
          </table:table-cell>
          <table:table-cell table:formula="of:=[.AE8]/[.AE44]" office:value-type="float" office:value="0.0133215073223018" calcext:value-type="float">
            <text:p>0.0133215073</text:p>
          </table:table-cell>
          <table:table-cell table:formula="of:=[.AF8]/[.AF44]" office:value-type="float" office:value="0.0107987245300476" calcext:value-type="float">
            <text:p>0.0107987245</text:p>
          </table:table-cell>
          <table:table-cell table:formula="of:=[.AG8]/[.AG44]" office:value-type="float" office:value="0.00814190642262549" calcext:value-type="float">
            <text:p>0.0081419064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9]/[.B45]" office:value-type="float" office:value="0.0355222095161006" calcext:value-type="float">
            <text:p>0.0355222095</text:p>
          </table:table-cell>
          <table:table-cell table:formula="of:=[.C9]/[.C45]" office:value-type="float" office:value="0.0294179926225985" calcext:value-type="float">
            <text:p>0.0294179926</text:p>
          </table:table-cell>
          <table:table-cell table:formula="of:=[.D9]/[.D45]" office:value-type="float" office:value="0.0308613357485422" calcext:value-type="float">
            <text:p>0.0308613357</text:p>
          </table:table-cell>
          <table:table-cell table:formula="of:=[.E9]/[.E45]" office:value-type="float" office:value="0.0319021288135194" calcext:value-type="float">
            <text:p>0.0319021288</text:p>
          </table:table-cell>
          <table:table-cell table:formula="of:=[.F9]/[.F45]" office:value-type="float" office:value="0.0356885388957817" calcext:value-type="float">
            <text:p>0.0356885389</text:p>
          </table:table-cell>
          <table:table-cell table:formula="of:=[.G9]/[.G45]" office:value-type="float" office:value="0.0406177961788532" calcext:value-type="float">
            <text:p>0.0406177962</text:p>
          </table:table-cell>
          <table:table-cell table:formula="of:=[.H9]/[.H45]" office:value-type="float" office:value="0.0292388889708133" calcext:value-type="float">
            <text:p>0.029238889</text:p>
          </table:table-cell>
          <table:table-cell table:formula="of:=[.I9]/[.I45]" office:value-type="float" office:value="0.0445998115755256" calcext:value-type="float">
            <text:p>0.0445998116</text:p>
          </table:table-cell>
          <table:table-cell table:formula="of:=[.J9]/[.J45]" office:value-type="float" office:value="0.044101797681184" calcext:value-type="float">
            <text:p>0.0441017977</text:p>
          </table:table-cell>
          <table:table-cell table:formula="of:=[.K9]/[.K45]" office:value-type="float" office:value="0.0449382732785416" calcext:value-type="float">
            <text:p>0.0449382733</text:p>
          </table:table-cell>
          <table:table-cell table:formula="of:=[.L9]/[.L45]" office:value-type="float" office:value="0.0541059396398039" calcext:value-type="float">
            <text:p>0.0541059396</text:p>
          </table:table-cell>
          <table:table-cell table:formula="of:=[.M9]/[.M45]" office:value-type="float" office:value="0.0498195828682461" calcext:value-type="float">
            <text:p>0.0498195829</text:p>
          </table:table-cell>
          <table:table-cell table:formula="of:=[.N9]/[.N45]" office:value-type="float" office:value="0.0101365956426786" calcext:value-type="float">
            <text:p>0.0101365956</text:p>
          </table:table-cell>
          <table:table-cell table:formula="of:=[.O9]/[.O45]" office:value-type="float" office:value="0.0228874069232934" calcext:value-type="float">
            <text:p>0.0228874069</text:p>
          </table:table-cell>
          <table:table-cell table:formula="of:=[.P9]/[.P45]" office:value-type="float" office:value="0.0582587251459971" calcext:value-type="float">
            <text:p>0.0582587251</text:p>
          </table:table-cell>
          <table:table-cell table:formula="of:=[.Q9]/[.Q45]" office:value-type="float" office:value="0.057700891014656" calcext:value-type="float">
            <text:p>0.057700891</text:p>
          </table:table-cell>
          <table:table-cell table:formula="of:=[.R9]/[.R45]" office:value-type="float" office:value="0.045120391360687" calcext:value-type="float">
            <text:p>0.0451203914</text:p>
          </table:table-cell>
          <table:table-cell table:formula="of:=[.S9]/[.S45]" office:value-type="float" office:value="0.0554871141967842" calcext:value-type="float">
            <text:p>0.0554871142</text:p>
          </table:table-cell>
          <table:table-cell table:formula="of:=[.T9]/[.T45]" office:value-type="float" office:value="0.0679424024336556" calcext:value-type="float">
            <text:p>0.0679424024</text:p>
          </table:table-cell>
          <table:table-cell table:formula="of:=[.U9]/[.U45]" office:value-type="float" office:value="0.0605264983751586" calcext:value-type="float">
            <text:p>0.0605264984</text:p>
          </table:table-cell>
          <table:table-cell table:formula="of:=[.V9]/[.V45]" office:value-type="float" office:value="0.0189378703116369" calcext:value-type="float">
            <text:p>0.0189378703</text:p>
          </table:table-cell>
          <table:table-cell table:formula="of:=[.W9]/[.W45]" office:value-type="float" office:value="0.059450773253733" calcext:value-type="float">
            <text:p>0.0594507733</text:p>
          </table:table-cell>
          <table:table-cell table:formula="of:=[.X9]/[.X45]" office:value-type="float" office:value="0.0585012429029317" calcext:value-type="float">
            <text:p>0.0585012429</text:p>
          </table:table-cell>
          <table:table-cell table:formula="of:=[.Y9]/[.Y45]" office:value-type="float" office:value="0.0409412782891022" calcext:value-type="float">
            <text:p>0.0409412783</text:p>
          </table:table-cell>
          <table:table-cell table:formula="of:=[.Z9]/[.Z45]" office:value-type="float" office:value="0.0187219223273946" calcext:value-type="float">
            <text:p>0.0187219223</text:p>
          </table:table-cell>
          <table:table-cell table:formula="of:=[.AA9]/[.AA45]" office:value-type="float" office:value="0.0310704379854516" calcext:value-type="float">
            <text:p>0.031070438</text:p>
          </table:table-cell>
          <table:table-cell table:formula="of:=[.AB9]/[.AB45]" office:value-type="float" office:value="0.0238021779722591" calcext:value-type="float">
            <text:p>0.023802178</text:p>
          </table:table-cell>
          <table:table-cell table:formula="of:=[.AC9]/[.AC45]" office:value-type="float" office:value="0.0171175849640008" calcext:value-type="float">
            <text:p>0.017117585</text:p>
          </table:table-cell>
          <table:table-cell table:formula="of:=[.AD9]/[.AD45]" office:value-type="float" office:value="0.0209707197993922" calcext:value-type="float">
            <text:p>0.0209707198</text:p>
          </table:table-cell>
          <table:table-cell table:formula="of:=[.AE9]/[.AE45]" office:value-type="float" office:value="0.0172606845352865" calcext:value-type="float">
            <text:p>0.0172606845</text:p>
          </table:table-cell>
          <table:table-cell table:formula="of:=[.AF9]/[.AF45]" office:value-type="float" office:value="0.0254808885259093" calcext:value-type="float">
            <text:p>0.0254808885</text:p>
          </table:table-cell>
          <table:table-cell table:formula="of:=[.AG9]/[.AG45]" office:value-type="float" office:value="0.0230018071944765" calcext:value-type="float">
            <text:p>0.023001807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10]/[.B46]" office:value-type="float" office:value="0.0336031870901686" calcext:value-type="float">
            <text:p>0.0336031871</text:p>
          </table:table-cell>
          <table:table-cell table:formula="of:=[.C10]/[.C46]" office:value-type="float" office:value="0.033024937926556" calcext:value-type="float">
            <text:p>0.0330249379</text:p>
          </table:table-cell>
          <table:table-cell table:formula="of:=[.D10]/[.D46]" office:value-type="float" office:value="0.0373073206582646" calcext:value-type="float">
            <text:p>0.0373073207</text:p>
          </table:table-cell>
          <table:table-cell table:formula="of:=[.E10]/[.E46]" office:value-type="float" office:value="0.0375836876152848" calcext:value-type="float">
            <text:p>0.0375836876</text:p>
          </table:table-cell>
          <table:table-cell table:formula="of:=[.F10]/[.F46]" office:value-type="float" office:value="0.0442606315909173" calcext:value-type="float">
            <text:p>0.0442606316</text:p>
          </table:table-cell>
          <table:table-cell table:formula="of:=[.G10]/[.G46]" office:value-type="float" office:value="0.0471843727995423" calcext:value-type="float">
            <text:p>0.0471843728</text:p>
          </table:table-cell>
          <table:table-cell table:formula="of:=[.H10]/[.H46]" office:value-type="float" office:value="0.0450865532047641" calcext:value-type="float">
            <text:p>0.0450865532</text:p>
          </table:table-cell>
          <table:table-cell table:formula="of:=[.I10]/[.I46]" office:value-type="float" office:value="0.0561405234955527" calcext:value-type="float">
            <text:p>0.0561405235</text:p>
          </table:table-cell>
          <table:table-cell table:formula="of:=[.J10]/[.J46]" office:value-type="float" office:value="0.0503368749902353" calcext:value-type="float">
            <text:p>0.050336875</text:p>
          </table:table-cell>
          <table:table-cell table:formula="of:=[.K10]/[.K46]" office:value-type="float" office:value="0.0587768153546323" calcext:value-type="float">
            <text:p>0.0587768154</text:p>
          </table:table-cell>
          <table:table-cell table:formula="of:=[.L10]/[.L46]" office:value-type="float" office:value="0.0638032310661995" calcext:value-type="float">
            <text:p>0.0638032311</text:p>
          </table:table-cell>
          <table:table-cell table:formula="of:=[.M10]/[.M46]" office:value-type="float" office:value="0.0598597714979002" calcext:value-type="float">
            <text:p>0.0598597715</text:p>
          </table:table-cell>
          <table:table-cell table:formula="of:=[.N10]/[.N46]" office:value-type="float" office:value="0.0649004830636272" calcext:value-type="float">
            <text:p>0.0649004831</text:p>
          </table:table-cell>
          <table:table-cell table:formula="of:=[.O10]/[.O46]" office:value-type="float" office:value="0.0716406943514838" calcext:value-type="float">
            <text:p>0.0716406944</text:p>
          </table:table-cell>
          <table:table-cell table:formula="of:=[.P10]/[.P46]" office:value-type="float" office:value="0.0709078134159622" calcext:value-type="float">
            <text:p>0.0709078134</text:p>
          </table:table-cell>
          <table:table-cell table:formula="of:=[.Q10]/[.Q46]" office:value-type="float" office:value="0.0774197511314613" calcext:value-type="float">
            <text:p>0.0774197511</text:p>
          </table:table-cell>
          <table:table-cell table:formula="of:=[.R10]/[.R46]" office:value-type="float" office:value="0.0318385360296768" calcext:value-type="float">
            <text:p>0.031838536</text:p>
          </table:table-cell>
          <table:table-cell table:formula="of:=[.S10]/[.S46]" office:value-type="float" office:value="0.0188942413990762" calcext:value-type="float">
            <text:p>0.0188942414</text:p>
          </table:table-cell>
          <table:table-cell table:formula="of:=[.T10]/[.T46]" office:value-type="float" office:value="0.0777597218273752" calcext:value-type="float">
            <text:p>0.0777597218</text:p>
          </table:table-cell>
          <table:table-cell table:formula="of:=[.U10]/[.U46]" office:value-type="float" office:value="0.0605169257727756" calcext:value-type="float">
            <text:p>0.0605169258</text:p>
          </table:table-cell>
          <table:table-cell table:formula="of:=[.V10]/[.V46]" office:value-type="float" office:value="0.0672349023461638" calcext:value-type="float">
            <text:p>0.0672349023</text:p>
          </table:table-cell>
          <table:table-cell table:formula="of:=[.W10]/[.W46]" office:value-type="float" office:value="0.0272143230001039" calcext:value-type="float">
            <text:p>0.027214323</text:p>
          </table:table-cell>
          <table:table-cell table:formula="of:=[.X10]/[.X46]" office:value-type="float" office:value="0.0806103326206442" calcext:value-type="float">
            <text:p>0.0806103326</text:p>
          </table:table-cell>
          <table:table-cell table:formula="of:=[.Y10]/[.Y46]" office:value-type="float" office:value="0.0891063922997212" calcext:value-type="float">
            <text:p>0.0891063923</text:p>
          </table:table-cell>
          <table:table-cell table:formula="of:=[.Z10]/[.Z46]" office:value-type="float" office:value="0.0764735625813982" calcext:value-type="float">
            <text:p>0.0764735626</text:p>
          </table:table-cell>
          <table:table-cell table:formula="of:=[.AA10]/[.AA46]" office:value-type="float" office:value="0.035706791585702" calcext:value-type="float">
            <text:p>0.0357067916</text:p>
          </table:table-cell>
          <table:table-cell table:formula="of:=[.AB10]/[.AB46]" office:value-type="float" office:value="0.0263375497496081" calcext:value-type="float">
            <text:p>0.0263375497</text:p>
          </table:table-cell>
          <table:table-cell table:formula="of:=[.AC10]/[.AC46]" office:value-type="float" office:value="0.032053286521044" calcext:value-type="float">
            <text:p>0.0320532865</text:p>
          </table:table-cell>
          <table:table-cell table:formula="of:=[.AD10]/[.AD46]" office:value-type="float" office:value="0.0762510107797343" calcext:value-type="float">
            <text:p>0.0762510108</text:p>
          </table:table-cell>
          <table:table-cell table:formula="of:=[.AE10]/[.AE46]" office:value-type="float" office:value="0.0411823308933617" calcext:value-type="float">
            <text:p>0.0411823309</text:p>
          </table:table-cell>
          <table:table-cell table:formula="of:=[.AF10]/[.AF46]" office:value-type="float" office:value="0.0188947342569653" calcext:value-type="float">
            <text:p>0.0188947343</text:p>
          </table:table-cell>
          <table:table-cell table:formula="of:=[.AG10]/[.AG46]" office:value-type="float" office:value="0.0138838083310073" calcext:value-type="float">
            <text:p>0.0138838083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11]/[.B47]" office:value-type="float" office:value="0.035648217833508" calcext:value-type="float">
            <text:p>0.0356482178</text:p>
          </table:table-cell>
          <table:table-cell table:formula="of:=[.C11]/[.C47]" office:value-type="float" office:value="0.0272396831448215" calcext:value-type="float">
            <text:p>0.0272396831</text:p>
          </table:table-cell>
          <table:table-cell table:formula="of:=[.D11]/[.D47]" office:value-type="float" office:value="0.0300559364104051" calcext:value-type="float">
            <text:p>0.0300559364</text:p>
          </table:table-cell>
          <table:table-cell table:formula="of:=[.E11]/[.E47]" office:value-type="float" office:value="0.034833185470447" calcext:value-type="float">
            <text:p>0.0348331855</text:p>
          </table:table-cell>
          <table:table-cell table:formula="of:=[.F11]/[.F47]" office:value-type="float" office:value="0.0337894040208342" calcext:value-type="float">
            <text:p>0.033789404</text:p>
          </table:table-cell>
          <table:table-cell table:formula="of:=[.G11]/[.G47]" office:value-type="float" office:value="0.0354605207257313" calcext:value-type="float">
            <text:p>0.0354605207</text:p>
          </table:table-cell>
          <table:table-cell table:formula="of:=[.H11]/[.H47]" office:value-type="float" office:value="0.0330358809653984" calcext:value-type="float">
            <text:p>0.033035881</text:p>
          </table:table-cell>
          <table:table-cell table:formula="of:=[.I11]/[.I47]" office:value-type="float" office:value="0.0443661628860238" calcext:value-type="float">
            <text:p>0.0443661629</text:p>
          </table:table-cell>
          <table:table-cell table:formula="of:=[.J11]/[.J47]" office:value-type="float" office:value="0.0464591095002213" calcext:value-type="float">
            <text:p>0.0464591095</text:p>
          </table:table-cell>
          <table:table-cell table:formula="of:=[.K11]/[.K47]" office:value-type="float" office:value="0.0455003375609886" calcext:value-type="float">
            <text:p>0.0455003376</text:p>
          </table:table-cell>
          <table:table-cell table:formula="of:=[.L11]/[.L47]" office:value-type="float" office:value="0.0589742034271902" calcext:value-type="float">
            <text:p>0.0589742034</text:p>
          </table:table-cell>
          <table:table-cell table:formula="of:=[.M11]/[.M47]" office:value-type="float" office:value="0.0609214598366627" calcext:value-type="float">
            <text:p>0.0609214598</text:p>
          </table:table-cell>
          <table:table-cell table:formula="of:=[.N11]/[.N47]" office:value-type="float" office:value="0.0637411888298651" calcext:value-type="float">
            <text:p>0.0637411888</text:p>
          </table:table-cell>
          <table:table-cell table:formula="of:=[.O11]/[.O47]" office:value-type="float" office:value="0.0592351894046088" calcext:value-type="float">
            <text:p>0.0592351894</text:p>
          </table:table-cell>
          <table:table-cell table:formula="of:=[.P11]/[.P47]" office:value-type="float" office:value="0.0432158194999678" calcext:value-type="float">
            <text:p>0.0432158195</text:p>
          </table:table-cell>
          <table:table-cell table:formula="of:=[.Q11]/[.Q47]" office:value-type="float" office:value="0.0188503234331918" calcext:value-type="float">
            <text:p>0.0188503234</text:p>
          </table:table-cell>
          <table:table-cell table:formula="of:=[.R11]/[.R47]" office:value-type="float" office:value="0.0298812559544904" calcext:value-type="float">
            <text:p>0.029881256</text:p>
          </table:table-cell>
          <table:table-cell table:formula="of:=[.S11]/[.S47]" office:value-type="float" office:value="0.0599288824190384" calcext:value-type="float">
            <text:p>0.0599288824</text:p>
          </table:table-cell>
          <table:table-cell table:formula="of:=[.T11]/[.T47]" office:value-type="float" office:value="0.0273559265795948" calcext:value-type="float">
            <text:p>0.0273559266</text:p>
          </table:table-cell>
          <table:table-cell table:formula="of:=[.U11]/[.U47]" office:value-type="float" office:value="0.063482247300193" calcext:value-type="float">
            <text:p>0.0634822473</text:p>
          </table:table-cell>
          <table:table-cell table:formula="of:=[.V11]/[.V47]" office:value-type="float" office:value="0.0235695814529596" calcext:value-type="float">
            <text:p>0.0235695815</text:p>
          </table:table-cell>
          <table:table-cell table:formula="of:=[.W11]/[.W47]" office:value-type="float" office:value="0.0708736666700667" calcext:value-type="float">
            <text:p>0.0708736667</text:p>
          </table:table-cell>
          <table:table-cell table:formula="of:=[.X11]/[.X47]" office:value-type="float" office:value="0.0719571668126664" calcext:value-type="float">
            <text:p>0.0719571668</text:p>
          </table:table-cell>
          <table:table-cell table:formula="of:=[.Y11]/[.Y47]" office:value-type="float" office:value="0.0696890988753138" calcext:value-type="float">
            <text:p>0.0696890989</text:p>
          </table:table-cell>
          <table:table-cell table:formula="of:=[.Z11]/[.Z47]" office:value-type="float" office:value="0.0681528839282487" calcext:value-type="float">
            <text:p>0.0681528839</text:p>
          </table:table-cell>
          <table:table-cell table:formula="of:=[.AA11]/[.AA47]" office:value-type="float" office:value="0.0767353549502621" calcext:value-type="float">
            <text:p>0.076735355</text:p>
          </table:table-cell>
          <table:table-cell table:formula="of:=[.AB11]/[.AB47]" office:value-type="float" office:value="0.0312813050225766" calcext:value-type="float">
            <text:p>0.031281305</text:p>
          </table:table-cell>
          <table:table-cell table:formula="of:=[.AC11]/[.AC47]" office:value-type="float" office:value="0.0304397284392041" calcext:value-type="float">
            <text:p>0.0304397284</text:p>
          </table:table-cell>
          <table:table-cell table:formula="of:=[.AD11]/[.AD47]" office:value-type="float" office:value="0.0749009951114848" calcext:value-type="float">
            <text:p>0.0749009951</text:p>
          </table:table-cell>
          <table:table-cell table:formula="of:=[.AE11]/[.AE47]" office:value-type="float" office:value="0.0244061000727379" calcext:value-type="float">
            <text:p>0.0244061001</text:p>
          </table:table-cell>
          <table:table-cell table:formula="of:=[.AF11]/[.AF47]" office:value-type="float" office:value="0.0223557432449844" calcext:value-type="float">
            <text:p>0.0223557432</text:p>
          </table:table-cell>
          <table:table-cell table:formula="of:=[.AG11]/[.AG47]" office:value-type="float" office:value="0.032278386364482" calcext:value-type="float">
            <text:p>0.0322783864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12]/[.B48]" office:value-type="float" office:value="0.034015402084328" calcext:value-type="float">
            <text:p>0.0340154021</text:p>
          </table:table-cell>
          <table:table-cell table:formula="of:=[.C12]/[.C48]" office:value-type="float" office:value="0.0257465313746887" calcext:value-type="float">
            <text:p>0.0257465314</text:p>
          </table:table-cell>
          <table:table-cell table:formula="of:=[.D12]/[.D48]" office:value-type="float" office:value="0.0332924209237706" calcext:value-type="float">
            <text:p>0.0332924209</text:p>
          </table:table-cell>
          <table:table-cell table:formula="of:=[.E12]/[.E48]" office:value-type="float" office:value="0.0311985514380951" calcext:value-type="float">
            <text:p>0.0311985514</text:p>
          </table:table-cell>
          <table:table-cell table:formula="of:=[.F12]/[.F48]" office:value-type="float" office:value="0.0315977215459349" calcext:value-type="float">
            <text:p>0.0315977215</text:p>
          </table:table-cell>
          <table:table-cell table:formula="of:=[.G12]/[.G48]" office:value-type="float" office:value="0.0437265247330434" calcext:value-type="float">
            <text:p>0.0437265247</text:p>
          </table:table-cell>
          <table:table-cell table:formula="of:=[.H12]/[.H48]" office:value-type="float" office:value="0.0448191623268399" calcext:value-type="float">
            <text:p>0.0448191623</text:p>
          </table:table-cell>
          <table:table-cell table:formula="of:=[.I12]/[.I48]" office:value-type="float" office:value="0.0393763463811791" calcext:value-type="float">
            <text:p>0.0393763464</text:p>
          </table:table-cell>
          <table:table-cell table:formula="of:=[.J12]/[.J48]" office:value-type="float" office:value="0.0412592459245488" calcext:value-type="float">
            <text:p>0.0412592459</text:p>
          </table:table-cell>
          <table:table-cell table:formula="of:=[.K12]/[.K48]" office:value-type="float" office:value="0.0544992083016777" calcext:value-type="float">
            <text:p>0.0544992083</text:p>
          </table:table-cell>
          <table:table-cell table:formula="of:=[.L12]/[.L48]" office:value-type="float" office:value="0.0652072623745341" calcext:value-type="float">
            <text:p>0.0652072624</text:p>
          </table:table-cell>
          <table:table-cell table:formula="of:=[.M12]/[.M48]" office:value-type="float" office:value="0.0561895198595655" calcext:value-type="float">
            <text:p>0.0561895199</text:p>
          </table:table-cell>
          <table:table-cell table:formula="of:=[.N12]/[.N48]" office:value-type="float" office:value="0.0619934153754641" calcext:value-type="float">
            <text:p>0.0619934154</text:p>
          </table:table-cell>
          <table:table-cell table:formula="of:=[.O12]/[.O48]" office:value-type="float" office:value="0.0551779058691609" calcext:value-type="float">
            <text:p>0.0551779059</text:p>
          </table:table-cell>
          <table:table-cell table:formula="of:=[.P12]/[.P48]" office:value-type="float" office:value="0.0550790133744086" calcext:value-type="float">
            <text:p>0.0550790134</text:p>
          </table:table-cell>
          <table:table-cell table:formula="of:=[.Q12]/[.Q48]" office:value-type="float" office:value="0.0301140458264362" calcext:value-type="float">
            <text:p>0.0301140458</text:p>
          </table:table-cell>
          <table:table-cell table:formula="of:=[.R12]/[.R48]" office:value-type="float" office:value="0.03014548217479" calcext:value-type="float">
            <text:p>0.0301454822</text:p>
          </table:table-cell>
          <table:table-cell table:formula="of:=[.S12]/[.S48]" office:value-type="float" office:value="0.0371115116949817" calcext:value-type="float">
            <text:p>0.0371115117</text:p>
          </table:table-cell>
          <table:table-cell table:formula="of:=[.T12]/[.T48]" office:value-type="float" office:value="0.0302145466986379" calcext:value-type="float">
            <text:p>0.0302145467</text:p>
          </table:table-cell>
          <table:table-cell table:formula="of:=[.U12]/[.U48]" office:value-type="float" office:value="0.0593759091369964" calcext:value-type="float">
            <text:p>0.0593759091</text:p>
          </table:table-cell>
          <table:table-cell table:formula="of:=[.V12]/[.V48]" office:value-type="float" office:value="0.0664257406714447" calcext:value-type="float">
            <text:p>0.0664257407</text:p>
          </table:table-cell>
          <table:table-cell table:formula="of:=[.W12]/[.W48]" office:value-type="float" office:value="0.0439122590419453" calcext:value-type="float">
            <text:p>0.043912259</text:p>
          </table:table-cell>
          <table:table-cell table:formula="of:=[.X12]/[.X48]" office:value-type="float" office:value="0.0418967211615889" calcext:value-type="float">
            <text:p>0.0418967212</text:p>
          </table:table-cell>
          <table:table-cell table:formula="of:=[.Y12]/[.Y48]" office:value-type="float" office:value="0.0762873881685098" calcext:value-type="float">
            <text:p>0.0762873882</text:p>
          </table:table-cell>
          <table:table-cell table:formula="of:=[.Z12]/[.Z48]" office:value-type="float" office:value="0.045018880681452" calcext:value-type="float">
            <text:p>0.0450188807</text:p>
          </table:table-cell>
          <table:table-cell table:formula="of:=[.AA12]/[.AA48]" office:value-type="float" office:value="0.0891187130604881" calcext:value-type="float">
            <text:p>0.0891187131</text:p>
          </table:table-cell>
          <table:table-cell table:formula="of:=[.AB12]/[.AB48]" office:value-type="float" office:value="0.0670923200458425" calcext:value-type="float">
            <text:p>0.06709232</text:p>
          </table:table-cell>
          <table:table-cell table:formula="of:=[.AC12]/[.AC48]" office:value-type="float" office:value="0.0429592403004421" calcext:value-type="float">
            <text:p>0.0429592403</text:p>
          </table:table-cell>
          <table:table-cell table:formula="of:=[.AD12]/[.AD48]" office:value-type="float" office:value="0.024147135605208" calcext:value-type="float">
            <text:p>0.0241471356</text:p>
          </table:table-cell>
          <table:table-cell table:formula="of:=[.AE12]/[.AE48]" office:value-type="float" office:value="0.0419364129571299" calcext:value-type="float">
            <text:p>0.041936413</text:p>
          </table:table-cell>
          <table:table-cell table:formula="of:=[.AF12]/[.AF48]" office:value-type="float" office:value="0.0423285583374304" calcext:value-type="float">
            <text:p>0.0423285583</text:p>
          </table:table-cell>
          <table:table-cell table:formula="of:=[.AG12]/[.AG48]" office:value-type="float" office:value="0.0333876510702511" calcext:value-type="float">
            <text:p>0.0333876511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13]/[.B49]" office:value-type="float" office:value="0.0365800621495201" calcext:value-type="float">
            <text:p>0.0365800621</text:p>
          </table:table-cell>
          <table:table-cell table:formula="of:=[.C13]/[.C49]" office:value-type="float" office:value="0.0217507509562252" calcext:value-type="float">
            <text:p>0.021750751</text:p>
          </table:table-cell>
          <table:table-cell table:formula="of:=[.D13]/[.D49]" office:value-type="float" office:value="0.0284516536501886" calcext:value-type="float">
            <text:p>0.0284516537</text:p>
          </table:table-cell>
          <table:table-cell table:formula="of:=[.E13]/[.E49]" office:value-type="float" office:value="0.0275923912237901" calcext:value-type="float">
            <text:p>0.0275923912</text:p>
          </table:table-cell>
          <table:table-cell table:formula="of:=[.F13]/[.F49]" office:value-type="float" office:value="0.0326691099015703" calcext:value-type="float">
            <text:p>0.0326691099</text:p>
          </table:table-cell>
          <table:table-cell table:formula="of:=[.G13]/[.G49]" office:value-type="float" office:value="0.0400587695697496" calcext:value-type="float">
            <text:p>0.0400587696</text:p>
          </table:table-cell>
          <table:table-cell table:formula="of:=[.H13]/[.H49]" office:value-type="float" office:value="0.0356911320442181" calcext:value-type="float">
            <text:p>0.035691132</text:p>
          </table:table-cell>
          <table:table-cell table:formula="of:=[.I13]/[.I49]" office:value-type="float" office:value="0.050619064498698" calcext:value-type="float">
            <text:p>0.0506190645</text:p>
          </table:table-cell>
          <table:table-cell table:formula="of:=[.J13]/[.J49]" office:value-type="float" office:value="0.0538116847138341" calcext:value-type="float">
            <text:p>0.0538116847</text:p>
          </table:table-cell>
          <table:table-cell table:formula="of:=[.K13]/[.K49]" office:value-type="float" office:value="0.0517587530753408" calcext:value-type="float">
            <text:p>0.0517587531</text:p>
          </table:table-cell>
          <table:table-cell table:formula="of:=[.L13]/[.L49]" office:value-type="float" office:value="0.0599954769637791" calcext:value-type="float">
            <text:p>0.059995477</text:p>
          </table:table-cell>
          <table:table-cell table:formula="of:=[.M13]/[.M49]" office:value-type="float" office:value="0.0722662555995129" calcext:value-type="float">
            <text:p>0.0722662556</text:p>
          </table:table-cell>
          <table:table-cell table:formula="of:=[.N13]/[.N49]" office:value-type="float" office:value="0.050728802614832" calcext:value-type="float">
            <text:p>0.0507288026</text:p>
          </table:table-cell>
          <table:table-cell table:formula="of:=[.O13]/[.O49]" office:value-type="float" office:value="0.0624935352507975" calcext:value-type="float">
            <text:p>0.0624935353</text:p>
          </table:table-cell>
          <table:table-cell table:formula="of:=[.P13]/[.P49]" office:value-type="float" office:value="0.0773616953048097" calcext:value-type="float">
            <text:p>0.0773616953</text:p>
          </table:table-cell>
          <table:table-cell table:formula="of:=[.Q13]/[.Q49]" office:value-type="float" office:value="0.0388829598983115" calcext:value-type="float">
            <text:p>0.0388829599</text:p>
          </table:table-cell>
          <table:table-cell table:formula="of:=[.R13]/[.R49]" office:value-type="float" office:value="0.0647503145235307" calcext:value-type="float">
            <text:p>0.0647503145</text:p>
          </table:table-cell>
          <table:table-cell table:formula="of:=[.S13]/[.S49]" office:value-type="float" office:value="0.0494048973388444" calcext:value-type="float">
            <text:p>0.0494048973</text:p>
          </table:table-cell>
          <table:table-cell table:formula="of:=[.T13]/[.T49]" office:value-type="float" office:value="0.0660736455120043" calcext:value-type="float">
            <text:p>0.0660736455</text:p>
          </table:table-cell>
          <table:table-cell table:formula="of:=[.U13]/[.U49]" office:value-type="float" office:value="0.0500083504511533" calcext:value-type="float">
            <text:p>0.0500083505</text:p>
          </table:table-cell>
          <table:table-cell table:formula="of:=[.V13]/[.V49]" office:value-type="float" office:value="0.0816404414323793" calcext:value-type="float">
            <text:p>0.0816404414</text:p>
          </table:table-cell>
          <table:table-cell table:formula="of:=[.W13]/[.W49]" office:value-type="float" office:value="0.0861850398834386" calcext:value-type="float">
            <text:p>0.0861850399</text:p>
          </table:table-cell>
          <table:table-cell table:formula="of:=[.X13]/[.X49]" office:value-type="float" office:value="0.0747923089499843" calcext:value-type="float">
            <text:p>0.0747923089</text:p>
          </table:table-cell>
          <table:table-cell table:formula="of:=[.Y13]/[.Y49]" office:value-type="float" office:value="0.0819815302364399" calcext:value-type="float">
            <text:p>0.0819815302</text:p>
          </table:table-cell>
          <table:table-cell table:formula="of:=[.Z13]/[.Z49]" office:value-type="float" office:value="0.0744222883744333" calcext:value-type="float">
            <text:p>0.0744222884</text:p>
          </table:table-cell>
          <table:table-cell table:formula="of:=[.AA13]/[.AA49]" office:value-type="float" office:value="0.0500033305620621" calcext:value-type="float">
            <text:p>0.0500033306</text:p>
          </table:table-cell>
          <table:table-cell table:formula="of:=[.AB13]/[.AB49]" office:value-type="float" office:value="0.0549550723548938" calcext:value-type="float">
            <text:p>0.0549550724</text:p>
          </table:table-cell>
          <table:table-cell table:formula="of:=[.AC13]/[.AC49]" office:value-type="float" office:value="0.0846587017018245" calcext:value-type="float">
            <text:p>0.0846587017</text:p>
          </table:table-cell>
          <table:table-cell table:formula="of:=[.AD13]/[.AD49]" office:value-type="float" office:value="0.0906104914040142" calcext:value-type="float">
            <text:p>0.0906104914</text:p>
          </table:table-cell>
          <table:table-cell table:formula="of:=[.AE13]/[.AE49]" office:value-type="float" office:value="0.0741889956777001" calcext:value-type="float">
            <text:p>0.0741889957</text:p>
          </table:table-cell>
          <table:table-cell table:formula="of:=[.AF13]/[.AF49]" office:value-type="float" office:value="0.0466545461635411" calcext:value-type="float">
            <text:p>0.0466545462</text:p>
          </table:table-cell>
          <table:table-cell table:formula="of:=[.AG13]/[.AG49]" office:value-type="float" office:value="0.0521727266828642" calcext:value-type="float">
            <text:p>0.0521727267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14]/[.B50]" office:value-type="float" office:value="0.0342599412020942" calcext:value-type="float">
            <text:p>0.0342599412</text:p>
          </table:table-cell>
          <table:table-cell table:formula="of:=[.C14]/[.C50]" office:value-type="float" office:value="0.0189089793877486" calcext:value-type="float">
            <text:p>0.0189089794</text:p>
          </table:table-cell>
          <table:table-cell table:formula="of:=[.D14]/[.D50]" office:value-type="float" office:value="0.0237901200296604" calcext:value-type="float">
            <text:p>0.02379012</text:p>
          </table:table-cell>
          <table:table-cell table:formula="of:=[.E14]/[.E50]" office:value-type="float" office:value="0.0321700325033667" calcext:value-type="float">
            <text:p>0.0321700325</text:p>
          </table:table-cell>
          <table:table-cell table:formula="of:=[.F14]/[.F50]" office:value-type="float" office:value="0.0300763914415114" calcext:value-type="float">
            <text:p>0.0300763914</text:p>
          </table:table-cell>
          <table:table-cell table:formula="of:=[.G14]/[.G50]" office:value-type="float" office:value="0.0309771866304454" calcext:value-type="float">
            <text:p>0.0309771866</text:p>
          </table:table-cell>
          <table:table-cell table:formula="of:=[.H14]/[.H50]" office:value-type="float" office:value="0.0357758663492059" calcext:value-type="float">
            <text:p>0.0357758663</text:p>
          </table:table-cell>
          <table:table-cell table:formula="of:=[.I14]/[.I50]" office:value-type="float" office:value="0.0376874954446464" calcext:value-type="float">
            <text:p>0.0376874954</text:p>
          </table:table-cell>
          <table:table-cell table:formula="of:=[.J14]/[.J50]" office:value-type="float" office:value="0.0383670098597187" calcext:value-type="float">
            <text:p>0.0383670099</text:p>
          </table:table-cell>
          <table:table-cell table:formula="of:=[.K14]/[.K50]" office:value-type="float" office:value="0.0435351622730511" calcext:value-type="float">
            <text:p>0.0435351623</text:p>
          </table:table-cell>
          <table:table-cell table:formula="of:=[.L14]/[.L50]" office:value-type="float" office:value="0.050687861758038" calcext:value-type="float">
            <text:p>0.0506878618</text:p>
          </table:table-cell>
          <table:table-cell table:formula="of:=[.M14]/[.M50]" office:value-type="float" office:value="0.0567745981603493" calcext:value-type="float">
            <text:p>0.0567745982</text:p>
          </table:table-cell>
          <table:table-cell table:formula="of:=[.N14]/[.N50]" office:value-type="float" office:value="0.0553604154931245" calcext:value-type="float">
            <text:p>0.0553604155</text:p>
          </table:table-cell>
          <table:table-cell table:formula="of:=[.O14]/[.O50]" office:value-type="float" office:value="0.0332960061761971" calcext:value-type="float">
            <text:p>0.0332960062</text:p>
          </table:table-cell>
          <table:table-cell table:formula="of:=[.P14]/[.P50]" office:value-type="float" office:value="0.0669685136781266" calcext:value-type="float">
            <text:p>0.0669685137</text:p>
          </table:table-cell>
          <table:table-cell table:formula="of:=[.Q14]/[.Q50]" office:value-type="float" office:value="0.0591578222098258" calcext:value-type="float">
            <text:p>0.0591578222</text:p>
          </table:table-cell>
          <table:table-cell table:formula="of:=[.R14]/[.R50]" office:value-type="float" office:value="0.0705961850873337" calcext:value-type="float">
            <text:p>0.0705961851</text:p>
          </table:table-cell>
          <table:table-cell table:formula="of:=[.S14]/[.S50]" office:value-type="float" office:value="0.0675376543593235" calcext:value-type="float">
            <text:p>0.0675376544</text:p>
          </table:table-cell>
          <table:table-cell table:formula="of:=[.T14]/[.T50]" office:value-type="float" office:value="0.0775778887844874" calcext:value-type="float">
            <text:p>0.0775778888</text:p>
          </table:table-cell>
          <table:table-cell table:formula="of:=[.U14]/[.U50]" office:value-type="float" office:value="0.0651084725591494" calcext:value-type="float">
            <text:p>0.0651084726</text:p>
          </table:table-cell>
          <table:table-cell table:formula="of:=[.V14]/[.V50]" office:value-type="float" office:value="0.0854033230369082" calcext:value-type="float">
            <text:p>0.085403323</text:p>
          </table:table-cell>
          <table:table-cell table:formula="of:=[.W14]/[.W50]" office:value-type="float" office:value="0.0554249460157631" calcext:value-type="float">
            <text:p>0.055424946</text:p>
          </table:table-cell>
          <table:table-cell table:formula="of:=[.X14]/[.X50]" office:value-type="float" office:value="0.0781140999425516" calcext:value-type="float">
            <text:p>0.0781140999</text:p>
          </table:table-cell>
          <table:table-cell table:formula="of:=[.Y14]/[.Y50]" office:value-type="float" office:value="0.0856928063339057" calcext:value-type="float">
            <text:p>0.0856928063</text:p>
          </table:table-cell>
          <table:table-cell table:formula="of:=[.Z14]/[.Z50]" office:value-type="float" office:value="0.0573109373999118" calcext:value-type="float">
            <text:p>0.0573109374</text:p>
          </table:table-cell>
          <table:table-cell table:formula="of:=[.AA14]/[.AA50]" office:value-type="float" office:value="0.0585719615359374" calcext:value-type="float">
            <text:p>0.0585719615</text:p>
          </table:table-cell>
          <table:table-cell table:formula="of:=[.AB14]/[.AB50]" office:value-type="float" office:value="0.0629038864126115" calcext:value-type="float">
            <text:p>0.0629038864</text:p>
          </table:table-cell>
          <table:table-cell table:formula="of:=[.AC14]/[.AC50]" office:value-type="float" office:value="0.0783638086502089" calcext:value-type="float">
            <text:p>0.0783638087</text:p>
          </table:table-cell>
          <table:table-cell table:formula="of:=[.AD14]/[.AD50]" office:value-type="float" office:value="0.0736809576145422" calcext:value-type="float">
            <text:p>0.0736809576</text:p>
          </table:table-cell>
          <table:table-cell table:formula="of:=[.AE14]/[.AE50]" office:value-type="float" office:value="0.0865625886548038" calcext:value-type="float">
            <text:p>0.0865625887</text:p>
          </table:table-cell>
          <table:table-cell table:formula="of:=[.AF14]/[.AF50]" office:value-type="float" office:value="0.0616185943394516" calcext:value-type="float">
            <text:p>0.0616185943</text:p>
          </table:table-cell>
          <table:table-cell table:formula="of:=[.AG14]/[.AG50]" office:value-type="float" office:value="0.0791662020595009" calcext:value-type="float">
            <text:p>0.079166202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15]/[.B51]" office:value-type="float" office:value="0.0343050099721133" calcext:value-type="float">
            <text:p>0.03430501</text:p>
          </table:table-cell>
          <table:table-cell table:formula="of:=[.C15]/[.C51]" office:value-type="float" office:value="0.0178570713334013" calcext:value-type="float">
            <text:p>0.0178570713</text:p>
          </table:table-cell>
          <table:table-cell table:formula="of:=[.D15]/[.D51]" office:value-type="float" office:value="0.022508076899387" calcext:value-type="float">
            <text:p>0.0225080769</text:p>
          </table:table-cell>
          <table:table-cell table:formula="of:=[.E15]/[.E51]" office:value-type="float" office:value="0.0249797346745297" calcext:value-type="float">
            <text:p>0.0249797347</text:p>
          </table:table-cell>
          <table:table-cell table:formula="of:=[.F15]/[.F51]" office:value-type="float" office:value="0.0285471621719431" calcext:value-type="float">
            <text:p>0.0285471622</text:p>
          </table:table-cell>
          <table:table-cell table:formula="of:=[.G15]/[.G51]" office:value-type="float" office:value="0.030418197622274" calcext:value-type="float">
            <text:p>0.0304181976</text:p>
          </table:table-cell>
          <table:table-cell table:formula="of:=[.H15]/[.H51]" office:value-type="float" office:value="0.0354729930231118" calcext:value-type="float">
            <text:p>0.035472993</text:p>
          </table:table-cell>
          <table:table-cell table:formula="of:=[.I15]/[.I51]" office:value-type="float" office:value="0.0363340725235606" calcext:value-type="float">
            <text:p>0.0363340725</text:p>
          </table:table-cell>
          <table:table-cell table:formula="of:=[.J15]/[.J51]" office:value-type="float" office:value="0.0382044459285235" calcext:value-type="float">
            <text:p>0.0382044459</text:p>
          </table:table-cell>
          <table:table-cell table:formula="of:=[.K15]/[.K51]" office:value-type="float" office:value="0.0406179425466526" calcext:value-type="float">
            <text:p>0.0406179425</text:p>
          </table:table-cell>
          <table:table-cell table:formula="of:=[.L15]/[.L51]" office:value-type="float" office:value="0.0494788761421622" calcext:value-type="float">
            <text:p>0.0494788761</text:p>
          </table:table-cell>
          <table:table-cell table:formula="of:=[.M15]/[.M51]" office:value-type="float" office:value="0.0517954118552763" calcext:value-type="float">
            <text:p>0.0517954119</text:p>
          </table:table-cell>
          <table:table-cell table:formula="of:=[.N15]/[.N51]" office:value-type="float" office:value="0.0417709244317472" calcext:value-type="float">
            <text:p>0.0417709244</text:p>
          </table:table-cell>
          <table:table-cell table:formula="of:=[.O15]/[.O51]" office:value-type="float" office:value="0.0540893686866185" calcext:value-type="float">
            <text:p>0.0540893687</text:p>
          </table:table-cell>
          <table:table-cell table:formula="of:=[.P15]/[.P51]" office:value-type="float" office:value="0.0378928394224971" calcext:value-type="float">
            <text:p>0.0378928394</text:p>
          </table:table-cell>
          <table:table-cell table:formula="of:=[.Q15]/[.Q51]" office:value-type="float" office:value="0.0685747646658787" calcext:value-type="float">
            <text:p>0.0685747647</text:p>
          </table:table-cell>
          <table:table-cell table:formula="of:=[.R15]/[.R51]" office:value-type="float" office:value="0.0711449967297802" calcext:value-type="float">
            <text:p>0.0711449967</text:p>
          </table:table-cell>
          <table:table-cell table:formula="of:=[.S15]/[.S51]" office:value-type="float" office:value="0.04832971971669" calcext:value-type="float">
            <text:p>0.0483297197</text:p>
          </table:table-cell>
          <table:table-cell table:formula="of:=[.T15]/[.T51]" office:value-type="float" office:value="0.0706729583374991" calcext:value-type="float">
            <text:p>0.0706729583</text:p>
          </table:table-cell>
          <table:table-cell table:formula="of:=[.U15]/[.U51]" office:value-type="float" office:value="0.0419257451867046" calcext:value-type="float">
            <text:p>0.0419257452</text:p>
          </table:table-cell>
          <table:table-cell table:formula="of:=[.V15]/[.V51]" office:value-type="float" office:value="0.0673165764676428" calcext:value-type="float">
            <text:p>0.0673165765</text:p>
          </table:table-cell>
          <table:table-cell table:formula="of:=[.W15]/[.W51]" office:value-type="float" office:value="0.0763951123175786" calcext:value-type="float">
            <text:p>0.0763951123</text:p>
          </table:table-cell>
          <table:table-cell table:formula="of:=[.X15]/[.X51]" office:value-type="float" office:value="0.0653218659184904" calcext:value-type="float">
            <text:p>0.0653218659</text:p>
          </table:table-cell>
          <table:table-cell table:formula="of:=[.Y15]/[.Y51]" office:value-type="float" office:value="0.0655910504582827" calcext:value-type="float">
            <text:p>0.0655910505</text:p>
          </table:table-cell>
          <table:table-cell table:formula="of:=[.Z15]/[.Z51]" office:value-type="float" office:value="0.0739689801655589" calcext:value-type="float">
            <text:p>0.0739689802</text:p>
          </table:table-cell>
          <table:table-cell table:formula="of:=[.AA15]/[.AA51]" office:value-type="float" office:value="0.0803205611536407" calcext:value-type="float">
            <text:p>0.0803205612</text:p>
          </table:table-cell>
          <table:table-cell table:formula="of:=[.AB15]/[.AB51]" office:value-type="float" office:value="0.0697935521373381" calcext:value-type="float">
            <text:p>0.0697935521</text:p>
          </table:table-cell>
          <table:table-cell table:formula="of:=[.AC15]/[.AC51]" office:value-type="float" office:value="0.0703582142305806" calcext:value-type="float">
            <text:p>0.0703582142</text:p>
          </table:table-cell>
          <table:table-cell table:formula="of:=[.AD15]/[.AD51]" office:value-type="float" office:value="0.0797756868809949" calcext:value-type="float">
            <text:p>0.0797756869</text:p>
          </table:table-cell>
          <table:table-cell table:formula="of:=[.AE15]/[.AE51]" office:value-type="float" office:value="0.0869671252069568" calcext:value-type="float">
            <text:p>0.0869671252</text:p>
          </table:table-cell>
          <table:table-cell table:formula="of:=[.AF15]/[.AF51]" office:value-type="float" office:value="0.0873134771602438" calcext:value-type="float">
            <text:p>0.0873134772</text:p>
          </table:table-cell>
          <table:table-cell table:formula="of:=[.AG15]/[.AG51]" office:value-type="float" office:value="0.0948067959208341" calcext:value-type="float">
            <text:p>0.0948067959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16]/[.B52]" office:value-type="float" office:value="0.0365854392420803" calcext:value-type="float">
            <text:p>0.0365854392</text:p>
          </table:table-cell>
          <table:table-cell table:formula="of:=[.C16]/[.C52]" office:value-type="float" office:value="0.018608797648565" calcext:value-type="float">
            <text:p>0.0186087976</text:p>
          </table:table-cell>
          <table:table-cell table:formula="of:=[.D16]/[.D52]" office:value-type="float" office:value="0.0241443173488773" calcext:value-type="float">
            <text:p>0.0241443173</text:p>
          </table:table-cell>
          <table:table-cell table:formula="of:=[.E16]/[.E52]" office:value-type="float" office:value="0.0260456981866852" calcext:value-type="float">
            <text:p>0.0260456982</text:p>
          </table:table-cell>
          <table:table-cell table:formula="of:=[.F16]/[.F52]" office:value-type="float" office:value="0.0256593745391629" calcext:value-type="float">
            <text:p>0.0256593745</text:p>
          </table:table-cell>
          <table:table-cell table:formula="of:=[.G16]/[.G52]" office:value-type="float" office:value="0.0327296870271865" calcext:value-type="float">
            <text:p>0.032729687</text:p>
          </table:table-cell>
          <table:table-cell table:formula="of:=[.H16]/[.H52]" office:value-type="float" office:value="0.0324199313516262" calcext:value-type="float">
            <text:p>0.0324199314</text:p>
          </table:table-cell>
          <table:table-cell table:formula="of:=[.I16]/[.I52]" office:value-type="float" office:value="0.0345616060780312" calcext:value-type="float">
            <text:p>0.0345616061</text:p>
          </table:table-cell>
          <table:table-cell table:formula="of:=[.J16]/[.J52]" office:value-type="float" office:value="0.0385614181420522" calcext:value-type="float">
            <text:p>0.0385614181</text:p>
          </table:table-cell>
          <table:table-cell table:formula="of:=[.K16]/[.K52]" office:value-type="float" office:value="0.050132249627317" calcext:value-type="float">
            <text:p>0.0501322496</text:p>
          </table:table-cell>
          <table:table-cell table:formula="of:=[.L16]/[.L52]" office:value-type="float" office:value="0.0542799922413951" calcext:value-type="float">
            <text:p>0.0542799922</text:p>
          </table:table-cell>
          <table:table-cell table:formula="of:=[.M16]/[.M52]" office:value-type="float" office:value="0.0462181690855941" calcext:value-type="float">
            <text:p>0.0462181691</text:p>
          </table:table-cell>
          <table:table-cell table:formula="of:=[.N16]/[.N52]" office:value-type="float" office:value="0.0532740541252494" calcext:value-type="float">
            <text:p>0.0532740541</text:p>
          </table:table-cell>
          <table:table-cell table:formula="of:=[.O16]/[.O52]" office:value-type="float" office:value="0.0624278295589282" calcext:value-type="float">
            <text:p>0.0624278296</text:p>
          </table:table-cell>
          <table:table-cell table:formula="of:=[.P16]/[.P52]" office:value-type="float" office:value="0.0586808690932531" calcext:value-type="float">
            <text:p>0.0586808691</text:p>
          </table:table-cell>
          <table:table-cell table:formula="of:=[.Q16]/[.Q52]" office:value-type="float" office:value="0.06060736698219" calcext:value-type="float">
            <text:p>0.060607367</text:p>
          </table:table-cell>
          <table:table-cell table:formula="of:=[.R16]/[.R52]" office:value-type="float" office:value="0.0543775187700953" calcext:value-type="float">
            <text:p>0.0543775188</text:p>
          </table:table-cell>
          <table:table-cell table:formula="of:=[.S16]/[.S52]" office:value-type="float" office:value="0.0573808469964485" calcext:value-type="float">
            <text:p>0.057380847</text:p>
          </table:table-cell>
          <table:table-cell table:formula="of:=[.T16]/[.T52]" office:value-type="float" office:value="0.0629588575117435" calcext:value-type="float">
            <text:p>0.0629588575</text:p>
          </table:table-cell>
          <table:table-cell table:formula="of:=[.U16]/[.U52]" office:value-type="float" office:value="0.0645884717039612" calcext:value-type="float">
            <text:p>0.0645884717</text:p>
          </table:table-cell>
          <table:table-cell table:formula="of:=[.V16]/[.V52]" office:value-type="float" office:value="0.0625980121236447" calcext:value-type="float">
            <text:p>0.0625980121</text:p>
          </table:table-cell>
          <table:table-cell table:formula="of:=[.W16]/[.W52]" office:value-type="float" office:value="0.0712827732673161" calcext:value-type="float">
            <text:p>0.0712827733</text:p>
          </table:table-cell>
          <table:table-cell table:formula="of:=[.X16]/[.X52]" office:value-type="float" office:value="0.0796341213847497" calcext:value-type="float">
            <text:p>0.0796341214</text:p>
          </table:table-cell>
          <table:table-cell table:formula="of:=[.Y16]/[.Y52]" office:value-type="float" office:value="0.0719394550860428" calcext:value-type="float">
            <text:p>0.0719394551</text:p>
          </table:table-cell>
          <table:table-cell table:formula="of:=[.Z16]/[.Z52]" office:value-type="float" office:value="0.0729813891382949" calcext:value-type="float">
            <text:p>0.0729813891</text:p>
          </table:table-cell>
          <table:table-cell table:formula="of:=[.AA16]/[.AA52]" office:value-type="float" office:value="0.0646367420555571" calcext:value-type="float">
            <text:p>0.0646367421</text:p>
          </table:table-cell>
          <table:table-cell table:formula="of:=[.AB16]/[.AB52]" office:value-type="float" office:value="0.0808707861748973" calcext:value-type="float">
            <text:p>0.0808707862</text:p>
          </table:table-cell>
          <table:table-cell table:formula="of:=[.AC16]/[.AC52]" office:value-type="float" office:value="0.0953395224720887" calcext:value-type="float">
            <text:p>0.0953395225</text:p>
          </table:table-cell>
          <table:table-cell table:formula="of:=[.AD16]/[.AD52]" office:value-type="float" office:value="0.0818118574684443" calcext:value-type="float">
            <text:p>0.0818118575</text:p>
          </table:table-cell>
          <table:table-cell table:formula="of:=[.AE16]/[.AE52]" office:value-type="float" office:value="0.0983025368702254" calcext:value-type="float">
            <text:p>0.0983025369</text:p>
          </table:table-cell>
          <table:table-cell table:formula="of:=[.AF16]/[.AF52]" office:value-type="float" office:value="0.082975436150782" calcext:value-type="float">
            <text:p>0.0829754362</text:p>
          </table:table-cell>
          <table:table-cell table:formula="of:=[.AG16]/[.AG52]" office:value-type="float" office:value="0.0849652298493041" calcext:value-type="float">
            <text:p>0.0849652298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17]/[.B53]" office:value-type="float" office:value="0.0379141853645082" calcext:value-type="float">
            <text:p>0.0379141854</text:p>
          </table:table-cell>
          <table:table-cell table:formula="of:=[.C17]/[.C53]" office:value-type="float" office:value="0.0190684994867835" calcext:value-type="float">
            <text:p>0.0190684995</text:p>
          </table:table-cell>
          <table:table-cell table:formula="of:=[.D17]/[.D53]" office:value-type="float" office:value="0.0253960212213434" calcext:value-type="float">
            <text:p>0.0253960212</text:p>
          </table:table-cell>
          <table:table-cell table:formula="of:=[.E17]/[.E53]" office:value-type="float" office:value="0.0284674788909203" calcext:value-type="float">
            <text:p>0.0284674789</text:p>
          </table:table-cell>
          <table:table-cell table:formula="of:=[.F17]/[.F53]" office:value-type="float" office:value="0.0298638551194997" calcext:value-type="float">
            <text:p>0.0298638551</text:p>
          </table:table-cell>
          <table:table-cell table:formula="of:=[.G17]/[.G53]" office:value-type="float" office:value="0.0314863028375109" calcext:value-type="float">
            <text:p>0.0314863028</text:p>
          </table:table-cell>
          <table:table-cell table:formula="of:=[.H17]/[.H53]" office:value-type="float" office:value="0.0385221678715387" calcext:value-type="float">
            <text:p>0.0385221679</text:p>
          </table:table-cell>
          <table:table-cell table:formula="of:=[.I17]/[.I53]" office:value-type="float" office:value="0.0394164572934102" calcext:value-type="float">
            <text:p>0.0394164573</text:p>
          </table:table-cell>
          <table:table-cell table:formula="of:=[.J17]/[.J53]" office:value-type="float" office:value="0.037689208754663" calcext:value-type="float">
            <text:p>0.0376892088</text:p>
          </table:table-cell>
          <table:table-cell table:formula="of:=[.K17]/[.K53]" office:value-type="float" office:value="0.0454226601961741" calcext:value-type="float">
            <text:p>0.0454226602</text:p>
          </table:table-cell>
          <table:table-cell table:formula="of:=[.L17]/[.L53]" office:value-type="float" office:value="0.0526209364080703" calcext:value-type="float">
            <text:p>0.0526209364</text:p>
          </table:table-cell>
          <table:table-cell table:formula="of:=[.M17]/[.M53]" office:value-type="float" office:value="0.0514293237758178" calcext:value-type="float">
            <text:p>0.0514293238</text:p>
          </table:table-cell>
          <table:table-cell table:formula="of:=[.N17]/[.N53]" office:value-type="float" office:value="0.0569067615628982" calcext:value-type="float">
            <text:p>0.0569067616</text:p>
          </table:table-cell>
          <table:table-cell table:formula="of:=[.O17]/[.O53]" office:value-type="float" office:value="0.0595660589390056" calcext:value-type="float">
            <text:p>0.0595660589</text:p>
          </table:table-cell>
          <table:table-cell table:formula="of:=[.P17]/[.P53]" office:value-type="float" office:value="0.0665129558654357" calcext:value-type="float">
            <text:p>0.0665129559</text:p>
          </table:table-cell>
          <table:table-cell table:formula="of:=[.Q17]/[.Q53]" office:value-type="float" office:value="0.0605072547784442" calcext:value-type="float">
            <text:p>0.0605072548</text:p>
          </table:table-cell>
          <table:table-cell table:formula="of:=[.R17]/[.R53]" office:value-type="float" office:value="0.0604670610890645" calcext:value-type="float">
            <text:p>0.0604670611</text:p>
          </table:table-cell>
          <table:table-cell table:formula="of:=[.S17]/[.S53]" office:value-type="float" office:value="0.0676272789987308" calcext:value-type="float">
            <text:p>0.067627279</text:p>
          </table:table-cell>
          <table:table-cell table:formula="of:=[.T17]/[.T53]" office:value-type="float" office:value="0.0647748790393721" calcext:value-type="float">
            <text:p>0.064774879</text:p>
          </table:table-cell>
          <table:table-cell table:formula="of:=[.U17]/[.U53]" office:value-type="float" office:value="0.0689893576342637" calcext:value-type="float">
            <text:p>0.0689893576</text:p>
          </table:table-cell>
          <table:table-cell table:formula="of:=[.V17]/[.V53]" office:value-type="float" office:value="0.0672563212072342" calcext:value-type="float">
            <text:p>0.0672563212</text:p>
          </table:table-cell>
          <table:table-cell table:formula="of:=[.W17]/[.W53]" office:value-type="float" office:value="0.0730791155041752" calcext:value-type="float">
            <text:p>0.0730791155</text:p>
          </table:table-cell>
          <table:table-cell table:formula="of:=[.X17]/[.X53]" office:value-type="float" office:value="0.0741290337854112" calcext:value-type="float">
            <text:p>0.0741290338</text:p>
          </table:table-cell>
          <table:table-cell table:formula="of:=[.Y17]/[.Y53]" office:value-type="float" office:value="0.0808171127926" calcext:value-type="float">
            <text:p>0.0808171128</text:p>
          </table:table-cell>
          <table:table-cell table:formula="of:=[.Z17]/[.Z53]" office:value-type="float" office:value="0.0686744121089531" calcext:value-type="float">
            <text:p>0.0686744121</text:p>
          </table:table-cell>
          <table:table-cell table:formula="of:=[.AA17]/[.AA53]" office:value-type="float" office:value="0.0866577250195427" calcext:value-type="float">
            <text:p>0.086657725</text:p>
          </table:table-cell>
          <table:table-cell table:formula="of:=[.AB17]/[.AB53]" office:value-type="float" office:value="0.0847258838858831" calcext:value-type="float">
            <text:p>0.0847258839</text:p>
          </table:table-cell>
          <table:table-cell table:formula="of:=[.AC17]/[.AC53]" office:value-type="float" office:value="0.0871541458874623" calcext:value-type="float">
            <text:p>0.0871541459</text:p>
          </table:table-cell>
          <table:table-cell table:formula="of:=[.AD17]/[.AD53]" office:value-type="float" office:value="0.0820431052965754" calcext:value-type="float">
            <text:p>0.0820431053</text:p>
          </table:table-cell>
          <table:table-cell table:formula="of:=[.AE17]/[.AE53]" office:value-type="float" office:value="0.0957543378726136" calcext:value-type="float">
            <text:p>0.0957543379</text:p>
          </table:table-cell>
          <table:table-cell table:formula="of:=[.AF17]/[.AF53]" office:value-type="float" office:value="0.0719713068971787" calcext:value-type="float">
            <text:p>0.0719713069</text:p>
          </table:table-cell>
          <table:table-cell table:formula="of:=[.AG17]/[.AG53]" office:value-type="float" office:value="0.0833973004313328" calcext:value-type="float">
            <text:p>0.0833973004</text:p>
          </table:table-cell>
        </table:table-row>
        <table:table-row table:style-name="ro2">
          <table:table-cell table:number-columns-repeated="33"/>
        </table:table-row>
        <table:table-row table:style-name="ro3">
          <table:table-cell office:value-type="string" calcext:value-type="string">
            <text:p>fib_omp_compac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]/[.B56]" office:value-type="float" office:value="0.0207407777125011" calcext:value-type="float">
            <text:p>0.0207407777</text:p>
          </table:table-cell>
          <table:table-cell table:formula="of:=[.C2]/[.C56]" office:value-type="float" office:value="0.0123546541226302" calcext:value-type="float">
            <text:p>0.0123546541</text:p>
          </table:table-cell>
          <table:table-cell table:formula="of:=[.D2]/[.D56]" office:value-type="float" office:value="0.00845499790088337" calcext:value-type="float">
            <text:p>0.0084549979</text:p>
          </table:table-cell>
          <table:table-cell table:formula="of:=[.E2]/[.E56]" office:value-type="float" office:value="0.0072019092716124" calcext:value-type="float">
            <text:p>0.0072019093</text:p>
          </table:table-cell>
          <table:table-cell table:formula="of:=[.F2]/[.F56]" office:value-type="float" office:value="0.0240210349356199" calcext:value-type="float">
            <text:p>0.0240210349</text:p>
          </table:table-cell>
          <table:table-cell table:formula="of:=[.G2]/[.G56]" office:value-type="float" office:value="0.0159739530044038" calcext:value-type="float">
            <text:p>0.015973953</text:p>
          </table:table-cell>
          <table:table-cell table:formula="of:=[.H2]/[.H56]" office:value-type="float" office:value="0.0187437602541144" calcext:value-type="float">
            <text:p>0.0187437603</text:p>
          </table:table-cell>
          <table:table-cell table:formula="of:=[.I2]/[.I56]" office:value-type="float" office:value="0.0146651844363887" calcext:value-type="float">
            <text:p>0.0146651844</text:p>
          </table:table-cell>
          <table:table-cell table:formula="of:=[.J2]/[.J56]" office:value-type="float" office:value="0.0188496640646239" calcext:value-type="float">
            <text:p>0.0188496641</text:p>
          </table:table-cell>
          <table:table-cell table:formula="of:=[.K2]/[.K56]" office:value-type="float" office:value="0.0135039170151246" calcext:value-type="float">
            <text:p>0.013503917</text:p>
          </table:table-cell>
          <table:table-cell table:formula="of:=[.L2]/[.L56]" office:value-type="float" office:value="0.0104393841640892" calcext:value-type="float">
            <text:p>0.0104393842</text:p>
          </table:table-cell>
          <table:table-cell table:formula="of:=[.M2]/[.M56]" office:value-type="float" office:value="0.0163975609878051" calcext:value-type="float">
            <text:p>0.016397561</text:p>
          </table:table-cell>
          <table:table-cell table:formula="of:=[.N2]/[.N56]" office:value-type="float" office:value="0.00601521352297731" calcext:value-type="float">
            <text:p>0.0060152135</text:p>
          </table:table-cell>
          <table:table-cell table:formula="of:=[.O2]/[.O56]" office:value-type="float" office:value="0.00244774654207891" calcext:value-type="float">
            <text:p>0.0024477465</text:p>
          </table:table-cell>
          <table:table-cell table:formula="of:=[.P2]/[.P56]" office:value-type="float" office:value="0.00185207766741273" calcext:value-type="float">
            <text:p>0.0018520777</text:p>
          </table:table-cell>
          <table:table-cell table:formula="of:=[.Q2]/[.Q56]" office:value-type="float" office:value="0.0109419747099168" calcext:value-type="float">
            <text:p>0.0109419747</text:p>
          </table:table-cell>
          <table:table-cell table:formula="of:=[.R2]/[.R56]" office:value-type="float" office:value="0.00881022596116705" calcext:value-type="float">
            <text:p>0.008810226</text:p>
          </table:table-cell>
          <table:table-cell table:formula="of:=[.S2]/[.S56]" office:value-type="float" office:value="0.0100874978624131" calcext:value-type="float">
            <text:p>0.0100874979</text:p>
          </table:table-cell>
          <table:table-cell table:formula="of:=[.T2]/[.T56]" office:value-type="float" office:value="0.00978226597879617" calcext:value-type="float">
            <text:p>0.009782266</text:p>
          </table:table-cell>
          <table:table-cell table:formula="of:=[.U2]/[.U56]" office:value-type="float" office:value="0.00657572291223778" calcext:value-type="float">
            <text:p>0.0065757229</text:p>
          </table:table-cell>
          <table:table-cell table:formula="of:=[.V2]/[.V56]" office:value-type="float" office:value="0.00806282491509913" calcext:value-type="float">
            <text:p>0.0080628249</text:p>
          </table:table-cell>
          <table:table-cell table:formula="of:=[.W2]/[.W56]" office:value-type="float" office:value="0.00806168069366331" calcext:value-type="float">
            <text:p>0.0080616807</text:p>
          </table:table-cell>
          <table:table-cell table:formula="of:=[.X2]/[.X56]" office:value-type="float" office:value="0.00523315440953854" calcext:value-type="float">
            <text:p>0.0052331544</text:p>
          </table:table-cell>
          <table:table-cell table:formula="of:=[.Y2]/[.Y56]" office:value-type="float" office:value="0.00792873936049954" calcext:value-type="float">
            <text:p>0.0079287394</text:p>
          </table:table-cell>
          <table:table-cell table:formula="of:=[.Z2]/[.Z56]" office:value-type="float" office:value="0.00684436559065425" calcext:value-type="float">
            <text:p>0.0068443656</text:p>
          </table:table-cell>
          <table:table-cell table:formula="of:=[.AA2]/[.AA56]" office:value-type="float" office:value="0.00910183273585835" calcext:value-type="float">
            <text:p>0.0091018327</text:p>
          </table:table-cell>
          <table:table-cell table:formula="of:=[.AB2]/[.AB56]" office:value-type="float" office:value="0.0119834684625607" calcext:value-type="float">
            <text:p>0.0119834685</text:p>
          </table:table-cell>
          <table:table-cell table:formula="of:=[.AC2]/[.AC56]" office:value-type="float" office:value="0.00207544681929223" calcext:value-type="float">
            <text:p>0.0020754468</text:p>
          </table:table-cell>
          <table:table-cell table:formula="of:=[.AD2]/[.AD56]" office:value-type="float" office:value="0.00323611787043282" calcext:value-type="float">
            <text:p>0.0032361179</text:p>
          </table:table-cell>
          <table:table-cell table:formula="of:=[.AE2]/[.AE56]" office:value-type="float" office:value="0.00498972816714298" calcext:value-type="float">
            <text:p>0.0049897282</text:p>
          </table:table-cell>
          <table:table-cell table:formula="of:=[.AF2]/[.AF56]" office:value-type="float" office:value="0.00542418183767204" calcext:value-type="float">
            <text:p>0.0054241818</text:p>
          </table:table-cell>
          <table:table-cell table:formula="of:=[.AG2]/[.AG56]" office:value-type="float" office:value="0.00721810300710074" calcext:value-type="float">
            <text:p>0.007218103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3]/[.B57]" office:value-type="float" office:value="0.0138166269913792" calcext:value-type="float">
            <text:p>0.013816627</text:p>
          </table:table-cell>
          <table:table-cell table:formula="of:=[.C3]/[.C57]" office:value-type="float" office:value="0.00759967769640465" calcext:value-type="float">
            <text:p>0.0075996777</text:p>
          </table:table-cell>
          <table:table-cell table:formula="of:=[.D3]/[.D57]" office:value-type="float" office:value="0.0107124034517812" calcext:value-type="float">
            <text:p>0.0107124035</text:p>
          </table:table-cell>
          <table:table-cell table:formula="of:=[.E3]/[.E57]" office:value-type="float" office:value="0.00558717655468418" calcext:value-type="float">
            <text:p>0.0055871766</text:p>
          </table:table-cell>
          <table:table-cell table:formula="of:=[.F3]/[.F57]" office:value-type="float" office:value="0.0117017340481042" calcext:value-type="float">
            <text:p>0.011701734</text:p>
          </table:table-cell>
          <table:table-cell table:formula="of:=[.G3]/[.G57]" office:value-type="float" office:value="0.0124012837069673" calcext:value-type="float">
            <text:p>0.0124012837</text:p>
          </table:table-cell>
          <table:table-cell table:formula="of:=[.H3]/[.H57]" office:value-type="float" office:value="0.00630150073383052" calcext:value-type="float">
            <text:p>0.0063015007</text:p>
          </table:table-cell>
          <table:table-cell table:formula="of:=[.I3]/[.I57]" office:value-type="float" office:value="0.0117830406670537" calcext:value-type="float">
            <text:p>0.0117830407</text:p>
          </table:table-cell>
          <table:table-cell table:formula="of:=[.J3]/[.J57]" office:value-type="float" office:value="0.00457737284780112" calcext:value-type="float">
            <text:p>0.0045773728</text:p>
          </table:table-cell>
          <table:table-cell table:formula="of:=[.K3]/[.K57]" office:value-type="float" office:value="0.00250485549581869" calcext:value-type="float">
            <text:p>0.0025048555</text:p>
          </table:table-cell>
          <table:table-cell table:formula="of:=[.L3]/[.L57]" office:value-type="float" office:value="0.0039914228010263" calcext:value-type="float">
            <text:p>0.0039914228</text:p>
          </table:table-cell>
          <table:table-cell table:formula="of:=[.M3]/[.M57]" office:value-type="float" office:value="0.00237591972451911" calcext:value-type="float">
            <text:p>0.0023759197</text:p>
          </table:table-cell>
          <table:table-cell table:formula="of:=[.N3]/[.N57]" office:value-type="float" office:value="0.00685526731290259" calcext:value-type="float">
            <text:p>0.0068552673</text:p>
          </table:table-cell>
          <table:table-cell table:formula="of:=[.O3]/[.O57]" office:value-type="float" office:value="0.002006474297994" calcext:value-type="float">
            <text:p>0.0020064743</text:p>
          </table:table-cell>
          <table:table-cell table:formula="of:=[.P3]/[.P57]" office:value-type="float" office:value="0.00244888684523409" calcext:value-type="float">
            <text:p>0.0024488868</text:p>
          </table:table-cell>
          <table:table-cell table:formula="of:=[.Q3]/[.Q57]" office:value-type="float" office:value="0.0072929550390334" calcext:value-type="float">
            <text:p>0.007292955</text:p>
          </table:table-cell>
          <table:table-cell table:formula="of:=[.R3]/[.R57]" office:value-type="float" office:value="0.00673554536245257" calcext:value-type="float">
            <text:p>0.0067355454</text:p>
          </table:table-cell>
          <table:table-cell table:formula="of:=[.S3]/[.S57]" office:value-type="float" office:value="0.00943432779546006" calcext:value-type="float">
            <text:p>0.0094343278</text:p>
          </table:table-cell>
          <table:table-cell table:formula="of:=[.T3]/[.T57]" office:value-type="float" office:value="0.0115527319858455" calcext:value-type="float">
            <text:p>0.011552732</text:p>
          </table:table-cell>
          <table:table-cell table:formula="of:=[.U3]/[.U57]" office:value-type="float" office:value="0.00853410176077185" calcext:value-type="float">
            <text:p>0.0085341018</text:p>
          </table:table-cell>
          <table:table-cell table:formula="of:=[.V3]/[.V57]" office:value-type="float" office:value="0.00807025398464885" calcext:value-type="float">
            <text:p>0.008070254</text:p>
          </table:table-cell>
          <table:table-cell table:formula="of:=[.W3]/[.W57]" office:value-type="float" office:value="0.00664178916824881" calcext:value-type="float">
            <text:p>0.0066417892</text:p>
          </table:table-cell>
          <table:table-cell table:formula="of:=[.X3]/[.X57]" office:value-type="float" office:value="0.00788682666584064" calcext:value-type="float">
            <text:p>0.0078868267</text:p>
          </table:table-cell>
          <table:table-cell table:formula="of:=[.Y3]/[.Y57]" office:value-type="float" office:value="0.00847449761730264" calcext:value-type="float">
            <text:p>0.0084744976</text:p>
          </table:table-cell>
          <table:table-cell table:formula="of:=[.Z3]/[.Z57]" office:value-type="float" office:value="0.00549974016975576" calcext:value-type="float">
            <text:p>0.0054997402</text:p>
          </table:table-cell>
          <table:table-cell table:formula="of:=[.AA3]/[.AA57]" office:value-type="float" office:value="0.00918864199248776" calcext:value-type="float">
            <text:p>0.009188642</text:p>
          </table:table-cell>
          <table:table-cell table:formula="of:=[.AB3]/[.AB57]" office:value-type="float" office:value="0.00161941799568501" calcext:value-type="float">
            <text:p>0.001619418</text:p>
          </table:table-cell>
          <table:table-cell table:formula="of:=[.AC3]/[.AC57]" office:value-type="float" office:value="0.0060395662925623" calcext:value-type="float">
            <text:p>0.0060395663</text:p>
          </table:table-cell>
          <table:table-cell table:formula="of:=[.AD3]/[.AD57]" office:value-type="float" office:value="0.00306466365665027" calcext:value-type="float">
            <text:p>0.0030646637</text:p>
          </table:table-cell>
          <table:table-cell table:formula="of:=[.AE3]/[.AE57]" office:value-type="float" office:value="0.00619931937305156" calcext:value-type="float">
            <text:p>0.0061993194</text:p>
          </table:table-cell>
          <table:table-cell table:formula="of:=[.AF3]/[.AF57]" office:value-type="float" office:value="0.00304849679531948" calcext:value-type="float">
            <text:p>0.0030484968</text:p>
          </table:table-cell>
          <table:table-cell table:formula="of:=[.AG3]/[.AG57]" office:value-type="float" office:value="0.00572238228482961" calcext:value-type="float">
            <text:p>0.005722382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4]/[.B58]" office:value-type="float" office:value="0.0218282532478078" calcext:value-type="float">
            <text:p>0.0218282532</text:p>
          </table:table-cell>
          <table:table-cell table:formula="of:=[.C4]/[.C58]" office:value-type="float" office:value="0.0101223433988733" calcext:value-type="float">
            <text:p>0.0101223434</text:p>
          </table:table-cell>
          <table:table-cell table:formula="of:=[.D4]/[.D58]" office:value-type="float" office:value="0.0175157985050555" calcext:value-type="float">
            <text:p>0.0175157985</text:p>
          </table:table-cell>
          <table:table-cell table:formula="of:=[.E4]/[.E58]" office:value-type="float" office:value="0.0158634897095878" calcext:value-type="float">
            <text:p>0.0158634897</text:p>
          </table:table-cell>
          <table:table-cell table:formula="of:=[.F4]/[.F58]" office:value-type="float" office:value="0.0145691457058698" calcext:value-type="float">
            <text:p>0.0145691457</text:p>
          </table:table-cell>
          <table:table-cell table:formula="of:=[.G4]/[.G58]" office:value-type="float" office:value="0.00245007436030326" calcext:value-type="float">
            <text:p>0.0024500744</text:p>
          </table:table-cell>
          <table:table-cell table:formula="of:=[.H4]/[.H58]" office:value-type="float" office:value="0.01599251235054" calcext:value-type="float">
            <text:p>0.0159925124</text:p>
          </table:table-cell>
          <table:table-cell table:formula="of:=[.I4]/[.I58]" office:value-type="float" office:value="0.0154786340413973" calcext:value-type="float">
            <text:p>0.015478634</text:p>
          </table:table-cell>
          <table:table-cell table:formula="of:=[.J4]/[.J58]" office:value-type="float" office:value="0.00792461939709174" calcext:value-type="float">
            <text:p>0.0079246194</text:p>
          </table:table-cell>
          <table:table-cell table:formula="of:=[.K4]/[.K58]" office:value-type="float" office:value="0.014799092064085" calcext:value-type="float">
            <text:p>0.0147990921</text:p>
          </table:table-cell>
          <table:table-cell table:formula="of:=[.L4]/[.L58]" office:value-type="float" office:value="0.00785439055806936" calcext:value-type="float">
            <text:p>0.0078543906</text:p>
          </table:table-cell>
          <table:table-cell table:formula="of:=[.M4]/[.M58]" office:value-type="float" office:value="0.0104356046699688" calcext:value-type="float">
            <text:p>0.0104356047</text:p>
          </table:table-cell>
          <table:table-cell table:formula="of:=[.N4]/[.N58]" office:value-type="float" office:value="0.0051097088595964" calcext:value-type="float">
            <text:p>0.0051097089</text:p>
          </table:table-cell>
          <table:table-cell table:formula="of:=[.O4]/[.O58]" office:value-type="float" office:value="0.00453904105643594" calcext:value-type="float">
            <text:p>0.0045390411</text:p>
          </table:table-cell>
          <table:table-cell table:formula="of:=[.P4]/[.P58]" office:value-type="float" office:value="0.00830335429091778" calcext:value-type="float">
            <text:p>0.0083033543</text:p>
          </table:table-cell>
          <table:table-cell table:formula="of:=[.Q4]/[.Q58]" office:value-type="float" office:value="0.0130660026868696" calcext:value-type="float">
            <text:p>0.0130660027</text:p>
          </table:table-cell>
          <table:table-cell table:formula="of:=[.R4]/[.R58]" office:value-type="float" office:value="0.0114903687768462" calcext:value-type="float">
            <text:p>0.0114903688</text:p>
          </table:table-cell>
          <table:table-cell table:formula="of:=[.S4]/[.S58]" office:value-type="float" office:value="0.00810015834364815" calcext:value-type="float">
            <text:p>0.0081001583</text:p>
          </table:table-cell>
          <table:table-cell table:formula="of:=[.T4]/[.T58]" office:value-type="float" office:value="0.00398260006103728" calcext:value-type="float">
            <text:p>0.0039826001</text:p>
          </table:table-cell>
          <table:table-cell table:formula="of:=[.U4]/[.U58]" office:value-type="float" office:value="0.00474591555368436" calcext:value-type="float">
            <text:p>0.0047459156</text:p>
          </table:table-cell>
          <table:table-cell table:formula="of:=[.V4]/[.V58]" office:value-type="float" office:value="0.00327988051323524" calcext:value-type="float">
            <text:p>0.0032798805</text:p>
          </table:table-cell>
          <table:table-cell table:formula="of:=[.W4]/[.W58]" office:value-type="float" office:value="0.00384290220120504" calcext:value-type="float">
            <text:p>0.0038429022</text:p>
          </table:table-cell>
          <table:table-cell table:formula="of:=[.X4]/[.X58]" office:value-type="float" office:value="0.0118732437369115" calcext:value-type="float">
            <text:p>0.0118732437</text:p>
          </table:table-cell>
          <table:table-cell table:formula="of:=[.Y4]/[.Y58]" office:value-type="float" office:value="0.0130015186221864" calcext:value-type="float">
            <text:p>0.0130015186</text:p>
          </table:table-cell>
          <table:table-cell table:formula="of:=[.Z4]/[.Z58]" office:value-type="float" office:value="0.00151371518964113" calcext:value-type="float">
            <text:p>0.0015137152</text:p>
          </table:table-cell>
          <table:table-cell table:formula="of:=[.AA4]/[.AA58]" office:value-type="float" office:value="0.00298962226535506" calcext:value-type="float">
            <text:p>0.0029896223</text:p>
          </table:table-cell>
          <table:table-cell table:formula="of:=[.AB4]/[.AB58]" office:value-type="float" office:value="0.0116830118773708" calcext:value-type="float">
            <text:p>0.0116830119</text:p>
          </table:table-cell>
          <table:table-cell table:formula="of:=[.AC4]/[.AC58]" office:value-type="float" office:value="0.00942899273140645" calcext:value-type="float">
            <text:p>0.0094289927</text:p>
          </table:table-cell>
          <table:table-cell table:formula="of:=[.AD4]/[.AD58]" office:value-type="float" office:value="0.0133098022142542" calcext:value-type="float">
            <text:p>0.0133098022</text:p>
          </table:table-cell>
          <table:table-cell table:formula="of:=[.AE4]/[.AE58]" office:value-type="float" office:value="0.00104599749396306" calcext:value-type="float">
            <text:p>0.0010459975</text:p>
          </table:table-cell>
          <table:table-cell table:formula="of:=[.AF4]/[.AF58]" office:value-type="float" office:value="0.0110251077186467" calcext:value-type="float">
            <text:p>0.0110251077</text:p>
          </table:table-cell>
          <table:table-cell table:formula="of:=[.AG4]/[.AG58]" office:value-type="float" office:value="0.00363864878278834" calcext:value-type="float">
            <text:p>0.0036386488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5]/[.B59]" office:value-type="float" office:value="0.0220723115367438" calcext:value-type="float">
            <text:p>0.0220723115</text:p>
          </table:table-cell>
          <table:table-cell table:formula="of:=[.C5]/[.C59]" office:value-type="float" office:value="0.0124791862481032" calcext:value-type="float">
            <text:p>0.0124791862</text:p>
          </table:table-cell>
          <table:table-cell table:formula="of:=[.D5]/[.D59]" office:value-type="float" office:value="0.00358519665642367" calcext:value-type="float">
            <text:p>0.0035851967</text:p>
          </table:table-cell>
          <table:table-cell table:formula="of:=[.E5]/[.E59]" office:value-type="float" office:value="0.0207308857358109" calcext:value-type="float">
            <text:p>0.0207308857</text:p>
          </table:table-cell>
          <table:table-cell table:formula="of:=[.F5]/[.F59]" office:value-type="float" office:value="0.00991931138230868" calcext:value-type="float">
            <text:p>0.0099193114</text:p>
          </table:table-cell>
          <table:table-cell table:formula="of:=[.G5]/[.G59]" office:value-type="float" office:value="0.0185575540136204" calcext:value-type="float">
            <text:p>0.018557554</text:p>
          </table:table-cell>
          <table:table-cell table:formula="of:=[.H5]/[.H59]" office:value-type="float" office:value="0.0228651386260313" calcext:value-type="float">
            <text:p>0.0228651386</text:p>
          </table:table-cell>
          <table:table-cell table:formula="of:=[.I5]/[.I59]" office:value-type="float" office:value="0.0193854765588121" calcext:value-type="float">
            <text:p>0.0193854766</text:p>
          </table:table-cell>
          <table:table-cell table:formula="of:=[.J5]/[.J59]" office:value-type="float" office:value="0.015602785434895" calcext:value-type="float">
            <text:p>0.0156027854</text:p>
          </table:table-cell>
          <table:table-cell table:formula="of:=[.K5]/[.K59]" office:value-type="float" office:value="0.0177121674663096" calcext:value-type="float">
            <text:p>0.0177121675</text:p>
          </table:table-cell>
          <table:table-cell table:formula="of:=[.L5]/[.L59]" office:value-type="float" office:value="0.0205275085717825" calcext:value-type="float">
            <text:p>0.0205275086</text:p>
          </table:table-cell>
          <table:table-cell table:formula="of:=[.M5]/[.M59]" office:value-type="float" office:value="0.0069158518379066" calcext:value-type="float">
            <text:p>0.0069158518</text:p>
          </table:table-cell>
          <table:table-cell table:formula="of:=[.N5]/[.N59]" office:value-type="float" office:value="0.0239243486225378" calcext:value-type="float">
            <text:p>0.0239243486</text:p>
          </table:table-cell>
          <table:table-cell table:formula="of:=[.O5]/[.O59]" office:value-type="float" office:value="0.0136054042682357" calcext:value-type="float">
            <text:p>0.0136054043</text:p>
          </table:table-cell>
          <table:table-cell table:formula="of:=[.P5]/[.P59]" office:value-type="float" office:value="0.022848703993642" calcext:value-type="float">
            <text:p>0.022848704</text:p>
          </table:table-cell>
          <table:table-cell table:formula="of:=[.Q5]/[.Q59]" office:value-type="float" office:value="0.0237058504417311" calcext:value-type="float">
            <text:p>0.0237058504</text:p>
          </table:table-cell>
          <table:table-cell table:formula="of:=[.R5]/[.R59]" office:value-type="float" office:value="0.0190102921976844" calcext:value-type="float">
            <text:p>0.0190102922</text:p>
          </table:table-cell>
          <table:table-cell table:formula="of:=[.S5]/[.S59]" office:value-type="float" office:value="0.0124802952192415" calcext:value-type="float">
            <text:p>0.0124802952</text:p>
          </table:table-cell>
          <table:table-cell table:formula="of:=[.T5]/[.T59]" office:value-type="float" office:value="0.0193146682009045" calcext:value-type="float">
            <text:p>0.0193146682</text:p>
          </table:table-cell>
          <table:table-cell table:formula="of:=[.U5]/[.U59]" office:value-type="float" office:value="0.00343975382944228" calcext:value-type="float">
            <text:p>0.0034397538</text:p>
          </table:table-cell>
          <table:table-cell table:formula="of:=[.V5]/[.V59]" office:value-type="float" office:value="0.00454400300330037" calcext:value-type="float">
            <text:p>0.004544003</text:p>
          </table:table-cell>
          <table:table-cell table:formula="of:=[.W5]/[.W59]" office:value-type="float" office:value="0.0150746945560961" calcext:value-type="float">
            <text:p>0.0150746946</text:p>
          </table:table-cell>
          <table:table-cell table:formula="of:=[.X5]/[.X59]" office:value-type="float" office:value="0.0175635165325964" calcext:value-type="float">
            <text:p>0.0175635165</text:p>
          </table:table-cell>
          <table:table-cell table:formula="of:=[.Y5]/[.Y59]" office:value-type="float" office:value="0.0150459323495315" calcext:value-type="float">
            <text:p>0.0150459323</text:p>
          </table:table-cell>
          <table:table-cell table:formula="of:=[.Z5]/[.Z59]" office:value-type="float" office:value="0.011881232182623" calcext:value-type="float">
            <text:p>0.0118812322</text:p>
          </table:table-cell>
          <table:table-cell table:formula="of:=[.AA5]/[.AA59]" office:value-type="float" office:value="0.00977378957421615" calcext:value-type="float">
            <text:p>0.0097737896</text:p>
          </table:table-cell>
          <table:table-cell table:formula="of:=[.AB5]/[.AB59]" office:value-type="float" office:value="0.0166992529750778" calcext:value-type="float">
            <text:p>0.016699253</text:p>
          </table:table-cell>
          <table:table-cell table:formula="of:=[.AC5]/[.AC59]" office:value-type="float" office:value="0.0126945043779386" calcext:value-type="float">
            <text:p>0.0126945044</text:p>
          </table:table-cell>
          <table:table-cell table:formula="of:=[.AD5]/[.AD59]" office:value-type="float" office:value="0.0155630378627128" calcext:value-type="float">
            <text:p>0.0155630379</text:p>
          </table:table-cell>
          <table:table-cell table:formula="of:=[.AE5]/[.AE59]" office:value-type="float" office:value="0.0161090598947654" calcext:value-type="float">
            <text:p>0.0161090599</text:p>
          </table:table-cell>
          <table:table-cell table:formula="of:=[.AF5]/[.AF59]" office:value-type="float" office:value="0.0027456560017668" calcext:value-type="float">
            <text:p>0.002745656</text:p>
          </table:table-cell>
          <table:table-cell table:formula="of:=[.AG5]/[.AG59]" office:value-type="float" office:value="0.00900965174970115" calcext:value-type="float">
            <text:p>0.0090096517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6]/[.B60]" office:value-type="float" office:value="0.0250735187830066" calcext:value-type="float">
            <text:p>0.0250735188</text:p>
          </table:table-cell>
          <table:table-cell table:formula="of:=[.C6]/[.C60]" office:value-type="float" office:value="0.014005503102239" calcext:value-type="float">
            <text:p>0.0140055031</text:p>
          </table:table-cell>
          <table:table-cell table:formula="of:=[.D6]/[.D60]" office:value-type="float" office:value="0.0205080353075916" calcext:value-type="float">
            <text:p>0.0205080353</text:p>
          </table:table-cell>
          <table:table-cell table:formula="of:=[.E6]/[.E60]" office:value-type="float" office:value="0.0225939499365704" calcext:value-type="float">
            <text:p>0.0225939499</text:p>
          </table:table-cell>
          <table:table-cell table:formula="of:=[.F6]/[.F60]" office:value-type="float" office:value="0.0266378799041992" calcext:value-type="float">
            <text:p>0.0266378799</text:p>
          </table:table-cell>
          <table:table-cell table:formula="of:=[.G6]/[.G60]" office:value-type="float" office:value="0.00494029712164831" calcext:value-type="float">
            <text:p>0.0049402971</text:p>
          </table:table-cell>
          <table:table-cell table:formula="of:=[.H6]/[.H60]" office:value-type="float" office:value="0.0254936180655488" calcext:value-type="float">
            <text:p>0.0254936181</text:p>
          </table:table-cell>
          <table:table-cell table:formula="of:=[.I6]/[.I60]" office:value-type="float" office:value="0.00928673148880992" calcext:value-type="float">
            <text:p>0.0092867315</text:p>
          </table:table-cell>
          <table:table-cell table:formula="of:=[.J6]/[.J60]" office:value-type="float" office:value="0.00715793629407391" calcext:value-type="float">
            <text:p>0.0071579363</text:p>
          </table:table-cell>
          <table:table-cell table:formula="of:=[.K6]/[.K60]" office:value-type="float" office:value="0.0255035034012269" calcext:value-type="float">
            <text:p>0.0255035034</text:p>
          </table:table-cell>
          <table:table-cell table:formula="of:=[.L6]/[.L60]" office:value-type="float" office:value="0.00533255284484439" calcext:value-type="float">
            <text:p>0.0053325528</text:p>
          </table:table-cell>
          <table:table-cell table:formula="of:=[.M6]/[.M60]" office:value-type="float" office:value="0.0190436689859326" calcext:value-type="float">
            <text:p>0.019043669</text:p>
          </table:table-cell>
          <table:table-cell table:formula="of:=[.N6]/[.N60]" office:value-type="float" office:value="0.0102472006381385" calcext:value-type="float">
            <text:p>0.0102472006</text:p>
          </table:table-cell>
          <table:table-cell table:formula="of:=[.O6]/[.O60]" office:value-type="float" office:value="0.00601997588410536" calcext:value-type="float">
            <text:p>0.0060199759</text:p>
          </table:table-cell>
          <table:table-cell table:formula="of:=[.P6]/[.P60]" office:value-type="float" office:value="0.0100264449842515" calcext:value-type="float">
            <text:p>0.010026445</text:p>
          </table:table-cell>
          <table:table-cell table:formula="of:=[.Q6]/[.Q60]" office:value-type="float" office:value="0.0288582338610451" calcext:value-type="float">
            <text:p>0.0288582339</text:p>
          </table:table-cell>
          <table:table-cell table:formula="of:=[.R6]/[.R60]" office:value-type="float" office:value="0.0255770050065025" calcext:value-type="float">
            <text:p>0.025577005</text:p>
          </table:table-cell>
          <table:table-cell table:formula="of:=[.S6]/[.S60]" office:value-type="float" office:value="0.012931841232404" calcext:value-type="float">
            <text:p>0.0129318412</text:p>
          </table:table-cell>
          <table:table-cell table:formula="of:=[.T6]/[.T60]" office:value-type="float" office:value="0.0261242755652575" calcext:value-type="float">
            <text:p>0.0261242756</text:p>
          </table:table-cell>
          <table:table-cell table:formula="of:=[.U6]/[.U60]" office:value-type="float" office:value="0.0046484021569087" calcext:value-type="float">
            <text:p>0.0046484022</text:p>
          </table:table-cell>
          <table:table-cell table:formula="of:=[.V6]/[.V60]" office:value-type="float" office:value="0.00547838660437603" calcext:value-type="float">
            <text:p>0.0054783866</text:p>
          </table:table-cell>
          <table:table-cell table:formula="of:=[.W6]/[.W60]" office:value-type="float" office:value="0.0264945102242917" calcext:value-type="float">
            <text:p>0.0264945102</text:p>
          </table:table-cell>
          <table:table-cell table:formula="of:=[.X6]/[.X60]" office:value-type="float" office:value="0.0184679841145237" calcext:value-type="float">
            <text:p>0.0184679841</text:p>
          </table:table-cell>
          <table:table-cell table:formula="of:=[.Y6]/[.Y60]" office:value-type="float" office:value="0.0117535237790583" calcext:value-type="float">
            <text:p>0.0117535238</text:p>
          </table:table-cell>
          <table:table-cell table:formula="of:=[.Z6]/[.Z60]" office:value-type="float" office:value="0.0131166093556442" calcext:value-type="float">
            <text:p>0.0131166094</text:p>
          </table:table-cell>
          <table:table-cell table:formula="of:=[.AA6]/[.AA60]" office:value-type="float" office:value="0.010344799161023" calcext:value-type="float">
            <text:p>0.0103447992</text:p>
          </table:table-cell>
          <table:table-cell table:formula="of:=[.AB6]/[.AB60]" office:value-type="float" office:value="0.0129889368188979" calcext:value-type="float">
            <text:p>0.0129889368</text:p>
          </table:table-cell>
          <table:table-cell table:formula="of:=[.AC6]/[.AC60]" office:value-type="float" office:value="0.0126005663245686" calcext:value-type="float">
            <text:p>0.0126005663</text:p>
          </table:table-cell>
          <table:table-cell table:formula="of:=[.AD6]/[.AD60]" office:value-type="float" office:value="0.0243145837833695" calcext:value-type="float">
            <text:p>0.0243145838</text:p>
          </table:table-cell>
          <table:table-cell table:formula="of:=[.AE6]/[.AE60]" office:value-type="float" office:value="0.0116497106395037" calcext:value-type="float">
            <text:p>0.0116497106</text:p>
          </table:table-cell>
          <table:table-cell table:formula="of:=[.AF6]/[.AF60]" office:value-type="float" office:value="0.0187945632185558" calcext:value-type="float">
            <text:p>0.0187945632</text:p>
          </table:table-cell>
          <table:table-cell table:formula="of:=[.AG6]/[.AG60]" office:value-type="float" office:value="0.0195587769045876" calcext:value-type="float">
            <text:p>0.0195587769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7]/[.B61]" office:value-type="float" office:value="0.0289075848729868" calcext:value-type="float">
            <text:p>0.0289075849</text:p>
          </table:table-cell>
          <table:table-cell table:formula="of:=[.C7]/[.C61]" office:value-type="float" office:value="0.0157123377869116" calcext:value-type="float">
            <text:p>0.0157123378</text:p>
          </table:table-cell>
          <table:table-cell table:formula="of:=[.D7]/[.D61]" office:value-type="float" office:value="0.0243246489300912" calcext:value-type="float">
            <text:p>0.0243246489</text:p>
          </table:table-cell>
          <table:table-cell table:formula="of:=[.E7]/[.E61]" office:value-type="float" office:value="0.0261270713439702" calcext:value-type="float">
            <text:p>0.0261270713</text:p>
          </table:table-cell>
          <table:table-cell table:formula="of:=[.F7]/[.F61]" office:value-type="float" office:value="0.0317639140320371" calcext:value-type="float">
            <text:p>0.031763914</text:p>
          </table:table-cell>
          <table:table-cell table:formula="of:=[.G7]/[.G61]" office:value-type="float" office:value="0.0247633806950367" calcext:value-type="float">
            <text:p>0.0247633807</text:p>
          </table:table-cell>
          <table:table-cell table:formula="of:=[.H7]/[.H61]" office:value-type="float" office:value="0.0379534246051681" calcext:value-type="float">
            <text:p>0.0379534246</text:p>
          </table:table-cell>
          <table:table-cell table:formula="of:=[.I7]/[.I61]" office:value-type="float" office:value="0.0287611102755946" calcext:value-type="float">
            <text:p>0.0287611103</text:p>
          </table:table-cell>
          <table:table-cell table:formula="of:=[.J7]/[.J61]" office:value-type="float" office:value="0.0362034591927229" calcext:value-type="float">
            <text:p>0.0362034592</text:p>
          </table:table-cell>
          <table:table-cell table:formula="of:=[.K7]/[.K61]" office:value-type="float" office:value="0.0362211463403173" calcext:value-type="float">
            <text:p>0.0362211463</text:p>
          </table:table-cell>
          <table:table-cell table:formula="of:=[.L7]/[.L61]" office:value-type="float" office:value="0.0262511269569246" calcext:value-type="float">
            <text:p>0.026251127</text:p>
          </table:table-cell>
          <table:table-cell table:formula="of:=[.M7]/[.M61]" office:value-type="float" office:value="0.0240160875219459" calcext:value-type="float">
            <text:p>0.0240160875</text:p>
          </table:table-cell>
          <table:table-cell table:formula="of:=[.N7]/[.N61]" office:value-type="float" office:value="0.0243804859488243" calcext:value-type="float">
            <text:p>0.0243804859</text:p>
          </table:table-cell>
          <table:table-cell table:formula="of:=[.O7]/[.O61]" office:value-type="float" office:value="0.0366225852013737" calcext:value-type="float">
            <text:p>0.0366225852</text:p>
          </table:table-cell>
          <table:table-cell table:formula="of:=[.P7]/[.P61]" office:value-type="float" office:value="0.0147862276204944" calcext:value-type="float">
            <text:p>0.0147862276</text:p>
          </table:table-cell>
          <table:table-cell table:formula="of:=[.Q7]/[.Q61]" office:value-type="float" office:value="0.0278909683968874" calcext:value-type="float">
            <text:p>0.0278909684</text:p>
          </table:table-cell>
          <table:table-cell table:formula="of:=[.R7]/[.R61]" office:value-type="float" office:value="0.0140823534973351" calcext:value-type="float">
            <text:p>0.0140823535</text:p>
          </table:table-cell>
          <table:table-cell table:formula="of:=[.S7]/[.S61]" office:value-type="float" office:value="0.0377916057430775" calcext:value-type="float">
            <text:p>0.0377916057</text:p>
          </table:table-cell>
          <table:table-cell table:formula="of:=[.T7]/[.T61]" office:value-type="float" office:value="0.0217844713254417" calcext:value-type="float">
            <text:p>0.0217844713</text:p>
          </table:table-cell>
          <table:table-cell table:formula="of:=[.U7]/[.U61]" office:value-type="float" office:value="0.0358986429173519" calcext:value-type="float">
            <text:p>0.0358986429</text:p>
          </table:table-cell>
          <table:table-cell table:formula="of:=[.V7]/[.V61]" office:value-type="float" office:value="0.020388623440141" calcext:value-type="float">
            <text:p>0.0203886234</text:p>
          </table:table-cell>
          <table:table-cell table:formula="of:=[.W7]/[.W61]" office:value-type="float" office:value="0.0239811151183907" calcext:value-type="float">
            <text:p>0.0239811151</text:p>
          </table:table-cell>
          <table:table-cell table:formula="of:=[.X7]/[.X61]" office:value-type="float" office:value="0.0288772225935862" calcext:value-type="float">
            <text:p>0.0288772226</text:p>
          </table:table-cell>
          <table:table-cell table:formula="of:=[.Y7]/[.Y61]" office:value-type="float" office:value="0.00743389109533224" calcext:value-type="float">
            <text:p>0.0074338911</text:p>
          </table:table-cell>
          <table:table-cell table:formula="of:=[.Z7]/[.Z61]" office:value-type="float" office:value="0.0386616566566463" calcext:value-type="float">
            <text:p>0.0386616567</text:p>
          </table:table-cell>
          <table:table-cell table:formula="of:=[.AA7]/[.AA61]" office:value-type="float" office:value="0.0348144914027535" calcext:value-type="float">
            <text:p>0.0348144914</text:p>
          </table:table-cell>
          <table:table-cell table:formula="of:=[.AB7]/[.AB61]" office:value-type="float" office:value="0.040349082035703" calcext:value-type="float">
            <text:p>0.040349082</text:p>
          </table:table-cell>
          <table:table-cell table:formula="of:=[.AC7]/[.AC61]" office:value-type="float" office:value="0.00770208569032128" calcext:value-type="float">
            <text:p>0.0077020857</text:p>
          </table:table-cell>
          <table:table-cell table:formula="of:=[.AD7]/[.AD61]" office:value-type="float" office:value="0.0407527769785601" calcext:value-type="float">
            <text:p>0.040752777</text:p>
          </table:table-cell>
          <table:table-cell table:formula="of:=[.AE7]/[.AE61]" office:value-type="float" office:value="0.0289843040739788" calcext:value-type="float">
            <text:p>0.0289843041</text:p>
          </table:table-cell>
          <table:table-cell table:formula="of:=[.AF7]/[.AF61]" office:value-type="float" office:value="0.0308118047650317" calcext:value-type="float">
            <text:p>0.0308118048</text:p>
          </table:table-cell>
          <table:table-cell table:formula="of:=[.AG7]/[.AG61]" office:value-type="float" office:value="0.0267126881457696" calcext:value-type="float">
            <text:p>0.0267126881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8]/[.B62]" office:value-type="float" office:value="0.0299577388836691" calcext:value-type="float">
            <text:p>0.0299577389</text:p>
          </table:table-cell>
          <table:table-cell table:formula="of:=[.C8]/[.C62]" office:value-type="float" office:value="0.00912033015496425" calcext:value-type="float">
            <text:p>0.0091203302</text:p>
          </table:table-cell>
          <table:table-cell table:formula="of:=[.D8]/[.D62]" office:value-type="float" office:value="0.0277110689064244" calcext:value-type="float">
            <text:p>0.0277110689</text:p>
          </table:table-cell>
          <table:table-cell table:formula="of:=[.E8]/[.E62]" office:value-type="float" office:value="0.0225449760333133" calcext:value-type="float">
            <text:p>0.022544976</text:p>
          </table:table-cell>
          <table:table-cell table:formula="of:=[.F8]/[.F62]" office:value-type="float" office:value="0.0280056750441571" calcext:value-type="float">
            <text:p>0.028005675</text:p>
          </table:table-cell>
          <table:table-cell table:formula="of:=[.G8]/[.G62]" office:value-type="float" office:value="0.0368189850433802" calcext:value-type="float">
            <text:p>0.036818985</text:p>
          </table:table-cell>
          <table:table-cell table:formula="of:=[.H8]/[.H62]" office:value-type="float" office:value="0.0370695823694881" calcext:value-type="float">
            <text:p>0.0370695824</text:p>
          </table:table-cell>
          <table:table-cell table:formula="of:=[.I8]/[.I62]" office:value-type="float" office:value="0.0370728947928396" calcext:value-type="float">
            <text:p>0.0370728948</text:p>
          </table:table-cell>
          <table:table-cell table:formula="of:=[.J8]/[.J62]" office:value-type="float" office:value="0.0332574177221009" calcext:value-type="float">
            <text:p>0.0332574177</text:p>
          </table:table-cell>
          <table:table-cell table:formula="of:=[.K8]/[.K62]" office:value-type="float" office:value="0.0499478652290665" calcext:value-type="float">
            <text:p>0.0499478652</text:p>
          </table:table-cell>
          <table:table-cell table:formula="of:=[.L8]/[.L62]" office:value-type="float" office:value="0.0334804314367322" calcext:value-type="float">
            <text:p>0.0334804314</text:p>
          </table:table-cell>
          <table:table-cell table:formula="of:=[.M8]/[.M62]" office:value-type="float" office:value="0.0123473864989671" calcext:value-type="float">
            <text:p>0.0123473865</text:p>
          </table:table-cell>
          <table:table-cell table:formula="of:=[.N8]/[.N62]" office:value-type="float" office:value="0.0385219729365629" calcext:value-type="float">
            <text:p>0.0385219729</text:p>
          </table:table-cell>
          <table:table-cell table:formula="of:=[.O8]/[.O62]" office:value-type="float" office:value="0.0142797728096649" calcext:value-type="float">
            <text:p>0.0142797728</text:p>
          </table:table-cell>
          <table:table-cell table:formula="of:=[.P8]/[.P62]" office:value-type="float" office:value="0.0392446966738958" calcext:value-type="float">
            <text:p>0.0392446967</text:p>
          </table:table-cell>
          <table:table-cell table:formula="of:=[.Q8]/[.Q62]" office:value-type="float" office:value="0.0563053391392781" calcext:value-type="float">
            <text:p>0.0563053391</text:p>
          </table:table-cell>
          <table:table-cell table:formula="of:=[.R8]/[.R62]" office:value-type="float" office:value="0.0416411036829657" calcext:value-type="float">
            <text:p>0.0416411037</text:p>
          </table:table-cell>
          <table:table-cell table:formula="of:=[.S8]/[.S62]" office:value-type="float" office:value="0.013315285214344" calcext:value-type="float">
            <text:p>0.0133152852</text:p>
          </table:table-cell>
          <table:table-cell table:formula="of:=[.T8]/[.T62]" office:value-type="float" office:value="0.0459298761734985" calcext:value-type="float">
            <text:p>0.0459298762</text:p>
          </table:table-cell>
          <table:table-cell table:formula="of:=[.U8]/[.U62]" office:value-type="float" office:value="0.0482206073208682" calcext:value-type="float">
            <text:p>0.0482206073</text:p>
          </table:table-cell>
          <table:table-cell table:formula="of:=[.V8]/[.V62]" office:value-type="float" office:value="0.0355934463074264" calcext:value-type="float">
            <text:p>0.0355934463</text:p>
          </table:table-cell>
          <table:table-cell table:formula="of:=[.W8]/[.W62]" office:value-type="float" office:value="0.0440288894291634" calcext:value-type="float">
            <text:p>0.0440288894</text:p>
          </table:table-cell>
          <table:table-cell table:formula="of:=[.X8]/[.X62]" office:value-type="float" office:value="0.043203163516603" calcext:value-type="float">
            <text:p>0.0432031635</text:p>
          </table:table-cell>
          <table:table-cell table:formula="of:=[.Y8]/[.Y62]" office:value-type="float" office:value="0.0359614121739846" calcext:value-type="float">
            <text:p>0.0359614122</text:p>
          </table:table-cell>
          <table:table-cell table:formula="of:=[.Z8]/[.Z62]" office:value-type="float" office:value="0.0484402101122292" calcext:value-type="float">
            <text:p>0.0484402101</text:p>
          </table:table-cell>
          <table:table-cell table:formula="of:=[.AA8]/[.AA62]" office:value-type="float" office:value="0.0411451095280059" calcext:value-type="float">
            <text:p>0.0411451095</text:p>
          </table:table-cell>
          <table:table-cell table:formula="of:=[.AB8]/[.AB62]" office:value-type="float" office:value="0.0123092560890173" calcext:value-type="float">
            <text:p>0.0123092561</text:p>
          </table:table-cell>
          <table:table-cell table:formula="of:=[.AC8]/[.AC62]" office:value-type="float" office:value="0.042180486109715" calcext:value-type="float">
            <text:p>0.0421804861</text:p>
          </table:table-cell>
          <table:table-cell table:formula="of:=[.AD8]/[.AD62]" office:value-type="float" office:value="0.0410226867444451" calcext:value-type="float">
            <text:p>0.0410226867</text:p>
          </table:table-cell>
          <table:table-cell table:formula="of:=[.AE8]/[.AE62]" office:value-type="float" office:value="0.0137730107127207" calcext:value-type="float">
            <text:p>0.0137730107</text:p>
          </table:table-cell>
          <table:table-cell table:formula="of:=[.AF8]/[.AF62]" office:value-type="float" office:value="0.012288840914014" calcext:value-type="float">
            <text:p>0.0122888409</text:p>
          </table:table-cell>
          <table:table-cell table:formula="of:=[.AG8]/[.AG62]" office:value-type="float" office:value="0.0409268769550935" calcext:value-type="float">
            <text:p>0.04092687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9]/[.B63]" office:value-type="float" office:value="0.0377982811287613" calcext:value-type="float">
            <text:p>0.0377982811</text:p>
          </table:table-cell>
          <table:table-cell table:formula="of:=[.C9]/[.C63]" office:value-type="float" office:value="0.0183565394457419" calcext:value-type="float">
            <text:p>0.0183565394</text:p>
          </table:table-cell>
          <table:table-cell table:formula="of:=[.D9]/[.D63]" office:value-type="float" office:value="0.0315245936324237" calcext:value-type="float">
            <text:p>0.0315245936</text:p>
          </table:table-cell>
          <table:table-cell table:formula="of:=[.E9]/[.E63]" office:value-type="float" office:value="0.0103255356037876" calcext:value-type="float">
            <text:p>0.0103255356</text:p>
          </table:table-cell>
          <table:table-cell table:formula="of:=[.F9]/[.F63]" office:value-type="float" office:value="0.0388917170340271" calcext:value-type="float">
            <text:p>0.038891717</text:p>
          </table:table-cell>
          <table:table-cell table:formula="of:=[.G9]/[.G63]" office:value-type="float" office:value="0.0424092895421488" calcext:value-type="float">
            <text:p>0.0424092895</text:p>
          </table:table-cell>
          <table:table-cell table:formula="of:=[.H9]/[.H63]" office:value-type="float" office:value="0.0445705202727688" calcext:value-type="float">
            <text:p>0.0445705203</text:p>
          </table:table-cell>
          <table:table-cell table:formula="of:=[.I9]/[.I63]" office:value-type="float" office:value="0.0491068718169214" calcext:value-type="float">
            <text:p>0.0491068718</text:p>
          </table:table-cell>
          <table:table-cell table:formula="of:=[.J9]/[.J63]" office:value-type="float" office:value="0.0497010082742206" calcext:value-type="float">
            <text:p>0.0497010083</text:p>
          </table:table-cell>
          <table:table-cell table:formula="of:=[.K9]/[.K63]" office:value-type="float" office:value="0.0159514531028322" calcext:value-type="float">
            <text:p>0.0159514531</text:p>
          </table:table-cell>
          <table:table-cell table:formula="of:=[.L9]/[.L63]" office:value-type="float" office:value="0.0236474853787716" calcext:value-type="float">
            <text:p>0.0236474854</text:p>
          </table:table-cell>
          <table:table-cell table:formula="of:=[.M9]/[.M63]" office:value-type="float" office:value="0.0121973398748333" calcext:value-type="float">
            <text:p>0.0121973399</text:p>
          </table:table-cell>
          <table:table-cell table:formula="of:=[.N9]/[.N63]" office:value-type="float" office:value="0.0587519863903048" calcext:value-type="float">
            <text:p>0.0587519864</text:p>
          </table:table-cell>
          <table:table-cell table:formula="of:=[.O9]/[.O63]" office:value-type="float" office:value="0.0194310832928057" calcext:value-type="float">
            <text:p>0.0194310833</text:p>
          </table:table-cell>
          <table:table-cell table:formula="of:=[.P9]/[.P63]" office:value-type="float" office:value="0.0615059870564094" calcext:value-type="float">
            <text:p>0.0615059871</text:p>
          </table:table-cell>
          <table:table-cell table:formula="of:=[.Q9]/[.Q63]" office:value-type="float" office:value="0.0273612723893074" calcext:value-type="float">
            <text:p>0.0273612724</text:p>
          </table:table-cell>
          <table:table-cell table:formula="of:=[.R9]/[.R63]" office:value-type="float" office:value="0.0527095213766557" calcext:value-type="float">
            <text:p>0.0527095214</text:p>
          </table:table-cell>
          <table:table-cell table:formula="of:=[.S9]/[.S63]" office:value-type="float" office:value="0.0539217150178509" calcext:value-type="float">
            <text:p>0.053921715</text:p>
          </table:table-cell>
          <table:table-cell table:formula="of:=[.T9]/[.T63]" office:value-type="float" office:value="0.0225060129396762" calcext:value-type="float">
            <text:p>0.0225060129</text:p>
          </table:table-cell>
          <table:table-cell table:formula="of:=[.U9]/[.U63]" office:value-type="float" office:value="0.0314790527082361" calcext:value-type="float">
            <text:p>0.0314790527</text:p>
          </table:table-cell>
          <table:table-cell table:formula="of:=[.V9]/[.V63]" office:value-type="float" office:value="0.0228607601153683" calcext:value-type="float">
            <text:p>0.0228607601</text:p>
          </table:table-cell>
          <table:table-cell table:formula="of:=[.W9]/[.W63]" office:value-type="float" office:value="0.0553686353793078" calcext:value-type="float">
            <text:p>0.0553686354</text:p>
          </table:table-cell>
          <table:table-cell table:formula="of:=[.X9]/[.X63]" office:value-type="float" office:value="0.0602621905219919" calcext:value-type="float">
            <text:p>0.0602621905</text:p>
          </table:table-cell>
          <table:table-cell table:formula="of:=[.Y9]/[.Y63]" office:value-type="float" office:value="0.0571636879040045" calcext:value-type="float">
            <text:p>0.0571636879</text:p>
          </table:table-cell>
          <table:table-cell table:formula="of:=[.Z9]/[.Z63]" office:value-type="float" office:value="0.0444104287350479" calcext:value-type="float">
            <text:p>0.0444104287</text:p>
          </table:table-cell>
          <table:table-cell table:formula="of:=[.AA9]/[.AA63]" office:value-type="float" office:value="0.0145861500803512" calcext:value-type="float">
            <text:p>0.0145861501</text:p>
          </table:table-cell>
          <table:table-cell table:formula="of:=[.AB9]/[.AB63]" office:value-type="float" office:value="0.0219622240475275" calcext:value-type="float">
            <text:p>0.021962224</text:p>
          </table:table-cell>
          <table:table-cell table:formula="of:=[.AC9]/[.AC63]" office:value-type="float" office:value="0.0558981146749502" calcext:value-type="float">
            <text:p>0.0558981147</text:p>
          </table:table-cell>
          <table:table-cell table:formula="of:=[.AD9]/[.AD63]" office:value-type="float" office:value="0.0525552831042792" calcext:value-type="float">
            <text:p>0.0525552831</text:p>
          </table:table-cell>
          <table:table-cell table:formula="of:=[.AE9]/[.AE63]" office:value-type="float" office:value="0.0594484227223212" calcext:value-type="float">
            <text:p>0.0594484227</text:p>
          </table:table-cell>
          <table:table-cell table:formula="of:=[.AF9]/[.AF63]" office:value-type="float" office:value="0.0255071528225282" calcext:value-type="float">
            <text:p>0.0255071528</text:p>
          </table:table-cell>
          <table:table-cell table:formula="of:=[.AG9]/[.AG63]" office:value-type="float" office:value="0.0694712540414414" calcext:value-type="float">
            <text:p>0.069471254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10]/[.B64]" office:value-type="float" office:value="0.0328363236579773" calcext:value-type="float">
            <text:p>0.0328363237</text:p>
          </table:table-cell>
          <table:table-cell table:formula="of:=[.C10]/[.C64]" office:value-type="float" office:value="0.0180116754534398" calcext:value-type="float">
            <text:p>0.0180116755</text:p>
          </table:table-cell>
          <table:table-cell table:formula="of:=[.D10]/[.D64]" office:value-type="float" office:value="0.0392953539927991" calcext:value-type="float">
            <text:p>0.039295354</text:p>
          </table:table-cell>
          <table:table-cell table:formula="of:=[.E10]/[.E64]" office:value-type="float" office:value="0.0440077064018208" calcext:value-type="float">
            <text:p>0.0440077064</text:p>
          </table:table-cell>
          <table:table-cell table:formula="of:=[.F10]/[.F64]" office:value-type="float" office:value="0.0485689929214679" calcext:value-type="float">
            <text:p>0.0485689929</text:p>
          </table:table-cell>
          <table:table-cell table:formula="of:=[.G10]/[.G64]" office:value-type="float" office:value="0.022904536479686" calcext:value-type="float">
            <text:p>0.0229045365</text:p>
          </table:table-cell>
          <table:table-cell table:formula="of:=[.H10]/[.H64]" office:value-type="float" office:value="0.0555954850601971" calcext:value-type="float">
            <text:p>0.0555954851</text:p>
          </table:table-cell>
          <table:table-cell table:formula="of:=[.I10]/[.I64]" office:value-type="float" office:value="0.0231197801539012" calcext:value-type="float">
            <text:p>0.0231197802</text:p>
          </table:table-cell>
          <table:table-cell table:formula="of:=[.J10]/[.J64]" office:value-type="float" office:value="0.0191832592309231" calcext:value-type="float">
            <text:p>0.0191832592</text:p>
          </table:table-cell>
          <table:table-cell table:formula="of:=[.K10]/[.K64]" office:value-type="float" office:value="0.0685217784124041" calcext:value-type="float">
            <text:p>0.0685217784</text:p>
          </table:table-cell>
          <table:table-cell table:formula="of:=[.L10]/[.L64]" office:value-type="float" office:value="0.0682067253456532" calcext:value-type="float">
            <text:p>0.0682067253</text:p>
          </table:table-cell>
          <table:table-cell table:formula="of:=[.M10]/[.M64]" office:value-type="float" office:value="0.0746969721090032" calcext:value-type="float">
            <text:p>0.0746969721</text:p>
          </table:table-cell>
          <table:table-cell table:formula="of:=[.N10]/[.N64]" office:value-type="float" office:value="0.0670690002760248" calcext:value-type="float">
            <text:p>0.0670690003</text:p>
          </table:table-cell>
          <table:table-cell table:formula="of:=[.O10]/[.O64]" office:value-type="float" office:value="0.0662149815193485" calcext:value-type="float">
            <text:p>0.0662149815</text:p>
          </table:table-cell>
          <table:table-cell table:formula="of:=[.P10]/[.P64]" office:value-type="float" office:value="0.0744138339935252" calcext:value-type="float">
            <text:p>0.074413834</text:p>
          </table:table-cell>
          <table:table-cell table:formula="of:=[.Q10]/[.Q64]" office:value-type="float" office:value="0.0706333129693993" calcext:value-type="float">
            <text:p>0.070633313</text:p>
          </table:table-cell>
          <table:table-cell table:formula="of:=[.R10]/[.R64]" office:value-type="float" office:value="0.0331335713420222" calcext:value-type="float">
            <text:p>0.0331335713</text:p>
          </table:table-cell>
          <table:table-cell table:formula="of:=[.S10]/[.S64]" office:value-type="float" office:value="0.0181244732576679" calcext:value-type="float">
            <text:p>0.0181244733</text:p>
          </table:table-cell>
          <table:table-cell table:formula="of:=[.T10]/[.T64]" office:value-type="float" office:value="0.0824109531652036" calcext:value-type="float">
            <text:p>0.0824109532</text:p>
          </table:table-cell>
          <table:table-cell table:formula="of:=[.U10]/[.U64]" office:value-type="float" office:value="0.0693659443117522" calcext:value-type="float">
            <text:p>0.0693659443</text:p>
          </table:table-cell>
          <table:table-cell table:formula="of:=[.V10]/[.V64]" office:value-type="float" office:value="0.0364648097325402" calcext:value-type="float">
            <text:p>0.0364648097</text:p>
          </table:table-cell>
          <table:table-cell table:formula="of:=[.W10]/[.W64]" office:value-type="float" office:value="0.0799005780533733" calcext:value-type="float">
            <text:p>0.0799005781</text:p>
          </table:table-cell>
          <table:table-cell table:formula="of:=[.X10]/[.X64]" office:value-type="float" office:value="0.0809956080515953" calcext:value-type="float">
            <text:p>0.0809956081</text:p>
          </table:table-cell>
          <table:table-cell table:formula="of:=[.Y10]/[.Y64]" office:value-type="float" office:value="0.0615792235947712" calcext:value-type="float">
            <text:p>0.0615792236</text:p>
          </table:table-cell>
          <table:table-cell table:formula="of:=[.Z10]/[.Z64]" office:value-type="float" office:value="0.0630435511252067" calcext:value-type="float">
            <text:p>0.0630435511</text:p>
          </table:table-cell>
          <table:table-cell table:formula="of:=[.AA10]/[.AA64]" office:value-type="float" office:value="0.0659546664708692" calcext:value-type="float">
            <text:p>0.0659546665</text:p>
          </table:table-cell>
          <table:table-cell table:formula="of:=[.AB10]/[.AB64]" office:value-type="float" office:value="0.0691104074713559" calcext:value-type="float">
            <text:p>0.0691104075</text:p>
          </table:table-cell>
          <table:table-cell table:formula="of:=[.AC10]/[.AC64]" office:value-type="float" office:value="0.0630641670898558" calcext:value-type="float">
            <text:p>0.0630641671</text:p>
          </table:table-cell>
          <table:table-cell table:formula="of:=[.AD10]/[.AD64]" office:value-type="float" office:value="0.0829407813841968" calcext:value-type="float">
            <text:p>0.0829407814</text:p>
          </table:table-cell>
          <table:table-cell table:formula="of:=[.AE10]/[.AE64]" office:value-type="float" office:value="0.0685021327206478" calcext:value-type="float">
            <text:p>0.0685021327</text:p>
          </table:table-cell>
          <table:table-cell table:formula="of:=[.AF10]/[.AF64]" office:value-type="float" office:value="0.023697552505356" calcext:value-type="float">
            <text:p>0.0236975525</text:p>
          </table:table-cell>
          <table:table-cell table:formula="of:=[.AG10]/[.AG64]" office:value-type="float" office:value="0.0521760256417155" calcext:value-type="float">
            <text:p>0.0521760256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11]/[.B65]" office:value-type="float" office:value="0.0357854414848607" calcext:value-type="float">
            <text:p>0.0357854415</text:p>
          </table:table-cell>
          <table:table-cell table:formula="of:=[.C11]/[.C65]" office:value-type="float" office:value="0.0136190652573017" calcext:value-type="float">
            <text:p>0.0136190653</text:p>
          </table:table-cell>
          <table:table-cell table:formula="of:=[.D11]/[.D65]" office:value-type="float" office:value="0.0315742993198034" calcext:value-type="float">
            <text:p>0.0315742993</text:p>
          </table:table-cell>
          <table:table-cell table:formula="of:=[.E11]/[.E65]" office:value-type="float" office:value="0.0329585134752596" calcext:value-type="float">
            <text:p>0.0329585135</text:p>
          </table:table-cell>
          <table:table-cell table:formula="of:=[.F11]/[.F65]" office:value-type="float" office:value="0.0394420346563618" calcext:value-type="float">
            <text:p>0.0394420347</text:p>
          </table:table-cell>
          <table:table-cell table:formula="of:=[.G11]/[.G65]" office:value-type="float" office:value="0.0437844225855229" calcext:value-type="float">
            <text:p>0.0437844226</text:p>
          </table:table-cell>
          <table:table-cell table:formula="of:=[.H11]/[.H65]" office:value-type="float" office:value="0.0529974269578219" calcext:value-type="float">
            <text:p>0.052997427</text:p>
          </table:table-cell>
          <table:table-cell table:formula="of:=[.I11]/[.I65]" office:value-type="float" office:value="0.0503369192628898" calcext:value-type="float">
            <text:p>0.0503369193</text:p>
          </table:table-cell>
          <table:table-cell table:formula="of:=[.J11]/[.J65]" office:value-type="float" office:value="0.0507489046969848" calcext:value-type="float">
            <text:p>0.0507489047</text:p>
          </table:table-cell>
          <table:table-cell table:formula="of:=[.K11]/[.K65]" office:value-type="float" office:value="0.0547276222648684" calcext:value-type="float">
            <text:p>0.0547276223</text:p>
          </table:table-cell>
          <table:table-cell table:formula="of:=[.L11]/[.L65]" office:value-type="float" office:value="0.0511746621345973" calcext:value-type="float">
            <text:p>0.0511746621</text:p>
          </table:table-cell>
          <table:table-cell table:formula="of:=[.M11]/[.M65]" office:value-type="float" office:value="0.0539630088046685" calcext:value-type="float">
            <text:p>0.0539630088</text:p>
          </table:table-cell>
          <table:table-cell table:formula="of:=[.N11]/[.N65]" office:value-type="float" office:value="0.0669855987991483" calcext:value-type="float">
            <text:p>0.0669855988</text:p>
          </table:table-cell>
          <table:table-cell table:formula="of:=[.O11]/[.O65]" office:value-type="float" office:value="0.0265052705055621" calcext:value-type="float">
            <text:p>0.0265052705</text:p>
          </table:table-cell>
          <table:table-cell table:formula="of:=[.P11]/[.P65]" office:value-type="float" office:value="0.066947140394611" calcext:value-type="float">
            <text:p>0.0669471404</text:p>
          </table:table-cell>
          <table:table-cell table:formula="of:=[.Q11]/[.Q65]" office:value-type="float" office:value="0.0217140093026013" calcext:value-type="float">
            <text:p>0.0217140093</text:p>
          </table:table-cell>
          <table:table-cell table:formula="of:=[.R11]/[.R65]" office:value-type="float" office:value="0.0261121864267741" calcext:value-type="float">
            <text:p>0.0261121864</text:p>
          </table:table-cell>
          <table:table-cell table:formula="of:=[.S11]/[.S65]" office:value-type="float" office:value="0.0294605631915721" calcext:value-type="float">
            <text:p>0.0294605632</text:p>
          </table:table-cell>
          <table:table-cell table:formula="of:=[.T11]/[.T65]" office:value-type="float" office:value="0.0670454224078808" calcext:value-type="float">
            <text:p>0.0670454224</text:p>
          </table:table-cell>
          <table:table-cell table:formula="of:=[.U11]/[.U65]" office:value-type="float" office:value="0.0620222106165885" calcext:value-type="float">
            <text:p>0.0620222106</text:p>
          </table:table-cell>
          <table:table-cell table:formula="of:=[.V11]/[.V65]" office:value-type="float" office:value="0.0563844550090399" calcext:value-type="float">
            <text:p>0.056384455</text:p>
          </table:table-cell>
          <table:table-cell table:formula="of:=[.W11]/[.W65]" office:value-type="float" office:value="0.0655093542830335" calcext:value-type="float">
            <text:p>0.0655093543</text:p>
          </table:table-cell>
          <table:table-cell table:formula="of:=[.X11]/[.X65]" office:value-type="float" office:value="0.0309792668714674" calcext:value-type="float">
            <text:p>0.0309792669</text:p>
          </table:table-cell>
          <table:table-cell table:formula="of:=[.Y11]/[.Y65]" office:value-type="float" office:value="0.0315277547350331" calcext:value-type="float">
            <text:p>0.0315277547</text:p>
          </table:table-cell>
          <table:table-cell table:formula="of:=[.Z11]/[.Z65]" office:value-type="float" office:value="0.0673771765187559" calcext:value-type="float">
            <text:p>0.0673771765</text:p>
          </table:table-cell>
          <table:table-cell table:formula="of:=[.AA11]/[.AA65]" office:value-type="float" office:value="0.0649762510590091" calcext:value-type="float">
            <text:p>0.0649762511</text:p>
          </table:table-cell>
          <table:table-cell table:formula="of:=[.AB11]/[.AB65]" office:value-type="float" office:value="0.0700843842732691" calcext:value-type="float">
            <text:p>0.0700843843</text:p>
          </table:table-cell>
          <table:table-cell table:formula="of:=[.AC11]/[.AC65]" office:value-type="float" office:value="0.0700282539928148" calcext:value-type="float">
            <text:p>0.070028254</text:p>
          </table:table-cell>
          <table:table-cell table:formula="of:=[.AD11]/[.AD65]" office:value-type="float" office:value="0.0696856868337407" calcext:value-type="float">
            <text:p>0.0696856868</text:p>
          </table:table-cell>
          <table:table-cell table:formula="of:=[.AE11]/[.AE65]" office:value-type="float" office:value="0.0762366876705869" calcext:value-type="float">
            <text:p>0.0762366877</text:p>
          </table:table-cell>
          <table:table-cell table:formula="of:=[.AF11]/[.AF65]" office:value-type="float" office:value="0.0283938276514113" calcext:value-type="float">
            <text:p>0.0283938277</text:p>
          </table:table-cell>
          <table:table-cell table:formula="of:=[.AG11]/[.AG65]" office:value-type="float" office:value="0.0802130186958921" calcext:value-type="float">
            <text:p>0.0802130187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12]/[.B66]" office:value-type="float" office:value="0.0358115707923167" calcext:value-type="float">
            <text:p>0.0358115708</text:p>
          </table:table-cell>
          <table:table-cell table:formula="of:=[.C12]/[.C66]" office:value-type="float" office:value="0.0138411468882273" calcext:value-type="float">
            <text:p>0.0138411469</text:p>
          </table:table-cell>
          <table:table-cell table:formula="of:=[.D12]/[.D66]" office:value-type="float" office:value="0.0299185846462743" calcext:value-type="float">
            <text:p>0.0299185846</text:p>
          </table:table-cell>
          <table:table-cell table:formula="of:=[.E12]/[.E66]" office:value-type="float" office:value="0.0325151906763411" calcext:value-type="float">
            <text:p>0.0325151907</text:p>
          </table:table-cell>
          <table:table-cell table:formula="of:=[.F12]/[.F66]" office:value-type="float" office:value="0.0290291338966315" calcext:value-type="float">
            <text:p>0.0290291339</text:p>
          </table:table-cell>
          <table:table-cell table:formula="of:=[.G12]/[.G66]" office:value-type="float" office:value="0.0483664299772659" calcext:value-type="float">
            <text:p>0.04836643</text:p>
          </table:table-cell>
          <table:table-cell table:formula="of:=[.H12]/[.H66]" office:value-type="float" office:value="0.0503047764828618" calcext:value-type="float">
            <text:p>0.0503047765</text:p>
          </table:table-cell>
          <table:table-cell table:formula="of:=[.I12]/[.I66]" office:value-type="float" office:value="0.0496684273885473" calcext:value-type="float">
            <text:p>0.0496684274</text:p>
          </table:table-cell>
          <table:table-cell table:formula="of:=[.J12]/[.J66]" office:value-type="float" office:value="0.0431842717947362" calcext:value-type="float">
            <text:p>0.0431842718</text:p>
          </table:table-cell>
          <table:table-cell table:formula="of:=[.K12]/[.K66]" office:value-type="float" office:value="0.0543405612002993" calcext:value-type="float">
            <text:p>0.0543405612</text:p>
          </table:table-cell>
          <table:table-cell table:formula="of:=[.L12]/[.L66]" office:value-type="float" office:value="0.0583651473790358" calcext:value-type="float">
            <text:p>0.0583651474</text:p>
          </table:table-cell>
          <table:table-cell table:formula="of:=[.M12]/[.M66]" office:value-type="float" office:value="0.0663156366578597" calcext:value-type="float">
            <text:p>0.0663156367</text:p>
          </table:table-cell>
          <table:table-cell table:formula="of:=[.N12]/[.N66]" office:value-type="float" office:value="0.0322625874735618" calcext:value-type="float">
            <text:p>0.0322625875</text:p>
          </table:table-cell>
          <table:table-cell table:formula="of:=[.O12]/[.O66]" office:value-type="float" office:value="0.0333702698458447" calcext:value-type="float">
            <text:p>0.0333702698</text:p>
          </table:table-cell>
          <table:table-cell table:formula="of:=[.P12]/[.P66]" office:value-type="float" office:value="0.0675620297537223" calcext:value-type="float">
            <text:p>0.0675620298</text:p>
          </table:table-cell>
          <table:table-cell table:formula="of:=[.Q12]/[.Q66]" office:value-type="float" office:value="0.0315462375681845" calcext:value-type="float">
            <text:p>0.0315462376</text:p>
          </table:table-cell>
          <table:table-cell table:formula="of:=[.R12]/[.R66]" office:value-type="float" office:value="0.0377066149530881" calcext:value-type="float">
            <text:p>0.037706615</text:p>
          </table:table-cell>
          <table:table-cell table:formula="of:=[.S12]/[.S66]" office:value-type="float" office:value="0.0302179735663478" calcext:value-type="float">
            <text:p>0.0302179736</text:p>
          </table:table-cell>
          <table:table-cell table:formula="of:=[.T12]/[.T66]" office:value-type="float" office:value="0.0655550908514797" calcext:value-type="float">
            <text:p>0.0655550909</text:p>
          </table:table-cell>
          <table:table-cell table:formula="of:=[.U12]/[.U66]" office:value-type="float" office:value="0.065557501526337" calcext:value-type="float">
            <text:p>0.0655575015</text:p>
          </table:table-cell>
          <table:table-cell table:formula="of:=[.V12]/[.V66]" office:value-type="float" office:value="0.037096503544723" calcext:value-type="float">
            <text:p>0.0370965035</text:p>
          </table:table-cell>
          <table:table-cell table:formula="of:=[.W12]/[.W66]" office:value-type="float" office:value="0.0758456536510986" calcext:value-type="float">
            <text:p>0.0758456537</text:p>
          </table:table-cell>
          <table:table-cell table:formula="of:=[.X12]/[.X66]" office:value-type="float" office:value="0.0754940824527703" calcext:value-type="float">
            <text:p>0.0754940825</text:p>
          </table:table-cell>
          <table:table-cell table:formula="of:=[.Y12]/[.Y66]" office:value-type="float" office:value="0.0735465176923289" calcext:value-type="float">
            <text:p>0.0735465177</text:p>
          </table:table-cell>
          <table:table-cell table:formula="of:=[.Z12]/[.Z66]" office:value-type="float" office:value="0.084729133915258" calcext:value-type="float">
            <text:p>0.0847291339</text:p>
          </table:table-cell>
          <table:table-cell table:formula="of:=[.AA12]/[.AA66]" office:value-type="float" office:value="0.0391239385789061" calcext:value-type="float">
            <text:p>0.0391239386</text:p>
          </table:table-cell>
          <table:table-cell table:formula="of:=[.AB12]/[.AB66]" office:value-type="float" office:value="0.0510687308161939" calcext:value-type="float">
            <text:p>0.0510687308</text:p>
          </table:table-cell>
          <table:table-cell table:formula="of:=[.AC12]/[.AC66]" office:value-type="float" office:value="0.074042133909529" calcext:value-type="float">
            <text:p>0.0740421339</text:p>
          </table:table-cell>
          <table:table-cell table:formula="of:=[.AD12]/[.AD66]" office:value-type="float" office:value="0.0605342072373752" calcext:value-type="float">
            <text:p>0.0605342072</text:p>
          </table:table-cell>
          <table:table-cell table:formula="of:=[.AE12]/[.AE66]" office:value-type="float" office:value="0.0860634303730915" calcext:value-type="float">
            <text:p>0.0860634304</text:p>
          </table:table-cell>
          <table:table-cell table:formula="of:=[.AF12]/[.AF66]" office:value-type="float" office:value="0.0476202725495486" calcext:value-type="float">
            <text:p>0.0476202725</text:p>
          </table:table-cell>
          <table:table-cell table:formula="of:=[.AG12]/[.AG66]" office:value-type="float" office:value="0.0970179586937062" calcext:value-type="float">
            <text:p>0.0970179587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13]/[.B67]" office:value-type="float" office:value="0.0372116375370428" calcext:value-type="float">
            <text:p>0.0372116375</text:p>
          </table:table-cell>
          <table:table-cell table:formula="of:=[.C13]/[.C67]" office:value-type="float" office:value="0.0125044590060354" calcext:value-type="float">
            <text:p>0.012504459</text:p>
          </table:table-cell>
          <table:table-cell table:formula="of:=[.D13]/[.D67]" office:value-type="float" office:value="0.0244466512146935" calcext:value-type="float">
            <text:p>0.0244466512</text:p>
          </table:table-cell>
          <table:table-cell table:formula="of:=[.E13]/[.E67]" office:value-type="float" office:value="0.0271853439297778" calcext:value-type="float">
            <text:p>0.0271853439</text:p>
          </table:table-cell>
          <table:table-cell table:formula="of:=[.F13]/[.F67]" office:value-type="float" office:value="0.0398148227692458" calcext:value-type="float">
            <text:p>0.0398148228</text:p>
          </table:table-cell>
          <table:table-cell table:formula="of:=[.G13]/[.G67]" office:value-type="float" office:value="0.0369340906491506" calcext:value-type="float">
            <text:p>0.0369340906</text:p>
          </table:table-cell>
          <table:table-cell table:formula="of:=[.H13]/[.H67]" office:value-type="float" office:value="0.0513498497252957" calcext:value-type="float">
            <text:p>0.0513498497</text:p>
          </table:table-cell>
          <table:table-cell table:formula="of:=[.I13]/[.I67]" office:value-type="float" office:value="0.027359427873782" calcext:value-type="float">
            <text:p>0.0273594279</text:p>
          </table:table-cell>
          <table:table-cell table:formula="of:=[.J13]/[.J67]" office:value-type="float" office:value="0.0278335071923222" calcext:value-type="float">
            <text:p>0.0278335072</text:p>
          </table:table-cell>
          <table:table-cell table:formula="of:=[.K13]/[.K67]" office:value-type="float" office:value="0.0642390151785379" calcext:value-type="float">
            <text:p>0.0642390152</text:p>
          </table:table-cell>
          <table:table-cell table:formula="of:=[.L13]/[.L67]" office:value-type="float" office:value="0.0666961760973111" calcext:value-type="float">
            <text:p>0.0666961761</text:p>
          </table:table-cell>
          <table:table-cell table:formula="of:=[.M13]/[.M67]" office:value-type="float" office:value="0.0609373781444157" calcext:value-type="float">
            <text:p>0.0609373781</text:p>
          </table:table-cell>
          <table:table-cell table:formula="of:=[.N13]/[.N67]" office:value-type="float" office:value="0.0660391863600898" calcext:value-type="float">
            <text:p>0.0660391864</text:p>
          </table:table-cell>
          <table:table-cell table:formula="of:=[.O13]/[.O67]" office:value-type="float" office:value="0.0476760745915033" calcext:value-type="float">
            <text:p>0.0476760746</text:p>
          </table:table-cell>
          <table:table-cell table:formula="of:=[.P13]/[.P67]" office:value-type="float" office:value="0.0732422085622983" calcext:value-type="float">
            <text:p>0.0732422086</text:p>
          </table:table-cell>
          <table:table-cell table:formula="of:=[.Q13]/[.Q67]" office:value-type="float" office:value="0.0482504195934976" calcext:value-type="float">
            <text:p>0.0482504196</text:p>
          </table:table-cell>
          <table:table-cell table:formula="of:=[.R13]/[.R67]" office:value-type="float" office:value="0.0765700927034404" calcext:value-type="float">
            <text:p>0.0765700927</text:p>
          </table:table-cell>
          <table:table-cell table:formula="of:=[.S13]/[.S67]" office:value-type="float" office:value="0.0433818822824232" calcext:value-type="float">
            <text:p>0.0433818823</text:p>
          </table:table-cell>
          <table:table-cell table:formula="of:=[.T13]/[.T67]" office:value-type="float" office:value="0.0754870164903084" calcext:value-type="float">
            <text:p>0.0754870165</text:p>
          </table:table-cell>
          <table:table-cell table:formula="of:=[.U13]/[.U67]" office:value-type="float" office:value="0.0499730452019895" calcext:value-type="float">
            <text:p>0.0499730452</text:p>
          </table:table-cell>
          <table:table-cell table:formula="of:=[.V13]/[.V67]" office:value-type="float" office:value="0.0464378482674795" calcext:value-type="float">
            <text:p>0.0464378483</text:p>
          </table:table-cell>
          <table:table-cell table:formula="of:=[.W13]/[.W67]" office:value-type="float" office:value="0.0864839157705894" calcext:value-type="float">
            <text:p>0.0864839158</text:p>
          </table:table-cell>
          <table:table-cell table:formula="of:=[.X13]/[.X67]" office:value-type="float" office:value="0.0899524422301257" calcext:value-type="float">
            <text:p>0.0899524422</text:p>
          </table:table-cell>
          <table:table-cell table:formula="of:=[.Y13]/[.Y67]" office:value-type="float" office:value="0.0497111375724211" calcext:value-type="float">
            <text:p>0.0497111376</text:p>
          </table:table-cell>
          <table:table-cell table:formula="of:=[.Z13]/[.Z67]" office:value-type="float" office:value="0.0918263643189992" calcext:value-type="float">
            <text:p>0.0918263643</text:p>
          </table:table-cell>
          <table:table-cell table:formula="of:=[.AA13]/[.AA67]" office:value-type="float" office:value="0.0805967416612069" calcext:value-type="float">
            <text:p>0.0805967417</text:p>
          </table:table-cell>
          <table:table-cell table:formula="of:=[.AB13]/[.AB67]" office:value-type="float" office:value="0.0832216551137431" calcext:value-type="float">
            <text:p>0.0832216551</text:p>
          </table:table-cell>
          <table:table-cell table:formula="of:=[.AC13]/[.AC67]" office:value-type="float" office:value="0.0875473261507751" calcext:value-type="float">
            <text:p>0.0875473262</text:p>
          </table:table-cell>
          <table:table-cell table:formula="of:=[.AD13]/[.AD67]" office:value-type="float" office:value="0.0920163164470806" calcext:value-type="float">
            <text:p>0.0920163164</text:p>
          </table:table-cell>
          <table:table-cell table:formula="of:=[.AE13]/[.AE67]" office:value-type="float" office:value="0.0906816584179338" calcext:value-type="float">
            <text:p>0.0906816584</text:p>
          </table:table-cell>
          <table:table-cell table:formula="of:=[.AF13]/[.AF67]" office:value-type="float" office:value="0.0975182932150974" calcext:value-type="float">
            <text:p>0.0975182932</text:p>
          </table:table-cell>
          <table:table-cell table:formula="of:=[.AG13]/[.AG67]" office:value-type="float" office:value="0.0500107470387294" calcext:value-type="float">
            <text:p>0.050010747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14]/[.B68]" office:value-type="float" office:value="0.0328336694551969" calcext:value-type="float">
            <text:p>0.0328336695</text:p>
          </table:table-cell>
          <table:table-cell table:formula="of:=[.C14]/[.C68]" office:value-type="float" office:value="0.011457970823921" calcext:value-type="float">
            <text:p>0.0114579708</text:p>
          </table:table-cell>
          <table:table-cell table:formula="of:=[.D14]/[.D68]" office:value-type="float" office:value="0.021463667767639" calcext:value-type="float">
            <text:p>0.0214636678</text:p>
          </table:table-cell>
          <table:table-cell table:formula="of:=[.E14]/[.E68]" office:value-type="float" office:value="0.0222141473917249" calcext:value-type="float">
            <text:p>0.0222141474</text:p>
          </table:table-cell>
          <table:table-cell table:formula="of:=[.F14]/[.F68]" office:value-type="float" office:value="0.0310920345450507" calcext:value-type="float">
            <text:p>0.0310920345</text:p>
          </table:table-cell>
          <table:table-cell table:formula="of:=[.G14]/[.G68]" office:value-type="float" office:value="0.0239379873558932" calcext:value-type="float">
            <text:p>0.0239379874</text:p>
          </table:table-cell>
          <table:table-cell table:formula="of:=[.H14]/[.H68]" office:value-type="float" office:value="0.0432410127240477" calcext:value-type="float">
            <text:p>0.0432410127</text:p>
          </table:table-cell>
          <table:table-cell table:formula="of:=[.I14]/[.I68]" office:value-type="float" office:value="0.0431867362239966" calcext:value-type="float">
            <text:p>0.0431867362</text:p>
          </table:table-cell>
          <table:table-cell table:formula="of:=[.J14]/[.J68]" office:value-type="float" office:value="0.0447539732464863" calcext:value-type="float">
            <text:p>0.0447539732</text:p>
          </table:table-cell>
          <table:table-cell table:formula="of:=[.K14]/[.K68]" office:value-type="float" office:value="0.0483624542399836" calcext:value-type="float">
            <text:p>0.0483624542</text:p>
          </table:table-cell>
          <table:table-cell table:formula="of:=[.L14]/[.L68]" office:value-type="float" office:value="0.0598868026884775" calcext:value-type="float">
            <text:p>0.0598868027</text:p>
          </table:table-cell>
          <table:table-cell table:formula="of:=[.M14]/[.M68]" office:value-type="float" office:value="0.0387412616689091" calcext:value-type="float">
            <text:p>0.0387412617</text:p>
          </table:table-cell>
          <table:table-cell table:formula="of:=[.N14]/[.N68]" office:value-type="float" office:value="0.0704918481510518" calcext:value-type="float">
            <text:p>0.0704918482</text:p>
          </table:table-cell>
          <table:table-cell table:formula="of:=[.O14]/[.O68]" office:value-type="float" office:value="0.0711200662534908" calcext:value-type="float">
            <text:p>0.0711200663</text:p>
          </table:table-cell>
          <table:table-cell table:formula="of:=[.P14]/[.P68]" office:value-type="float" office:value="0.0617241942010467" calcext:value-type="float">
            <text:p>0.0617241942</text:p>
          </table:table-cell>
          <table:table-cell table:formula="of:=[.Q14]/[.Q68]" office:value-type="float" office:value="0.0831078926126762" calcext:value-type="float">
            <text:p>0.0831078926</text:p>
          </table:table-cell>
          <table:table-cell table:formula="of:=[.R14]/[.R68]" office:value-type="float" office:value="0.0694526168818762" calcext:value-type="float">
            <text:p>0.0694526169</text:p>
          </table:table-cell>
          <table:table-cell table:formula="of:=[.S14]/[.S68]" office:value-type="float" office:value="0.0739802910231781" calcext:value-type="float">
            <text:p>0.073980291</text:p>
          </table:table-cell>
          <table:table-cell table:formula="of:=[.T14]/[.T68]" office:value-type="float" office:value="0.0734322714486527" calcext:value-type="float">
            <text:p>0.0734322714</text:p>
          </table:table-cell>
          <table:table-cell table:formula="of:=[.U14]/[.U68]" office:value-type="float" office:value="0.0846914983891488" calcext:value-type="float">
            <text:p>0.0846914984</text:p>
          </table:table-cell>
          <table:table-cell table:formula="of:=[.V14]/[.V68]" office:value-type="float" office:value="0.0675065835217151" calcext:value-type="float">
            <text:p>0.0675065835</text:p>
          </table:table-cell>
          <table:table-cell table:formula="of:=[.W14]/[.W68]" office:value-type="float" office:value="0.0910745473354764" calcext:value-type="float">
            <text:p>0.0910745473</text:p>
          </table:table-cell>
          <table:table-cell table:formula="of:=[.X14]/[.X68]" office:value-type="float" office:value="0.0570402804647046" calcext:value-type="float">
            <text:p>0.0570402805</text:p>
          </table:table-cell>
          <table:table-cell table:formula="of:=[.Y14]/[.Y68]" office:value-type="float" office:value="0.0817896536404422" calcext:value-type="float">
            <text:p>0.0817896536</text:p>
          </table:table-cell>
          <table:table-cell table:formula="of:=[.Z14]/[.Z68]" office:value-type="float" office:value="0.0492734537499223" calcext:value-type="float">
            <text:p>0.0492734537</text:p>
          </table:table-cell>
          <table:table-cell table:formula="of:=[.AA14]/[.AA68]" office:value-type="float" office:value="0.0912485682768656" calcext:value-type="float">
            <text:p>0.0912485683</text:p>
          </table:table-cell>
          <table:table-cell table:formula="of:=[.AB14]/[.AB68]" office:value-type="float" office:value="0.0988815881274092" calcext:value-type="float">
            <text:p>0.0988815881</text:p>
          </table:table-cell>
          <table:table-cell table:formula="of:=[.AC14]/[.AC68]" office:value-type="float" office:value="0.0949706808192602" calcext:value-type="float">
            <text:p>0.0949706808</text:p>
          </table:table-cell>
          <table:table-cell table:formula="of:=[.AD14]/[.AD68]" office:value-type="float" office:value="0.100938141890738" calcext:value-type="float">
            <text:p>0.1009381419</text:p>
          </table:table-cell>
          <table:table-cell table:formula="of:=[.AE14]/[.AE68]" office:value-type="float" office:value="0.0603200780034657" calcext:value-type="float">
            <text:p>0.060320078</text:p>
          </table:table-cell>
          <table:table-cell table:formula="of:=[.AF14]/[.AF68]" office:value-type="float" office:value="0.106536653487547" calcext:value-type="float">
            <text:p>0.1065366535</text:p>
          </table:table-cell>
          <table:table-cell table:formula="of:=[.AG14]/[.AG68]" office:value-type="float" office:value="0.111079065100641" calcext:value-type="float">
            <text:p>0.1110790651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15]/[.B69]" office:value-type="float" office:value="0.0348059517410864" calcext:value-type="float">
            <text:p>0.0348059517</text:p>
          </table:table-cell>
          <table:table-cell table:formula="of:=[.C15]/[.C69]" office:value-type="float" office:value="0.0109082099685524" calcext:value-type="float">
            <text:p>0.01090821</text:p>
          </table:table-cell>
          <table:table-cell table:formula="of:=[.D15]/[.D69]" office:value-type="float" office:value="0.0193222383749194" calcext:value-type="float">
            <text:p>0.0193222384</text:p>
          </table:table-cell>
          <table:table-cell table:formula="of:=[.E15]/[.E69]" office:value-type="float" office:value="0.0218604862298188" calcext:value-type="float">
            <text:p>0.0218604862</text:p>
          </table:table-cell>
          <table:table-cell table:formula="of:=[.F15]/[.F69]" office:value-type="float" office:value="0.0286110182167202" calcext:value-type="float">
            <text:p>0.0286110182</text:p>
          </table:table-cell>
          <table:table-cell table:formula="of:=[.G15]/[.G69]" office:value-type="float" office:value="0.0313066352494737" calcext:value-type="float">
            <text:p>0.0313066352</text:p>
          </table:table-cell>
          <table:table-cell table:formula="of:=[.H15]/[.H69]" office:value-type="float" office:value="0.0335078901369477" calcext:value-type="float">
            <text:p>0.0335078901</text:p>
          </table:table-cell>
          <table:table-cell table:formula="of:=[.I15]/[.I69]" office:value-type="float" office:value="0.0321866871975348" calcext:value-type="float">
            <text:p>0.0321866872</text:p>
          </table:table-cell>
          <table:table-cell table:formula="of:=[.J15]/[.J69]" office:value-type="float" office:value="0.0425718166106947" calcext:value-type="float">
            <text:p>0.0425718166</text:p>
          </table:table-cell>
          <table:table-cell table:formula="of:=[.K15]/[.K69]" office:value-type="float" office:value="0.0449575607822715" calcext:value-type="float">
            <text:p>0.0449575608</text:p>
          </table:table-cell>
          <table:table-cell table:formula="of:=[.L15]/[.L69]" office:value-type="float" office:value="0.0502458768626075" calcext:value-type="float">
            <text:p>0.0502458769</text:p>
          </table:table-cell>
          <table:table-cell table:formula="of:=[.M15]/[.M69]" office:value-type="float" office:value="0.0443167054233819" calcext:value-type="float">
            <text:p>0.0443167054</text:p>
          </table:table-cell>
          <table:table-cell table:formula="of:=[.N15]/[.N69]" office:value-type="float" office:value="0.0404030189134603" calcext:value-type="float">
            <text:p>0.0404030189</text:p>
          </table:table-cell>
          <table:table-cell table:formula="of:=[.O15]/[.O69]" office:value-type="float" office:value="0.0598722588150716" calcext:value-type="float">
            <text:p>0.0598722588</text:p>
          </table:table-cell>
          <table:table-cell table:formula="of:=[.P15]/[.P69]" office:value-type="float" office:value="0.064103688350855" calcext:value-type="float">
            <text:p>0.0641036884</text:p>
          </table:table-cell>
          <table:table-cell table:formula="of:=[.Q15]/[.Q69]" office:value-type="float" office:value="0.0509622480811273" calcext:value-type="float">
            <text:p>0.0509622481</text:p>
          </table:table-cell>
          <table:table-cell table:formula="of:=[.R15]/[.R69]" office:value-type="float" office:value="0.0639365263996559" calcext:value-type="float">
            <text:p>0.0639365264</text:p>
          </table:table-cell>
          <table:table-cell table:formula="of:=[.S15]/[.S69]" office:value-type="float" office:value="0.0552400151738283" calcext:value-type="float">
            <text:p>0.0552400152</text:p>
          </table:table-cell>
          <table:table-cell table:formula="of:=[.T15]/[.T69]" office:value-type="float" office:value="0.058134635947442" calcext:value-type="float">
            <text:p>0.0581346359</text:p>
          </table:table-cell>
          <table:table-cell table:formula="of:=[.U15]/[.U69]" office:value-type="float" office:value="0.0634068974324899" calcext:value-type="float">
            <text:p>0.0634068974</text:p>
          </table:table-cell>
          <table:table-cell table:formula="of:=[.V15]/[.V69]" office:value-type="float" office:value="0.0564558600029053" calcext:value-type="float">
            <text:p>0.05645586</text:p>
          </table:table-cell>
          <table:table-cell table:formula="of:=[.W15]/[.W69]" office:value-type="float" office:value="0.0727354711865305" calcext:value-type="float">
            <text:p>0.0727354712</text:p>
          </table:table-cell>
          <table:table-cell table:formula="of:=[.X15]/[.X69]" office:value-type="float" office:value="0.0788183658054324" calcext:value-type="float">
            <text:p>0.0788183658</text:p>
          </table:table-cell>
          <table:table-cell table:formula="of:=[.Y15]/[.Y69]" office:value-type="float" office:value="0.0719934246230452" calcext:value-type="float">
            <text:p>0.0719934246</text:p>
          </table:table-cell>
          <table:table-cell table:formula="of:=[.Z15]/[.Z69]" office:value-type="float" office:value="0.078323444843149" calcext:value-type="float">
            <text:p>0.0783234448</text:p>
          </table:table-cell>
          <table:table-cell table:formula="of:=[.AA15]/[.AA69]" office:value-type="float" office:value="0.0756343148181922" calcext:value-type="float">
            <text:p>0.0756343148</text:p>
          </table:table-cell>
          <table:table-cell table:formula="of:=[.AB15]/[.AB69]" office:value-type="float" office:value="0.0879626834167197" calcext:value-type="float">
            <text:p>0.0879626834</text:p>
          </table:table-cell>
          <table:table-cell table:formula="of:=[.AC15]/[.AC69]" office:value-type="float" office:value="0.0779196398950708" calcext:value-type="float">
            <text:p>0.0779196399</text:p>
          </table:table-cell>
          <table:table-cell table:formula="of:=[.AD15]/[.AD69]" office:value-type="float" office:value="0.095784780664397" calcext:value-type="float">
            <text:p>0.0957847807</text:p>
          </table:table-cell>
          <table:table-cell table:formula="of:=[.AE15]/[.AE69]" office:value-type="float" office:value="0.084092953080301" calcext:value-type="float">
            <text:p>0.0840929531</text:p>
          </table:table-cell>
          <table:table-cell table:formula="of:=[.AF15]/[.AF69]" office:value-type="float" office:value="0.102262842098995" calcext:value-type="float">
            <text:p>0.1022628421</text:p>
          </table:table-cell>
          <table:table-cell table:formula="of:=[.AG15]/[.AG69]" office:value-type="float" office:value="0.113481180389225" calcext:value-type="float">
            <text:p>0.1134811804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16]/[.B70]" office:value-type="float" office:value="0.0365211376422506" calcext:value-type="float">
            <text:p>0.0365211376</text:p>
          </table:table-cell>
          <table:table-cell table:formula="of:=[.C16]/[.C70]" office:value-type="float" office:value="0.0113211434504223" calcext:value-type="float">
            <text:p>0.0113211435</text:p>
          </table:table-cell>
          <table:table-cell table:formula="of:=[.D16]/[.D70]" office:value-type="float" office:value="0.0194907896745956" calcext:value-type="float">
            <text:p>0.0194907897</text:p>
          </table:table-cell>
          <table:table-cell table:formula="of:=[.E16]/[.E70]" office:value-type="float" office:value="0.0216967398324169" calcext:value-type="float">
            <text:p>0.0216967398</text:p>
          </table:table-cell>
          <table:table-cell table:formula="of:=[.F16]/[.F70]" office:value-type="float" office:value="0.030310678524807" calcext:value-type="float">
            <text:p>0.0303106785</text:p>
          </table:table-cell>
          <table:table-cell table:formula="of:=[.G16]/[.G70]" office:value-type="float" office:value="0.0320664755765697" calcext:value-type="float">
            <text:p>0.0320664756</text:p>
          </table:table-cell>
          <table:table-cell table:formula="of:=[.H16]/[.H70]" office:value-type="float" office:value="0.035297245178443" calcext:value-type="float">
            <text:p>0.0352972452</text:p>
          </table:table-cell>
          <table:table-cell table:formula="of:=[.I16]/[.I70]" office:value-type="float" office:value="0.0366705917663368" calcext:value-type="float">
            <text:p>0.0366705918</text:p>
          </table:table-cell>
          <table:table-cell table:formula="of:=[.J16]/[.J70]" office:value-type="float" office:value="0.039685968987955" calcext:value-type="float">
            <text:p>0.039685969</text:p>
          </table:table-cell>
          <table:table-cell table:formula="of:=[.K16]/[.K70]" office:value-type="float" office:value="0.0429835902921835" calcext:value-type="float">
            <text:p>0.0429835903</text:p>
          </table:table-cell>
          <table:table-cell table:formula="of:=[.L16]/[.L70]" office:value-type="float" office:value="0.0452322211895382" calcext:value-type="float">
            <text:p>0.0452322212</text:p>
          </table:table-cell>
          <table:table-cell table:formula="of:=[.M16]/[.M70]" office:value-type="float" office:value="0.0475245592559934" calcext:value-type="float">
            <text:p>0.0475245593</text:p>
          </table:table-cell>
          <table:table-cell table:formula="of:=[.N16]/[.N70]" office:value-type="float" office:value="0.0575041761626834" calcext:value-type="float">
            <text:p>0.0575041762</text:p>
          </table:table-cell>
          <table:table-cell table:formula="of:=[.O16]/[.O70]" office:value-type="float" office:value="0.0536715402938913" calcext:value-type="float">
            <text:p>0.0536715403</text:p>
          </table:table-cell>
          <table:table-cell table:formula="of:=[.P16]/[.P70]" office:value-type="float" office:value="0.0562799254493845" calcext:value-type="float">
            <text:p>0.0562799254</text:p>
          </table:table-cell>
          <table:table-cell table:formula="of:=[.Q16]/[.Q70]" office:value-type="float" office:value="0.0519081054067427" calcext:value-type="float">
            <text:p>0.0519081054</text:p>
          </table:table-cell>
          <table:table-cell table:formula="of:=[.R16]/[.R70]" office:value-type="float" office:value="0.0588948507479078" calcext:value-type="float">
            <text:p>0.0588948507</text:p>
          </table:table-cell>
          <table:table-cell table:formula="of:=[.S16]/[.S70]" office:value-type="float" office:value="0.060932190710384" calcext:value-type="float">
            <text:p>0.0609321907</text:p>
          </table:table-cell>
          <table:table-cell table:formula="of:=[.T16]/[.T70]" office:value-type="float" office:value="0.0656403368846905" calcext:value-type="float">
            <text:p>0.0656403369</text:p>
          </table:table-cell>
          <table:table-cell table:formula="of:=[.U16]/[.U70]" office:value-type="float" office:value="0.0696538250197456" calcext:value-type="float">
            <text:p>0.069653825</text:p>
          </table:table-cell>
          <table:table-cell table:formula="of:=[.V16]/[.V70]" office:value-type="float" office:value="0.0648446883921869" calcext:value-type="float">
            <text:p>0.0648446884</text:p>
          </table:table-cell>
          <table:table-cell table:formula="of:=[.W16]/[.W70]" office:value-type="float" office:value="0.068408679989413" calcext:value-type="float">
            <text:p>0.06840868</text:p>
          </table:table-cell>
          <table:table-cell table:formula="of:=[.X16]/[.X70]" office:value-type="float" office:value="0.0792145108147776" calcext:value-type="float">
            <text:p>0.0792145108</text:p>
          </table:table-cell>
          <table:table-cell table:formula="of:=[.Y16]/[.Y70]" office:value-type="float" office:value="0.0695038015706908" calcext:value-type="float">
            <text:p>0.0695038016</text:p>
          </table:table-cell>
          <table:table-cell table:formula="of:=[.Z16]/[.Z70]" office:value-type="float" office:value="0.0675068693698645" calcext:value-type="float">
            <text:p>0.0675068694</text:p>
          </table:table-cell>
          <table:table-cell table:formula="of:=[.AA16]/[.AA70]" office:value-type="float" office:value="0.0757247228295074" calcext:value-type="float">
            <text:p>0.0757247228</text:p>
          </table:table-cell>
          <table:table-cell table:formula="of:=[.AB16]/[.AB70]" office:value-type="float" office:value="0.0835638223431036" calcext:value-type="float">
            <text:p>0.0835638223</text:p>
          </table:table-cell>
          <table:table-cell table:formula="of:=[.AC16]/[.AC70]" office:value-type="float" office:value="0.084423635351082" calcext:value-type="float">
            <text:p>0.0844236354</text:p>
          </table:table-cell>
          <table:table-cell table:formula="of:=[.AD16]/[.AD70]" office:value-type="float" office:value="0.0866410577134477" calcext:value-type="float">
            <text:p>0.0866410577</text:p>
          </table:table-cell>
          <table:table-cell table:formula="of:=[.AE16]/[.AE70]" office:value-type="float" office:value="0.0897036378171552" calcext:value-type="float">
            <text:p>0.0897036378</text:p>
          </table:table-cell>
          <table:table-cell table:formula="of:=[.AF16]/[.AF70]" office:value-type="float" office:value="0.108860862901582" calcext:value-type="float">
            <text:p>0.1088608629</text:p>
          </table:table-cell>
          <table:table-cell table:formula="of:=[.AG16]/[.AG70]" office:value-type="float" office:value="0.0985837398349115" calcext:value-type="float">
            <text:p>0.0985837398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17]/[.B71]" office:value-type="float" office:value="0.0390173747905442" calcext:value-type="float">
            <text:p>0.0390173748</text:p>
          </table:table-cell>
          <table:table-cell table:formula="of:=[.C17]/[.C71]" office:value-type="float" office:value="0.0120374644256418" calcext:value-type="float">
            <text:p>0.0120374644</text:p>
          </table:table-cell>
          <table:table-cell table:formula="of:=[.D17]/[.D71]" office:value-type="float" office:value="0.0211318863717731" calcext:value-type="float">
            <text:p>0.0211318864</text:p>
          </table:table-cell>
          <table:table-cell table:formula="of:=[.E17]/[.E71]" office:value-type="float" office:value="0.0226425815504851" calcext:value-type="float">
            <text:p>0.0226425816</text:p>
          </table:table-cell>
          <table:table-cell table:formula="of:=[.F17]/[.F71]" office:value-type="float" office:value="0.0309945032566584" calcext:value-type="float">
            <text:p>0.0309945033</text:p>
          </table:table-cell>
          <table:table-cell table:formula="of:=[.G17]/[.G71]" office:value-type="float" office:value="0.0326130795891192" calcext:value-type="float">
            <text:p>0.0326130796</text:p>
          </table:table-cell>
          <table:table-cell table:formula="of:=[.H17]/[.H71]" office:value-type="float" office:value="0.03740942476362" calcext:value-type="float">
            <text:p>0.0374094248</text:p>
          </table:table-cell>
          <table:table-cell table:formula="of:=[.I17]/[.I71]" office:value-type="float" office:value="0.037196470696105" calcext:value-type="float">
            <text:p>0.0371964707</text:p>
          </table:table-cell>
          <table:table-cell table:formula="of:=[.J17]/[.J71]" office:value-type="float" office:value="0.0418625680286914" calcext:value-type="float">
            <text:p>0.041862568</text:p>
          </table:table-cell>
          <table:table-cell table:formula="of:=[.K17]/[.K71]" office:value-type="float" office:value="0.0449079934025174" calcext:value-type="float">
            <text:p>0.0449079934</text:p>
          </table:table-cell>
          <table:table-cell table:formula="of:=[.L17]/[.L71]" office:value-type="float" office:value="0.0470868782290416" calcext:value-type="float">
            <text:p>0.0470868782</text:p>
          </table:table-cell>
          <table:table-cell table:formula="of:=[.M17]/[.M71]" office:value-type="float" office:value="0.0506985747679062" calcext:value-type="float">
            <text:p>0.0506985748</text:p>
          </table:table-cell>
          <table:table-cell table:formula="of:=[.N17]/[.N71]" office:value-type="float" office:value="0.0582467959477638" calcext:value-type="float">
            <text:p>0.0582467959</text:p>
          </table:table-cell>
          <table:table-cell table:formula="of:=[.O17]/[.O71]" office:value-type="float" office:value="0.055913305742936" calcext:value-type="float">
            <text:p>0.0559133057</text:p>
          </table:table-cell>
          <table:table-cell table:formula="of:=[.P17]/[.P71]" office:value-type="float" office:value="0.0582739286611483" calcext:value-type="float">
            <text:p>0.0582739287</text:p>
          </table:table-cell>
          <table:table-cell table:formula="of:=[.Q17]/[.Q71]" office:value-type="float" office:value="0.0646531408265361" calcext:value-type="float">
            <text:p>0.0646531408</text:p>
          </table:table-cell>
          <table:table-cell table:formula="of:=[.R17]/[.R71]" office:value-type="float" office:value="0.0638288697965539" calcext:value-type="float">
            <text:p>0.0638288698</text:p>
          </table:table-cell>
          <table:table-cell table:formula="of:=[.S17]/[.S71]" office:value-type="float" office:value="0.0662561609883223" calcext:value-type="float">
            <text:p>0.066256161</text:p>
          </table:table-cell>
          <table:table-cell table:formula="of:=[.T17]/[.T71]" office:value-type="float" office:value="0.0690461232938082" calcext:value-type="float">
            <text:p>0.0690461233</text:p>
          </table:table-cell>
          <table:table-cell table:formula="of:=[.U17]/[.U71]" office:value-type="float" office:value="0.0712816208449736" calcext:value-type="float">
            <text:p>0.0712816208</text:p>
          </table:table-cell>
          <table:table-cell table:formula="of:=[.V17]/[.V71]" office:value-type="float" office:value="0.0679636365943659" calcext:value-type="float">
            <text:p>0.0679636366</text:p>
          </table:table-cell>
          <table:table-cell table:formula="of:=[.W17]/[.W71]" office:value-type="float" office:value="0.0686164767555249" calcext:value-type="float">
            <text:p>0.0686164768</text:p>
          </table:table-cell>
          <table:table-cell table:formula="of:=[.X17]/[.X71]" office:value-type="float" office:value="0.0797856697384965" calcext:value-type="float">
            <text:p>0.0797856697</text:p>
          </table:table-cell>
          <table:table-cell table:formula="of:=[.Y17]/[.Y71]" office:value-type="float" office:value="0.0737303840996457" calcext:value-type="float">
            <text:p>0.0737303841</text:p>
          </table:table-cell>
          <table:table-cell table:formula="of:=[.Z17]/[.Z71]" office:value-type="float" office:value="0.0792558198951056" calcext:value-type="float">
            <text:p>0.0792558199</text:p>
          </table:table-cell>
          <table:table-cell table:formula="of:=[.AA17]/[.AA71]" office:value-type="float" office:value="0.0862181946300398" calcext:value-type="float">
            <text:p>0.0862181946</text:p>
          </table:table-cell>
          <table:table-cell table:formula="of:=[.AB17]/[.AB71]" office:value-type="float" office:value="0.077204513512904" calcext:value-type="float">
            <text:p>0.0772045135</text:p>
          </table:table-cell>
          <table:table-cell table:formula="of:=[.AC17]/[.AC71]" office:value-type="float" office:value="0.0886013702021103" calcext:value-type="float">
            <text:p>0.0886013702</text:p>
          </table:table-cell>
          <table:table-cell table:formula="of:=[.AD17]/[.AD71]" office:value-type="float" office:value="0.0953367840541561" calcext:value-type="float">
            <text:p>0.0953367841</text:p>
          </table:table-cell>
          <table:table-cell table:formula="of:=[.AE17]/[.AE71]" office:value-type="float" office:value="0.0867570915745418" calcext:value-type="float">
            <text:p>0.0867570916</text:p>
          </table:table-cell>
          <table:table-cell table:formula="of:=[.AF17]/[.AF71]" office:value-type="float" office:value="0.0980584609944208" calcext:value-type="float">
            <text:p>0.098058461</text:p>
          </table:table-cell>
          <table:table-cell table:formula="of:=[.AG17]/[.AG71]" office:value-type="float" office:value="0.0889650512462946" calcext:value-type="float">
            <text:p>0.0889650512</text:p>
          </table:table-cell>
        </table:table-row>
        <table:table-row table:style-name="ro2">
          <table:table-cell table:number-columns-repeated="33"/>
        </table:table-row>
        <table:table-row table:style-name="ro3">
          <table:table-cell office:value-type="string" calcext:value-type="string">
            <text:p>fib_omp_scatt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]/[.B74]" office:value-type="float" office:value="0.0191989387578537" calcext:value-type="float">
            <text:p>0.0191989388</text:p>
          </table:table-cell>
          <table:table-cell table:formula="of:=[.C2]/[.C74]" office:value-type="float" office:value="0.0167785211698504" calcext:value-type="float">
            <text:p>0.0167785212</text:p>
          </table:table-cell>
          <table:table-cell table:formula="of:=[.D2]/[.D74]" office:value-type="float" office:value="0.0142123001871118" calcext:value-type="float">
            <text:p>0.0142123002</text:p>
          </table:table-cell>
          <table:table-cell table:formula="of:=[.E2]/[.E74]" office:value-type="float" office:value="0.01593273742917" calcext:value-type="float">
            <text:p>0.0159327374</text:p>
          </table:table-cell>
          <table:table-cell table:formula="of:=[.F2]/[.F74]" office:value-type="float" office:value="0.0161172748921176" calcext:value-type="float">
            <text:p>0.0161172749</text:p>
          </table:table-cell>
          <table:table-cell table:formula="of:=[.G2]/[.G74]" office:value-type="float" office:value="0.019464996533389" calcext:value-type="float">
            <text:p>0.0194649965</text:p>
          </table:table-cell>
          <table:table-cell table:formula="of:=[.H2]/[.H74]" office:value-type="float" office:value="0.0177228412866543" calcext:value-type="float">
            <text:p>0.0177228413</text:p>
          </table:table-cell>
          <table:table-cell table:formula="of:=[.I2]/[.I74]" office:value-type="float" office:value="0.0155691989561169" calcext:value-type="float">
            <text:p>0.015569199</text:p>
          </table:table-cell>
          <table:table-cell table:formula="of:=[.J2]/[.J74]" office:value-type="float" office:value="0.0182587084740029" calcext:value-type="float">
            <text:p>0.0182587085</text:p>
          </table:table-cell>
          <table:table-cell table:formula="of:=[.K2]/[.K74]" office:value-type="float" office:value="0.0182808828879998" calcext:value-type="float">
            <text:p>0.0182808829</text:p>
          </table:table-cell>
          <table:table-cell table:formula="of:=[.L2]/[.L74]" office:value-type="float" office:value="0.0189927963863912" calcext:value-type="float">
            <text:p>0.0189927964</text:p>
          </table:table-cell>
          <table:table-cell table:formula="of:=[.M2]/[.M74]" office:value-type="float" office:value="0.0117122093749991" calcext:value-type="float">
            <text:p>0.0117122094</text:p>
          </table:table-cell>
          <table:table-cell table:formula="of:=[.N2]/[.N74]" office:value-type="float" office:value="0.0170363467804969" calcext:value-type="float">
            <text:p>0.0170363468</text:p>
          </table:table-cell>
          <table:table-cell table:formula="of:=[.O2]/[.O74]" office:value-type="float" office:value="0.0171903411646619" calcext:value-type="float">
            <text:p>0.0171903412</text:p>
          </table:table-cell>
          <table:table-cell table:formula="of:=[.P2]/[.P74]" office:value-type="float" office:value="0.0171953862967481" calcext:value-type="float">
            <text:p>0.0171953863</text:p>
          </table:table-cell>
          <table:table-cell table:formula="of:=[.Q2]/[.Q74]" office:value-type="float" office:value="0.013951826759107" calcext:value-type="float">
            <text:p>0.0139518268</text:p>
          </table:table-cell>
          <table:table-cell table:formula="of:=[.R2]/[.R74]" office:value-type="float" office:value="0.0153360954482989" calcext:value-type="float">
            <text:p>0.0153360954</text:p>
          </table:table-cell>
          <table:table-cell table:formula="of:=[.S2]/[.S74]" office:value-type="float" office:value="0.0142204533575224" calcext:value-type="float">
            <text:p>0.0142204534</text:p>
          </table:table-cell>
          <table:table-cell table:formula="of:=[.T2]/[.T74]" office:value-type="float" office:value="0.00640900129283933" calcext:value-type="float">
            <text:p>0.0064090013</text:p>
          </table:table-cell>
          <table:table-cell table:formula="of:=[.U2]/[.U74]" office:value-type="float" office:value="0.0127238656894995" calcext:value-type="float">
            <text:p>0.0127238657</text:p>
          </table:table-cell>
          <table:table-cell table:formula="of:=[.V2]/[.V74]" office:value-type="float" office:value="0.00735714487966909" calcext:value-type="float">
            <text:p>0.0073571449</text:p>
          </table:table-cell>
          <table:table-cell table:formula="of:=[.W2]/[.W74]" office:value-type="float" office:value="0.0103966991037281" calcext:value-type="float">
            <text:p>0.0103966991</text:p>
          </table:table-cell>
          <table:table-cell table:formula="of:=[.X2]/[.X74]" office:value-type="float" office:value="0.00843334815806683" calcext:value-type="float">
            <text:p>0.0084333482</text:p>
          </table:table-cell>
          <table:table-cell table:formula="of:=[.Y2]/[.Y74]" office:value-type="float" office:value="0.00490984283890075" calcext:value-type="float">
            <text:p>0.0049098428</text:p>
          </table:table-cell>
          <table:table-cell table:formula="of:=[.Z2]/[.Z74]" office:value-type="float" office:value="0.00888676334396879" calcext:value-type="float">
            <text:p>0.0088867633</text:p>
          </table:table-cell>
          <table:table-cell table:formula="of:=[.AA2]/[.AA74]" office:value-type="float" office:value="0.00603250013174654" calcext:value-type="float">
            <text:p>0.0060325001</text:p>
          </table:table-cell>
          <table:table-cell table:formula="of:=[.AB2]/[.AB74]" office:value-type="float" office:value="0.0010254222751296" calcext:value-type="float">
            <text:p>0.0010254223</text:p>
          </table:table-cell>
          <table:table-cell table:formula="of:=[.AC2]/[.AC74]" office:value-type="float" office:value="0.00124904083052095" calcext:value-type="float">
            <text:p>0.0012490408</text:p>
          </table:table-cell>
          <table:table-cell table:formula="of:=[.AD2]/[.AD74]" office:value-type="float" office:value="0.00765500373160929" calcext:value-type="float">
            <text:p>0.0076550037</text:p>
          </table:table-cell>
          <table:table-cell table:formula="of:=[.AE2]/[.AE74]" office:value-type="float" office:value="0.00701604009932317" calcext:value-type="float">
            <text:p>0.0070160401</text:p>
          </table:table-cell>
          <table:table-cell table:formula="of:=[.AF2]/[.AF74]" office:value-type="float" office:value="0.00631009121602437" calcext:value-type="float">
            <text:p>0.0063100912</text:p>
          </table:table-cell>
          <table:table-cell table:formula="of:=[.AG2]/[.AG74]" office:value-type="float" office:value="0.0088933796359783" calcext:value-type="float">
            <text:p>0.008893379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3]/[.B75]" office:value-type="float" office:value="0.013324170277356" calcext:value-type="float">
            <text:p>0.0133241703</text:p>
          </table:table-cell>
          <table:table-cell table:formula="of:=[.C3]/[.C75]" office:value-type="float" office:value="0.0100882558084049" calcext:value-type="float">
            <text:p>0.0100882558</text:p>
          </table:table-cell>
          <table:table-cell table:formula="of:=[.D3]/[.D75]" office:value-type="float" office:value="0.00947378194040528" calcext:value-type="float">
            <text:p>0.0094737819</text:p>
          </table:table-cell>
          <table:table-cell table:formula="of:=[.E3]/[.E75]" office:value-type="float" office:value="0.0104704971958862" calcext:value-type="float">
            <text:p>0.0104704972</text:p>
          </table:table-cell>
          <table:table-cell table:formula="of:=[.F3]/[.F75]" office:value-type="float" office:value="0.0110884889010422" calcext:value-type="float">
            <text:p>0.0110884889</text:p>
          </table:table-cell>
          <table:table-cell table:formula="of:=[.G3]/[.G75]" office:value-type="float" office:value="0.0111456472752734" calcext:value-type="float">
            <text:p>0.0111456473</text:p>
          </table:table-cell>
          <table:table-cell table:formula="of:=[.H3]/[.H75]" office:value-type="float" office:value="0.010760405875707" calcext:value-type="float">
            <text:p>0.0107604059</text:p>
          </table:table-cell>
          <table:table-cell table:formula="of:=[.I3]/[.I75]" office:value-type="float" office:value="0.0130084707720843" calcext:value-type="float">
            <text:p>0.0130084708</text:p>
          </table:table-cell>
          <table:table-cell table:formula="of:=[.J3]/[.J75]" office:value-type="float" office:value="0.012235596044889" calcext:value-type="float">
            <text:p>0.012235596</text:p>
          </table:table-cell>
          <table:table-cell table:formula="of:=[.K3]/[.K75]" office:value-type="float" office:value="0.0160410362656635" calcext:value-type="float">
            <text:p>0.0160410363</text:p>
          </table:table-cell>
          <table:table-cell table:formula="of:=[.L3]/[.L75]" office:value-type="float" office:value="0.0113526001771734" calcext:value-type="float">
            <text:p>0.0113526002</text:p>
          </table:table-cell>
          <table:table-cell table:formula="of:=[.M3]/[.M75]" office:value-type="float" office:value="0.0125415494031758" calcext:value-type="float">
            <text:p>0.0125415494</text:p>
          </table:table-cell>
          <table:table-cell table:formula="of:=[.N3]/[.N75]" office:value-type="float" office:value="0.0118613672051641" calcext:value-type="float">
            <text:p>0.0118613672</text:p>
          </table:table-cell>
          <table:table-cell table:formula="of:=[.O3]/[.O75]" office:value-type="float" office:value="0.0113887959099343" calcext:value-type="float">
            <text:p>0.0113887959</text:p>
          </table:table-cell>
          <table:table-cell table:formula="of:=[.P3]/[.P75]" office:value-type="float" office:value="0.0133372385451457" calcext:value-type="float">
            <text:p>0.0133372385</text:p>
          </table:table-cell>
          <table:table-cell table:formula="of:=[.Q3]/[.Q75]" office:value-type="float" office:value="0.0103942081813148" calcext:value-type="float">
            <text:p>0.0103942082</text:p>
          </table:table-cell>
          <table:table-cell table:formula="of:=[.R3]/[.R75]" office:value-type="float" office:value="0.0096249313692723" calcext:value-type="float">
            <text:p>0.0096249314</text:p>
          </table:table-cell>
          <table:table-cell table:formula="of:=[.S3]/[.S75]" office:value-type="float" office:value="0.00820321557872099" calcext:value-type="float">
            <text:p>0.0082032156</text:p>
          </table:table-cell>
          <table:table-cell table:formula="of:=[.T3]/[.T75]" office:value-type="float" office:value="0.00889060645875472" calcext:value-type="float">
            <text:p>0.0088906065</text:p>
          </table:table-cell>
          <table:table-cell table:formula="of:=[.U3]/[.U75]" office:value-type="float" office:value="0.0098574926967834" calcext:value-type="float">
            <text:p>0.0098574927</text:p>
          </table:table-cell>
          <table:table-cell table:formula="of:=[.V3]/[.V75]" office:value-type="float" office:value="0.00442491296434578" calcext:value-type="float">
            <text:p>0.004424913</text:p>
          </table:table-cell>
          <table:table-cell table:formula="of:=[.W3]/[.W75]" office:value-type="float" office:value="0.0117045258649269" calcext:value-type="float">
            <text:p>0.0117045259</text:p>
          </table:table-cell>
          <table:table-cell table:formula="of:=[.X3]/[.X75]" office:value-type="float" office:value="0.00635663101796838" calcext:value-type="float">
            <text:p>0.006356631</text:p>
          </table:table-cell>
          <table:table-cell table:formula="of:=[.Y3]/[.Y75]" office:value-type="float" office:value="0.00775779120849582" calcext:value-type="float">
            <text:p>0.0077577912</text:p>
          </table:table-cell>
          <table:table-cell table:formula="of:=[.Z3]/[.Z75]" office:value-type="float" office:value="0.00270328958168458" calcext:value-type="float">
            <text:p>0.0027032896</text:p>
          </table:table-cell>
          <table:table-cell table:formula="of:=[.AA3]/[.AA75]" office:value-type="float" office:value="0.00199280514520697" calcext:value-type="float">
            <text:p>0.0019928051</text:p>
          </table:table-cell>
          <table:table-cell table:formula="of:=[.AB3]/[.AB75]" office:value-type="float" office:value="0.00321451258440797" calcext:value-type="float">
            <text:p>0.0032145126</text:p>
          </table:table-cell>
          <table:table-cell table:formula="of:=[.AC3]/[.AC75]" office:value-type="float" office:value="0.00625568615518222" calcext:value-type="float">
            <text:p>0.0062556862</text:p>
          </table:table-cell>
          <table:table-cell table:formula="of:=[.AD3]/[.AD75]" office:value-type="float" office:value="0.00648945798523522" calcext:value-type="float">
            <text:p>0.006489458</text:p>
          </table:table-cell>
          <table:table-cell table:formula="of:=[.AE3]/[.AE75]" office:value-type="float" office:value="0.00570589847618604" calcext:value-type="float">
            <text:p>0.0057058985</text:p>
          </table:table-cell>
          <table:table-cell table:formula="of:=[.AF3]/[.AF75]" office:value-type="float" office:value="0.00158826104174917" calcext:value-type="float">
            <text:p>0.001588261</text:p>
          </table:table-cell>
          <table:table-cell table:formula="of:=[.AG3]/[.AG75]" office:value-type="float" office:value="0.00172997627754635" calcext:value-type="float">
            <text:p>0.0017299763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4]/[.B76]" office:value-type="float" office:value="0.0157229150299559" calcext:value-type="float">
            <text:p>0.015722915</text:p>
          </table:table-cell>
          <table:table-cell table:formula="of:=[.C4]/[.C76]" office:value-type="float" office:value="0.0124365664785634" calcext:value-type="float">
            <text:p>0.0124365665</text:p>
          </table:table-cell>
          <table:table-cell table:formula="of:=[.D4]/[.D76]" office:value-type="float" office:value="0.0112970969726235" calcext:value-type="float">
            <text:p>0.011297097</text:p>
          </table:table-cell>
          <table:table-cell table:formula="of:=[.E4]/[.E76]" office:value-type="float" office:value="0.0122452730324444" calcext:value-type="float">
            <text:p>0.012245273</text:p>
          </table:table-cell>
          <table:table-cell table:formula="of:=[.F4]/[.F76]" office:value-type="float" office:value="0.0163971214381752" calcext:value-type="float">
            <text:p>0.0163971214</text:p>
          </table:table-cell>
          <table:table-cell table:formula="of:=[.G4]/[.G76]" office:value-type="float" office:value="0.0163510730457489" calcext:value-type="float">
            <text:p>0.016351073</text:p>
          </table:table-cell>
          <table:table-cell table:formula="of:=[.H4]/[.H76]" office:value-type="float" office:value="0.0171470051007206" calcext:value-type="float">
            <text:p>0.0171470051</text:p>
          </table:table-cell>
          <table:table-cell table:formula="of:=[.I4]/[.I76]" office:value-type="float" office:value="0.0164043312258731" calcext:value-type="float">
            <text:p>0.0164043312</text:p>
          </table:table-cell>
          <table:table-cell table:formula="of:=[.J4]/[.J76]" office:value-type="float" office:value="0.0128054548176219" calcext:value-type="float">
            <text:p>0.0128054548</text:p>
          </table:table-cell>
          <table:table-cell table:formula="of:=[.K4]/[.K76]" office:value-type="float" office:value="0.0175958618814349" calcext:value-type="float">
            <text:p>0.0175958619</text:p>
          </table:table-cell>
          <table:table-cell table:formula="of:=[.L4]/[.L76]" office:value-type="float" office:value="0.0170073804110387" calcext:value-type="float">
            <text:p>0.0170073804</text:p>
          </table:table-cell>
          <table:table-cell table:formula="of:=[.M4]/[.M76]" office:value-type="float" office:value="0.0157228397822802" calcext:value-type="float">
            <text:p>0.0157228398</text:p>
          </table:table-cell>
          <table:table-cell table:formula="of:=[.N4]/[.N76]" office:value-type="float" office:value="0.0213558890644857" calcext:value-type="float">
            <text:p>0.0213558891</text:p>
          </table:table-cell>
          <table:table-cell table:formula="of:=[.O4]/[.O76]" office:value-type="float" office:value="0.0159577543688035" calcext:value-type="float">
            <text:p>0.0159577544</text:p>
          </table:table-cell>
          <table:table-cell table:formula="of:=[.P4]/[.P76]" office:value-type="float" office:value="0.0156762395964851" calcext:value-type="float">
            <text:p>0.0156762396</text:p>
          </table:table-cell>
          <table:table-cell table:formula="of:=[.Q4]/[.Q76]" office:value-type="float" office:value="0.0152410306810118" calcext:value-type="float">
            <text:p>0.0152410307</text:p>
          </table:table-cell>
          <table:table-cell table:formula="of:=[.R4]/[.R76]" office:value-type="float" office:value="0.00708854271762547" calcext:value-type="float">
            <text:p>0.0070885427</text:p>
          </table:table-cell>
          <table:table-cell table:formula="of:=[.S4]/[.S76]" office:value-type="float" office:value="0.00613309498962679" calcext:value-type="float">
            <text:p>0.006133095</text:p>
          </table:table-cell>
          <table:table-cell table:formula="of:=[.T4]/[.T76]" office:value-type="float" office:value="0.0134252998145901" calcext:value-type="float">
            <text:p>0.0134252998</text:p>
          </table:table-cell>
          <table:table-cell table:formula="of:=[.U4]/[.U76]" office:value-type="float" office:value="0.00203900778950055" calcext:value-type="float">
            <text:p>0.0020390078</text:p>
          </table:table-cell>
          <table:table-cell table:formula="of:=[.V4]/[.V76]" office:value-type="float" office:value="0.00527699611612542" calcext:value-type="float">
            <text:p>0.0052769961</text:p>
          </table:table-cell>
          <table:table-cell table:formula="of:=[.W4]/[.W76]" office:value-type="float" office:value="0.0104062027630036" calcext:value-type="float">
            <text:p>0.0104062028</text:p>
          </table:table-cell>
          <table:table-cell table:formula="of:=[.X4]/[.X76]" office:value-type="float" office:value="0.0105534902026824" calcext:value-type="float">
            <text:p>0.0105534902</text:p>
          </table:table-cell>
          <table:table-cell table:formula="of:=[.Y4]/[.Y76]" office:value-type="float" office:value="0.0131603548182156" calcext:value-type="float">
            <text:p>0.0131603548</text:p>
          </table:table-cell>
          <table:table-cell table:formula="of:=[.Z4]/[.Z76]" office:value-type="float" office:value="0.000842474761153296" calcext:value-type="float">
            <text:p>0.0008424748</text:p>
          </table:table-cell>
          <table:table-cell table:formula="of:=[.AA4]/[.AA76]" office:value-type="float" office:value="0.00718269375864469" calcext:value-type="float">
            <text:p>0.0071826938</text:p>
          </table:table-cell>
          <table:table-cell table:formula="of:=[.AB4]/[.AB76]" office:value-type="float" office:value="0.0116428951480395" calcext:value-type="float">
            <text:p>0.0116428951</text:p>
          </table:table-cell>
          <table:table-cell table:formula="of:=[.AC4]/[.AC76]" office:value-type="float" office:value="0.00467310683014252" calcext:value-type="float">
            <text:p>0.0046731068</text:p>
          </table:table-cell>
          <table:table-cell table:formula="of:=[.AD4]/[.AD76]" office:value-type="float" office:value="0.00549953580343188" calcext:value-type="float">
            <text:p>0.0054995358</text:p>
          </table:table-cell>
          <table:table-cell table:formula="of:=[.AE4]/[.AE76]" office:value-type="float" office:value="0.00127328038763463" calcext:value-type="float">
            <text:p>0.0012732804</text:p>
          </table:table-cell>
          <table:table-cell table:formula="of:=[.AF4]/[.AF76]" office:value-type="float" office:value="0.00293931481621548" calcext:value-type="float">
            <text:p>0.0029393148</text:p>
          </table:table-cell>
          <table:table-cell table:formula="of:=[.AG4]/[.AG76]" office:value-type="float" office:value="0.00498727359788143" calcext:value-type="float">
            <text:p>0.0049872736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5]/[.B77]" office:value-type="float" office:value="0.0168282311567611" calcext:value-type="float">
            <text:p>0.0168282312</text:p>
          </table:table-cell>
          <table:table-cell table:formula="of:=[.C5]/[.C77]" office:value-type="float" office:value="0.0154015900373918" calcext:value-type="float">
            <text:p>0.01540159</text:p>
          </table:table-cell>
          <table:table-cell table:formula="of:=[.D5]/[.D77]" office:value-type="float" office:value="0.0169414445956848" calcext:value-type="float">
            <text:p>0.0169414446</text:p>
          </table:table-cell>
          <table:table-cell table:formula="of:=[.E5]/[.E77]" office:value-type="float" office:value="0.0159252109656301" calcext:value-type="float">
            <text:p>0.015925211</text:p>
          </table:table-cell>
          <table:table-cell table:formula="of:=[.F5]/[.F77]" office:value-type="float" office:value="0.016721533879582" calcext:value-type="float">
            <text:p>0.0167215339</text:p>
          </table:table-cell>
          <table:table-cell table:formula="of:=[.G5]/[.G77]" office:value-type="float" office:value="0.0199603943515134" calcext:value-type="float">
            <text:p>0.0199603944</text:p>
          </table:table-cell>
          <table:table-cell table:formula="of:=[.H5]/[.H77]" office:value-type="float" office:value="0.0205159603693024" calcext:value-type="float">
            <text:p>0.0205159604</text:p>
          </table:table-cell>
          <table:table-cell table:formula="of:=[.I5]/[.I77]" office:value-type="float" office:value="0.0272291349026789" calcext:value-type="float">
            <text:p>0.0272291349</text:p>
          </table:table-cell>
          <table:table-cell table:formula="of:=[.J5]/[.J77]" office:value-type="float" office:value="0.0169987205807968" calcext:value-type="float">
            <text:p>0.0169987206</text:p>
          </table:table-cell>
          <table:table-cell table:formula="of:=[.K5]/[.K77]" office:value-type="float" office:value="0.0287250504200531" calcext:value-type="float">
            <text:p>0.0287250504</text:p>
          </table:table-cell>
          <table:table-cell table:formula="of:=[.L5]/[.L77]" office:value-type="float" office:value="0.0251858154277502" calcext:value-type="float">
            <text:p>0.0251858154</text:p>
          </table:table-cell>
          <table:table-cell table:formula="of:=[.M5]/[.M77]" office:value-type="float" office:value="0.0175718875389355" calcext:value-type="float">
            <text:p>0.0175718875</text:p>
          </table:table-cell>
          <table:table-cell table:formula="of:=[.N5]/[.N77]" office:value-type="float" office:value="0.0227431618643859" calcext:value-type="float">
            <text:p>0.0227431619</text:p>
          </table:table-cell>
          <table:table-cell table:formula="of:=[.O5]/[.O77]" office:value-type="float" office:value="0.0247459845112686" calcext:value-type="float">
            <text:p>0.0247459845</text:p>
          </table:table-cell>
          <table:table-cell table:formula="of:=[.P5]/[.P77]" office:value-type="float" office:value="0.021382977202395" calcext:value-type="float">
            <text:p>0.0213829772</text:p>
          </table:table-cell>
          <table:table-cell table:formula="of:=[.Q5]/[.Q77]" office:value-type="float" office:value="0.0223998109242824" calcext:value-type="float">
            <text:p>0.0223998109</text:p>
          </table:table-cell>
          <table:table-cell table:formula="of:=[.R5]/[.R77]" office:value-type="float" office:value="0.0178465085930388" calcext:value-type="float">
            <text:p>0.0178465086</text:p>
          </table:table-cell>
          <table:table-cell table:formula="of:=[.S5]/[.S77]" office:value-type="float" office:value="0.0132103386698807" calcext:value-type="float">
            <text:p>0.0132103387</text:p>
          </table:table-cell>
          <table:table-cell table:formula="of:=[.T5]/[.T77]" office:value-type="float" office:value="0.0149031246033316" calcext:value-type="float">
            <text:p>0.0149031246</text:p>
          </table:table-cell>
          <table:table-cell table:formula="of:=[.U5]/[.U77]" office:value-type="float" office:value="0.0124584715796773" calcext:value-type="float">
            <text:p>0.0124584716</text:p>
          </table:table-cell>
          <table:table-cell table:formula="of:=[.V5]/[.V77]" office:value-type="float" office:value="0.0157976428438069" calcext:value-type="float">
            <text:p>0.0157976428</text:p>
          </table:table-cell>
          <table:table-cell table:formula="of:=[.W5]/[.W77]" office:value-type="float" office:value="0.0155996838941722" calcext:value-type="float">
            <text:p>0.0155996839</text:p>
          </table:table-cell>
          <table:table-cell table:formula="of:=[.X5]/[.X77]" office:value-type="float" office:value="0.021966631605773" calcext:value-type="float">
            <text:p>0.0219666316</text:p>
          </table:table-cell>
          <table:table-cell table:formula="of:=[.Y5]/[.Y77]" office:value-type="float" office:value="0.0139233005048467" calcext:value-type="float">
            <text:p>0.0139233005</text:p>
          </table:table-cell>
          <table:table-cell table:formula="of:=[.Z5]/[.Z77]" office:value-type="float" office:value="0.0163891235956964" calcext:value-type="float">
            <text:p>0.0163891236</text:p>
          </table:table-cell>
          <table:table-cell table:formula="of:=[.AA5]/[.AA77]" office:value-type="float" office:value="0.00407246746677241" calcext:value-type="float">
            <text:p>0.0040724675</text:p>
          </table:table-cell>
          <table:table-cell table:formula="of:=[.AB5]/[.AB77]" office:value-type="float" office:value="0.001461059950698" calcext:value-type="float">
            <text:p>0.00146106</text:p>
          </table:table-cell>
          <table:table-cell table:formula="of:=[.AC5]/[.AC77]" office:value-type="float" office:value="0.015547926781623" calcext:value-type="float">
            <text:p>0.0155479268</text:p>
          </table:table-cell>
          <table:table-cell table:formula="of:=[.AD5]/[.AD77]" office:value-type="float" office:value="0.00692380347668955" calcext:value-type="float">
            <text:p>0.0069238035</text:p>
          </table:table-cell>
          <table:table-cell table:formula="of:=[.AE5]/[.AE77]" office:value-type="float" office:value="0.0119171563329994" calcext:value-type="float">
            <text:p>0.0119171563</text:p>
          </table:table-cell>
          <table:table-cell table:formula="of:=[.AF5]/[.AF77]" office:value-type="float" office:value="0.0022771627579591" calcext:value-type="float">
            <text:p>0.0022771628</text:p>
          </table:table-cell>
          <table:table-cell table:formula="of:=[.AG5]/[.AG77]" office:value-type="float" office:value="0.00332352624232028" calcext:value-type="float">
            <text:p>0.0033235262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6]/[.B78]" office:value-type="float" office:value="0.0232658566846664" calcext:value-type="float">
            <text:p>0.0232658567</text:p>
          </table:table-cell>
          <table:table-cell table:formula="of:=[.C6]/[.C78]" office:value-type="float" office:value="0.0195400786978018" calcext:value-type="float">
            <text:p>0.0195400787</text:p>
          </table:table-cell>
          <table:table-cell table:formula="of:=[.D6]/[.D78]" office:value-type="float" office:value="0.0185883080889947" calcext:value-type="float">
            <text:p>0.0185883081</text:p>
          </table:table-cell>
          <table:table-cell table:formula="of:=[.E6]/[.E78]" office:value-type="float" office:value="0.0178404840351415" calcext:value-type="float">
            <text:p>0.017840484</text:p>
          </table:table-cell>
          <table:table-cell table:formula="of:=[.F6]/[.F78]" office:value-type="float" office:value="0.0241857192529103" calcext:value-type="float">
            <text:p>0.0241857193</text:p>
          </table:table-cell>
          <table:table-cell table:formula="of:=[.G6]/[.G78]" office:value-type="float" office:value="0.0321985527569664" calcext:value-type="float">
            <text:p>0.0321985528</text:p>
          </table:table-cell>
          <table:table-cell table:formula="of:=[.H6]/[.H78]" office:value-type="float" office:value="0.0233563280890428" calcext:value-type="float">
            <text:p>0.0233563281</text:p>
          </table:table-cell>
          <table:table-cell table:formula="of:=[.I6]/[.I78]" office:value-type="float" office:value="0.027178747682212" calcext:value-type="float">
            <text:p>0.0271787477</text:p>
          </table:table-cell>
          <table:table-cell table:formula="of:=[.J6]/[.J78]" office:value-type="float" office:value="0.0273222130964942" calcext:value-type="float">
            <text:p>0.0273222131</text:p>
          </table:table-cell>
          <table:table-cell table:formula="of:=[.K6]/[.K78]" office:value-type="float" office:value="0.0319318702045804" calcext:value-type="float">
            <text:p>0.0319318702</text:p>
          </table:table-cell>
          <table:table-cell table:formula="of:=[.L6]/[.L78]" office:value-type="float" office:value="0.0274663242994375" calcext:value-type="float">
            <text:p>0.0274663243</text:p>
          </table:table-cell>
          <table:table-cell table:formula="of:=[.M6]/[.M78]" office:value-type="float" office:value="0.0307559174976707" calcext:value-type="float">
            <text:p>0.0307559175</text:p>
          </table:table-cell>
          <table:table-cell table:formula="of:=[.N6]/[.N78]" office:value-type="float" office:value="0.0269169432952201" calcext:value-type="float">
            <text:p>0.0269169433</text:p>
          </table:table-cell>
          <table:table-cell table:formula="of:=[.O6]/[.O78]" office:value-type="float" office:value="0.0287842453894841" calcext:value-type="float">
            <text:p>0.0287842454</text:p>
          </table:table-cell>
          <table:table-cell table:formula="of:=[.P6]/[.P78]" office:value-type="float" office:value="0.038332764469841" calcext:value-type="float">
            <text:p>0.0383327645</text:p>
          </table:table-cell>
          <table:table-cell table:formula="of:=[.Q6]/[.Q78]" office:value-type="float" office:value="0.0316893673838627" calcext:value-type="float">
            <text:p>0.0316893674</text:p>
          </table:table-cell>
          <table:table-cell table:formula="of:=[.R6]/[.R78]" office:value-type="float" office:value="0.0182854431553138" calcext:value-type="float">
            <text:p>0.0182854432</text:p>
          </table:table-cell>
          <table:table-cell table:formula="of:=[.S6]/[.S78]" office:value-type="float" office:value="0.0289171207106434" calcext:value-type="float">
            <text:p>0.0289171207</text:p>
          </table:table-cell>
          <table:table-cell table:formula="of:=[.T6]/[.T78]" office:value-type="float" office:value="0.0279405901888911" calcext:value-type="float">
            <text:p>0.0279405902</text:p>
          </table:table-cell>
          <table:table-cell table:formula="of:=[.U6]/[.U78]" office:value-type="float" office:value="0.0259670539209373" calcext:value-type="float">
            <text:p>0.0259670539</text:p>
          </table:table-cell>
          <table:table-cell table:formula="of:=[.V6]/[.V78]" office:value-type="float" office:value="0.0110950263955222" calcext:value-type="float">
            <text:p>0.0110950264</text:p>
          </table:table-cell>
          <table:table-cell table:formula="of:=[.W6]/[.W78]" office:value-type="float" office:value="0.0123700674027433" calcext:value-type="float">
            <text:p>0.0123700674</text:p>
          </table:table-cell>
          <table:table-cell table:formula="of:=[.X6]/[.X78]" office:value-type="float" office:value="0.0188044738062123" calcext:value-type="float">
            <text:p>0.0188044738</text:p>
          </table:table-cell>
          <table:table-cell table:formula="of:=[.Y6]/[.Y78]" office:value-type="float" office:value="0.00536634279638239" calcext:value-type="float">
            <text:p>0.0053663428</text:p>
          </table:table-cell>
          <table:table-cell table:formula="of:=[.Z6]/[.Z78]" office:value-type="float" office:value="0.00393563285913055" calcext:value-type="float">
            <text:p>0.0039356329</text:p>
          </table:table-cell>
          <table:table-cell table:formula="of:=[.AA6]/[.AA78]" office:value-type="float" office:value="0.00316430955604964" calcext:value-type="float">
            <text:p>0.0031643096</text:p>
          </table:table-cell>
          <table:table-cell table:formula="of:=[.AB6]/[.AB78]" office:value-type="float" office:value="0.00639502508868321" calcext:value-type="float">
            <text:p>0.0063950251</text:p>
          </table:table-cell>
          <table:table-cell table:formula="of:=[.AC6]/[.AC78]" office:value-type="float" office:value="0.0216582657053844" calcext:value-type="float">
            <text:p>0.0216582657</text:p>
          </table:table-cell>
          <table:table-cell table:formula="of:=[.AD6]/[.AD78]" office:value-type="float" office:value="0.0307102347664632" calcext:value-type="float">
            <text:p>0.0307102348</text:p>
          </table:table-cell>
          <table:table-cell table:formula="of:=[.AE6]/[.AE78]" office:value-type="float" office:value="0.0180016983855827" calcext:value-type="float">
            <text:p>0.0180016984</text:p>
          </table:table-cell>
          <table:table-cell table:formula="of:=[.AF6]/[.AF78]" office:value-type="float" office:value="0.00406652499243512" calcext:value-type="float">
            <text:p>0.004066525</text:p>
          </table:table-cell>
          <table:table-cell table:formula="of:=[.AG6]/[.AG78]" office:value-type="float" office:value="0.0221418134494485" calcext:value-type="float">
            <text:p>0.0221418134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7]/[.B79]" office:value-type="float" office:value="0.0263179134739173" calcext:value-type="float">
            <text:p>0.0263179135</text:p>
          </table:table-cell>
          <table:table-cell table:formula="of:=[.C7]/[.C79]" office:value-type="float" office:value="0.0206566759743127" calcext:value-type="float">
            <text:p>0.020656676</text:p>
          </table:table-cell>
          <table:table-cell table:formula="of:=[.D7]/[.D79]" office:value-type="float" office:value="0.0214199604611579" calcext:value-type="float">
            <text:p>0.0214199605</text:p>
          </table:table-cell>
          <table:table-cell table:formula="of:=[.E7]/[.E79]" office:value-type="float" office:value="0.0228229150591348" calcext:value-type="float">
            <text:p>0.0228229151</text:p>
          </table:table-cell>
          <table:table-cell table:formula="of:=[.F7]/[.F79]" office:value-type="float" office:value="0.025996387606866" calcext:value-type="float">
            <text:p>0.0259963876</text:p>
          </table:table-cell>
          <table:table-cell table:formula="of:=[.G7]/[.G79]" office:value-type="float" office:value="0.0265167553428907" calcext:value-type="float">
            <text:p>0.0265167553</text:p>
          </table:table-cell>
          <table:table-cell table:formula="of:=[.H7]/[.H79]" office:value-type="float" office:value="0.0268713896466784" calcext:value-type="float">
            <text:p>0.0268713896</text:p>
          </table:table-cell>
          <table:table-cell table:formula="of:=[.I7]/[.I79]" office:value-type="float" office:value="0.0312715567092171" calcext:value-type="float">
            <text:p>0.0312715567</text:p>
          </table:table-cell>
          <table:table-cell table:formula="of:=[.J7]/[.J79]" office:value-type="float" office:value="0.0339294565474536" calcext:value-type="float">
            <text:p>0.0339294565</text:p>
          </table:table-cell>
          <table:table-cell table:formula="of:=[.K7]/[.K79]" office:value-type="float" office:value="0.0321673046551154" calcext:value-type="float">
            <text:p>0.0321673047</text:p>
          </table:table-cell>
          <table:table-cell table:formula="of:=[.L7]/[.L79]" office:value-type="float" office:value="0.0301442398288917" calcext:value-type="float">
            <text:p>0.0301442398</text:p>
          </table:table-cell>
          <table:table-cell table:formula="of:=[.M7]/[.M79]" office:value-type="float" office:value="0.0366186816128041" calcext:value-type="float">
            <text:p>0.0366186816</text:p>
          </table:table-cell>
          <table:table-cell table:formula="of:=[.N7]/[.N79]" office:value-type="float" office:value="0.0395519230931611" calcext:value-type="float">
            <text:p>0.0395519231</text:p>
          </table:table-cell>
          <table:table-cell table:formula="of:=[.O7]/[.O79]" office:value-type="float" office:value="0.0298419866587929" calcext:value-type="float">
            <text:p>0.0298419867</text:p>
          </table:table-cell>
          <table:table-cell table:formula="of:=[.P7]/[.P79]" office:value-type="float" office:value="0.036115612147386" calcext:value-type="float">
            <text:p>0.0361156121</text:p>
          </table:table-cell>
          <table:table-cell table:formula="of:=[.Q7]/[.Q79]" office:value-type="float" office:value="0.0390333713645807" calcext:value-type="float">
            <text:p>0.0390333714</text:p>
          </table:table-cell>
          <table:table-cell table:formula="of:=[.R7]/[.R79]" office:value-type="float" office:value="0.0304250586296738" calcext:value-type="float">
            <text:p>0.0304250586</text:p>
          </table:table-cell>
          <table:table-cell table:formula="of:=[.S7]/[.S79]" office:value-type="float" office:value="0.0393783144570143" calcext:value-type="float">
            <text:p>0.0393783145</text:p>
          </table:table-cell>
          <table:table-cell table:formula="of:=[.T7]/[.T79]" office:value-type="float" office:value="0.037828045350563" calcext:value-type="float">
            <text:p>0.0378280454</text:p>
          </table:table-cell>
          <table:table-cell table:formula="of:=[.U7]/[.U79]" office:value-type="float" office:value="0.0248908981330881" calcext:value-type="float">
            <text:p>0.0248908981</text:p>
          </table:table-cell>
          <table:table-cell table:formula="of:=[.V7]/[.V79]" office:value-type="float" office:value="0.0319478524683712" calcext:value-type="float">
            <text:p>0.0319478525</text:p>
          </table:table-cell>
          <table:table-cell table:formula="of:=[.W7]/[.W79]" office:value-type="float" office:value="0.0301328161913346" calcext:value-type="float">
            <text:p>0.0301328162</text:p>
          </table:table-cell>
          <table:table-cell table:formula="of:=[.X7]/[.X79]" office:value-type="float" office:value="0.0268467360781193" calcext:value-type="float">
            <text:p>0.0268467361</text:p>
          </table:table-cell>
          <table:table-cell table:formula="of:=[.Y7]/[.Y79]" office:value-type="float" office:value="0.0258968669421927" calcext:value-type="float">
            <text:p>0.0258968669</text:p>
          </table:table-cell>
          <table:table-cell table:formula="of:=[.Z7]/[.Z79]" office:value-type="float" office:value="0.0438621017351871" calcext:value-type="float">
            <text:p>0.0438621017</text:p>
          </table:table-cell>
          <table:table-cell table:formula="of:=[.AA7]/[.AA79]" office:value-type="float" office:value="0.0326237247104043" calcext:value-type="float">
            <text:p>0.0326237247</text:p>
          </table:table-cell>
          <table:table-cell table:formula="of:=[.AB7]/[.AB79]" office:value-type="float" office:value="0.0121846543059331" calcext:value-type="float">
            <text:p>0.0121846543</text:p>
          </table:table-cell>
          <table:table-cell table:formula="of:=[.AC7]/[.AC79]" office:value-type="float" office:value="0.0342339299258706" calcext:value-type="float">
            <text:p>0.0342339299</text:p>
          </table:table-cell>
          <table:table-cell table:formula="of:=[.AD7]/[.AD79]" office:value-type="float" office:value="0.0183369155120257" calcext:value-type="float">
            <text:p>0.0183369155</text:p>
          </table:table-cell>
          <table:table-cell table:formula="of:=[.AE7]/[.AE79]" office:value-type="float" office:value="0.0290826859023198" calcext:value-type="float">
            <text:p>0.0290826859</text:p>
          </table:table-cell>
          <table:table-cell table:formula="of:=[.AF7]/[.AF79]" office:value-type="float" office:value="0.00584020827873243" calcext:value-type="float">
            <text:p>0.0058402083</text:p>
          </table:table-cell>
          <table:table-cell table:formula="of:=[.AG7]/[.AG79]" office:value-type="float" office:value="0.0164183646475049" calcext:value-type="float">
            <text:p>0.0164183646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8]/[.B80]" office:value-type="float" office:value="0.0292174878310823" calcext:value-type="float">
            <text:p>0.0292174878</text:p>
          </table:table-cell>
          <table:table-cell table:formula="of:=[.C8]/[.C80]" office:value-type="float" office:value="0.0232556505479444" calcext:value-type="float">
            <text:p>0.0232556505</text:p>
          </table:table-cell>
          <table:table-cell table:formula="of:=[.D8]/[.D80]" office:value-type="float" office:value="0.024303986869812" calcext:value-type="float">
            <text:p>0.0243039869</text:p>
          </table:table-cell>
          <table:table-cell table:formula="of:=[.E8]/[.E80]" office:value-type="float" office:value="0.0238296984448643" calcext:value-type="float">
            <text:p>0.0238296984</text:p>
          </table:table-cell>
          <table:table-cell table:formula="of:=[.F8]/[.F80]" office:value-type="float" office:value="0.0255646879908808" calcext:value-type="float">
            <text:p>0.025564688</text:p>
          </table:table-cell>
          <table:table-cell table:formula="of:=[.G8]/[.G80]" office:value-type="float" office:value="0.0299829863784871" calcext:value-type="float">
            <text:p>0.0299829864</text:p>
          </table:table-cell>
          <table:table-cell table:formula="of:=[.H8]/[.H80]" office:value-type="float" office:value="0.0398469764542012" calcext:value-type="float">
            <text:p>0.0398469765</text:p>
          </table:table-cell>
          <table:table-cell table:formula="of:=[.I8]/[.I80]" office:value-type="float" office:value="0.0382481272039071" calcext:value-type="float">
            <text:p>0.0382481272</text:p>
          </table:table-cell>
          <table:table-cell table:formula="of:=[.J8]/[.J80]" office:value-type="float" office:value="0.0350871461474379" calcext:value-type="float">
            <text:p>0.0350871461</text:p>
          </table:table-cell>
          <table:table-cell table:formula="of:=[.K8]/[.K80]" office:value-type="float" office:value="0.0461426011358024" calcext:value-type="float">
            <text:p>0.0461426011</text:p>
          </table:table-cell>
          <table:table-cell table:formula="of:=[.L8]/[.L80]" office:value-type="float" office:value="0.0451152434296595" calcext:value-type="float">
            <text:p>0.0451152434</text:p>
          </table:table-cell>
          <table:table-cell table:formula="of:=[.M8]/[.M80]" office:value-type="float" office:value="0.042447978054838" calcext:value-type="float">
            <text:p>0.0424479781</text:p>
          </table:table-cell>
          <table:table-cell table:formula="of:=[.N8]/[.N80]" office:value-type="float" office:value="0.0453267403024244" calcext:value-type="float">
            <text:p>0.0453267403</text:p>
          </table:table-cell>
          <table:table-cell table:formula="of:=[.O8]/[.O80]" office:value-type="float" office:value="0.0462472894629418" calcext:value-type="float">
            <text:p>0.0462472895</text:p>
          </table:table-cell>
          <table:table-cell table:formula="of:=[.P8]/[.P80]" office:value-type="float" office:value="0.0404611936106525" calcext:value-type="float">
            <text:p>0.0404611936</text:p>
          </table:table-cell>
          <table:table-cell table:formula="of:=[.Q8]/[.Q80]" office:value-type="float" office:value="0.0464127854117928" calcext:value-type="float">
            <text:p>0.0464127854</text:p>
          </table:table-cell>
          <table:table-cell table:formula="of:=[.R8]/[.R80]" office:value-type="float" office:value="0.0446835702893558" calcext:value-type="float">
            <text:p>0.0446835703</text:p>
          </table:table-cell>
          <table:table-cell table:formula="of:=[.S8]/[.S80]" office:value-type="float" office:value="0.0415899303716017" calcext:value-type="float">
            <text:p>0.0415899304</text:p>
          </table:table-cell>
          <table:table-cell table:formula="of:=[.T8]/[.T80]" office:value-type="float" office:value="0.0373981736912616" calcext:value-type="float">
            <text:p>0.0373981737</text:p>
          </table:table-cell>
          <table:table-cell table:formula="of:=[.U8]/[.U80]" office:value-type="float" office:value="0.0363875638072083" calcext:value-type="float">
            <text:p>0.0363875638</text:p>
          </table:table-cell>
          <table:table-cell table:formula="of:=[.V8]/[.V80]" office:value-type="float" office:value="0.0439696838072152" calcext:value-type="float">
            <text:p>0.0439696838</text:p>
          </table:table-cell>
          <table:table-cell table:formula="of:=[.W8]/[.W80]" office:value-type="float" office:value="0.0422576986789533" calcext:value-type="float">
            <text:p>0.0422576987</text:p>
          </table:table-cell>
          <table:table-cell table:formula="of:=[.X8]/[.X80]" office:value-type="float" office:value="0.0411345552235805" calcext:value-type="float">
            <text:p>0.0411345552</text:p>
          </table:table-cell>
          <table:table-cell table:formula="of:=[.Y8]/[.Y80]" office:value-type="float" office:value="0.00878547971263302" calcext:value-type="float">
            <text:p>0.0087854797</text:p>
          </table:table-cell>
          <table:table-cell table:formula="of:=[.Z8]/[.Z80]" office:value-type="float" office:value="0.037839683456457" calcext:value-type="float">
            <text:p>0.0378396835</text:p>
          </table:table-cell>
          <table:table-cell table:formula="of:=[.AA8]/[.AA80]" office:value-type="float" office:value="0.0116531102363821" calcext:value-type="float">
            <text:p>0.0116531102</text:p>
          </table:table-cell>
          <table:table-cell table:formula="of:=[.AB8]/[.AB80]" office:value-type="float" office:value="0.0103586044227995" calcext:value-type="float">
            <text:p>0.0103586044</text:p>
          </table:table-cell>
          <table:table-cell table:formula="of:=[.AC8]/[.AC80]" office:value-type="float" office:value="0.0378234460323232" calcext:value-type="float">
            <text:p>0.037823446</text:p>
          </table:table-cell>
          <table:table-cell table:formula="of:=[.AD8]/[.AD80]" office:value-type="float" office:value="0.0420005192530977" calcext:value-type="float">
            <text:p>0.0420005193</text:p>
          </table:table-cell>
          <table:table-cell table:formula="of:=[.AE8]/[.AE80]" office:value-type="float" office:value="0.0435137591214736" calcext:value-type="float">
            <text:p>0.0435137591</text:p>
          </table:table-cell>
          <table:table-cell table:formula="of:=[.AF8]/[.AF80]" office:value-type="float" office:value="0.0299700614656689" calcext:value-type="float">
            <text:p>0.0299700615</text:p>
          </table:table-cell>
          <table:table-cell table:formula="of:=[.AG8]/[.AG80]" office:value-type="float" office:value="0.0303238295924843" calcext:value-type="float">
            <text:p>0.0303238296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9]/[.B81]" office:value-type="float" office:value="0.0335424658767006" calcext:value-type="float">
            <text:p>0.0335424659</text:p>
          </table:table-cell>
          <table:table-cell table:formula="of:=[.C9]/[.C81]" office:value-type="float" office:value="0.0280506544569193" calcext:value-type="float">
            <text:p>0.0280506545</text:p>
          </table:table-cell>
          <table:table-cell table:formula="of:=[.D9]/[.D81]" office:value-type="float" office:value="0.0298086021398413" calcext:value-type="float">
            <text:p>0.0298086021</text:p>
          </table:table-cell>
          <table:table-cell table:formula="of:=[.E9]/[.E81]" office:value-type="float" office:value="0.0369911347071637" calcext:value-type="float">
            <text:p>0.0369911347</text:p>
          </table:table-cell>
          <table:table-cell table:formula="of:=[.F9]/[.F81]" office:value-type="float" office:value="0.0390718061799354" calcext:value-type="float">
            <text:p>0.0390718062</text:p>
          </table:table-cell>
          <table:table-cell table:formula="of:=[.G9]/[.G81]" office:value-type="float" office:value="0.0413961187517983" calcext:value-type="float">
            <text:p>0.0413961188</text:p>
          </table:table-cell>
          <table:table-cell table:formula="of:=[.H9]/[.H81]" office:value-type="float" office:value="0.0424551968848082" calcext:value-type="float">
            <text:p>0.0424551969</text:p>
          </table:table-cell>
          <table:table-cell table:formula="of:=[.I9]/[.I81]" office:value-type="float" office:value="0.0523579237923342" calcext:value-type="float">
            <text:p>0.0523579238</text:p>
          </table:table-cell>
          <table:table-cell table:formula="of:=[.J9]/[.J81]" office:value-type="float" office:value="0.0427565324027936" calcext:value-type="float">
            <text:p>0.0427565324</text:p>
          </table:table-cell>
          <table:table-cell table:formula="of:=[.K9]/[.K81]" office:value-type="float" office:value="0.0509156003817367" calcext:value-type="float">
            <text:p>0.0509156004</text:p>
          </table:table-cell>
          <table:table-cell table:formula="of:=[.L9]/[.L81]" office:value-type="float" office:value="0.0569552753154057" calcext:value-type="float">
            <text:p>0.0569552753</text:p>
          </table:table-cell>
          <table:table-cell table:formula="of:=[.M9]/[.M81]" office:value-type="float" office:value="0.0537433609156087" calcext:value-type="float">
            <text:p>0.0537433609</text:p>
          </table:table-cell>
          <table:table-cell table:formula="of:=[.N9]/[.N81]" office:value-type="float" office:value="0.0549558011054017" calcext:value-type="float">
            <text:p>0.0549558011</text:p>
          </table:table-cell>
          <table:table-cell table:formula="of:=[.O9]/[.O81]" office:value-type="float" office:value="0.0634209226744214" calcext:value-type="float">
            <text:p>0.0634209227</text:p>
          </table:table-cell>
          <table:table-cell table:formula="of:=[.P9]/[.P81]" office:value-type="float" office:value="0.066476867970577" calcext:value-type="float">
            <text:p>0.066476868</text:p>
          </table:table-cell>
          <table:table-cell table:formula="of:=[.Q9]/[.Q81]" office:value-type="float" office:value="0.0677513558321837" calcext:value-type="float">
            <text:p>0.0677513558</text:p>
          </table:table-cell>
          <table:table-cell table:formula="of:=[.R9]/[.R81]" office:value-type="float" office:value="0.0639571253504815" calcext:value-type="float">
            <text:p>0.0639571254</text:p>
          </table:table-cell>
          <table:table-cell table:formula="of:=[.S9]/[.S81]" office:value-type="float" office:value="0.0610809276363388" calcext:value-type="float">
            <text:p>0.0610809276</text:p>
          </table:table-cell>
          <table:table-cell table:formula="of:=[.T9]/[.T81]" office:value-type="float" office:value="0.0628681311836482" calcext:value-type="float">
            <text:p>0.0628681312</text:p>
          </table:table-cell>
          <table:table-cell table:formula="of:=[.U9]/[.U81]" office:value-type="float" office:value="0.0223518640646368" calcext:value-type="float">
            <text:p>0.0223518641</text:p>
          </table:table-cell>
          <table:table-cell table:formula="of:=[.V9]/[.V81]" office:value-type="float" office:value="0.0338822651983554" calcext:value-type="float">
            <text:p>0.0338822652</text:p>
          </table:table-cell>
          <table:table-cell table:formula="of:=[.W9]/[.W81]" office:value-type="float" office:value="0.0604358464228049" calcext:value-type="float">
            <text:p>0.0604358464</text:p>
          </table:table-cell>
          <table:table-cell table:formula="of:=[.X9]/[.X81]" office:value-type="float" office:value="0.0575053119671245" calcext:value-type="float">
            <text:p>0.057505312</text:p>
          </table:table-cell>
          <table:table-cell table:formula="of:=[.Y9]/[.Y81]" office:value-type="float" office:value="0.0208494222988561" calcext:value-type="float">
            <text:p>0.0208494223</text:p>
          </table:table-cell>
          <table:table-cell table:formula="of:=[.Z9]/[.Z81]" office:value-type="float" office:value="0.0626340446115937" calcext:value-type="float">
            <text:p>0.0626340446</text:p>
          </table:table-cell>
          <table:table-cell table:formula="of:=[.AA9]/[.AA81]" office:value-type="float" office:value="0.0147973481687285" calcext:value-type="float">
            <text:p>0.0147973482</text:p>
          </table:table-cell>
          <table:table-cell table:formula="of:=[.AB9]/[.AB81]" office:value-type="float" office:value="0.0561821639556634" calcext:value-type="float">
            <text:p>0.056182164</text:p>
          </table:table-cell>
          <table:table-cell table:formula="of:=[.AC9]/[.AC81]" office:value-type="float" office:value="0.056518405563756" calcext:value-type="float">
            <text:p>0.0565184056</text:p>
          </table:table-cell>
          <table:table-cell table:formula="of:=[.AD9]/[.AD81]" office:value-type="float" office:value="0.0447146079651246" calcext:value-type="float">
            <text:p>0.044714608</text:p>
          </table:table-cell>
          <table:table-cell table:formula="of:=[.AE9]/[.AE81]" office:value-type="float" office:value="0.0490820497622794" calcext:value-type="float">
            <text:p>0.0490820498</text:p>
          </table:table-cell>
          <table:table-cell table:formula="of:=[.AF9]/[.AF81]" office:value-type="float" office:value="0.0104637859539147" calcext:value-type="float">
            <text:p>0.010463786</text:p>
          </table:table-cell>
          <table:table-cell table:formula="of:=[.AG9]/[.AG81]" office:value-type="float" office:value="0.0144666339181874" calcext:value-type="float">
            <text:p>0.0144666339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10]/[.B82]" office:value-type="float" office:value="0.0312266777737396" calcext:value-type="float">
            <text:p>0.0312266778</text:p>
          </table:table-cell>
          <table:table-cell table:formula="of:=[.C10]/[.C82]" office:value-type="float" office:value="0.0343063959428624" calcext:value-type="float">
            <text:p>0.0343063959</text:p>
          </table:table-cell>
          <table:table-cell table:formula="of:=[.D10]/[.D82]" office:value-type="float" office:value="0.0377371125216379" calcext:value-type="float">
            <text:p>0.0377371125</text:p>
          </table:table-cell>
          <table:table-cell table:formula="of:=[.E10]/[.E82]" office:value-type="float" office:value="0.0355943531296499" calcext:value-type="float">
            <text:p>0.0355943531</text:p>
          </table:table-cell>
          <table:table-cell table:formula="of:=[.F10]/[.F82]" office:value-type="float" office:value="0.0377727530279894" calcext:value-type="float">
            <text:p>0.037772753</text:p>
          </table:table-cell>
          <table:table-cell table:formula="of:=[.G10]/[.G82]" office:value-type="float" office:value="0.0502651419753564" calcext:value-type="float">
            <text:p>0.050265142</text:p>
          </table:table-cell>
          <table:table-cell table:formula="of:=[.H10]/[.H82]" office:value-type="float" office:value="0.0581028206445019" calcext:value-type="float">
            <text:p>0.0581028206</text:p>
          </table:table-cell>
          <table:table-cell table:formula="of:=[.I10]/[.I82]" office:value-type="float" office:value="0.0574099035798736" calcext:value-type="float">
            <text:p>0.0574099036</text:p>
          </table:table-cell>
          <table:table-cell table:formula="of:=[.J10]/[.J82]" office:value-type="float" office:value="0.0492972259587974" calcext:value-type="float">
            <text:p>0.049297226</text:p>
          </table:table-cell>
          <table:table-cell table:formula="of:=[.K10]/[.K82]" office:value-type="float" office:value="0.0741522912348681" calcext:value-type="float">
            <text:p>0.0741522912</text:p>
          </table:table-cell>
          <table:table-cell table:formula="of:=[.L10]/[.L82]" office:value-type="float" office:value="0.0606338055163011" calcext:value-type="float">
            <text:p>0.0606338055</text:p>
          </table:table-cell>
          <table:table-cell table:formula="of:=[.M10]/[.M82]" office:value-type="float" office:value="0.0785306781634449" calcext:value-type="float">
            <text:p>0.0785306782</text:p>
          </table:table-cell>
          <table:table-cell table:formula="of:=[.N10]/[.N82]" office:value-type="float" office:value="0.061079073512887" calcext:value-type="float">
            <text:p>0.0610790735</text:p>
          </table:table-cell>
          <table:table-cell table:formula="of:=[.O10]/[.O82]" office:value-type="float" office:value="0.0689529342817089" calcext:value-type="float">
            <text:p>0.0689529343</text:p>
          </table:table-cell>
          <table:table-cell table:formula="of:=[.P10]/[.P82]" office:value-type="float" office:value="0.0719522547161588" calcext:value-type="float">
            <text:p>0.0719522547</text:p>
          </table:table-cell>
          <table:table-cell table:formula="of:=[.Q10]/[.Q82]" office:value-type="float" office:value="0.0611807969834522" calcext:value-type="float">
            <text:p>0.061180797</text:p>
          </table:table-cell>
          <table:table-cell table:formula="of:=[.R10]/[.R82]" office:value-type="float" office:value="0.0814904437725031" calcext:value-type="float">
            <text:p>0.0814904438</text:p>
          </table:table-cell>
          <table:table-cell table:formula="of:=[.S10]/[.S82]" office:value-type="float" office:value="0.0709550127071725" calcext:value-type="float">
            <text:p>0.0709550127</text:p>
          </table:table-cell>
          <table:table-cell table:formula="of:=[.T10]/[.T82]" office:value-type="float" office:value="0.0415142760828529" calcext:value-type="float">
            <text:p>0.0415142761</text:p>
          </table:table-cell>
          <table:table-cell table:formula="of:=[.U10]/[.U82]" office:value-type="float" office:value="0.0690190719411186" calcext:value-type="float">
            <text:p>0.0690190719</text:p>
          </table:table-cell>
          <table:table-cell table:formula="of:=[.V10]/[.V82]" office:value-type="float" office:value="0.0645697288780347" calcext:value-type="float">
            <text:p>0.0645697289</text:p>
          </table:table-cell>
          <table:table-cell table:formula="of:=[.W10]/[.W82]" office:value-type="float" office:value="0.0848058120526125" calcext:value-type="float">
            <text:p>0.0848058121</text:p>
          </table:table-cell>
          <table:table-cell table:formula="of:=[.X10]/[.X82]" office:value-type="float" office:value="0.0708719125218832" calcext:value-type="float">
            <text:p>0.0708719125</text:p>
          </table:table-cell>
          <table:table-cell table:formula="of:=[.Y10]/[.Y82]" office:value-type="float" office:value="0.0541067896387863" calcext:value-type="float">
            <text:p>0.0541067896</text:p>
          </table:table-cell>
          <table:table-cell table:formula="of:=[.Z10]/[.Z82]" office:value-type="float" office:value="0.0816300046649508" calcext:value-type="float">
            <text:p>0.0816300047</text:p>
          </table:table-cell>
          <table:table-cell table:formula="of:=[.AA10]/[.AA82]" office:value-type="float" office:value="0.0274730978250612" calcext:value-type="float">
            <text:p>0.0274730978</text:p>
          </table:table-cell>
          <table:table-cell table:formula="of:=[.AB10]/[.AB82]" office:value-type="float" office:value="0.0731881734925087" calcext:value-type="float">
            <text:p>0.0731881735</text:p>
          </table:table-cell>
          <table:table-cell table:formula="of:=[.AC10]/[.AC82]" office:value-type="float" office:value="0.0829285291098259" calcext:value-type="float">
            <text:p>0.0829285291</text:p>
          </table:table-cell>
          <table:table-cell table:formula="of:=[.AD10]/[.AD82]" office:value-type="float" office:value="0.0840721080528185" calcext:value-type="float">
            <text:p>0.0840721081</text:p>
          </table:table-cell>
          <table:table-cell table:formula="of:=[.AE10]/[.AE82]" office:value-type="float" office:value="0.0265292044495938" calcext:value-type="float">
            <text:p>0.0265292044</text:p>
          </table:table-cell>
          <table:table-cell table:formula="of:=[.AF10]/[.AF82]" office:value-type="float" office:value="0.0254190542097325" calcext:value-type="float">
            <text:p>0.0254190542</text:p>
          </table:table-cell>
          <table:table-cell table:formula="of:=[.AG10]/[.AG82]" office:value-type="float" office:value="0.0160180228628344" calcext:value-type="float">
            <text:p>0.0160180229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11]/[.B83]" office:value-type="float" office:value="0.0321960285672965" calcext:value-type="float">
            <text:p>0.0321960286</text:p>
          </table:table-cell>
          <table:table-cell table:formula="of:=[.C11]/[.C83]" office:value-type="float" office:value="0.0273560530820561" calcext:value-type="float">
            <text:p>0.0273560531</text:p>
          </table:table-cell>
          <table:table-cell table:formula="of:=[.D11]/[.D83]" office:value-type="float" office:value="0.0279986356824887" calcext:value-type="float">
            <text:p>0.0279986357</text:p>
          </table:table-cell>
          <table:table-cell table:formula="of:=[.E11]/[.E83]" office:value-type="float" office:value="0.0343382342581488" calcext:value-type="float">
            <text:p>0.0343382343</text:p>
          </table:table-cell>
          <table:table-cell table:formula="of:=[.F11]/[.F83]" office:value-type="float" office:value="0.0310604715896624" calcext:value-type="float">
            <text:p>0.0310604716</text:p>
          </table:table-cell>
          <table:table-cell table:formula="of:=[.G11]/[.G83]" office:value-type="float" office:value="0.0371218565540412" calcext:value-type="float">
            <text:p>0.0371218566</text:p>
          </table:table-cell>
          <table:table-cell table:formula="of:=[.H11]/[.H83]" office:value-type="float" office:value="0.0401331155774477" calcext:value-type="float">
            <text:p>0.0401331156</text:p>
          </table:table-cell>
          <table:table-cell table:formula="of:=[.I11]/[.I83]" office:value-type="float" office:value="0.0468316734580154" calcext:value-type="float">
            <text:p>0.0468316735</text:p>
          </table:table-cell>
          <table:table-cell table:formula="of:=[.J11]/[.J83]" office:value-type="float" office:value="0.046588912903259" calcext:value-type="float">
            <text:p>0.0465889129</text:p>
          </table:table-cell>
          <table:table-cell table:formula="of:=[.K11]/[.K83]" office:value-type="float" office:value="0.0527283470891042" calcext:value-type="float">
            <text:p>0.0527283471</text:p>
          </table:table-cell>
          <table:table-cell table:formula="of:=[.L11]/[.L83]" office:value-type="float" office:value="0.0534607921898566" calcext:value-type="float">
            <text:p>0.0534607922</text:p>
          </table:table-cell>
          <table:table-cell table:formula="of:=[.M11]/[.M83]" office:value-type="float" office:value="0.057163788522852" calcext:value-type="float">
            <text:p>0.0571637885</text:p>
          </table:table-cell>
          <table:table-cell table:formula="of:=[.N11]/[.N83]" office:value-type="float" office:value="0.0652396593021425" calcext:value-type="float">
            <text:p>0.0652396593</text:p>
          </table:table-cell>
          <table:table-cell table:formula="of:=[.O11]/[.O83]" office:value-type="float" office:value="0.0649825366893275" calcext:value-type="float">
            <text:p>0.0649825367</text:p>
          </table:table-cell>
          <table:table-cell table:formula="of:=[.P11]/[.P83]" office:value-type="float" office:value="0.0587953373039271" calcext:value-type="float">
            <text:p>0.0587953373</text:p>
          </table:table-cell>
          <table:table-cell table:formula="of:=[.Q11]/[.Q83]" office:value-type="float" office:value="0.0585974806459753" calcext:value-type="float">
            <text:p>0.0585974806</text:p>
          </table:table-cell>
          <table:table-cell table:formula="of:=[.R11]/[.R83]" office:value-type="float" office:value="0.0614316091617739" calcext:value-type="float">
            <text:p>0.0614316092</text:p>
          </table:table-cell>
          <table:table-cell table:formula="of:=[.S11]/[.S83]" office:value-type="float" office:value="0.0664540044852636" calcext:value-type="float">
            <text:p>0.0664540045</text:p>
          </table:table-cell>
          <table:table-cell table:formula="of:=[.T11]/[.T83]" office:value-type="float" office:value="0.0592138350581219" calcext:value-type="float">
            <text:p>0.0592138351</text:p>
          </table:table-cell>
          <table:table-cell table:formula="of:=[.U11]/[.U83]" office:value-type="float" office:value="0.0641553769046553" calcext:value-type="float">
            <text:p>0.0641553769</text:p>
          </table:table-cell>
          <table:table-cell table:formula="of:=[.V11]/[.V83]" office:value-type="float" office:value="0.0624185914674817" calcext:value-type="float">
            <text:p>0.0624185915</text:p>
          </table:table-cell>
          <table:table-cell table:formula="of:=[.W11]/[.W83]" office:value-type="float" office:value="0.0655056060230176" calcext:value-type="float">
            <text:p>0.065505606</text:p>
          </table:table-cell>
          <table:table-cell table:formula="of:=[.X11]/[.X83]" office:value-type="float" office:value="0.074183679897132" calcext:value-type="float">
            <text:p>0.0741836799</text:p>
          </table:table-cell>
          <table:table-cell table:formula="of:=[.Y11]/[.Y83]" office:value-type="float" office:value="0.0705328006573813" calcext:value-type="float">
            <text:p>0.0705328007</text:p>
          </table:table-cell>
          <table:table-cell table:formula="of:=[.Z11]/[.Z83]" office:value-type="float" office:value="0.0746065766878275" calcext:value-type="float">
            <text:p>0.0746065767</text:p>
          </table:table-cell>
          <table:table-cell table:formula="of:=[.AA11]/[.AA83]" office:value-type="float" office:value="0.0622111258277542" calcext:value-type="float">
            <text:p>0.0622111258</text:p>
          </table:table-cell>
          <table:table-cell table:formula="of:=[.AB11]/[.AB83]" office:value-type="float" office:value="0.0688889655615741" calcext:value-type="float">
            <text:p>0.0688889656</text:p>
          </table:table-cell>
          <table:table-cell table:formula="of:=[.AC11]/[.AC83]" office:value-type="float" office:value="0.0698874926471684" calcext:value-type="float">
            <text:p>0.0698874926</text:p>
          </table:table-cell>
          <table:table-cell table:formula="of:=[.AD11]/[.AD83]" office:value-type="float" office:value="0.0689188991299015" calcext:value-type="float">
            <text:p>0.0689188991</text:p>
          </table:table-cell>
          <table:table-cell table:formula="of:=[.AE11]/[.AE83]" office:value-type="float" office:value="0.066634414889615" calcext:value-type="float">
            <text:p>0.0666344149</text:p>
          </table:table-cell>
          <table:table-cell table:formula="of:=[.AF11]/[.AF83]" office:value-type="float" office:value="0.0549356438866612" calcext:value-type="float">
            <text:p>0.0549356439</text:p>
          </table:table-cell>
          <table:table-cell table:formula="of:=[.AG11]/[.AG83]" office:value-type="float" office:value="0.0773756260319131" calcext:value-type="float">
            <text:p>0.077375626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12]/[.B84]" office:value-type="float" office:value="0.0348657114748249" calcext:value-type="float">
            <text:p>0.0348657115</text:p>
          </table:table-cell>
          <table:table-cell table:formula="of:=[.C12]/[.C84]" office:value-type="float" office:value="0.0257987167634143" calcext:value-type="float">
            <text:p>0.0257987168</text:p>
          </table:table-cell>
          <table:table-cell table:formula="of:=[.D12]/[.D84]" office:value-type="float" office:value="0.0309396237579592" calcext:value-type="float">
            <text:p>0.0309396238</text:p>
          </table:table-cell>
          <table:table-cell table:formula="of:=[.E12]/[.E84]" office:value-type="float" office:value="0.0311018360529375" calcext:value-type="float">
            <text:p>0.0311018361</text:p>
          </table:table-cell>
          <table:table-cell table:formula="of:=[.F12]/[.F84]" office:value-type="float" office:value="0.0360102691256717" calcext:value-type="float">
            <text:p>0.0360102691</text:p>
          </table:table-cell>
          <table:table-cell table:formula="of:=[.G12]/[.G84]" office:value-type="float" office:value="0.0418104342681853" calcext:value-type="float">
            <text:p>0.0418104343</text:p>
          </table:table-cell>
          <table:table-cell table:formula="of:=[.H12]/[.H84]" office:value-type="float" office:value="0.0505311654416984" calcext:value-type="float">
            <text:p>0.0505311654</text:p>
          </table:table-cell>
          <table:table-cell table:formula="of:=[.I12]/[.I84]" office:value-type="float" office:value="0.0499096075075188" calcext:value-type="float">
            <text:p>0.0499096075</text:p>
          </table:table-cell>
          <table:table-cell table:formula="of:=[.J12]/[.J84]" office:value-type="float" office:value="0.0441754505180981" calcext:value-type="float">
            <text:p>0.0441754505</text:p>
          </table:table-cell>
          <table:table-cell table:formula="of:=[.K12]/[.K84]" office:value-type="float" office:value="0.0618776315242047" calcext:value-type="float">
            <text:p>0.0618776315</text:p>
          </table:table-cell>
          <table:table-cell table:formula="of:=[.L12]/[.L84]" office:value-type="float" office:value="0.0623915894655093" calcext:value-type="float">
            <text:p>0.0623915895</text:p>
          </table:table-cell>
          <table:table-cell table:formula="of:=[.M12]/[.M84]" office:value-type="float" office:value="0.0560077163223124" calcext:value-type="float">
            <text:p>0.0560077163</text:p>
          </table:table-cell>
          <table:table-cell table:formula="of:=[.N12]/[.N84]" office:value-type="float" office:value="0.0588898821939091" calcext:value-type="float">
            <text:p>0.0588898822</text:p>
          </table:table-cell>
          <table:table-cell table:formula="of:=[.O12]/[.O84]" office:value-type="float" office:value="0.0593913131246261" calcext:value-type="float">
            <text:p>0.0593913131</text:p>
          </table:table-cell>
          <table:table-cell table:formula="of:=[.P12]/[.P84]" office:value-type="float" office:value="0.0652392052065008" calcext:value-type="float">
            <text:p>0.0652392052</text:p>
          </table:table-cell>
          <table:table-cell table:formula="of:=[.Q12]/[.Q84]" office:value-type="float" office:value="0.077332410728758" calcext:value-type="float">
            <text:p>0.0773324107</text:p>
          </table:table-cell>
          <table:table-cell table:formula="of:=[.R12]/[.R84]" office:value-type="float" office:value="0.0671405099101847" calcext:value-type="float">
            <text:p>0.0671405099</text:p>
          </table:table-cell>
          <table:table-cell table:formula="of:=[.S12]/[.S84]" office:value-type="float" office:value="0.0608961062573686" calcext:value-type="float">
            <text:p>0.0608961063</text:p>
          </table:table-cell>
          <table:table-cell table:formula="of:=[.T12]/[.T84]" office:value-type="float" office:value="0.0430007017272679" calcext:value-type="float">
            <text:p>0.0430007017</text:p>
          </table:table-cell>
          <table:table-cell table:formula="of:=[.U12]/[.U84]" office:value-type="float" office:value="0.0747999955463513" calcext:value-type="float">
            <text:p>0.0747999955</text:p>
          </table:table-cell>
          <table:table-cell table:formula="of:=[.V12]/[.V84]" office:value-type="float" office:value="0.0676763950808911" calcext:value-type="float">
            <text:p>0.0676763951</text:p>
          </table:table-cell>
          <table:table-cell table:formula="of:=[.W12]/[.W84]" office:value-type="float" office:value="0.0760968578551557" calcext:value-type="float">
            <text:p>0.0760968579</text:p>
          </table:table-cell>
          <table:table-cell table:formula="of:=[.X12]/[.X84]" office:value-type="float" office:value="0.0555769986967571" calcext:value-type="float">
            <text:p>0.0555769987</text:p>
          </table:table-cell>
          <table:table-cell table:formula="of:=[.Y12]/[.Y84]" office:value-type="float" office:value="0.0736686296943014" calcext:value-type="float">
            <text:p>0.0736686297</text:p>
          </table:table-cell>
          <table:table-cell table:formula="of:=[.Z12]/[.Z84]" office:value-type="float" office:value="0.0710394072866147" calcext:value-type="float">
            <text:p>0.0710394073</text:p>
          </table:table-cell>
          <table:table-cell table:formula="of:=[.AA12]/[.AA84]" office:value-type="float" office:value="0.0599749041683626" calcext:value-type="float">
            <text:p>0.0599749042</text:p>
          </table:table-cell>
          <table:table-cell table:formula="of:=[.AB12]/[.AB84]" office:value-type="float" office:value="0.0744301669000792" calcext:value-type="float">
            <text:p>0.0744301669</text:p>
          </table:table-cell>
          <table:table-cell table:formula="of:=[.AC12]/[.AC84]" office:value-type="float" office:value="0.0646845498138909" calcext:value-type="float">
            <text:p>0.0646845498</text:p>
          </table:table-cell>
          <table:table-cell table:formula="of:=[.AD12]/[.AD84]" office:value-type="float" office:value="0.0397089627427418" calcext:value-type="float">
            <text:p>0.0397089627</text:p>
          </table:table-cell>
          <table:table-cell table:formula="of:=[.AE12]/[.AE84]" office:value-type="float" office:value="0.0799249453336367" calcext:value-type="float">
            <text:p>0.0799249453</text:p>
          </table:table-cell>
          <table:table-cell table:formula="of:=[.AF12]/[.AF84]" office:value-type="float" office:value="0.0838147451893166" calcext:value-type="float">
            <text:p>0.0838147452</text:p>
          </table:table-cell>
          <table:table-cell table:formula="of:=[.AG12]/[.AG84]" office:value-type="float" office:value="0.0751282852022918" calcext:value-type="float">
            <text:p>0.0751282852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13]/[.B85]" office:value-type="float" office:value="0.0366217193150023" calcext:value-type="float">
            <text:p>0.0366217193</text:p>
          </table:table-cell>
          <table:table-cell table:formula="of:=[.C13]/[.C85]" office:value-type="float" office:value="0.0209121507047761" calcext:value-type="float">
            <text:p>0.0209121507</text:p>
          </table:table-cell>
          <table:table-cell table:formula="of:=[.D13]/[.D85]" office:value-type="float" office:value="0.0276879851467224" calcext:value-type="float">
            <text:p>0.0276879851</text:p>
          </table:table-cell>
          <table:table-cell table:formula="of:=[.E13]/[.E85]" office:value-type="float" office:value="0.0287817806887846" calcext:value-type="float">
            <text:p>0.0287817807</text:p>
          </table:table-cell>
          <table:table-cell table:formula="of:=[.F13]/[.F85]" office:value-type="float" office:value="0.030420891953269" calcext:value-type="float">
            <text:p>0.030420892</text:p>
          </table:table-cell>
          <table:table-cell table:formula="of:=[.G13]/[.G85]" office:value-type="float" office:value="0.0338104240341138" calcext:value-type="float">
            <text:p>0.033810424</text:p>
          </table:table-cell>
          <table:table-cell table:formula="of:=[.H13]/[.H85]" office:value-type="float" office:value="0.0413073083160558" calcext:value-type="float">
            <text:p>0.0413073083</text:p>
          </table:table-cell>
          <table:table-cell table:formula="of:=[.I13]/[.I85]" office:value-type="float" office:value="0.0521466946351439" calcext:value-type="float">
            <text:p>0.0521466946</text:p>
          </table:table-cell>
          <table:table-cell table:formula="of:=[.J13]/[.J85]" office:value-type="float" office:value="0.0538045883753275" calcext:value-type="float">
            <text:p>0.0538045884</text:p>
          </table:table-cell>
          <table:table-cell table:formula="of:=[.K13]/[.K85]" office:value-type="float" office:value="0.0586242481986097" calcext:value-type="float">
            <text:p>0.0586242482</text:p>
          </table:table-cell>
          <table:table-cell table:formula="of:=[.L13]/[.L85]" office:value-type="float" office:value="0.0604329786667487" calcext:value-type="float">
            <text:p>0.0604329787</text:p>
          </table:table-cell>
          <table:table-cell table:formula="of:=[.M13]/[.M85]" office:value-type="float" office:value="0.0623958003862164" calcext:value-type="float">
            <text:p>0.0623958004</text:p>
          </table:table-cell>
          <table:table-cell table:formula="of:=[.N13]/[.N85]" office:value-type="float" office:value="0.0749340323510922" calcext:value-type="float">
            <text:p>0.0749340324</text:p>
          </table:table-cell>
          <table:table-cell table:formula="of:=[.O13]/[.O85]" office:value-type="float" office:value="0.0705314780317933" calcext:value-type="float">
            <text:p>0.070531478</text:p>
          </table:table-cell>
          <table:table-cell table:formula="of:=[.P13]/[.P85]" office:value-type="float" office:value="0.0675039690589419" calcext:value-type="float">
            <text:p>0.0675039691</text:p>
          </table:table-cell>
          <table:table-cell table:formula="of:=[.Q13]/[.Q85]" office:value-type="float" office:value="0.0828420495460851" calcext:value-type="float">
            <text:p>0.0828420495</text:p>
          </table:table-cell>
          <table:table-cell table:formula="of:=[.R13]/[.R85]" office:value-type="float" office:value="0.0820213985395992" calcext:value-type="float">
            <text:p>0.0820213985</text:p>
          </table:table-cell>
          <table:table-cell table:formula="of:=[.S13]/[.S85]" office:value-type="float" office:value="0.0679907393253757" calcext:value-type="float">
            <text:p>0.0679907393</text:p>
          </table:table-cell>
          <table:table-cell table:formula="of:=[.T13]/[.T85]" office:value-type="float" office:value="0.0728225486656941" calcext:value-type="float">
            <text:p>0.0728225487</text:p>
          </table:table-cell>
          <table:table-cell table:formula="of:=[.U13]/[.U85]" office:value-type="float" office:value="0.0812585732865237" calcext:value-type="float">
            <text:p>0.0812585733</text:p>
          </table:table-cell>
          <table:table-cell table:formula="of:=[.V13]/[.V85]" office:value-type="float" office:value="0.0727611159717471" calcext:value-type="float">
            <text:p>0.072761116</text:p>
          </table:table-cell>
          <table:table-cell table:formula="of:=[.W13]/[.W85]" office:value-type="float" office:value="0.0865502630662817" calcext:value-type="float">
            <text:p>0.0865502631</text:p>
          </table:table-cell>
          <table:table-cell table:formula="of:=[.X13]/[.X85]" office:value-type="float" office:value="0.052795598087197" calcext:value-type="float">
            <text:p>0.0527955981</text:p>
          </table:table-cell>
          <table:table-cell table:formula="of:=[.Y13]/[.Y85]" office:value-type="float" office:value="0.0696651225938047" calcext:value-type="float">
            <text:p>0.0696651226</text:p>
          </table:table-cell>
          <table:table-cell table:formula="of:=[.Z13]/[.Z85]" office:value-type="float" office:value="0.0777515432232419" calcext:value-type="float">
            <text:p>0.0777515432</text:p>
          </table:table-cell>
          <table:table-cell table:formula="of:=[.AA13]/[.AA85]" office:value-type="float" office:value="0.0424441852144879" calcext:value-type="float">
            <text:p>0.0424441852</text:p>
          </table:table-cell>
          <table:table-cell table:formula="of:=[.AB13]/[.AB85]" office:value-type="float" office:value="0.0883561170167144" calcext:value-type="float">
            <text:p>0.088356117</text:p>
          </table:table-cell>
          <table:table-cell table:formula="of:=[.AC13]/[.AC85]" office:value-type="float" office:value="0.0926584145360772" calcext:value-type="float">
            <text:p>0.0926584145</text:p>
          </table:table-cell>
          <table:table-cell table:formula="of:=[.AD13]/[.AD85]" office:value-type="float" office:value="0.0911505423184683" calcext:value-type="float">
            <text:p>0.0911505423</text:p>
          </table:table-cell>
          <table:table-cell table:formula="of:=[.AE13]/[.AE85]" office:value-type="float" office:value="0.0861516374849976" calcext:value-type="float">
            <text:p>0.0861516375</text:p>
          </table:table-cell>
          <table:table-cell table:formula="of:=[.AF13]/[.AF85]" office:value-type="float" office:value="0.0919040153531524" calcext:value-type="float">
            <text:p>0.0919040154</text:p>
          </table:table-cell>
          <table:table-cell table:formula="of:=[.AG13]/[.AG85]" office:value-type="float" office:value="0.0434765549340557" calcext:value-type="float">
            <text:p>0.0434765549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14]/[.B86]" office:value-type="float" office:value="0.0335405490716418" calcext:value-type="float">
            <text:p>0.0335405491</text:p>
          </table:table-cell>
          <table:table-cell table:formula="of:=[.C14]/[.C86]" office:value-type="float" office:value="0.0185614974614746" calcext:value-type="float">
            <text:p>0.0185614975</text:p>
          </table:table-cell>
          <table:table-cell table:formula="of:=[.D14]/[.D86]" office:value-type="float" office:value="0.0246375770382796" calcext:value-type="float">
            <text:p>0.024637577</text:p>
          </table:table-cell>
          <table:table-cell table:formula="of:=[.E14]/[.E86]" office:value-type="float" office:value="0.0243516041210984" calcext:value-type="float">
            <text:p>0.0243516041</text:p>
          </table:table-cell>
          <table:table-cell table:formula="of:=[.F14]/[.F86]" office:value-type="float" office:value="0.0280708858899469" calcext:value-type="float">
            <text:p>0.0280708859</text:p>
          </table:table-cell>
          <table:table-cell table:formula="of:=[.G14]/[.G86]" office:value-type="float" office:value="0.0325312131844921" calcext:value-type="float">
            <text:p>0.0325312132</text:p>
          </table:table-cell>
          <table:table-cell table:formula="of:=[.H14]/[.H86]" office:value-type="float" office:value="0.0352658439004701" calcext:value-type="float">
            <text:p>0.0352658439</text:p>
          </table:table-cell>
          <table:table-cell table:formula="of:=[.I14]/[.I86]" office:value-type="float" office:value="0.0420717414023432" calcext:value-type="float">
            <text:p>0.0420717414</text:p>
          </table:table-cell>
          <table:table-cell table:formula="of:=[.J14]/[.J86]" office:value-type="float" office:value="0.0539877173735379" calcext:value-type="float">
            <text:p>0.0539877174</text:p>
          </table:table-cell>
          <table:table-cell table:formula="of:=[.K14]/[.K86]" office:value-type="float" office:value="0.0534437935594809" calcext:value-type="float">
            <text:p>0.0534437936</text:p>
          </table:table-cell>
          <table:table-cell table:formula="of:=[.L14]/[.L86]" office:value-type="float" office:value="0.0638272622201708" calcext:value-type="float">
            <text:p>0.0638272622</text:p>
          </table:table-cell>
          <table:table-cell table:formula="of:=[.M14]/[.M86]" office:value-type="float" office:value="0.0662470906709353" calcext:value-type="float">
            <text:p>0.0662470907</text:p>
          </table:table-cell>
          <table:table-cell table:formula="of:=[.N14]/[.N86]" office:value-type="float" office:value="0.0622081793598422" calcext:value-type="float">
            <text:p>0.0622081794</text:p>
          </table:table-cell>
          <table:table-cell table:formula="of:=[.O14]/[.O86]" office:value-type="float" office:value="0.0624998559764298" calcext:value-type="float">
            <text:p>0.062499856</text:p>
          </table:table-cell>
          <table:table-cell table:formula="of:=[.P14]/[.P86]" office:value-type="float" office:value="0.0713932015478664" calcext:value-type="float">
            <text:p>0.0713932015</text:p>
          </table:table-cell>
          <table:table-cell table:formula="of:=[.Q14]/[.Q86]" office:value-type="float" office:value="0.0625898358916647" calcext:value-type="float">
            <text:p>0.0625898359</text:p>
          </table:table-cell>
          <table:table-cell table:formula="of:=[.R14]/[.R86]" office:value-type="float" office:value="0.0658166963193917" calcext:value-type="float">
            <text:p>0.0658166963</text:p>
          </table:table-cell>
          <table:table-cell table:formula="of:=[.S14]/[.S86]" office:value-type="float" office:value="0.0687457919948703" calcext:value-type="float">
            <text:p>0.068745792</text:p>
          </table:table-cell>
          <table:table-cell table:formula="of:=[.T14]/[.T86]" office:value-type="float" office:value="0.0721018654014249" calcext:value-type="float">
            <text:p>0.0721018654</text:p>
          </table:table-cell>
          <table:table-cell table:formula="of:=[.U14]/[.U86]" office:value-type="float" office:value="0.0794745042807219" calcext:value-type="float">
            <text:p>0.0794745043</text:p>
          </table:table-cell>
          <table:table-cell table:formula="of:=[.V14]/[.V86]" office:value-type="float" office:value="0.075782604966014" calcext:value-type="float">
            <text:p>0.075782605</text:p>
          </table:table-cell>
          <table:table-cell table:formula="of:=[.W14]/[.W86]" office:value-type="float" office:value="0.0831803633678822" calcext:value-type="float">
            <text:p>0.0831803634</text:p>
          </table:table-cell>
          <table:table-cell table:formula="of:=[.X14]/[.X86]" office:value-type="float" office:value="0.0605117257363352" calcext:value-type="float">
            <text:p>0.0605117257</text:p>
          </table:table-cell>
          <table:table-cell table:formula="of:=[.Y14]/[.Y86]" office:value-type="float" office:value="0.0854119836181971" calcext:value-type="float">
            <text:p>0.0854119836</text:p>
          </table:table-cell>
          <table:table-cell table:formula="of:=[.Z14]/[.Z86]" office:value-type="float" office:value="0.0779061505112284" calcext:value-type="float">
            <text:p>0.0779061505</text:p>
          </table:table-cell>
          <table:table-cell table:formula="of:=[.AA14]/[.AA86]" office:value-type="float" office:value="0.088655175476936" calcext:value-type="float">
            <text:p>0.0886551755</text:p>
          </table:table-cell>
          <table:table-cell table:formula="of:=[.AB14]/[.AB86]" office:value-type="float" office:value="0.0934425546446418" calcext:value-type="float">
            <text:p>0.0934425546</text:p>
          </table:table-cell>
          <table:table-cell table:formula="of:=[.AC14]/[.AC86]" office:value-type="float" office:value="0.0939926521373614" calcext:value-type="float">
            <text:p>0.0939926521</text:p>
          </table:table-cell>
          <table:table-cell table:formula="of:=[.AD14]/[.AD86]" office:value-type="float" office:value="0.0916784443355039" calcext:value-type="float">
            <text:p>0.0916784443</text:p>
          </table:table-cell>
          <table:table-cell table:formula="of:=[.AE14]/[.AE86]" office:value-type="float" office:value="0.0701629803528132" calcext:value-type="float">
            <text:p>0.0701629804</text:p>
          </table:table-cell>
          <table:table-cell table:formula="of:=[.AF14]/[.AF86]" office:value-type="float" office:value="0.103073913301693" calcext:value-type="float">
            <text:p>0.1030739133</text:p>
          </table:table-cell>
          <table:table-cell table:formula="of:=[.AG14]/[.AG86]" office:value-type="float" office:value="0.097859624416574" calcext:value-type="float">
            <text:p>0.0978596244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15]/[.B87]" office:value-type="float" office:value="0.0353947751638016" calcext:value-type="float">
            <text:p>0.0353947752</text:p>
          </table:table-cell>
          <table:table-cell table:formula="of:=[.C15]/[.C87]" office:value-type="float" office:value="0.0173757770742603" calcext:value-type="float">
            <text:p>0.0173757771</text:p>
          </table:table-cell>
          <table:table-cell table:formula="of:=[.D15]/[.D87]" office:value-type="float" office:value="0.0229709291277993" calcext:value-type="float">
            <text:p>0.0229709291</text:p>
          </table:table-cell>
          <table:table-cell table:formula="of:=[.E15]/[.E87]" office:value-type="float" office:value="0.0227214946067973" calcext:value-type="float">
            <text:p>0.0227214946</text:p>
          </table:table-cell>
          <table:table-cell table:formula="of:=[.F15]/[.F87]" office:value-type="float" office:value="0.0259077359708314" calcext:value-type="float">
            <text:p>0.025907736</text:p>
          </table:table-cell>
          <table:table-cell table:formula="of:=[.G15]/[.G87]" office:value-type="float" office:value="0.0294758215249045" calcext:value-type="float">
            <text:p>0.0294758215</text:p>
          </table:table-cell>
          <table:table-cell table:formula="of:=[.H15]/[.H87]" office:value-type="float" office:value="0.0351895350115632" calcext:value-type="float">
            <text:p>0.035189535</text:p>
          </table:table-cell>
          <table:table-cell table:formula="of:=[.I15]/[.I87]" office:value-type="float" office:value="0.0410647492720396" calcext:value-type="float">
            <text:p>0.0410647493</text:p>
          </table:table-cell>
          <table:table-cell table:formula="of:=[.J15]/[.J87]" office:value-type="float" office:value="0.0424176835727115" calcext:value-type="float">
            <text:p>0.0424176836</text:p>
          </table:table-cell>
          <table:table-cell table:formula="of:=[.K15]/[.K87]" office:value-type="float" office:value="0.0459288599402707" calcext:value-type="float">
            <text:p>0.0459288599</text:p>
          </table:table-cell>
          <table:table-cell table:formula="of:=[.L15]/[.L87]" office:value-type="float" office:value="0.0557813208205555" calcext:value-type="float">
            <text:p>0.0557813208</text:p>
          </table:table-cell>
          <table:table-cell table:formula="of:=[.M15]/[.M87]" office:value-type="float" office:value="0.0511597188209972" calcext:value-type="float">
            <text:p>0.0511597188</text:p>
          </table:table-cell>
          <table:table-cell table:formula="of:=[.N15]/[.N87]" office:value-type="float" office:value="0.0582553448652615" calcext:value-type="float">
            <text:p>0.0582553449</text:p>
          </table:table-cell>
          <table:table-cell table:formula="of:=[.O15]/[.O87]" office:value-type="float" office:value="0.0592417778339576" calcext:value-type="float">
            <text:p>0.0592417778</text:p>
          </table:table-cell>
          <table:table-cell table:formula="of:=[.P15]/[.P87]" office:value-type="float" office:value="0.0656334721251508" calcext:value-type="float">
            <text:p>0.0656334721</text:p>
          </table:table-cell>
          <table:table-cell table:formula="of:=[.Q15]/[.Q87]" office:value-type="float" office:value="0.0690337521211371" calcext:value-type="float">
            <text:p>0.0690337521</text:p>
          </table:table-cell>
          <table:table-cell table:formula="of:=[.R15]/[.R87]" office:value-type="float" office:value="0.0623091429183204" calcext:value-type="float">
            <text:p>0.0623091429</text:p>
          </table:table-cell>
          <table:table-cell table:formula="of:=[.S15]/[.S87]" office:value-type="float" office:value="0.0628367615554442" calcext:value-type="float">
            <text:p>0.0628367616</text:p>
          </table:table-cell>
          <table:table-cell table:formula="of:=[.T15]/[.T87]" office:value-type="float" office:value="0.0641326496338754" calcext:value-type="float">
            <text:p>0.0641326496</text:p>
          </table:table-cell>
          <table:table-cell table:formula="of:=[.U15]/[.U87]" office:value-type="float" office:value="0.0643558644899224" calcext:value-type="float">
            <text:p>0.0643558645</text:p>
          </table:table-cell>
          <table:table-cell table:formula="of:=[.V15]/[.V87]" office:value-type="float" office:value="0.0581247696173468" calcext:value-type="float">
            <text:p>0.0581247696</text:p>
          </table:table-cell>
          <table:table-cell table:formula="of:=[.W15]/[.W87]" office:value-type="float" office:value="0.086269633360894" calcext:value-type="float">
            <text:p>0.0862696334</text:p>
          </table:table-cell>
          <table:table-cell table:formula="of:=[.X15]/[.X87]" office:value-type="float" office:value="0.0780059606220815" calcext:value-type="float">
            <text:p>0.0780059606</text:p>
          </table:table-cell>
          <table:table-cell table:formula="of:=[.Y15]/[.Y87]" office:value-type="float" office:value="0.0831911508811188" calcext:value-type="float">
            <text:p>0.0831911509</text:p>
          </table:table-cell>
          <table:table-cell table:formula="of:=[.Z15]/[.Z87]" office:value-type="float" office:value="0.0593190228916669" calcext:value-type="float">
            <text:p>0.0593190229</text:p>
          </table:table-cell>
          <table:table-cell table:formula="of:=[.AA15]/[.AA87]" office:value-type="float" office:value="0.0875178042716642" calcext:value-type="float">
            <text:p>0.0875178043</text:p>
          </table:table-cell>
          <table:table-cell table:formula="of:=[.AB15]/[.AB87]" office:value-type="float" office:value="0.0801700606127024" calcext:value-type="float">
            <text:p>0.0801700606</text:p>
          </table:table-cell>
          <table:table-cell table:formula="of:=[.AC15]/[.AC87]" office:value-type="float" office:value="0.0917368941647532" calcext:value-type="float">
            <text:p>0.0917368942</text:p>
          </table:table-cell>
          <table:table-cell table:formula="of:=[.AD15]/[.AD87]" office:value-type="float" office:value="0.0883301593479338" calcext:value-type="float">
            <text:p>0.0883301593</text:p>
          </table:table-cell>
          <table:table-cell table:formula="of:=[.AE15]/[.AE87]" office:value-type="float" office:value="0.094619212464459" calcext:value-type="float">
            <text:p>0.0946192125</text:p>
          </table:table-cell>
          <table:table-cell table:formula="of:=[.AF15]/[.AF87]" office:value-type="float" office:value="0.106875139023068" calcext:value-type="float">
            <text:p>0.106875139</text:p>
          </table:table-cell>
          <table:table-cell table:formula="of:=[.AG15]/[.AG87]" office:value-type="float" office:value="0.0991670099614474" calcext:value-type="float">
            <text:p>0.09916701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16]/[.B88]" office:value-type="float" office:value="0.0373636268117778" calcext:value-type="float">
            <text:p>0.0373636268</text:p>
          </table:table-cell>
          <table:table-cell table:formula="of:=[.C16]/[.C88]" office:value-type="float" office:value="0.0185436318794512" calcext:value-type="float">
            <text:p>0.0185436319</text:p>
          </table:table-cell>
          <table:table-cell table:formula="of:=[.D16]/[.D88]" office:value-type="float" office:value="0.0235039775267602" calcext:value-type="float">
            <text:p>0.0235039775</text:p>
          </table:table-cell>
          <table:table-cell table:formula="of:=[.E16]/[.E88]" office:value-type="float" office:value="0.0252108257480551" calcext:value-type="float">
            <text:p>0.0252108257</text:p>
          </table:table-cell>
          <table:table-cell table:formula="of:=[.F16]/[.F88]" office:value-type="float" office:value="0.0274260321636934" calcext:value-type="float">
            <text:p>0.0274260322</text:p>
          </table:table-cell>
          <table:table-cell table:formula="of:=[.G16]/[.G88]" office:value-type="float" office:value="0.032757785089119" calcext:value-type="float">
            <text:p>0.0327577851</text:p>
          </table:table-cell>
          <table:table-cell table:formula="of:=[.H16]/[.H88]" office:value-type="float" office:value="0.0332221674886501" calcext:value-type="float">
            <text:p>0.0332221675</text:p>
          </table:table-cell>
          <table:table-cell table:formula="of:=[.I16]/[.I88]" office:value-type="float" office:value="0.0409609465538069" calcext:value-type="float">
            <text:p>0.0409609466</text:p>
          </table:table-cell>
          <table:table-cell table:formula="of:=[.J16]/[.J88]" office:value-type="float" office:value="0.0375202341324167" calcext:value-type="float">
            <text:p>0.0375202341</text:p>
          </table:table-cell>
          <table:table-cell table:formula="of:=[.K16]/[.K88]" office:value-type="float" office:value="0.0501148737383154" calcext:value-type="float">
            <text:p>0.0501148737</text:p>
          </table:table-cell>
          <table:table-cell table:formula="of:=[.L16]/[.L88]" office:value-type="float" office:value="0.0557925670773431" calcext:value-type="float">
            <text:p>0.0557925671</text:p>
          </table:table-cell>
          <table:table-cell table:formula="of:=[.M16]/[.M88]" office:value-type="float" office:value="0.0525034718695223" calcext:value-type="float">
            <text:p>0.0525034719</text:p>
          </table:table-cell>
          <table:table-cell table:formula="of:=[.N16]/[.N88]" office:value-type="float" office:value="0.0545753292618316" calcext:value-type="float">
            <text:p>0.0545753293</text:p>
          </table:table-cell>
          <table:table-cell table:formula="of:=[.O16]/[.O88]" office:value-type="float" office:value="0.0573126440440191" calcext:value-type="float">
            <text:p>0.057312644</text:p>
          </table:table-cell>
          <table:table-cell table:formula="of:=[.P16]/[.P88]" office:value-type="float" office:value="0.0596668654922596" calcext:value-type="float">
            <text:p>0.0596668655</text:p>
          </table:table-cell>
          <table:table-cell table:formula="of:=[.Q16]/[.Q88]" office:value-type="float" office:value="0.0655294408020695" calcext:value-type="float">
            <text:p>0.0655294408</text:p>
          </table:table-cell>
          <table:table-cell table:formula="of:=[.R16]/[.R88]" office:value-type="float" office:value="0.0712241638743104" calcext:value-type="float">
            <text:p>0.0712241639</text:p>
          </table:table-cell>
          <table:table-cell table:formula="of:=[.S16]/[.S88]" office:value-type="float" office:value="0.0635314226568372" calcext:value-type="float">
            <text:p>0.0635314227</text:p>
          </table:table-cell>
          <table:table-cell table:formula="of:=[.T16]/[.T88]" office:value-type="float" office:value="0.0705308461824476" calcext:value-type="float">
            <text:p>0.0705308462</text:p>
          </table:table-cell>
          <table:table-cell table:formula="of:=[.U16]/[.U88]" office:value-type="float" office:value="0.0696399770004421" calcext:value-type="float">
            <text:p>0.069639977</text:p>
          </table:table-cell>
          <table:table-cell table:formula="of:=[.V16]/[.V88]" office:value-type="float" office:value="0.0689011927547735" calcext:value-type="float">
            <text:p>0.0689011928</text:p>
          </table:table-cell>
          <table:table-cell table:formula="of:=[.W16]/[.W88]" office:value-type="float" office:value="0.064793682616073" calcext:value-type="float">
            <text:p>0.0647936826</text:p>
          </table:table-cell>
          <table:table-cell table:formula="of:=[.X16]/[.X88]" office:value-type="float" office:value="0.0660845314962213" calcext:value-type="float">
            <text:p>0.0660845315</text:p>
          </table:table-cell>
          <table:table-cell table:formula="of:=[.Y16]/[.Y88]" office:value-type="float" office:value="0.0831781882039455" calcext:value-type="float">
            <text:p>0.0831781882</text:p>
          </table:table-cell>
          <table:table-cell table:formula="of:=[.Z16]/[.Z88]" office:value-type="float" office:value="0.074980807871418" calcext:value-type="float">
            <text:p>0.0749808079</text:p>
          </table:table-cell>
          <table:table-cell table:formula="of:=[.AA16]/[.AA88]" office:value-type="float" office:value="0.0832309320717754" calcext:value-type="float">
            <text:p>0.0832309321</text:p>
          </table:table-cell>
          <table:table-cell table:formula="of:=[.AB16]/[.AB88]" office:value-type="float" office:value="0.0674950019912255" calcext:value-type="float">
            <text:p>0.067495002</text:p>
          </table:table-cell>
          <table:table-cell table:formula="of:=[.AC16]/[.AC88]" office:value-type="float" office:value="0.0822125190717035" calcext:value-type="float">
            <text:p>0.0822125191</text:p>
          </table:table-cell>
          <table:table-cell table:formula="of:=[.AD16]/[.AD88]" office:value-type="float" office:value="0.0832012391262749" calcext:value-type="float">
            <text:p>0.0832012391</text:p>
          </table:table-cell>
          <table:table-cell table:formula="of:=[.AE16]/[.AE88]" office:value-type="float" office:value="0.0942421854071403" calcext:value-type="float">
            <text:p>0.0942421854</text:p>
          </table:table-cell>
          <table:table-cell table:formula="of:=[.AF16]/[.AF88]" office:value-type="float" office:value="0.0918883297997693" calcext:value-type="float">
            <text:p>0.0918883298</text:p>
          </table:table-cell>
          <table:table-cell table:formula="of:=[.AG16]/[.AG88]" office:value-type="float" office:value="0.0879268516181322" calcext:value-type="float">
            <text:p>0.0879268516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17]/[.B89]" office:value-type="float" office:value="0.0395789507879599" calcext:value-type="float">
            <text:p>0.0395789508</text:p>
          </table:table-cell>
          <table:table-cell table:formula="of:=[.C17]/[.C89]" office:value-type="float" office:value="0.019223676203443" calcext:value-type="float">
            <text:p>0.0192236762</text:p>
          </table:table-cell>
          <table:table-cell table:formula="of:=[.D17]/[.D89]" office:value-type="float" office:value="0.0254868965393759" calcext:value-type="float">
            <text:p>0.0254868965</text:p>
          </table:table-cell>
          <table:table-cell table:formula="of:=[.E17]/[.E89]" office:value-type="float" office:value="0.0258325670629697" calcext:value-type="float">
            <text:p>0.0258325671</text:p>
          </table:table-cell>
          <table:table-cell table:formula="of:=[.F17]/[.F89]" office:value-type="float" office:value="0.0296497105914467" calcext:value-type="float">
            <text:p>0.0296497106</text:p>
          </table:table-cell>
          <table:table-cell table:formula="of:=[.G17]/[.G89]" office:value-type="float" office:value="0.0336830612465616" calcext:value-type="float">
            <text:p>0.0336830612</text:p>
          </table:table-cell>
          <table:table-cell table:formula="of:=[.H17]/[.H89]" office:value-type="float" office:value="0.0357061509606463" calcext:value-type="float">
            <text:p>0.035706151</text:p>
          </table:table-cell>
          <table:table-cell table:formula="of:=[.I17]/[.I89]" office:value-type="float" office:value="0.0436119064908886" calcext:value-type="float">
            <text:p>0.0436119065</text:p>
          </table:table-cell>
          <table:table-cell table:formula="of:=[.J17]/[.J89]" office:value-type="float" office:value="0.040897529677857" calcext:value-type="float">
            <text:p>0.0408975297</text:p>
          </table:table-cell>
          <table:table-cell table:formula="of:=[.K17]/[.K89]" office:value-type="float" office:value="0.0441638564976617" calcext:value-type="float">
            <text:p>0.0441638565</text:p>
          </table:table-cell>
          <table:table-cell table:formula="of:=[.L17]/[.L89]" office:value-type="float" office:value="0.0420366898909211" calcext:value-type="float">
            <text:p>0.0420366899</text:p>
          </table:table-cell>
          <table:table-cell table:formula="of:=[.M17]/[.M89]" office:value-type="float" office:value="0.0531518225985954" calcext:value-type="float">
            <text:p>0.0531518226</text:p>
          </table:table-cell>
          <table:table-cell table:formula="of:=[.N17]/[.N89]" office:value-type="float" office:value="0.0514434197059115" calcext:value-type="float">
            <text:p>0.0514434197</text:p>
          </table:table-cell>
          <table:table-cell table:formula="of:=[.O17]/[.O89]" office:value-type="float" office:value="0.0588514873969027" calcext:value-type="float">
            <text:p>0.0588514874</text:p>
          </table:table-cell>
          <table:table-cell table:formula="of:=[.P17]/[.P89]" office:value-type="float" office:value="0.0629918383609383" calcext:value-type="float">
            <text:p>0.0629918384</text:p>
          </table:table-cell>
          <table:table-cell table:formula="of:=[.Q17]/[.Q89]" office:value-type="float" office:value="0.0635383972318759" calcext:value-type="float">
            <text:p>0.0635383972</text:p>
          </table:table-cell>
          <table:table-cell table:formula="of:=[.R17]/[.R89]" office:value-type="float" office:value="0.0690622495089548" calcext:value-type="float">
            <text:p>0.0690622495</text:p>
          </table:table-cell>
          <table:table-cell table:formula="of:=[.S17]/[.S89]" office:value-type="float" office:value="0.0660285593481701" calcext:value-type="float">
            <text:p>0.0660285593</text:p>
          </table:table-cell>
          <table:table-cell table:formula="of:=[.T17]/[.T89]" office:value-type="float" office:value="0.0686628453101535" calcext:value-type="float">
            <text:p>0.0686628453</text:p>
          </table:table-cell>
          <table:table-cell table:formula="of:=[.U17]/[.U89]" office:value-type="float" office:value="0.0702993785745492" calcext:value-type="float">
            <text:p>0.0702993786</text:p>
          </table:table-cell>
          <table:table-cell table:formula="of:=[.V17]/[.V89]" office:value-type="float" office:value="0.07386905346459" calcext:value-type="float">
            <text:p>0.0738690535</text:p>
          </table:table-cell>
          <table:table-cell table:formula="of:=[.W17]/[.W89]" office:value-type="float" office:value="0.0826603362205088" calcext:value-type="float">
            <text:p>0.0826603362</text:p>
          </table:table-cell>
          <table:table-cell table:formula="of:=[.X17]/[.X89]" office:value-type="float" office:value="0.0887196149024195" calcext:value-type="float">
            <text:p>0.0887196149</text:p>
          </table:table-cell>
          <table:table-cell table:formula="of:=[.Y17]/[.Y89]" office:value-type="float" office:value="0.0816058316542318" calcext:value-type="float">
            <text:p>0.0816058317</text:p>
          </table:table-cell>
          <table:table-cell table:formula="of:=[.Z17]/[.Z89]" office:value-type="float" office:value="0.0767126594699421" calcext:value-type="float">
            <text:p>0.0767126595</text:p>
          </table:table-cell>
          <table:table-cell table:formula="of:=[.AA17]/[.AA89]" office:value-type="float" office:value="0.0795534726308147" calcext:value-type="float">
            <text:p>0.0795534726</text:p>
          </table:table-cell>
          <table:table-cell table:formula="of:=[.AB17]/[.AB89]" office:value-type="float" office:value="0.0828529894242946" calcext:value-type="float">
            <text:p>0.0828529894</text:p>
          </table:table-cell>
          <table:table-cell table:formula="of:=[.AC17]/[.AC89]" office:value-type="float" office:value="0.0804650377982749" calcext:value-type="float">
            <text:p>0.0804650378</text:p>
          </table:table-cell>
          <table:table-cell table:formula="of:=[.AD17]/[.AD89]" office:value-type="float" office:value="0.0817821744786417" calcext:value-type="float">
            <text:p>0.0817821745</text:p>
          </table:table-cell>
          <table:table-cell table:formula="of:=[.AE17]/[.AE89]" office:value-type="float" office:value="0.0860349571551948" calcext:value-type="float">
            <text:p>0.0860349572</text:p>
          </table:table-cell>
          <table:table-cell table:formula="of:=[.AF17]/[.AF89]" office:value-type="float" office:value="0.07858125025859" calcext:value-type="float">
            <text:p>0.0785812503</text:p>
          </table:table-cell>
          <table:table-cell table:formula="of:=[.AG17]/[.AG89]" office:value-type="float" office:value="0.0924199792058024" calcext:value-type="float">
            <text:p>0.0924199792</text:p>
          </table:table-cell>
        </table:table-row>
        <table:table-row table:style-name="ro2">
          <table:table-cell table:number-columns-repeated="33"/>
        </table:table-row>
        <table:table-row table:style-name="ro3">
          <table:table-cell office:value-type="string" calcext:value-type="string">
            <text:p>fib_omp_no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2]/[.B92]" office:value-type="float" office:value="0.021513719029482" calcext:value-type="float">
            <text:p>0.021513719</text:p>
          </table:table-cell>
          <table:table-cell table:formula="of:=[.C2]/[.C92]" office:value-type="float" office:value="0.0173051586600953" calcext:value-type="float">
            <text:p>0.0173051587</text:p>
          </table:table-cell>
          <table:table-cell table:formula="of:=[.D2]/[.D92]" office:value-type="float" office:value="0.016569693765185" calcext:value-type="float">
            <text:p>0.0165696938</text:p>
          </table:table-cell>
          <table:table-cell table:formula="of:=[.E2]/[.E92]" office:value-type="float" office:value="0.0156405806426997" calcext:value-type="float">
            <text:p>0.0156405806</text:p>
          </table:table-cell>
          <table:table-cell table:formula="of:=[.F2]/[.F92]" office:value-type="float" office:value="0.0141758198878785" calcext:value-type="float">
            <text:p>0.0141758199</text:p>
          </table:table-cell>
          <table:table-cell table:formula="of:=[.G2]/[.G92]" office:value-type="float" office:value="0.0165686937167592" calcext:value-type="float">
            <text:p>0.0165686937</text:p>
          </table:table-cell>
          <table:table-cell table:formula="of:=[.H2]/[.H92]" office:value-type="float" office:value="0.0196757155391615" calcext:value-type="float">
            <text:p>0.0196757155</text:p>
          </table:table-cell>
          <table:table-cell table:formula="of:=[.I2]/[.I92]" office:value-type="float" office:value="0.0167927669591861" calcext:value-type="float">
            <text:p>0.016792767</text:p>
          </table:table-cell>
          <table:table-cell table:formula="of:=[.J2]/[.J92]" office:value-type="float" office:value="0.0182058873704646" calcext:value-type="float">
            <text:p>0.0182058874</text:p>
          </table:table-cell>
          <table:table-cell table:formula="of:=[.K2]/[.K92]" office:value-type="float" office:value="0.0139458697055346" calcext:value-type="float">
            <text:p>0.0139458697</text:p>
          </table:table-cell>
          <table:table-cell table:formula="of:=[.L2]/[.L92]" office:value-type="float" office:value="0.0163561659604921" calcext:value-type="float">
            <text:p>0.016356166</text:p>
          </table:table-cell>
          <table:table-cell table:formula="of:=[.M2]/[.M92]" office:value-type="float" office:value="0.0151421218038567" calcext:value-type="float">
            <text:p>0.0151421218</text:p>
          </table:table-cell>
          <table:table-cell table:formula="of:=[.N2]/[.N92]" office:value-type="float" office:value="0.0150825756723548" calcext:value-type="float">
            <text:p>0.0150825757</text:p>
          </table:table-cell>
          <table:table-cell table:formula="of:=[.O2]/[.O92]" office:value-type="float" office:value="0.00745879467746706" calcext:value-type="float">
            <text:p>0.0074587947</text:p>
          </table:table-cell>
          <table:table-cell table:formula="of:=[.P2]/[.P92]" office:value-type="float" office:value="0.00331993748317493" calcext:value-type="float">
            <text:p>0.0033199375</text:p>
          </table:table-cell>
          <table:table-cell table:formula="of:=[.Q2]/[.Q92]" office:value-type="float" office:value="0.0050796835056598" calcext:value-type="float">
            <text:p>0.0050796835</text:p>
          </table:table-cell>
          <table:table-cell table:formula="of:=[.R2]/[.R92]" office:value-type="float" office:value="0.00254646340849185" calcext:value-type="float">
            <text:p>0.0025464634</text:p>
          </table:table-cell>
          <table:table-cell table:formula="of:=[.S2]/[.S92]" office:value-type="float" office:value="0.0103638387269168" calcext:value-type="float">
            <text:p>0.0103638387</text:p>
          </table:table-cell>
          <table:table-cell table:formula="of:=[.T2]/[.T92]" office:value-type="float" office:value="0.00963632062184525" calcext:value-type="float">
            <text:p>0.0096363206</text:p>
          </table:table-cell>
          <table:table-cell table:formula="of:=[.U2]/[.U92]" office:value-type="float" office:value="0.00462687515898449" calcext:value-type="float">
            <text:p>0.0046268752</text:p>
          </table:table-cell>
          <table:table-cell table:formula="of:=[.V2]/[.V92]" office:value-type="float" office:value="0.00915975099427534" calcext:value-type="float">
            <text:p>0.009159751</text:p>
          </table:table-cell>
          <table:table-cell table:formula="of:=[.W2]/[.W92]" office:value-type="float" office:value="0.00330334388566673" calcext:value-type="float">
            <text:p>0.0033033439</text:p>
          </table:table-cell>
          <table:table-cell table:formula="of:=[.X2]/[.X92]" office:value-type="float" office:value="0.0108513061631556" calcext:value-type="float">
            <text:p>0.0108513062</text:p>
          </table:table-cell>
          <table:table-cell table:formula="of:=[.Y2]/[.Y92]" office:value-type="float" office:value="0.00362442530501224" calcext:value-type="float">
            <text:p>0.0036244253</text:p>
          </table:table-cell>
          <table:table-cell table:formula="of:=[.Z2]/[.Z92]" office:value-type="float" office:value="0.00788534113523308" calcext:value-type="float">
            <text:p>0.0078853411</text:p>
          </table:table-cell>
          <table:table-cell table:formula="of:=[.AA2]/[.AA92]" office:value-type="float" office:value="0.00843207351178141" calcext:value-type="float">
            <text:p>0.0084320735</text:p>
          </table:table-cell>
          <table:table-cell table:formula="of:=[.AB2]/[.AB92]" office:value-type="float" office:value="0.00549602758685164" calcext:value-type="float">
            <text:p>0.0054960276</text:p>
          </table:table-cell>
          <table:table-cell table:formula="of:=[.AC2]/[.AC92]" office:value-type="float" office:value="0.00349977331079334" calcext:value-type="float">
            <text:p>0.0034997733</text:p>
          </table:table-cell>
          <table:table-cell table:formula="of:=[.AD2]/[.AD92]" office:value-type="float" office:value="0.00519678196964204" calcext:value-type="float">
            <text:p>0.005196782</text:p>
          </table:table-cell>
          <table:table-cell table:formula="of:=[.AE2]/[.AE92]" office:value-type="float" office:value="0.00340608738609965" calcext:value-type="float">
            <text:p>0.0034060874</text:p>
          </table:table-cell>
          <table:table-cell table:formula="of:=[.AF2]/[.AF92]" office:value-type="float" office:value="0.0059622855709741" calcext:value-type="float">
            <text:p>0.0059622856</text:p>
          </table:table-cell>
          <table:table-cell table:formula="of:=[.AG2]/[.AG92]" office:value-type="float" office:value="0.00121516260551092" calcext:value-type="float">
            <text:p>0.0012151626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table:formula="of:=[.B3]/[.B93]" office:value-type="float" office:value="0.0178885111941263" calcext:value-type="float">
            <text:p>0.0178885112</text:p>
          </table:table-cell>
          <table:table-cell table:formula="of:=[.C3]/[.C93]" office:value-type="float" office:value="0.0109290395594953" calcext:value-type="float">
            <text:p>0.0109290396</text:p>
          </table:table-cell>
          <table:table-cell table:formula="of:=[.D3]/[.D93]" office:value-type="float" office:value="0.0109408627557922" calcext:value-type="float">
            <text:p>0.0109408628</text:p>
          </table:table-cell>
          <table:table-cell table:formula="of:=[.E3]/[.E93]" office:value-type="float" office:value="0.00967620815568465" calcext:value-type="float">
            <text:p>0.0096762082</text:p>
          </table:table-cell>
          <table:table-cell table:formula="of:=[.F3]/[.F93]" office:value-type="float" office:value="0.011527508624572" calcext:value-type="float">
            <text:p>0.0115275086</text:p>
          </table:table-cell>
          <table:table-cell table:formula="of:=[.G3]/[.G93]" office:value-type="float" office:value="0.0121890199161667" calcext:value-type="float">
            <text:p>0.0121890199</text:p>
          </table:table-cell>
          <table:table-cell table:formula="of:=[.H3]/[.H93]" office:value-type="float" office:value="0.0122352045317318" calcext:value-type="float">
            <text:p>0.0122352045</text:p>
          </table:table-cell>
          <table:table-cell table:formula="of:=[.I3]/[.I93]" office:value-type="float" office:value="0.0117855947092006" calcext:value-type="float">
            <text:p>0.0117855947</text:p>
          </table:table-cell>
          <table:table-cell table:formula="of:=[.J3]/[.J93]" office:value-type="float" office:value="0.0118099608508907" calcext:value-type="float">
            <text:p>0.0118099609</text:p>
          </table:table-cell>
          <table:table-cell table:formula="of:=[.K3]/[.K93]" office:value-type="float" office:value="0.012090122883946" calcext:value-type="float">
            <text:p>0.0120901229</text:p>
          </table:table-cell>
          <table:table-cell table:formula="of:=[.L3]/[.L93]" office:value-type="float" office:value="0.00604403452172107" calcext:value-type="float">
            <text:p>0.0060440345</text:p>
          </table:table-cell>
          <table:table-cell table:formula="of:=[.M3]/[.M93]" office:value-type="float" office:value="0.00894935147661595" calcext:value-type="float">
            <text:p>0.0089493515</text:p>
          </table:table-cell>
          <table:table-cell table:formula="of:=[.N3]/[.N93]" office:value-type="float" office:value="0.0132196033245334" calcext:value-type="float">
            <text:p>0.0132196033</text:p>
          </table:table-cell>
          <table:table-cell table:formula="of:=[.O3]/[.O93]" office:value-type="float" office:value="0.00756117352599841" calcext:value-type="float">
            <text:p>0.0075611735</text:p>
          </table:table-cell>
          <table:table-cell table:formula="of:=[.P3]/[.P93]" office:value-type="float" office:value="0.00342178794186585" calcext:value-type="float">
            <text:p>0.0034217879</text:p>
          </table:table-cell>
          <table:table-cell table:formula="of:=[.Q3]/[.Q93]" office:value-type="float" office:value="0.00856435923766707" calcext:value-type="float">
            <text:p>0.0085643592</text:p>
          </table:table-cell>
          <table:table-cell table:formula="of:=[.R3]/[.R93]" office:value-type="float" office:value="0.00834098581257517" calcext:value-type="float">
            <text:p>0.0083409858</text:p>
          </table:table-cell>
          <table:table-cell table:formula="of:=[.S3]/[.S93]" office:value-type="float" office:value="0.00825383837616378" calcext:value-type="float">
            <text:p>0.0082538384</text:p>
          </table:table-cell>
          <table:table-cell table:formula="of:=[.T3]/[.T93]" office:value-type="float" office:value="0.00758062058485106" calcext:value-type="float">
            <text:p>0.0075806206</text:p>
          </table:table-cell>
          <table:table-cell table:formula="of:=[.U3]/[.U93]" office:value-type="float" office:value="0.00500624705596203" calcext:value-type="float">
            <text:p>0.0050062471</text:p>
          </table:table-cell>
          <table:table-cell table:formula="of:=[.V3]/[.V93]" office:value-type="float" office:value="0.00883758527780012" calcext:value-type="float">
            <text:p>0.0088375853</text:p>
          </table:table-cell>
          <table:table-cell table:formula="of:=[.W3]/[.W93]" office:value-type="float" office:value="0.00456244931652857" calcext:value-type="float">
            <text:p>0.0045624493</text:p>
          </table:table-cell>
          <table:table-cell table:formula="of:=[.X3]/[.X93]" office:value-type="float" office:value="0.0020774423628309" calcext:value-type="float">
            <text:p>0.0020774424</text:p>
          </table:table-cell>
          <table:table-cell table:formula="of:=[.Y3]/[.Y93]" office:value-type="float" office:value="0.00363145793377799" calcext:value-type="float">
            <text:p>0.0036314579</text:p>
          </table:table-cell>
          <table:table-cell table:formula="of:=[.Z3]/[.Z93]" office:value-type="float" office:value="0.00865892030740729" calcext:value-type="float">
            <text:p>0.0086589203</text:p>
          </table:table-cell>
          <table:table-cell table:formula="of:=[.AA3]/[.AA93]" office:value-type="float" office:value="0.00670485442018847" calcext:value-type="float">
            <text:p>0.0067048544</text:p>
          </table:table-cell>
          <table:table-cell table:formula="of:=[.AB3]/[.AB93]" office:value-type="float" office:value="0.00568361489455037" calcext:value-type="float">
            <text:p>0.0056836149</text:p>
          </table:table-cell>
          <table:table-cell table:formula="of:=[.AC3]/[.AC93]" office:value-type="float" office:value="0.00450088734000822" calcext:value-type="float">
            <text:p>0.0045008873</text:p>
          </table:table-cell>
          <table:table-cell table:formula="of:=[.AD3]/[.AD93]" office:value-type="float" office:value="0.00140513039616179" calcext:value-type="float">
            <text:p>0.0014051304</text:p>
          </table:table-cell>
          <table:table-cell table:formula="of:=[.AE3]/[.AE93]" office:value-type="float" office:value="0.00218202629028749" calcext:value-type="float">
            <text:p>0.0021820263</text:p>
          </table:table-cell>
          <table:table-cell table:formula="of:=[.AF3]/[.AF93]" office:value-type="float" office:value="0.0018413690740223" calcext:value-type="float">
            <text:p>0.0018413691</text:p>
          </table:table-cell>
          <table:table-cell table:formula="of:=[.AG3]/[.AG93]" office:value-type="float" office:value="0.00272224510507083" calcext:value-type="float">
            <text:p>0.0027222451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table:formula="of:=[.B4]/[.B94]" office:value-type="float" office:value="0.0152721886751903" calcext:value-type="float">
            <text:p>0.0152721887</text:p>
          </table:table-cell>
          <table:table-cell table:formula="of:=[.C4]/[.C94]" office:value-type="float" office:value="0.0126526552326611" calcext:value-type="float">
            <text:p>0.0126526552</text:p>
          </table:table-cell>
          <table:table-cell table:formula="of:=[.D4]/[.D94]" office:value-type="float" office:value="0.0126022493341243" calcext:value-type="float">
            <text:p>0.0126022493</text:p>
          </table:table-cell>
          <table:table-cell table:formula="of:=[.E4]/[.E94]" office:value-type="float" office:value="0.0119819630194345" calcext:value-type="float">
            <text:p>0.011981963</text:p>
          </table:table-cell>
          <table:table-cell table:formula="of:=[.F4]/[.F94]" office:value-type="float" office:value="0.0125007116230992" calcext:value-type="float">
            <text:p>0.0125007116</text:p>
          </table:table-cell>
          <table:table-cell table:formula="of:=[.G4]/[.G94]" office:value-type="float" office:value="0.0189223391464378" calcext:value-type="float">
            <text:p>0.0189223391</text:p>
          </table:table-cell>
          <table:table-cell table:formula="of:=[.H4]/[.H94]" office:value-type="float" office:value="0.0137479107616267" calcext:value-type="float">
            <text:p>0.0137479108</text:p>
          </table:table-cell>
          <table:table-cell table:formula="of:=[.I4]/[.I94]" office:value-type="float" office:value="0.0124778002539618" calcext:value-type="float">
            <text:p>0.0124778003</text:p>
          </table:table-cell>
          <table:table-cell table:formula="of:=[.J4]/[.J94]" office:value-type="float" office:value="0.0145140909466665" calcext:value-type="float">
            <text:p>0.0145140909</text:p>
          </table:table-cell>
          <table:table-cell table:formula="of:=[.K4]/[.K94]" office:value-type="float" office:value="0.0158642248051865" calcext:value-type="float">
            <text:p>0.0158642248</text:p>
          </table:table-cell>
          <table:table-cell table:formula="of:=[.L4]/[.L94]" office:value-type="float" office:value="0.0132517792286502" calcext:value-type="float">
            <text:p>0.0132517792</text:p>
          </table:table-cell>
          <table:table-cell table:formula="of:=[.M4]/[.M94]" office:value-type="float" office:value="0.0156550245972314" calcext:value-type="float">
            <text:p>0.0156550246</text:p>
          </table:table-cell>
          <table:table-cell table:formula="of:=[.N4]/[.N94]" office:value-type="float" office:value="0.0168685769852353" calcext:value-type="float">
            <text:p>0.016868577</text:p>
          </table:table-cell>
          <table:table-cell table:formula="of:=[.O4]/[.O94]" office:value-type="float" office:value="0.00761397655005398" calcext:value-type="float">
            <text:p>0.0076139766</text:p>
          </table:table-cell>
          <table:table-cell table:formula="of:=[.P4]/[.P94]" office:value-type="float" office:value="0.0144672386073058" calcext:value-type="float">
            <text:p>0.0144672386</text:p>
          </table:table-cell>
          <table:table-cell table:formula="of:=[.Q4]/[.Q94]" office:value-type="float" office:value="0.0147324412264127" calcext:value-type="float">
            <text:p>0.0147324412</text:p>
          </table:table-cell>
          <table:table-cell table:formula="of:=[.R4]/[.R94]" office:value-type="float" office:value="0.0108146310054915" calcext:value-type="float">
            <text:p>0.010814631</text:p>
          </table:table-cell>
          <table:table-cell table:formula="of:=[.S4]/[.S94]" office:value-type="float" office:value="0.00999159247328965" calcext:value-type="float">
            <text:p>0.0099915925</text:p>
          </table:table-cell>
          <table:table-cell table:formula="of:=[.T4]/[.T94]" office:value-type="float" office:value="0.00849058160439259" calcext:value-type="float">
            <text:p>0.0084905816</text:p>
          </table:table-cell>
          <table:table-cell table:formula="of:=[.U4]/[.U94]" office:value-type="float" office:value="0.00651746772454484" calcext:value-type="float">
            <text:p>0.0065174677</text:p>
          </table:table-cell>
          <table:table-cell table:formula="of:=[.V4]/[.V94]" office:value-type="float" office:value="0.0058509262864938" calcext:value-type="float">
            <text:p>0.0058509263</text:p>
          </table:table-cell>
          <table:table-cell table:formula="of:=[.W4]/[.W94]" office:value-type="float" office:value="0.00721091150025868" calcext:value-type="float">
            <text:p>0.0072109115</text:p>
          </table:table-cell>
          <table:table-cell table:formula="of:=[.X4]/[.X94]" office:value-type="float" office:value="0.00865579637998274" calcext:value-type="float">
            <text:p>0.0086557964</text:p>
          </table:table-cell>
          <table:table-cell table:formula="of:=[.Y4]/[.Y94]" office:value-type="float" office:value="0.0081851272107543" calcext:value-type="float">
            <text:p>0.0081851272</text:p>
          </table:table-cell>
          <table:table-cell table:formula="of:=[.Z4]/[.Z94]" office:value-type="float" office:value="0.0050791250765991" calcext:value-type="float">
            <text:p>0.0050791251</text:p>
          </table:table-cell>
          <table:table-cell table:formula="of:=[.AA4]/[.AA94]" office:value-type="float" office:value="0.00288771749625762" calcext:value-type="float">
            <text:p>0.0028877175</text:p>
          </table:table-cell>
          <table:table-cell table:formula="of:=[.AB4]/[.AB94]" office:value-type="float" office:value="0.00258853815234524" calcext:value-type="float">
            <text:p>0.0025885382</text:p>
          </table:table-cell>
          <table:table-cell table:formula="of:=[.AC4]/[.AC94]" office:value-type="float" office:value="0.00669144463038536" calcext:value-type="float">
            <text:p>0.0066914446</text:p>
          </table:table-cell>
          <table:table-cell table:formula="of:=[.AD4]/[.AD94]" office:value-type="float" office:value="0.00803214852944081" calcext:value-type="float">
            <text:p>0.0080321485</text:p>
          </table:table-cell>
          <table:table-cell table:formula="of:=[.AE4]/[.AE94]" office:value-type="float" office:value="0.00560650159111894" calcext:value-type="float">
            <text:p>0.0056065016</text:p>
          </table:table-cell>
          <table:table-cell table:formula="of:=[.AF4]/[.AF94]" office:value-type="float" office:value="0.00444085353374407" calcext:value-type="float">
            <text:p>0.0044408535</text:p>
          </table:table-cell>
          <table:table-cell table:formula="of:=[.AG4]/[.AG94]" office:value-type="float" office:value="0.00731467466302353" calcext:value-type="float">
            <text:p>0.0073146747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table:formula="of:=[.B5]/[.B95]" office:value-type="float" office:value="0.0242665002092328" calcext:value-type="float">
            <text:p>0.0242665002</text:p>
          </table:table-cell>
          <table:table-cell table:formula="of:=[.C5]/[.C95]" office:value-type="float" office:value="0.0157600463088427" calcext:value-type="float">
            <text:p>0.0157600463</text:p>
          </table:table-cell>
          <table:table-cell table:formula="of:=[.D5]/[.D95]" office:value-type="float" office:value="0.0162523966389278" calcext:value-type="float">
            <text:p>0.0162523966</text:p>
          </table:table-cell>
          <table:table-cell table:formula="of:=[.E5]/[.E95]" office:value-type="float" office:value="0.0146336900325696" calcext:value-type="float">
            <text:p>0.01463369</text:p>
          </table:table-cell>
          <table:table-cell table:formula="of:=[.F5]/[.F95]" office:value-type="float" office:value="0.0151814428352285" calcext:value-type="float">
            <text:p>0.0151814428</text:p>
          </table:table-cell>
          <table:table-cell table:formula="of:=[.G5]/[.G95]" office:value-type="float" office:value="0.0173357560687891" calcext:value-type="float">
            <text:p>0.0173357561</text:p>
          </table:table-cell>
          <table:table-cell table:formula="of:=[.H5]/[.H95]" office:value-type="float" office:value="0.0175863351427066" calcext:value-type="float">
            <text:p>0.0175863351</text:p>
          </table:table-cell>
          <table:table-cell table:formula="of:=[.I5]/[.I95]" office:value-type="float" office:value="0.0140653738665053" calcext:value-type="float">
            <text:p>0.0140653739</text:p>
          </table:table-cell>
          <table:table-cell table:formula="of:=[.J5]/[.J95]" office:value-type="float" office:value="0.0127163777445516" calcext:value-type="float">
            <text:p>0.0127163777</text:p>
          </table:table-cell>
          <table:table-cell table:formula="of:=[.K5]/[.K95]" office:value-type="float" office:value="0.0173779686742123" calcext:value-type="float">
            <text:p>0.0173779687</text:p>
          </table:table-cell>
          <table:table-cell table:formula="of:=[.L5]/[.L95]" office:value-type="float" office:value="0.0245373061455749" calcext:value-type="float">
            <text:p>0.0245373061</text:p>
          </table:table-cell>
          <table:table-cell table:formula="of:=[.M5]/[.M95]" office:value-type="float" office:value="0.0140008553777391" calcext:value-type="float">
            <text:p>0.0140008554</text:p>
          </table:table-cell>
          <table:table-cell table:formula="of:=[.N5]/[.N95]" office:value-type="float" office:value="0.0195180329392215" calcext:value-type="float">
            <text:p>0.0195180329</text:p>
          </table:table-cell>
          <table:table-cell table:formula="of:=[.O5]/[.O95]" office:value-type="float" office:value="0.0174486378267386" calcext:value-type="float">
            <text:p>0.0174486378</text:p>
          </table:table-cell>
          <table:table-cell table:formula="of:=[.P5]/[.P95]" office:value-type="float" office:value="0.0210046109332509" calcext:value-type="float">
            <text:p>0.0210046109</text:p>
          </table:table-cell>
          <table:table-cell table:formula="of:=[.Q5]/[.Q95]" office:value-type="float" office:value="0.00850288500681112" calcext:value-type="float">
            <text:p>0.008502885</text:p>
          </table:table-cell>
          <table:table-cell table:formula="of:=[.R5]/[.R95]" office:value-type="float" office:value="0.0152895508708147" calcext:value-type="float">
            <text:p>0.0152895509</text:p>
          </table:table-cell>
          <table:table-cell table:formula="of:=[.S5]/[.S95]" office:value-type="float" office:value="0.0180724233123284" calcext:value-type="float">
            <text:p>0.0180724233</text:p>
          </table:table-cell>
          <table:table-cell table:formula="of:=[.T5]/[.T95]" office:value-type="float" office:value="0.00165646904991771" calcext:value-type="float">
            <text:p>0.001656469</text:p>
          </table:table-cell>
          <table:table-cell table:formula="of:=[.U5]/[.U95]" office:value-type="float" office:value="0.00765766409384558" calcext:value-type="float">
            <text:p>0.0076576641</text:p>
          </table:table-cell>
          <table:table-cell table:formula="of:=[.V5]/[.V95]" office:value-type="float" office:value="0.00865202716189218" calcext:value-type="float">
            <text:p>0.0086520272</text:p>
          </table:table-cell>
          <table:table-cell table:formula="of:=[.W5]/[.W95]" office:value-type="float" office:value="0.0212806598356684" calcext:value-type="float">
            <text:p>0.0212806598</text:p>
          </table:table-cell>
          <table:table-cell table:formula="of:=[.X5]/[.X95]" office:value-type="float" office:value="0.0232560960597951" calcext:value-type="float">
            <text:p>0.0232560961</text:p>
          </table:table-cell>
          <table:table-cell table:formula="of:=[.Y5]/[.Y95]" office:value-type="float" office:value="0.0161439167830555" calcext:value-type="float">
            <text:p>0.0161439168</text:p>
          </table:table-cell>
          <table:table-cell table:formula="of:=[.Z5]/[.Z95]" office:value-type="float" office:value="0.0172986807027072" calcext:value-type="float">
            <text:p>0.0172986807</text:p>
          </table:table-cell>
          <table:table-cell table:formula="of:=[.AA5]/[.AA95]" office:value-type="float" office:value="0.0134351884496181" calcext:value-type="float">
            <text:p>0.0134351884</text:p>
          </table:table-cell>
          <table:table-cell table:formula="of:=[.AB5]/[.AB95]" office:value-type="float" office:value="0.00662210986997246" calcext:value-type="float">
            <text:p>0.0066221099</text:p>
          </table:table-cell>
          <table:table-cell table:formula="of:=[.AC5]/[.AC95]" office:value-type="float" office:value="0.00586220879810508" calcext:value-type="float">
            <text:p>0.0058622088</text:p>
          </table:table-cell>
          <table:table-cell table:formula="of:=[.AD5]/[.AD95]" office:value-type="float" office:value="0.00417584110112919" calcext:value-type="float">
            <text:p>0.0041758411</text:p>
          </table:table-cell>
          <table:table-cell table:formula="of:=[.AE5]/[.AE95]" office:value-type="float" office:value="0.0139669707581295" calcext:value-type="float">
            <text:p>0.0139669708</text:p>
          </table:table-cell>
          <table:table-cell table:formula="of:=[.AF5]/[.AF95]" office:value-type="float" office:value="0.00421079211624973" calcext:value-type="float">
            <text:p>0.0042107921</text:p>
          </table:table-cell>
          <table:table-cell table:formula="of:=[.AG5]/[.AG95]" office:value-type="float" office:value="0.00881640649437882" calcext:value-type="float">
            <text:p>0.0088164065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table:formula="of:=[.B6]/[.B96]" office:value-type="float" office:value="0.0215589095307032" calcext:value-type="float">
            <text:p>0.0215589095</text:p>
          </table:table-cell>
          <table:table-cell table:formula="of:=[.C6]/[.C96]" office:value-type="float" office:value="0.0204209451543398" calcext:value-type="float">
            <text:p>0.0204209452</text:p>
          </table:table-cell>
          <table:table-cell table:formula="of:=[.D6]/[.D96]" office:value-type="float" office:value="0.0191118243196057" calcext:value-type="float">
            <text:p>0.0191118243</text:p>
          </table:table-cell>
          <table:table-cell table:formula="of:=[.E6]/[.E96]" office:value-type="float" office:value="0.0230217007120123" calcext:value-type="float">
            <text:p>0.0230217007</text:p>
          </table:table-cell>
          <table:table-cell table:formula="of:=[.F6]/[.F96]" office:value-type="float" office:value="0.0169895103463248" calcext:value-type="float">
            <text:p>0.0169895103</text:p>
          </table:table-cell>
          <table:table-cell table:formula="of:=[.G6]/[.G96]" office:value-type="float" office:value="0.0228444677773956" calcext:value-type="float">
            <text:p>0.0228444678</text:p>
          </table:table-cell>
          <table:table-cell table:formula="of:=[.H6]/[.H96]" office:value-type="float" office:value="0.0233748522883003" calcext:value-type="float">
            <text:p>0.0233748523</text:p>
          </table:table-cell>
          <table:table-cell table:formula="of:=[.I6]/[.I96]" office:value-type="float" office:value="0.0297324286926583" calcext:value-type="float">
            <text:p>0.0297324287</text:p>
          </table:table-cell>
          <table:table-cell table:formula="of:=[.J6]/[.J96]" office:value-type="float" office:value="0.0169784524353225" calcext:value-type="float">
            <text:p>0.0169784524</text:p>
          </table:table-cell>
          <table:table-cell table:formula="of:=[.K6]/[.K96]" office:value-type="float" office:value="0.0201311190871933" calcext:value-type="float">
            <text:p>0.0201311191</text:p>
          </table:table-cell>
          <table:table-cell table:formula="of:=[.L6]/[.L96]" office:value-type="float" office:value="0.0251814891338221" calcext:value-type="float">
            <text:p>0.0251814891</text:p>
          </table:table-cell>
          <table:table-cell table:formula="of:=[.M6]/[.M96]" office:value-type="float" office:value="0.0181893594293354" calcext:value-type="float">
            <text:p>0.0181893594</text:p>
          </table:table-cell>
          <table:table-cell table:formula="of:=[.N6]/[.N96]" office:value-type="float" office:value="0.0207606624916478" calcext:value-type="float">
            <text:p>0.0207606625</text:p>
          </table:table-cell>
          <table:table-cell table:formula="of:=[.O6]/[.O96]" office:value-type="float" office:value="0.0121765845185141" calcext:value-type="float">
            <text:p>0.0121765845</text:p>
          </table:table-cell>
          <table:table-cell table:formula="of:=[.P6]/[.P96]" office:value-type="float" office:value="0.0183205849507908" calcext:value-type="float">
            <text:p>0.018320585</text:p>
          </table:table-cell>
          <table:table-cell table:formula="of:=[.Q6]/[.Q96]" office:value-type="float" office:value="0.00517969240777583" calcext:value-type="float">
            <text:p>0.0051796924</text:p>
          </table:table-cell>
          <table:table-cell table:formula="of:=[.R6]/[.R96]" office:value-type="float" office:value="0.0138387528763971" calcext:value-type="float">
            <text:p>0.0138387529</text:p>
          </table:table-cell>
          <table:table-cell table:formula="of:=[.S6]/[.S96]" office:value-type="float" office:value="0.00794714521979266" calcext:value-type="float">
            <text:p>0.0079471452</text:p>
          </table:table-cell>
          <table:table-cell table:formula="of:=[.T6]/[.T96]" office:value-type="float" office:value="0.00977553471272825" calcext:value-type="float">
            <text:p>0.0097755347</text:p>
          </table:table-cell>
          <table:table-cell table:formula="of:=[.U6]/[.U96]" office:value-type="float" office:value="0.0275822750340539" calcext:value-type="float">
            <text:p>0.027582275</text:p>
          </table:table-cell>
          <table:table-cell table:formula="of:=[.V6]/[.V96]" office:value-type="float" office:value="0.00499793293953513" calcext:value-type="float">
            <text:p>0.0049979329</text:p>
          </table:table-cell>
          <table:table-cell table:formula="of:=[.W6]/[.W96]" office:value-type="float" office:value="0.0233603815773418" calcext:value-type="float">
            <text:p>0.0233603816</text:p>
          </table:table-cell>
          <table:table-cell table:formula="of:=[.X6]/[.X96]" office:value-type="float" office:value="0.0266582540646875" calcext:value-type="float">
            <text:p>0.0266582541</text:p>
          </table:table-cell>
          <table:table-cell table:formula="of:=[.Y6]/[.Y96]" office:value-type="float" office:value="0.00963554746358614" calcext:value-type="float">
            <text:p>0.0096355475</text:p>
          </table:table-cell>
          <table:table-cell table:formula="of:=[.Z6]/[.Z96]" office:value-type="float" office:value="0.00738518511895424" calcext:value-type="float">
            <text:p>0.0073851851</text:p>
          </table:table-cell>
          <table:table-cell table:formula="of:=[.AA6]/[.AA96]" office:value-type="float" office:value="0.00306719982809648" calcext:value-type="float">
            <text:p>0.0030671998</text:p>
          </table:table-cell>
          <table:table-cell table:formula="of:=[.AB6]/[.AB96]" office:value-type="float" office:value="0.0061777312022899" calcext:value-type="float">
            <text:p>0.0061777312</text:p>
          </table:table-cell>
          <table:table-cell table:formula="of:=[.AC6]/[.AC96]" office:value-type="float" office:value="0.00485085986570104" calcext:value-type="float">
            <text:p>0.0048508599</text:p>
          </table:table-cell>
          <table:table-cell table:formula="of:=[.AD6]/[.AD96]" office:value-type="float" office:value="0.0187085782483734" calcext:value-type="float">
            <text:p>0.0187085782</text:p>
          </table:table-cell>
          <table:table-cell table:formula="of:=[.AE6]/[.AE96]" office:value-type="float" office:value="0.0103179139701116" calcext:value-type="float">
            <text:p>0.010317914</text:p>
          </table:table-cell>
          <table:table-cell table:formula="of:=[.AF6]/[.AF96]" office:value-type="float" office:value="0.00643559591757299" calcext:value-type="float">
            <text:p>0.0064355959</text:p>
          </table:table-cell>
          <table:table-cell table:formula="of:=[.AG6]/[.AG96]" office:value-type="float" office:value="0.00321606574234575" calcext:value-type="float">
            <text:p>0.0032160657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table:formula="of:=[.B7]/[.B97]" office:value-type="float" office:value="0.0267118542258533" calcext:value-type="float">
            <text:p>0.0267118542</text:p>
          </table:table-cell>
          <table:table-cell table:formula="of:=[.C7]/[.C97]" office:value-type="float" office:value="0.0213357601924638" calcext:value-type="float">
            <text:p>0.0213357602</text:p>
          </table:table-cell>
          <table:table-cell table:formula="of:=[.D7]/[.D97]" office:value-type="float" office:value="0.0213398189345157" calcext:value-type="float">
            <text:p>0.0213398189</text:p>
          </table:table-cell>
          <table:table-cell table:formula="of:=[.E7]/[.E97]" office:value-type="float" office:value="0.0292978819741127" calcext:value-type="float">
            <text:p>0.029297882</text:p>
          </table:table-cell>
          <table:table-cell table:formula="of:=[.F7]/[.F97]" office:value-type="float" office:value="0.024125751169785" calcext:value-type="float">
            <text:p>0.0241257512</text:p>
          </table:table-cell>
          <table:table-cell table:formula="of:=[.G7]/[.G97]" office:value-type="float" office:value="0.0243338549472775" calcext:value-type="float">
            <text:p>0.0243338549</text:p>
          </table:table-cell>
          <table:table-cell table:formula="of:=[.H7]/[.H97]" office:value-type="float" office:value="0.0291280859353216" calcext:value-type="float">
            <text:p>0.0291280859</text:p>
          </table:table-cell>
          <table:table-cell table:formula="of:=[.I7]/[.I97]" office:value-type="float" office:value="0.0261848146013774" calcext:value-type="float">
            <text:p>0.0261848146</text:p>
          </table:table-cell>
          <table:table-cell table:formula="of:=[.J7]/[.J97]" office:value-type="float" office:value="0.0296980912640198" calcext:value-type="float">
            <text:p>0.0296980913</text:p>
          </table:table-cell>
          <table:table-cell table:formula="of:=[.K7]/[.K97]" office:value-type="float" office:value="0.0194744133466466" calcext:value-type="float">
            <text:p>0.0194744133</text:p>
          </table:table-cell>
          <table:table-cell table:formula="of:=[.L7]/[.L97]" office:value-type="float" office:value="0.0326129050124768" calcext:value-type="float">
            <text:p>0.032612905</text:p>
          </table:table-cell>
          <table:table-cell table:formula="of:=[.M7]/[.M97]" office:value-type="float" office:value="0.0294679959022973" calcext:value-type="float">
            <text:p>0.0294679959</text:p>
          </table:table-cell>
          <table:table-cell table:formula="of:=[.N7]/[.N97]" office:value-type="float" office:value="0.0287561935982586" calcext:value-type="float">
            <text:p>0.0287561936</text:p>
          </table:table-cell>
          <table:table-cell table:formula="of:=[.O7]/[.O97]" office:value-type="float" office:value="0.0354490634166958" calcext:value-type="float">
            <text:p>0.0354490634</text:p>
          </table:table-cell>
          <table:table-cell table:formula="of:=[.P7]/[.P97]" office:value-type="float" office:value="0.0326283148028886" calcext:value-type="float">
            <text:p>0.0326283148</text:p>
          </table:table-cell>
          <table:table-cell table:formula="of:=[.Q7]/[.Q97]" office:value-type="float" office:value="0.0231188465390527" calcext:value-type="float">
            <text:p>0.0231188465</text:p>
          </table:table-cell>
          <table:table-cell table:formula="of:=[.R7]/[.R97]" office:value-type="float" office:value="0.0238790433729623" calcext:value-type="float">
            <text:p>0.0238790434</text:p>
          </table:table-cell>
          <table:table-cell table:formula="of:=[.S7]/[.S97]" office:value-type="float" office:value="0.0320990397351837" calcext:value-type="float">
            <text:p>0.0320990397</text:p>
          </table:table-cell>
          <table:table-cell table:formula="of:=[.T7]/[.T97]" office:value-type="float" office:value="0.0357270483952831" calcext:value-type="float">
            <text:p>0.0357270484</text:p>
          </table:table-cell>
          <table:table-cell table:formula="of:=[.U7]/[.U97]" office:value-type="float" office:value="0.0317073093473747" calcext:value-type="float">
            <text:p>0.0317073093</text:p>
          </table:table-cell>
          <table:table-cell table:formula="of:=[.V7]/[.V97]" office:value-type="float" office:value="0.0115582300525718" calcext:value-type="float">
            <text:p>0.0115582301</text:p>
          </table:table-cell>
          <table:table-cell table:formula="of:=[.W7]/[.W97]" office:value-type="float" office:value="0.033637839592332" calcext:value-type="float">
            <text:p>0.0336378396</text:p>
          </table:table-cell>
          <table:table-cell table:formula="of:=[.X7]/[.X97]" office:value-type="float" office:value="0.0260618742456709" calcext:value-type="float">
            <text:p>0.0260618742</text:p>
          </table:table-cell>
          <table:table-cell table:formula="of:=[.Y7]/[.Y97]" office:value-type="float" office:value="0.0378526533071647" calcext:value-type="float">
            <text:p>0.0378526533</text:p>
          </table:table-cell>
          <table:table-cell table:formula="of:=[.Z7]/[.Z97]" office:value-type="float" office:value="0.024419227658427" calcext:value-type="float">
            <text:p>0.0244192277</text:p>
          </table:table-cell>
          <table:table-cell table:formula="of:=[.AA7]/[.AA97]" office:value-type="float" office:value="0.0207364455146543" calcext:value-type="float">
            <text:p>0.0207364455</text:p>
          </table:table-cell>
          <table:table-cell table:formula="of:=[.AB7]/[.AB97]" office:value-type="float" office:value="0.0153029547433145" calcext:value-type="float">
            <text:p>0.0153029547</text:p>
          </table:table-cell>
          <table:table-cell table:formula="of:=[.AC7]/[.AC97]" office:value-type="float" office:value="0.0290735192280186" calcext:value-type="float">
            <text:p>0.0290735192</text:p>
          </table:table-cell>
          <table:table-cell table:formula="of:=[.AD7]/[.AD97]" office:value-type="float" office:value="0.0248998284916025" calcext:value-type="float">
            <text:p>0.0248998285</text:p>
          </table:table-cell>
          <table:table-cell table:formula="of:=[.AE7]/[.AE97]" office:value-type="float" office:value="0.00843986678508455" calcext:value-type="float">
            <text:p>0.0084398668</text:p>
          </table:table-cell>
          <table:table-cell table:formula="of:=[.AF7]/[.AF97]" office:value-type="float" office:value="0.00950643668141166" calcext:value-type="float">
            <text:p>0.0095064367</text:p>
          </table:table-cell>
          <table:table-cell table:formula="of:=[.AG7]/[.AG97]" office:value-type="float" office:value="0.0111644376099825" calcext:value-type="float">
            <text:p>0.0111644376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table:formula="of:=[.B8]/[.B98]" office:value-type="float" office:value="0.0327504756801469" calcext:value-type="float">
            <text:p>0.0327504757</text:p>
          </table:table-cell>
          <table:table-cell table:formula="of:=[.C8]/[.C98]" office:value-type="float" office:value="0.0226731809122644" calcext:value-type="float">
            <text:p>0.0226731809</text:p>
          </table:table-cell>
          <table:table-cell table:formula="of:=[.D8]/[.D98]" office:value-type="float" office:value="0.025337241064455" calcext:value-type="float">
            <text:p>0.0253372411</text:p>
          </table:table-cell>
          <table:table-cell table:formula="of:=[.E8]/[.E98]" office:value-type="float" office:value="0.0215316507694216" calcext:value-type="float">
            <text:p>0.0215316508</text:p>
          </table:table-cell>
          <table:table-cell table:formula="of:=[.F8]/[.F98]" office:value-type="float" office:value="0.0239629878506569" calcext:value-type="float">
            <text:p>0.0239629879</text:p>
          </table:table-cell>
          <table:table-cell table:formula="of:=[.G8]/[.G98]" office:value-type="float" office:value="0.0332906130300712" calcext:value-type="float">
            <text:p>0.033290613</text:p>
          </table:table-cell>
          <table:table-cell table:formula="of:=[.H8]/[.H98]" office:value-type="float" office:value="0.0318830082600978" calcext:value-type="float">
            <text:p>0.0318830083</text:p>
          </table:table-cell>
          <table:table-cell table:formula="of:=[.I8]/[.I98]" office:value-type="float" office:value="0.0377493126235312" calcext:value-type="float">
            <text:p>0.0377493126</text:p>
          </table:table-cell>
          <table:table-cell table:formula="of:=[.J8]/[.J98]" office:value-type="float" office:value="0.0345324162198984" calcext:value-type="float">
            <text:p>0.0345324162</text:p>
          </table:table-cell>
          <table:table-cell table:formula="of:=[.K8]/[.K98]" office:value-type="float" office:value="0.0422999140937576" calcext:value-type="float">
            <text:p>0.0422999141</text:p>
          </table:table-cell>
          <table:table-cell table:formula="of:=[.L8]/[.L98]" office:value-type="float" office:value="0.0183144672189" calcext:value-type="float">
            <text:p>0.0183144672</text:p>
          </table:table-cell>
          <table:table-cell table:formula="of:=[.M8]/[.M98]" office:value-type="float" office:value="0.0356206605021113" calcext:value-type="float">
            <text:p>0.0356206605</text:p>
          </table:table-cell>
          <table:table-cell table:formula="of:=[.N8]/[.N98]" office:value-type="float" office:value="0.0427448923852489" calcext:value-type="float">
            <text:p>0.0427448924</text:p>
          </table:table-cell>
          <table:table-cell table:formula="of:=[.O8]/[.O98]" office:value-type="float" office:value="0.0405241489687632" calcext:value-type="float">
            <text:p>0.040524149</text:p>
          </table:table-cell>
          <table:table-cell table:formula="of:=[.P8]/[.P98]" office:value-type="float" office:value="0.0450988582882849" calcext:value-type="float">
            <text:p>0.0450988583</text:p>
          </table:table-cell>
          <table:table-cell table:formula="of:=[.Q8]/[.Q98]" office:value-type="float" office:value="0.0452471848072825" calcext:value-type="float">
            <text:p>0.0452471848</text:p>
          </table:table-cell>
          <table:table-cell table:formula="of:=[.R8]/[.R98]" office:value-type="float" office:value="0.0444954476044212" calcext:value-type="float">
            <text:p>0.0444954476</text:p>
          </table:table-cell>
          <table:table-cell table:formula="of:=[.S8]/[.S98]" office:value-type="float" office:value="0.0203409274023639" calcext:value-type="float">
            <text:p>0.0203409274</text:p>
          </table:table-cell>
          <table:table-cell table:formula="of:=[.T8]/[.T98]" office:value-type="float" office:value="0.00865758396835406" calcext:value-type="float">
            <text:p>0.008657584</text:p>
          </table:table-cell>
          <table:table-cell table:formula="of:=[.U8]/[.U98]" office:value-type="float" office:value="0.0380090237772007" calcext:value-type="float">
            <text:p>0.0380090238</text:p>
          </table:table-cell>
          <table:table-cell table:formula="of:=[.V8]/[.V98]" office:value-type="float" office:value="0.0409923163567037" calcext:value-type="float">
            <text:p>0.0409923164</text:p>
          </table:table-cell>
          <table:table-cell table:formula="of:=[.W8]/[.W98]" office:value-type="float" office:value="0.048078750295235" calcext:value-type="float">
            <text:p>0.0480787503</text:p>
          </table:table-cell>
          <table:table-cell table:formula="of:=[.X8]/[.X98]" office:value-type="float" office:value="0.0217785133444914" calcext:value-type="float">
            <text:p>0.0217785133</text:p>
          </table:table-cell>
          <table:table-cell table:formula="of:=[.Y8]/[.Y98]" office:value-type="float" office:value="0.0101701996883128" calcext:value-type="float">
            <text:p>0.0101701997</text:p>
          </table:table-cell>
          <table:table-cell table:formula="of:=[.Z8]/[.Z98]" office:value-type="float" office:value="0.0255663523584799" calcext:value-type="float">
            <text:p>0.0255663524</text:p>
          </table:table-cell>
          <table:table-cell table:formula="of:=[.AA8]/[.AA98]" office:value-type="float" office:value="0.0154113472792143" calcext:value-type="float">
            <text:p>0.0154113473</text:p>
          </table:table-cell>
          <table:table-cell table:formula="of:=[.AB8]/[.AB98]" office:value-type="float" office:value="0.0177415164177006" calcext:value-type="float">
            <text:p>0.0177415164</text:p>
          </table:table-cell>
          <table:table-cell table:formula="of:=[.AC8]/[.AC98]" office:value-type="float" office:value="0.0111683245405861" calcext:value-type="float">
            <text:p>0.0111683245</text:p>
          </table:table-cell>
          <table:table-cell table:formula="of:=[.AD8]/[.AD98]" office:value-type="float" office:value="0.0106184145910903" calcext:value-type="float">
            <text:p>0.0106184146</text:p>
          </table:table-cell>
          <table:table-cell table:formula="of:=[.AE8]/[.AE98]" office:value-type="float" office:value="0.0170575270746482" calcext:value-type="float">
            <text:p>0.0170575271</text:p>
          </table:table-cell>
          <table:table-cell table:formula="of:=[.AF8]/[.AF98]" office:value-type="float" office:value="0.00843257905598486" calcext:value-type="float">
            <text:p>0.0084325791</text:p>
          </table:table-cell>
          <table:table-cell table:formula="of:=[.AG8]/[.AG98]" office:value-type="float" office:value="0.0216789637428909" calcext:value-type="float">
            <text:p>0.0216789637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formula="of:=[.B9]/[.B99]" office:value-type="float" office:value="0.0376765679840425" calcext:value-type="float">
            <text:p>0.037676568</text:p>
          </table:table-cell>
          <table:table-cell table:formula="of:=[.C9]/[.C99]" office:value-type="float" office:value="0.0277266022826445" calcext:value-type="float">
            <text:p>0.0277266023</text:p>
          </table:table-cell>
          <table:table-cell table:formula="of:=[.D9]/[.D99]" office:value-type="float" office:value="0.0297806447012379" calcext:value-type="float">
            <text:p>0.0297806447</text:p>
          </table:table-cell>
          <table:table-cell table:formula="of:=[.E9]/[.E99]" office:value-type="float" office:value="0.026630777489057" calcext:value-type="float">
            <text:p>0.0266307775</text:p>
          </table:table-cell>
          <table:table-cell table:formula="of:=[.F9]/[.F99]" office:value-type="float" office:value="0.0331076399625594" calcext:value-type="float">
            <text:p>0.03310764</text:p>
          </table:table-cell>
          <table:table-cell table:formula="of:=[.G9]/[.G99]" office:value-type="float" office:value="0.0473230501687095" calcext:value-type="float">
            <text:p>0.0473230502</text:p>
          </table:table-cell>
          <table:table-cell table:formula="of:=[.H9]/[.H99]" office:value-type="float" office:value="0.0472910774861426" calcext:value-type="float">
            <text:p>0.0472910775</text:p>
          </table:table-cell>
          <table:table-cell table:formula="of:=[.I9]/[.I99]" office:value-type="float" office:value="0.0405612036790038" calcext:value-type="float">
            <text:p>0.0405612037</text:p>
          </table:table-cell>
          <table:table-cell table:formula="of:=[.J9]/[.J99]" office:value-type="float" office:value="0.0378035378942791" calcext:value-type="float">
            <text:p>0.0378035379</text:p>
          </table:table-cell>
          <table:table-cell table:formula="of:=[.K9]/[.K99]" office:value-type="float" office:value="0.0473439860837164" calcext:value-type="float">
            <text:p>0.0473439861</text:p>
          </table:table-cell>
          <table:table-cell table:formula="of:=[.L9]/[.L99]" office:value-type="float" office:value="0.0435351696101687" calcext:value-type="float">
            <text:p>0.0435351696</text:p>
          </table:table-cell>
          <table:table-cell table:formula="of:=[.M9]/[.M99]" office:value-type="float" office:value="0.0473802635435135" calcext:value-type="float">
            <text:p>0.0473802635</text:p>
          </table:table-cell>
          <table:table-cell table:formula="of:=[.N9]/[.N99]" office:value-type="float" office:value="0.0183915539617693" calcext:value-type="float">
            <text:p>0.018391554</text:p>
          </table:table-cell>
          <table:table-cell table:formula="of:=[.O9]/[.O99]" office:value-type="float" office:value="0.0593517242120173" calcext:value-type="float">
            <text:p>0.0593517242</text:p>
          </table:table-cell>
          <table:table-cell table:formula="of:=[.P9]/[.P99]" office:value-type="float" office:value="0.0528257488080028" calcext:value-type="float">
            <text:p>0.0528257488</text:p>
          </table:table-cell>
          <table:table-cell table:formula="of:=[.Q9]/[.Q99]" office:value-type="float" office:value="0.0623882386073698" calcext:value-type="float">
            <text:p>0.0623882386</text:p>
          </table:table-cell>
          <table:table-cell table:formula="of:=[.R9]/[.R99]" office:value-type="float" office:value="0.0539228813105273" calcext:value-type="float">
            <text:p>0.0539228813</text:p>
          </table:table-cell>
          <table:table-cell table:formula="of:=[.S9]/[.S99]" office:value-type="float" office:value="0.0580307800607404" calcext:value-type="float">
            <text:p>0.0580307801</text:p>
          </table:table-cell>
          <table:table-cell table:formula="of:=[.T9]/[.T99]" office:value-type="float" office:value="0.023551218844847" calcext:value-type="float">
            <text:p>0.0235512188</text:p>
          </table:table-cell>
          <table:table-cell table:formula="of:=[.U9]/[.U99]" office:value-type="float" office:value="0.0538237500683713" calcext:value-type="float">
            <text:p>0.0538237501</text:p>
          </table:table-cell>
          <table:table-cell table:formula="of:=[.V9]/[.V99]" office:value-type="float" office:value="0.0162162962458378" calcext:value-type="float">
            <text:p>0.0162162962</text:p>
          </table:table-cell>
          <table:table-cell table:formula="of:=[.W9]/[.W99]" office:value-type="float" office:value="0.0593214095150101" calcext:value-type="float">
            <text:p>0.0593214095</text:p>
          </table:table-cell>
          <table:table-cell table:formula="of:=[.X9]/[.X99]" office:value-type="float" office:value="0.0251327881732081" calcext:value-type="float">
            <text:p>0.0251327882</text:p>
          </table:table-cell>
          <table:table-cell table:formula="of:=[.Y9]/[.Y99]" office:value-type="float" office:value="0.0236267919767373" calcext:value-type="float">
            <text:p>0.023626792</text:p>
          </table:table-cell>
          <table:table-cell table:formula="of:=[.Z9]/[.Z99]" office:value-type="float" office:value="0.0694403049436495" calcext:value-type="float">
            <text:p>0.0694403049</text:p>
          </table:table-cell>
          <table:table-cell table:formula="of:=[.AA9]/[.AA99]" office:value-type="float" office:value="0.0121229583927626" calcext:value-type="float">
            <text:p>0.0121229584</text:p>
          </table:table-cell>
          <table:table-cell table:formula="of:=[.AB9]/[.AB99]" office:value-type="float" office:value="0.0229529390948042" calcext:value-type="float">
            <text:p>0.0229529391</text:p>
          </table:table-cell>
          <table:table-cell table:formula="of:=[.AC9]/[.AC99]" office:value-type="float" office:value="0.0212946688776586" calcext:value-type="float">
            <text:p>0.0212946689</text:p>
          </table:table-cell>
          <table:table-cell table:formula="of:=[.AD9]/[.AD99]" office:value-type="float" office:value="0.0475615358139714" calcext:value-type="float">
            <text:p>0.0475615358</text:p>
          </table:table-cell>
          <table:table-cell table:formula="of:=[.AE9]/[.AE99]" office:value-type="float" office:value="0.0539604585294909" calcext:value-type="float">
            <text:p>0.0539604585</text:p>
          </table:table-cell>
          <table:table-cell table:formula="of:=[.AF9]/[.AF99]" office:value-type="float" office:value="0.0200156449395913" calcext:value-type="float">
            <text:p>0.0200156449</text:p>
          </table:table-cell>
          <table:table-cell table:formula="of:=[.AG9]/[.AG99]" office:value-type="float" office:value="0.0199904964963486" calcext:value-type="float">
            <text:p>0.0199904965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table:formula="of:=[.B10]/[.B100]" office:value-type="float" office:value="0.0325222467379688" calcext:value-type="float">
            <text:p>0.0325222467</text:p>
          </table:table-cell>
          <table:table-cell table:formula="of:=[.C10]/[.C100]" office:value-type="float" office:value="0.0260502046453757" calcext:value-type="float">
            <text:p>0.0260502046</text:p>
          </table:table-cell>
          <table:table-cell table:formula="of:=[.D10]/[.D100]" office:value-type="float" office:value="0.0380933318899977" calcext:value-type="float">
            <text:p>0.0380933319</text:p>
          </table:table-cell>
          <table:table-cell table:formula="of:=[.E10]/[.E100]" office:value-type="float" office:value="0.0405435142122173" calcext:value-type="float">
            <text:p>0.0405435142</text:p>
          </table:table-cell>
          <table:table-cell table:formula="of:=[.F10]/[.F100]" office:value-type="float" office:value="0.0370577442677832" calcext:value-type="float">
            <text:p>0.0370577443</text:p>
          </table:table-cell>
          <table:table-cell table:formula="of:=[.G10]/[.G100]" office:value-type="float" office:value="0.0448345789679566" calcext:value-type="float">
            <text:p>0.044834579</text:p>
          </table:table-cell>
          <table:table-cell table:formula="of:=[.H10]/[.H100]" office:value-type="float" office:value="0.043421819669837" calcext:value-type="float">
            <text:p>0.0434218197</text:p>
          </table:table-cell>
          <table:table-cell table:formula="of:=[.I10]/[.I100]" office:value-type="float" office:value="0.0525435692196991" calcext:value-type="float">
            <text:p>0.0525435692</text:p>
          </table:table-cell>
          <table:table-cell table:formula="of:=[.J10]/[.J100]" office:value-type="float" office:value="0.0508464335320835" calcext:value-type="float">
            <text:p>0.0508464335</text:p>
          </table:table-cell>
          <table:table-cell table:formula="of:=[.K10]/[.K100]" office:value-type="float" office:value="0.0642220312516375" calcext:value-type="float">
            <text:p>0.0642220313</text:p>
          </table:table-cell>
          <table:table-cell table:formula="of:=[.L10]/[.L100]" office:value-type="float" office:value="0.0694394765244221" calcext:value-type="float">
            <text:p>0.0694394765</text:p>
          </table:table-cell>
          <table:table-cell table:formula="of:=[.M10]/[.M100]" office:value-type="float" office:value="0.0710604985091795" calcext:value-type="float">
            <text:p>0.0710604985</text:p>
          </table:table-cell>
          <table:table-cell table:formula="of:=[.N10]/[.N100]" office:value-type="float" office:value="0.0574307471449112" calcext:value-type="float">
            <text:p>0.0574307471</text:p>
          </table:table-cell>
          <table:table-cell table:formula="of:=[.O10]/[.O100]" office:value-type="float" office:value="0.0637238473900871" calcext:value-type="float">
            <text:p>0.0637238474</text:p>
          </table:table-cell>
          <table:table-cell table:formula="of:=[.P10]/[.P100]" office:value-type="float" office:value="0.0702148530260839" calcext:value-type="float">
            <text:p>0.070214853</text:p>
          </table:table-cell>
          <table:table-cell table:formula="of:=[.Q10]/[.Q100]" office:value-type="float" office:value="0.0611327841347229" calcext:value-type="float">
            <text:p>0.0611327841</text:p>
          </table:table-cell>
          <table:table-cell table:formula="of:=[.R10]/[.R100]" office:value-type="float" office:value="0.0648647935735777" calcext:value-type="float">
            <text:p>0.0648647936</text:p>
          </table:table-cell>
          <table:table-cell table:formula="of:=[.S10]/[.S100]" office:value-type="float" office:value="0.0639067590678009" calcext:value-type="float">
            <text:p>0.0639067591</text:p>
          </table:table-cell>
          <table:table-cell table:formula="of:=[.T10]/[.T100]" office:value-type="float" office:value="0.0790996449707564" calcext:value-type="float">
            <text:p>0.079099645</text:p>
          </table:table-cell>
          <table:table-cell table:formula="of:=[.U10]/[.U100]" office:value-type="float" office:value="0.0573794370217625" calcext:value-type="float">
            <text:p>0.057379437</text:p>
          </table:table-cell>
          <table:table-cell table:formula="of:=[.V10]/[.V100]" office:value-type="float" office:value="0.0651939033932628" calcext:value-type="float">
            <text:p>0.0651939034</text:p>
          </table:table-cell>
          <table:table-cell table:formula="of:=[.W10]/[.W100]" office:value-type="float" office:value="0.029058802573251" calcext:value-type="float">
            <text:p>0.0290588026</text:p>
          </table:table-cell>
          <table:table-cell table:formula="of:=[.X10]/[.X100]" office:value-type="float" office:value="0.0774114283687326" calcext:value-type="float">
            <text:p>0.0774114284</text:p>
          </table:table-cell>
          <table:table-cell table:formula="of:=[.Y10]/[.Y100]" office:value-type="float" office:value="0.0829437361203286" calcext:value-type="float">
            <text:p>0.0829437361</text:p>
          </table:table-cell>
          <table:table-cell table:formula="of:=[.Z10]/[.Z100]" office:value-type="float" office:value="0.0633183948949189" calcext:value-type="float">
            <text:p>0.0633183949</text:p>
          </table:table-cell>
          <table:table-cell table:formula="of:=[.AA10]/[.AA100]" office:value-type="float" office:value="0.0634518683152164" calcext:value-type="float">
            <text:p>0.0634518683</text:p>
          </table:table-cell>
          <table:table-cell table:formula="of:=[.AB10]/[.AB100]" office:value-type="float" office:value="0.0333337605217263" calcext:value-type="float">
            <text:p>0.0333337605</text:p>
          </table:table-cell>
          <table:table-cell table:formula="of:=[.AC10]/[.AC100]" office:value-type="float" office:value="0.0595266725741301" calcext:value-type="float">
            <text:p>0.0595266726</text:p>
          </table:table-cell>
          <table:table-cell table:formula="of:=[.AD10]/[.AD100]" office:value-type="float" office:value="0.0286043155215918" calcext:value-type="float">
            <text:p>0.0286043155</text:p>
          </table:table-cell>
          <table:table-cell table:formula="of:=[.AE10]/[.AE100]" office:value-type="float" office:value="0.0306227243907631" calcext:value-type="float">
            <text:p>0.0306227244</text:p>
          </table:table-cell>
          <table:table-cell table:formula="of:=[.AF10]/[.AF100]" office:value-type="float" office:value="0.0328980244678333" calcext:value-type="float">
            <text:p>0.0328980245</text:p>
          </table:table-cell>
          <table:table-cell table:formula="of:=[.AG10]/[.AG100]" office:value-type="float" office:value="0.0218310539744418" calcext:value-type="float">
            <text:p>0.021831054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table:formula="of:=[.B11]/[.B101]" office:value-type="float" office:value="0.0345855713149414" calcext:value-type="float">
            <text:p>0.0345855713</text:p>
          </table:table-cell>
          <table:table-cell table:formula="of:=[.C11]/[.C101]" office:value-type="float" office:value="0.0272729801695288" calcext:value-type="float">
            <text:p>0.0272729802</text:p>
          </table:table-cell>
          <table:table-cell table:formula="of:=[.D11]/[.D101]" office:value-type="float" office:value="0.030028121790147" calcext:value-type="float">
            <text:p>0.0300281218</text:p>
          </table:table-cell>
          <table:table-cell table:formula="of:=[.E11]/[.E101]" office:value-type="float" office:value="0.0385843575169457" calcext:value-type="float">
            <text:p>0.0385843575</text:p>
          </table:table-cell>
          <table:table-cell table:formula="of:=[.F11]/[.F101]" office:value-type="float" office:value="0.0289726720244915" calcext:value-type="float">
            <text:p>0.028972672</text:p>
          </table:table-cell>
          <table:table-cell table:formula="of:=[.G11]/[.G101]" office:value-type="float" office:value="0.0339800591646079" calcext:value-type="float">
            <text:p>0.0339800592</text:p>
          </table:table-cell>
          <table:table-cell table:formula="of:=[.H11]/[.H101]" office:value-type="float" office:value="0.036638402901037" calcext:value-type="float">
            <text:p>0.0366384029</text:p>
          </table:table-cell>
          <table:table-cell table:formula="of:=[.I11]/[.I101]" office:value-type="float" office:value="0.049751972446848" calcext:value-type="float">
            <text:p>0.0497519724</text:p>
          </table:table-cell>
          <table:table-cell table:formula="of:=[.J11]/[.J101]" office:value-type="float" office:value="0.0429260126274056" calcext:value-type="float">
            <text:p>0.0429260126</text:p>
          </table:table-cell>
          <table:table-cell table:formula="of:=[.K11]/[.K101]" office:value-type="float" office:value="0.0504537815654149" calcext:value-type="float">
            <text:p>0.0504537816</text:p>
          </table:table-cell>
          <table:table-cell table:formula="of:=[.L11]/[.L101]" office:value-type="float" office:value="0.0541121497007749" calcext:value-type="float">
            <text:p>0.0541121497</text:p>
          </table:table-cell>
          <table:table-cell table:formula="of:=[.M11]/[.M101]" office:value-type="float" office:value="0.0570967251878442" calcext:value-type="float">
            <text:p>0.0570967252</text:p>
          </table:table-cell>
          <table:table-cell table:formula="of:=[.N11]/[.N101]" office:value-type="float" office:value="0.0474147630073283" calcext:value-type="float">
            <text:p>0.047414763</text:p>
          </table:table-cell>
          <table:table-cell table:formula="of:=[.O11]/[.O101]" office:value-type="float" office:value="0.0514537258927209" calcext:value-type="float">
            <text:p>0.0514537259</text:p>
          </table:table-cell>
          <table:table-cell table:formula="of:=[.P11]/[.P101]" office:value-type="float" office:value="0.0472340848663341" calcext:value-type="float">
            <text:p>0.0472340849</text:p>
          </table:table-cell>
          <table:table-cell table:formula="of:=[.Q11]/[.Q101]" office:value-type="float" office:value="0.0197447929937579" calcext:value-type="float">
            <text:p>0.019744793</text:p>
          </table:table-cell>
          <table:table-cell table:formula="of:=[.R11]/[.R101]" office:value-type="float" office:value="0.0306652189314833" calcext:value-type="float">
            <text:p>0.0306652189</text:p>
          </table:table-cell>
          <table:table-cell table:formula="of:=[.S11]/[.S101]" office:value-type="float" office:value="0.0525346374086006" calcext:value-type="float">
            <text:p>0.0525346374</text:p>
          </table:table-cell>
          <table:table-cell table:formula="of:=[.T11]/[.T101]" office:value-type="float" office:value="0.0569741215409959" calcext:value-type="float">
            <text:p>0.0569741215</text:p>
          </table:table-cell>
          <table:table-cell table:formula="of:=[.U11]/[.U101]" office:value-type="float" office:value="0.0612877749016206" calcext:value-type="float">
            <text:p>0.0612877749</text:p>
          </table:table-cell>
          <table:table-cell table:formula="of:=[.V11]/[.V101]" office:value-type="float" office:value="0.0672057278130917" calcext:value-type="float">
            <text:p>0.0672057278</text:p>
          </table:table-cell>
          <table:table-cell table:formula="of:=[.W11]/[.W101]" office:value-type="float" office:value="0.0390353081519569" calcext:value-type="float">
            <text:p>0.0390353082</text:p>
          </table:table-cell>
          <table:table-cell table:formula="of:=[.X11]/[.X101]" office:value-type="float" office:value="0.0379860780468313" calcext:value-type="float">
            <text:p>0.037986078</text:p>
          </table:table-cell>
          <table:table-cell table:formula="of:=[.Y11]/[.Y101]" office:value-type="float" office:value="0.0786699950838716" calcext:value-type="float">
            <text:p>0.0786699951</text:p>
          </table:table-cell>
          <table:table-cell table:formula="of:=[.Z11]/[.Z101]" office:value-type="float" office:value="0.056355382005047" calcext:value-type="float">
            <text:p>0.056355382</text:p>
          </table:table-cell>
          <table:table-cell table:formula="of:=[.AA11]/[.AA101]" office:value-type="float" office:value="0.0705481561122142" calcext:value-type="float">
            <text:p>0.0705481561</text:p>
          </table:table-cell>
          <table:table-cell table:formula="of:=[.AB11]/[.AB101]" office:value-type="float" office:value="0.0744100623081123" calcext:value-type="float">
            <text:p>0.0744100623</text:p>
          </table:table-cell>
          <table:table-cell table:formula="of:=[.AC11]/[.AC101]" office:value-type="float" office:value="0.0235068801608295" calcext:value-type="float">
            <text:p>0.0235068802</text:p>
          </table:table-cell>
          <table:table-cell table:formula="of:=[.AD11]/[.AD101]" office:value-type="float" office:value="0.0448634868220243" calcext:value-type="float">
            <text:p>0.0448634868</text:p>
          </table:table-cell>
          <table:table-cell table:formula="of:=[.AE11]/[.AE101]" office:value-type="float" office:value="0.0236429077429493" calcext:value-type="float">
            <text:p>0.0236429077</text:p>
          </table:table-cell>
          <table:table-cell table:formula="of:=[.AF11]/[.AF101]" office:value-type="float" office:value="0.0640987267390437" calcext:value-type="float">
            <text:p>0.0640987267</text:p>
          </table:table-cell>
          <table:table-cell table:formula="of:=[.AG11]/[.AG101]" office:value-type="float" office:value="0.0305545536270298" calcext:value-type="float">
            <text:p>0.0305545536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12]/[.B102]" office:value-type="float" office:value="0.0351165081838119" calcext:value-type="float">
            <text:p>0.0351165082</text:p>
          </table:table-cell>
          <table:table-cell table:formula="of:=[.C12]/[.C102]" office:value-type="float" office:value="0.026302952226311" calcext:value-type="float">
            <text:p>0.0263029522</text:p>
          </table:table-cell>
          <table:table-cell table:formula="of:=[.D12]/[.D102]" office:value-type="float" office:value="0.0307310829180326" calcext:value-type="float">
            <text:p>0.0307310829</text:p>
          </table:table-cell>
          <table:table-cell table:formula="of:=[.E12]/[.E102]" office:value-type="float" office:value="0.0351980708978378" calcext:value-type="float">
            <text:p>0.0351980709</text:p>
          </table:table-cell>
          <table:table-cell table:formula="of:=[.F12]/[.F102]" office:value-type="float" office:value="0.0352365352138567" calcext:value-type="float">
            <text:p>0.0352365352</text:p>
          </table:table-cell>
          <table:table-cell table:formula="of:=[.G12]/[.G102]" office:value-type="float" office:value="0.0354505186037869" calcext:value-type="float">
            <text:p>0.0354505186</text:p>
          </table:table-cell>
          <table:table-cell table:formula="of:=[.H12]/[.H102]" office:value-type="float" office:value="0.0441085098789646" calcext:value-type="float">
            <text:p>0.0441085099</text:p>
          </table:table-cell>
          <table:table-cell table:formula="of:=[.I12]/[.I102]" office:value-type="float" office:value="0.0436744598203593" calcext:value-type="float">
            <text:p>0.0436744598</text:p>
          </table:table-cell>
          <table:table-cell table:formula="of:=[.J12]/[.J102]" office:value-type="float" office:value="0.0431981213595651" calcext:value-type="float">
            <text:p>0.0431981214</text:p>
          </table:table-cell>
          <table:table-cell table:formula="of:=[.K12]/[.K102]" office:value-type="float" office:value="0.055113827699976" calcext:value-type="float">
            <text:p>0.0551138277</text:p>
          </table:table-cell>
          <table:table-cell table:formula="of:=[.L12]/[.L102]" office:value-type="float" office:value="0.0598678127577965" calcext:value-type="float">
            <text:p>0.0598678128</text:p>
          </table:table-cell>
          <table:table-cell table:formula="of:=[.M12]/[.M102]" office:value-type="float" office:value="0.0632498533823989" calcext:value-type="float">
            <text:p>0.0632498534</text:p>
          </table:table-cell>
          <table:table-cell table:formula="of:=[.N12]/[.N102]" office:value-type="float" office:value="0.0512192905819563" calcext:value-type="float">
            <text:p>0.0512192906</text:p>
          </table:table-cell>
          <table:table-cell table:formula="of:=[.O12]/[.O102]" office:value-type="float" office:value="0.0571820497394886" calcext:value-type="float">
            <text:p>0.0571820497</text:p>
          </table:table-cell>
          <table:table-cell table:formula="of:=[.P12]/[.P102]" office:value-type="float" office:value="0.0428696410374498" calcext:value-type="float">
            <text:p>0.042869641</text:p>
          </table:table-cell>
          <table:table-cell table:formula="of:=[.Q12]/[.Q102]" office:value-type="float" office:value="0.0499245032009124" calcext:value-type="float">
            <text:p>0.0499245032</text:p>
          </table:table-cell>
          <table:table-cell table:formula="of:=[.R12]/[.R102]" office:value-type="float" office:value="0.0552274829129576" calcext:value-type="float">
            <text:p>0.0552274829</text:p>
          </table:table-cell>
          <table:table-cell table:formula="of:=[.S12]/[.S102]" office:value-type="float" office:value="0.0700625137595306" calcext:value-type="float">
            <text:p>0.0700625138</text:p>
          </table:table-cell>
          <table:table-cell table:formula="of:=[.T12]/[.T102]" office:value-type="float" office:value="0.0624796908594305" calcext:value-type="float">
            <text:p>0.0624796909</text:p>
          </table:table-cell>
          <table:table-cell table:formula="of:=[.U12]/[.U102]" office:value-type="float" office:value="0.0546133532372427" calcext:value-type="float">
            <text:p>0.0546133532</text:p>
          </table:table-cell>
          <table:table-cell table:formula="of:=[.V12]/[.V102]" office:value-type="float" office:value="0.0715518469856096" calcext:value-type="float">
            <text:p>0.071551847</text:p>
          </table:table-cell>
          <table:table-cell table:formula="of:=[.W12]/[.W102]" office:value-type="float" office:value="0.0303051805341531" calcext:value-type="float">
            <text:p>0.0303051805</text:p>
          </table:table-cell>
          <table:table-cell table:formula="of:=[.X12]/[.X102]" office:value-type="float" office:value="0.0709505402553492" calcext:value-type="float">
            <text:p>0.0709505403</text:p>
          </table:table-cell>
          <table:table-cell table:formula="of:=[.Y12]/[.Y102]" office:value-type="float" office:value="0.0361506263012335" calcext:value-type="float">
            <text:p>0.0361506263</text:p>
          </table:table-cell>
          <table:table-cell table:formula="of:=[.Z12]/[.Z102]" office:value-type="float" office:value="0.0763576521928685" calcext:value-type="float">
            <text:p>0.0763576522</text:p>
          </table:table-cell>
          <table:table-cell table:formula="of:=[.AA12]/[.AA102]" office:value-type="float" office:value="0.0363922410703605" calcext:value-type="float">
            <text:p>0.0363922411</text:p>
          </table:table-cell>
          <table:table-cell table:formula="of:=[.AB12]/[.AB102]" office:value-type="float" office:value="0.0789722105344437" calcext:value-type="float">
            <text:p>0.0789722105</text:p>
          </table:table-cell>
          <table:table-cell table:formula="of:=[.AC12]/[.AC102]" office:value-type="float" office:value="0.0600085886279307" calcext:value-type="float">
            <text:p>0.0600085886</text:p>
          </table:table-cell>
          <table:table-cell table:formula="of:=[.AD12]/[.AD102]" office:value-type="float" office:value="0.0327699897728998" calcext:value-type="float">
            <text:p>0.0327699898</text:p>
          </table:table-cell>
          <table:table-cell table:formula="of:=[.AE12]/[.AE102]" office:value-type="float" office:value="0.036727662328197" calcext:value-type="float">
            <text:p>0.0367276623</text:p>
          </table:table-cell>
          <table:table-cell table:formula="of:=[.AF12]/[.AF102]" office:value-type="float" office:value="0.0266412188861817" calcext:value-type="float">
            <text:p>0.0266412189</text:p>
          </table:table-cell>
          <table:table-cell table:formula="of:=[.AG12]/[.AG102]" office:value-type="float" office:value="0.0420457998659533" calcext:value-type="float">
            <text:p>0.0420457999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table:formula="of:=[.B13]/[.B103]" office:value-type="float" office:value="0.0347338522306769" calcext:value-type="float">
            <text:p>0.0347338522</text:p>
          </table:table-cell>
          <table:table-cell table:formula="of:=[.C13]/[.C103]" office:value-type="float" office:value="0.0219480734742578" calcext:value-type="float">
            <text:p>0.0219480735</text:p>
          </table:table-cell>
          <table:table-cell table:formula="of:=[.D13]/[.D103]" office:value-type="float" office:value="0.0277947752878723" calcext:value-type="float">
            <text:p>0.0277947753</text:p>
          </table:table-cell>
          <table:table-cell table:formula="of:=[.E13]/[.E103]" office:value-type="float" office:value="0.0380117988906512" calcext:value-type="float">
            <text:p>0.0380117989</text:p>
          </table:table-cell>
          <table:table-cell table:formula="of:=[.F13]/[.F103]" office:value-type="float" office:value="0.0333610410984452" calcext:value-type="float">
            <text:p>0.0333610411</text:p>
          </table:table-cell>
          <table:table-cell table:formula="of:=[.G13]/[.G103]" office:value-type="float" office:value="0.0526910544008326" calcext:value-type="float">
            <text:p>0.0526910544</text:p>
          </table:table-cell>
          <table:table-cell table:formula="of:=[.H13]/[.H103]" office:value-type="float" office:value="0.0444081648440147" calcext:value-type="float">
            <text:p>0.0444081648</text:p>
          </table:table-cell>
          <table:table-cell table:formula="of:=[.I13]/[.I103]" office:value-type="float" office:value="0.0377798144288526" calcext:value-type="float">
            <text:p>0.0377798144</text:p>
          </table:table-cell>
          <table:table-cell table:formula="of:=[.J13]/[.J103]" office:value-type="float" office:value="0.0413376948701414" calcext:value-type="float">
            <text:p>0.0413376949</text:p>
          </table:table-cell>
          <table:table-cell table:formula="of:=[.K13]/[.K103]" office:value-type="float" office:value="0.0587782121799155" calcext:value-type="float">
            <text:p>0.0587782122</text:p>
          </table:table-cell>
          <table:table-cell table:formula="of:=[.L13]/[.L103]" office:value-type="float" office:value="0.0663801840520452" calcext:value-type="float">
            <text:p>0.0663801841</text:p>
          </table:table-cell>
          <table:table-cell table:formula="of:=[.M13]/[.M103]" office:value-type="float" office:value="0.0620642731501627" calcext:value-type="float">
            <text:p>0.0620642732</text:p>
          </table:table-cell>
          <table:table-cell table:formula="of:=[.N13]/[.N103]" office:value-type="float" office:value="0.0676509189858541" calcext:value-type="float">
            <text:p>0.067650919</text:p>
          </table:table-cell>
          <table:table-cell table:formula="of:=[.O13]/[.O103]" office:value-type="float" office:value="0.0695213741919051" calcext:value-type="float">
            <text:p>0.0695213742</text:p>
          </table:table-cell>
          <table:table-cell table:formula="of:=[.P13]/[.P103]" office:value-type="float" office:value="0.0631898864013337" calcext:value-type="float">
            <text:p>0.0631898864</text:p>
          </table:table-cell>
          <table:table-cell table:formula="of:=[.Q13]/[.Q103]" office:value-type="float" office:value="0.0690903779400342" calcext:value-type="float">
            <text:p>0.0690903779</text:p>
          </table:table-cell>
          <table:table-cell table:formula="of:=[.R13]/[.R103]" office:value-type="float" office:value="0.0717978943675035" calcext:value-type="float">
            <text:p>0.0717978944</text:p>
          </table:table-cell>
          <table:table-cell table:formula="of:=[.S13]/[.S103]" office:value-type="float" office:value="0.0665866849118141" calcext:value-type="float">
            <text:p>0.0665866849</text:p>
          </table:table-cell>
          <table:table-cell table:formula="of:=[.T13]/[.T103]" office:value-type="float" office:value="0.0547864999469967" calcext:value-type="float">
            <text:p>0.0547864999</text:p>
          </table:table-cell>
          <table:table-cell table:formula="of:=[.U13]/[.U103]" office:value-type="float" office:value="0.06493077778381" calcext:value-type="float">
            <text:p>0.0649307778</text:p>
          </table:table-cell>
          <table:table-cell table:formula="of:=[.V13]/[.V103]" office:value-type="float" office:value="0.0804977304681561" calcext:value-type="float">
            <text:p>0.0804977305</text:p>
          </table:table-cell>
          <table:table-cell table:formula="of:=[.W13]/[.W103]" office:value-type="float" office:value="0.0832532179706091" calcext:value-type="float">
            <text:p>0.083253218</text:p>
          </table:table-cell>
          <table:table-cell table:formula="of:=[.X13]/[.X103]" office:value-type="float" office:value="0.0731459872800611" calcext:value-type="float">
            <text:p>0.0731459873</text:p>
          </table:table-cell>
          <table:table-cell table:formula="of:=[.Y13]/[.Y103]" office:value-type="float" office:value="0.0520979038751492" calcext:value-type="float">
            <text:p>0.0520979039</text:p>
          </table:table-cell>
          <table:table-cell table:formula="of:=[.Z13]/[.Z103]" office:value-type="float" office:value="0.0501024276381066" calcext:value-type="float">
            <text:p>0.0501024276</text:p>
          </table:table-cell>
          <table:table-cell table:formula="of:=[.AA13]/[.AA103]" office:value-type="float" office:value="0.0371516945061882" calcext:value-type="float">
            <text:p>0.0371516945</text:p>
          </table:table-cell>
          <table:table-cell table:formula="of:=[.AB13]/[.AB103]" office:value-type="float" office:value="0.087998575698801" calcext:value-type="float">
            <text:p>0.0879985757</text:p>
          </table:table-cell>
          <table:table-cell table:formula="of:=[.AC13]/[.AC103]" office:value-type="float" office:value="0.0920099364912391" calcext:value-type="float">
            <text:p>0.0920099365</text:p>
          </table:table-cell>
          <table:table-cell table:formula="of:=[.AD13]/[.AD103]" office:value-type="float" office:value="0.0705608340847373" calcext:value-type="float">
            <text:p>0.0705608341</text:p>
          </table:table-cell>
          <table:table-cell table:formula="of:=[.AE13]/[.AE103]" office:value-type="float" office:value="0.0541757267892017" calcext:value-type="float">
            <text:p>0.0541757268</text:p>
          </table:table-cell>
          <table:table-cell table:formula="of:=[.AF13]/[.AF103]" office:value-type="float" office:value="0.0612491285317655" calcext:value-type="float">
            <text:p>0.0612491285</text:p>
          </table:table-cell>
          <table:table-cell table:formula="of:=[.AG13]/[.AG103]" office:value-type="float" office:value="0.0692289328820158" calcext:value-type="float">
            <text:p>0.0692289329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table:formula="of:=[.B14]/[.B104]" office:value-type="float" office:value="0.03537566536555" calcext:value-type="float">
            <text:p>0.0353756654</text:p>
          </table:table-cell>
          <table:table-cell table:formula="of:=[.C14]/[.C104]" office:value-type="float" office:value="0.0187426284470985" calcext:value-type="float">
            <text:p>0.0187426284</text:p>
          </table:table-cell>
          <table:table-cell table:formula="of:=[.D14]/[.D104]" office:value-type="float" office:value="0.0259619367004885" calcext:value-type="float">
            <text:p>0.0259619367</text:p>
          </table:table-cell>
          <table:table-cell table:formula="of:=[.E14]/[.E104]" office:value-type="float" office:value="0.0369122890465298" calcext:value-type="float">
            <text:p>0.036912289</text:p>
          </table:table-cell>
          <table:table-cell table:formula="of:=[.F14]/[.F104]" office:value-type="float" office:value="0.0285065563218031" calcext:value-type="float">
            <text:p>0.0285065563</text:p>
          </table:table-cell>
          <table:table-cell table:formula="of:=[.G14]/[.G104]" office:value-type="float" office:value="0.0357306275740062" calcext:value-type="float">
            <text:p>0.0357306276</text:p>
          </table:table-cell>
          <table:table-cell table:formula="of:=[.H14]/[.H104]" office:value-type="float" office:value="0.0318659555160856" calcext:value-type="float">
            <text:p>0.0318659555</text:p>
          </table:table-cell>
          <table:table-cell table:formula="of:=[.I14]/[.I104]" office:value-type="float" office:value="0.0402722583676288" calcext:value-type="float">
            <text:p>0.0402722584</text:p>
          </table:table-cell>
          <table:table-cell table:formula="of:=[.J14]/[.J104]" office:value-type="float" office:value="0.050149048475443" calcext:value-type="float">
            <text:p>0.0501490485</text:p>
          </table:table-cell>
          <table:table-cell table:formula="of:=[.K14]/[.K104]" office:value-type="float" office:value="0.0563454831836036" calcext:value-type="float">
            <text:p>0.0563454832</text:p>
          </table:table-cell>
          <table:table-cell table:formula="of:=[.L14]/[.L104]" office:value-type="float" office:value="0.0637371533579025" calcext:value-type="float">
            <text:p>0.0637371534</text:p>
          </table:table-cell>
          <table:table-cell table:formula="of:=[.M14]/[.M104]" office:value-type="float" office:value="0.0508445281533253" calcext:value-type="float">
            <text:p>0.0508445282</text:p>
          </table:table-cell>
          <table:table-cell table:formula="of:=[.N14]/[.N104]" office:value-type="float" office:value="0.069209859433361" calcext:value-type="float">
            <text:p>0.0692098594</text:p>
          </table:table-cell>
          <table:table-cell table:formula="of:=[.O14]/[.O104]" office:value-type="float" office:value="0.0638289651125791" calcext:value-type="float">
            <text:p>0.0638289651</text:p>
          </table:table-cell>
          <table:table-cell table:formula="of:=[.P14]/[.P104]" office:value-type="float" office:value="0.0610443213895672" calcext:value-type="float">
            <text:p>0.0610443214</text:p>
          </table:table-cell>
          <table:table-cell table:formula="of:=[.Q14]/[.Q104]" office:value-type="float" office:value="0.0653890684535195" calcext:value-type="float">
            <text:p>0.0653890685</text:p>
          </table:table-cell>
          <table:table-cell table:formula="of:=[.R14]/[.R104]" office:value-type="float" office:value="0.0670937471911258" calcext:value-type="float">
            <text:p>0.0670937472</text:p>
          </table:table-cell>
          <table:table-cell table:formula="of:=[.S14]/[.S104]" office:value-type="float" office:value="0.0655950035749912" calcext:value-type="float">
            <text:p>0.0655950036</text:p>
          </table:table-cell>
          <table:table-cell table:formula="of:=[.T14]/[.T104]" office:value-type="float" office:value="0.0543413276589639" calcext:value-type="float">
            <text:p>0.0543413277</text:p>
          </table:table-cell>
          <table:table-cell table:formula="of:=[.U14]/[.U104]" office:value-type="float" office:value="0.0790221293589969" calcext:value-type="float">
            <text:p>0.0790221294</text:p>
          </table:table-cell>
          <table:table-cell table:formula="of:=[.V14]/[.V104]" office:value-type="float" office:value="0.0371682866576671" calcext:value-type="float">
            <text:p>0.0371682867</text:p>
          </table:table-cell>
          <table:table-cell table:formula="of:=[.W14]/[.W104]" office:value-type="float" office:value="0.0727643289600553" calcext:value-type="float">
            <text:p>0.072764329</text:p>
          </table:table-cell>
          <table:table-cell table:formula="of:=[.X14]/[.X104]" office:value-type="float" office:value="0.0702455552245815" calcext:value-type="float">
            <text:p>0.0702455552</text:p>
          </table:table-cell>
          <table:table-cell table:formula="of:=[.Y14]/[.Y104]" office:value-type="float" office:value="0.0583134377152412" calcext:value-type="float">
            <text:p>0.0583134377</text:p>
          </table:table-cell>
          <table:table-cell table:formula="of:=[.Z14]/[.Z104]" office:value-type="float" office:value="0.0876921025604463" calcext:value-type="float">
            <text:p>0.0876921026</text:p>
          </table:table-cell>
          <table:table-cell table:formula="of:=[.AA14]/[.AA104]" office:value-type="float" office:value="0.0581513892438277" calcext:value-type="float">
            <text:p>0.0581513892</text:p>
          </table:table-cell>
          <table:table-cell table:formula="of:=[.AB14]/[.AB104]" office:value-type="float" office:value="0.102003387039407" calcext:value-type="float">
            <text:p>0.102003387</text:p>
          </table:table-cell>
          <table:table-cell table:formula="of:=[.AC14]/[.AC104]" office:value-type="float" office:value="0.0626258859581482" calcext:value-type="float">
            <text:p>0.062625886</text:p>
          </table:table-cell>
          <table:table-cell table:formula="of:=[.AD14]/[.AD104]" office:value-type="float" office:value="0.0738386087579006" calcext:value-type="float">
            <text:p>0.0738386088</text:p>
          </table:table-cell>
          <table:table-cell table:formula="of:=[.AE14]/[.AE104]" office:value-type="float" office:value="0.069325872524368" calcext:value-type="float">
            <text:p>0.0693258725</text:p>
          </table:table-cell>
          <table:table-cell table:formula="of:=[.AF14]/[.AF104]" office:value-type="float" office:value="0.0678781016185706" calcext:value-type="float">
            <text:p>0.0678781016</text:p>
          </table:table-cell>
          <table:table-cell table:formula="of:=[.AG14]/[.AG104]" office:value-type="float" office:value="0.071413021579591" calcext:value-type="float">
            <text:p>0.0714130216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table:formula="of:=[.B15]/[.B105]" office:value-type="float" office:value="0.0352146968358929" calcext:value-type="float">
            <text:p>0.0352146968</text:p>
          </table:table-cell>
          <table:table-cell table:formula="of:=[.C15]/[.C105]" office:value-type="float" office:value="0.0177830724725915" calcext:value-type="float">
            <text:p>0.0177830725</text:p>
          </table:table-cell>
          <table:table-cell table:formula="of:=[.D15]/[.D105]" office:value-type="float" office:value="0.0234646494482745" calcext:value-type="float">
            <text:p>0.0234646494</text:p>
          </table:table-cell>
          <table:table-cell table:formula="of:=[.E15]/[.E105]" office:value-type="float" office:value="0.0241438822841669" calcext:value-type="float">
            <text:p>0.0241438823</text:p>
          </table:table-cell>
          <table:table-cell table:formula="of:=[.F15]/[.F105]" office:value-type="float" office:value="0.0311315312850547" calcext:value-type="float">
            <text:p>0.0311315313</text:p>
          </table:table-cell>
          <table:table-cell table:formula="of:=[.G15]/[.G105]" office:value-type="float" office:value="0.0365264076748987" calcext:value-type="float">
            <text:p>0.0365264077</text:p>
          </table:table-cell>
          <table:table-cell table:formula="of:=[.H15]/[.H105]" office:value-type="float" office:value="0.0287800558501188" calcext:value-type="float">
            <text:p>0.0287800559</text:p>
          </table:table-cell>
          <table:table-cell table:formula="of:=[.I15]/[.I105]" office:value-type="float" office:value="0.0389212661066754" calcext:value-type="float">
            <text:p>0.0389212661</text:p>
          </table:table-cell>
          <table:table-cell table:formula="of:=[.J15]/[.J105]" office:value-type="float" office:value="0.0349426070350268" calcext:value-type="float">
            <text:p>0.034942607</text:p>
          </table:table-cell>
          <table:table-cell table:formula="of:=[.K15]/[.K105]" office:value-type="float" office:value="0.0503914260531753" calcext:value-type="float">
            <text:p>0.0503914261</text:p>
          </table:table-cell>
          <table:table-cell table:formula="of:=[.L15]/[.L105]" office:value-type="float" office:value="0.0434578465288376" calcext:value-type="float">
            <text:p>0.0434578465</text:p>
          </table:table-cell>
          <table:table-cell table:formula="of:=[.M15]/[.M105]" office:value-type="float" office:value="0.0537535965901796" calcext:value-type="float">
            <text:p>0.0537535966</text:p>
          </table:table-cell>
          <table:table-cell table:formula="of:=[.N15]/[.N105]" office:value-type="float" office:value="0.0626322807659485" calcext:value-type="float">
            <text:p>0.0626322808</text:p>
          </table:table-cell>
          <table:table-cell table:formula="of:=[.O15]/[.O105]" office:value-type="float" office:value="0.0554824985142057" calcext:value-type="float">
            <text:p>0.0554824985</text:p>
          </table:table-cell>
          <table:table-cell table:formula="of:=[.P15]/[.P105]" office:value-type="float" office:value="0.0587819065306845" calcext:value-type="float">
            <text:p>0.0587819065</text:p>
          </table:table-cell>
          <table:table-cell table:formula="of:=[.Q15]/[.Q105]" office:value-type="float" office:value="0.0595227593249642" calcext:value-type="float">
            <text:p>0.0595227593</text:p>
          </table:table-cell>
          <table:table-cell table:formula="of:=[.R15]/[.R105]" office:value-type="float" office:value="0.0572558971670946" calcext:value-type="float">
            <text:p>0.0572558972</text:p>
          </table:table-cell>
          <table:table-cell table:formula="of:=[.S15]/[.S105]" office:value-type="float" office:value="0.0602201028591392" calcext:value-type="float">
            <text:p>0.0602201029</text:p>
          </table:table-cell>
          <table:table-cell table:formula="of:=[.T15]/[.T105]" office:value-type="float" office:value="0.0562763058451888" calcext:value-type="float">
            <text:p>0.0562763058</text:p>
          </table:table-cell>
          <table:table-cell table:formula="of:=[.U15]/[.U105]" office:value-type="float" office:value="0.0626079487813535" calcext:value-type="float">
            <text:p>0.0626079488</text:p>
          </table:table-cell>
          <table:table-cell table:formula="of:=[.V15]/[.V105]" office:value-type="float" office:value="0.0708946285153741" calcext:value-type="float">
            <text:p>0.0708946285</text:p>
          </table:table-cell>
          <table:table-cell table:formula="of:=[.W15]/[.W105]" office:value-type="float" office:value="0.0590829403512624" calcext:value-type="float">
            <text:p>0.0590829404</text:p>
          </table:table-cell>
          <table:table-cell table:formula="of:=[.X15]/[.X105]" office:value-type="float" office:value="0.0666143034424201" calcext:value-type="float">
            <text:p>0.0666143034</text:p>
          </table:table-cell>
          <table:table-cell table:formula="of:=[.Y15]/[.Y105]" office:value-type="float" office:value="0.0894809355200827" calcext:value-type="float">
            <text:p>0.0894809355</text:p>
          </table:table-cell>
          <table:table-cell table:formula="of:=[.Z15]/[.Z105]" office:value-type="float" office:value="0.0700954089929106" calcext:value-type="float">
            <text:p>0.070095409</text:p>
          </table:table-cell>
          <table:table-cell table:formula="of:=[.AA15]/[.AA105]" office:value-type="float" office:value="0.0701147976510804" calcext:value-type="float">
            <text:p>0.0701147977</text:p>
          </table:table-cell>
          <table:table-cell table:formula="of:=[.AB15]/[.AB105]" office:value-type="float" office:value="0.0604395681152068" calcext:value-type="float">
            <text:p>0.0604395681</text:p>
          </table:table-cell>
          <table:table-cell table:formula="of:=[.AC15]/[.AC105]" office:value-type="float" office:value="0.0640195457328718" calcext:value-type="float">
            <text:p>0.0640195457</text:p>
          </table:table-cell>
          <table:table-cell table:formula="of:=[.AD15]/[.AD105]" office:value-type="float" office:value="0.0799367270688471" calcext:value-type="float">
            <text:p>0.0799367271</text:p>
          </table:table-cell>
          <table:table-cell table:formula="of:=[.AE15]/[.AE105]" office:value-type="float" office:value="0.078812138481148" calcext:value-type="float">
            <text:p>0.0788121385</text:p>
          </table:table-cell>
          <table:table-cell table:formula="of:=[.AF15]/[.AF105]" office:value-type="float" office:value="0.0577921526530539" calcext:value-type="float">
            <text:p>0.0577921527</text:p>
          </table:table-cell>
          <table:table-cell table:formula="of:=[.AG15]/[.AG105]" office:value-type="float" office:value="0.0722773202358412" calcext:value-type="float">
            <text:p>0.0722773202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formula="of:=[.B16]/[.B106]" office:value-type="float" office:value="0.0374995568015258" calcext:value-type="float">
            <text:p>0.0374995568</text:p>
          </table:table-cell>
          <table:table-cell table:formula="of:=[.C16]/[.C106]" office:value-type="float" office:value="0.0186460457022747" calcext:value-type="float">
            <text:p>0.0186460457</text:p>
          </table:table-cell>
          <table:table-cell table:formula="of:=[.D16]/[.D106]" office:value-type="float" office:value="0.0237248138378734" calcext:value-type="float">
            <text:p>0.0237248138</text:p>
          </table:table-cell>
          <table:table-cell table:formula="of:=[.E16]/[.E106]" office:value-type="float" office:value="0.0271604498372864" calcext:value-type="float">
            <text:p>0.0271604498</text:p>
          </table:table-cell>
          <table:table-cell table:formula="of:=[.F16]/[.F106]" office:value-type="float" office:value="0.0294201939581196" calcext:value-type="float">
            <text:p>0.029420194</text:p>
          </table:table-cell>
          <table:table-cell table:formula="of:=[.G16]/[.G106]" office:value-type="float" office:value="0.0316391469274421" calcext:value-type="float">
            <text:p>0.0316391469</text:p>
          </table:table-cell>
          <table:table-cell table:formula="of:=[.H16]/[.H106]" office:value-type="float" office:value="0.0371041019074592" calcext:value-type="float">
            <text:p>0.0371041019</text:p>
          </table:table-cell>
          <table:table-cell table:formula="of:=[.I16]/[.I106]" office:value-type="float" office:value="0.0376356092423391" calcext:value-type="float">
            <text:p>0.0376356092</text:p>
          </table:table-cell>
          <table:table-cell table:formula="of:=[.J16]/[.J106]" office:value-type="float" office:value="0.0353732031023513" calcext:value-type="float">
            <text:p>0.0353732031</text:p>
          </table:table-cell>
          <table:table-cell table:formula="of:=[.K16]/[.K106]" office:value-type="float" office:value="0.0409145222537416" calcext:value-type="float">
            <text:p>0.0409145223</text:p>
          </table:table-cell>
          <table:table-cell table:formula="of:=[.L16]/[.L106]" office:value-type="float" office:value="0.0507207455930111" calcext:value-type="float">
            <text:p>0.0507207456</text:p>
          </table:table-cell>
          <table:table-cell table:formula="of:=[.M16]/[.M106]" office:value-type="float" office:value="0.0461718918178756" calcext:value-type="float">
            <text:p>0.0461718918</text:p>
          </table:table-cell>
          <table:table-cell table:formula="of:=[.N16]/[.N106]" office:value-type="float" office:value="0.0504591262370548" calcext:value-type="float">
            <text:p>0.0504591262</text:p>
          </table:table-cell>
          <table:table-cell table:formula="of:=[.O16]/[.O106]" office:value-type="float" office:value="0.0449550858142644" calcext:value-type="float">
            <text:p>0.0449550858</text:p>
          </table:table-cell>
          <table:table-cell table:formula="of:=[.P16]/[.P106]" office:value-type="float" office:value="0.0568566190481028" calcext:value-type="float">
            <text:p>0.056856619</text:p>
          </table:table-cell>
          <table:table-cell table:formula="of:=[.Q16]/[.Q106]" office:value-type="float" office:value="0.0596324371867654" calcext:value-type="float">
            <text:p>0.0596324372</text:p>
          </table:table-cell>
          <table:table-cell table:formula="of:=[.R16]/[.R106]" office:value-type="float" office:value="0.0550522585880929" calcext:value-type="float">
            <text:p>0.0550522586</text:p>
          </table:table-cell>
          <table:table-cell table:formula="of:=[.S16]/[.S106]" office:value-type="float" office:value="0.0630186153078701" calcext:value-type="float">
            <text:p>0.0630186153</text:p>
          </table:table-cell>
          <table:table-cell table:formula="of:=[.T16]/[.T106]" office:value-type="float" office:value="0.0482577197575886" calcext:value-type="float">
            <text:p>0.0482577198</text:p>
          </table:table-cell>
          <table:table-cell table:formula="of:=[.U16]/[.U106]" office:value-type="float" office:value="0.066330848177031" calcext:value-type="float">
            <text:p>0.0663308482</text:p>
          </table:table-cell>
          <table:table-cell table:formula="of:=[.V16]/[.V106]" office:value-type="float" office:value="0.059647976995621" calcext:value-type="float">
            <text:p>0.059647977</text:p>
          </table:table-cell>
          <table:table-cell table:formula="of:=[.W16]/[.W106]" office:value-type="float" office:value="0.0700240160465636" calcext:value-type="float">
            <text:p>0.070024016</text:p>
          </table:table-cell>
          <table:table-cell table:formula="of:=[.X16]/[.X106]" office:value-type="float" office:value="0.074353420313114" calcext:value-type="float">
            <text:p>0.0743534203</text:p>
          </table:table-cell>
          <table:table-cell table:formula="of:=[.Y16]/[.Y106]" office:value-type="float" office:value="0.0775737287920761" calcext:value-type="float">
            <text:p>0.0775737288</text:p>
          </table:table-cell>
          <table:table-cell table:formula="of:=[.Z16]/[.Z106]" office:value-type="float" office:value="0.0700487193003333" calcext:value-type="float">
            <text:p>0.0700487193</text:p>
          </table:table-cell>
          <table:table-cell table:formula="of:=[.AA16]/[.AA106]" office:value-type="float" office:value="0.0860972159477257" calcext:value-type="float">
            <text:p>0.0860972159</text:p>
          </table:table-cell>
          <table:table-cell table:formula="of:=[.AB16]/[.AB106]" office:value-type="float" office:value="0.078824550567496" calcext:value-type="float">
            <text:p>0.0788245506</text:p>
          </table:table-cell>
          <table:table-cell table:formula="of:=[.AC16]/[.AC106]" office:value-type="float" office:value="0.0703706461021656" calcext:value-type="float">
            <text:p>0.0703706461</text:p>
          </table:table-cell>
          <table:table-cell table:formula="of:=[.AD16]/[.AD106]" office:value-type="float" office:value="0.0845669839192537" calcext:value-type="float">
            <text:p>0.0845669839</text:p>
          </table:table-cell>
          <table:table-cell table:formula="of:=[.AE16]/[.AE106]" office:value-type="float" office:value="0.0797244267271165" calcext:value-type="float">
            <text:p>0.0797244267</text:p>
          </table:table-cell>
          <table:table-cell table:formula="of:=[.AF16]/[.AF106]" office:value-type="float" office:value="0.0881368899442817" calcext:value-type="float">
            <text:p>0.0881368899</text:p>
          </table:table-cell>
          <table:table-cell table:formula="of:=[.AG16]/[.AG106]" office:value-type="float" office:value="0.089272874958919" calcext:value-type="float">
            <text:p>0.089272875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formula="of:=[.B17]/[.B107]" office:value-type="float" office:value="0.0388884112190327" calcext:value-type="float">
            <text:p>0.0388884112</text:p>
          </table:table-cell>
          <table:table-cell table:formula="of:=[.C17]/[.C107]" office:value-type="float" office:value="0.0192649874968055" calcext:value-type="float">
            <text:p>0.0192649875</text:p>
          </table:table-cell>
          <table:table-cell table:formula="of:=[.D17]/[.D107]" office:value-type="float" office:value="0.0250061286299195" calcext:value-type="float">
            <text:p>0.0250061286</text:p>
          </table:table-cell>
          <table:table-cell table:formula="of:=[.E17]/[.E107]" office:value-type="float" office:value="0.0280952270798307" calcext:value-type="float">
            <text:p>0.0280952271</text:p>
          </table:table-cell>
          <table:table-cell table:formula="of:=[.F17]/[.F107]" office:value-type="float" office:value="0.0295970172638129" calcext:value-type="float">
            <text:p>0.0295970173</text:p>
          </table:table-cell>
          <table:table-cell table:formula="of:=[.G17]/[.G107]" office:value-type="float" office:value="0.0330545317108959" calcext:value-type="float">
            <text:p>0.0330545317</text:p>
          </table:table-cell>
          <table:table-cell table:formula="of:=[.H17]/[.H107]" office:value-type="float" office:value="0.0353566305797377" calcext:value-type="float">
            <text:p>0.0353566306</text:p>
          </table:table-cell>
          <table:table-cell table:formula="of:=[.I17]/[.I107]" office:value-type="float" office:value="0.0370205982153806" calcext:value-type="float">
            <text:p>0.0370205982</text:p>
          </table:table-cell>
          <table:table-cell table:formula="of:=[.J17]/[.J107]" office:value-type="float" office:value="0.0387845629690417" calcext:value-type="float">
            <text:p>0.038784563</text:p>
          </table:table-cell>
          <table:table-cell table:formula="of:=[.K17]/[.K107]" office:value-type="float" office:value="0.053879995581601" calcext:value-type="float">
            <text:p>0.0538799956</text:p>
          </table:table-cell>
          <table:table-cell table:formula="of:=[.L17]/[.L107]" office:value-type="float" office:value="0.0510151366655359" calcext:value-type="float">
            <text:p>0.0510151367</text:p>
          </table:table-cell>
          <table:table-cell table:formula="of:=[.M17]/[.M107]" office:value-type="float" office:value="0.0511732035891552" calcext:value-type="float">
            <text:p>0.0511732036</text:p>
          </table:table-cell>
          <table:table-cell table:formula="of:=[.N17]/[.N107]" office:value-type="float" office:value="0.0547198166378161" calcext:value-type="float">
            <text:p>0.0547198166</text:p>
          </table:table-cell>
          <table:table-cell table:formula="of:=[.O17]/[.O107]" office:value-type="float" office:value="0.0597201817376622" calcext:value-type="float">
            <text:p>0.0597201817</text:p>
          </table:table-cell>
          <table:table-cell table:formula="of:=[.P17]/[.P107]" office:value-type="float" office:value="0.0529558407230746" calcext:value-type="float">
            <text:p>0.0529558407</text:p>
          </table:table-cell>
          <table:table-cell table:formula="of:=[.Q17]/[.Q107]" office:value-type="float" office:value="0.0686476486497687" calcext:value-type="float">
            <text:p>0.0686476486</text:p>
          </table:table-cell>
          <table:table-cell table:formula="of:=[.R17]/[.R107]" office:value-type="float" office:value="0.0609588520308504" calcext:value-type="float">
            <text:p>0.060958852</text:p>
          </table:table-cell>
          <table:table-cell table:formula="of:=[.S17]/[.S107]" office:value-type="float" office:value="0.0554174974612905" calcext:value-type="float">
            <text:p>0.0554174975</text:p>
          </table:table-cell>
          <table:table-cell table:formula="of:=[.T17]/[.T107]" office:value-type="float" office:value="0.0687281708815745" calcext:value-type="float">
            <text:p>0.0687281709</text:p>
          </table:table-cell>
          <table:table-cell table:formula="of:=[.U17]/[.U107]" office:value-type="float" office:value="0.0681944684788758" calcext:value-type="float">
            <text:p>0.0681944685</text:p>
          </table:table-cell>
          <table:table-cell table:formula="of:=[.V17]/[.V107]" office:value-type="float" office:value="0.0611915575021819" calcext:value-type="float">
            <text:p>0.0611915575</text:p>
          </table:table-cell>
          <table:table-cell table:formula="of:=[.W17]/[.W107]" office:value-type="float" office:value="0.082964048400741" calcext:value-type="float">
            <text:p>0.0829640484</text:p>
          </table:table-cell>
          <table:table-cell table:formula="of:=[.X17]/[.X107]" office:value-type="float" office:value="0.059132634437075" calcext:value-type="float">
            <text:p>0.0591326344</text:p>
          </table:table-cell>
          <table:table-cell table:formula="of:=[.Y17]/[.Y107]" office:value-type="float" office:value="0.0798062819563072" calcext:value-type="float">
            <text:p>0.079806282</text:p>
          </table:table-cell>
          <table:table-cell table:formula="of:=[.Z17]/[.Z107]" office:value-type="float" office:value="0.0746620166271689" calcext:value-type="float">
            <text:p>0.0746620166</text:p>
          </table:table-cell>
          <table:table-cell table:formula="of:=[.AA17]/[.AA107]" office:value-type="float" office:value="0.0796633464383143" calcext:value-type="float">
            <text:p>0.0796633464</text:p>
          </table:table-cell>
          <table:table-cell table:formula="of:=[.AB17]/[.AB107]" office:value-type="float" office:value="0.0788219539113651" calcext:value-type="float">
            <text:p>0.0788219539</text:p>
          </table:table-cell>
          <table:table-cell table:formula="of:=[.AC17]/[.AC107]" office:value-type="float" office:value="0.0836464532336878" calcext:value-type="float">
            <text:p>0.0836464532</text:p>
          </table:table-cell>
          <table:table-cell table:formula="of:=[.AD17]/[.AD107]" office:value-type="float" office:value="0.0858235662722123" calcext:value-type="float">
            <text:p>0.0858235663</text:p>
          </table:table-cell>
          <table:table-cell table:formula="of:=[.AE17]/[.AE107]" office:value-type="float" office:value="0.0959490380413175" calcext:value-type="float">
            <text:p>0.095949038</text:p>
          </table:table-cell>
          <table:table-cell table:formula="of:=[.AF17]/[.AF107]" office:value-type="float" office:value="0.09000323903865" calcext:value-type="float">
            <text:p>0.090003239</text:p>
          </table:table-cell>
          <table:table-cell table:formula="of:=[.AG17]/[.AG107]" office:value-type="float" office:value="0.0934099285852905" calcext:value-type="float">
            <text:p>0.0934099286</text:p>
          </table:table-cell>
        </table:table-row>
        <table:table-row table:style-name="ro2" table:number-rows-repeated="23">
          <table:table-cell table:number-columns-repeated="33"/>
        </table:table-row>
        <table:table-row table:style-name="ro1">
          <table:table-cell table:number-columns-repeated="33"/>
        </table:table-row>
        <table:table-row table:style-name="ro2" table:number-rows-repeated="2">
          <table:table-cell table:number-columns-repeated="33"/>
        </table:table-row>
        <table:table-row table:style-name="ro1" table:number-rows-repeated="2">
          <table:table-cell table:number-columns-repeated="33"/>
        </table:table-row>
        <table:table-row table:style-name="ro2">
          <table:table-cell table:number-columns-repeated="33"/>
        </table:table-row>
        <table:table-row table:style-name="ro1">
          <table:table-cell table:number-columns-repeated="33"/>
        </table:table-row>
        <table:table-row table:style-name="ro2" table:number-rows-repeated="13">
          <table:table-cell table:number-columns-repeated="33"/>
        </table:table-row>
        <table:table-row table:style-name="ro1">
          <table:table-cell table:number-columns-repeated="33"/>
        </table:table-row>
        <table:table-row table:style-name="ro2">
          <table:table-cell table:number-columns-repeated="33"/>
        </table:table-row>
        <table:table-row table:style-name="ro1">
          <table:table-cell table:number-columns-repeated="33"/>
        </table:table-row>
        <table:table-row table:style-name="ro2" table:number-rows-repeated="1048289">
          <table:table-cell table:number-columns-repeated="33"/>
        </table:table-row>
        <table:table-row table:style-name="ro2"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 style:data-style-name="N2" text:time-value="13:38:31.6564758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1T18:19:38.032716995</meta:creation-date>
    <dc:date>2015-09-13T13:48:58.384641784</dc:date>
    <meta:editing-duration>PT3H46M58S</meta:editing-duration>
    <meta:editing-cycles>28</meta:editing-cycles>
    <meta:generator>LibreOffice/4.2.7.2$Linux_X86_64 LibreOffice_project/420m0$Build-2</meta:generator>
    <dc:creator>Farmer </dc:creator>
    <meta:document-statistic meta:table-count="1" meta:cell-count="614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4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ffffff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4.936cm" svg:height="11.413cm" xlink:href=".." xlink:type="simple" chart:class="chart:line" chart:style-name="ch1">
        <chart:plot-area chart:style-name="ch2" table:cell-range-address="Sheet1.A1:Sheet1.AG1 Sheet1.B17:Sheet1.AG17 Sheet1.A91:Sheet1.A91 Sheet1.B107:Sheet1.AG107 Sheet1.A55:Sheet1.A55 Sheet1.B71:Sheet1.AG71 Sheet1.A73:Sheet1.A73 Sheet1.B89:Sheet1.AG89 Sheet1.A37:Sheet1.A37 Sheet1.B53:Sheet1.AG53 Sheet1.A19:Sheet1.A19 Sheet1.B35:Sheet1.AG35" chart:data-source-has-labels="both" svg:x="1.263cm" svg:y="0.228cm" svg:width="13.375cm" svg:height="10.022cm">
          <chartooo:coordinate-region svg:x="2.149cm" svg:y="0.401cm" svg:width="12.355cm" svg:height="9.308cm"/>
          <chart:axis chart:dimension="x" chart:name="primary-x" chart:style-name="ch3" chartooo:axis-type="auto">
            <chartooo:date-scale/>
            <chart:title svg:x="7.859cm" svg:y="10.478cm" chart:style-name="ch4">
              <text:p>t</text:p>
            </chart:title>
            <chart:categories table:cell-range-address="Sheet1.B1:Sheet1.AG1"/>
          </chart:axis>
          <chart:axis chart:dimension="y" chart:name="primary-y" chart:style-name="ch5">
            <chart:title svg:x="0.451cm" svg:y="6.058cm" chart:style-name="ch6">
              <text:p>fib 35 t (ms)</text:p>
            </chart:title>
          </chart:axis>
          <chart:series chart:style-name="ch7" chart:values-cell-range-address="Sheet1.B17:Sheet1.AG17" chart:label-cell-address="Sheet1.A1:Sheet1.A1" chart:class="chart:line">
            <chart:data-point chart:repeated="32"/>
          </chart:series>
          <chart:series chart:style-name="ch8" chart:values-cell-range-address="Sheet1.B107:Sheet1.AG107" chart:label-cell-address="Sheet1.A91:Sheet1.A91" chart:class="chart:line">
            <chart:data-point chart:repeated="32"/>
          </chart:series>
          <chart:series chart:style-name="ch9" chart:values-cell-range-address="Sheet1.B71:Sheet1.AG71" chart:label-cell-address="Sheet1.A55:Sheet1.A55" chart:class="chart:line">
            <chart:data-point chart:repeated="32"/>
          </chart:series>
          <chart:series chart:style-name="ch10" chart:values-cell-range-address="Sheet1.B89:Sheet1.AG89" chart:label-cell-address="Sheet1.A73:Sheet1.A73" chart:class="chart:line">
            <chart:data-point chart:repeated="32"/>
          </chart:series>
          <chart:series chart:style-name="ch11" chart:values-cell-range-address="Sheet1.B53:Sheet1.AG53" chart:label-cell-address="Sheet1.A37:Sheet1.A37" chart:class="chart:line">
            <chart:data-point chart:repeated="32"/>
          </chart:series>
          <chart:series chart:style-name="ch12" chart:values-cell-range-address="Sheet1.B35:Sheet1.AG35" chart:label-cell-address="Sheet1.A19:Sheet1.A19" chart:class="chart:line">
            <chart:data-point chart:repeated="3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B1:Sheet1.AG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8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6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4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32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fib_serial</text:p>
                <draw:g>
                  <svg:desc>Sheet1.A1:Sheet1.A1</svg:desc>
                </draw:g>
              </table:table-cell>
              <table:table-cell office:value-type="float" office:value="73.393584">
                <text:p>73.393584</text:p>
                <draw:g>
                  <svg:desc>Sheet1.B17:Sheet1.AG17</svg:desc>
                </draw:g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  <table:table-cell office:value-type="float" office:value="73.393584">
                <text:p>73.393584</text:p>
              </table:table-cell>
            </table:table-row>
            <table:table-row>
              <table:table-cell office:value-type="string">
                <text:p>fib_omp_none</text:p>
                <draw:g>
                  <svg:desc>Sheet1.A91:Sheet1.A91</svg:desc>
                </draw:g>
              </table:table-cell>
              <table:table-cell office:value-type="float" office:value="1887.28677">
                <text:p>1887.28677</text:p>
                <draw:g>
                  <svg:desc>Sheet1.B107:Sheet1.AG107</svg:desc>
                </draw:g>
              </table:table-cell>
              <table:table-cell office:value-type="float" office:value="3809.687601">
                <text:p>3809.687601</text:p>
              </table:table-cell>
              <table:table-cell office:value-type="float" office:value="2935.023853">
                <text:p>2935.023853</text:p>
              </table:table-cell>
              <table:table-cell office:value-type="float" office:value="2612.315031">
                <text:p>2612.315031</text:p>
              </table:table-cell>
              <table:table-cell office:value-type="float" office:value="2479.762854">
                <text:p>2479.762854</text:p>
              </table:table-cell>
              <table:table-cell office:value-type="float" office:value="2220.378877">
                <text:p>2220.378877</text:p>
              </table:table-cell>
              <table:table-cell office:value-type="float" office:value="2075.808209">
                <text:p>2075.808209</text:p>
              </table:table-cell>
              <table:table-cell office:value-type="float" office:value="1982.5067">
                <text:p>1982.5067</text:p>
              </table:table-cell>
              <table:table-cell office:value-type="float" office:value="1892.340106">
                <text:p>1892.340106</text:p>
              </table:table-cell>
              <table:table-cell office:value-type="float" office:value="1362.167595">
                <text:p>1362.167595</text:p>
              </table:table-cell>
              <table:table-cell office:value-type="float" office:value="1438.662891">
                <text:p>1438.662891</text:p>
              </table:table-cell>
              <table:table-cell office:value-type="float" office:value="1434.219061">
                <text:p>1434.219061</text:p>
              </table:table-cell>
              <table:table-cell office:value-type="float" office:value="1341.261512">
                <text:p>1341.261512</text:p>
              </table:table-cell>
              <table:table-cell office:value-type="float" office:value="1228.957814">
                <text:p>1228.957814</text:p>
              </table:table-cell>
              <table:table-cell office:value-type="float" office:value="1385.93936">
                <text:p>1385.93936</text:p>
              </table:table-cell>
              <table:table-cell office:value-type="float" office:value="1069.134711">
                <text:p>1069.134711</text:p>
              </table:table-cell>
              <table:table-cell office:value-type="float" office:value="1203.985665">
                <text:p>1203.985665</text:p>
              </table:table-cell>
              <table:table-cell office:value-type="float" office:value="1324.375646">
                <text:p>1324.375646</text:p>
              </table:table-cell>
              <table:table-cell office:value-type="float" office:value="1067.882108">
                <text:p>1067.882108</text:p>
              </table:table-cell>
              <table:table-cell office:value-type="float" office:value="1076.239549">
                <text:p>1076.239549</text:p>
              </table:table-cell>
              <table:table-cell office:value-type="float" office:value="1199.407026">
                <text:p>1199.407026</text:p>
              </table:table-cell>
              <table:table-cell office:value-type="float" office:value="884.643233">
                <text:p>884.643233</text:p>
              </table:table-cell>
              <table:table-cell office:value-type="float" office:value="1241.168852">
                <text:p>1241.168852</text:p>
              </table:table-cell>
              <table:table-cell office:value-type="float" office:value="919.646702">
                <text:p>919.646702</text:p>
              </table:table-cell>
              <table:table-cell office:value-type="float" office:value="983.011005">
                <text:p>983.011005</text:p>
              </table:table-cell>
              <table:table-cell office:value-type="float" office:value="921.296773">
                <text:p>921.296773</text:p>
              </table:table-cell>
              <table:table-cell office:value-type="float" office:value="931.131244">
                <text:p>931.131244</text:p>
              </table:table-cell>
              <table:table-cell office:value-type="float" office:value="877.426133">
                <text:p>877.426133</text:p>
              </table:table-cell>
              <table:table-cell office:value-type="float" office:value="855.168192">
                <text:p>855.168192</text:p>
              </table:table-cell>
              <table:table-cell office:value-type="float" office:value="764.922562">
                <text:p>764.922562</text:p>
              </table:table-cell>
              <table:table-cell office:value-type="float" office:value="815.454919">
                <text:p>815.454919</text:p>
              </table:table-cell>
              <table:table-cell office:value-type="float" office:value="785.715021">
                <text:p>785.715021</text:p>
              </table:table-cell>
            </table:table-row>
            <table:table-row>
              <table:table-cell office:value-type="string">
                <text:p>fib_omp_compact</text:p>
                <draw:g>
                  <svg:desc>Sheet1.A55:Sheet1.A55</svg:desc>
                </draw:g>
              </table:table-cell>
              <table:table-cell office:value-type="float" office:value="1881.048748">
                <text:p>1881.048748</text:p>
                <draw:g>
                  <svg:desc>Sheet1.B71:Sheet1.AG71</svg:desc>
                </draw:g>
              </table:table-cell>
              <table:table-cell office:value-type="float" office:value="6097.096648">
                <text:p>6097.096648</text:p>
              </table:table-cell>
              <table:table-cell office:value-type="float" office:value="3473.120322">
                <text:p>3473.120322</text:p>
              </table:table-cell>
              <table:table-cell office:value-type="float" office:value="3241.396474">
                <text:p>3241.396474</text:p>
              </table:table-cell>
              <table:table-cell office:value-type="float" office:value="2367.95484">
                <text:p>2367.95484</text:p>
              </table:table-cell>
              <table:table-cell office:value-type="float" office:value="2250.434026">
                <text:p>2250.434026</text:p>
              </table:table-cell>
              <table:table-cell office:value-type="float" office:value="1961.900897">
                <text:p>1961.900897</text:p>
              </table:table-cell>
              <table:table-cell office:value-type="float" office:value="1973.133005">
                <text:p>1973.133005</text:p>
              </table:table-cell>
              <table:table-cell office:value-type="float" office:value="1753.203099">
                <text:p>1753.203099</text:p>
              </table:table-cell>
              <table:table-cell office:value-type="float" office:value="1634.310029">
                <text:p>1634.310029</text:p>
              </table:table-cell>
              <table:table-cell office:value-type="float" office:value="1558.684431">
                <text:p>1558.684431</text:p>
              </table:table-cell>
              <table:table-cell office:value-type="float" office:value="1447.645902">
                <text:p>1447.645902</text:p>
              </table:table-cell>
              <table:table-cell office:value-type="float" office:value="1260.045">
                <text:p>1260.045</text:p>
              </table:table-cell>
              <table:table-cell office:value-type="float" office:value="1312.631815">
                <text:p>1312.631815</text:p>
              </table:table-cell>
              <table:table-cell office:value-type="float" office:value="1259.458315">
                <text:p>1259.458315</text:p>
              </table:table-cell>
              <table:table-cell office:value-type="float" office:value="1135.189769">
                <text:p>1135.189769</text:p>
              </table:table-cell>
              <table:table-cell office:value-type="float" office:value="1149.849343">
                <text:p>1149.849343</text:p>
              </table:table-cell>
              <table:table-cell office:value-type="float" office:value="1107.724669">
                <text:p>1107.724669</text:p>
              </table:table-cell>
              <table:table-cell office:value-type="float" office:value="1062.964588">
                <text:p>1062.964588</text:p>
              </table:table-cell>
              <table:table-cell office:value-type="float" office:value="1029.628439">
                <text:p>1029.628439</text:p>
              </table:table-cell>
              <table:table-cell office:value-type="float" office:value="1079.894892">
                <text:p>1079.894892</text:p>
              </table:table-cell>
              <table:table-cell office:value-type="float" office:value="1069.62041">
                <text:p>1069.62041</text:p>
              </table:table-cell>
              <table:table-cell office:value-type="float" office:value="919.884288">
                <text:p>919.884288</text:p>
              </table:table-cell>
              <table:table-cell office:value-type="float" office:value="995.432004">
                <text:p>995.432004</text:p>
              </table:table-cell>
              <table:table-cell office:value-type="float" office:value="926.034001">
                <text:p>926.034001</text:p>
              </table:table-cell>
              <table:table-cell office:value-type="float" office:value="851.254011">
                <text:p>851.254011</text:p>
              </table:table-cell>
              <table:table-cell office:value-type="float" office:value="950.638514">
                <text:p>950.638514</text:p>
              </table:table-cell>
              <table:table-cell office:value-type="float" office:value="828.357212">
                <text:p>828.357212</text:p>
              </table:table-cell>
              <table:table-cell office:value-type="float" office:value="769.834904">
                <text:p>769.834904</text:p>
              </table:table-cell>
              <table:table-cell office:value-type="float" office:value="845.966395">
                <text:p>845.966395</text:p>
              </table:table-cell>
              <table:table-cell office:value-type="float" office:value="748.467631">
                <text:p>748.467631</text:p>
              </table:table-cell>
              <table:table-cell office:value-type="float" office:value="824.970963">
                <text:p>824.970963</text:p>
              </table:table-cell>
            </table:table-row>
            <table:table-row>
              <table:table-cell office:value-type="string">
                <text:p>fib_omp_scatter</text:p>
                <draw:g>
                  <svg:desc>Sheet1.A73:Sheet1.A73</svg:desc>
                </draw:g>
              </table:table-cell>
              <table:table-cell office:value-type="float" office:value="1854.35901">
                <text:p>1854.35901</text:p>
                <draw:g>
                  <svg:desc>Sheet1.B89:Sheet1.AG89</svg:desc>
                </draw:g>
              </table:table-cell>
              <table:table-cell office:value-type="float" office:value="3817.874543">
                <text:p>3817.874543</text:p>
              </table:table-cell>
              <table:table-cell office:value-type="float" office:value="2879.65951">
                <text:p>2879.65951</text:p>
              </table:table-cell>
              <table:table-cell office:value-type="float" office:value="2841.126235">
                <text:p>2841.126235</text:p>
              </table:table-cell>
              <table:table-cell office:value-type="float" office:value="2475.355831">
                <text:p>2475.355831</text:p>
              </table:table-cell>
              <table:table-cell office:value-type="float" office:value="2178.946369">
                <text:p>2178.946369</text:p>
              </table:table-cell>
              <table:table-cell office:value-type="float" office:value="2055.488537">
                <text:p>2055.488537</text:p>
              </table:table-cell>
              <table:table-cell office:value-type="float" office:value="1682.879514">
                <text:p>1682.879514</text:p>
              </table:table-cell>
              <table:table-cell office:value-type="float" office:value="1794.572547">
                <text:p>1794.572547</text:p>
              </table:table-cell>
              <table:table-cell office:value-type="float" office:value="1661.847262">
                <text:p>1661.847262</text:p>
              </table:table-cell>
              <table:table-cell office:value-type="float" office:value="1745.941086">
                <text:p>1745.941086</text:p>
              </table:table-cell>
              <table:table-cell office:value-type="float" office:value="1380.829112">
                <text:p>1380.829112</text:p>
              </table:table-cell>
              <table:table-cell office:value-type="float" office:value="1426.685559">
                <text:p>1426.685559</text:p>
              </table:table-cell>
              <table:table-cell office:value-type="float" office:value="1247.0982">
                <text:p>1247.0982</text:p>
              </table:table-cell>
              <table:table-cell office:value-type="float" office:value="1165.128466">
                <text:p>1165.128466</text:p>
              </table:table-cell>
              <table:table-cell office:value-type="float" office:value="1155.106002">
                <text:p>1155.106002</text:p>
              </table:table-cell>
              <table:table-cell office:value-type="float" office:value="1062.716383">
                <text:p>1062.716383</text:p>
              </table:table-cell>
              <table:table-cell office:value-type="float" office:value="1111.543016">
                <text:p>1111.543016</text:p>
              </table:table-cell>
              <table:table-cell office:value-type="float" office:value="1068.898087">
                <text:p>1068.898087</text:p>
              </table:table-cell>
              <table:table-cell office:value-type="float" office:value="1044.014691">
                <text:p>1044.014691</text:p>
              </table:table-cell>
              <table:table-cell office:value-type="float" office:value="993.563347">
                <text:p>993.563347</text:p>
              </table:table-cell>
              <table:table-cell office:value-type="float" office:value="887.893606">
                <text:p>887.893606</text:p>
              </table:table-cell>
              <table:table-cell office:value-type="float" office:value="827.253185">
                <text:p>827.253185</text:p>
              </table:table-cell>
              <table:table-cell office:value-type="float" office:value="899.366902">
                <text:p>899.366902</text:p>
              </table:table-cell>
              <table:table-cell office:value-type="float" office:value="956.733667">
                <text:p>956.733667</text:p>
              </table:table-cell>
              <table:table-cell office:value-type="float" office:value="922.569205">
                <text:p>922.569205</text:p>
              </table:table-cell>
              <table:table-cell office:value-type="float" office:value="885.829039">
                <text:p>885.829039</text:p>
              </table:table-cell>
              <table:table-cell office:value-type="float" office:value="912.117685">
                <text:p>912.117685</text:p>
              </table:table-cell>
              <table:table-cell office:value-type="float" office:value="897.427642">
                <text:p>897.427642</text:p>
              </table:table-cell>
              <table:table-cell office:value-type="float" office:value="853.067014">
                <text:p>853.067014</text:p>
              </table:table-cell>
              <table:table-cell office:value-type="float" office:value="933.983409">
                <text:p>933.983409</text:p>
              </table:table-cell>
              <table:table-cell office:value-type="float" office:value="794.131146">
                <text:p>794.131146</text:p>
              </table:table-cell>
            </table:table-row>
            <table:table-row>
              <table:table-cell office:value-type="string">
                <text:p>fib_omp_balanced</text:p>
                <draw:g>
                  <svg:desc>Sheet1.A37:Sheet1.A37</svg:desc>
                </draw:g>
              </table:table-cell>
              <table:table-cell office:value-type="float" office:value="1935.781642">
                <text:p>1935.781642</text:p>
                <draw:g>
                  <svg:desc>Sheet1.B53:Sheet1.AG53</svg:desc>
                </draw:g>
              </table:table-cell>
              <table:table-cell office:value-type="float" office:value="3848.943859">
                <text:p>3848.943859</text:p>
              </table:table-cell>
              <table:table-cell office:value-type="float" office:value="2889.963879">
                <text:p>2889.963879</text:p>
              </table:table-cell>
              <table:table-cell office:value-type="float" office:value="2578.155385">
                <text:p>2578.155385</text:p>
              </table:table-cell>
              <table:table-cell office:value-type="float" office:value="2457.605815">
                <text:p>2457.605815</text:p>
              </table:table-cell>
              <table:table-cell office:value-type="float" office:value="2330.968624">
                <text:p>2330.968624</text:p>
              </table:table-cell>
              <table:table-cell office:value-type="float" office:value="1905.229847">
                <text:p>1905.229847</text:p>
              </table:table-cell>
              <table:table-cell office:value-type="float" office:value="1862.003565">
                <text:p>1862.003565</text:p>
              </table:table-cell>
              <table:table-cell office:value-type="float" office:value="1947.336822">
                <text:p>1947.336822</text:p>
              </table:table-cell>
              <table:table-cell office:value-type="float" office:value="1615.792287">
                <text:p>1615.792287</text:p>
              </table:table-cell>
              <table:table-cell office:value-type="float" office:value="1394.760128">
                <text:p>1394.760128</text:p>
              </table:table-cell>
              <table:table-cell office:value-type="float" office:value="1427.07659">
                <text:p>1427.07659</text:p>
              </table:table-cell>
              <table:table-cell office:value-type="float" office:value="1289.716406">
                <text:p>1289.716406</text:p>
              </table:table-cell>
              <table:table-cell office:value-type="float" office:value="1232.137652">
                <text:p>1232.137652</text:p>
              </table:table-cell>
              <table:table-cell office:value-type="float" office:value="1103.447938">
                <text:p>1103.447938</text:p>
              </table:table-cell>
              <table:table-cell office:value-type="float" office:value="1212.971639">
                <text:p>1212.971639</text:p>
              </table:table-cell>
              <table:table-cell office:value-type="float" office:value="1213.777926">
                <text:p>1213.777926</text:p>
              </table:table-cell>
              <table:table-cell office:value-type="float" office:value="1085.265962">
                <text:p>1085.265962</text:p>
              </table:table-cell>
              <table:table-cell office:value-type="float" office:value="1133.056288">
                <text:p>1133.056288</text:p>
              </table:table-cell>
              <table:table-cell office:value-type="float" office:value="1063.839214">
                <text:p>1063.839214</text:p>
              </table:table-cell>
              <table:table-cell office:value-type="float" office:value="1091.251836">
                <text:p>1091.251836</text:p>
              </table:table-cell>
              <table:table-cell office:value-type="float" office:value="1004.303124">
                <text:p>1004.303124</text:p>
              </table:table-cell>
              <table:table-cell office:value-type="float" office:value="990.078789">
                <text:p>990.078789</text:p>
              </table:table-cell>
              <table:table-cell office:value-type="float" office:value="908.144098">
                <text:p>908.144098</text:p>
              </table:table-cell>
              <table:table-cell office:value-type="float" office:value="1068.718053">
                <text:p>1068.718053</text:p>
              </table:table-cell>
              <table:table-cell office:value-type="float" office:value="846.936427">
                <text:p>846.936427</text:p>
              </table:table-cell>
              <table:table-cell office:value-type="float" office:value="866.247487">
                <text:p>866.247487</text:p>
              </table:table-cell>
              <table:table-cell office:value-type="float" office:value="842.112366">
                <text:p>842.112366</text:p>
              </table:table-cell>
              <table:table-cell office:value-type="float" office:value="894.573453">
                <text:p>894.573453</text:p>
              </table:table-cell>
              <table:table-cell office:value-type="float" office:value="766.477902">
                <text:p>766.477902</text:p>
              </table:table-cell>
              <table:table-cell office:value-type="float" office:value="1019.761724">
                <text:p>1019.761724</text:p>
              </table:table-cell>
              <table:table-cell office:value-type="float" office:value="880.047479">
                <text:p>880.047479</text:p>
              </table:table-cell>
            </table:table-row>
            <table:table-row>
              <table:table-cell office:value-type="string">
                <text:p>fib_cilk</text:p>
                <draw:g>
                  <svg:desc>Sheet1.A19:Sheet1.A19</svg:desc>
                </draw:g>
              </table:table-cell>
              <table:table-cell office:value-type="float" office:value="1080.626431">
                <text:p>1080.626431</text:p>
                <draw:g>
                  <svg:desc>Sheet1.B35:Sheet1.AG35</svg:desc>
                </draw:g>
              </table:table-cell>
              <table:table-cell office:value-type="float" office:value="542.335229">
                <text:p>542.335229</text:p>
              </table:table-cell>
              <table:table-cell office:value-type="float" office:value="363.063466">
                <text:p>363.063466</text:p>
              </table:table-cell>
              <table:table-cell office:value-type="float" office:value="271.66093">
                <text:p>271.66093</text:p>
              </table:table-cell>
              <table:table-cell office:value-type="float" office:value="221.021812">
                <text:p>221.021812</text:p>
              </table:table-cell>
              <table:table-cell office:value-type="float" office:value="191.001993">
                <text:p>191.001993</text:p>
              </table:table-cell>
              <table:table-cell office:value-type="float" office:value="163.313497">
                <text:p>163.313497</text:p>
              </table:table-cell>
              <table:table-cell office:value-type="float" office:value="144.631525">
                <text:p>144.631525</text:p>
              </table:table-cell>
              <table:table-cell office:value-type="float" office:value="130.675911">
                <text:p>130.675911</text:p>
              </table:table-cell>
              <table:table-cell office:value-type="float" office:value="130.957322">
                <text:p>130.957322</text:p>
              </table:table-cell>
              <table:table-cell office:value-type="float" office:value="129.259554">
                <text:p>129.259554</text:p>
              </table:table-cell>
              <table:table-cell office:value-type="float" office:value="137.23086">
                <text:p>137.23086</text:p>
              </table:table-cell>
              <table:table-cell office:value-type="float" office:value="93.681786">
                <text:p>93.681786</text:p>
              </table:table-cell>
              <table:table-cell office:value-type="float" office:value="110.958073">
                <text:p>110.958073</text:p>
              </table:table-cell>
              <table:table-cell office:value-type="float" office:value="102.88299">
                <text:p>102.88299</text:p>
              </table:table-cell>
              <table:table-cell office:value-type="float" office:value="80.846728">
                <text:p>80.846728</text:p>
              </table:table-cell>
              <table:table-cell office:value-type="float" office:value="81.619996">
                <text:p>81.619996</text:p>
              </table:table-cell>
              <table:table-cell office:value-type="float" office:value="87.901594">
                <text:p>87.901594</text:p>
              </table:table-cell>
              <table:table-cell office:value-type="float" office:value="84.567917">
                <text:p>84.567917</text:p>
              </table:table-cell>
              <table:table-cell office:value-type="float" office:value="75.606728">
                <text:p>75.606728</text:p>
              </table:table-cell>
              <table:table-cell office:value-type="float" office:value="86.525127">
                <text:p>86.525127</text:p>
              </table:table-cell>
              <table:table-cell office:value-type="float" office:value="72.734441">
                <text:p>72.734441</text:p>
              </table:table-cell>
              <table:table-cell office:value-type="float" office:value="69.152797">
                <text:p>69.152797</text:p>
              </table:table-cell>
              <table:table-cell office:value-type="float" office:value="69.163217">
                <text:p>69.163217</text:p>
              </table:table-cell>
              <table:table-cell office:value-type="float" office:value="72.388171">
                <text:p>72.388171</text:p>
              </table:table-cell>
              <table:table-cell office:value-type="float" office:value="75.99621">
                <text:p>75.99621</text:p>
              </table:table-cell>
              <table:table-cell office:value-type="float" office:value="67.606713">
                <text:p>67.606713</text:p>
              </table:table-cell>
              <table:table-cell office:value-type="float" office:value="72.568698">
                <text:p>72.568698</text:p>
              </table:table-cell>
              <table:table-cell office:value-type="float" office:value="69.534429">
                <text:p>69.534429</text:p>
              </table:table-cell>
              <table:table-cell office:value-type="float" office:value="67.950568">
                <text:p>67.950568</text:p>
              </table:table-cell>
              <table:table-cell office:value-type="float" office:value="67.020673">
                <text:p>67.020673</text:p>
              </table:table-cell>
              <table:table-cell office:value-type="float" office:value="70.63773">
                <text:p>70.6377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ffffff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49cm" svg:height="15.191cm" xlink:href=".." xlink:type="simple" chart:class="chart:line" chart:style-name="ch1">
        <chart:plot-area chart:style-name="ch2" table:cell-range-address="Sheet1.A2:Sheet1.A17 Sheet1.A224:Sheet1.A224 Sheet1.AG225:Sheet1.AG240 Sheet1.A188:Sheet1.A188 Sheet1.AG189:Sheet1.AG204 Sheet1.A206:Sheet1.A206 Sheet1.AG207:Sheet1.AG222 Sheet1.A170:Sheet1.A170 Sheet1.AG171:Sheet1.AG186 Sheet1.A152:Sheet1.A152 Sheet1.AG153:Sheet1.AG168" chart:data-source-has-labels="both" svg:x="1.445cm" svg:y="0.303cm" svg:width="22.124cm" svg:height="13.65cm">
          <chartooo:coordinate-region svg:x="2.093cm" svg:y="0.477cm" svg:width="21.343cm" svg:height="12.935cm"/>
          <chart:axis chart:dimension="x" chart:name="primary-x" chart:style-name="ch3" chartooo:axis-type="auto">
            <chartooo:date-scale/>
            <chart:title svg:x="12.376cm" svg:y="14.256cm" chart:style-name="ch4">
              <text:p>n</text:p>
            </chart:title>
            <chart:categories table:cell-range-address="Sheet1.A2:Sheet1.A17"/>
          </chart:axis>
          <chart:axis chart:dimension="y" chart:name="primary-y" chart:style-name="ch5">
            <chart:title svg:x="0.451cm" svg:y="7.722cm" chart:style-name="ch6">
              <text:p>fib n 240</text:p>
            </chart:title>
          </chart:axis>
          <chart:series chart:style-name="ch7" chart:values-cell-range-address="Sheet1.AG225:Sheet1.AG240" chart:label-cell-address="Sheet1.A224:Sheet1.A224" chart:class="chart:line">
            <chart:data-point chart:repeated="16"/>
          </chart:series>
          <chart:series chart:style-name="ch8" chart:values-cell-range-address="Sheet1.AG189:Sheet1.AG204" chart:label-cell-address="Sheet1.A188:Sheet1.A188" chart:class="chart:line">
            <chart:data-point chart:repeated="16"/>
          </chart:series>
          <chart:series chart:style-name="ch9" chart:values-cell-range-address="Sheet1.AG207:Sheet1.AG222" chart:label-cell-address="Sheet1.A206:Sheet1.A206" chart:class="chart:line">
            <chart:data-point chart:repeated="16"/>
          </chart:series>
          <chart:series chart:style-name="ch10" chart:values-cell-range-address="Sheet1.AG171:Sheet1.AG186" chart:label-cell-address="Sheet1.A170:Sheet1.A170" chart:class="chart:line">
            <chart:data-point chart:repeated="16"/>
          </chart:series>
          <chart:series chart:style-name="ch11" chart:values-cell-range-address="Sheet1.AG153:Sheet1.AG168" chart:label-cell-address="Sheet1.A152:Sheet1.A152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_omp_none</text:p>
                <draw:g>
                  <svg:desc>Sheet1.A224:Sheet1.A224</svg:desc>
                </draw:g>
              </table:table-cell>
              <table:table-cell office:value-type="string">
                <text:p>fib_omp_compact</text:p>
                <draw:g>
                  <svg:desc>Sheet1.A188:Sheet1.A188</svg:desc>
                </draw:g>
              </table:table-cell>
              <table:table-cell office:value-type="string">
                <text:p>fib_omp_scatter</text:p>
                <draw:g>
                  <svg:desc>Sheet1.A206:Sheet1.A206</svg:desc>
                </draw:g>
              </table:table-cell>
              <table:table-cell office:value-type="string">
                <text:p>fib_omp_balanced</text:p>
                <draw:g>
                  <svg:desc>Sheet1.A170:Sheet1.A170</svg:desc>
                </draw:g>
              </table:table-cell>
              <table:table-cell office:value-type="string">
                <text:p>fib_cilk</text:p>
                <draw:g>
                  <svg:desc>Sheet1.A152:Sheet1.A152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A2:Sheet1.A17</svg:desc>
                </draw:g>
              </table:table-cell>
              <table:table-cell office:value-type="float" office:value="0.00121516260551092">
                <text:p>0.00121516260551092</text:p>
                <draw:g>
                  <svg:desc>Sheet1.AG225:Sheet1.AG240</svg:desc>
                </draw:g>
              </table:table-cell>
              <table:table-cell office:value-type="float" office:value="0.00721810300710074">
                <text:p>0.00721810300710074</text:p>
                <draw:g>
                  <svg:desc>Sheet1.AG189:Sheet1.AG204</svg:desc>
                </draw:g>
              </table:table-cell>
              <table:table-cell office:value-type="float" office:value="0.0088933796359783">
                <text:p>0.0088933796359783</text:p>
                <draw:g>
                  <svg:desc>Sheet1.AG207:Sheet1.AG222</svg:desc>
                </draw:g>
              </table:table-cell>
              <table:table-cell office:value-type="float" office:value="0.00327666464163715">
                <text:p>0.00327666464163715</text:p>
                <draw:g>
                  <svg:desc>Sheet1.AG171:Sheet1.AG186</svg:desc>
                </draw:g>
              </table:table-cell>
              <table:table-cell office:value-type="float" office:value="0.0160966253863973">
                <text:p>0.0160966253863973</text:p>
                <draw:g>
                  <svg:desc>Sheet1.AG153:Sheet1.AG168</svg:desc>
                </draw:g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00272224510507083">
                <text:p>0.00272224510507083</text:p>
              </table:table-cell>
              <table:table-cell office:value-type="float" office:value="0.00572238228482961">
                <text:p>0.00572238228482961</text:p>
              </table:table-cell>
              <table:table-cell office:value-type="float" office:value="0.00172997627754635">
                <text:p>0.00172997627754635</text:p>
              </table:table-cell>
              <table:table-cell office:value-type="float" office:value="0.00140544997135904">
                <text:p>0.00140544997135904</text:p>
              </table:table-cell>
              <table:table-cell office:value-type="float" office:value="0.0111186260763368">
                <text:p>0.011118626076336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00731467466302353">
                <text:p>0.00731467466302353</text:p>
              </table:table-cell>
              <table:table-cell office:value-type="float" office:value="0.00363864878278834">
                <text:p>0.00363864878278834</text:p>
              </table:table-cell>
              <table:table-cell office:value-type="float" office:value="0.00498727359788143">
                <text:p>0.00498727359788143</text:p>
              </table:table-cell>
              <table:table-cell office:value-type="float" office:value="0.00242613546957397">
                <text:p>0.00242613546957397</text:p>
              </table:table-cell>
              <table:table-cell office:value-type="float" office:value="0.00666994527360542">
                <text:p>0.0066699452736054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00881640649437882">
                <text:p>0.00881640649437882</text:p>
              </table:table-cell>
              <table:table-cell office:value-type="float" office:value="0.00900965174970115">
                <text:p>0.00900965174970115</text:p>
              </table:table-cell>
              <table:table-cell office:value-type="float" office:value="0.00332352624232028">
                <text:p>0.00332352624232028</text:p>
              </table:table-cell>
              <table:table-cell office:value-type="float" office:value="0.00869653479066012">
                <text:p>0.00869653479066012</text:p>
              </table:table-cell>
              <table:table-cell office:value-type="float" office:value="0.0287842951845568">
                <text:p>0.028784295184556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0321606574234575">
                <text:p>0.00321606574234575</text:p>
              </table:table-cell>
              <table:table-cell office:value-type="float" office:value="0.0195587769045876">
                <text:p>0.0195587769045876</text:p>
              </table:table-cell>
              <table:table-cell office:value-type="float" office:value="0.0221418134494485">
                <text:p>0.0221418134494485</text:p>
              </table:table-cell>
              <table:table-cell office:value-type="float" office:value="0.0119718607538241">
                <text:p>0.0119718607538241</text:p>
              </table:table-cell>
              <table:table-cell office:value-type="float" office:value="0.0244033642119087">
                <text:p>0.0244033642119087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0111644376099825">
                <text:p>0.0111644376099825</text:p>
              </table:table-cell>
              <table:table-cell office:value-type="float" office:value="0.0267126881457696">
                <text:p>0.0267126881457696</text:p>
              </table:table-cell>
              <table:table-cell office:value-type="float" office:value="0.0164183646475049">
                <text:p>0.0164183646475049</text:p>
              </table:table-cell>
              <table:table-cell office:value-type="float" office:value="0.0104508109004724">
                <text:p>0.0104508109004724</text:p>
              </table:table-cell>
              <table:table-cell office:value-type="float" office:value="0.0498916720923932">
                <text:p>0.049891672092393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216789637428909">
                <text:p>0.0216789637428909</text:p>
              </table:table-cell>
              <table:table-cell office:value-type="float" office:value="0.0409268769550935">
                <text:p>0.0409268769550935</text:p>
              </table:table-cell>
              <table:table-cell office:value-type="float" office:value="0.0303238295924843">
                <text:p>0.0303238295924843</text:p>
              </table:table-cell>
              <table:table-cell office:value-type="float" office:value="0.00814190642262549">
                <text:p>0.00814190642262549</text:p>
              </table:table-cell>
              <table:table-cell office:value-type="float" office:value="0.105870910504103">
                <text:p>0.105870910504103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199904964963486">
                <text:p>0.0199904964963486</text:p>
              </table:table-cell>
              <table:table-cell office:value-type="float" office:value="0.0694712540414414">
                <text:p>0.0694712540414414</text:p>
              </table:table-cell>
              <table:table-cell office:value-type="float" office:value="0.0144666339181874">
                <text:p>0.0144666339181874</text:p>
              </table:table-cell>
              <table:table-cell office:value-type="float" office:value="0.0230018071944765">
                <text:p>0.0230018071944765</text:p>
              </table:table-cell>
              <table:table-cell office:value-type="float" office:value="0.203837482041767">
                <text:p>0.203837482041767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218310539744418">
                <text:p>0.0218310539744418</text:p>
              </table:table-cell>
              <table:table-cell office:value-type="float" office:value="0.0521760256417155">
                <text:p>0.0521760256417155</text:p>
              </table:table-cell>
              <table:table-cell office:value-type="float" office:value="0.0160180228628344">
                <text:p>0.0160180228628344</text:p>
              </table:table-cell>
              <table:table-cell office:value-type="float" office:value="0.0138838083310073">
                <text:p>0.0138838083310073</text:p>
              </table:table-cell>
              <table:table-cell office:value-type="float" office:value="0.339964751968943">
                <text:p>0.339964751968943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0305545536270298">
                <text:p>0.0305545536270298</text:p>
              </table:table-cell>
              <table:table-cell office:value-type="float" office:value="0.0802130186958921">
                <text:p>0.0802130186958921</text:p>
              </table:table-cell>
              <table:table-cell office:value-type="float" office:value="0.0773756260319131">
                <text:p>0.0773756260319131</text:p>
              </table:table-cell>
              <table:table-cell office:value-type="float" office:value="0.032278386364482">
                <text:p>0.032278386364482</text:p>
              </table:table-cell>
              <table:table-cell office:value-type="float" office:value="0.317832305729272">
                <text:p>0.31783230572927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420457998659533">
                <text:p>0.0420457998659533</text:p>
              </table:table-cell>
              <table:table-cell office:value-type="float" office:value="0.0970179586937062">
                <text:p>0.0970179586937062</text:p>
              </table:table-cell>
              <table:table-cell office:value-type="float" office:value="0.0751282852022918">
                <text:p>0.0751282852022918</text:p>
              </table:table-cell>
              <table:table-cell office:value-type="float" office:value="0.0333876510702511">
                <text:p>0.0333876510702511</text:p>
              </table:table-cell>
              <table:table-cell office:value-type="float" office:value="0.549524706302354">
                <text:p>0.549524706302354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0692289328820158">
                <text:p>0.0692289328820158</text:p>
              </table:table-cell>
              <table:table-cell office:value-type="float" office:value="0.0500107470387294">
                <text:p>0.0500107470387294</text:p>
              </table:table-cell>
              <table:table-cell office:value-type="float" office:value="0.0434765549340557">
                <text:p>0.0434765549340557</text:p>
              </table:table-cell>
              <table:table-cell office:value-type="float" office:value="0.0521727266828642">
                <text:p>0.0521727266828642</text:p>
              </table:table-cell>
              <table:table-cell office:value-type="float" office:value="0.550633452389199">
                <text:p>0.55063345238919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071413021579591">
                <text:p>0.071413021579591</text:p>
              </table:table-cell>
              <table:table-cell office:value-type="float" office:value="0.111079065100641">
                <text:p>0.111079065100641</text:p>
              </table:table-cell>
              <table:table-cell office:value-type="float" office:value="0.097859624416574">
                <text:p>0.097859624416574</text:p>
              </table:table-cell>
              <table:table-cell office:value-type="float" office:value="0.0791662020595009">
                <text:p>0.0791662020595009</text:p>
              </table:table-cell>
              <table:table-cell office:value-type="float" office:value="0.662957562837623">
                <text:p>0.662957562837623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0722773202358412">
                <text:p>0.0722773202358412</text:p>
              </table:table-cell>
              <table:table-cell office:value-type="float" office:value="0.113481180389225">
                <text:p>0.113481180389225</text:p>
              </table:table-cell>
              <table:table-cell office:value-type="float" office:value="0.0991670099614474">
                <text:p>0.0991670099614474</text:p>
              </table:table-cell>
              <table:table-cell office:value-type="float" office:value="0.0948067959208341">
                <text:p>0.0948067959208341</text:p>
              </table:table-cell>
              <table:table-cell office:value-type="float" office:value="0.719624022501921">
                <text:p>0.71962402250192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089272874958919">
                <text:p>0.089272874958919</text:p>
              </table:table-cell>
              <table:table-cell office:value-type="float" office:value="0.0985837398349115">
                <text:p>0.0985837398349115</text:p>
              </table:table-cell>
              <table:table-cell office:value-type="float" office:value="0.0879268516181322">
                <text:p>0.0879268516181322</text:p>
              </table:table-cell>
              <table:table-cell office:value-type="float" office:value="0.0849652298493041">
                <text:p>0.0849652298493041</text:p>
              </table:table-cell>
              <table:table-cell office:value-type="float" office:value="0.705111642622901">
                <text:p>0.705111642622901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0934099285852905">
                <text:p>0.0934099285852905</text:p>
              </table:table-cell>
              <table:table-cell office:value-type="float" office:value="0.0889650512462946">
                <text:p>0.0889650512462946</text:p>
              </table:table-cell>
              <table:table-cell office:value-type="float" office:value="0.0924199792058024">
                <text:p>0.0924199792058024</text:p>
              </table:table-cell>
              <table:table-cell office:value-type="float" office:value="0.0833973004313328">
                <text:p>0.0833973004313328</text:p>
              </table:table-cell>
              <table:table-cell office:value-type="float" office:value="1.03901390942206">
                <text:p>1.0390139094220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ffffff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049cm" svg:height="15.191cm" xlink:href=".." xlink:type="simple" chart:class="chart:line" chart:style-name="ch1">
        <chart:plot-area chart:style-name="ch2" table:cell-range-address="Sheet1.B1:Sheet1.AG1 Sheet1.A224:Sheet1.A224 Sheet1.B240:Sheet1.AG240 Sheet1.A188:Sheet1.A188 Sheet1.B204:Sheet1.AG204 Sheet1.A206:Sheet1.A206 Sheet1.B222:Sheet1.AG222 Sheet1.A170:Sheet1.A170 Sheet1.B186:Sheet1.AG186 Sheet1.A152:Sheet1.A152 Sheet1.B168:Sheet1.AG168" chart:data-source-has-labels="both" svg:x="1.445cm" svg:y="0.303cm" svg:width="22.124cm" svg:height="13.65cm">
          <chartooo:coordinate-region svg:x="2.093cm" svg:y="0.477cm" svg:width="21.343cm" svg:height="12.935cm"/>
          <chart:axis chart:dimension="x" chart:name="primary-x" chart:style-name="ch3" chartooo:axis-type="auto">
            <chartooo:date-scale/>
            <chart:title svg:x="12.416cm" svg:y="14.256cm" chart:style-name="ch4">
              <text:p>t</text:p>
            </chart:title>
            <chart:categories table:cell-range-address="Sheet1.B1:Sheet1.AG1"/>
          </chart:axis>
          <chart:axis chart:dimension="y" chart:name="primary-y" chart:style-name="ch5">
            <chart:title svg:x="0.451cm" svg:y="7.603cm" chart:style-name="ch6">
              <text:p>fib 35 t</text:p>
            </chart:title>
          </chart:axis>
          <chart:series chart:style-name="ch7" chart:values-cell-range-address="Sheet1.B240:Sheet1.AG240" chart:label-cell-address="Sheet1.A224:Sheet1.A224" chart:class="chart:line">
            <chart:data-point chart:repeated="32"/>
          </chart:series>
          <chart:series chart:style-name="ch8" chart:values-cell-range-address="Sheet1.B204:Sheet1.AG204" chart:label-cell-address="Sheet1.A188:Sheet1.A188" chart:class="chart:line">
            <chart:data-point chart:repeated="32"/>
          </chart:series>
          <chart:series chart:style-name="ch9" chart:values-cell-range-address="Sheet1.B222:Sheet1.AG222" chart:label-cell-address="Sheet1.A206:Sheet1.A206" chart:class="chart:line">
            <chart:data-point chart:repeated="32"/>
          </chart:series>
          <chart:series chart:style-name="ch10" chart:values-cell-range-address="Sheet1.B186:Sheet1.AG186" chart:label-cell-address="Sheet1.A170:Sheet1.A170" chart:class="chart:line">
            <chart:data-point chart:repeated="32"/>
          </chart:series>
          <chart:series chart:style-name="ch11" chart:values-cell-range-address="Sheet1.B168:Sheet1.AG168" chart:label-cell-address="Sheet1.A152:Sheet1.A152" chart:class="chart:line">
            <chart:data-point chart:repeated="3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2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B1:Sheet1.AG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8">
                <text:p>1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16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24">
                <text:p>20</text:p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float" office:value="32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fib_omp_none</text:p>
                <draw:g>
                  <svg:desc>Sheet1.A224:Sheet1.A224</svg:desc>
                </draw:g>
              </table:table-cell>
              <table:table-cell office:value-type="float" office:value="0.0388884112190327">
                <text:p>0.0388884112190327</text:p>
                <draw:g>
                  <svg:desc>Sheet1.B240:Sheet1.AG240</svg:desc>
                </draw:g>
              </table:table-cell>
              <table:table-cell office:value-type="float" office:value="0.0192649874968055">
                <text:p>0.0192649874968055</text:p>
              </table:table-cell>
              <table:table-cell office:value-type="float" office:value="0.0250061286299195">
                <text:p>0.0250061286299195</text:p>
              </table:table-cell>
              <table:table-cell office:value-type="float" office:value="0.0280952270798307">
                <text:p>0.0280952270798307</text:p>
              </table:table-cell>
              <table:table-cell office:value-type="float" office:value="0.0295970172638129">
                <text:p>0.0295970172638129</text:p>
              </table:table-cell>
              <table:table-cell office:value-type="float" office:value="0.0330545317108959">
                <text:p>0.0330545317108959</text:p>
              </table:table-cell>
              <table:table-cell office:value-type="float" office:value="0.0353566305797377">
                <text:p>0.0353566305797377</text:p>
              </table:table-cell>
              <table:table-cell office:value-type="float" office:value="0.0370205982153806">
                <text:p>0.0370205982153806</text:p>
              </table:table-cell>
              <table:table-cell office:value-type="float" office:value="0.0387845629690417">
                <text:p>0.0387845629690417</text:p>
              </table:table-cell>
              <table:table-cell office:value-type="float" office:value="0.053879995581601">
                <text:p>0.053879995581601</text:p>
              </table:table-cell>
              <table:table-cell office:value-type="float" office:value="0.0510151366655359">
                <text:p>0.0510151366655359</text:p>
              </table:table-cell>
              <table:table-cell office:value-type="float" office:value="0.0511732035891552">
                <text:p>0.0511732035891552</text:p>
              </table:table-cell>
              <table:table-cell office:value-type="float" office:value="0.0547198166378161">
                <text:p>0.0547198166378161</text:p>
              </table:table-cell>
              <table:table-cell office:value-type="float" office:value="0.0597201817376622">
                <text:p>0.0597201817376622</text:p>
              </table:table-cell>
              <table:table-cell office:value-type="float" office:value="0.0529558407230746">
                <text:p>0.0529558407230746</text:p>
              </table:table-cell>
              <table:table-cell office:value-type="float" office:value="0.0686476486497687">
                <text:p>0.0686476486497687</text:p>
              </table:table-cell>
              <table:table-cell office:value-type="float" office:value="0.0609588520308504">
                <text:p>0.0609588520308504</text:p>
              </table:table-cell>
              <table:table-cell office:value-type="float" office:value="0.0554174974612905">
                <text:p>0.0554174974612905</text:p>
              </table:table-cell>
              <table:table-cell office:value-type="float" office:value="0.0687281708815745">
                <text:p>0.0687281708815745</text:p>
              </table:table-cell>
              <table:table-cell office:value-type="float" office:value="0.0681944684788758">
                <text:p>0.0681944684788758</text:p>
              </table:table-cell>
              <table:table-cell office:value-type="float" office:value="0.0611915575021819">
                <text:p>0.0611915575021819</text:p>
              </table:table-cell>
              <table:table-cell office:value-type="float" office:value="0.082964048400741">
                <text:p>0.082964048400741</text:p>
              </table:table-cell>
              <table:table-cell office:value-type="float" office:value="0.059132634437075">
                <text:p>0.059132634437075</text:p>
              </table:table-cell>
              <table:table-cell office:value-type="float" office:value="0.0798062819563072">
                <text:p>0.0798062819563072</text:p>
              </table:table-cell>
              <table:table-cell office:value-type="float" office:value="0.0746620166271689">
                <text:p>0.0746620166271689</text:p>
              </table:table-cell>
              <table:table-cell office:value-type="float" office:value="0.0796633464383143">
                <text:p>0.0796633464383143</text:p>
              </table:table-cell>
              <table:table-cell office:value-type="float" office:value="0.0788219539113651">
                <text:p>0.0788219539113651</text:p>
              </table:table-cell>
              <table:table-cell office:value-type="float" office:value="0.0836464532336878">
                <text:p>0.0836464532336878</text:p>
              </table:table-cell>
              <table:table-cell office:value-type="float" office:value="0.0858235662722123">
                <text:p>0.0858235662722123</text:p>
              </table:table-cell>
              <table:table-cell office:value-type="float" office:value="0.0959490380413175">
                <text:p>0.0959490380413175</text:p>
              </table:table-cell>
              <table:table-cell office:value-type="float" office:value="0.09000323903865">
                <text:p>0.09000323903865</text:p>
              </table:table-cell>
              <table:table-cell office:value-type="float" office:value="0.0934099285852905">
                <text:p>0.0934099285852905</text:p>
              </table:table-cell>
            </table:table-row>
            <table:table-row>
              <table:table-cell office:value-type="string">
                <text:p>fib_omp_compact</text:p>
                <draw:g>
                  <svg:desc>Sheet1.A188:Sheet1.A188</svg:desc>
                </draw:g>
              </table:table-cell>
              <table:table-cell office:value-type="float" office:value="0.0390173747905442">
                <text:p>0.0390173747905442</text:p>
                <draw:g>
                  <svg:desc>Sheet1.B204:Sheet1.AG204</svg:desc>
                </draw:g>
              </table:table-cell>
              <table:table-cell office:value-type="float" office:value="0.0120374644256418">
                <text:p>0.0120374644256418</text:p>
              </table:table-cell>
              <table:table-cell office:value-type="float" office:value="0.0211318863717731">
                <text:p>0.0211318863717731</text:p>
              </table:table-cell>
              <table:table-cell office:value-type="float" office:value="0.0226425815504851">
                <text:p>0.0226425815504851</text:p>
              </table:table-cell>
              <table:table-cell office:value-type="float" office:value="0.0309945032566584">
                <text:p>0.0309945032566584</text:p>
              </table:table-cell>
              <table:table-cell office:value-type="float" office:value="0.0326130795891192">
                <text:p>0.0326130795891192</text:p>
              </table:table-cell>
              <table:table-cell office:value-type="float" office:value="0.03740942476362">
                <text:p>0.03740942476362</text:p>
              </table:table-cell>
              <table:table-cell office:value-type="float" office:value="0.037196470696105">
                <text:p>0.037196470696105</text:p>
              </table:table-cell>
              <table:table-cell office:value-type="float" office:value="0.0418625680286914">
                <text:p>0.0418625680286914</text:p>
              </table:table-cell>
              <table:table-cell office:value-type="float" office:value="0.0449079934025174">
                <text:p>0.0449079934025174</text:p>
              </table:table-cell>
              <table:table-cell office:value-type="float" office:value="0.0470868782290416">
                <text:p>0.0470868782290416</text:p>
              </table:table-cell>
              <table:table-cell office:value-type="float" office:value="0.0506985747679062">
                <text:p>0.0506985747679062</text:p>
              </table:table-cell>
              <table:table-cell office:value-type="float" office:value="0.0582467959477638">
                <text:p>0.0582467959477638</text:p>
              </table:table-cell>
              <table:table-cell office:value-type="float" office:value="0.055913305742936">
                <text:p>0.055913305742936</text:p>
              </table:table-cell>
              <table:table-cell office:value-type="float" office:value="0.0582739286611483">
                <text:p>0.0582739286611483</text:p>
              </table:table-cell>
              <table:table-cell office:value-type="float" office:value="0.0646531408265361">
                <text:p>0.0646531408265361</text:p>
              </table:table-cell>
              <table:table-cell office:value-type="float" office:value="0.0638288697965539">
                <text:p>0.0638288697965539</text:p>
              </table:table-cell>
              <table:table-cell office:value-type="float" office:value="0.0662561609883223">
                <text:p>0.0662561609883223</text:p>
              </table:table-cell>
              <table:table-cell office:value-type="float" office:value="0.0690461232938082">
                <text:p>0.0690461232938082</text:p>
              </table:table-cell>
              <table:table-cell office:value-type="float" office:value="0.0712816208449736">
                <text:p>0.0712816208449736</text:p>
              </table:table-cell>
              <table:table-cell office:value-type="float" office:value="0.0679636365943659">
                <text:p>0.0679636365943659</text:p>
              </table:table-cell>
              <table:table-cell office:value-type="float" office:value="0.0686164767555249">
                <text:p>0.0686164767555249</text:p>
              </table:table-cell>
              <table:table-cell office:value-type="float" office:value="0.0797856697384965">
                <text:p>0.0797856697384965</text:p>
              </table:table-cell>
              <table:table-cell office:value-type="float" office:value="0.0737303840996457">
                <text:p>0.0737303840996457</text:p>
              </table:table-cell>
              <table:table-cell office:value-type="float" office:value="0.0792558198951056">
                <text:p>0.0792558198951056</text:p>
              </table:table-cell>
              <table:table-cell office:value-type="float" office:value="0.0862181946300398">
                <text:p>0.0862181946300398</text:p>
              </table:table-cell>
              <table:table-cell office:value-type="float" office:value="0.077204513512904">
                <text:p>0.077204513512904</text:p>
              </table:table-cell>
              <table:table-cell office:value-type="float" office:value="0.0886013702021103">
                <text:p>0.0886013702021103</text:p>
              </table:table-cell>
              <table:table-cell office:value-type="float" office:value="0.0953367840541561">
                <text:p>0.0953367840541561</text:p>
              </table:table-cell>
              <table:table-cell office:value-type="float" office:value="0.0867570915745418">
                <text:p>0.0867570915745418</text:p>
              </table:table-cell>
              <table:table-cell office:value-type="float" office:value="0.0980584609944208">
                <text:p>0.0980584609944208</text:p>
              </table:table-cell>
              <table:table-cell office:value-type="float" office:value="0.0889650512462946">
                <text:p>0.0889650512462946</text:p>
              </table:table-cell>
            </table:table-row>
            <table:table-row>
              <table:table-cell office:value-type="string">
                <text:p>fib_omp_scatter</text:p>
                <draw:g>
                  <svg:desc>Sheet1.A206:Sheet1.A206</svg:desc>
                </draw:g>
              </table:table-cell>
              <table:table-cell office:value-type="float" office:value="0.0395789507879599">
                <text:p>0.0395789507879599</text:p>
                <draw:g>
                  <svg:desc>Sheet1.B222:Sheet1.AG222</svg:desc>
                </draw:g>
              </table:table-cell>
              <table:table-cell office:value-type="float" office:value="0.019223676203443">
                <text:p>0.019223676203443</text:p>
              </table:table-cell>
              <table:table-cell office:value-type="float" office:value="0.0254868965393759">
                <text:p>0.0254868965393759</text:p>
              </table:table-cell>
              <table:table-cell office:value-type="float" office:value="0.0258325670629697">
                <text:p>0.0258325670629697</text:p>
              </table:table-cell>
              <table:table-cell office:value-type="float" office:value="0.0296497105914467">
                <text:p>0.0296497105914467</text:p>
              </table:table-cell>
              <table:table-cell office:value-type="float" office:value="0.0336830612465616">
                <text:p>0.0336830612465616</text:p>
              </table:table-cell>
              <table:table-cell office:value-type="float" office:value="0.0357061509606463">
                <text:p>0.0357061509606463</text:p>
              </table:table-cell>
              <table:table-cell office:value-type="float" office:value="0.0436119064908886">
                <text:p>0.0436119064908886</text:p>
              </table:table-cell>
              <table:table-cell office:value-type="float" office:value="0.040897529677857">
                <text:p>0.040897529677857</text:p>
              </table:table-cell>
              <table:table-cell office:value-type="float" office:value="0.0441638564976617">
                <text:p>0.0441638564976617</text:p>
              </table:table-cell>
              <table:table-cell office:value-type="float" office:value="0.0420366898909211">
                <text:p>0.0420366898909211</text:p>
              </table:table-cell>
              <table:table-cell office:value-type="float" office:value="0.0531518225985954">
                <text:p>0.0531518225985954</text:p>
              </table:table-cell>
              <table:table-cell office:value-type="float" office:value="0.0514434197059115">
                <text:p>0.0514434197059115</text:p>
              </table:table-cell>
              <table:table-cell office:value-type="float" office:value="0.0588514873969027">
                <text:p>0.0588514873969027</text:p>
              </table:table-cell>
              <table:table-cell office:value-type="float" office:value="0.0629918383609383">
                <text:p>0.0629918383609383</text:p>
              </table:table-cell>
              <table:table-cell office:value-type="float" office:value="0.0635383972318759">
                <text:p>0.0635383972318759</text:p>
              </table:table-cell>
              <table:table-cell office:value-type="float" office:value="0.0690622495089548">
                <text:p>0.0690622495089548</text:p>
              </table:table-cell>
              <table:table-cell office:value-type="float" office:value="0.0660285593481701">
                <text:p>0.0660285593481701</text:p>
              </table:table-cell>
              <table:table-cell office:value-type="float" office:value="0.0686628453101535">
                <text:p>0.0686628453101535</text:p>
              </table:table-cell>
              <table:table-cell office:value-type="float" office:value="0.0702993785745492">
                <text:p>0.0702993785745492</text:p>
              </table:table-cell>
              <table:table-cell office:value-type="float" office:value="0.07386905346459">
                <text:p>0.07386905346459</text:p>
              </table:table-cell>
              <table:table-cell office:value-type="float" office:value="0.0826603362205088">
                <text:p>0.0826603362205088</text:p>
              </table:table-cell>
              <table:table-cell office:value-type="float" office:value="0.0887196149024195">
                <text:p>0.0887196149024195</text:p>
              </table:table-cell>
              <table:table-cell office:value-type="float" office:value="0.0816058316542318">
                <text:p>0.0816058316542318</text:p>
              </table:table-cell>
              <table:table-cell office:value-type="float" office:value="0.0767126594699421">
                <text:p>0.0767126594699421</text:p>
              </table:table-cell>
              <table:table-cell office:value-type="float" office:value="0.0795534726308147">
                <text:p>0.0795534726308147</text:p>
              </table:table-cell>
              <table:table-cell office:value-type="float" office:value="0.0828529894242946">
                <text:p>0.0828529894242946</text:p>
              </table:table-cell>
              <table:table-cell office:value-type="float" office:value="0.0804650377982749">
                <text:p>0.0804650377982749</text:p>
              </table:table-cell>
              <table:table-cell office:value-type="float" office:value="0.0817821744786417">
                <text:p>0.0817821744786417</text:p>
              </table:table-cell>
              <table:table-cell office:value-type="float" office:value="0.0860349571551948">
                <text:p>0.0860349571551948</text:p>
              </table:table-cell>
              <table:table-cell office:value-type="float" office:value="0.07858125025859">
                <text:p>0.07858125025859</text:p>
              </table:table-cell>
              <table:table-cell office:value-type="float" office:value="0.0924199792058024">
                <text:p>0.0924199792058024</text:p>
              </table:table-cell>
            </table:table-row>
            <table:table-row>
              <table:table-cell office:value-type="string">
                <text:p>fib_omp_balanced</text:p>
                <draw:g>
                  <svg:desc>Sheet1.A170:Sheet1.A170</svg:desc>
                </draw:g>
              </table:table-cell>
              <table:table-cell office:value-type="float" office:value="0.0379141853645082">
                <text:p>0.0379141853645082</text:p>
                <draw:g>
                  <svg:desc>Sheet1.B186:Sheet1.AG186</svg:desc>
                </draw:g>
              </table:table-cell>
              <table:table-cell office:value-type="float" office:value="0.0190684994867835">
                <text:p>0.0190684994867835</text:p>
              </table:table-cell>
              <table:table-cell office:value-type="float" office:value="0.0253960212213434">
                <text:p>0.0253960212213434</text:p>
              </table:table-cell>
              <table:table-cell office:value-type="float" office:value="0.0284674788909203">
                <text:p>0.0284674788909203</text:p>
              </table:table-cell>
              <table:table-cell office:value-type="float" office:value="0.0298638551194997">
                <text:p>0.0298638551194997</text:p>
              </table:table-cell>
              <table:table-cell office:value-type="float" office:value="0.0314863028375109">
                <text:p>0.0314863028375109</text:p>
              </table:table-cell>
              <table:table-cell office:value-type="float" office:value="0.0385221678715387">
                <text:p>0.0385221678715387</text:p>
              </table:table-cell>
              <table:table-cell office:value-type="float" office:value="0.0394164572934102">
                <text:p>0.0394164572934102</text:p>
              </table:table-cell>
              <table:table-cell office:value-type="float" office:value="0.037689208754663">
                <text:p>0.037689208754663</text:p>
              </table:table-cell>
              <table:table-cell office:value-type="float" office:value="0.0454226601961741">
                <text:p>0.0454226601961741</text:p>
              </table:table-cell>
              <table:table-cell office:value-type="float" office:value="0.0526209364080703">
                <text:p>0.0526209364080703</text:p>
              </table:table-cell>
              <table:table-cell office:value-type="float" office:value="0.0514293237758178">
                <text:p>0.0514293237758178</text:p>
              </table:table-cell>
              <table:table-cell office:value-type="float" office:value="0.0569067615628982">
                <text:p>0.0569067615628982</text:p>
              </table:table-cell>
              <table:table-cell office:value-type="float" office:value="0.0595660589390056">
                <text:p>0.0595660589390056</text:p>
              </table:table-cell>
              <table:table-cell office:value-type="float" office:value="0.0665129558654357">
                <text:p>0.0665129558654357</text:p>
              </table:table-cell>
              <table:table-cell office:value-type="float" office:value="0.0605072547784442">
                <text:p>0.0605072547784442</text:p>
              </table:table-cell>
              <table:table-cell office:value-type="float" office:value="0.0604670610890645">
                <text:p>0.0604670610890645</text:p>
              </table:table-cell>
              <table:table-cell office:value-type="float" office:value="0.0676272789987308">
                <text:p>0.0676272789987308</text:p>
              </table:table-cell>
              <table:table-cell office:value-type="float" office:value="0.0647748790393721">
                <text:p>0.0647748790393721</text:p>
              </table:table-cell>
              <table:table-cell office:value-type="float" office:value="0.0689893576342637">
                <text:p>0.0689893576342637</text:p>
              </table:table-cell>
              <table:table-cell office:value-type="float" office:value="0.0672563212072342">
                <text:p>0.0672563212072342</text:p>
              </table:table-cell>
              <table:table-cell office:value-type="float" office:value="0.0730791155041752">
                <text:p>0.0730791155041752</text:p>
              </table:table-cell>
              <table:table-cell office:value-type="float" office:value="0.0741290337854112">
                <text:p>0.0741290337854112</text:p>
              </table:table-cell>
              <table:table-cell office:value-type="float" office:value="0.0808171127926">
                <text:p>0.0808171127926</text:p>
              </table:table-cell>
              <table:table-cell office:value-type="float" office:value="0.0686744121089531">
                <text:p>0.0686744121089531</text:p>
              </table:table-cell>
              <table:table-cell office:value-type="float" office:value="0.0866577250195427">
                <text:p>0.0866577250195427</text:p>
              </table:table-cell>
              <table:table-cell office:value-type="float" office:value="0.0847258838858831">
                <text:p>0.0847258838858831</text:p>
              </table:table-cell>
              <table:table-cell office:value-type="float" office:value="0.0871541458874623">
                <text:p>0.0871541458874623</text:p>
              </table:table-cell>
              <table:table-cell office:value-type="float" office:value="0.0820431052965754">
                <text:p>0.0820431052965754</text:p>
              </table:table-cell>
              <table:table-cell office:value-type="float" office:value="0.0957543378726136">
                <text:p>0.0957543378726136</text:p>
              </table:table-cell>
              <table:table-cell office:value-type="float" office:value="0.0719713068971787">
                <text:p>0.0719713068971787</text:p>
              </table:table-cell>
              <table:table-cell office:value-type="float" office:value="0.0833973004313328">
                <text:p>0.0833973004313328</text:p>
              </table:table-cell>
            </table:table-row>
            <table:table-row>
              <table:table-cell office:value-type="string">
                <text:p>fib_cilk</text:p>
                <draw:g>
                  <svg:desc>Sheet1.A152:Sheet1.A152</svg:desc>
                </draw:g>
              </table:table-cell>
              <table:table-cell office:value-type="float" office:value="0.0679176280484667">
                <text:p>0.0679176280484667</text:p>
                <draw:g>
                  <svg:desc>Sheet1.B168:Sheet1.AG168</svg:desc>
                </draw:g>
              </table:table-cell>
              <table:table-cell office:value-type="float" office:value="0.135328815233576">
                <text:p>0.135328815233576</text:p>
              </table:table-cell>
              <table:table-cell office:value-type="float" office:value="0.202150838277955">
                <text:p>0.202150838277955</text:p>
              </table:table-cell>
              <table:table-cell office:value-type="float" office:value="0.270166136882473">
                <text:p>0.270166136882473</text:p>
              </table:table-cell>
              <table:table-cell office:value-type="float" office:value="0.332064891405379">
                <text:p>0.332064891405379</text:p>
              </table:table-cell>
              <table:table-cell office:value-type="float" office:value="0.384255592558136">
                <text:p>0.384255592558136</text:p>
              </table:table-cell>
              <table:table-cell office:value-type="float" office:value="0.449403052094341">
                <text:p>0.449403052094341</text:p>
              </table:table-cell>
              <table:table-cell office:value-type="float" office:value="0.507452189278928">
                <text:p>0.507452189278928</text:p>
              </table:table-cell>
              <table:table-cell office:value-type="float" office:value="0.561645856825134">
                <text:p>0.561645856825134</text:p>
              </table:table-cell>
              <table:table-cell office:value-type="float" office:value="0.560438949721345">
                <text:p>0.560438949721345</text:p>
              </table:table-cell>
              <table:table-cell office:value-type="float" office:value="0.567800071474794">
                <text:p>0.567800071474794</text:p>
              </table:table-cell>
              <table:table-cell office:value-type="float" office:value="0.534818363741217">
                <text:p>0.534818363741217</text:p>
              </table:table-cell>
              <table:table-cell office:value-type="float" office:value="0.783434935794243">
                <text:p>0.783434935794243</text:p>
              </table:table-cell>
              <table:table-cell office:value-type="float" office:value="0.661453304078199">
                <text:p>0.661453304078199</text:p>
              </table:table-cell>
              <table:table-cell office:value-type="float" office:value="0.713369469530386">
                <text:p>0.713369469530386</text:p>
              </table:table-cell>
              <table:table-cell office:value-type="float" office:value="0.907811433011859">
                <text:p>0.907811433011859</text:p>
              </table:table-cell>
              <table:table-cell office:value-type="float" office:value="0.89921082573932">
                <text:p>0.89921082573932</text:p>
              </table:table-cell>
              <table:table-cell office:value-type="float" office:value="0.83495168472144">
                <text:p>0.83495168472144</text:p>
              </table:table-cell>
              <table:table-cell office:value-type="float" office:value="0.867865576019804">
                <text:p>0.867865576019804</text:p>
              </table:table-cell>
              <table:table-cell office:value-type="float" office:value="0.97072821349973">
                <text:p>0.97072821349973</text:p>
              </table:table-cell>
              <table:table-cell office:value-type="float" office:value="0.848234340066326">
                <text:p>0.848234340066326</text:p>
              </table:table-cell>
              <table:table-cell office:value-type="float" office:value="1.00906232303346">
                <text:p>1.00906232303346</text:p>
              </table:table-cell>
              <table:table-cell office:value-type="float" office:value="1.06132488032263">
                <text:p>1.06132488032263</text:p>
              </table:table-cell>
              <table:table-cell office:value-type="float" office:value="1.06116498311523">
                <text:p>1.06116498311523</text:p>
              </table:table-cell>
              <table:table-cell office:value-type="float" office:value="1.01388918916048">
                <text:p>1.01388918916048</text:p>
              </table:table-cell>
              <table:table-cell office:value-type="float" office:value="0.965753213219449">
                <text:p>0.965753213219449</text:p>
              </table:table-cell>
              <table:table-cell office:value-type="float" office:value="1.08559610049375">
                <text:p>1.08559610049375</text:p>
              </table:table-cell>
              <table:table-cell office:value-type="float" office:value="1.0113669670634">
                <text:p>1.0113669670634</text:p>
              </table:table-cell>
              <table:table-cell office:value-type="float" office:value="1.05549991645146">
                <text:p>1.05549991645146</text:p>
              </table:table-cell>
              <table:table-cell office:value-type="float" office:value="1.08010258280696">
                <text:p>1.08010258280696</text:p>
              </table:table-cell>
              <table:table-cell office:value-type="float" office:value="1.09508873478486">
                <text:p>1.09508873478486</text:p>
              </table:table-cell>
              <table:table-cell office:value-type="float" office:value="1.03901390942206">
                <text:p>1.039013909422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text-properties fo:font-size="7pt" style:font-size-asian="10pt" style:font-size-complex="10pt"/>
    </style:style>
    <style:style style:name="ch4" style:family="chart">
      <style:chart-properties chart:auto-position="true" style:rotation-angle="0"/>
      <style:text-properties fo:font-size="8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text-properties fo:font-size="8pt" style:font-size-asian="10pt" style:font-size-complex="10pt"/>
    </style:style>
    <style:style style:name="ch6" style:family="chart">
      <style:chart-properties chart:auto-position="true" style:rotation-angle="90"/>
      <style:text-properties fo:font-size="8pt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4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4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4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4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4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4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ffffff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049cm" svg:height="15.191cm" xlink:href=".." xlink:type="simple" chart:class="chart:line" chart:style-name="ch1">
        <chart:plot-area chart:style-name="ch2" table:cell-range-address="Sheet1.A1:Sheet1.A17 Sheet1.AG2:Sheet1.AG17 Sheet1.A91:Sheet1.A91 Sheet1.AG92:Sheet1.AG107 Sheet1.A55:Sheet1.A55 Sheet1.AG56:Sheet1.AG71 Sheet1.A73:Sheet1.A73 Sheet1.AG74:Sheet1.AG89 Sheet1.A37:Sheet1.A37 Sheet1.AG38:Sheet1.AG53 Sheet1.A19:Sheet1.A19 Sheet1.AG20:Sheet1.AG35" chart:data-source-has-labels="both" svg:x="1.445cm" svg:y="0.303cm" svg:width="22.124cm" svg:height="13.65cm">
          <chartooo:coordinate-region svg:x="2.331cm" svg:y="0.476cm" svg:width="21.105cm" svg:height="12.936cm"/>
          <chart:axis chart:dimension="x" chart:name="primary-x" chart:style-name="ch3" chartooo:axis-type="auto">
            <chartooo:date-scale/>
            <chart:title svg:x="12.376cm" svg:y="14.256cm" chart:style-name="ch4">
              <text:p>n</text:p>
            </chart:title>
            <chart:categories table:cell-range-address="Sheet1.A2:Sheet1.A17"/>
          </chart:axis>
          <chart:axis chart:dimension="y" chart:name="primary-y" chart:style-name="ch5">
            <chart:title svg:x="0.451cm" svg:y="8.066cm" chart:style-name="ch6">
              <text:p>fib n 240 (ms)</text:p>
            </chart:title>
          </chart:axis>
          <chart:series chart:style-name="ch7" chart:values-cell-range-address="Sheet1.AG2:Sheet1.AG17" chart:label-cell-address="Sheet1.A1:Sheet1.A1" chart:class="chart:line">
            <chart:data-point chart:repeated="16"/>
          </chart:series>
          <chart:series chart:style-name="ch8" chart:values-cell-range-address="Sheet1.AG92:Sheet1.AG107" chart:label-cell-address="Sheet1.A91:Sheet1.A91" chart:class="chart:line">
            <chart:data-point chart:repeated="16"/>
          </chart:series>
          <chart:series chart:style-name="ch9" chart:values-cell-range-address="Sheet1.AG56:Sheet1.AG71" chart:label-cell-address="Sheet1.A55:Sheet1.A55" chart:class="chart:line">
            <chart:data-point chart:repeated="16"/>
          </chart:series>
          <chart:series chart:style-name="ch10" chart:values-cell-range-address="Sheet1.AG74:Sheet1.AG89" chart:label-cell-address="Sheet1.A73:Sheet1.A73" chart:class="chart:line">
            <chart:data-point chart:repeated="16"/>
          </chart:series>
          <chart:series chart:style-name="ch11" chart:values-cell-range-address="Sheet1.AG38:Sheet1.AG53" chart:label-cell-address="Sheet1.A37:Sheet1.A37" chart:class="chart:line">
            <chart:data-point chart:repeated="16"/>
          </chart:series>
          <chart:series chart:style-name="ch12" chart:values-cell-range-address="Sheet1.AG20:Sheet1.AG35" chart:label-cell-address="Sheet1.A19:Sheet1.A19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_serial</text:p>
                <draw:g>
                  <svg:desc>Sheet1.A1:Sheet1.A1</svg:desc>
                </draw:g>
              </table:table-cell>
              <table:table-cell office:value-type="string">
                <text:p>fib_omp_none</text:p>
                <draw:g>
                  <svg:desc>Sheet1.A91:Sheet1.A91</svg:desc>
                </draw:g>
              </table:table-cell>
              <table:table-cell office:value-type="string">
                <text:p>fib_omp_compact</text:p>
                <draw:g>
                  <svg:desc>Sheet1.A55:Sheet1.A55</svg:desc>
                </draw:g>
              </table:table-cell>
              <table:table-cell office:value-type="string">
                <text:p>fib_omp_scatter</text:p>
                <draw:g>
                  <svg:desc>Sheet1.A73:Sheet1.A73</svg:desc>
                </draw:g>
              </table:table-cell>
              <table:table-cell office:value-type="string">
                <text:p>fib_omp_balanced</text:p>
                <draw:g>
                  <svg:desc>Sheet1.A37:Sheet1.A37</svg:desc>
                </draw:g>
              </table:table-cell>
              <table:table-cell office:value-type="string">
                <text:p>fib_cilk</text:p>
                <draw:g>
                  <svg:desc>Sheet1.A19:Sheet1.A19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A2:Sheet1.A17</svg:desc>
                </draw:g>
              </table:table-cell>
              <table:table-cell office:value-type="float" office:value="0.12134">
                <text:p>0.12134</text:p>
                <draw:g>
                  <svg:desc>Sheet1.AG2:Sheet1.AG17</svg:desc>
                </draw:g>
              </table:table-cell>
              <table:table-cell office:value-type="float" office:value="99.854949">
                <text:p>99.854949</text:p>
                <draw:g>
                  <svg:desc>Sheet1.AG92:Sheet1.AG107</svg:desc>
                </draw:g>
              </table:table-cell>
              <table:table-cell office:value-type="float" office:value="16.810511">
                <text:p>16.810511</text:p>
                <draw:g>
                  <svg:desc>Sheet1.AG56:Sheet1.AG71</svg:desc>
                </draw:g>
              </table:table-cell>
              <table:table-cell office:value-type="float" office:value="13.643857">
                <text:p>13.643857</text:p>
                <draw:g>
                  <svg:desc>Sheet1.AG74:Sheet1.AG89</svg:desc>
                </draw:g>
              </table:table-cell>
              <table:table-cell office:value-type="float" office:value="37.031559">
                <text:p>37.031559</text:p>
                <draw:g>
                  <svg:desc>Sheet1.AG38:Sheet1.AG53</svg:desc>
                </draw:g>
              </table:table-cell>
              <table:table-cell office:value-type="float" office:value="7.538226">
                <text:p>7.538226</text:p>
                <draw:g>
                  <svg:desc>Sheet1.AG20:Sheet1.AG35</svg:desc>
                </draw:g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105918">
                <text:p>0.105918</text:p>
              </table:table-cell>
              <table:table-cell office:value-type="float" office:value="38.908326">
                <text:p>38.908326</text:p>
              </table:table-cell>
              <table:table-cell office:value-type="float" office:value="18.509424">
                <text:p>18.509424</text:p>
              </table:table-cell>
              <table:table-cell office:value-type="float" office:value="61.225117">
                <text:p>61.225117</text:p>
              </table:table-cell>
              <table:table-cell office:value-type="float" office:value="75.362341">
                <text:p>75.362341</text:p>
              </table:table-cell>
              <table:table-cell office:value-type="float" office:value="9.526177">
                <text:p>9.526177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170834">
                <text:p>0.170834</text:p>
              </table:table-cell>
              <table:table-cell office:value-type="float" office:value="23.354969">
                <text:p>23.354969</text:p>
              </table:table-cell>
              <table:table-cell office:value-type="float" office:value="46.949846">
                <text:p>46.949846</text:p>
              </table:table-cell>
              <table:table-cell office:value-type="float" office:value="34.253986">
                <text:p>34.253986</text:p>
              </table:table-cell>
              <table:table-cell office:value-type="float" office:value="70.41404">
                <text:p>70.41404</text:p>
              </table:table-cell>
              <table:table-cell office:value-type="float" office:value="25.612504">
                <text:p>25.612504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285655">
                <text:p>0.285655</text:p>
              </table:table-cell>
              <table:table-cell office:value-type="float" office:value="32.400389">
                <text:p>32.400389</text:p>
              </table:table-cell>
              <table:table-cell office:value-type="float" office:value="31.705443">
                <text:p>31.705443</text:p>
              </table:table-cell>
              <table:table-cell office:value-type="float" office:value="85.949374">
                <text:p>85.949374</text:p>
              </table:table-cell>
              <table:table-cell office:value-type="float" office:value="32.846991">
                <text:p>32.846991</text:p>
              </table:table-cell>
              <table:table-cell office:value-type="float" office:value="9.923988">
                <text:p>9.92398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454286">
                <text:p>0.454286</text:p>
              </table:table-cell>
              <table:table-cell office:value-type="float" office:value="141.255197">
                <text:p>141.255197</text:p>
              </table:table-cell>
              <table:table-cell office:value-type="float" office:value="23.226708">
                <text:p>23.226708</text:p>
              </table:table-cell>
              <table:table-cell office:value-type="float" office:value="20.517109">
                <text:p>20.517109</text:p>
              </table:table-cell>
              <table:table-cell office:value-type="float" office:value="37.946148">
                <text:p>37.946148</text:p>
              </table:table-cell>
              <table:table-cell office:value-type="float" office:value="18.615712">
                <text:p>18.615712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.730727">
                <text:p>0.730727</text:p>
              </table:table-cell>
              <table:table-cell office:value-type="float" office:value="65.451304">
                <text:p>65.451304</text:p>
              </table:table-cell>
              <table:table-cell office:value-type="float" office:value="27.355053">
                <text:p>27.355053</text:p>
              </table:table-cell>
              <table:table-cell office:value-type="float" office:value="44.506686">
                <text:p>44.506686</text:p>
              </table:table-cell>
              <table:table-cell office:value-type="float" office:value="69.920603">
                <text:p>69.920603</text:p>
              </table:table-cell>
              <table:table-cell office:value-type="float" office:value="14.646272">
                <text:p>14.64627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1.174956">
                <text:p>1.174956</text:p>
              </table:table-cell>
              <table:table-cell office:value-type="float" office:value="54.197978">
                <text:p>54.197978</text:p>
              </table:table-cell>
              <table:table-cell office:value-type="float" office:value="28.708665">
                <text:p>28.708665</text:p>
              </table:table-cell>
              <table:table-cell office:value-type="float" office:value="38.746953">
                <text:p>38.746953</text:p>
              </table:table-cell>
              <table:table-cell office:value-type="float" office:value="144.309691">
                <text:p>144.309691</text:p>
              </table:table-cell>
              <table:table-cell office:value-type="float" office:value="11.098006">
                <text:p>11.098006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2.121577">
                <text:p>2.121577</text:p>
              </table:table-cell>
              <table:table-cell office:value-type="float" office:value="106.12928">
                <text:p>106.12928</text:p>
              </table:table-cell>
              <table:table-cell office:value-type="float" office:value="30.538919">
                <text:p>30.538919</text:p>
              </table:table-cell>
              <table:table-cell office:value-type="float" office:value="146.65312">
                <text:p>146.65312</text:p>
              </table:table-cell>
              <table:table-cell office:value-type="float" office:value="92.235231">
                <text:p>92.235231</text:p>
              </table:table-cell>
              <table:table-cell office:value-type="float" office:value="10.408179">
                <text:p>10.408179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3.064001">
                <text:p>3.064001</text:p>
              </table:table-cell>
              <table:table-cell office:value-type="float" office:value="140.350576">
                <text:p>140.350576</text:p>
              </table:table-cell>
              <table:table-cell office:value-type="float" office:value="58.724308">
                <text:p>58.724308</text:p>
              </table:table-cell>
              <table:table-cell office:value-type="float" office:value="191.284594">
                <text:p>191.284594</text:p>
              </table:table-cell>
              <table:table-cell office:value-type="float" office:value="220.6888">
                <text:p>220.6888</text:p>
              </table:table-cell>
              <table:table-cell office:value-type="float" office:value="9.012702">
                <text:p>9.012702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3.82154">
                <text:p>3.82154</text:p>
              </table:table-cell>
              <table:table-cell office:value-type="float" office:value="125.072683">
                <text:p>125.072683</text:p>
              </table:table-cell>
              <table:table-cell office:value-type="float" office:value="47.642391">
                <text:p>47.642391</text:p>
              </table:table-cell>
              <table:table-cell office:value-type="float" office:value="49.389455">
                <text:p>49.389455</text:p>
              </table:table-cell>
              <table:table-cell office:value-type="float" office:value="118.393155">
                <text:p>118.393155</text:p>
              </table:table-cell>
              <table:table-cell office:value-type="float" office:value="12.023762">
                <text:p>12.02376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6.120177">
                <text:p>6.120177</text:p>
              </table:table-cell>
              <table:table-cell office:value-type="float" office:value="145.559771">
                <text:p>145.559771</text:p>
              </table:table-cell>
              <table:table-cell office:value-type="float" office:value="63.082929">
                <text:p>63.082929</text:p>
              </table:table-cell>
              <table:table-cell office:value-type="float" office:value="81.46302">
                <text:p>81.46302</text:p>
              </table:table-cell>
              <table:table-cell office:value-type="float" office:value="183.306606">
                <text:p>183.306606</text:p>
              </table:table-cell>
              <table:table-cell office:value-type="float" office:value="11.137219">
                <text:p>11.137219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10.126593">
                <text:p>10.126593</text:p>
              </table:table-cell>
              <table:table-cell office:value-type="float" office:value="146.27689">
                <text:p>146.27689</text:p>
              </table:table-cell>
              <table:table-cell office:value-type="float" office:value="202.488337">
                <text:p>202.488337</text:p>
              </table:table-cell>
              <table:table-cell office:value-type="float" office:value="232.920778">
                <text:p>232.920778</text:p>
              </table:table-cell>
              <table:table-cell office:value-type="float" office:value="194.097446">
                <text:p>194.097446</text:p>
              </table:table-cell>
              <table:table-cell office:value-type="float" office:value="18.390806">
                <text:p>18.390806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15.866507">
                <text:p>15.866507</text:p>
              </table:table-cell>
              <table:table-cell office:value-type="float" office:value="222.179466">
                <text:p>222.179466</text:p>
              </table:table-cell>
              <table:table-cell office:value-type="float" office:value="142.83976">
                <text:p>142.83976</text:p>
              </table:table-cell>
              <table:table-cell office:value-type="float" office:value="162.135376">
                <text:p>162.135376</text:p>
              </table:table-cell>
              <table:table-cell office:value-type="float" office:value="200.420212">
                <text:p>200.420212</text:p>
              </table:table-cell>
              <table:table-cell office:value-type="float" office:value="23.932915">
                <text:p>23.932915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25.309926">
                <text:p>25.309926</text:p>
              </table:table-cell>
              <table:table-cell office:value-type="float" office:value="350.17798">
                <text:p>350.17798</text:p>
              </table:table-cell>
              <table:table-cell office:value-type="float" office:value="223.031924">
                <text:p>223.031924</text:p>
              </table:table-cell>
              <table:table-cell office:value-type="float" office:value="255.225261">
                <text:p>255.225261</text:p>
              </table:table-cell>
              <table:table-cell office:value-type="float" office:value="266.963204">
                <text:p>266.963204</text:p>
              </table:table-cell>
              <table:table-cell office:value-type="float" office:value="35.171041">
                <text:p>35.171041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42.994126">
                <text:p>42.994126</text:p>
              </table:table-cell>
              <table:table-cell office:value-type="float" office:value="481.603466">
                <text:p>481.603466</text:p>
              </table:table-cell>
              <table:table-cell office:value-type="float" office:value="436.117823">
                <text:p>436.117823</text:p>
              </table:table-cell>
              <table:table-cell office:value-type="float" office:value="488.976066">
                <text:p>488.976066</text:p>
              </table:table-cell>
              <table:table-cell office:value-type="float" office:value="506.02024">
                <text:p>506.02024</text:p>
              </table:table-cell>
              <table:table-cell office:value-type="float" office:value="60.97492">
                <text:p>60.9749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73.393584">
                <text:p>73.393584</text:p>
              </table:table-cell>
              <table:table-cell office:value-type="float" office:value="785.715021">
                <text:p>785.715021</text:p>
              </table:table-cell>
              <table:table-cell office:value-type="float" office:value="824.970963">
                <text:p>824.970963</text:p>
              </table:table-cell>
              <table:table-cell office:value-type="float" office:value="794.131146">
                <text:p>794.131146</text:p>
              </table:table-cell>
              <table:table-cell office:value-type="float" office:value="880.047479">
                <text:p>880.047479</text:p>
              </table:table-cell>
              <table:table-cell office:value-type="float" office:value="70.63773">
                <text:p>70.6377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